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Poltavska Oblast(23:54). Red Alert: aerial threat. Sirens sounding. Take cover now!</text:span>
</text:h>
      <text:p text:style-name="P4">
Authors: liveuamap (Language: en)</text:p>
      <text:p text:style-name="P4">
Time: 2023-04-26T-30:56:00</text:p>
      <text:p text:style-name="P4">
Location: Poltavska Oblast (Latitude:49.47705000 Longtitude:33.81866000)</text:p>
      <text:p text:style-name="P4">
Videos: []</text:p>
      <text:p text:style-name="P4">
Images: []</text:p>
      <text:p text:style-name="P4">
Tags: ["Europe", "Central and Eastern Europe"]</text:p>
      <text:p text:style-name="P4">
Id: 22558832</text:p>
      <!--METADATA-->
      <text:p text:style-name="P4">
Poltava(23:54). Red Alert: aerial threat. Sirens sounding. Take covernow!</text:p>
      <text:p text:style-name="P4">
News Collection Link: <text:a xlink:type="simple" xlink:href="https://liveuamap.com/en/2023/26-april-poltavska-oblast2354-red-alert-aeriag" text:style-name="Internet_20_link" text:visited-style-name="Visited_20_Internet_20_Link">
https://liveuamap.com/en/2023/26-april-poltavska-oblast2354-red-alert-aeriag</text:a>
</text:p>
      <text:p text:style-name="P4">
News Source: <text:a xlink:type="simple" xlink:href="https://t.me/suspilnepoltava/10911" text:style-name="Internet_20_link" text:visited-style-name="Visited_20_Internet_20_Link">
https://t.me/suspilnepoltava/10911</text:a>
</text:p>
      <!--NEWS-->
      <text:h text:style-name="P10" text:outline-level="1">
<text:span text:style-name="T4">
Donetsk Oblast(23:53). Red Alert: aerial threat. Sirens sounding. Take cover now!</text:span>
</text:h>
      <text:p text:style-name="P4">
Authors: liveuamap (Language: en)</text:p>
      <text:p text:style-name="P4">
Time: 2023-04-26T-33:54:00</text:p>
      <text:p text:style-name="P4">
Location: Donetsk Oblast (Latitude:48.72675 Longtitude:37.57895)</text:p>
      <text:p text:style-name="P4">
Videos: []</text:p>
      <text:p text:style-name="P4">
Images: []</text:p>
      <text:p text:style-name="P4">
Tags: ["Europe", "Central and Eastern Europe"]</text:p>
      <text:p text:style-name="P4">
Id: 22558830</text:p>
      <!--METADATA-->
      <text:p text:style-name="P4">
Donetsk Oblast(23:53). Red Alert: aerial threat. Sirens sounding. Take covernow!</text:p>
      <text:p text:style-name="P4">
News Collection Link: <text:a xlink:type="simple" xlink:href="https://liveuamap.com/en/2023/26-april-donetsk-oblast2353-red-alert-aerial-g" text:style-name="Internet_20_link" text:visited-style-name="Visited_20_Internet_20_Link">
https://liveuamap.com/en/2023/26-april-donetsk-oblast2353-red-alert-aerial-g</text:a>
</text:p>
      <text:p text:style-name="P4">
News Source: <text:a xlink:type="simple" xlink:href="https://t.me/air_alert_ua/43816" text:style-name="Internet_20_link" text:visited-style-name="Visited_20_Internet_20_Link">
https://t.me/air_alert_ua/43816</text:a>
</text:p>
      <!--NEWS-->
      <text:h text:style-name="P10" text:outline-level="1">
<text:span text:style-name="T4">
Dnipro, Dnipropetrovska Oblast(19:50). Red Alert: aerial threat. Sirens sounding. Take cover ...</text:span>
</text:h>
      <text:p text:style-name="P4">
Authors: liveuamap (Language: en)</text:p>
      <text:p text:style-name="P4">
Time: 2023-04-26T-46:51:00</text:p>
      <text:p text:style-name="P4">
Location: Dnipro (Latitude:48.45861 Longtitude:35.03888)</text:p>
      <text:p text:style-name="P4">
Videos: []</text:p>
      <text:p text:style-name="P4">
Images: []</text:p>
      <text:p text:style-name="P4">
Tags: ["Europe", "Central and Eastern Europe"]</text:p>
      <text:p text:style-name="P4">
Id: 22558808</text:p>
      <!--METADATA-->
      <text:p text:style-name="P4">
Dnipro, Dnipropetrovsk region(19:50). Red Alert: aerial threat. Sirenssounding. Take cover now!</text:p>
      <text:p text:style-name="P4">
News Collection Link: <text:a xlink:type="simple" xlink:href="https://liveuamap.com/en/2023/26-april-dnipro-dnipropetrovska-oblast1950-reg" text:style-name="Internet_20_link" text:visited-style-name="Visited_20_Internet_20_Link">
https://liveuamap.com/en/2023/26-april-dnipro-dnipropetrovska-oblast1950-reg</text:a>
</text:p>
      <text:p text:style-name="P4">
News Source: <text:a xlink:type="simple" xlink:href="https://t.me/suspilnednipro/14768" text:style-name="Internet_20_link" text:visited-style-name="Visited_20_Internet_20_Link">
https://t.me/suspilnednipro/14768</text:a>
</text:p>
      <!--NEWS-->
      <text:h text:style-name="P10" text:outline-level="1">
<text:span text:style-name="T4">
Donetsk Oblast(12:37). Red Alert: aerial threat. Sirens sounding. Take cover now!</text:span>
</text:h>
      <text:p text:style-name="P4">
Authors: liveuamap (Language: en)</text:p>
      <text:p text:style-name="P4">
Time: 2023-04-26T-64:40:00</text:p>
      <text:p text:style-name="P4">
Location: Donetsk Oblast (Latitude:48.7271 Longtitude:37.57755)</text:p>
      <text:p text:style-name="P4">
Videos: []</text:p>
      <text:p text:style-name="P4">
Images: []</text:p>
      <text:p text:style-name="P4">
Tags: ["Europe", "Central and Eastern Europe"]</text:p>
      <text:p text:style-name="P4">
Id: 22558766</text:p>
      <!--METADATA-->
      <text:p text:style-name="P4">
Donetsk Oblast(12:37). Red Alert: aerial threat. Sirens sounding. Take covernow!</text:p>
      <text:p text:style-name="P4">
News Collection Link: <text:a xlink:type="simple" xlink:href="https://liveuamap.com/en/2023/26-april-donetsk-oblast1237-red-alert-aerial-g" text:style-name="Internet_20_link" text:visited-style-name="Visited_20_Internet_20_Link">
https://liveuamap.com/en/2023/26-april-donetsk-oblast1237-red-alert-aerial-g</text:a>
</text:p>
      <text:p text:style-name="P4">
News Source: <text:a xlink:type="simple" xlink:href="https://t.me/air_alert_ua/43781" text:style-name="Internet_20_link" text:visited-style-name="Visited_20_Internet_20_Link">
https://t.me/air_alert_ua/43781</text:a>
</text:p>
      <!--NEWS-->
      <text:h text:style-name="P10" text:outline-level="1">
<text:span text:style-name="T4">
At Kupiansk direction Russian army shelled Topoli, Kamyanka, Krasne Pershe, Fyholivka, Novoml...</text:span>
</text:h>
      <text:p text:style-name="P4">
Authors: liveuamap (Language: en)</text:p>
      <text:p text:style-name="P4">
Time: 2023-04-26T-83:36:00</text:p>
      <text:p text:style-name="P4">
Location: Kupiansk (Latitude:49.63807 Longtitude:37.91159)</text:p>
      <text:p text:style-name="P4">
Videos: []</text:p>
      <text:p text:style-name="P4">
Images: []</text:p>
      <text:p text:style-name="P4">
Tags: ["Russia"]</text:p>
      <text:p text:style-name="P4">
Id: 22558734</text:p>
      <!--METADATA-->
      <text:p text:style-name="P4">
At Kupiansk direction Russian army shelled Topoli, Kamyanka, Krasne Pershe,Fyholivka, Novomlynsk, Dvorichna, Lyman Pershyy, Kupyansk and Kyslivka ofKharkiv region, - General Staff of Armed Forces of Ukraine says in the morningreport</text:p>
      <text:p text:style-name="P4">
News Collection Link: <text:a xlink:type="simple" xlink:href="https://liveuamap.com/en/2023/26-april-at-kupiansk-direction-russian-army-shelled-topoli" text:style-name="Internet_20_link" text:visited-style-name="Visited_20_Internet_20_Link">
https://liveuamap.com/en/2023/26-april-at-kupiansk-direction-russian-army-shelled-topoli</text:a>
</text:p>
      <text:p text:style-name="P4">
News Source: <text:a xlink:type="simple" xlink:href="https://t.me/lumsrc/4598" text:style-name="Internet_20_link" text:visited-style-name="Visited_20_Internet_20_Link">
https://t.me/lumsrc/4598</text:a>
</text:p>
      <!--NEWS-->
      <text:h text:style-name="P10" text:outline-level="1">
<text:span text:style-name="T4">
At Lyman direction Russian army shelled Novoselivske, Nevske, Dibrova, Bilohorivka of Luhansk...</text:span>
</text:h>
      <text:p text:style-name="P4">
Authors: liveuamap (Language: en)</text:p>
      <text:p text:style-name="P4">
Time: 2023-04-26T-85:36:00</text:p>
      <text:p text:style-name="P4">
Location: Donetsk (Latitude:48.77535 Longtitude:38.07276)</text:p>
      <text:p text:style-name="P4">
Videos: []</text:p>
      <text:p text:style-name="P4">
Images: []</text:p>
      <text:p text:style-name="P4">
Tags: ["Russia"]</text:p>
      <text:p text:style-name="P4">
Id: 22558733</text:p>
      <!--METADATA-->
      <text:p text:style-name="P4">
At Lyman direction Russian army shelled Novoselivske, Nevske, Dibrova,Bilohorivka of Luhansk region and Torske, Yampil, Siversk, Verkhnokamyanske,Spirne and Pereyizne of Donetsk region, - General Staff of Armed Forces ofUkraine says in the morning report</text:p>
      <text:p text:style-name="P4">
News Collection Link: <text:a xlink:type="simple" xlink:href="https://liveuamap.com/en/2023/26-april-at-lyman-direction-russian-army-shelled-novoselivske" text:style-name="Internet_20_link" text:visited-style-name="Visited_20_Internet_20_Link">
https://liveuamap.com/en/2023/26-april-at-lyman-direction-russian-army-shelled-novoselivske</text:a>
</text:p>
      <text:p text:style-name="P4">
News Source: <text:a xlink:type="simple" xlink:href="https://t.me/lumsrc/4599" text:style-name="Internet_20_link" text:visited-style-name="Visited_20_Internet_20_Link">
https://t.me/lumsrc/4599</text:a>
</text:p>
      <!--NEWS-->
      <text:h text:style-name="P10" text:outline-level="1">
<text:span text:style-name="T4">
Bakhmut Directio Rusian Army Shelled Vasukivka, Orikhovo-Vasylivka, Markovo, Grigorivka, ...</text:span>
</text:h>
      <text:p text:style-name="P4">
Authors: liveuamap (Language: en)</text:p>
      <text:p text:style-name="P4">
Time: 2023-04-26T-87:36:00</text:p>
      <text:p text:style-name="P4">
Location: Novhorods'ke, Donetsk Oblast (Latitude:48.33526 Longtitude:37.83348)</text:p>
      <text:p text:style-name="P4">
Videos: []</text:p>
      <text:p text:style-name="P4">
Images: []</text:p>
      <text:p text:style-name="P4">
Tags: ["Russia"]</text:p>
      <text:p text:style-name="P4">
Id: 22558732</text:p>
      <!--METADATA-->
      <text:p text:style-name="P4">
At Bakhmut Direction Russian Army Shelled Vasukivka, Orikhovo -Vasylivka, Markove, Hryhorivka, Bakhmut, Ivanivske, Chasiv Yar, BILA HORA, PIVA HRA, PIICHNION Eneral Staff of Armed Forces of Ukraine Says inthe morning report</text:p>
      <text:p text:style-name="P4">
News Collection Link:(https://liveuamap.com/en/2023/26-april-at-bakhmut-direction-russian-army-shelled-vasukivka)</text:p>
      <text:p text:style-name="P4">
News Source: <text:a xlink:type="simple" xlink:href="https://t.me/lumsrc/4600" text:style-name="Internet_20_link" text:visited-style-name="Visited_20_Internet_20_Link">
https://t.me/lumsrc/4600</text:a>
</text:p>
      <!--NEWS-->
      <text:h text:style-name="P10" text:outline-level="1">
<text:span text:style-name="T4">
JS</text:span>
</text:h>
      <text:p text:style-name="P4">
Authors: liveuamap (Language: en)</text:p>
      <text:p text:style-name="P4">
Time: 2023-04-26T-89:36:00</text:p>
      <text:p text:style-name="P4">
Location: Donetsk Oblast (Latitude:48.05674 Longtitude:37.57238)</text:p>
      <text:p text:style-name="P4">
Videos: []</text:p>
      <text:p text:style-name="P4">
Images: []</text:p>
      <text:p text:style-name="P4">
Tags: ["Russia"]</text:p>
      <text:p text:style-name="P4">
Id: 22558731</text:p>
      <!--METADATA-->
      <text:p text:style-name="P4">
At Avdiyivka directions Russian army shelled Novobakhmutivka, Novokalynove,Avdiyivka, Lastochkyne, Stepove, Tonenke, Vodyane, Netaylove, Pervomayske,Karlivka and Nevelske of Donetsk region, - General Staff of Armed Forces ofUkraine says in the morning report</text:p>
      <text:p text:style-name="P4">
News Collection Link: <text:a xlink:type="simple" xlink:href="https://liveuamap.com/en/2023/26-april-at-avdiyivka-directions-russian-army-shelled-novobakhmutivka" text:style-name="Internet_20_link" text:visited-style-name="Visited_20_Internet_20_Link">
https://liveuamap.com/en/2023/26-april-at-avdiyivka-directions-russian-army-shelled-novobakhmutivka</text:a>
</text:p>
      <text:p text:style-name="P4">
News Source: <text:a xlink:type="simple" xlink:href="https://t.me/lumsrc/4601" text:style-name="Internet_20_link" text:visited-style-name="Visited_20_Internet_20_Link">
https://t.me/lumsrc/4601</text:a>
</text:p>
      <!--NEWS-->
      <text:h text:style-name="P10" text:outline-level="1">
<text:span text:style-name="T4">
JSC Marinka Directio Rusian of the Army Shelled Georgiivka, Marinka, Victory, Novomikhailivka An ...</text:span>
</text:h>
      <text:p text:style-name="P4">
Authors: liveuamap (Language: en)</text:p>
      <text:p text:style-name="P4">
Time: 2023-04-26T-91:36:00</text:p>
      <text:p text:style-name="P4">
Location: Donetsk (Latitude:47.86639 Longtitude:37.45754)</text:p>
      <text:p text:style-name="P4">
Videos: []</text:p>
      <text:p text:style-name="P4">
Images: []</text:p>
      <text:p text:style-name="P4">
Tags: ["Russia"]</text:p>
      <text:p text:style-name="P4">
Id: 22558730</text:p>
      <!--METADATA-->
      <text:p text:style-name="P4">
At Maryinka direction Russian army shelled Heorhiyivka, Maryinka, Pobyeda,Novomykhaylivka and Paraskoviyivka of Donetsk region, - General Staff of ArmedForces of Ukraine says in the morning report</text:p>
      <text:p text:style-name="P4">
News Collection Link: <text:a xlink:type="simple" xlink:href="https://liveuamap.com/en/2023/26-april-at-maryinka-direction-russian-army-shelled-heorhiyivka" text:style-name="Internet_20_link" text:visited-style-name="Visited_20_Internet_20_Link">
https://liveuamap.com/en/2023/26-april-at-maryinka-direction-russian-army-shelled-heorhiyivka</text:a>
</text:p>
      <text:p text:style-name="P4">
News Source: <text:a xlink:type="simple" xlink:href="https://t.me/lumsrc/4602" text:style-name="Internet_20_link" text:visited-style-name="Visited_20_Internet_20_Link">
https://t.me/lumsrc/4602</text:a>
</text:p>
      <!--NEWS-->
      <text:h text:style-name="P10" text:outline-level="1">
<text:span text:style-name="T4">
JSC Shaktarske Directio Rusian of the Army Shelled Kalledar, Yegorivka, Pavlivka, Wondering, New ...</text:span>
</text:h>
      <text:p text:style-name="P4">
Authors: liveuamap (Language: en)</text:p>
      <text:p text:style-name="P4">
Time: 2023-04-26T-93:36:00</text:p>
      <text:p text:style-name="P4">
Location: Vuhledar (Latitude:47.83413 Longtitude:36.84128)</text:p>
      <text:p text:style-name="P4">
Videos: []</text:p>
      <text:p text:style-name="P4">
Images: []</text:p>
      <text:p text:style-name="P4">
Tags: ["Russia"]</text:p>
      <text:p text:style-name="P4">
Id: 22558724</text:p>
      <!--METADATA-->
      <text:p text:style-name="P4">
At Shaktarske Direction Russian Army Shelled Vuhledar, Yehorivka, Pavlivka, Prechystivka, Novoukrayinka, Zolota Nyva, Novomayorske, Shakhtarskeke, Shakhtraskekke K Region, - General Staff of Armed Forces ofukraine Says in the Morning Report</text:p>
      <text:p text:style-name="P4">
News Collection Link:(https://liveuamap.com/en/2023/26-april-at-shaktarske-direction-russian-army-shelled-vuhledar)</text:p>
      <text:p text:style-name="P4">
News Source: <text:a xlink:type="simple" xlink:href="https://t.me/lumsrc/4603" text:style-name="Internet_20_link" text:visited-style-name="Visited_20_Internet_20_Link">
https://t.me/lumsrc/4603</text:a>
</text:p>
      <!--NEWS-->
      <text:h text:style-name="P10" text:outline-level="1">
<text:span text:style-name="T4">
President Zelensky:I had a long and meaningful phone call with  President Xi Jinping. I belie...</text:span>
</text:h>
      <text:p text:style-name="P4">
Authors: liveuamap (Language: en)</text:p>
      <text:p text:style-name="P4">
Time: 2023-04-26T08:21:00</text:p>
      <text:p text:style-name="P4">
Location: Kyiv, Kyiv city (Latitude:50.44426 Longtitude:30.52914)</text:p>
      <text:p text:style-name="P4">
Videos: []</text:p>
      <text:p text:style-name="P4">
Images: []</text:p>
      <text:p text:style-name="P4">
Tags: []</text:p>
      <text:p text:style-name="P4">
Id: 22558826</text:p>
      <!--METADATA-->
      <text:p text:style-name="P4">
None</text:p>
      <text:p text:style-name="P4">
News Collection Link: <text:a xlink:type="simple" xlink:href="https://liveuamap.com/en/2023/26-april-president-zelenskyi-had-a-long-and-meaningful-phone" text:style-name="Internet_20_link" text:visited-style-name="Visited_20_Internet_20_Link">
https://liveuamap.com/en/2023/26-april-president-zelenskyi-had-a-long-and-meaningful-phone</text:a>
</text:p>
      <text:p text:style-name="P4">
News Source: <text:a xlink:type="simple" xlink:href="https://liveuamap.com/en/2023/26-april-president-zelenskyi-had-a-long-and-meaningful-phone" text:style-name="Internet_20_link" text:visited-style-name="Visited_20_Internet_20_Link">
https://liveuamap.com/en/2023/26-april-president-zelenskyi-had-a-long-and-meaningful-phone</text:a>
</text:p>
      <!--NEWS-->
      <text:h text:style-name="P10" text:outline-level="1">
<text:span text:style-name="T4">
Zaporizka Oblast(23:54). Red Alert: aerial threat. Sirens sounding. Take cover now!</text:span>
</text:h>
      <text:p text:style-name="P4">
Authors: liveuamap (Language: en)</text:p>
      <text:p text:style-name="P4">
Time: 2023-04-26T17:54:00</text:p>
      <text:p text:style-name="P4">
Location: Zaporizka Oblast (Latitude:47.612021 Longtitude:35.765261)</text:p>
      <text:p text:style-name="P4">
Videos: []</text:p>
      <text:p text:style-name="P4">
Images: []</text:p>
      <text:p text:style-name="P4">
Tags: ["Europe", "Central and Eastern Europe"]</text:p>
      <text:p text:style-name="P4">
Id: 22558831</text:p>
      <!--METADATA-->
      <text:p text:style-name="P4">
Zaporizhzhia region(23:54). Red Alert: aerial threat. Sirens sounding. Take covernow!</text:p>
      <text:p text:style-name="P4">
News Collection Link: <text:a xlink:type="simple" xlink:href="https://liveuamap.com/en/2023/26-april-zaporizka-oblast2354-red-alert-aeriag" text:style-name="Internet_20_link" text:visited-style-name="Visited_20_Internet_20_Link">
https://liveuamap.com/en/2023/26-april-zaporizka-oblast2354-red-alert-aeriag</text:a>
</text:p>
      <text:p text:style-name="P4">
News Source: <text:a xlink:type="simple" xlink:href="https://t.me/suspilnezaporizhzhya/12399" text:style-name="Internet_20_link" text:visited-style-name="Visited_20_Internet_20_Link">
https://t.me/suspilnezaporizhzhya/12399</text:a>
</text:p>
      <!--NEWS-->
      <text:h text:style-name="P10" text:outline-level="1">
<text:span text:style-name="T4">
Dnipro, Dnipropetrovsk region, Kharkiv, Kharkiv region (23:56). Red Alrt: Aerial Tchretate. ...</text:span>
</text:h>
      <text:p text:style-name="P4">
Authors: liveuamap (Language: en)</text:p>
      <text:p text:style-name="P4">
Time: 2023-04-26T17:56:00</text:p>
      <text:p text:style-name="P4">
Location: Dnipro (Latitude:48.45992 Longtitude:35.03928)</text:p>
      <text:p text:style-name="P4">
Videos: []</text:p>
      <text:p text:style-name="P4">
Images: []</text:p>
      <text:p text:style-name="P4">
Tags: ["Europe", "Central and Eastern Europe"]</text:p>
      <text:p text:style-name="P4">
Id: 22558833</text:p>
      <!--METADATA-->
      <text:p text:style-name="P4">
Dnipro, Dnipropetrovsk region, Kharkiv, Kharkiv region(23:56). Red Alert:aerial threat. Sirens sounding. Take cover now!</text:p>
      <text:p text:style-name="P4">
News Collection Link: <text:a xlink:type="simple" xlink:href="https://liveuamap.com/en/2023/26-april-dnipro-dnipropetrovska-oblast-kharkig" text:style-name="Internet_20_link" text:visited-style-name="Visited_20_Internet_20_Link">
https://liveuamap.com/en/2023/26-april-dnipro-dnipropetrovska-oblast-kharkig</text:a>
</text:p>
      <text:p text:style-name="P4">
News Source: <text:a xlink:type="simple" xlink:href="https://t.me/air_alert_ua/43820" text:style-name="Internet_20_link" text:visited-style-name="Visited_20_Internet_20_Link">
https://t.me/air_alert_ua/43820</text:a>
</text:p>
      <!--NEWS-->
      <text:h text:style-name="P10" text:outline-level="1">
<text:span text:style-name="T4">
Kherson, Kherson region, Mykolaiv, Mykolaiv region (00:01). Red Alrt: Aerial Tchretate. WITH...</text:span>
</text:h>
      <text:p text:style-name="P4">
Authors: liveuamap (Language: en)</text:p>
      <text:p text:style-name="P4">
Time: 2023-04-26T18:03:00</text:p>
      <text:p text:style-name="P4">
Location: Kherson (Latitude:46.65581000 Longtitude:32.61780000)</text:p>
      <text:p text:style-name="P4">
Videos: []</text:p>
      <text:p text:style-name="P4">
Images: []</text:p>
      <text:p text:style-name="P4">
Tags: ["Europe", "Central and Eastern Europe"]</text:p>
      <text:p text:style-name="P4">
Id: 22558834</text:p>
      <!--METADATA-->
      <text:p text:style-name="P4">
Kherson, Kherson region, Mykolaiv, Mykolaiv region(00:01). Red Alert:aerial threat. Sirens sounding. Take cover now!</text:p>
      <text:p text:style-name="P4">
News Collection Link: <text:a xlink:type="simple" xlink:href="https://liveuamap.com/en/2023/26-april-kherson-khersonska-oblast-mykolaiv-mg" text:style-name="Internet_20_link" text:visited-style-name="Visited_20_Internet_20_Link">
https://liveuamap.com/en/2023/26-april-kherson-khersonska-oblast-mykolaiv-mg</text:a>
</text:p>
      <text:p text:style-name="P4">
News Source: <text:a xlink:type="simple" xlink:href="https://t.me/air_alert_ua/43822" text:style-name="Internet_20_link" text:visited-style-name="Visited_20_Internet_20_Link">
https://t.me/air_alert_ua/43822</text:a>
</text:p>
      <!--NEWS-->
      <text:h text:style-name="P10" text:outline-level="1">
<text:span text:style-name="T4">
1 person killed, 15 wounded as result of Russian missile strikes in Mykolaiv</text:span>
</text:h>
      <text:p text:style-name="P4">
Authors: liveuamap (Language: en)</text:p>
      <text:p text:style-name="P4">
Time: 2023-04-26T20:11:00</text:p>
      <text:p text:style-name="P4">
Location: Mykolaiv, Mykolaivs'ka oblast (Latitude:46.97135 Longtitude:31.9915)</text:p>
      <text:p text:style-name="P4">
Videos: []</text:p>
      <text:p text:style-name="P4">
Images: []</text:p>
      <text:p text:style-name="P4">
Tags: []</text:p>
      <text:p text:style-name="P4">
Id: 22558840</text:p>
      <!--METADATA-->
      <text:p text:style-name="P4">
1 person killed, 15 wounded as result of Russian missile strikes in Mykolaiv</text:p>
      <text:p text:style-name="P4">
News Collection Link: <text:a xlink:type="simple" xlink:href="https://liveuamap.com/en/2023/27-april-1-person-killed-15-wounded-as-result-of-russian" text:style-name="Internet_20_link" text:visited-style-name="Visited_20_Internet_20_Link">
https://liveuamap.com/en/2023/27-april-1-person-killed-15-wounded-as-result-of-russian</text:a>
</text:p>
      <text:p text:style-name="P4">
News Source: <text:a xlink:type="simple" xlink:href="https://t.me/hromadske_ua/32011" text:style-name="Internet_20_link" text:visited-style-name="Visited_20_Internet_20_Link">
https://t.me/hromadske_ua/32011</text:a>
</text:p>
      <!--NEWS-->
      <text:h text:style-name="P10" text:outline-level="1">
<text:span text:style-name="T4">
Sumska Oblast(02:53). Red Alert: aerial threat. Sirens sounding. Take cover now!</text:span>
</text:h>
      <text:p text:style-name="P4">
Authors: liveuamap (Language: en)</text:p>
      <text:p text:style-name="P4">
Time: 2023-04-26T20:53:00</text:p>
      <text:p text:style-name="P4">
Location: Sumska Oblast (Latitude:50.9988 Longtitude:33.99975)</text:p>
      <text:p text:style-name="P4">
Videos: []</text:p>
      <text:p text:style-name="P4">
Images: []</text:p>
      <text:p text:style-name="P4">
Tags: ["Europe", "Central and Eastern Europe"]</text:p>
      <text:p text:style-name="P4">
Id: 22558836</text:p>
      <!--METADATA-->
      <text:p text:style-name="P4">
Sumy region(02:53). Red Alert: aerial threat. Sirens sounding. Take covernow!</text:p>
      <text:p text:style-name="P4">
News Collection Link: <text:a xlink:type="simple" xlink:href="https://liveuamap.com/en/2023/27-april-sumska-oblast0253-red-alert-aerial-tg" text:style-name="Internet_20_link" text:visited-style-name="Visited_20_Internet_20_Link">
https://liveuamap.com/en/2023/27-april-sumska-oblast0253-red-alert-aerial-tg</text:a>
</text:p>
      <text:p text:style-name="P4">
News Source: <text:a xlink:type="simple" xlink:href="https://t.me/air_alert_ua/43830" text:style-name="Internet_20_link" text:visited-style-name="Visited_20_Internet_20_Link">
https://t.me/air_alert_ua/43830</text:a>
</text:p>
      <!--NEWS-->
      <text:h text:style-name="P10" text:outline-level="1">
<text:span text:style-name="T4">
Chernihivska Oblast(02:53). Red Alert: aerial threat. Sirens sounding. Take cover now!</text:span>
</text:h>
      <text:p text:style-name="P4">
Authors: liveuamap (Language: en)</text:p>
      <text:p text:style-name="P4">
Time: 2023-04-26T20:54:00</text:p>
      <text:p text:style-name="P4">
Location: Chernihivska Oblast (Latitude:51.33264 Longtitude:32.00043)</text:p>
      <text:p text:style-name="P4">
Videos: []</text:p>
      <text:p text:style-name="P4">
Images: []</text:p>
      <text:p text:style-name="P4">
Tags: ["Europe", "Central and Eastern Europe"]</text:p>
      <text:p text:style-name="P4">
Id: 22558837</text:p>
      <!--METADATA-->
      <text:p text:style-name="P4">
Chernihiv region(02:53). Red Alert: aerial threat. Sirens sounding. Takecover now!</text:p>
      <text:p text:style-name="P4">
News Collection Link: <text:a xlink:type="simple" xlink:href="https://liveuamap.com/en/2023/27-april-chernihivska-oblast0253-red-alert-aeg" text:style-name="Internet_20_link" text:visited-style-name="Visited_20_Internet_20_Link">
https://liveuamap.com/en/2023/27-april-chernihivska-oblast0253-red-alert-aeg</text:a>
</text:p>
      <text:p text:style-name="P4">
News Source: <text:a xlink:type="simple" xlink:href="https://t.me/suspilnechernihiv/17962" text:style-name="Internet_20_link" text:visited-style-name="Visited_20_Internet_20_Link">
https://t.me/suspilnechernihiv/17962</text:a>
</text:p>
      <!--NEWS-->
      <text:h text:style-name="P10" text:outline-level="1">
<text:span text:style-name="T4">
The occupiers doubled the number of rocket carriers in the Black Sea - OK "South"</text:span>
</text:h>
      <text:p text:style-name="P4">
Author: ['АРМІЯINFORM']</text:p>
      <text:p text:style-name="P4">
Time: 2023-04-26T34:00:00-04:00</text:p>
      <text:p text:style-name="P4">
Description: Rosia Airborne Forces ZBILSHIL KILKIST RAKTONOSIV on the Boyal Cherguvanni in Chorny Morі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5_tn.jpg" text:style-name="Internet_20_link" text:visited-style-name="Visited_20_Internet_20_Link">
55_tn.jpg</text:a>
']</text:p>
      <text:p text:style-name="P4">
Tags: ['STOPRUSSIA', 'АГРЕСІЯ РФ', 'ВТОРГНЕННЯ РФ']</text:p>
      <text:p text:style-name="P4">
Category: News</text:p>
      <!--METADATA-->
      <text:p text:style-name="P4">
<draw:frame draw:style-name="fr1" draw:name="Image2" text:anchor-type="as-char" svg:width="6.9236in" svg:height="5.1927in" draw:z-index="0">
<draw:image xlink:href="../Images/AРМІЯINFORM/2023-04-26T34-00-00-04-00/55_tn.jpg" xlink:type="simple" xlink:show="embed" xlink:actuate="onLoad" draw:mime-type="image/jpeg"/>
</draw:frame>
Photo illustrative</text:p>
      <text:p text:style-name="P4">
Russia has doubled the number of rocket launchers on the martial order in the marriage, their potential volley is 24 rockets.</text:p>
      <text:p text:style-name="P4">
About it <text:a xlink:type="simple" xlink:href="https://www.facebook.com/OperationalCommandSouth/posts/pfbid02jjfNgWDKpiYSkTUc7Wgq7NYst8xq8jCXpKr4tEUQKuNQgtvDip2x3QTNiuEL1cy5l" text:style-name="Internet_20_link" text:visited-style-name="Visited_20_Internet_20_Link">
reports</text:a>
Operational Command "South".</text:p>
      <ul>
        <li>
Currently, on combat alternation of 2 surfaces and 2 submarine rocket launchers, the total volley of "calibers" can reach 24. The level of rocket threat is very high, - the message reads.</li>
      </ul>
      <text:p text:style-name="P4">
In general, the ship grouping of the Russian Federation in the Black Sea, according to the command, will now be 13 ships.</text:p>
      <text:p text:style-name="P4">
News Source: <text:a xlink:type="simple" xlink:href="https://armyinform.com.ua/2023/04/26/okupanty-podvoyily-kilkist-raketonosiyiv-u-chornomu-mori-ok-pivden/" text:style-name="Internet_20_link" text:visited-style-name="Visited_20_Internet_20_Link">
https://armyinform.com.ua/2023/04/26/okupanty-podvoyily-kilkist-raketonosiyiv-u-chornomu-mori-ok-pivden/</text:a>
</text:p>
      <!--NEWS-->
      <text:h text:style-name="P10" text:outline-level="1">
<text:span text:style-name="T4">
Baltic countries and Poland are clearly aware of the threat that Russia continues</text:span>
</text:h>
      <text:p text:style-name="P4">
Author: ['АРМІЯINFORM']</text:p>
      <text:p text:style-name="P4">
Time: 2023-04-26T35:00:00-04:00</text:p>
      <text:p text:style-name="P4">
Description: The head of the Supreme Comix for Ukrainian, the Ukrainian Ukrainian, is up to єs єsannn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504-klimp.jpeg" text:style-name="Internet_20_link" text:visited-style-name="Visited_20_Internet_20_Link">
2504-klimp.jpeg</text:a>
']</text:p>
      <text:p text:style-name="P4">
Tags: ['STOPRUSSIA', 'АГРЕСІЯ РФ', 'СВІТ ПІДТРИМУЄ УКРАЇНУ']</text:p>
      <text:p text:style-name="P4">
Category: News</text:p>
      <!--METADATA-->
      <text:p text:style-name="P4">
<draw:frame draw:style-name="fr1" draw:name="Image3" text:anchor-type="as-char" svg:width="6.9236in" svg:height="6.765733in" draw:z-index="0">
<draw:image xlink:href="../Images/AРМІЯINFORM/2023-04-26T35-00-00-04-00/2504-klimp.jpeg" xlink:type="simple" xlink:show="embed" xlink:actuate="onLoad" draw:mime-type="image/jpeg"/>
</draw:frame>
The Chairman of the Verkhovna Rada of Ukraine Committee on Integration of Ukraine to Esovna Klimpush-Tsintsadze at the invitation of the Chairman of the Committee on European Stock Parliament, Latvia made a working visit to Riga.</text:p>
      <text:p text:style-name="P4">
About it <text:a xlink:type="simple" xlink:href="https://www.rada.gov.ua/news/razom/235694.html" text:style-name="Internet_20_link" text:visited-style-name="Visited_20_Internet_20_Link">
reports</text:a>
The press service of the Verkhovna Rada of Ukraine.</text:p>
      <text:p text:style-name="P4">
"In Riga, watches have verified the meeting of committees in European affairs and inquiries of European integration of Member States and Candidate countries regarding foreign policy, regarding further integration opportunities for candidate countries, including Ukraine and Moldova and Georgia plans,"-said Klimpushi.</text:p>
      <text:p text:style-name="P4">
She stated that it was a frank conversation between friends regarding the challenges of the more necessary steps to maintain the unity of the free world in support of Ukraine both in the war against Russia, and to open negotiations on ESUGE membership in 2023. It was about further steps within the European perspective of Ukraine, and a joint -acting to achieve the results in promoting the Ambitions on Ukraine's membership in NATO at the Vilnius Summit, in July this year.</text:p>
      <text:p text:style-name="P4">
“Our friends from the Baltic countries and Poland are clearly aware of the threat that Russia prejudice, clearly understands that the effective repeling of this release requires a jointly and a clear vision of the future. They are ready to do this work at the European and Euro -Atlantic level, ”the committee chairman said on the results of the meeting.</text:p>
      <text:p text:style-name="P4">
According to her, the European partners of Ukraine agree that NATO needs to develop a clear understanding when Ukraine can become a member of these communities.</text:p>
      <text:p text:style-name="P4">
"Since the expansion of the space of freedom, security and peace with these alliances has proven its ability to guarantee stability on the European continent over decades," Ivanna Klimpush-Tsintsadze said. The politician noted that Ukraine's friends are looking for opportunities, formats, tools and mechanisms, which to help Ukraine as effectively and quickly as possible in solving the quietness that are priorities today.</text:p>
      <text:p text:style-name="P4">
Ivanna Klimpush-Tsintsadze also visited the Latvian community, which for the whole of Ukraine is an example of effective energy management.</text:p>
      <text:p text:style-name="P4">
News Source: <text:a xlink:type="simple" xlink:href="https://armyinform.com.ua/2023/04/26/baltijski-krayiny-i-polshhi-chitko-usvidomlyuyut-zagrozu-yaku-prodovzhuye-nesty-rosiya/" text:style-name="Internet_20_link" text:visited-style-name="Visited_20_Internet_20_Link">
https://armyinform.com.ua/2023/04/26/baltijski-krayiny-i-polshhi-chitko-usvidomlyuyut-zagrozu-yaku-prodovzhuye-nesty-rosiya/</text:a>
</text:p>
      <!--NEWS-->
      <text:h text:style-name="P10" text:outline-level="1">
<text:span text:style-name="T4">
Japan is ready to enter the Supervisory Board of the Center for Humanitarian Demining Ukraine</text:span>
</text:h>
      <text:p text:style-name="P4">
Author: ['АРМІЯINFORM']</text:p>
      <text:p text:style-name="P4">
Time: 2023-04-26T36:00:00-04:00</text:p>
      <text:p text:style-name="P4">
Description: Japanese is ready for Pidritrimati Humannita in Ukrainian, that is possible ... The war with Ukraine 2022, the war with Ukraine is the latest news today, News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img_8578.jpg" text:style-name="Internet_20_link" text:visited-style-name="Visited_20_Internet_20_Link">
img_8578.jpg</text:a>
']</text:p>
      <text:p text:style-name="P4">
Tags: ['STOPRUSSIA', 'АГРЕСІЯ РФ', 'ГУМАНІТАРНЕ РОЗМІНУВАННЯ', 'СВІТ ПІДТРИМУЄ УКРАЇНУ', 'ЯПОНІЯ']</text:p>
      <text:p text:style-name="P4">
Category: News</text:p>
      <!--METADATA-->
      <text:p text:style-name="P4">
<draw:frame draw:style-name="fr1" draw:name="Image4" text:anchor-type="as-char" svg:width="6.9236in" svg:height="5.1927in" draw:z-index="0">
<draw:image xlink:href="../Images/AРМІЯINFORM/2023-04-26T36-00-00-04-00/img_8578.jpg" xlink:type="simple" xlink:show="embed" xlink:actuate="onLoad" draw:mime-type="image/jpeg"/>
</draw:frame>
Illustrative photo</text:p>
      <text:p text:style-name="P4">
Japan is ready to support humanitarian demining in Ukraine and to consider the possibility of delegating to the supervisory board of the Humanitarian Demand Center. About it, as <text:a xlink:type="simple" xlink:href="https://www.kmu.gov.ua/news/minekonomiky-iaponiia-hotova-uviity-do-nahliadovoi-rady-tsentru-humanitarnoho-rozminuvannia" text:style-name="Internet_20_link" text:visited-style-name="Visited_20_Internet_20_Link">
reports</text:a>
The Government Portal was discussed during the meeting of the First Viceremer-Minister of Ukraine-Ministers of Ukraine Yulia Sviridenko with Japan Ambassador to Ukraine Matsuda Kuninor.</text:p>
      <text:p text:style-name="P4">
“The Humanitarian Demand Center has been established in Ukraine. It will coordinate all participants in this process, attract funding and determine the priority of certain territories. In order for this process to be maximally transparent, we plan to create a supervisory board, which included the Brip representers of the Great Seven countries(G7)and other interested international organizations. We are interested in entering representatives of countries that have a work in this market, ”Yulia Sviridenko said.</text:p>
      <text:p text:style-name="P4">
In turn, the Japan Ambassador to Ukraine supported such government initiatives and declared a willingness to assist in the humanitarian demining process.</text:p>
      <text:p text:style-name="P4">
“Japan understands that humanitarian demining in Ukraine is a thorough -conscious project. Almost 29% of Ukrainian land can be replaced. Japan has experience in humanitarian demining for a long time by third countries, in particular with Cambodge. We can help Ukraine as a training of specialists and the provision of the necessary equipment. We have been ready to work with the Government of Ukraine for many years, so rest confident in Japan's sincere support, ”Matzuda Kuninor assured.</text:p>
      <text:p text:style-name="P4">
According to Japan Ambassador, his country supports the idea of creating a habitation center in Ukraine. Japan is ready to send your representative and help attract candidates from other countries to the supervisory raditoritorial of humanitarian demining. This country is also ready to coordinate with humanitarian demining with other countries.</text:p>
      <text:p text:style-name="P4">
“We are ready to provide our financial and technical assistance. We are ready to share your experience. As a representative of the state who is now presiding in the G7, I perceive it seriously and congratulate what Ukraine is doing, and I pledge to mobilize stable international support in this area, ”Matzuda Kuninor said.</text:p>
      <text:p text:style-name="P4">
During the meeting, the issue of the beginning of Ukraine's negotiations was raised to the Transstikoochean Partnership(CPTPP)this year.</text:p>
      <text:p text:style-name="P4">
News Source: <text:a xlink:type="simple" xlink:href="https://armyinform.com.ua/2023/04/26/yaponiya-gotova-uvijty-do-naglyadovoyi-rady-czentru-gumanitarnogo-rozminuvannya-ukrayiny/" text:style-name="Internet_20_link" text:visited-style-name="Visited_20_Internet_20_Link">
https://armyinform.com.ua/2023/04/26/yaponiya-gotova-uvijty-do-naglyadovoyi-rady-czentru-gumanitarnogo-rozminuvannya-ukrayiny/</text:a>
</text:p>
      <!--NEWS-->
      <text:h text:style-name="P10" text:outline-level="1">
<text:span text:style-name="T4">
General Staff showed the combat work of one of the brigades</text:span>
</text:h>
      <text:p text:style-name="P4">
Author: ['АРМІЯINFORM']</text:p>
      <text:p text:style-name="P4">
Time: 2023-04-26T37:00:00-04:00</text:p>
      <text:p text:style-name="P4">
Description: Inclusions, the operator of the UAV is not the lice of the Viyavit of the Vorog, but the sample of the yogo "vidprasyuvat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ТОРГНЕННЯ РФ', 'ГШ ЗСУ']</text:p>
      <text:p text:style-name="P4">
Category: News</text:p>
      <!--METADATA-->
      <text:p text:style-name="P4">
A skilled UAV operator can not only detect the enemy, but also on his own "work out".</text:p>
      <text:p text:style-name="P4">
The combat work of the soldiers of a separate presidential brigade named after Hetman Bogdanakhmelnitsky.</text:p>
      <text:p text:style-name="P4">
News Source: <text:a xlink:type="simple" xlink:href="https://armyinform.com.ua/2023/04/26/genshtab-pokazav-bojovu-robotu-odniyeyi-z-brygad/" text:style-name="Internet_20_link" text:visited-style-name="Visited_20_Internet_20_Link">
https://armyinform.com.ua/2023/04/26/genshtab-pokazav-bojovu-robotu-odniyeyi-z-brygad/</text:a>
</text:p>
      <!--NEWS-->
      <text:h text:style-name="P10" text:outline-level="1">
<text:span text:style-name="T4">
We continue to fulfill our promises for ammunition and missiles for Ukraine - Josep Borrel</text:span>
</text:h>
      <text:p text:style-name="P4">
Author: ['АРМІЯINFORM']</text:p>
      <text:p text:style-name="P4">
Time: 2023-04-26T38:00:00-04:00</text:p>
      <text:p text:style-name="P4">
Description: “Є aggressor, Yaki, having destroyed the UN Statute I invaded the INNSHU of the Country, I was the victim of the surge .... the war with Ukraine 2022, the war with Ukraine is the latest news today, the news with Ukraine 2022 is the last for today, will there be a war between Ukraine and there will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343407754_247307621088006_8440601454590596928_n.jpg" text:style-name="Internet_20_link" text:visited-style-name="Visited_20_Internet_20_Link">
343407754_247307621088006_8440601454590596928_n.jpg</text:a>
']</text:p>
      <text:p text:style-name="P4">
Tags: ['STOPRUSSIA', 'АГРЕСІЯ РФ', 'ВТОРГНЕННЯ РФ', 'СВІТ ПІДТРИМУЄ УКРАЇНУ']</text:p>
      <text:p text:style-name="P4">
Category: News</text:p>
      <!--METADATA-->
      <text:p text:style-name="P4">
<draw:frame draw:style-name="fr1" draw:name="Image5" text:anchor-type="as-char" svg:width="6.9236in" svg:height="4.612849in" draw:z-index="0">
<draw:image xlink:href="../Images/AРМІЯINFORM/2023-04-26T38-00-00-04-00/343407754_247307621088006_8440601454590596928_n.jpg" xlink:type="simple" xlink:show="embed" xlink:actuate="onLoad" draw:mime-type="image/jpeg"/>
</draw:frame>
“There is an aggressor that violated the UN Statute and invaded another country, and there is a victim of this aggression. It is impossible to put on one level of the aggressor and the one who has undergone aggression. Russia does not want to stop the invasion, and Ukraine must continue to defend. Orthodox we support Ukraine, now including tanks, air defense and even glasses. I can assess that more than 13 billion euros of military support have been given to Ukraine by the European Union and Member States. We continue to fulfill our promises for artillery ammunition and missiles for the amount There was an exchange of views on Russian aggression against Ukraine and discussing the EU action plan on the geopolitical consequences of the Russian aggressive war.</text:p>
      <text:p text:style-name="P4">
The high representative of the EU on Foreign Affairs and Security Policy - the Vice presidential commission of Josep Borrel emphasized that the EU and its Member States have already contributed to the provision of more than 13 billion euros of military support. Vinto and informed the EU Foreign Ministers about Ukraine's military support in the context of a three -component plan for the granting of artillery ammunition to Ukraine from existing reserves or jointly purchased.</text:p>
      <text:p text:style-name="P4">
The EU has now achieved the first goal, adopting an event of assistance within the European Fund of Peace worth 1 billion euros, designed to satisfy the most vaginal needs of Ukraine. EU Member States also complete work on the second direction for promoting joint procurement. Finally, the European commission will soon be presented with specific proposals on how to increase European defense production potential in the third direction.</text:p>
      <text:p text:style-name="P4">
EU Foreign Ministers also informed about the activities of EU mission assistance in support of Ukraine(EUMAM Ukraine)which has already performed the initial goal, having prepared more than 16,000 Ukrainian military. By the end of 2023, the EU plans to train 30,000 soldiers.</text:p>
      <text:p text:style-name="P4">
The Foreign Affairs Council also discussed the implementation of the EU action plan on the geopolitical consequences of Russian aggression.<text:span text:style-name="T4">
 Source: </text:span>
 <text:a xlink:type="simple" xlink:href="https://www.facebook.com/GeneralStaff.ua/posts/pfbid0FKMav6Y9DRny6rGtrdaFBv7DX7dMvbMfdijvt7iQnk8RV4XJwErx26kyfCYS5Fial" text:style-name="Internet_20_link" text:visited-style-name="Visited_20_Internet_20_Link">
<text:span text:style-name="T5">
gshzu</text:span>
</text:a>
</text:p>
      <text:p text:style-name="P4">
News Source: <text:a xlink:type="simple" xlink:href="https://armyinform.com.ua/2023/04/26/my-prodovzhuyemo-vykonuvaty-nashi-obiczyanky-shhodo-boyeprypasiv-i-raket-dlya-ukrayiny-zhozep-borrel/" text:style-name="Internet_20_link" text:visited-style-name="Visited_20_Internet_20_Link">
https://armyinform.com.ua/2023/04/26/my-prodovzhuyemo-vykonuvaty-nashi-obiczyanky-shhodo-boyeprypasiv-i-raket-dlya-ukrayiny-zhozep-borrel/</text:a>
</text:p>
      <!--NEWS-->
      <text:h text:style-name="P10" text:outline-level="1">
<text:span text:style-name="T4">
Reduced in the Army of Recovery Ukrainians have already earned 100 million UAH</text:span>
</text:h>
      <text:p text:style-name="P4">
Author: ['АРМІЯINFORM']</text:p>
      <text:p text:style-name="P4">
Time: 2023-04-26T39:00:00-04:00</text:p>
      <text:p text:style-name="P4">
Description: Great, before the “Army Vidnnnia”, 15.7 Tysyachs of the Beleless Ukrainians were born 100 ... War with Ukraine 2022, War with Ukraine Latest News today, News War with Ukraine 2022 are the last for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image-3.jpg" text:style-name="Internet_20_link" text:visited-style-name="Visited_20_Internet_20_Link">
image-3.jpg</text:a>
']</text:p>
      <text:p text:style-name="P4">
Tags: ['АГРЕСІЯ РФ', 'УКРАЇНСЬКИЙ НАРОД НЕПЕРЕМОЖНИЙ']</text:p>
      <text:p text:style-name="P4">
Category: News</text:p>
      <!--METADATA-->
      <text:p text:style-name="P4">
<draw:frame draw:style-name="fr1" draw:name="Image6" text:anchor-type="as-char" svg:width="6.9236in" svg:height="6.9236in" draw:z-index="0">
<draw:image xlink:href="../Images/AРМІЯINFORM/2023-04-26T39-00-00-04-00/image-3.jpg" xlink:type="simple" xlink:show="embed" xlink:actuate="onLoad" draw:mime-type="image/jpeg"/>
</draw:frame>
Reduced in the "Army of Restoration" project, 15.7 thousand unemployed Ukrainians have made 100 million UAH for the performance of socially useful works.</text:p>
      <text:p text:style-name="P4">
About it <text:a xlink:type="simple" xlink:href="https://www.me.gov.ua/News/Detail" text:style-name="Internet_20_link" text:visited-style-name="Visited_20_Internet_20_Link">
reports</text:a>
Ministry of Economy of Ukraine.</text:p>
      <text:p text:style-name="P4">
“15.7 thousand unemployed in 17 regions have already been involved in the report of the Recovery Army, the Odesa region was recently joined. The leader of the middle -regions in this project remains the Poltava region, where such workers are exposed to more than 3 600 unemployed. In general, the unemployed, which carry out restoration work, has already earned UAH 100 million. It is important that paying for their work is at least UAH 6700, which is higher than the average amount of default assistance that the unemployed receives while registering, ” - said Tatiana Berezhna Minister of Economy of Ukraine.</text:p>
      <text:p text:style-name="P4">
Among the most active participants in the project:</text:p>
      <text:p text:style-name="P4">
Poltava region - 3 623 people were involved;</text:p>
      <text:p text:style-name="P4">
Kharkiv region - 1955 people;</text:p>
      <text:p text:style-name="P4">
Kyiv region - 1 945 people;</text:p>
      <text:p text:style-name="P4">
Donetsk region - 1 928 people;</text:p>
      <text:p text:style-name="P4">
Chernihiv region - 1 719 people.</text:p>
      <text:p text:style-name="P4">
Types of socially useful work depend on the needs of a particular region. The management of the oblasts determines what work is needed in the region, reports the Protection Center of Employment, which offers unemployed, which are registered in the center, to join in the execution of such work. These people conclude a fixed -term contract for the period of work.</text:p>
      <text:p text:style-name="P4">
Most often the unemployed are attracted to:</text:p>
      <text:p text:style-name="P4">
disassembly of rubble, restoration of residential buildings that are damaged as a result of boost actions;</text:p>
      <text:p text:style-name="P4">
construction of civil protection protective structures, strengthening of dams;</text:p>
      <text:p text:style-name="P4">
provision of social services at points of indomitable;</text:p>
      <text:p text:style-name="P4">
arrangement and fortification of blockposts, basements for shelter;</text:p>
      <text:p text:style-name="P4">
harvesting firewood for the military and the population;</text:p>
      <text:p text:style-name="P4">
Unloading, packing and delivery of humanitarian aid, work in centers with internally displaced persons.</text:p>
      <ul>
        <li>
Recall that the Army of Restoration was introduced by the Government in the fall of 2022 in order to attract people who have temporarily lost their work, to the restoration of Ukraine through the performance of socially useful work.</li>
      </ul>
      <text:p text:style-name="P4">
News Source: <text:a xlink:type="simple" xlink:href="https://armyinform.com.ua/2023/04/26/zalucheni-do-armiyi-vidnovlennya-ukrayinczi-vzhe-zarobyly-100-mln-grn/" text:style-name="Internet_20_link" text:visited-style-name="Visited_20_Internet_20_Link">
https://armyinform.com.ua/2023/04/26/zalucheni-do-armiyi-vidnovlennya-ukrayinczi-vzhe-zarobyly-100-mln-grn/</text:a>
</text:p>
      <!--NEWS-->
      <text:h text:style-name="P10" text:outline-level="1">
<text:span text:style-name="T4">
News Tot: Got a Passport of the Russian Federation - get ready for call</text:span>
</text:h>
      <text:p text:style-name="P4">
Author: ['АРМІЯINFORM']</text:p>
      <text:p text:style-name="P4">
Time: 2023-04-26T40:00:00-04:00</text:p>
      <text:p text:style-name="P4">
Description: Rosiyani is to go through the pydgotovka to mobilizasi on Timchasovo Teritoi perpavia ... War with Ukraine 2022, War with Ukraine Latest news today, News War with Ukraine 2022 The last ones today, there will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7/prymusova-mobilizacziya.jpg" text:style-name="Internet_20_link" text:visited-style-name="Visited_20_Internet_20_Link">
prymusova-mobilizacziya.jpg</text:a>
']</text:p>
      <text:p text:style-name="P4">
Tags: ['АГРЕСІЯ РФ', 'ВТОРГНЕННЯ РФ', 'ТОТ']</text:p>
      <text:p text:style-name="P4">
Category: News</text:p>
      <!--METADATA-->
      <text:p text:style-name="P4">
<draw:frame draw:style-name="fr1" draw:name="Image7" text:anchor-type="as-char" svg:width="6.9236in" svg:height="4.640285in" draw:z-index="0">
<draw:image xlink:href="../Images/AРМІЯINFORM/2023-04-26T40-00-00-04-00/prymusova-mobilizacziya.jpg" xlink:type="simple" xlink:show="embed" xlink:actuate="onLoad" draw:mime-type="image/jpeg"/>
</draw:frame>
Illustrative photo</text:p>
      <text:p text:style-name="P4">
The Russians continue to prepare for mobilization on the temporarily occupied territories of the South, despite their own objections.</text:p>
      <text:p text:style-name="P4">
About it <text:a xlink:type="simple" xlink:href="https://sprotyv.mod.gov.ua/2023/04/25/okupanty-poperedzhayut-vlasnykiv-pasportiv-rf-na-tot-shhodo-neobhidnosti-staty-na-oblik-u-vijskkomati/" text:style-name="Internet_20_link" text:visited-style-name="Visited_20_Internet_20_Link">
reports</text:a>
Center for National Resistance.</text:p>
      <text:p text:style-name="P4">
Thus, in the south of the newly emerged owners of Russian passports were warned about the necessary registration to the military enlistment office. At the same time, it is noted that this can be done with the help of "state service". Otherwise, the locals are frightened by "every time".</text:p>
      <text:p text:style-name="P4">
The invaders emphasize that it is only a fixed call, but the experience and east of Ukraine speaks of another, because in the future the termmen are forced to conclude a contract.</text:p>
      <text:p text:style-name="P4">
We will remind, in Berdyansk all doctors who received the passport of the enemy have a statine military accounting for further mobilization. In the event of refusal, they are threatened with working workplaces.</text:p>
      <text:p text:style-name="P4">
News Source: <text:a xlink:type="simple" xlink:href="https://armyinform.com.ua/2023/04/26/novyny-tot-otrymav-pasport-rf-gotujsya-do-pryzovu/" text:style-name="Internet_20_link" text:visited-style-name="Visited_20_Internet_20_Link">
https://armyinform.com.ua/2023/04/26/novyny-tot-otrymav-pasport-rf-gotujsya-do-pryzovu/</text:a>
</text:p>
      <!--NEWS-->
      <text:h text:style-name="P10" text:outline-level="1">
<text:span text:style-name="T4">
Demanded funds for service in volunteer formation - reported suspicion to the resident of Chernihiv</text:span>
</text:h>
      <text:p text:style-name="P4">
Author: ['АРМІЯINFORM']</text:p>
      <text:p text:style-name="P4">
Time: 2023-04-26T41:00:00-04:00</text:p>
      <text:p text:style-name="P4">
Description: For the process of the Chernitzovta of the district prosecutors, the prosecutor's office was cheated about ... the war with Ukraine 2022, the war with Ukraine is the latest news today, the news war with Ukraine 2022 last for today, will there be a war between Ukraine and Russia and when the war with Ukraine in 2022 will be or there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4/zobrazhennya-whatsapp-data-2023-04-24-o-150513.jpg" text:style-name="Internet_20_link" text:visited-style-name="Visited_20_Internet_20_Link">
zobrazhennya-whatsapp-data-2023-04-24-o-150513.jpg</text:a>
']</text:p>
      <text:p text:style-name="P4">
Tags: ['STOPRUSSIA', 'АГРЕСІЯ РФ', 'ОФІС ГЕНЕРАЛЬНОГО ПРОКУРОРА УКРАЇНИ']</text:p>
      <text:p text:style-name="P4">
Category: News</text:p>
      <!--METADATA-->
      <text:p text:style-name="P4">
<draw:frame draw:style-name="fr1" draw:name="Image8" text:anchor-type="as-char" svg:width="6.9236in" svg:height="5.501265in" draw:z-index="0">
<draw:image xlink:href="../Images/AРМІЯINFORM/2023-04-26T41-00-00-04-00/zobrazhennya-whatsapp-data-2023-04-24-o-150513.jpg" xlink:type="simple" xlink:show="embed" xlink:actuate="onLoad" draw:mime-type="image/jpeg"/>
</draw:frame>
Under the procedural leadership of the Chernihiv District Prosecutor's Office, the suspicion of the resident of Chernihiv - a member of one of the volunteer formulations of the territorial community was reported. He is charged with abuse of influence, combined by the consumer of undue benefits. According to the investigation, in March 2023 the suspect was approached by a volumetric who wanted to serve in the ranks of the formation. During the communication of the membership formation, he assured the citizen that the entry into the unit would not be paid and began to demand him an undue benefit.</text:p>
      <text:p text:style-name="P4">
For her, the suspect promised to influence the unit commander to make the right decision. Later, the man met again with the victim and the transferred and signed by the commander of the volunteer contract.</text:p>
      <text:p text:style-name="P4">
The suspect was detained by law enforcement officers while receiving the funds and transferring the Contracts and Certificate.</text:p>
      <text:p text:style-name="P4">
Currently, a man has been chosen a precautionary measure in the form of house arrest.</text:p>
      <text:p text:style-name="P4">
The pre -trial investigation is carried out by the investigative department of the Chernihiv Regional Department of the Police of the SUNP of Ukraine in the Chernihiv region, for the operational system of the SBU Office in Chernihiv Oblast.</text:p>
      <text:p text:style-name="P4">
<text:span text:style-name="T4">
 Source: </text:span>
 <text:a xlink:type="simple" xlink:href="https://www.gp.gov.ua/ua/posts/vimagav-kosti-za-sluzbu-u-dobrovolcomu-formuvanni-povidomleno-pro-pidozru-meskancyu-cernigova" text:style-name="Internet_20_link" text:visited-style-name="Visited_20_Internet_20_Link">
Office of Prosecutor General Ukraine</text:a>
</text:p>
      <text:p text:style-name="P4">
News Source: <text:a xlink:type="simple" xlink:href="https://armyinform.com.ua/2023/04/26/vymagav-koshty-za-sluzhbu-u-dobrovolchomu-formuvanni-povidomleno-pro-pidozru-meshkanczyu-chernigova/" text:style-name="Internet_20_link" text:visited-style-name="Visited_20_Internet_20_Link">
https://armyinform.com.ua/2023/04/26/vymagav-koshty-za-sluzhbu-u-dobrovolchomu-formuvanni-povidomleno-pro-pidozru-meshkanczyu-chernigova/</text:a>
</text:p>
      <!--NEWS-->
      <text:h text:style-name="P10" text:outline-level="1">
<text:span text:style-name="T4">
Our aviation last day has made 6 beats in the enemy's concentration areas</text:span>
</text:h>
      <text:p text:style-name="P4">
Author: ['АРМІЯINFORM']</text:p>
      <text:p text:style-name="P4">
Time: 2023-04-26T42:00:00-04:00</text:p>
      <text:p text:style-name="P4">
Description: About the General Headquarters of the ZS Ukrainian. - AvIACII of defense forces for PASULA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ГШ ЗСУ', 'ХРОНІКА ОБОРОНИ']</text:p>
      <text:p text:style-name="P4">
Category: News</text:p>
      <!--METADATA-->
      <text:p text:style-name="P4">
<draw:frame draw:style-name="fr1" draw:name="Image9" text:anchor-type="as-char" svg:width="6.9236in" svg:height="5.385022in" draw:z-index="0">
<draw:image xlink:href="../Images/AРМІЯINFORM/2023-04-26T42-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QPrdwwDTT9cvHtEfhkkFKFREDWGn3fTazw3MaLxv1nqvTVqzKsSpJyoS7aKj2w9bl" text:style-name="Internet_20_link" text:visited-style-name="Visited_20_Internet_20_Link">
reports</text:a>
The General Staff of the Armed Forces of Ukraine.</text:p>
      <text:p text:style-name="P4">
-Aviation of defense forces over the past 24 hours has made 6 beats in the areas of concentration of personal staff and military equipment of the occupiers, as well as a blow to the anti-aircraft missile complex. Also, 2 enemy reconnaissance UAVs-type "Zula" and "Orlan-10" have been shot,-the message reads.</text:p>
      <text:p text:style-name="P4">
In addition, the units of missile troops and artillery during the past pre-trials have been done by the anti-aircraft missile complex, 4 districts of concentration of the personnel of the aggressor rantlocation station.</text:p>
      <text:p text:style-name="P4">
News Source: <text:a xlink:type="simple" xlink:href="https://armyinform.com.ua/2023/04/26/nasha-aviacziya-mynuloyi-doby-zavdala-6-udariv-po-rajonah-zoseredzhennya-protyvnyka/" text:style-name="Internet_20_link" text:visited-style-name="Visited_20_Internet_20_Link">
https://armyinform.com.ua/2023/04/26/nasha-aviacziya-mynuloyi-doby-zavdala-6-udariv-po-rajonah-zoseredzhennya-protyvnyka/</text:a>
</text:p>
      <!--NEWS-->
      <text:h text:style-name="P10" text:outline-level="1">
<text:span text:style-name="T4">
The Armed Forces reflected 39 enemy attacks in Donetsk region</text:span>
</text:h>
      <text:p text:style-name="P4">
Author: ['АРМІЯINFORM']</text:p>
      <text:p text:style-name="P4">
Time: 2023-04-26T43:00:00-04:00</text:p>
      <text:p text:style-name="P4">
Description: About the General Headquarters of the ZS Ukrainian. - Basic Zusill adversary ZoServzhu ... war with Ukraine 2022, war with Ukraine latest news today,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10" text:anchor-type="as-char" svg:width="6.9236in" svg:height="3.956343in" draw:z-index="0">
<draw:image xlink:href="../Images/AРМІЯINFORM/2023-04-26T43-00-00-04-00/630_360_1676912332-614.jpg" xlink:type="simple" xlink:show="embed" xlink:actuate="onLoad" draw:mime-type="image/jpeg"/>
</draw:frame>
Illustrative Photo <text:span text:style-name="T4">
 🔥Set on Russian invasion </text:span>
</text:p>
      <text:p text:style-name="P4">
About it <text:a xlink:type="simple" xlink:href="https://www.facebook.com/GeneralStaff.ua/posts/pfbid02QPrdwwDTT9cvHtEfhkkFKFREDWGn3fTazw3MaLxv1nqvTVqzKsSpJyoS7aKj2w9bl" text:style-name="Internet_20_link" text:visited-style-name="Visited_20_Internet_20_Link">
reports</text:a>
The General Staff of the Armed Forces of Ukraine.</text:p>
      <ul>
        <li>
The main efforts of the enemy focuses on conducting the offensive actions of the Nabakhmut, Avdeev and Mariinsky directions. During the last day, the units of the Defense Forces of Ukraine reflected 39 enemy attacks on the mentioned front -frontes. The most fierce battles continue for Bakhmut and Marinka, - it is assigned to the summary.</li>
      </ul>
      <text:p text:style-name="P4">
News Source: <text:a xlink:type="simple" xlink:href="https://armyinform.com.ua/2023/04/26/zsu-vidbyly-39-vorozhyh-atak-na-donechchyni/" text:style-name="Internet_20_link" text:visited-style-name="Visited_20_Internet_20_Link">
https://armyinform.com.ua/2023/04/26/zsu-vidbyly-39-vorozhyh-atak-na-donechchyni/</text:a>
</text:p>
      <!--NEWS-->
      <text:h text:style-name="P10" text:outline-level="1">
<text:span text:style-name="T4">
The Commander of Special Operations of the Armed Forces of Ukraine visited Bakhmut</text:span>
</text:h>
      <text:p text:style-name="P4">
Author: ['АРМІЯINFORM']</text:p>
      <text:p text:style-name="P4">
Time: 2023-04-26T44:00:00-04:00</text:p>
      <text:p text:style-name="P4">
Description: PID Hour of Brigade Brigade, General Viktor Khorenko, I found it with a flowing situ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3150670_930987664694100_4967540911446105858_n.jpg" text:style-name="Internet_20_link" text:visited-style-name="Visited_20_Internet_20_Link">
343150670_930987664694100_4967540911446105858_n.jpg</text:a>
']</text:p>
      <text:p text:style-name="P4">
Tags: ['STOPRUSSIA', 'АГРЕСІЯ РФ', 'БАХМУТ', 'ВТОРГНЕННЯ РФ']</text:p>
      <text:p text:style-name="P4">
Category: News</text:p>
      <!--METADATA-->
      <text:p text:style-name="P4">
<draw:frame draw:style-name="fr1" draw:name="Image11" text:anchor-type="as-char" svg:width="6.9236in" svg:height="5.53888in" draw:z-index="0">
<draw:image xlink:href="../Images/AРМІЯINFORM/2023-04-26T44-00-00-04-00/343150670_930987664694100_4967540911446105858_n.jpg" xlink:type="simple" xlink:show="embed" xlink:actuate="onLoad" draw:mime-type="image/jpeg"/>
</draw:frame>
During the trip, brigade, General Viktor Khorenko, got acquainted with the current situation in the city and communicated with the soldiers of the specialist survey units that defend this settlement.</text:p>
      <ul>
        <li>
Indeed, the situation in Bakhmut is difficult, but who, as not you, know what to do and how to act in current conditions. Your work here once again proves that the SCA is first and foremost the benefit of quality over the quantity, - said Viktor Khorenko to the soldiers.</li>
      </ul>
      <text:p text:style-name="P4">
The commander of the SCO of Ukraine emphasized the importance of the work of groups of special purpose during the defense of Bakhmut and noted the professionalism of the SCO operators.</text:p>
      <text:p text:style-name="P4">
For a long time, the soldiers of special operations have been fully executed from the defense of the city, which remains the hottest point of the front. The desperation of the enemy, and massive attacks aimed at destroying urban quarters, the operators of the SCO of Ukraine strike the enemy in the key areas, destroy the personnel and perform a number of other tasks, preventing the advance of the Russian troops and their attempts to capture the city.</text:p>
      <text:p text:style-name="P4">
<text:span text:style-name="T4">
 Source: </text:span>
 _ <text:a xlink:type="simple" xlink:href="https://www.facebook.com/usofcom/posts/pfbid02nNZHUi81Du9KQMN9pXUVRdvYSJrDqf1L1X9K5TeBcpFMT9iqAeEDfT49jNyes19vl" text:style-name="Internet_20_link" text:visited-style-name="Visited_20_Internet_20_Link">
Special Operations Command of SSSUKRAINS</text:a>
_</text:p>
      <text:p text:style-name="P4">
News Source: <text:a xlink:type="simple" xlink:href="https://armyinform.com.ua/2023/04/26/komanduvach-syl-speczialnyh-operaczij-zs-ukrayiny-vidvidav-bahmut/" text:style-name="Internet_20_link" text:visited-style-name="Visited_20_Internet_20_Link">
https://armyinform.com.ua/2023/04/26/komanduvach-syl-speczialnyh-operaczij-zs-ukrayiny-vidvidav-bahmut/</text:a>
</text:p>
      <!--NEWS-->
      <text:h text:style-name="P10" text:outline-level="1">
<text:span text:style-name="T4">
The occupiers have inflicted 13 air strikes and carried out 49 shellings from the RSLS on the positions of our military</text:span>
</text:h>
      <text:p text:style-name="P4">
Author: ['АРМІЯINFORM']</text:p>
      <text:p text:style-name="P4">
Time: 2023-04-26T45:00:00-04:00</text:p>
      <text:p text:style-name="P4">
Description: About the General Headquarters of the ZS Ukrainian. - The enemy has been obtained ... the war with Ukraine 2022, the war with Ukraine is the latest news today, the war with Ukraine 2022 is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4/qj1ohw7fec_j.jpg" text:style-name="Internet_20_link" text:visited-style-name="Visited_20_Internet_20_Link">
qj1ohw7fec_j.jpg</text:a>
']</text:p>
      <text:p text:style-name="P4">
Tags: ['STOPRUSSIA', 'АГРЕСІЯ РФ', 'ВТОРГНЕННЯ РФ', 'ГШ ЗСУ']</text:p>
      <text:p text:style-name="P4">
Category: News</text:p>
      <!--METADATA-->
      <text:p text:style-name="P4">
<draw:frame draw:style-name="fr1" draw:name="Image12" text:anchor-type="as-char" svg:width="6.9236in" svg:height="3.894525in" draw:z-index="0">
<draw:image xlink:href="../Images/AРМІЯINFORM/2023-04-26T45-00-00-04-00/qj1ohw7fec_j.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2QPrdwwDTT9cvHtEfhkkFKFREDWGn3fTazw3MaLxv1nqvTVqzKsSpJyoS7aKj2w9bl" text:style-name="Internet_20_link" text:visited-style-name="Visited_20_Internet_20_Link">
reports</text:a>
The General Staff of the Armed Forces of Ukraine.</text:p>
      <text:p text:style-name="P4">
-Over the past day, the enemy has struck 3 rocket strokes, of which 2 missiles of the C-300-in the center of the peaceful city of Kupyansk, Kharkiv region. There are injured among the civilian population, the building of the Museum of Local History is destroyed, with no military facility nearby, and other civilian infrastructure was damaged. The enemy also made 13 aviation strikes and made 49 tunes from the reactive systems of volley fire at the positions of our troops with the instructive infrastructure of settlements, - it is said.</text:p>
      <text:p text:style-name="P4">
News Source: <text:a xlink:type="simple" xlink:href="https://armyinform.com.ua/2023/04/26/okupanty-zavdaly-13-aviaudariv-ta-zdijsnyly-49-obstriliv-z-rszv-po-pozycziyam-nashyh-vijskovyh/" text:style-name="Internet_20_link" text:visited-style-name="Visited_20_Internet_20_Link">
https://armyinform.com.ua/2023/04/26/okupanty-zavdaly-13-aviaudariv-ta-zdijsnyly-49-obstriliv-z-rszv-po-pozycziyam-nashyh-vijskovyh/</text:a>
</text:p>
      <!--NEWS-->
      <text:h text:style-name="P10" text:outline-level="1">
<text:span text:style-name="T4">
More than 188 thousand soldiers lost the army of the Russian Federation since the beginning of large -scale aggression</text:span>
</text:h>
      <text:p text:style-name="P4">
Author: ['АРМІЯINFORM']</text:p>
      <text:p text:style-name="P4">
Time: 2023-04-26T46:00:00-04:00</text:p>
      <text:p text:style-name="P4">
Description: Zagalni Boyov, take the enemy on 02.24.22 to 04/26/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561fe839-945a-4a7e-96aa-f708f1203ecc-scaled.jpg" text:style-name="Internet_20_link" text:visited-style-name="Visited_20_Internet_20_Link">
561fe839-945a-4a7e-96aa-f708f1203ecc-scaled.jpg</text:a>
']</text:p>
      <text:p text:style-name="P4">
Tags: ['STOPRUSSIA', 'АГРЕСІЯ РФ', 'ВТОРГНЕННЯ РФ', 'ВТРАТИ ВОРОГА', 'ГШ ЗСУ']</text:p>
      <text:p text:style-name="P4">
Category: News</text:p>
      <!--METADATA-->
      <text:p text:style-name="P4">
<draw:frame draw:style-name="fr1" draw:name="Image13" text:anchor-type="as-char" svg:width="6.9236in" svg:height="6.975527in" draw:z-index="0">
<draw:image xlink:href="../Images/AРМІЯINFORM/2023-04-26T46-00-00-04-00/561fe839-945a-4a7e-96aa-f708f1203ecc-scaled.jpg" xlink:type="simple" xlink:show="embed" xlink:actuate="onLoad" draw:mime-type="image/jpeg"/>
</draw:frame>
The total combat loss of the enemy from 24.02.22 to 26.04.23 will be orientated:</text:p>
      <text:p text:style-name="P4">
<text:span text:style-name="T4">
<text:span text:style-name="T5">
 Personnel - </text:span>
* 188410(+640)persons eliminated</text:span>
<text:span text:style-name="T5">
 tanks - </text:span>
<text:span text:style-name="T5">
 3692(+4)</text:span>
<text:span text:style-name="T4">
 combat armored vehicles - </text:span>
 7162(+11)<text:span text:style-name="T4">
<text:span text:style-name="T5">
 Artillery Systems - </text:span>
<text:span text:style-name="T5">
 2877(+14)</text:span>
 </text:span>
 RSZV - <text:span text:style-name="T4">
 539(0)</text:span>
<text:span text:style-name="T5">
 air defense - </text:span>
<text:span text:style-name="T5">
 292(+1)</text:span>
<text:span text:style-name="T4">
 aircraft - </text:span>
 308(0)<text:span text:style-name="T4">
<text:span text:style-name="T5">
 helicopters - </text:span>
* 294(0)</text:span>
<text:span text:style-name="T5">
 UAV Operative-tactical level-</text:span>
<text:span text:style-name="T5">
 2440(+3)</text:span>
<text:span text:style-name="T4">
 Winged missiles - </text:span>
 911(0)<text:span text:style-name="T4">
<text:span text:style-name="T5">
 ships / boats - </text:span>
* 18(0)</text:span>
<text:span text:style-name="T5">
 Automobile equipment and tanks - </text:span>
<text:span text:style-name="T5">
 5792(+8)</text:span>
<text:span text:style-name="T4">
 Special equipment - </text:span>
 352(+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6.04.23.</text:p>
      <text:p text:style-name="P4">
News Source: <text:a xlink:type="simple" xlink:href="https://armyinform.com.ua/2023/04/26/ponad-188-tysyach-vijskovyh-vtratyla-armiya-rf-z-pochatku-shyrokomasshtabnoyi-agresiyi/" text:style-name="Internet_20_link" text:visited-style-name="Visited_20_Internet_20_Link">
https://armyinform.com.ua/2023/04/26/ponad-188-tysyach-vijskovyh-vtratyla-armiya-rf-z-pochatku-shyrokomasshtabnoyi-agresiyi/</text:a>
</text:p>
      <!--NEWS-->
      <text:h text:style-name="P10" text:outline-level="1">
<text:span text:style-name="T4">
Only part of the prisoners of defenders is confirmed by the Russian Federation, but Ukraine is working on returning all</text:span>
</text:h>
      <text:p text:style-name="P4">
Author: ['АРМІЯINFORM']</text:p>
      <text:p text:style-name="P4">
Time: 2023-04-26T47:00:00-04:00</text:p>
      <text:p text:style-name="P4">
Description: At the coordinating headquarters, Zustinich Zustinov was the Rodinovsovsovsovsovsovsky team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z-imeni-12.jpg" text:style-name="Internet_20_link" text:visited-style-name="Visited_20_Internet_20_Link">
bez-imeni-12.jpg</text:a>
']</text:p>
      <text:p text:style-name="P4">
Tags: ['ВІЙСЬКОВОПОЛОНЕНІ', 'КООРДИНАЦІЙНИЙ ШТАБ З ПИТАНЬ ПОВОДЖЕННЯ З ВІЙСЬКОВОПОЛОНЕНИМИ', 'МОРСЬКІ ПІХОТИНЦІ']</text:p>
      <text:p text:style-name="P4">
Category: News</text:p>
      <!--METADATA-->
      <text:p text:style-name="P4">
<draw:frame draw:style-name="fr1" draw:name="Image14" text:anchor-type="as-char" svg:width="6.9236in" svg:height="4.321544in" draw:z-index="0">
<draw:image xlink:href="../Images/AРМІЯINFORM/2023-04-26T47-00-00-04-00/bez-imeni-12.jpg" xlink:type="simple" xlink:show="embed" xlink:actuate="onLoad" draw:mime-type="image/jpeg"/>
</draw:frame>
The Coordination Headquarters met with the families of the military personnel of the Marine Infantry Brigade named after Mikhail Bilynsky. The collection of information about prisoners was harvested. All photos and videos that are published by analysts are used. They are verified. The enemy deliberately manipulates that people who return from captivity transmitted the data.</text:p>
      <text:p text:style-name="P4">
About it <text:a xlink:type="simple" xlink:href="https://t.me/Koord_shtab/903" text:style-name="Internet_20_link" text:visited-style-name="Visited_20_Internet_20_Link">
reports</text:a>
Coordinating headquarters for the issue of prisoners of war.</text:p>
      <text:p text:style-name="P4">
The staff representative stressed that only some of our captives were confirmed by the Russian side, but Ukraine is working to return everyone: both those who are considered missing and those whom the Russian Federation did not confirm, but the consciousness of captivity. And it often succeeds.</text:p>
      <text:p text:style-name="P4">
The relatives are worried about whether their defenders and defenders are submitting to exchange. Alerosia of hundreds of the submitted can only agree to exchange a few. The final decision to whom will be changed is made by the party that holds the prisoners. Ukrainian sales funds to return everyone - regardless of the unit or place of detention.</text:p>
      <text:p text:style-name="P4">
“The enemy spreads a lot of false data on social networks to then say that Ukraine does nothing to return its people. But if it was true, exchanges would happen after the fighting was completed, as during the previous wars. And we have already managed to return more than two thousand prisoners, ”the headquarters representative said.</text:p>
      <text:p text:style-name="P4">
News Source: <text:a xlink:type="simple" xlink:href="https://armyinform.com.ua/2023/04/26/lyshe-chastyna-polonenyh-zahysnykiv-pidtverdzhena-rf-ale-ukrayina-praczyuye-nad-povernennyam-usih/" text:style-name="Internet_20_link" text:visited-style-name="Visited_20_Internet_20_Link">
https://armyinform.com.ua/2023/04/26/lyshe-chastyna-polonenyh-zahysnykiv-pidtverdzhena-rf-ale-ukrayina-praczyuye-nad-povernennyam-usih/</text:a>
</text:p>
      <!--NEWS-->
      <text:h text:style-name="P10" text:outline-level="1">
<text:span text:style-name="T4">
The Russian army fired at the border of Sumy and Chernihiv 12 times</text:span>
</text:h>
      <text:p text:style-name="P4">
Author: ['АРМІЯINFORM']</text:p>
      <text:p text:style-name="P4">
Time: 2023-04-26T48:00:00-04:00</text:p>
      <text:p text:style-name="P4">
Description: VIISKA ROSARMICAI ONE ONLY 12 times sheltered the priority of the Summodnoye Tu Chernigiv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40b0000-0aff-0242-bf1a-08da2211372a_cx0_cy13_cw75_w1023_r1_s-1-e1679402165761.jpg" text:style-name="Internet_20_link" text:visited-style-name="Visited_20_Internet_20_Link">
040b0000-0aff-0242-bf1a-08da2211372a_cx0_cy13_cw75_w1023_r1_s-1-e1679402165761.jpg</text:a>
']</text:p>
      <text:p text:style-name="P4">
Tags: ['ОБСТРІЛИ РФ', 'ОК «ПІВНІЧ»']</text:p>
      <text:p text:style-name="P4">
Category: News</text:p>
      <!--METADATA-->
      <text:p text:style-name="P4">
<draw:frame draw:style-name="fr1" draw:name="Image15" text:anchor-type="as-char" svg:width="6.9236in" svg:height="3.797697in" draw:z-index="0">
<draw:image xlink:href="../Images/AРМІЯINFORM/2023-04-26T48-00-00-04-00/040b0000-0aff-0242-bf1a-08da2211372a_cx0_cy13_cw75_w1023_r1_s-1-e1679402165761.jpg" xlink:type="simple" xlink:show="embed" xlink:actuate="onLoad" draw:mime-type="image/jpeg"/>
</draw:frame>
Rosarmia troops fired at the Sumy and Chernihiv regions for 12 times 12 times.</text:p>
      <text:p text:style-name="P4">
About it <text:a xlink:type="simple" xlink:href="https://m.facebook.com/story.php" text:style-name="Internet_20_link" text:visited-style-name="Visited_20_Internet_20_Link">
reports</text:a>
Operational Command "North".</text:p>
      <text:p text:style-name="P4">
Russian troops fired from mortar and SAU settlements Senkivka, Glaganivkut Gremyach. 5 parishes were recorded.</text:p>
      <text:p text:style-name="P4">
«From 00:00 to 00:20 there were 7 arrivals, probably from a mortar 120 mm, in the district. Medvedivka.</text:p>
      <text:p text:style-name="P4">
From 00:05 to 00:20 8 parishes were recorded, probably from a mortar 120 mm, in the district of Buda-Vorobivska.</text:p>
      <text:p text:style-name="P4">
From 01:10 to 01:15 there were 6 parishes, probably barrel artillery, in the district. Mid-Buddha.</text:p>
      <text:p text:style-name="P4">
From 00:55 to 01:13 3 parishes were recorded, probably from a mortar 120 mm, in the district. Mykolaivka ”, - the message reads.</text:p>
      <text:p text:style-name="P4">
In addition, from 01:30 to 01:50, 15 parishes were recorded, probably from 120 mm mortar: 4 explosions in the area of the street, 6 explosions in the ZNOB-TRUBCHEVSKY, 5 explosions in the Ukrainian area.</text:p>
      <text:p text:style-name="P4">
From mortar and RSSV, the enemy fired at Bachivsk and Leonivka, recorded 6 parishes.</text:p>
      <text:p text:style-name="P4">
The North OK noted that there were no losses among personnel and equipment. There were no information among the local population.</text:p>
      <text:p text:style-name="P4">
News Source: <text:a xlink:type="simple" xlink:href="https://armyinform.com.ua/2023/04/26/armiya-rf-12-raziv-obstrilyala-prykordonnya-sumshhyny-ta-chernigivshhyny/" text:style-name="Internet_20_link" text:visited-style-name="Visited_20_Internet_20_Link">
https://armyinform.com.ua/2023/04/26/armiya-rf-12-raziv-obstrilyala-prykordonnya-sumshhyny-ta-chernigivshhyny/</text:a>
</text:p>
      <!--NEWS-->
      <text:h text:style-name="P10" text:outline-level="1">
<text:span text:style-name="T4">
Ruslan Stefanchuk discussed the defensive needs of Ukraine with the Czech President</text:span>
</text:h>
      <text:p text:style-name="P4">
Author: ['АРМІЯINFORM']</text:p>
      <text:p text:style-name="P4">
Time: 2023-04-26T49:00:00-04:00</text:p>
      <text:p text:style-name="P4">
Description: The head of the Supreme for the sake of Ukrainian Ruslan Stefanchuk at the interferences of the conference Gol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41db3beb-1d90-4c08-ba78-16452885590c-e1682488967371.jpg" text:style-name="Internet_20_link" text:visited-style-name="Visited_20_Internet_20_Link">
41db3beb-1d90-4c08-ba78-16452885590c-e1682488967371.jpg</text:a>
']</text:p>
      <text:p text:style-name="P4">
Tags: ['ОБОРОННІ ПОТРЕБИ', 'ПРЕЗИДЕНТ ЧЕХІЇ', 'РУСЛАН СТЕФАНЧУК']</text:p>
      <text:p text:style-name="P4">
Category: News</text:p>
      <!--METADATA-->
      <text:p text:style-name="P4">
<draw:frame draw:style-name="fr1" draw:name="Image16" text:anchor-type="as-char" svg:width="6.9236in" svg:height="4.131081in" draw:z-index="0">
<draw:image xlink:href="../Images/AРМІЯINFORM/2023-04-26T49-00-00-04-00/41db3beb-1d90-4c08-ba78-16452885590c-e1682488967371.jpg" xlink:type="simple" xlink:show="embed" xlink:actuate="onLoad" draw:mime-type="image/jpeg"/>
</draw:frame>
The Chairman of the Verkhovna Rada of Ukraine Ruslan Stefanchuk discussed a number of strategic issues with the President of the Czech Republic, among other things - defense support of the Ukrainian army.</text:p>
      <text:p text:style-name="P4">
About it <text:a xlink:type="simple" xlink:href="https://www.rada.gov.ua/news/Top-novyna/235729.html" text:style-name="Internet_20_link" text:visited-style-name="Visited_20_Internet_20_Link">
informs</text:a>
The press service of the Verkhovna Rada of Ukraine.</text:p>
      <text:p text:style-name="P4">
Ruslan Stefanchuk called on the Czech President to become the main ambassador of Ukraine in this issue, because, as a professional military, Peter Pavel knows exactly what is best to help our armed forces today.</text:p>
      <text:p text:style-name="P4">
Also, the head of the Ukrainian Parliament focused on the issues of the fertile and European integration path of Ukraine, emphasizing that "Ukrainian Azaraz is doing everything possible not only to win the battlefield, to become a honest decent member of both the EU and the Alliance."</text:p>
      <text:p text:style-name="P4">
During the conversation, the Czech President of the Czech Republic emphasized that he appreciated and respects such a high assessment of helping our country from his country and the Czech people, who could not do otherwise, and expressed confidence in strengthening and strengthening of our peoples and after the war.</text:p>
      <text:p text:style-name="P4">
He also assured the Ukrainian colleague that the Czech Republic is completely on the side of our progress in the EU and NATO.</text:p>
      <text:p text:style-name="P4">
News Source: <text:a xlink:type="simple" xlink:href="https://armyinform.com.ua/2023/04/26/ruslan-stefanchuk-obgovoryv-z-prezydentom-chehiyi-oboronni-potreby-ukrayiny/" text:style-name="Internet_20_link" text:visited-style-name="Visited_20_Internet_20_Link">
https://armyinform.com.ua/2023/04/26/ruslan-stefanchuk-obgovoryv-z-prezydentom-chehiyi-oboronni-potreby-ukrayiny/</text:a>
</text:p>
      <!--NEWS-->
      <text:h text:style-name="P10" text:outline-level="1">
<text:span text:style-name="T4">
The US presented a project of resolution on the conditions of victory of Ukraine in the war with the Russian Federation</text:span>
</text:h>
      <text:p text:style-name="P4">
Author: ['АРМІЯINFORM']</text:p>
      <text:p text:style-name="P4">
Time: 2023-04-26T50:00:00-04:00</text:p>
      <text:p text:style-name="P4">
Description: In Washington, the U.S. Congres represented the Palace of the U.S. Pre -Praktaykkhki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2707504_116657334718713_7392831855188341626_n-e1682489186624.jpg" text:style-name="Internet_20_link" text:visited-style-name="Visited_20_Internet_20_Link">
342707504_116657334718713_7392831855188341626_n-e1682489186624.jpg</text:a>
']</text:p>
      <text:p text:style-name="P4">
Tags: ['ВІЙНА', 'ДОПОМОГА ПАРТНЕРІВ', 'ОКСАНА МАРКАРОВА', 'ПОСОЛ УКРАЇНИ В США', 'США']</text:p>
      <text:p text:style-name="P4">
Category: News</text:p>
      <!--METADATA-->
      <text:p text:style-name="P4">
<draw:frame draw:style-name="fr1" draw:name="Image17" text:anchor-type="as-char" svg:width="6.9236in" svg:height="5.562806in" draw:z-index="0">
<draw:image xlink:href="../Images/AРМІЯINFORM/2023-04-26T50-00-00-04-00/342707504_116657334718713_7392831855188341626_n-e1682489186624.jpg" xlink:type="simple" xlink:show="embed" xlink:actuate="onLoad" draw:mime-type="image/jpeg"/>
</draw:frame>
In Washington, the members of the House of Congress representatives presented a two -party project of the resolution with a position on Ukraine's victory conditions.</text:p>
      <text:p text:style-name="P4">
About it <text:a xlink:type="simple" xlink:href="https%3A%2F%2Fwww.facebook.com%2Foksana.markarova%2Fposts%2Fpfbid02beAkshtQSi9FixxTn8uViE65BtZGp7qvdYcK3Jeu1wiRi6tC53NWHCyHzohN21Udl&amp;show_text=true&amp;width=500" text:style-name="Internet_20_link" text:visited-style-name="Visited_20_Internet_20_Link">
reported</text:a>
Ambassador Extraordinary and Plenipotentiary of Ukraine to the United States Oksana Markarova.</text:p>
      <text:p text:style-name="P4">
"On the Capitol Hill, a two -parliament of the Lower House of Representatives of the United States" regarding the position of the House of Representatives of Ukraine, "she wrote.</text:p>
      <text:p text:style-name="P4">
According to Oksana Markarova, the head of the Helsinki Commission by the USA Congressman J. Vilnon, co -chairman of the commission S. Cohen, co -chairman of the Congress Ukrainian Cook, M. Kapur conducted a briefing for the press with the participation of the third presidential.</text:p>
      <text:p text:style-name="P4">
The resolution's project states that the House of Representatives of the United States:</text:p>
      <ol>
        <li>
Confirms that the United States' policy is to win the invasion of Ukraine(RF)and restored its internationally recognized borders in 1991; 2. Consider that the peace after the victory of Ukraine should be ensured by integration of Ukraine into NATO and other Euro -Atlantic institutions, which corresponds to the long -term policy of the United States; 3. declares that the United States must work with their allies and partners to guarantee the payment of reparations to Ukraine, assist the world community in the restored Ukraine, hold the leadership of the Russian Federation, restore justice for victims of crimes committed by the Russian Federation during its invasion.</li>
      </ol>
      <text:p text:style-name="P4">
She thanked her partners and friends in the Congress for leadership in consolidation of assistance to Ukraine and a two -party vision of a common victory.</text:p>
      <text:p text:style-name="P4">
News Source: <text:a xlink:type="simple" xlink:href="https://armyinform.com.ua/2023/04/26/u-ssha-prezentuvaly-proyekt-rezolyucziyi-pro-umovy-peremogy-ukrayiny/" text:style-name="Internet_20_link" text:visited-style-name="Visited_20_Internet_20_Link">
https://armyinform.com.ua/2023/04/26/u-ssha-prezentuvaly-proyekt-rezolyucziyi-pro-umovy-peremogy-ukrayiny/</text:a>
</text:p>
      <!--NEWS-->
      <text:h text:style-name="P10" text:outline-level="1">
<text:span text:style-name="T4">
In Norway, Ukrainian defenders began training</text:span>
</text:h>
      <text:p text:style-name="P4">
Author: ['АРМІЯINFORM']</text:p>
      <text:p text:style-name="P4">
Time: 2023-04-26T51:00:00-04:00</text:p>
      <text:p text:style-name="P4">
Description: Instruktori Norwegian national worships of Chotirokhi Tizhniv ... War with Ukraine 2022, War with Ukraine Latest News Today, News War with Ukraine 2022 The last ones for Ukraine and Russia will be,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20230424kk_img_4545_1.jpg" text:style-name="Internet_20_link" text:visited-style-name="Visited_20_Internet_20_Link">
20230424kk_img_4545_1.jpg</text:a>
', '<text:a xlink:type="simple" xlink:href="https://armyinform.com.ua/wp-content/uploads/2023/04/343302231_808631337357894_4934495142940064755_n-1.jpg" text:style-name="Internet_20_link" text:visited-style-name="Visited_20_Internet_20_Link">
343302231_808631337357894_4934495142940064755_n-1.jpg</text:a>
']</text:p>
      <text:p text:style-name="P4">
Tags: ['STOPRUSSIA', 'АГРЕСІЯ РФ', 'ВІЙСЬКОВІ НАВЧАННЯ', 'КОРОЛІВСТВО НОРВЕГІЯ']</text:p>
      <text:p text:style-name="P4">
Category: News</text:p>
      <!--METADATA-->
      <text:p text:style-name="P4">
<draw:frame draw:style-name="fr1" draw:name="Image18" text:anchor-type="as-char" svg:width="6.9236in" svg:height="4.615733in" draw:z-index="0">
<draw:image xlink:href="../Images/AРМІЯINFORM/2023-04-26T51-00-00-04-00/20230424kk_img_4545_1.jpg" xlink:type="simple" xlink:show="embed" xlink:actuate="onLoad" draw:mime-type="image/jpeg"/>
</draw:frame>
The Norwegian National Guard instructors will train one hundred servicemen of the Armed Forces of Ukraine, fire training, fire training and command leadership during the four intensities.</text:p>
      <text:p text:style-name="P4">
About it <text:a xlink:type="simple" xlink:href="https://www.forsvaret.no/aktuelt-og-presse/aktuelt/ukrainere-pa-kurs-hos-heimevernet" text:style-name="Internet_20_link" text:visited-style-name="Visited_20_Internet_20_Link">
reports</text:a>
Norway's Armed Forces press service.</text:p>
      <text:p text:style-name="P4">
This is the first of several courses where Norwegian National Guard instructors will study Ukrainians in their territory.</text:p>
      <text:p text:style-name="P4">
"Now they are encountered with professional and qualified instructors of the Drawersk National Guard and the Armed Forces of Norway for quality professional training," says Colonel Jens, who has typed instructors tried on everything necessary for training for several tense weeks.</text:p>
      <text:p text:style-name="P4">
<draw:frame draw:style-name="fr1" draw:name="Image19" text:anchor-type="as-char" svg:width="6.9236in" svg:height="4.211857in" draw:z-index="0">
<draw:image xlink:href="../Images/AРМІЯINFORM/2023-04-26T51-00-00-04-00/343302231_808631337357894_4934495142940064755_n-1.jpg" xlink:type="simple" xlink:show="embed" xlink:actuate="onLoad" draw:mime-type="image/jpeg"/>
</draw:frame>
“We will support the training and training of Ukrainian personnel in both Norway and in other countries. Such support will become increasingly important as Ukraine is using more and more Western materials. It will also continue the advantage of Ukraine over Russia, when it comes to sending well -motivated and well -trained soldiers to the battlefield, ”says Bjorn Arild Gram Ministry Ministry.</text:p>
      <text:p text:style-name="P4">
He stressed that it is natural that Norway is involved in this support.</text:p>
      <text:p text:style-name="P4">
“As a small country, it is important for us that interstate conflicts are resolved with the way. Stone stone, we have contributed to the construction of Vevropy's safety since 1945. This gave us the longest period of peace and development in our part of the world until Russia has stopped it with a brutal invasion of Ukraine, ”the Minister of Defense of the Kingdom of Norwegia Bjorn Arilda Grame has been reported.</text:p>
      <text:p text:style-name="P4">
The place of study is ready for living and settlement. The kitchen oriented for Ukrainian dishes, and the training field is created on the training field - trenches and strongholds.</text:p>
      <text:p text:style-name="P4">
News Source: <text:a xlink:type="simple" xlink:href="https://armyinform.com.ua/2023/04/26/u-norvegiyi-rozpochalysya-navchannya-ukrayinskyh-zahysnykiv/" text:style-name="Internet_20_link" text:visited-style-name="Visited_20_Internet_20_Link">
https://armyinform.com.ua/2023/04/26/u-norvegiyi-rozpochalysya-navchannya-ukrayinskyh-zahysnykiv/</text:a>
</text:p>
      <!--NEWS-->
      <text:h text:style-name="P10" text:outline-level="1">
<text:span text:style-name="T4">
Pyrotechnics per day were neutralized by 4 aircraft and nearly 500 explosive items</text:span>
</text:h>
      <text:p text:style-name="P4">
Author: ['АРМІЯINFORM']</text:p>
      <text:p text:style-name="P4">
Time: 2023-04-26T52:00:00-04:00</text:p>
      <text:p text:style-name="P4">
Description: The long -term service of the Kirotrozhyniy of the Utzvychi Situstovsiy,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626bf4da61ec9.jpeg" text:style-name="Internet_20_link" text:visited-style-name="Visited_20_Internet_20_Link">
626bf4da61ec9.jpeg</text:a>
', '<text:a xlink:type="simple" xlink:href="https://armyinform.com.ua/wp-content/uploads/2023/04/5a657d58-db4e-4e85-9f55-bd05201dd172.jpg" text:style-name="Internet_20_link" text:visited-style-name="Visited_20_Internet_20_Link">
5a657d58-db4e-4e85-9f55-bd05201dd172.jpg</text:a>
']</text:p>
      <text:p text:style-name="P4">
Tags: ['АГРЕСІЯ РФ', 'ВИБУХОНЕБЕЗПЕЧНІ ПРЕДМЕТИ', 'ДСНС УКРАЇНИ', 'РОЗМІНУВАННЯ']</text:p>
      <text:p text:style-name="P4">
Category: News</text:p>
      <!--METADATA-->
      <text:p text:style-name="P4">
<draw:frame draw:style-name="fr1" draw:name="Image20" text:anchor-type="as-char" svg:width="6.9236in" svg:height="4.32725in" draw:z-index="0">
<draw:image xlink:href="../Images/AРМІЯINFORM/2023-04-26T52-00-00-04-00/626bf4da61ec9.jpeg" xlink:type="simple" xlink:show="embed" xlink:actuate="onLoad" draw:mime-type="image/jpeg"/>
</draw:frame>
Illustrative photo</text:p>
      <text:p text:style-name="P4">
During the day, the pyrotechnic units of the State Service of Ukraine for extraordinary situations were involved 141 times before the execution of tasks for demining.</text:p>
      <text:p text:style-name="P4">
About it <text:a xlink:type="simple" xlink:href="https://dsns.gov.ua/uk/news/nadzvicaini-podiyi/operativna-informaciia-shhodo-roboti-pirotexnicnix-pidrozdiliv-dsns-ukrayini-39" text:style-name="Internet_20_link" text:visited-style-name="Visited_20_Internet_20_Link">
reports</text:a>
SESU of Ukraine.</text:p>
      <text:p text:style-name="P4">
Pyrotechnical units revealed, seized and disposed of 499 exclusive objects, including 4 aviation bombs, and 97 hectares were examined.</text:p>
      <text:p text:style-name="P4">
Most often pyrotechnic units worked: in the Kharkiv region 17 270 times, Kyiv region - 7 492, Donetsk region - 4 888, Mykolaiv region - 4 592, Chernihiv - 4 524, Kherson region - 4 390, Sumy - 1 871, Cherkasy region - 1 085.</text:p>
      <text:p text:style-name="P4">
<text:span text:style-name="T4">
 Background: </text:span>
 In total, 350 396 exclusive objects and 2 891 kg of explosive substances, including 2 216 Aviation bombs, have been disposed of in the territory of Ukraine. The area of about 83 334 hectares was surveyed.</text:p>
      <text:p text:style-name="P4">
A total of 174 thousand square meters remain. km of potentially dangerous territories, measuring 30% of the total area of the state.</text:p>
      <text:p text:style-name="P4">
<draw:frame draw:style-name="fr1" draw:name="Image21" text:anchor-type="as-char" svg:width="6.9236in" svg:height="5.804039in" draw:z-index="0">
<draw:image xlink:href="../Images/AРМІЯINFORM/2023-04-26T52-00-00-04-00/5a657d58-db4e-4e85-9f55-bd05201dd172.jpg" xlink:type="simple" xlink:show="embed" xlink:actuate="onLoad" draw:mime-type="image/jpeg"/>
</draw:frame>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26/pirotehniky-za-dobu-zneshkodyly-4-aviabomby-i-majzhe-500-vybuhonebezpechnyh-predmetiv/" text:style-name="Internet_20_link" text:visited-style-name="Visited_20_Internet_20_Link">
https://armyinform.com.ua/2023/04/26/pirotehniky-za-dobu-zneshkodyly-4-aviabomby-i-majzhe-500-vybuhonebezpechnyh-predmetiv/</text:a>
</text:p>
      <!--NEWS-->
      <text:h text:style-name="P10" text:outline-level="1">
<text:span text:style-name="T4">
Britain has transferred thousands of shells to Ukraine to Challenger 2 tanks, in particular with a depleted Uranus</text:span>
</text:h>
      <text:p text:style-name="P4">
Author: ['АРМІЯINFORM']</text:p>
      <text:p text:style-name="P4">
Time: 2023-04-26T53:00:00-04:00</text:p>
      <text:p text:style-name="P4">
Description: Great British Vid rule in Ukraine Tyesyachi Boyspassiv to the tanks of Challenger 2, Zokrem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depleted.jpg" text:style-name="Internet_20_link" text:visited-style-name="Visited_20_Internet_20_Link">
depleted.jpg</text:a>
', '<text:a xlink:type="simple" xlink:href="https://armyinform.com.ua/wp-content/uploads/2023/04/chellenger2-info2-1536x1132-2.jpg" text:style-name="Internet_20_link" text:visited-style-name="Visited_20_Internet_20_Link">
chellenger2-info2-1536x1132-2.jpg</text:a>
']</text:p>
      <text:p text:style-name="P4">
Tags: ['CHALLENGER 2', 'ДОПОМОГА ПАРТНЕРІВ', 'СВІТ ПІДТРИМУЄ УКРАЇНУ', 'УКРАЇНА - ВЕЛИКА БРИТАНІЯ']</text:p>
      <text:p text:style-name="P4">
Category: News</text:p>
      <!--METADATA-->
      <text:p text:style-name="P4">
<draw:frame draw:style-name="fr1" draw:name="Image22" text:anchor-type="as-char" svg:width="6.9236in" svg:height="3.894525in" draw:z-index="0">
<draw:image xlink:href="../Images/AРМІЯINFORM/2023-04-26T53-00-00-04-00/depleted.jpg" xlink:type="simple" xlink:show="embed" xlink:actuate="onLoad" draw:mime-type="image/jpeg"/>
</draw:frame>
The United Kingdom has sent thousands of ammunition to Ukraine to Ukraine <text:a xlink:type="simple" xlink:href="https://armyinform.com.ua/2023/01/23/tank-challenger-2-brytanskyj-kremeznyj-panczyrnyk-shho-kydaye-vyklyk/" text:style-name="Internet_20_link" text:visited-style-name="Visited_20_Internet_20_Link">
Challenger 2</text:a>
In particular - armor -piercing shells with a sound.</text:p>
      <text:p text:style-name="P4">
This is stated in <text:a xlink:type="simple" xlink:href="https://questions-statements.parliament.uk/written-questions/detail/2023-04-18/181335" text:style-name="Internet_20_link" text:visited-style-name="Visited_20_Internet_20_Link">
answer</text:a>
The defense department of the United Kingdom on the question of the deputy Kennimaakaskill on the number of shells supplied to Ukraine.</text:p>
      <text:p text:style-name="P4">
"For reasons of operational safety, we will not comment on the indicators of the use of the set kits," said the Deputy Minister of Defense of Britain James Hippi.</text:p>
      <text:p text:style-name="P4">
<draw:frame draw:style-name="fr1" draw:name="Image23" text:anchor-type="as-char" svg:width="6.9236in" svg:height="5.100385in" draw:z-index="0">
<draw:image xlink:href="../Images/AРМІЯINFORM/2023-04-26T53-00-00-04-00/chellenger2-info2-1536x1132-2.jpg" xlink:type="simple" xlink:show="embed" xlink:actuate="onLoad" draw:mime-type="image/jpeg"/>
</draw:frame>
<text:span text:style-name="T4">
 For reference: </text:span>
 Use of depleted uranium in ammunition is associated with an overhaul of mass density and ability to self -inflammation during grinding, so that shells with depleted uranium <text:a xlink:type="simple" xlink:href="https://armyinform.com.ua/2023/03/27/yak-nyni-vykorystovuyut-zbidnenyj-uran-u-voyennyh-czilyah/" text:style-name="Internet_20_link" text:visited-style-name="Visited_20_Internet_20_Link">
provide</text:a>
High armor -piercing effect and cause significant destruction.</text:p>
      <text:p text:style-name="P4">
News Source: <text:a xlink:type="simple" xlink:href="https://armyinform.com.ua/2023/04/26/brytaniya-peredala-ukrayini-tysyachi-snaryadiv-do-tankiv-challenger-2-zokrema-zi-zbidnenym-uranom/" text:style-name="Internet_20_link" text:visited-style-name="Visited_20_Internet_20_Link">
https://armyinform.com.ua/2023/04/26/brytaniya-peredala-ukrayini-tysyachi-snaryadiv-do-tankiv-challenger-2-zokrema-zi-zbidnenym-uranom/</text:a>
</text:p>
      <!--NEWS-->
      <text:h text:style-name="P10" text:outline-level="1">
<text:span text:style-name="T4">
122 settlements of Ukraine fired at the army of the Russian Federation per day</text:span>
</text:h>
      <text:p text:style-name="P4">
Author: ['АРМІЯINFORM']</text:p>
      <text:p text:style-name="P4">
Time: 2023-04-26T54:00:00-04:00</text:p>
      <text:p text:style-name="P4">
Description: The last passes of Rosiyski Vіsyska fired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06fcd9af-b596-4cd0-bb84-9ceeecfd25d2.jpg" text:style-name="Internet_20_link" text:visited-style-name="Visited_20_Internet_20_Link">
06fcd9af-b596-4cd0-bb84-9ceeecfd25d2.jpg</text:a>
']</text:p>
      <text:p text:style-name="P4">
Tags: ['MILITARY MEDIA CENTER', 'ХАРКІВСЬКИЙ ТРИБУНАЛ']</text:p>
      <text:p text:style-name="P4">
Category: News</text:p>
      <!--METADATA-->
      <text:p text:style-name="P4">
<draw:frame draw:style-name="fr1" draw:name="Image24" text:anchor-type="as-char" svg:width="6.9236in" svg:height="5.199596in" draw:z-index="0">
<draw:image xlink:href="../Images/AРМІЯINFORM/2023-04-26T54-00-00-04-00/06fcd9af-b596-4cd0-bb84-9ceeecfd25d2.jpg" xlink:type="simple" xlink:show="embed" xlink:actuate="onLoad" draw:mime-type="image/jpeg"/>
</draw:frame>
During the last day, Russian troops fired at the territory <text:span text:style-name="T4">
 8 </text:span>
 Ukrainian regions.</text:p>
      <text:p text:style-name="P4">
About this <text:a xlink:type="simple" xlink:href="https://t.me/militarymediacenter/1787" text:style-name="Internet_20_link" text:visited-style-name="Visited_20_Internet_20_Link">
report</text:a>
There is a Military Mediacenter.</text:p>
      <text:p text:style-name="P4">
“In general from different types of weapons(mortars, tanks, artillery, RSZV, SCR, UAV, tactical aviation)Shelling has been made <text:span text:style-name="T4">
 122 </text:span>
 settlements, confirmed the lesion <text:span text:style-name="T4">
 102 </text:span>
 infrastructure objects, ”the statements said.</text:p>
      <text:p text:style-name="P4">
According to preliminary information, <text:span text:style-name="T4">
 2 </text:span>
 Persons were killed and <text:span text:style-name="T4">
 16 </text:span>
 injured.</text:p>
      <text:p text:style-name="P4">
News Source: <text:a xlink:type="simple" xlink:href="https://armyinform.com.ua/2023/04/26/122-naselenyh-punktiv-ukrayiny-obstrilyala-armiya-rf-za-dobu/" text:style-name="Internet_20_link" text:visited-style-name="Visited_20_Internet_20_Link">
https://armyinform.com.ua/2023/04/26/122-naselenyh-punktiv-ukrayiny-obstrilyala-armiya-rf-za-dobu/</text:a>
</text:p>
      <!--NEWS-->
      <text:h text:style-name="P10" text:outline-level="1">
<text:span text:style-name="T4">
The President of Ukraine reminded the Chernobyl disaster and urged the world to prevent a new tragedy because of the actions of</text:span>
</text:h>
      <text:p text:style-name="P4">
Author: ['АРМІЯINFORM']</text:p>
      <text:p text:style-name="P4">
Time: 2023-04-26T55:00:00-04:00</text:p>
      <text:p text:style-name="P4">
Description: 37 Rock -up of the Avari on the Chornobilziy Atomonia Statziyu flooded the magnificence of a scar for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32827-1_large.jpg" text:style-name="Internet_20_link" text:visited-style-name="Visited_20_Internet_20_Link">
132827-1_large.jpg</text:a>
']</text:p>
      <text:p text:style-name="P4">
Tags: ['ВОЛОДИМИР ЗЕЛЕНСЬКИЙ', 'ЧОРНОБИЛЬСЬКА АЕС']</text:p>
      <text:p text:style-name="P4">
Category: News</text:p>
      <!--METADATA-->
      <text:p text:style-name="P4">
<draw:frame draw:style-name="fr1" draw:name="Image25" text:anchor-type="as-char" svg:width="6.9236in" svg:height="4.851574in" draw:z-index="0">
<draw:image xlink:href="../Images/AРМІЯINFORM/2023-04-26T55-00-00-04-00/132827-1_large.jpg" xlink:type="simple" xlink:show="embed" xlink:actuate="onLoad" draw:mime-type="image/jpeg"/>
</draw:frame>
37 years ago <text:a xlink:type="simple" xlink:href="https://armyinform.com.ua/2023/04/26/37-rokiv-tomu-stalasya-odna-z-najstrashnishyh-katastrof-v-istoriyi-lyudstva/" text:style-name="Internet_20_link" text:visited-style-name="Visited_20_Internet_20_Link">
accident</text:a>
The Okornobyl nuclear station left a huge scar for the whole world. Radiation has turned the once cozy and developed territory into zoning.</text:p>
      <text:p text:style-name="P4">
About it <text:a xlink:type="simple" xlink:href="https://t.me/V_Zelenskiy_official/6003" text:style-name="Internet_20_link" text:visited-style-name="Visited_20_Internet_20_Link">
stressed</text:a>
President of Ukraine Volodymyr Zelensky in telegrams.</text:p>
      <text:p text:style-name="P4">
"Today, the 30-kilometer zone around the Chernobyl NPP remains a dangerous place for the high concentration of radiation," the head of state said.</text:p>
      <text:p text:style-name="P4">
He recalled that last year the occupier not only seized the nuclear power plant, but Iznov ended the whole world. More than a year of release has passed. Scientific and security enterprises in the Chernobyl zone have already returned the donormal mode of operation.</text:p>
      <text:p text:style-name="P4">
“Ukraine and the world have paid a high price for eliminating the consequences of the catastrophe, as soon as it is. We have to do everything to prevent the state-terrorist state to use nuclear energy for the blackmail of Ukraine and the whole world, ”Volodymyr Zelenskyy said.</text:p>
      <text:p text:style-name="P4">
News Source: <text:a xlink:type="simple" xlink:href="https://armyinform.com.ua/2023/04/26/prezydent-ukrayiny-nagadav-pro-katastrofu-na-chaes-i-zaklykav-svit-ne-dopustyty-novoyi-tragediyi-cherez-diyi-rosiyi/" text:style-name="Internet_20_link" text:visited-style-name="Visited_20_Internet_20_Link">
https://armyinform.com.ua/2023/04/26/prezydent-ukrayiny-nagadav-pro-katastrofu-na-chaes-i-zaklykav-svit-ne-dopustyty-novoyi-tragediyi-cherez-diyi-rosiyi/</text:a>
</text:p>
      <!--NEWS-->
      <text:h text:style-name="P10" text:outline-level="1">
<text:span text:style-name="T4">
In Italy, a conference on reconstruction of Ukraine began</text:span>
</text:h>
      <text:p text:style-name="P4">
Author: ['АРМІЯINFORM']</text:p>
      <text:p text:style-name="P4">
Time: 2023-04-26T56:00:00-04:00</text:p>
      <text:p text:style-name="P4">
Description: At Rimi, the divine conference of the conference of Zaidbudov Klastodov was growing in the robot. About the work of ... the war with Ukraine 2022, the war with Ukraine is the latest news today, the news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4/maxresdefault-2.jpg" text:style-name="Internet_20_link" text:visited-style-name="Visited_20_Internet_20_Link">
maxresdefault-2.jpg</text:a>
']</text:p>
      <text:p text:style-name="P4">
Tags: ['ВІДНОВЛЕННЯ УКРАЇНИ', 'ДОПОМОГА ПАРТНЕРІВ', 'ІТАЛІЯ', 'КОНФЕРЕНЦІЯ', 'СВІТ ПІДТРИМУЄ УКРАЇНУ']</text:p>
      <text:p text:style-name="P4">
Category: News</text:p>
      <!--METADATA-->
      <text:p text:style-name="P4">
<draw:frame draw:style-name="fr1" draw:name="Image26" text:anchor-type="as-char" svg:width="6.9236in" svg:height="3.894525in" draw:z-index="0">
<draw:image xlink:href="../Images/AРМІЯINFORM/2023-04-26T56-00-00-04-00/maxresdefault-2.jpg" xlink:type="simple" xlink:show="embed" xlink:actuate="onLoad" draw:mime-type="image/jpeg"/>
</draw:frame>
In Rome, a bilateral conference for the reconstruction of Ukraine has begun.</text:p>
      <text:p text:style-name="P4">
This is stated in <text:a xlink:type="simple" xlink:href="https://www.esteri.it/it/sala_stampa/archivionotizie/comunicati/2023/04/nota-di-inquadramento-conferenza-bilaterale-sulla-ricostruzione-dellucraina/" text:style-name="Internet_20_link" text:visited-style-name="Visited_20_Internet_20_Link">
message</text:a>
The Press Service of the Italian Government.</text:p>
      <text:p text:style-name="P4">
The event, which will be attended by representatives of the business world, trade assets and major international financial institutions, gives the opportunity to receive information directly from the Ukrainian authorities about the needs necessary for the resumption of the country, and to allow the Italian government, organizations and companies to formulate specific proposals for meeting the needs of Kyiv, as well as the short -run, and the shortcut and the needs in the medium term.</text:p>
      <text:p text:style-name="P4">
“I am proud of the work we have done to prepare the Ukrainian restoration conference. Italian companies with their entrepreneurial spirit and their know-how, such as infrastructure, energy, agribusiness, health care, digital technologies, space and metallurgy, will be able to make a significant contribution of the country, ”Viceremier and Minister of Foreign Minister said Anthony Tayani.</text:p>
      <text:p text:style-name="P4">
According to him, it is a process that can really be started without waiting for war.</text:p>
      <text:p text:style-name="P4">
"This question is not just to rebuild Ukraine, but to rebuild it better, according to the logic ofBuild Back Better, to accelerate its promotion on the European path," - addionio Tayana.</text:p>
      <text:p text:style-name="P4">
On the Ukrainian side, the ministers responsible for the issue of renewal of Ukraine, including the Minister of Foreign Affairs Dmitry Kuleb Tav, Minister-Minister of Economy Yulia Sviridenko.</text:p>
      <text:p text:style-name="P4">
To Rome already <text:a xlink:type="simple" xlink:href="https://t.me/Denys_Smyhal/5081" text:style-name="Internet_20_link" text:visited-style-name="Visited_20_Internet_20_Link">
arrived</text:a>
Prime Minister of Ukraine Schmigal. He will meet with the Italian President, Head of the Government of the Minister of Defense of Italy, as well as with the heads of the Chambers of the Italian Parliament.</text:p>
      <text:p text:style-name="P4">
“We plan to sign a number of bilateral documents that will contribute to the restoration of Ukraine. Together with partners, we form the strong and adamant support of the Ukrainian Education and involve foreign business in the reconstruction of our country, ” - summarized Schmigal.</text:p>
      <text:p text:style-name="P4">
News Source: <text:a xlink:type="simple" xlink:href="https://armyinform.com.ua/2023/04/26/v-italiyi-rozpochalasya-konferencziya-z-vidbudovy-ukrayiny/" text:style-name="Internet_20_link" text:visited-style-name="Visited_20_Internet_20_Link">
https://armyinform.com.ua/2023/04/26/v-italiyi-rozpochalasya-konferencziya-z-vidbudovy-ukrayiny/</text:a>
</text:p>
      <!--NEWS-->
      <text:h text:style-name="P10" text:outline-level="1">
<text:span text:style-name="T4">
The Minister of Defense of Britain has urged to accelerate the delivery of military assistance to Ukraine</text:span>
</text:h>
      <text:p text:style-name="P4">
Author: ['АРМІЯINFORM']</text:p>
      <text:p text:style-name="P4">
Time: 2023-04-26T57:00:00-04:00</text:p>
      <text:p text:style-name="P4">
Description: Minita defending Great British Ben Volles, jamming the delivery of his own kal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3101882_1191373288248430_5528288568826583788_n.jpg" text:style-name="Internet_20_link" text:visited-style-name="Visited_20_Internet_20_Link">
343101882_1191373288248430_5528288568826583788_n.jpg</text:a>
', '<text:a xlink:type="simple" xlink:href="https://armyinform.com.ua/wp-content/uploads/2023/04/343068456_751201453153731_2305556026887038482_n-e1682494335490.jpg" text:style-name="Internet_20_link" text:visited-style-name="Visited_20_Internet_20_Link">
343068456_751201453153731_2305556026887038482_n-e1682494335490.jpg</text:a>
']</text:p>
      <text:p text:style-name="P4">
Tags: ['ВЕЛИКА БРИТАНІЯ', 'ГЕНШТАБ ЗС УКРАЇНИ']</text:p>
      <text:p text:style-name="P4">
Category: News</text:p>
      <!--METADATA-->
      <text:p text:style-name="P4">
<draw:frame draw:style-name="fr1" draw:name="Image27" text:anchor-type="as-char" svg:width="6.9236in" svg:height="3.95081in" draw:z-index="0">
<draw:image xlink:href="../Images/AРМІЯINFORM/2023-04-26T57-00-00-04-00/343101882_1191373288248430_5528288568826583788_n.jpg" xlink:type="simple" xlink:show="embed" xlink:actuate="onLoad" draw:mime-type="image/jpeg"/>
</draw:frame>
NATO Secretary General Jens Stoltenberg Attending the Ukraine Defense Contactgroup Meeting</text:p>
      <text:p text:style-name="P4">
The UK Defense Minister Ben Volles has called for his colleagues to accelerate the military assistance packages in demonstrating the constant unity of the International Support of Ukraine.</text:p>
      <text:p text:style-name="P4">
About it <text:a xlink:type="simple" xlink:href="https%3A%2F%2Fwww.facebook.com%2FGeneralStaff.ua%2Fposts%2Fpfbid02PqRQgyhVZgCUhj9d28jmkhMzCjmoZqfJSMLT7Ybv4Fd9sMCiSNNH4NQR2ofPrbJMl&amp;show_text=true&amp;width=500" text:style-name="Internet_20_link" text:visited-style-name="Visited_20_Internet_20_Link">
reports</text:a>
The General Staff of the Armed Forces.</text:p>
      <text:p text:style-name="P4">
“Ukraine's international support is increasing. There are more countries in the meeting than any. The donations are growing and their delivery is accelerated. We will support Ukraine as much as you need, ”he said.</text:p>
      <text:p text:style-name="P4">
At the same time, Ben Wolles called on his defense colleagues to accelerate the delivery of military assistance in demonstration of permanent international support of Ukraine.</text:p>
      <text:p text:style-name="P4">
According to him, the United Kingdom can be proud of Ukraine's support.</text:p>
      <text:p text:style-name="P4">
"We provide innumerable number of brave Ukrainians with combat training, equipment and ammunition, which are urgently needed to reflect the barbaric tincture of Russia," he added.</text:p>
      <text:p text:style-name="P4">
<draw:frame draw:style-name="fr1" draw:name="Image28" text:anchor-type="as-char" svg:width="6.9236in" svg:height="3.735556in" draw:z-index="0">
<draw:image xlink:href="../Images/AРМІЯINFORM/2023-04-26T57-00-00-04-00/343068456_751201453153731_2305556026887038482_n-e1682494335490.jpg" xlink:type="simple" xlink:show="embed" xlink:actuate="onLoad" draw:mime-type="image/jpeg"/>
</draw:frame>
To date, the United Kingdom has set more than 10,000 anti -tank missiles, 200 thousand. artillery ammunition, hundreds of anti -aircraft installations, self -propelled artillery plants and more than 200 thousand units of non -lethal equipment, including overall clothing for extreme cold, equipment for the detection of mine by industrial powerful generators.</text:p>
      <text:p text:style-name="P4">
News Source: <text:a xlink:type="simple" xlink:href="https://armyinform.com.ua/2023/04/26/ministr-oborony-brytaniyi-zaklykav-pryskoryty-dostavku-vijskovoyi-dopomogy-ukrayini/" text:style-name="Internet_20_link" text:visited-style-name="Visited_20_Internet_20_Link">
https://armyinform.com.ua/2023/04/26/ministr-oborony-brytaniyi-zaklykav-pryskoryty-dostavku-vijskovoyi-dopomogy-ukrayini/</text:a>
</text:p>
      <!--NEWS-->
      <text:h text:style-name="P10" text:outline-level="1">
<text:span text:style-name="T4">
About priority steps after Crimea's de -occupation: the Crimea Wave Youth Forum was held in Kiev</text:span>
</text:h>
      <text:p text:style-name="P4">
Author: ['Світлана Кирган']</text:p>
      <text:p text:style-name="P4">
Time: 2023-04-26T58:00:00-04:00</text:p>
      <text:p text:style-name="P4">
Description: Reintegraita Crimsus is an improvisial of the Zapadannya for Ukraine. The process of the Rintegrac ... War with Ukraine 2022, the war with Ukraine Latest news today,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4/golovna-53.jpg" text:style-name="Internet_20_link" text:visited-style-name="Visited_20_Internet_20_Link">
golovna-53.jpg</text:a>
', '<text:a xlink:type="simple" xlink:href="https://armyinform.com.ua/wp-content/uploads/2023/04/foto-2-17.jpg" text:style-name="Internet_20_link" text:visited-style-name="Visited_20_Internet_20_Link">
foto-2-17.jpg</text:a>
', '<text:a xlink:type="simple" xlink:href="https://armyinform.com.ua/wp-content/uploads/2023/04/7-26.jpg" text:style-name="Internet_20_link" text:visited-style-name="Visited_20_Internet_20_Link">
7-26.jpg</text:a>
', '<text:a xlink:type="simple" xlink:href="https://armyinform.com.ua/wp-content/uploads/2023/04/8-24.jpg" text:style-name="Internet_20_link" text:visited-style-name="Visited_20_Internet_20_Link">
8-24.jpg</text:a>
']</text:p>
      <text:p text:style-name="P4">
Tags: ['ВТОРГНЕННЯ РФ', 'КРИМ - ЦЕ УКРАЇНА']</text:p>
      <text:p text:style-name="P4">
Category: News</text:p>
      <!--METADATA-->
      <text:p text:style-name="P4">
<draw:frame draw:style-name="fr1" draw:name="Image29" text:anchor-type="as-char" svg:width="6.9236in" svg:height="4.615733in" draw:z-index="0">
<draw:image xlink:href="../Images/AРМІЯINFORM/2023-04-26T58-00-00-04-00/golovna-53.jpg" xlink:type="simple" xlink:show="embed" xlink:actuate="onLoad" draw:mime-type="image/jpeg"/>
</draw:frame>
The reintegration of Crimea is an extremely important task for Ukraine. In the Crimean process, the key role will be played by young people, so now they need to mobilize their potential and experience. During the Crimea Wave Forum, experts from political, economic, cultural, information and other areas have discussed discussions and dialogues with politically active youth.</text:p>
      <text:p text:style-name="P4">
The forum took place panel discussions on the subject of liberation, reintegration, economic, cultural restoration of Crimea, as well as about the socialization of the residents after a 9-year occupation.</text:p>
      <text:p text:style-name="P4">
<draw:frame draw:style-name="fr1" draw:name="Image30" text:anchor-type="as-char" svg:width="6.9236in" svg:height="4.615733in" draw:z-index="0">
<draw:image xlink:href="../Images/AРМІЯINFORM/2023-04-26T58-00-00-04-00/foto-2-17.jpg" xlink:type="simple" xlink:show="embed" xlink:actuate="onLoad" draw:mime-type="image/jpeg"/>
</draw:frame>
- In the framework of the working group, we considered how state bodies will work in the crimbage. I will say that our vision - people's deputies, representatives of states - such that of course, the military administration must first be created in the Crimea. Then there is a transition to a military-civil administration, then-elections and transition to civilian life. It is very important for us that young people are involved. They should become frames of development that will go to the Crimean peninsula and rebuild our Crimea, - said Tamila Tasheva.</text:p>
      <text:p text:style-name="P4">
<draw:frame draw:style-name="fr1" draw:name="Image31" text:anchor-type="as-char" svg:width="6.9236in" svg:height="6.49246in" draw:z-index="0">
<draw:image xlink:href="../Images/AРМІЯINFORM/2023-04-26T58-00-00-04-00/7-26.jpg" xlink:type="simple" xlink:show="embed" xlink:actuate="onLoad" draw:mime-type="image/jpeg"/>
</draw:frame>
The event was also attended by the Deputy Minister for Reintegration of the Occupied Territories Anatoly Stelmakh, who spoke about the first steps that Ukraine will take in Crimea after its de -occupation.</text:p>
      <ul>
        <li>
We are working on the first steps to be taken after the Crimean Peninsula is released. The first of them is undoubtedly ensuring the safety of citizens who live there. The second is the demilitarization of the Peninsula of the Switches. The third step is to bring the guilty to account. People who committed criminal offenses against our country will be held reference. And those who have illegally arrived at the peninsula have to collapse it, we will be published. The next step is the restoration of the authorities. Also, we must make the Russian media do not prevail. There should be an honest opinion of the Ukrainian authorities, should have accessible media. People should stop living in a vacuum of Russian propaganda, - said Anatoly Stelmach.</li>
      </ul>
      <text:p text:style-name="P4">
<draw:frame draw:style-name="fr1" draw:name="Image32" text:anchor-type="as-char" svg:width="6.9236in" svg:height="4.863829in" draw:z-index="0">
<draw:image xlink:href="../Images/AРМІЯINFORM/2023-04-26T58-00-00-04-00/8-24.jpg" xlink:type="simple" xlink:show="embed" xlink:actuate="onLoad" draw:mime-type="image/jpeg"/>
</draw:frame>
</text:p>
      <text:p text:style-name="P4">
Certainly, the participants of the forum point out that the reintegration of Crimea is a complex process, but this is an extremely important task for Ukraine as a whole. That is why it is necessary to mobilize Ukrainian youth, because their potential, and professionalism will play a key role in this process.</text:p>
      <text:p text:style-name="P4">
<text:span text:style-name="T5">
Opto author</text:span>
</text:p>
      <text:p text:style-name="P4">
News Source: <text:a xlink:type="simple" xlink:href="https://armyinform.com.ua/2023/04/26/pershochergovi-kroky-pislya-deokupacziyi-krymu-u-kyyevi-vidbuvsya-molodizhnyj-forum-krym-wave/" text:style-name="Internet_20_link" text:visited-style-name="Visited_20_Internet_20_Link">
https://armyinform.com.ua/2023/04/26/pershochergovi-kroky-pislya-deokupacziyi-krymu-u-kyyevi-vidbuvsya-molodizhnyj-forum-krym-wave/</text:a>
</text:p>
      <!--NEWS-->
      <text:h text:style-name="P10" text:outline-level="1">
<text:span text:style-name="T4">
In Sumy region, the defense forces strengthen the protection of critical objects of civil infrastructure</text:span>
</text:h>
      <text:p text:style-name="P4">
Author: ['АРМІЯINFORM']</text:p>
      <text:p text:style-name="P4">
Time: 2023-04-26T59:00:00-04:00</text:p>
      <text:p text:style-name="P4">
Description: PID Hour of Robochka, by the PIDRODDILIV, yaki to exaggerate the defense of the Sumsko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ez-imeni-13.jpg" text:style-name="Internet_20_link" text:visited-style-name="Visited_20_Internet_20_Link">
bez-imeni-13.jpg</text:a>
']</text:p>
      <text:p text:style-name="P4">
Tags: ['ВТОРГНЕННЯ РФ', 'СЕРГІЙ НАЄВ', 'СУМЩИНА']</text:p>
      <text:p text:style-name="P4">
Category: News</text:p>
      <!--METADATA-->
      <text:p text:style-name="P4">
<draw:frame draw:style-name="fr1" draw:name="Image33" text:anchor-type="as-char" svg:width="6.9236in" svg:height="3.952222in" draw:z-index="0">
<draw:image xlink:href="../Images/AРМІЯINFORM/2023-04-26T59-00-00-04-00/bez-imeni-13.jpg" xlink:type="simple" xlink:show="embed" xlink:actuate="onLoad" draw:mime-type="image/jpeg"/>
</draw:frame>
During a working trip to units that keep the defense of the Sumy region, the Commander of the Joint Forces of the Armed Forces of Ukraine, Lieutenantsergiy Naev, meeting with the commanders of the units, got acquainted with the terms of the service of the service and the performance of combat missions, checked fortification and arrangement.</text:p>
      <text:p text:style-name="P4">
About it <text:a xlink:type="simple" xlink:href="https://fb.watch/k8xT_M0GN2/" text:style-name="Internet_20_link" text:visited-style-name="Visited_20_Internet_20_Link">
reports</text:a>
Communications Service of the Command of the Joint Forces of the Armed Forces of Ukraine.</text:p>
      <text:p text:style-name="P4">
"During the meeting with the commanders of the units, he outlined a number of specific measures aimed at ensuring the defense capability of the territory and the instant response of enemy shelling," the commander emphasized. - In addition, they discussed the issue of the enclosure of the complex town of psychological and tactical training of units, whose program is based on the study of the experience of conducting the enemy's actions that are currently taking place in the east of the country. Such training has been introduced in other areas of the northern operating area. "</text:p>
      <text:p text:style-name="P4">
According to Lieutenant General Sergei Naev, fortification equipment and enclosure of barriers in the Sumy direction indicates the strengthening of the defense of the border of the region. In addition, here are purposefully engaged in the improvement of the military skill of military personnel.</text:p>
      <text:p text:style-name="P4">
He also noted that the military who defend this direction, very motivated, know their combat mission and successfully fulfill it.</text:p>
      <text:p text:style-name="P4">
During his working trip, the commander transferred to the military units of defense generators, camouflage kits made by the Ruevit Broad Fund(Rivne city), as well as the sights and devices of the night, provided by the Okhmatdit clinic at the expense of the rally at the anniversary at the anniversary at the beginning of a large -scale invasion of Ukraine.</text:p>
      <text:p text:style-name="P4">
In addition, Lieutenant General Sergey Naev spoke with the residents of border areas, who suffer daily from shelling of the enemy, because Sumy region is the longest border with the Russian Federation-564 km. He explained that the issues of improving the protection of the civilian population are priority to the united forces of the Armed Forces of Ukraine.</text:p>
      <text:p text:style-name="P4">
News Source: <text:a xlink:type="simple" xlink:href="https://armyinform.com.ua/2023/04/26/na-sumshhyni-syly-oborony-posylyuyut-zahyst-krytychnyh-obyektiv-czyvilnoyi-infrastruktury/" text:style-name="Internet_20_link" text:visited-style-name="Visited_20_Internet_20_Link">
https://armyinform.com.ua/2023/04/26/na-sumshhyni-syly-oborony-posylyuyut-zahyst-krytychnyh-obyektiv-czyvilnoyi-infrastruktury/</text:a>
</text:p>
      <!--NEWS-->
      <text:h text:style-name="P10" text:outline-level="1">
<text:span text:style-name="T4">
The Kremlin is massively relocated to the temporarily occupied territory of Ukraine of people of different nationalities from the Russian Federation - Anna Malyar</text:span>
</text:h>
      <text:p text:style-name="P4">
Author: ['АРМІЯINFORM']</text:p>
      <text:p text:style-name="P4">
Time: 2023-04-26T60:00:00-04:00</text:p>
      <text:p text:style-name="P4">
Description: Crimean-Agresor is to be Vlitrovit in the serpent warehouse of the village of Timchasov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photo_2022-10-27_11-29-46-e1668072464945.jpg" text:style-name="Internet_20_link" text:visited-style-name="Visited_20_Internet_20_Link">
photo_2022-10-27_11-29-46-e1668072464945.jpg</text:a>
']</text:p>
      <text:p text:style-name="P4">
Tags: ['STOPRUSSIA', 'АГРЕСІЯ РФ', 'ГАННА МАЛЯР']</text:p>
      <text:p text:style-name="P4">
Category: News</text:p>
      <!--METADATA-->
      <text:p text:style-name="P4">
<draw:frame draw:style-name="fr1" draw:name="Image34" text:anchor-type="as-char" svg:width="6.9236in" svg:height="4.119542in" draw:z-index="0">
<draw:image xlink:href="../Images/AРМІЯINFORM/2023-04-26T60-00-00-04-00/photo_2022-10-27_11-29-46-e1668072464945.jpg" xlink:type="simple" xlink:show="embed" xlink:actuate="onLoad" draw:mime-type="image/jpeg"/>
</draw:frame>
Gannamaars. Photo: Dmitry Yurchenko / Armyinform</text:p>
      <text:p text:style-name="P4">
The aggressor country is trying to influence the change in the ethnic composition of the population of the occupied territory of Ukraine. The most active measures are carried out in the Ulugan region.</text:p>
      <text:p text:style-name="P4">
About it <text:a xlink:type="simple" xlink:href="https://t.me/annamaliar/672" text:style-name="Internet_20_link" text:visited-style-name="Visited_20_Internet_20_Link">
reported</text:a>
Deputy Minister of Defense of Ukraine Anna Malyar.</text:p>
      <text:p text:style-name="P4">
"To this end, the Government of the Russian Federation initiated a large -scale resettlement from remote regions of Russia of a large number of people of different nationalities, mainly low -income sections of the population," said Anna Malyar.</text:p>
      <text:p text:style-name="P4">
According to her, the migrants from Russia in the temporarily occupied territory of Ukraine are facilitated by local Russian occupation administrations, which ensure that the families of arrivals, employment, providing preferential loans for the purchase of housing, business development, etc.</text:p>
      <text:p text:style-name="P4">
“At the same time, the local residents of the temporarily occupied territory of Ukraine, pepper, who are suspected of observance of the pro -Ukrainian position, Russian occupants continue to deport to the Russian Federation. In this way, the enemy seeks to destroy Ukrainian statehood and the nationality of society in temporarily occupied Ukrainian territories, ” - said the Deputy Head of the Ukrainian Defense Office.</text:p>
      <text:p text:style-name="P4">
News Source: <text:a xlink:type="simple" xlink:href="https://armyinform.com.ua/2023/04/26/kreml-masovo-pereselyaye-na-tymchasovo-okupovanu-terytoriyu-ukrayiny-lyudej-riznyh-naczionalnostej-z-rf-ganna-malyar/" text:style-name="Internet_20_link" text:visited-style-name="Visited_20_Internet_20_Link">
https://armyinform.com.ua/2023/04/26/kreml-masovo-pereselyaye-na-tymchasovo-okupovanu-terytoriyu-ukrayiny-lyudej-riznyh-naczionalnostej-z-rf-ganna-malyar/</text:a>
</text:p>
      <!--NEWS-->
      <text:h text:style-name="P10" text:outline-level="1">
<text:span text:style-name="T4">
In the Dnieper, doctors rescued the military who hit the bullet in the head</text:span>
</text:h>
      <text:p text:style-name="P4">
Author: ['АРМІЯINFORM']</text:p>
      <text:p text:style-name="P4">
Time: 2023-04-26T61:00:00-04:00</text:p>
      <text:p text:style-name="P4">
Description: At the DNIPRII Neurochiruga, they managed the VIISKOVOSKOVSKY of the ZBROKRAYSKY of Ukraine Overskress ... War with Ukraine 2022, the war with Ukraine Latest news today, News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3236052_796273135264562_2770515531641955217_n.jpg" text:style-name="Internet_20_link" text:visited-style-name="Visited_20_Internet_20_Link">
343236052_796273135264562_2770515531641955217_n.jpg</text:a>
']</text:p>
      <text:p text:style-name="P4">
Tags: ['АГРЕСІЯ РФ', 'ВТОРГНЕННЯ РФ', 'ЛІКАРНЯ\xa0ІМЕНІ І.\xa0І.\xa0МЕЧНИКОВА', 'МОЗ', 'НЕЙРОХІРУРГІЧНИЙ МІКРОСКОП', 'СЕРГІЙ РИЖЕНКО']</text:p>
      <text:p text:style-name="P4">
Category: News</text:p>
      <!--METADATA-->
      <text:p text:style-name="P4">
<draw:frame draw:style-name="fr1" draw:name="Image35" text:anchor-type="as-char" svg:width="6.9236in" svg:height="4.740348in" draw:z-index="0">
<draw:image xlink:href="../Images/AРМІЯINFORM/2023-04-26T61-00-00-04-00/343236052_796273135264562_2770515531641955217_n.jpg" xlink:type="simple" xlink:show="embed" xlink:actuate="onLoad" draw:mime-type="image/jpeg"/>
</draw:frame>
In the Dnieper, neurosurgeons successfully conducted a military serviceman of the Armed Forces of Ukraine a complex operation - removed a bullet and fragments of the occipital bone from the head.</text:p>
      <text:p text:style-name="P4">
About it <text:a xlink:type="simple" xlink:href="https://www.facebook.com/moz.ukr/posts/pfbid0GYLqB4kkVbVoHbqZU1HfxuK13HvjuAfw5UaBZ3yvkmGBpcfcnJRRKm7V6Rr3qSSvl" text:style-name="Internet_20_link" text:visited-style-name="Visited_20_Internet_20_Link">
reports</text:a>
Ministry of Health of Ukraine.</text:p>
      <text:p text:style-name="P4">
Serviceman Ruslan from Kharkiv region, lived 5 km from the enemy border. On February 24, 2022 he was occupied. For two weeks, the guy, bypassing and mine fields, went to his own. In the first territorial centrical complex and social support, he enrolled in a volunteer for the Armed Forces.</text:p>
      <text:p text:style-name="P4">
On April 10, he was seriously injured. Talented neurosurgery Dnipro regional clinical hospital. Mechnikov was able to make a complex surgery with a neurosurgical microscope.</text:p>
      <text:p text:style-name="P4">
"This modern apparatus, together with Mechnikov's neurosurgeons, rescued hundreds of human life," says Sergey Ryzhenko, chief doctor of Dniprovsk Regional Clinical Hospital.</text:p>
      <text:p text:style-name="P4">
Currently, the defender of Ukraine has come to consciousness and soon goes to rehabilitation.</text:p>
      <text:p text:style-name="P4">
News Source: <text:a xlink:type="simple" xlink:href="https://armyinform.com.ua/2023/04/26/u-dnipri-likari-vryatuvaly-vijskovogo-yakomu-kulya-vluchyla-v-golovu/" text:style-name="Internet_20_link" text:visited-style-name="Visited_20_Internet_20_Link">
https://armyinform.com.ua/2023/04/26/u-dnipri-likari-vryatuvaly-vijskovogo-yakomu-kulya-vluchyla-v-golovu/</text:a>
</text:p>
      <!--NEWS-->
      <text:h text:style-name="P10" text:outline-level="1">
<text:span text:style-name="T4">
Explosions on military objects of the Russian Federation in Crimea do not violate the terms of the grain agreement - GUR</text:span>
</text:h>
      <text:p text:style-name="P4">
Author: ['АРМІЯINFORM']</text:p>
      <text:p text:style-name="P4">
Time: 2023-04-26T62:00:00-04:00</text:p>
      <text:p text:style-name="P4">
Description: Vibuhi on VIISKOVIKH OF RF RF at Timchasovo by the perpetual criminal order not to entrust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0230426-01.jpg" text:style-name="Internet_20_link" text:visited-style-name="Visited_20_Internet_20_Link">
20230426-01.jpg</text:a>
']</text:p>
      <text:p text:style-name="P4">
Tags: ['ГУР МО УКРАЇНИ']</text:p>
      <text:p text:style-name="P4">
Category: News</text:p>
      <!--METADATA-->
      <text:p text:style-name="P4">
<draw:frame draw:style-name="fr1" draw:name="Image36" text:anchor-type="as-char" svg:width="6.9236in" svg:height="4.3728in" draw:z-index="0">
<draw:image xlink:href="../Images/AРМІЯINFORM/2023-04-26T62-00-00-04-00/20230426-01.jpg" xlink:type="simple" xlink:show="embed" xlink:actuate="onLoad" draw:mime-type="image/jpeg"/>
</draw:frame>
Explosions on military objects of the Russian Federation in the temporarily occupied Crimea in no way distort the terms of the grain agreement.</text:p>
      <text:p text:style-name="P4">
About it <text:a xlink:type="simple" xlink:href="https://gur.gov.ua/content/vybukhy-na-viiskovykh-obiektakh-rf-u-tymchasovo-okupovanomu-krymu-zhodnym-chynom-ne-porushuiut-umov-zernovoi-uhody.html" text:style-name="Internet_20_link" text:visited-style-name="Visited_20_Internet_20_Link">
reported</text:a>
Representative of the GRU of the Ministry of Defense of Ukraine Andriy Yusov, commenting on the pre -trialist of the Ministry of Defense of Muscovy to Ukraine.</text:p>
      <text:p text:style-name="P4">
According to Andriy Yusov, recent accusations of alleged attack on civilinefrastructure and threats of aggressor state to freeze the grain agreement with an ebserus manipulation by Russia.</text:p>
      <text:p text:style-name="P4">
“Ukraine has international obligations, in particular, it fulfills all the liability concerning the grain corridor. The recent events in the crimmer were only military objects and in no way related to grain -consumption, which involves the use of Ukrainian ports and civilian ports when it comes to the territory controlled by Ukraine, ”the representative of Ukraine explained.</text:p>
      <text:p text:style-name="P4">
News Source: <text:a xlink:type="simple" xlink:href="https://armyinform.com.ua/2023/04/26/vybuhy-na-vijskovyh-obyektah-rf-u-krymu-ne-porushuyut-umov-zernovoyi-ugody-gur/" text:style-name="Internet_20_link" text:visited-style-name="Visited_20_Internet_20_Link">
https://armyinform.com.ua/2023/04/26/vybuhy-na-vijskovyh-obyektah-rf-u-krymu-ne-porushuyut-umov-zernovoyi-ugody-gur/</text:a>
</text:p>
      <!--NEWS-->
      <text:h text:style-name="P10" text:outline-level="1">
<text:span text:style-name="T4">
In May in Poland, a service center will start work for serving Ukrainian tanks Leopard 2</text:span>
</text:h>
      <text:p text:style-name="P4">
Author: ['АРМІЯINFORM']</text:p>
      <text:p text:style-name="P4">
Time: 2023-04-26T63:00:00-04:00</text:p>
      <text:p text:style-name="P4">
Description: In Poland, the Poland Misty ґLIVICE ROZENE Robot servisniy center of the service of servic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leopard2-1.jpg" text:style-name="Internet_20_link" text:visited-style-name="Visited_20_Internet_20_Link">
leopard2-1.jpg</text:a>
']</text:p>
      <text:p text:style-name="P4">
Tags: ['LEOPARD 2', 'ДОПОМОГА ПАРТНЕРІВ', 'МАРІУШ БЛАЩАК', 'СВІТ ПІДТРИМУЄ УКРАЇНУ']</text:p>
      <text:p text:style-name="P4">
Category: News</text:p>
      <!--METADATA-->
      <text:p text:style-name="P4">
<draw:frame draw:style-name="fr1" draw:name="Image37" text:anchor-type="as-char" svg:width="6.9236in" svg:height="3.894525in" draw:z-index="0">
<draw:image xlink:href="../Images/AРМІЯINFORM/2023-04-26T63-00-00-04-00/leopard2-1.jpg" xlink:type="simple" xlink:show="embed" xlink:actuate="onLoad" draw:mime-type="image/jpeg"/>
</draw:frame>
In May in the Polish city, Glivice will start working with the LEOPARD 2 Public Center for Publication, <text:a xlink:type="simple" xlink:href="https://armyinform.com.ua/2023/02/24/pershi-tanky-leopard-vzhe-v-ukrayini-polskyj-prezydent/" text:style-name="Internet_20_link" text:visited-style-name="Visited_20_Internet_20_Link">
Transmitted</text:a>
Poland to Ukraine.</text:p>
      <text:p text:style-name="P4">
About it with reference to the statement of the Minister of National Defense of Poland Mariushablachak <text:a xlink:type="simple" xlink:href="https://twitter.com/MON_GOV_PL/status/1651123553012441089" text:style-name="Internet_20_link" text:visited-style-name="Visited_20_Internet_20_Link">
reports</text:a>
Polish defense department.</text:p>
      <text:p text:style-name="P4">
According to the head of the Ministry of Defense of Poland, the hub will be located on the mechanical factory "Boimar-Labonda".</text:p>
      <text:p text:style-name="P4">
“I intensively sought the Center for Service and Repair for Ukrainian Tanks <text:a xlink:type="simple" xlink:href="https://armyinform.com.ua/2023/03/10/chym-vidriznyayutsya-mizh-soboyu-tanky-leopard-riznyh-modyfikaczij/" text:style-name="Internet_20_link" text:visited-style-name="Visited_20_Internet_20_Link">
Leopard 2</text:a>
, transferred to Poland. In May, the service center for these tanks is here, at Bumar-Godabędy. I am sure that we will all take this opportunity, ”Mariusz Blaschak said, visiting the company with Prime Minister Mateusz Moravtsky.</text:p>
      <text:p text:style-name="P4">
Mariusz Blaschak added that the experience of employees will be used, in addition, the company has great development opportunities.</text:p>
      <text:p text:style-name="P4">
“Here, at the Boimar-Labend plant, the T-72 tanks are also modernized. Donated by Ukraine, there(<text:span text:style-name="T5">
 on the battlefield</text:span>
 <text:span text:style-name="T5">
— Ed .</text:span>
)They work great, as the Ukrainian military told. This is due to the experienced team of the enterprise that moodernizes these tanks, ”the Polish Minister of National Defense emphasized.</text:p>
      <text:p text:style-name="P4">
We will remind, in March 2023 Poland <text:a xlink:type="simple" xlink:href="https://armyinform.com.ua/2023/03/07/polshha-proponuye-zapustyty-hab-z-obslugovuvannya-ta-remontu-leopard-postavlenyh-do-ukrayiny/" text:style-name="Internet_20_link" text:visited-style-name="Visited_20_Internet_20_Link">
suggested</text:a>
Launch the HAB for maintenance and repair of LEOPARD 2 tanks delivered to Ukraine.</text:p>
      <text:p text:style-name="P4">
In addition, at the same Bumar-Labend plant capital <text:a xlink:type="simple" xlink:href="https://armyinform.com.ua/2023/04/09/ukrayinski-tanky-t-64-budut-kapitalno-vidnovlyuvatysya-na-terytoriyi-polshhi-ukroboronprom/" text:style-name="Internet_20_link" text:visited-style-name="Visited_20_Internet_20_Link">
will be restored</text:a>
Ukrainian T-64 tanks.</text:p>
      <text:p text:style-name="P4">
News Source: <text:a xlink:type="simple" xlink:href="https://armyinform.com.ua/2023/04/26/u-travni-v-polshhi-rozpochne-robotu-servisnyj-czentr-dlya-obslugovuvannya-ukrayinskyh-tankiv-leopard-2/" text:style-name="Internet_20_link" text:visited-style-name="Visited_20_Internet_20_Link">
https://armyinform.com.ua/2023/04/26/u-travni-v-polshhi-rozpochne-robotu-servisnyj-czentr-dlya-obslugovuvannya-ukrayinskyh-tankiv-leopard-2/</text:a>
</text:p>
      <!--NEWS-->
      <text:h text:style-name="P10" text:outline-level="1">
<text:span text:style-name="T4">
It is impossible to find out from the Russian Federation about the health of prisoners of war - the coordination headquarters</text:span>
</text:h>
      <text:p text:style-name="P4">
Author: ['АРМІЯINFORM']</text:p>
      <text:p text:style-name="P4">
Time: 2023-04-26T64:00:00-04:00</text:p>
      <text:p text:style-name="P4">
Description: INFORMASIA, Yak Stooskh, I will become healthy VIISOKOVOSKOVASKY Chi Mixi Yogo Utrimann,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928061871263428530_y.jpg" text:style-name="Internet_20_link" text:visited-style-name="Visited_20_Internet_20_Link">
photo_5928061871263428530_y.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8" text:anchor-type="as-char" svg:width="6.9236in" svg:height="4.661891in" draw:z-index="0">
<draw:image xlink:href="../Images/AРМІЯINFORM/2023-04-26T64-00-00-04-00/photo_5928061871263428530_y.jpg" xlink:type="simple" xlink:show="embed" xlink:actuate="onLoad" draw:mime-type="image/jpeg"/>
</draw:frame>
Information concerning the health of a serviceman or place of retaining is not officially obtained from the Russian side.</text:p>
      <text:p text:style-name="P4">
About this <text:a xlink:type="simple" xlink:href="https://t.me/Koord_shtab/905" text:style-name="Internet_20_link" text:visited-style-name="Visited_20_Internet_20_Link">
the one was talking</text:a>
During a meeting with families and missing the defenders of the Division of Squad ships with a prisoners of war.</text:p>
      <text:p text:style-name="P4">
The staff representative noted that the International Committee of the Red Cross did not receive corresponding access to all places of detention of servicemen. However, the disadvantages are given to the defenders returned from captivity.</text:p>
      <text:p text:style-name="P4">
“The Russian Federation should return the wounded and seriously ill -called servicemen without prior conditions. This procedure is called "repatriation" and it is recorded, in particular, in Article 110 of the Geneva Convention on the Treatment of Prisoners of Pursuing, "-said the headquarters representative.</text:p>
      <text:p text:style-name="P4">
He added that the Geneva Conventions also provided for correspondence with their relatives, but we fight with an enemy who does not recognize and does not comply with the rules of international humanitarian law.</text:p>
      <text:p text:style-name="P4">
News Source: <text:a xlink:type="simple" xlink:href="https://armyinform.com.ua/2023/04/26/diznatys-vid-rf-pro-stan-zdorovya-vijskovopolonenyh-narazi-nemozhlyvo-koordynaczijnyj-shtab/" text:style-name="Internet_20_link" text:visited-style-name="Visited_20_Internet_20_Link">
https://armyinform.com.ua/2023/04/26/diznatys-vid-rf-pro-stan-zdorovya-vijskovopolonenyh-narazi-nemozhlyvo-koordynaczijnyj-shtab/</text:a>
</text:p>
      <!--NEWS-->
      <text:h text:style-name="P10" text:outline-level="1">
<text:span text:style-name="T4">
Office of the Prosecutor General of Ukraine: nearly 83 thousand military crimes are documented</text:span>
</text:h>
      <text:p text:style-name="P4">
Author: ['АРМІЯINFORM']</text:p>
      <text:p text:style-name="P4">
Time: 2023-04-26T65: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83.jpg" text:style-name="Internet_20_link" text:visited-style-name="Visited_20_Internet_20_Link">
1-83.jpg</text:a>
', '<text:a xlink:type="simple" xlink:href="https://armyinform.com.ua/wp-content/uploads/2023/04/2-73.jpg" text:style-name="Internet_20_link" text:visited-style-name="Visited_20_Internet_20_Link">
2-73.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9" text:anchor-type="as-char" svg:width="6.9236in" svg:height="4.448413in" draw:z-index="0">
<draw:image xlink:href="../Images/AРМІЯINFORM/2023-04-26T65-00-00-04-00/1-83.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April 26, it is registered:</text:p>
      <ul>
        <li>
82 763 Military Crimes, * 17 086 Crimes against National Security of Ukraine.</li>
      </ul>
      <text:p text:style-name="P4">
In addition, according to the official data of juvenile prosecutors, 1419 children were affected by the aggression of the Russian Federation, of which:</text:p>
      <ul>
        <li>
470 - children were killed, * 94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40" text:anchor-type="as-char" svg:width="6.9236in" svg:height="4.448413in" draw:z-index="0">
<draw:image xlink:href="../Images/AРМІЯINFORM/2023-04-26T65-00-00-04-00/2-73.jpg" xlink:type="simple" xlink:show="embed" xlink:actuate="onLoad" draw:mime-type="image/jpeg"/>
</draw:frame>
</text:p>
      <text:p text:style-name="P4">
News Source: <text:a xlink:type="simple" xlink:href="https://armyinform.com.ua/2023/04/26/ofis-genprokurora-ukrayiny-zadokumentovano-majzhe-83-tysyachi-voyennyh-zlochyniv/" text:style-name="Internet_20_link" text:visited-style-name="Visited_20_Internet_20_Link">
https://armyinform.com.ua/2023/04/26/ofis-genprokurora-ukrayiny-zadokumentovano-majzhe-83-tysyachi-voyennyh-zlochyniv/</text:a>
</text:p>
      <!--NEWS-->
      <text:h text:style-name="P10" text:outline-level="1">
<text:span text:style-name="T4">
In the Black Sea the enemy holds two rocket launchers with eight "caliber"</text:span>
</text:h>
      <text:p text:style-name="P4">
Author: ['АРМІЯINFORM']</text:p>
      <text:p text:style-name="P4">
Time: 2023-04-26T66:00:00-04:00</text:p>
      <text:p text:style-name="P4">
Description: The village of 26 KVITETH AT THE CHORN MORI in the Boyal Cherguvanni is excited 4 Vorozhi ship,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155205-1_large.jpg" text:style-name="Internet_20_link" text:visited-style-name="Visited_20_Internet_20_Link">
155205-1_large.jpg</text:a>
']</text:p>
      <text:p text:style-name="P4">
Tags: ['ВМС ЗС УКРАЇНИ']</text:p>
      <text:p text:style-name="P4">
Category: News</text:p>
      <!--METADATA-->
      <text:p text:style-name="P4">
<draw:frame draw:style-name="fr1" draw:name="Image41" text:anchor-type="as-char" svg:width="6.9236in" svg:height="3.95374in" draw:z-index="0">
<draw:image xlink:href="../Images/AРМІЯINFORM/2023-04-26T66-00-00-04-00/155205-1_large.jpg" xlink:type="simple" xlink:show="embed" xlink:actuate="onLoad" draw:mime-type="image/jpeg"/>
</draw:frame>
Illustrative photo</text:p>
      <text:p text:style-name="P4">
As of April 26, there are 4 gunshots in the Black Sea, including 2 carriers of the Caliber rockets of a total volley of up to 8 rocket.</text:p>
      <text:p text:style-name="P4">
About chain <text:a xlink:type="simple" xlink:href="https://www.facebook.com/navy.mil.gov.ua/posts/pfbid0fFQn68TqJsXSQkCYLkJJXhSeWqpNhSFmDSgh8CWF4nyYuCw65XzgZx51GrZ2Tbql" text:style-name="Internet_20_link" text:visited-style-name="Visited_20_Internet_20_Link">
aware of</text:a>
Command of the Navy of the Armed Forces of Ukraine.</text:p>
      <text:p text:style-name="P4">
In the Sea of Azov - 1 enemy ship; There are up to 4 enemy ships in the Mediterranean Sea, including 1 carpet carrier of Caliber's total volley up to 16 missiles;</text:p>
      <text:p text:style-name="P4">
During the day in the interests of the Russian Federation the passage of the Kerch-Yenikhal Strait made:</text:p>
      <ul>
        <li>
to the Azov Sea - 23 vessels, 2 of them moved from the Bosphorus Strait; * To the Black Sea - 21 ships, 3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26/u-chornomu-mori-vorog-trymaye-dva-raketonosiyi-z-vismoma-kalibramy/" text:style-name="Internet_20_link" text:visited-style-name="Visited_20_Internet_20_Link">
https://armyinform.com.ua/2023/04/26/u-chornomu-mori-vorog-trymaye-dva-raketonosiyi-z-vismoma-kalibramy/</text:a>
</text:p>
      <!--NEWS-->
      <text:h text:style-name="P10" text:outline-level="1">
<text:span text:style-name="T4">
The Head of State honored the memory of the dead in the Chernobyl disaster</text:span>
</text:h>
      <text:p text:style-name="P4">
Author: ['АРМІЯINFORM']</text:p>
      <text:p text:style-name="P4">
Time: 2023-04-26T67:00:00-04:00</text:p>
      <text:p text:style-name="P4">
Description: In the 37-mi nobility of the tragedy on the Chornobilziy atomoniy Elektrostani President of Ukrain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b0fa77510296d0f06d7a3b908e1a675_1682498571_extra_large.jpeg" text:style-name="Internet_20_link" text:visited-style-name="Visited_20_Internet_20_Link">
3b0fa77510296d0f06d7a3b908e1a675_1682498571_extra_large.jpeg</text:a>
', '<text:a xlink:type="simple" xlink:href="https://armyinform.com.ua/wp-content/uploads/2023/04/0bb248f03cb62c98bc05344ce730951b_1682498567_extra_large-150x150.jpeg" text:style-name="Internet_20_link" text:visited-style-name="Visited_20_Internet_20_Link">
0bb248f03cb62c98bc05344ce730951b_1682498567_extra_large-150x150.jpeg</text:a>
', '<text:a xlink:type="simple" xlink:href="https://armyinform.com.ua/wp-content/uploads/2023/04/0089e7e6681f67ff9e21666ea86959f0_1682498571_extra_large-150x150.jpeg" text:style-name="Internet_20_link" text:visited-style-name="Visited_20_Internet_20_Link">
0089e7e6681f67ff9e21666ea86959f0_1682498571_extra_large-150x150.jpeg</text:a>
']</text:p>
      <text:p text:style-name="P4">
Tags: ['STOPRUSSIA', 'АГРЕСІЯ РФ', 'ВОЛОДИМИР ЗЕЛЕНСЬКИЙ']</text:p>
      <text:p text:style-name="P4">
Category: News</text:p>
      <!--METADATA-->
      <text:p text:style-name="P4">
<draw:frame draw:style-name="fr1" draw:name="Image42" text:anchor-type="as-char" svg:width="6.9236in" svg:height="4.617948in" draw:z-index="0">
<draw:image xlink:href="../Images/AРМІЯINFORM/2023-04-26T67-00-00-04-00/3b0fa77510296d0f06d7a3b908e1a675_1682498571_extra_large.jpeg" xlink:type="simple" xlink:show="embed" xlink:actuate="onLoad" draw:mime-type="image/jpeg"/>
</draw:frame>
In the 37th anniversary of the tragedy at the Chernobyl Nuclear Power Plant, Volodymyr Zelenskyy presented the memory of liquidators who died in the nuclear power plant.</text:p>
      <text:p text:style-name="P4">
With the participation of the Head of State and in the presence of the Honorary Guard, there were installation compositions to the memorial sign "Chernobyl soldiers" and the memorial "Heroes of Chernobyl".</text:p>
      <text:p text:style-name="P4">
“37 years ago, an accident at the Chernobyl nuclear power plant left a huge size for the whole world. Radiation leakage has once turned a cozy and developed utility into an exclusion zone. Today, the 30-kilometer zone around the chas is a dangerous place with a high concentration of radiation, ”-said Volodymyr Zelensky.</text:p>
      <text:p text:style-name="P4">
According to the President, Ukraine and the world have paid a high price for the elimination of disasters, which are still felt today.</text:p>
      <text:p text:style-name="P4">
The President of Ukraine, Head of the Head of State Andriy Yermak, and attended the memory of the dead moment of silence.</text:p>
      <text:p text:style-name="P4">
<text:a xlink:type="simple" xlink:href="https://armyinform.com.ua/wp-content/uploads/2023/04/0bb248f03cb62c98bc05344ce730951b_1682498567_extra_large.jpeg" text:style-name="Internet_20_link" text:visited-style-name="Visited_20_Internet_20_Link">
!(Images/AРМІЯINFORM/2023-04-26T67-00-00-04-00/0bb248f03cb62c98bc05344ce730951b_1682498567_extra_large-150x150.jpeg)</text:a>
</text:p>
      <text:p text:style-name="P4">
<text:a xlink:type="simple" xlink:href="https://armyinform.com.ua/wp-content/uploads/2023/04/0089e7e6681f67ff9e21666ea86959f0_1682498571_extra_large.jpeg" text:style-name="Internet_20_link" text:visited-style-name="Visited_20_Internet_20_Link">
<draw:frame draw:style-name="fr1" draw:name="Image43" text:anchor-type="as-char" svg:width="6.9236in" svg:height="6.9236in" draw:z-index="0">
<draw:image xlink:href="../Images/AРМІЯINFORM/2023-04-26T67-00-00-04-00/0089e7e6681f67ff9e21666ea86959f0_1682498571_extra_large-150x150.jpeg" xlink:type="simple" xlink:show="embed" xlink:actuate="onLoad" draw:mime-type="image/jpeg"/>
</draw:frame>
</text:a>
Source: <text:a xlink:type="simple" xlink:href="https://www.president.gov.ua/news/glava-derzhavi-vshanuvav-pamyat-zagiblih-u-chornobilskij-kat-82485" text:style-name="Internet_20_link" text:visited-style-name="Visited_20_Internet_20_Link">
Presidential Office of Ukraine</text:a>
</text:p>
      <text:p text:style-name="P4">
News Source: <text:a xlink:type="simple" xlink:href="https://armyinform.com.ua/2023/04/26/glava-derzhavy-vshanuvav-pamyat-zagyblyh-u-chornobylskij-katastrofi/" text:style-name="Internet_20_link" text:visited-style-name="Visited_20_Internet_20_Link">
https://armyinform.com.ua/2023/04/26/glava-derzhavy-vshanuvav-pamyat-zagyblyh-u-chornobylskij-katastrofi/</text:a>
</text:p>
      <!--NEWS-->
      <text:h text:style-name="P10" text:outline-level="1">
<text:span text:style-name="T4">
They will judge the owner of the edition "Political Studies" - one of the "mouthpieces" of the Russian Federation in Crimea</text:span>
</text:h>
      <text:p text:style-name="P4">
Author: ['АРМІЯINFORM']</text:p>
      <text:p text:style-name="P4">
Time: 2023-04-26T68:00:00-04:00</text:p>
      <text:p text:style-name="P4">
Description: Service of Bingle Zbrazov’s base on the power of the I head editor of Pidsancyn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3105820_994846805031299_4867367015646748987_n.jpg" text:style-name="Internet_20_link" text:visited-style-name="Visited_20_Internet_20_Link">
343105820_994846805031299_4867367015646748987_n.jpg</text:a>
']</text:p>
      <text:p text:style-name="P4">
Tags: ['STOPRUSSIA', 'АГРЕСІЯ РФ', 'СБУ']</text:p>
      <text:p text:style-name="P4">
Category: News</text:p>
      <!--METADATA-->
      <text:p text:style-name="P4">
<draw:frame draw:style-name="fr1" draw:name="Image44" text:anchor-type="as-char" svg:width="6.9236in" svg:height="6.663965in" draw:z-index="0">
<draw:image xlink:href="../Images/AРМІЯINFORM/2023-04-26T68-00-00-04-00/343105820_994846805031299_4867367015646748987_n.jpg" xlink:type="simple" xlink:show="embed" xlink:actuate="onLoad" draw:mime-type="image/jpeg"/>
</draw:frame>
The Security Service has assembled a evidence base on the owner and the editor-in-chief of the Political Student Internet edition of "Political Studies" Sergei Stepanov, which is being hidden in the temporarily occupied Crimea.</text:p>
      <text:p text:style-name="P4">
About it <text:a xlink:type="simple" xlink:href="https://www.facebook.com/SecurSerUkraine/posts/pfbid02r95zUFM2tcoQ1r1jiB1suK5enNmXMMTqQrEMkZXRYUUL7YEgABSEWu2BoYixpA6Ql" text:style-name="Internet_20_link" text:visited-style-name="Visited_20_Internet_20_Link">
reports</text:a>
Security Service of Ukraine.</text:p>
      <text:p text:style-name="P4">
SBU investigators reported the person being suspected of two articles of the Criminal Code of Ukraine:</text:p>
      <text:p text:style-name="P4">
▪️ Part 1 of Art. 110(encroachment on territorial integrity and integrity of Ukraine);</text:p>
      <text:p text:style-name="P4">
▪️ Part 1 v. 111(high treason).</text:p>
      <text:p text:style-name="P4">
За матеріалами слідства, перебуваючи на території українського півострова, уквітні 2014 року він створив пропагандистське інтернет-видання на користькраїни-агресора.</text:p>
      <text:p text:style-name="P4">
Власний медійний ресурс Степанов використовував для поширення кремлівськихнаративів та дискредитації України на міжнародній арені.</text:p>
      <text:p text:style-name="P4">
До злочинної діяльності він залучив своїх «однодумців», які потім займалисяпідготовкою антиукраїнських матеріалів</text:p>
      <text:p text:style-name="P4">
Для маскування злочинної діяльності псевдожурналісти діяли як позаштатнікореспонденти під вигаданими іменами і позиціонували себе «експертами».</text:p>
      <text:p text:style-name="P4">
У своїх публікаціях вони виправдовували російську збройну агресію і захопленнячастини території на сході та півдні України.</text:p>
      <text:p text:style-name="P4">
Перед написанням пропагандистських текстів «автори» отримували від Степановапокрокові «інструкції» щодо підготовки матеріалів.</text:p>
      <text:p text:style-name="P4">
За поширення деструктивного контенту вони отримували від окупантів «гонорари».Гроші їм надходили через російські електронні платіжні системи.</text:p>
      <text:p text:style-name="P4">
У квітні та липні минулого року співробітники Служби безпеки затримали двохфейкових «експертів» у Києві та Вінниці. Зараз вони перебувають під вартою.</text:p>
      <text:p text:style-name="P4">
Ініційована СБУ судово-лінгвістична експертиза підтвердила факти інформаційно-підривної діяльності Степанова та його спільників.</text:p>
      <text:p text:style-name="P4">
Наразі тривають заходи щодо його притягнення до відповідальності за злочинипроти державної безпеки України. Матеріали передано в суд.</text:p>
      <text:p text:style-name="P4">
Зловмиснику загрожує до 15 років ув’язнення.</text:p>
      <text:p text:style-name="P4">
Розслідування проводили співробітники СБУ у Вінницькій області запроцесуального керівництва обласної прокуратури.</text:p>
      <text:p text:style-name="P4">
News Source: <text:a xlink:type="simple" xlink:href="https://armyinform.com.ua/2023/04/26/sudytymut-vlasnyka-vydannya-politnavigator-odnogo-z-ruporiv-rf-u-krymu/" text:style-name="Internet_20_link" text:visited-style-name="Visited_20_Internet_20_Link">
https://armyinform.com.ua/2023/04/26/sudytymut-vlasnyka-vydannya-politnavigator-odnogo-z-ruporiv-rf-u-krymu/</text:a>
</text:p>
      <!--NEWS-->
      <text:h text:style-name="P10" text:outline-level="1">
<text:span text:style-name="T4">
In the Sumy region, the army of the Russian Federation caused a helicopter air strike</text:span>
</text:h>
      <text:p text:style-name="P4">
Author: ['АРМІЯINFORM']</text:p>
      <text:p text:style-name="P4">
Time: 2023-04-26T69:00:00-04:00</text:p>
      <text:p text:style-name="P4">
Description: Syogodnі, 26 kvіtyn, at 12:00 Rosіyska Army Shchel 7 times sheltered a primensor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ВТОРГНЕННЯ РФ', 'ОБСТРІЛИ ПРИКОРДОННЯ', 'ОК «ПІВНІЧ»', 'СУМЩИНА', 'ЧЕРНІГІВЩИНА']</text:p>
      <text:p text:style-name="P4">
Category: News</text:p>
      <!--METADATA-->
      <text:p text:style-name="P4">
<draw:frame draw:style-name="fr1" draw:name="Image45" text:anchor-type="as-char" svg:width="6.9236in" svg:height="5.490198in" draw:z-index="0">
<draw:image xlink:href="../Images/AРМІЯINFORM/2023-04-26T69-00-00-04-00/2022-12-06-obstrily-prykordonnya-ukrayiny-e1670330009167.jpeg" xlink:type="simple" xlink:show="embed" xlink:actuate="onLoad" draw:mime-type="image/jpeg"/>
</draw:frame>
Illustrative photo</text:p>
      <text:p text:style-name="P4">
Today, on April 26, as of 12:00, the Russian army fired at the Chernihiv and Sumy region 7 times. Used artillery, mortars, RSSUs and helicopters.</text:p>
      <text:p text:style-name="P4">
About it <text:a xlink:type="simple" xlink:href="https://www.facebook.com/kommander.nord/posts/pfbid0j9bDaxv1HQPNs6eWDh176tMMNZFvWza5nsHGkzZmVo6U91m3ffUix5vzvBm4HWiJl" text:style-name="Internet_20_link" text:visited-style-name="Visited_20_Internet_20_Link">
reports</text:a>
Operational Command "North".</text:p>
      <text:p text:style-name="P4">
Twice from 06:35 to 07:20 recorded 13 parishes, probably with SAU, and from 09:10 to 11: 20, 36 parishes, probably from the artillery, on the inhabitant of Gramyach of Chernihiv region, were recorded.</text:p>
      <text:p text:style-name="P4">
From 07:54 to 08:15 4 parishes were recorded, probably from a mortar 120 mm, in the district -populated point of Medvedivka of Chernihiv region.</text:p>
      <text:p text:style-name="P4">
From 10:20 to 10:45 5 came, probably from a mortar 120 mm, in the rayon of Sidorivka, Chernihiv region.</text:p>
      <text:p text:style-name="P4">
From 10:55 to 11:00, 4 parishes are probably a RSZV, in the area of the inhabited statement of Sumy region.</text:p>
      <text:p text:style-name="P4">
From 10:20 to 10:30 6 parishes were recorded, probably from the artillery, and C11: 15 to 11:18, 4 parishes were recorded, probably an aircraft from the helicopter, in the middle of the settlement of the middle-Buda of Sumy region.</text:p>
      <text:p text:style-name="P4">
Information was not received about losses among the local population.</text:p>
      <text:p text:style-name="P4">
News Source: <text:a xlink:type="simple" xlink:href="https://armyinform.com.ua/2023/04/26/po-sumshhyni-armiya-rf-zavdala-aviaudaru-z-gelikoptera/" text:style-name="Internet_20_link" text:visited-style-name="Visited_20_Internet_20_Link">
https://armyinform.com.ua/2023/04/26/po-sumshhyni-armiya-rf-zavdala-aviaudaru-z-gelikoptera/</text:a>
</text:p>
      <!--NEWS-->
      <text:h text:style-name="P10" text:outline-level="1">
<text:span text:style-name="T4">
A family of Russian military intelligence agents will be held 15 years</text:span>
</text:h>
      <text:p text:style-name="P4">
Author: ['АРМІЯINFORM']</text:p>
      <text:p text:style-name="P4">
Time: 2023-04-26T70:00:00-04:00</text:p>
      <text:p text:style-name="P4">
Description: Zibraino Bezin -Propesi Vini Shchekhi Torokhnikiv, Yaki was transferred to the to the paymaples of the Rosviddan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zavantazhennya-3-e1682507370986.jpg" text:style-name="Internet_20_link" text:visited-style-name="Visited_20_Internet_20_Link">
zavantazhennya-3-e1682507370986.jpg</text:a>
']</text:p>
      <text:p text:style-name="P4">
Tags: ['КОЛАБОРАНТИ', 'СБУ']</text:p>
      <text:p text:style-name="P4">
Category: News</text:p>
      <!--METADATA-->
      <text:p text:style-name="P4">
<draw:frame draw:style-name="fr1" draw:name="Image46" text:anchor-type="as-char" svg:width="6.9236in" svg:height="4.038767in" draw:z-index="0">
<draw:image xlink:href="../Images/AРМІЯINFORM/2023-04-26T70-00-00-04-00/zavantazhennya-3-e1682507370986.jpg" xlink:type="simple" xlink:show="embed" xlink:actuate="onLoad" draw:mime-type="image/jpeg"/>
</draw:frame>
The undisputed evidence of two more traitors was collected, who conveyed the occupants of the identity of the deployment of defense forces in the Bakhmut direction. He judged them for 15 years in prison.</text:p>
      <text:p text:style-name="P4">
As <text:a xlink:type="simple" xlink:href="https://ssu.gov.ua/novyny/za-materialamy-sbu-15-rokiv-za-gratamy-provede-simia-ahentiv-rosiiskoi-voiennoi-rozvidky" text:style-name="Internet_20_link" text:visited-style-name="Visited_20_Internet_20_Link">
informs</text:a>
The SBU, both hostile farmers was detained in December last year during counter -pride -bearing measures in the frontline areas of Donetsk region.</text:p>
      <text:p text:style-name="P4">
The attackers are spouses from the city of Yar. At the same time, the man had previously already served the punishment for participation in the illegal armed formations of DNR.</text:p>
      <text:p text:style-name="P4">
Last summer, they remotely went out to the Deputy Commander -in -Chief of Sparta, who participated in combatants on the Eastern Front. In correspondence with him, traitors offered their help in the war against Ukraine.</text:p>
      <text:p text:style-name="P4">
At the instructions of the aggressor, they gathered information about the places of possible base and protrusion of defense forces in the front line. First of all, they tried to find warehouses with weapons and ammunition of Ukrainian troops. Russian agents transferred to the acquisition by the occupiers through the network of "liaison" military intelligence of the Russian Federation on the captured part of Donetsk region.</text:p>
      <text:p text:style-name="P4">
On the basis of the evidence collected, the court found both aggressor associates guilty of a domestic betrayal committed in martial law.</text:p>
      <text:p text:style-name="P4">
News Source: <text:a xlink:type="simple" xlink:href="https://armyinform.com.ua/2023/04/26/15-rokiv-za-gratamy-provede-simya-agentiv-rosijskoyi-voyennoyi-rozvidky/" text:style-name="Internet_20_link" text:visited-style-name="Visited_20_Internet_20_Link">
https://armyinform.com.ua/2023/04/26/15-rokiv-za-gratamy-provede-simya-agentiv-rosijskoyi-voyennoyi-rozvidky/</text:a>
</text:p>
      <!--NEWS-->
      <text:h text:style-name="P10" text:outline-level="1">
<text:span text:style-name="T4">
Up to 370 thousand military use the aggressor in hostilities against Ukraine</text:span>
</text:h>
      <text:p text:style-name="P4">
Author: ['АРМІЯINFORM']</text:p>
      <text:p text:style-name="P4">
Time: 2023-04-26T71:00:00-04:00</text:p>
      <text:p text:style-name="P4">
Description: Behind the remaining Danimi, before the fighting of Otkryan, Rosia threw up to 48 brigades Ta 122 ... The war with Ukraine 2022, the war with Ukraine is the latest news today, the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war-1.jpg" text:style-name="Internet_20_link" text:visited-style-name="Visited_20_Internet_20_Link">
war-1.jpg</text:a>
', '<text:a xlink:type="simple" xlink:href="https://armyinform.com.ua/wp-content/uploads/2023/04/photo_5352823853199509756_y.jpg" text:style-name="Internet_20_link" text:visited-style-name="Visited_20_Internet_20_Link">
photo_5352823853199509756_y.jpg</text:a>
']</text:p>
      <text:p text:style-name="P4">
Tags: ['MILITARY MEDIA CENTER', 'STOPRUSSIA', 'АГРЕСІЯ РФ', 'ВТОРГНЕННЯ РФ']</text:p>
      <text:p text:style-name="P4">
Category: News</text:p>
      <!--METADATA-->
      <text:p text:style-name="P4">
<draw:frame draw:style-name="fr1" draw:name="Image47" text:anchor-type="as-char" svg:width="6.9236in" svg:height="3.894525in" draw:z-index="0">
<draw:image xlink:href="../Images/AРМІЯINFORM/2023-04-26T71-00-00-04-00/war-1.jpg" xlink:type="simple" xlink:show="embed" xlink:actuate="onLoad" draw:mime-type="image/jpeg"/>
</draw:frame>
According to the latest data, Russia threw up to <text:span text:style-name="T4">
 48 </text:span>
 brigades and <text:span text:style-name="T4">
 122 </text:span>
 regiments before the fighting against Ukraine, the occupation forces have about <text:span text:style-name="T4">
 315 </text:span>
 formations. Official composition and about <text:span text:style-name="T4">
 5 900 </text:span>
 heavy weapons.</text:p>
      <text:p text:style-name="P4">
About this <text:a xlink:type="simple" xlink:href="https://t.me/militarymediacenter/1789" text:style-name="Internet_20_link" text:visited-style-name="Visited_20_Internet_20_Link">
it is referred</text:a>
In information, MilitaryMedia Center regarding the tactical and strategic intentions of the enemy.</text:p>
      <text:p text:style-name="P4">
“The Kremlin's long -term plans remain unchanged - the power is to persuade Ukraine's leadership to negotiate. To do this, the occupying will focus their efforts on the offensive actions in order to intensify the defense forces from important centers of Donetsk region:</text:p>
      <ul>
        <li>
Bakhmut remains the primary purpose of the enemy, namely establishing full control over this city; * The enemy will also continue to attempt to seize other cities in the region - Avdiivka and Marinka, ”the message reads.</li>
      </ul>
      <text:p text:style-name="P4">
<draw:frame draw:style-name="fr1" draw:name="Image48" text:anchor-type="as-char" svg:width="6.9236in" svg:height="7.926841in" draw:z-index="0">
<draw:image xlink:href="../Images/AРМІЯINFORM/2023-04-26T71-00-00-04-00/photo_5352823853199509756_y.jpg" xlink:type="simple" xlink:show="embed" xlink:actuate="onLoad" draw:mime-type="image/jpeg"/>
</draw:frame>
At the same time, conducting in the near future the offensive actions of the enemy of the Cobperean direction look extremely unlikely. However, the aggressor will continue to be kept threatened by massive rocket strokes of civil and military infrastructure of Ukraine.</text:p>
      <text:p text:style-name="P4">
“Thus, Russia continues full -scale armed aggression and, based on the outstanding information, does not abandon the plans of destruction of Ukraine by a similar state. In particular, the enemy directs efforts to enter the administrative border of Donetsk region, as well as the maintenance under the control of the occupied territories.</text:p>
      <text:p text:style-name="P4">
It is recorded that for this purpose Russian troops strengthened their land groove for one regiment, ”the MMC noted.</text:p>
      <text:p text:style-name="P4">
News Source: <text:a xlink:type="simple" xlink:href="https://armyinform.com.ua/2023/04/26/do-370-tysyach-vijskovyh-vykorystovuye-agresor-u-bojovyh-diyah-proty-ukrayiny/" text:style-name="Internet_20_link" text:visited-style-name="Visited_20_Internet_20_Link">
https://armyinform.com.ua/2023/04/26/do-370-tysyach-vijskovyh-vykorystovuye-agresor-u-bojovyh-diyah-proty-ukrayiny/</text:a>
</text:p>
      <!--NEWS-->
      <text:h text:style-name="P10" text:outline-level="1">
<text:span text:style-name="T4">
The clip dedicated to the memory of the fallen "gods of war" was released</text:span>
</text:h>
      <text:p text:style-name="P4">
Author: ['Віктор Шевченко']</text:p>
      <text:p text:style-name="P4">
Time: 2023-04-26T72:00:00-04:00</text:p>
      <text:p text:style-name="P4">
Description: Klip “Padaychi on SNIG” at Vikonanni Gurt “Nichlava” (frontman Andriy Pіdluzhny) of Jew ... War with Ukraine 2022, War with Ukraine Latest News today, War with Ukraine 2022 Last for today, will there be a war between Ukraine and Russia and Russia and Russia and Russia and Russia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golovna-55.jpg" text:style-name="Internet_20_link" text:visited-style-name="Visited_20_Internet_20_Link">
golovna-55.jpg</text:a>
', '<text:a xlink:type="simple" xlink:href="https://armyinform.com.ua/wp-content/uploads/2023/04/photo_5352810611815336297_y-150x150.jpg" text:style-name="Internet_20_link" text:visited-style-name="Visited_20_Internet_20_Link">
photo_5352810611815336297_y-150x150.jpg</text:a>
', '<text:a xlink:type="simple" xlink:href="https://armyinform.com.ua/wp-content/uploads/2023/04/photo_5352810611815336299_y-150x150.jpg" text:style-name="Internet_20_link" text:visited-style-name="Visited_20_Internet_20_Link">
photo_5352810611815336299_y-150x150.jpg</text:a>
']</text:p>
      <text:p text:style-name="P4">
Tags: ['ВТОРГНЕННЯ РФ', 'ГЕРОЇ НЕ ВМИРАЮТЬ']</text:p>
      <text:p text:style-name="P4">
Category: News</text:p>
      <!--METADATA-->
      <text:p text:style-name="P4">
<draw:frame draw:style-name="fr1" draw:name="Image49" text:anchor-type="as-char" svg:width="6.9236in" svg:height="5.1927in" draw:z-index="0">
<draw:image xlink:href="../Images/AРМІЯINFORM/2023-04-26T72-00-00-04-00/golovna-55.jpg" xlink:type="simple" xlink:show="embed" xlink:actuate="onLoad" draw:mime-type="image/jpeg"/>
</draw:frame>
Clip "falling on the snow" performed by the band "Nichlaw"(Frontman Andriy Podluzhny)Created under the patronage of the famous Ukrainian filmmaker Ivan Yasnia. It is important that its plot is based on the real tragic events of the Russian-Ukrainian war. The work is devoted to the memory of the fallen military personnel of the Hetman Danylo Apostle and all the dead defenders of Ukraine in the battle with the Russian Horde.</text:p>
      <text:p text:style-name="P4">
Hetman Danylo's artillery brigade has glorified herself with a roar since 2014, causing the invaders of devastating blows to predominantly dealecobric guns of large calibers.</text:p>
      <text:p text:style-name="P4">
<text:a xlink:type="simple" xlink:href="https://armyinform.com.ua/wp-content/uploads/2023/04/photo_5352810611815336297_y.jpg" text:style-name="Internet_20_link" text:visited-style-name="Visited_20_Internet_20_Link">
!(Images/AРМІЯINFORM/2023-04-26T72-00-00-04-00/photo_5352810611815336297_y-150x150.jpg)</text:a>
</text:p>
      <text:p text:style-name="P4">
<text:a xlink:type="simple" xlink:href="https://armyinform.com.ua/wp-content/uploads/2023/04/photo_5352810611815336299_y.jpg" text:style-name="Internet_20_link" text:visited-style-name="Visited_20_Internet_20_Link">
<draw:frame draw:style-name="fr1" draw:name="Image50" text:anchor-type="as-char" svg:width="6.9236in" svg:height="6.9236in" draw:z-index="0">
<draw:image xlink:href="../Images/AРМІЯINFORM/2023-04-26T72-00-00-04-00/photo_5352810611815336299_y-150x150.jpg" xlink:type="simple" xlink:show="embed" xlink:actuate="onLoad" draw:mime-type="image/jpeg"/>
</draw:frame>
</text:a>
The brigade guns have mastered all the latest artillery field and its own experience, gained during difficult years of hostilities with the aggressor. Initially, it was necessary to fight mainly by artillery systems of morally outdated Soviet models, and now in service the brigades of many more modern artillery trunks.</text:p>
      <text:p text:style-name="P4">
Former brigade commander Colonel Sergei Baranov, whose direct assistance was created by this film clip, the best of his days is in the wars when his subordinates passed his staff weapons and moved on vacation. The most part - when the unit commanders reported on human losses.</text:p>
      <text:p text:style-name="P4">
News Source: <text:a xlink:type="simple" xlink:href="https://armyinform.com.ua/2023/04/26/vyjshov-u-svit-klip-prysvyachenyj-pamyati-poleglyh-bogiv-vijny/" text:style-name="Internet_20_link" text:visited-style-name="Visited_20_Internet_20_Link">
https://armyinform.com.ua/2023/04/26/vyjshov-u-svit-klip-prysvyachenyj-pamyati-poleglyh-bogiv-vijny/</text:a>
</text:p>
      <!--NEWS-->
      <text:h text:style-name="P10" text:outline-level="1">
<text:span text:style-name="T4">
Australian Army General visited the military of the Armed Forces in Britain</text:span>
</text:h>
      <text:p text:style-name="P4">
Author: ['АРМІЯINFORM']</text:p>
      <text:p text:style-name="P4">
Time: 2023-04-26T73:00:00-04:00</text:p>
      <text:p text:style-name="P4">
Description: Commander Commander-in-Chief of Opensy Australian Operations Defense General Lieutenan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3385631_1201580240560912_2502744347495843428_n.jpg" text:style-name="Internet_20_link" text:visited-style-name="Visited_20_Internet_20_Link">
343385631_1201580240560912_2502744347495843428_n.jpg</text:a>
', '<text:a xlink:type="simple" xlink:href="https://armyinform.com.ua/wp-content/uploads/2023/04/343329836_919089386064921_7767226201507950226_n-150x150.jpg" text:style-name="Internet_20_link" text:visited-style-name="Visited_20_Internet_20_Link">
343329836_919089386064921_7767226201507950226_n-150x150.jpg</text:a>
', '<text:a xlink:type="simple" xlink:href="https://armyinform.com.ua/wp-content/uploads/2023/04/343566254_162549470091420_8089750023395571157_n-150x150.jpg" text:style-name="Internet_20_link" text:visited-style-name="Visited_20_Internet_20_Link">
343566254_162549470091420_8089750023395571157_n-150x150.jpg</text:a>
', '<text:a xlink:type="simple" xlink:href="https://armyinform.com.ua/wp-content/uploads/2023/04/343673670_539317811738296_6825524116747867994_n-150x150.jpg" text:style-name="Internet_20_link" text:visited-style-name="Visited_20_Internet_20_Link">
343673670_539317811738296_6825524116747867994_n-150x150.jpg</text:a>
']</text:p>
      <text:p text:style-name="P4">
Tags: ['АВСТРАЛІЙСЬКІ СИЛИ ОБОРОНИ', 'АРМІЯ БРИТАНІЇ', 'ГРЕГ БІЛТОН', 'ДОПОМОГА ПАРТНЕРІВ', 'ОПЕРАЦІЯ «КУДУ»', 'СВІТ ПІДТРИМУЄ УКРАЇНУ', 'ЧАРЛІ СТІКЛЕНД']</text:p>
      <text:p text:style-name="P4">
Category: News</text:p>
      <!--METADATA-->
      <text:p text:style-name="P4">
<draw:frame draw:style-name="fr1" draw:name="Image51" text:anchor-type="as-char" svg:width="6.9236in" svg:height="4.621503in" draw:z-index="0">
<draw:image xlink:href="../Images/AРМІЯINFORM/2023-04-26T73-00-00-04-00/343385631_1201580240560912_2502744347495843428_n.jpg" xlink:type="simple" xlink:show="embed" xlink:actuate="onLoad" draw:mime-type="image/jpeg"/>
</draw:frame>
Commander of the Command of the Joint Operations Australian Forces Defense Green Greg Bilton and Commander of the Joint Operations of the Permanent Unified Staff of the UK Armed Forces General Charlistikland visited the contingent of the Kudu Operation by the Australian Forces of Defense and Ulian training of the basic general training of military personnel of the Arms forces of Ukraine.</text:p>
      <text:p text:style-name="P4">
About it <text:a xlink:type="simple" xlink:href="https://www.facebook.com/GeneralStaff.ua/posts/pfbid0vkKofQ5i3RM62MTJo2Pp3WQAP9R1ToJNUwksheDST3mBPWAKQdHgpxJnuWBMRdmal" text:style-name="Internet_20_link" text:visited-style-name="Visited_20_Internet_20_Link">
reports</text:a>
General Staff of the Armed Forces of Ukraine.</text:p>
      <text:p text:style-name="P4">
Australia and the United Kingdom continue to support the people of Ukraine to tank continuous support in response to the continuing violations of Russia. In April 2023, the second contingent to 70 -military servicemen of Australian defense forces <text:a xlink:type="simple" xlink:href="https://armyinform.com.ua/2023/04/11/genshtab-zsu-oprylyudnyv-atmosferni-kadry-navchannya-nashyh-vijskovyh-u-brytaniyi/" text:style-name="Internet_20_link" text:visited-style-name="Visited_20_Internet_20_Link">
arrived</text:a>
To the United States to join the partner countries in the training program of Ukrainian recruits under the leadership of the United Kingdom.</text:p>
      <text:p text:style-name="P4">
<text:a xlink:type="simple" xlink:href="https://armyinform.com.ua/wp-content/uploads/2023/04/343329836_919089386064921_7767226201507950226_n.jpg" text:style-name="Internet_20_link" text:visited-style-name="Visited_20_Internet_20_Link">
!(Images/AРМІЯINFORM/2023-04-26T73-00-00-04-00/343329836_919089386064921_7767226201507950226_n-150x150.jpg)</text:a>
</text:p>
      <text:p text:style-name="P4">
<text:a xlink:type="simple" xlink:href="https://armyinform.com.ua/wp-content/uploads/2023/04/343566254_162549470091420_8089750023395571157_n.jpg" text:style-name="Internet_20_link" text:visited-style-name="Visited_20_Internet_20_Link">
<draw:frame draw:style-name="fr1" draw:name="Image52" text:anchor-type="as-char" svg:width="6.9236in" svg:height="6.9236in" draw:z-index="0">
<draw:image xlink:href="../Images/AРМІЯINFORM/2023-04-26T73-00-00-04-00/343566254_162549470091420_8089750023395571157_n-150x150.jpg" xlink:type="simple" xlink:show="embed" xlink:actuate="onLoad" draw:mime-type="image/jpeg"/>
</draw:frame>
</text:a>
</text:p>
      <text:p text:style-name="P4">
<text:a xlink:type="simple" xlink:href="https://armyinform.com.ua/wp-content/uploads/2023/04/343673670_539317811738296_6825524116747867994_n.jpg" text:style-name="Internet_20_link" text:visited-style-name="Visited_20_Internet_20_Link">
<draw:frame draw:style-name="fr1" draw:name="Image53" text:anchor-type="as-char" svg:width="6.9236in" svg:height="6.9236in" draw:z-index="0">
<draw:image xlink:href="../Images/AРМІЯINFORM/2023-04-26T73-00-00-04-00/343673670_539317811738296_6825524116747867994_n-150x150.jpg" xlink:type="simple" xlink:show="embed" xlink:actuate="onLoad" draw:mime-type="image/jpeg"/>
</draw:frame>
</text:a>
</text:p>
      <text:p text:style-name="P4">
News Source: <text:a xlink:type="simple" xlink:href="https://armyinform.com.ua/2023/04/26/general-avstralijskoyi-armiyi-vidvidav-navchannya-vijskovyh-zsu-u-brytaniyi/" text:style-name="Internet_20_link" text:visited-style-name="Visited_20_Internet_20_Link">
https://armyinform.com.ua/2023/04/26/general-avstralijskoyi-armiyi-vidvidav-navchannya-vijskovyh-zsu-u-brytaniyi/</text:a>
</text:p>
      <!--NEWS-->
      <text:h text:style-name="P10" text:outline-level="1">
<text:span text:style-name="T4">
The President of Ukraine has a telephone conversation with the head of the People's Republic of China</text:span>
</text:h>
      <text:p text:style-name="P4">
Author: ['АРМІЯINFORM']</text:p>
      <text:p text:style-name="P4">
Time: 2023-04-26T74:00:00-04:00</text:p>
      <text:p text:style-name="P4">
Description: Ukrainian President Volodymyr Zelenskoye Mav Kelensmova Zno -headed people of the peopl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zelenskii_xi.jpg" text:style-name="Internet_20_link" text:visited-style-name="Visited_20_Internet_20_Link">
zelenskii_xi.jpg</text:a>
']</text:p>
      <text:p text:style-name="P4">
Tags: ['ВОЛОДИМИР ЗЕЛЕНСЬКИЙ', 'СІ\xa0ЦЗІНЬПІН']</text:p>
      <text:p text:style-name="P4">
Category: News</text:p>
      <!--METADATA-->
      <text:p text:style-name="P4">
<draw:frame draw:style-name="fr1" draw:name="Image54" text:anchor-type="as-char" svg:width="6.9236in" svg:height="3.894525in" draw:z-index="0">
<draw:image xlink:href="../Images/AРМІЯINFORM/2023-04-26T74-00-00-04-00/zelenskii_xi.jpg" xlink:type="simple" xlink:show="embed" xlink:actuate="onLoad" draw:mime-type="image/jpeg"/>
</draw:frame>
President of Ukraine Volodymyr Zelensky had a telephone conversation with the head of the People's People's Republic, Xi Jinping.</text:p>
      <text:p text:style-name="P4">
About this Ukrainian leader <text:a xlink:type="simple" xlink:href="https://twitter.com/ZelenskyyUa/status/1651184741155065856" text:style-name="Internet_20_link" text:visited-style-name="Visited_20_Internet_20_Link">
reported</text:a>
Utwitter.</text:p>
      <text:p text:style-name="P4">
"He spent a long meaningful telephone conversation with China's chairman Xi Jinping. He believes that she, as well as the appointment of an ambassador of Ukraine in China, will give a powerful push of the development of our bilateral relations," Vladimirzelensky said.</text:p>
      <text:p text:style-name="P4">
We will remind, earlier Volodymyr Zelenskyy <text:a xlink:type="simple" xlink:href="https://armyinform.com.ua/2023/02/24/my-hotily-b-zaluchyty-do-formuly-myru-krayiny-latynskoyi-ameryky-afryky-indiyu-ta-kytaj-volodymyr-zelenskyj/" text:style-name="Internet_20_link" text:visited-style-name="Visited_20_Internet_20_Link">
declared</text:a>
that Ukraine would like to involve in <text:a xlink:type="simple" xlink:href="https://armyinform.com.ua/2022/09/22/5-peredumov-myru-prezydenta-ukrayiny-volodymyra-zelenskogo/" text:style-name="Internet_20_link" text:visited-style-name="Visited_20_Internet_20_Link">
formulamir</text:a>
China.</text:p>
      <text:p text:style-name="P4">
News Source: <text:a xlink:type="simple" xlink:href="https://armyinform.com.ua/2023/04/26/volodymyr-zelenskyj-pogovoryv-iz-si-czzinpinom-rozmova-bula-tryvaloyu-ta-zmistovnoyu/" text:style-name="Internet_20_link" text:visited-style-name="Visited_20_Internet_20_Link">
https://armyinform.com.ua/2023/04/26/volodymyr-zelenskyj-pogovoryv-iz-si-czzinpinom-rozmova-bula-tryvaloyu-ta-zmistovnoyu/</text:a>
</text:p>
      <!--NEWS-->
      <text:h text:style-name="P10" text:outline-level="1">
<text:span text:style-name="T4">
New threats of Russia by nuclear weapons are evidence of impotence and fear - Alexey Danilov</text:span>
</text:h>
      <text:p text:style-name="P4">
Author: ['АРМІЯINFORM']</text:p>
      <text:p text:style-name="P4">
Time: 2023-04-26T75:00:00-04:00</text:p>
      <text:p text:style-name="P4">
Description: Rosіyska Kerivnitroy will come to nuclear pogrosis, the Kremlin in the Kremlin Rosuminnya growth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4/z1645619117a275i.jpg" text:style-name="Internet_20_link" text:visited-style-name="Visited_20_Internet_20_Link">
z1645619117a275i.jpg</text:a>
']</text:p>
      <text:p text:style-name="P4">
Tags: ['ОЛЕКСІЙ ДАНІЛОВ', 'РНБО', 'ЯДЕРНИЙ ШАНТАЖ']</text:p>
      <text:p text:style-name="P4">
Category: News</text:p>
      <!--METADATA-->
      <text:p text:style-name="P4">
<draw:frame draw:style-name="fr1" draw:name="Image55" text:anchor-type="as-char" svg:width="6.9236in" svg:height="3.956343in" draw:z-index="0">
<draw:image xlink:href="../Images/AРМІЯINFORM/2023-04-26T75-00-00-04-00/z1645619117a275i.jpg" xlink:type="simple" xlink:show="embed" xlink:actuate="onLoad" draw:mime-type="image/jpeg"/>
</draw:frame>
The Russian leadership resorts to nuclear threats, since the Kremlin of growth of the defeat of the invaders' troops at the front in Ukraine.</text:p>
      <text:p text:style-name="P4">
About it <text:a xlink:type="simple" xlink:href="https://twitter.com/OleksiyDanilov/status/1651147080688082945" text:style-name="Internet_20_link" text:visited-style-name="Visited_20_Internet_20_Link">
stated</text:a>
NSDC Secretary Alexei Danilov on Twitter.</text:p>
      <text:p text:style-name="P4">
"Any Russian threats about nuclear weapons are a manifestation of imostras," the post reads.</text:p>
      <text:p text:style-name="P4">
According to him, the situation will become worse for the invaders on the front, the hysterical "nuclear" statements of the Russians will be heard.</text:p>
      <text:p text:style-name="P4">
The NSDC secretary is convinced that it is an indicator of the Kremlin's understanding of the inevitability and inevitability of pay.</text:p>
      <text:p text:style-name="P4">
News Source: <text:a xlink:type="simple" xlink:href="https://armyinform.com.ua/2023/04/26/novi-pogrozy-rf-yadernoyu-zbroyeyu-ye-svidchennyam-bezsyllya-ta-strahu-oleksij-danilov/" text:style-name="Internet_20_link" text:visited-style-name="Visited_20_Internet_20_Link">
https://armyinform.com.ua/2023/04/26/novi-pogrozy-rf-yadernoyu-zbroyeyu-ye-svidchennyam-bezsyllya-ta-strahu-oleksij-danilov/</text:a>
</text:p>
      <!--NEWS-->
      <text:h text:style-name="P10" text:outline-level="1">
<text:span text:style-name="T4">
In the Chernihiv region, the military that tortured civilian will be tried</text:span>
</text:h>
      <text:p text:style-name="P4">
Author: ['АРМІЯINFORM']</text:p>
      <text:p text:style-name="P4">
Time: 2023-04-26T76:00:00-04:00</text:p>
      <text:p text:style-name="P4">
Description: The accusatory act of the Stosovo Viexkovo forces of the Russian Federation for the fact of the fact ... War with Ukraine 2022, the war with Ukraine is the latest news today, the war with Ukraine 2022, the last ones for Ukraine and Russia and when, the war with Ukraine in the trial.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1/sud.jpg" text:style-name="Internet_20_link" text:visited-style-name="Visited_20_Internet_20_Link">
sud.jpg</text:a>
']</text:p>
      <text:p text:style-name="P4">
Tags: ['ВОЄННІ ЗЛОЧИНИ РФ', 'ОФІС ГЕНЕРАЛЬНОГО ПРОКУРОРА УКРАЇНИ', 'ЧЕРНІГІВЩИНА']</text:p>
      <text:p text:style-name="P4">
Category: News</text:p>
      <!--METADATA-->
      <text:p text:style-name="P4">
<draw:frame draw:style-name="fr1" draw:name="Image56" text:anchor-type="as-char" svg:width="6.9236in" svg:height="3.891564in" draw:z-index="0">
<draw:image xlink:href="../Images/AРМІЯINFORM/2023-04-26T76-00-00-04-00/sud.jpg" xlink:type="simple" xlink:show="embed" xlink:actuate="onLoad" draw:mime-type="image/jpeg"/>
</draw:frame>
An indictment was sent to court with respect to a serviceman of armed Sylirf on violation of the laws and customs of war.</text:p>
      <text:p text:style-name="P4">
About it <text:a xlink:type="simple" xlink:href="https://gp.gov.ua/ua/posts/v" text:style-name="Internet_20_link" text:visited-style-name="Visited_20_Internet_20_Link">
reports</text:a>
Office of the Prosecutor General of Ukraine.</text:p>
      <text:p text:style-name="P4">
According to the investigation, on March 14, 2022, during the temporary occupation of the village of Lukashevka, the Chernihiv district, two servicemen of the aggressor states were detained by a local resident.</text:p>
      <text:p text:style-name="P4">
They used physical violence to him to find out the information of the Armed Forces.</text:p>
      <text:p text:style-name="P4">
Without receiving the necessary data, the invaders brought the man to the territory of the precursor plot, dumped to the ground and began to beat him on the body.</text:p>
      <text:p text:style-name="P4">
Subsequently, the accused struck an example of a machine gun on the head of the head, and the second serviceman fired a fire -fired automatic weapon into the leg.</text:p>
      <text:p text:style-name="P4">
News Source: <text:a xlink:type="simple" xlink:href="https://armyinform.com.ua/2023/04/26/na-chernigivshhyni-sudytymut-vijskovogo-rf-yakyj-katuvav-czyvilnogo/" text:style-name="Internet_20_link" text:visited-style-name="Visited_20_Internet_20_Link">
https://armyinform.com.ua/2023/04/26/na-chernigivshhyni-sudytymut-vijskovogo-rf-yakyj-katuvav-czyvilnogo/</text:a>
</text:p>
      <!--NEWS-->
      <text:h text:style-name="P10" text:outline-level="1">
<text:span text:style-name="T4">
Another exchange of prisoners: 44 Ukrainians have returned home</text:span>
</text:h>
      <text:p text:style-name="P4">
Author: ['АРМІЯINFORM']</text:p>
      <text:p text:style-name="P4">
Time: 2023-04-26T77:00:00-04:00</text:p>
      <text:p text:style-name="P4">
Description: Sogodnі, 26 kvіnyny, Ukrainian, came to turn to the Dodom 44 of our SPIVVITCHENIK. T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53049716939673380_y-e1682515036495.jpg" text:style-name="Internet_20_link" text:visited-style-name="Visited_20_Internet_20_Link">
photo_5353049716939673380_y-e1682515036495.jpg</text:a>
', '<text:a xlink:type="simple" xlink:href="https://armyinform.com.ua/wp-content/uploads/2023/04/b0a38d3e-293b-4c8f-b634-7b48717a8d16-e1682514683702.jpg" text:style-name="Internet_20_link" text:visited-style-name="Visited_20_Internet_20_Link">
b0a38d3e-293b-4c8f-b634-7b48717a8d16-e1682514683702.jpg</text:a>
']</text:p>
      <text:p text:style-name="P4">
Tags: ['ОБМІН ПОЛОНЕНИМИ']</text:p>
      <text:p text:style-name="P4">
Category: News</text:p>
      <!--METADATA-->
      <text:p text:style-name="P4">
<draw:frame draw:style-name="fr1" draw:name="Image57" text:anchor-type="as-char" svg:width="6.9236in" svg:height="4.305614in" draw:z-index="0">
<draw:image xlink:href="../Images/AРМІЯINFORM/2023-04-26T77-00-00-04-00/photo_5353049716939673380_y-e1682515036495.jpg" xlink:type="simple" xlink:show="embed" xlink:actuate="onLoad" draw:mime-type="image/jpeg"/>
</draw:frame>
Today, April 26, Ukraine managed to return home 44 of our compatriots. These are military, border guards, National Guards, sailors. Among them are 36 ordinary and sergeants and 6 officers. There are also two -sided ones among the liberated ones.</text:p>
      <text:p text:style-name="P4">
About it <text:a xlink:type="simple" xlink:href="https://t.me/Koord_shtab/910" text:style-name="Internet_20_link" text:visited-style-name="Visited_20_Internet_20_Link">
informs</text:a>
Coordinating headquarters for the issue of prisoners of war.</text:p>
      <text:p text:style-name="P4">
The Armed Forces includes 29 released - in particular representatives - 7, three - 3, also DPSU - 11, NSU - 2. Among them are wounded, whom the enemy was tortured in captivity. There are also birds whose wives were previously released from captivity.</text:p>
      <text:p text:style-name="P4">
<draw:frame draw:style-name="fr1" draw:name="Image58" text:anchor-type="as-char" svg:width="6.9236in" svg:height="3.351317in" draw:z-index="0">
<draw:image xlink:href="../Images/AРМІЯINFORM/2023-04-26T77-00-00-04-00/b0a38d3e-293b-4c8f-b634-7b48717a8d16-e1682514683702.jpg" xlink:type="simple" xlink:show="embed" xlink:actuate="onLoad" draw:mime-type="image/jpeg"/>
</draw:frame>
The released servicemen fought, in particular, in Mariupol, in Donetsk, Kherson, Kharkiv, Lugansk and Sumy directions.</text:p>
      <text:p text:style-name="P4">
He was also released from captivity by a military surgeon who operated the wounded in Mariupol in Mariupol and organized mass medical care. The one of the liberated, the commander of the department, threatened the so -called "court" with a long term.</text:p>
      <text:p text:style-name="P4">
In total, 2280 Ukrainians have been released from captivity on April 26. In cooperation with the Presidential Office, work on the preparation of succession. We recommend that you follow the information silence mode.</text:p>
      <text:p text:style-name="P4">
News Source: <text:a xlink:type="simple" xlink:href="https://armyinform.com.ua/2023/04/26/chergovyj-obmin-polonenymy-dodomu-povernulys-shhe-44-ukrayinczi/" text:style-name="Internet_20_link" text:visited-style-name="Visited_20_Internet_20_Link">
https://armyinform.com.ua/2023/04/26/chergovyj-obmin-polonenymy-dodomu-povernulys-shhe-44-ukrayinczi/</text:a>
</text:p>
      <!--NEWS-->
      <text:h text:style-name="P10" text:outline-level="1">
<text:span text:style-name="T4">
Bakhmut's Defense: Last day, the occupiers 324 times struck from the barrel artillery and RSZV - Sergey Cherevaty</text:span>
</text:h>
      <text:p text:style-name="P4">
Author: ['Дмитро Горбунов']</text:p>
      <text:p text:style-name="P4">
Time: 2023-04-26T78:00:00-04:00</text:p>
      <text:p text:style-name="P4">
Description: About the operational situation on the similarity of the Country in the Ephiri Telemarafon "єini Novi"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3.jpg" text:style-name="Internet_20_link" text:visited-style-name="Visited_20_Internet_20_Link">
cherevatyj-3.jpg</text:a>
']</text:p>
      <text:p text:style-name="P4">
Tags: ['БАХМУТ', 'ВТОРГНЕННЯ РФ', 'ЄДИНІ НОВИНИ', 'СЕРГІЙ ЧЕРЕВАТИЙ']</text:p>
      <text:p text:style-name="P4">
Category: News</text:p>
      <!--METADATA-->
      <text:p text:style-name="P4">
<draw:frame draw:style-name="fr1" draw:name="Image59" text:anchor-type="as-char" svg:width="6.9236in" svg:height="3.779132in" draw:z-index="0">
<draw:image xlink:href="../Images/AРМІЯINFORM/2023-04-26T78-00-00-04-00/cherevatyj-3.jpg" xlink:type="simple" xlink:show="embed" xlink:actuate="onLoad" draw:mime-type="image/jpeg"/>
</draw:frame>
Sergey Cherevaty</text:p>
      <text:p text:style-name="P4">
About the operational situation in the east of our country on the air of a telecommunication <text:a xlink:type="simple" xlink:href="https://www.youtube.com/watch" text:style-name="Internet_20_link" text:visited-style-name="Visited_20_Internet_20_Link">
"Unin"</text:a>
The spokesman of the Eastern Urell of the Armed Forces of the Armed Forces Colonel Sergei Cherevaty told.</text:p>
      <ul>
        <li>
The enemy continues to attack our positions in the Bakhmut area. Thus, the occupiers 324 times struck there from the barrel artillery of the Tarsevzv 324 times. There were 17 combat clashes with the enemy. Our warriors destroyed 120 and wounded 146 more Russians. We also managed to eliminate two field lands with ammunition, two radio electronic wrestling stations and landing UAVs, - said the Armed Forces officer.</li>
      </ul>
      <text:p text:style-name="P4">
Answering the questions of journalists about the possible activation of the actions of the Russians Bilybakhmat, he reported that the past day was little different from other days of the war.</text:p>
      <ul>
        <li>
In Bakhmut, the Russians continue to use their tactics, destroying the city. This is done so that our warriors cannot use the homes as formulation. Thanks to the efforts of all the forces of Ukraine, we have a deposited logistics, we get everything necessary for further struggle with the opponent, - said Colonel Sergey Cherevaty.</li>
      </ul>
      <text:p text:style-name="P4">
He also spoke about the situation in the Liman-Kupyan direction.</text:p>
      <ul>
        <li>
Here the enemy has not taken the attack for some time. However, this area of the Front captures the largest number of enemy artillery shelling. Thus, during the last day the enemy opened fire from the barrel artillery and RSZV 379 times. Ukrainian guns also accurately strike the enemy. As a result, 25 occupiers were liquidated and another 72 were reported. In addition, we managed to destroy several samples of heavy weapons, - said the spokesman of the Eastern Grouping of the Armed Forces.</li>
      </ul>
      <text:p text:style-name="P4">
News Source: <text:a xlink:type="simple" xlink:href="https://armyinform.com.ua/2023/04/26/oborona-bahmuta-mynuloyi-doby-okupanty-324-razy-zavdavaly-udariv-zi-stvolnoyi-artyleriyi-ta-rszv-sergij-cherevatyj/" text:style-name="Internet_20_link" text:visited-style-name="Visited_20_Internet_20_Link">
https://armyinform.com.ua/2023/04/26/oborona-bahmuta-mynuloyi-doby-okupanty-324-razy-zavdavaly-udariv-zi-stvolnoyi-artyleriyi-ta-rszv-sergij-cherevatyj/</text:a>
</text:p>
      <!--NEWS-->
      <text:h text:style-name="P10" text:outline-level="1">
<text:span text:style-name="T4">
In Ukraine launched a cluster on the development of Brave1 defense technologies</text:span>
</text:h>
      <text:p text:style-name="P4">
Author: ['АРМІЯINFORM']</text:p>
      <text:p text:style-name="P4">
Time: 2023-04-26T79:00:00-04:00</text:p>
      <text:p text:style-name="P4">
Description: Mini Construction of digital transformation, Mini -Castle of Defense, General Staff of the Zbroyny forc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71267bc14ef7c5c6a92e5116ffa7e0f71d99ea6f.jpg" text:style-name="Internet_20_link" text:visited-style-name="Visited_20_Internet_20_Link">
71267bc14ef7c5c6a92e5116ffa7e0f71d99ea6f.jpg</text:a>
', '<text:a xlink:type="simple" xlink:href="https://armyinform.com.ua/wp-content/uploads/2023/04/359bfa574b3adf1d6a3b045c5735bf0705646915-150x150.jpg" text:style-name="Internet_20_link" text:visited-style-name="Visited_20_Internet_20_Link">
359bfa574b3adf1d6a3b045c5735bf0705646915-150x150.jpg</text:a>
', '<text:a xlink:type="simple" xlink:href="https://armyinform.com.ua/wp-content/uploads/2023/04/cfc7e24660f2790c949d7f679d54e4b025ab0152-150x150.jpg" text:style-name="Internet_20_link" text:visited-style-name="Visited_20_Internet_20_Link">
cfc7e24660f2790c949d7f679d54e4b025ab0152-150x150.jpg</text:a>
', '<text:a xlink:type="simple" xlink:href="https://armyinform.com.ua/wp-content/uploads/2023/04/b66397bd0d41e3a5f7eb3289bf8200fa212fcb7c-150x150.jpg" text:style-name="Internet_20_link" text:visited-style-name="Visited_20_Internet_20_Link">
b66397bd0d41e3a5f7eb3289bf8200fa212fcb7c-150x150.jpg</text:a>
', '<text:a xlink:type="simple" xlink:href="https://armyinform.com.ua/wp-content/uploads/2023/04/fd84b3ca1a0a33162827212b53c13d8c2cdfc346-150x150.jpg" text:style-name="Internet_20_link" text:visited-style-name="Visited_20_Internet_20_Link">
fd84b3ca1a0a33162827212b53c13d8c2cdfc346-150x150.jpg</text:a>
', '<text:a xlink:type="simple" xlink:href="https://armyinform.com.ua/wp-content/uploads/2023/04/94d76f9b18b5cc30e41167e6eff167fc01b6b274.jpg" text:style-name="Internet_20_link" text:visited-style-name="Visited_20_Internet_20_Link">
94d76f9b18b5cc30e41167e6eff167fc01b6b274.jpg</text:a>
']</text:p>
      <text:p text:style-name="P4">
Tags: ['BRAVE1', 'ОЛЕКСІЙ РЕЗНІКОВ']</text:p>
      <text:p text:style-name="P4">
Category: News</text:p>
      <!--METADATA-->
      <text:p text:style-name="P4">
<draw:frame draw:style-name="fr1" draw:name="Image60" text:anchor-type="as-char" svg:width="6.9236in" svg:height="4.615733in" draw:z-index="0">
<draw:image xlink:href="../Images/AРМІЯINFORM/2023-04-26T79-00-00-04-00/71267bc14ef7c5c6a92e5116ffa7e0f71d99ea6f.jpg" xlink:type="simple" xlink:show="embed" xlink:actuate="onLoad" draw:mime-type="image/jpeg"/>
</draw:frame>
The Ministry of Defense, the Ministry of Defense, the General Staffing Forces of Ukraine, the National Security and Defense Council, the Ministry of Internal Affairs of Strategic Industry, the Ministry of Economy set up the same coordination platform in the Defense Tech in Ukraine Brave1. What is the supply of the front of the advanced Ukrainian technological solutions for the advantage of the enemy of victory, comprehensive support of Ukrainian developers in the field of innovative -host technologies and development of the sphere for the transformation of Ukraine into World Leader Defense Tech.___</text:p>
      <text:p text:style-name="P4">
The war has intensified hundreds of Ukrainian companies in the Defense Tech, developing modern solutions for a "reasonable war". Ukraine has impressed with the luminosity, rapid non -trivial solutions and effective use of pro -technology. These decisions enhance the country's defense capacity, retain the lives of defenders and civilians and effectively use resources to technological innovations: drones, robotic systems, centrifting, artificial intelligence, cybersecurity, communications, satellite data and more. Innovative developments for the army are fast -tested and checked in combat, improving the performance of the tasks and goals of security and defense forces.</text:p>
      <text:p text:style-name="P4">
It is to accelerate the implementation of such developments that Brave1 is created as a single -year cooperation of Defense Tech companies, states and military, as well as investors, volunteer funds, media and anyone who helps to bring the winner through technology.</text:p>
      <text:p text:style-name="P4">
During the event, Mikhail Fedorov presented the Brave1 portal, through which one can give his own project and gain access to military examination, grants and other opportunities that the cluster provides.</text:p>
      <text:p text:style-name="P4">
<text:span text:style-name="T4">
 submit your own development on <text:a xlink:type="simple" xlink:href="https://brave1.gov.ua/" text:style-name="Internet_20_link" text:visited-style-name="Visited_20_Internet_20_Link">
link</text:a>
</text:span>
.</text:p>
      <text:p text:style-name="P4">
<text:a xlink:type="simple" xlink:href="https://armyinform.com.ua/wp-content/uploads/2023/04/359bfa574b3adf1d6a3b045c5735bf0705646915.jpg" text:style-name="Internet_20_link" text:visited-style-name="Visited_20_Internet_20_Link">
<draw:frame draw:style-name="fr1" draw:name="Image61" text:anchor-type="as-char" svg:width="6.9236in" svg:height="6.9236in" draw:z-index="0">
<draw:image xlink:href="../Images/AРМІЯINFORM/2023-04-26T79-00-00-04-00/359bfa574b3adf1d6a3b045c5735bf0705646915-150x150.jpg" xlink:type="simple" xlink:show="embed" xlink:actuate="onLoad" draw:mime-type="image/jpeg"/>
</draw:frame>
</text:a>
</text:p>
      <text:p text:style-name="P4">
<text:a xlink:type="simple" xlink:href="https://armyinform.com.ua/wp-content/uploads/2023/04/cfc7e24660f2790c949d7f679d54e4b025ab0152.jpg" text:style-name="Internet_20_link" text:visited-style-name="Visited_20_Internet_20_Link">
<draw:frame draw:style-name="fr1" draw:name="Image62" text:anchor-type="as-char" svg:width="6.9236in" svg:height="6.9236in" draw:z-index="0">
<draw:image xlink:href="../Images/AРМІЯINFORM/2023-04-26T79-00-00-04-00/cfc7e24660f2790c949d7f679d54e4b025ab0152-150x150.jpg" xlink:type="simple" xlink:show="embed" xlink:actuate="onLoad" draw:mime-type="image/jpeg"/>
</draw:frame>
</text:a>
</text:p>
      <text:p text:style-name="P4">
<text:a xlink:type="simple" xlink:href="https://armyinform.com.ua/wp-content/uploads/2023/04/fd84b3ca1a0a33162827212b53c13d8c2cdfc346.jpg" text:style-name="Internet_20_link" text:visited-style-name="Visited_20_Internet_20_Link">
<draw:frame draw:style-name="fr1" draw:name="Image63" text:anchor-type="as-char" svg:width="6.9236in" svg:height="6.9236in" draw:z-index="0">
<draw:image xlink:href="../Images/AРМІЯINFORM/2023-04-26T79-00-00-04-00/fd84b3ca1a0a33162827212b53c13d8c2cdfc346-150x150.jpg" xlink:type="simple" xlink:show="embed" xlink:actuate="onLoad" draw:mime-type="image/jpeg"/>
</draw:frame>
</text:a>
<text:span text:style-name="T4">
 Brave1 Focus will be focused on 5 directions: </text:span>
</text:p>
      <text:p text:style-name="P4">
1 . <text:span text:style-name="T4">
 INVEST </text:span>
: Provide grants to developers determined by the priority for the Security and Defense Forces 2 . <text:span text:style-name="T4">
 INVENT </text:span>
: To help security and defense forces to find effective technological solutions in the environment of Ukrainian developers 3 . <text:span text:style-name="T4">
 PLATFORM </text:span>
: Create a platform that brings together all the 4 \ stakeholders of the 4 . <text:span text:style-name="T4">
 Showcase </text:span>
: Ensuring interaction with defense forces through demonstration and receiving feedback on their use 5 . <text:span text:style-name="T4">
 BOOST </text:span>
: To provide comprehensive support to the projections defined by the priority for the security and defense forces</text:p>
      <text:p text:style-name="P4">
The comprehensive interaction of state and private stakeholders within Brave1 and the support of the industry will not only help the army today, but also be the potential to scale Ukrainian Defense Tech in the world, which has undergone a reproduction and proved efficiency in the most fierce battles.</text:p>
      <text:p text:style-name="P4">
<text:span text:style-name="T4">
 Digital Transformation Ministry </text:span>
</text:p>
      <text:p text:style-name="P4">
<text:span text:style-name="T4">
 Viceremier-Minister for Innovation, Development of Education, Science and Technology-Digital Transformation Minister Mikhail Fedorov: </text:span>
</text:p>
      <text:p text:style-name="P4">
“_Ukraine should become a rapidly developing, learning and active technology. Especially in the military sphere. Creating Brave1 - Single important steps in this direction. Our goal is to build a system with a fast -redeeming Defense Tech. Make bold decisions, create the best for the development of companies that develop military technologies. After all, self -chnology and courage can do a lot for our victory. "</text:p>
      <text:p text:style-name="P4">
<text:span text:style-name="T4">
Ministry of Defence</text:span>
</text:p>
      <text:p text:style-name="P4">
<text:span text:style-name="T4">
 Alexei Reznikov, Minister of Defense of Ukraine: </text:span>
<text:span text:style-name="T4">
 General Staff of the Armed Forces of Ukraine </text:span>
</text:p>
      <text:p text:style-name="P4">
<text:span text:style-name="T4">
 Deputy Chief of the General Staff of the Armed Forces of Ukraine General-General Koval: </text:span>
</text:p>
      <text:p text:style-name="P4">
_ "Urge manufacturers, scientists and military to fruitful cooperation with the release and implementation of new technologies that will help armed forces to effectively perform combat tasks. Provision of Ukraine's weaponage forces with high -tech samples of weapons, military Ispecial equipment and ammunition in accordance with the urgent needs of troops(strength)and will introduce an effective mechanism for the introduction of innovative projects for the need of the Armed Forces of Ukraine ”._</text:p>
      <text:p text:style-name="P4">
<text:span text:style-name="T4">
 National Security and Defense Council </text:span>
</text:p>
      <text:p text:style-name="P4">
<text:span text:style-name="T4">
 NSDC Secretary Sergey Demedyuk: </text:span>
</text:p>
      <text:p text:style-name="P4">
_ “It is important for us to create conditions for development for the Ukrainian manufacturer. It is only about big and experienced companies, and about small startups of growing tama -growing companies Ukrainian defense technologies will not only provide our victory, but will also be exported as successful in the world. "</text:p>
      <text:p text:style-name="P4">
<text:span text:style-name="T4">
 Ministry of Strategic Industry </text:span>
</text:p>
      <text:p text:style-name="P4">
<text:span text:style-name="T4">
 Minister of Strategic Industry of Ukraine Oleksandrykin: </text:span>
</text:p>
      <text:p text:style-name="P4">
_ “The primary task for the Ministry of Stratege today is the establishment of weapons and ammunition: both in Ukraine and abroad with parishism with other countries, both state and private enterprises. For the realization of this goal, we are important to us. They will make the processing process faster, increase capacity and maximize the potential of Ukrainian weapons manufacturers. Defense Tech Classer Brave1 will help make it all possible and significantly strengthen our military.</text:p>
      <text:p text:style-name="P4">
<text:span text:style-name="T4">
 Ministry of Economy </text:span>
</text:p>
      <text:p text:style-name="P4">
<text:span text:style-name="T4">
 Yulia Sviridenko, First Viceremier-Minister-Minister of Economy of Ukraine: </text:span>
<text:span text:style-name="T4">
 Igor Fomenko, Deputy Minister of Economy of Ukraine: </text:span>
</text:p>
      <text:p text:style-name="P4">
<text:span text:style-name="T5">
Went gives us a unique opportunity to dramatically update, and in fact to create a defense-industrial complex. Modern. Effective - both as a tool for improving the country's defense capability and as an incentive for economic development. Integrated in the world of production chains and into the world weapons market. Today, attention is drawn to Ukraine all over the world. In particular, and first and foremost, large players in the arms market, a business that invests significant funds in the industries of different countries, governments of the most developed states. Currently, all Ukrainian developments have been tested by Defense Tech. And we must make the world learn about their effectiveness.</text:span>
</text:p>
      <text:p text:style-name="P4">
<text:span text:style-name="T4">
 Natalia Kushner, Brave1 </text:span>
</text:p>
      <text:p text:style-name="P4">
_ “Ukraine appreciates the lives and health of its defenders, so increasing the innovative potential and attracting talents, developing engineering decisions, testing non -standard approaches and efficient use Tech on a global level ”._</text:p>
      <text:p text:style-name="P4">
<draw:frame draw:style-name="fr1" draw:name="Image64" text:anchor-type="as-char" svg:width="6.9236in" svg:height="4.615733in" draw:z-index="0">
<draw:image xlink:href="../Images/AРМІЯINFORM/2023-04-26T79-00-00-04-00/94d76f9b18b5cc30e41167e6eff167fc01b6b274.jpg" xlink:type="simple" xlink:show="embed" xlink:actuate="onLoad" draw:mime-type="image/jpeg"/>
</draw:frame>
*!</text:p>
      <text:p text:style-name="P4">
<text:span text:style-name="T4">
Additional Information</text:span>
</text:p>
      <text:p text:style-name="P4">
<text:span text:style-name="T4">
 Brave1 </text:span>
 is a cluster for the development of Defense Tech in Ukraine, founded by the Ministry of Defense, the Ministry of Defense, the General Staff of the Armed Forces of Ukraine, the National Security and Defense Council, the Ministry of Strategic Industries, the Ministry of Economy.</text:p>
      <text:p text:style-name="P4">
<text:span text:style-name="T4">
 Source: </text:span>
 <text:a xlink:type="simple" xlink:href="https://www.mil.gov.ua/news/2023/04/26/v-ukraini-zapustili-klaster-z-rozvitku-oboronnih-tehnologij-brave1/" text:style-name="Internet_20_link" text:visited-style-name="Visited_20_Internet_20_Link">
__ Ministry of Defense of Ukraine_</text:a>
</text:p>
      <text:p text:style-name="P4">
News Source: <text:a xlink:type="simple" xlink:href="https://armyinform.com.ua/2023/04/26/v-ukrayini-zapustyly-klaster-z-rozvytku-oboronnyh-tehnologij-brave1/" text:style-name="Internet_20_link" text:visited-style-name="Visited_20_Internet_20_Link">
https://armyinform.com.ua/2023/04/26/v-ukrayini-zapustyly-klaster-z-rozvytku-oboronnyh-tehnologij-brave1/</text:a>
</text:p>
      <!--NEWS-->
      <text:h text:style-name="P10" text:outline-level="1">
<text:span text:style-name="T4">
Air Force showed how Patriot SCR is on duty in Ukraine</text:span>
</text:h>
      <text:p text:style-name="P4">
Author: ['АРМІЯINFORM']</text:p>
      <text:p text:style-name="P4">
Time: 2023-04-26T80:00:00-04:00</text:p>
      <text:p text:style-name="P4">
Description: About the cesspool of the Knotyanovs of the ZSU: “Iz Kvіnynia 2023 Rock Rock Patriot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ЗРК PATRIOT']</text:p>
      <text:p text:style-name="P4">
Category: News</text:p>
      <!--METADATA-->
      <text:p text:style-name="P4">
About it <text:a xlink:type="simple" xlink:href="https://www.facebook.com/watch/" text:style-name="Internet_20_link" text:visited-style-name="Visited_20_Internet_20_Link">
reported</text:a>
Armed Forces Command:</text:p>
      <text:p text:style-name="P4">
“Since April 2023, Patriot SC - on duty in Ukraine!</text:p>
      <text:p text:style-name="P4">
Modern Western technology has its own peculiarities, but our defenders of the sky are mastering, and are ready to destroy the Russian occupier!</text:p>
      <text:p text:style-name="P4">
The Air Force finally got what they so longing for - weapons against Ballistics!</text:p>
      <text:p text:style-name="P4">
News Source: <text:a xlink:type="simple" xlink:href="https://armyinform.com.ua/2023/04/26/povitryani-syly-pokazaly-yak-zrk-patriot-zdijsnyuye-bojove-cherguvannya-v-ukrayini/" text:style-name="Internet_20_link" text:visited-style-name="Visited_20_Internet_20_Link">
https://armyinform.com.ua/2023/04/26/povitryani-syly-pokazaly-yak-zrk-patriot-zdijsnyuye-bojove-cherguvannya-v-ukrayini/</text:a>
</text:p>
      <!--NEWS-->
      <text:h text:style-name="P10" text:outline-level="1">
<text:span text:style-name="T4">
Volodymyr Zelenskyy discussed with Raphael Grossi the issue of control over Zaporizhzhya NPP</text:span>
</text:h>
      <text:p text:style-name="P4">
Author: ['АРМІЯINFORM']</text:p>
      <text:p text:style-name="P4">
Time: 2023-04-26T81:00:00-04:00</text:p>
      <text:p text:style-name="P4">
Description: About the President of Ukraine, Volodymyr Zelensky, Vice -Miner at Facebook: “At Richnia ... the war with Ukraine 2022, the war with Ukraine is the latest news today, the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295247_3327838780862861_5035743822326240416_n.jpg" text:style-name="Internet_20_link" text:visited-style-name="Visited_20_Internet_20_Link">
343295247_3327838780862861_5035743822326240416_n.jpg</text:a>
']</text:p>
      <text:p text:style-name="P4">
Tags: ['STOPRUSSIA', 'АГРЕСІЯ РФ', 'ВОЛОДИМИР ЗЕЛЕНСЬКИЙ', 'ЗАЕС']</text:p>
      <text:p text:style-name="P4">
Category: News</text:p>
      <!--METADATA-->
      <text:p text:style-name="P4">
<draw:frame draw:style-name="fr1" draw:name="Image65" text:anchor-type="as-char" svg:width="6.9236in" svg:height="4.609964in" draw:z-index="0">
<draw:image xlink:href="../Images/AРМІЯINFORM/2023-04-26T81-00-00-04-00/343295247_3327838780862861_5035743822326240416_n.jpg" xlink:type="simple" xlink:show="embed" xlink:actuate="onLoad" draw:mime-type="image/jpeg"/>
</draw:frame>
President of Ukraine Volodymyr Zelenskyy <text:a xlink:type="simple" xlink:href="https://www.facebook.com/zelenskiy.official/posts/pfbid071jrBZo8wcmRqnTK99cr4Wnn9RkSKRPSYhZYsd1hyrMunuQR8ToQ1EjZDxpCFxeTl" text:style-name="Internet_20_link" text:visited-style-name="Visited_20_Internet_20_Link">
reported</text:a>
On Facebook:</text:p>
      <text:p text:style-name="P4">
“On the anniversary of the Chernobyl tragedy, he spent a telephone conversation with the director of MAGERFACE GROSSE. He emphasized that only the return of full control of the NAVESS to Ukraine will protect the world from a new disaster. He also thanked the IAEA for a special program for medical provision of Ukrainian atomic. ”</text:p>
      <text:p text:style-name="P4">
News Source: <text:a xlink:type="simple" xlink:href="https://armyinform.com.ua/2023/04/26/volodymyr-zelenskyj-telefonom-obgovoryv-iz-rafaelem-grossi-pytannya-kontrolyu-nad-zaporizkoyu-aes/" text:style-name="Internet_20_link" text:visited-style-name="Visited_20_Internet_20_Link">
https://armyinform.com.ua/2023/04/26/volodymyr-zelenskyj-telefonom-obgovoryv-iz-rafaelem-grossi-pytannya-kontrolyu-nad-zaporizkoyu-aes/</text:a>
</text:p>
      <!--NEWS-->
      <text:h text:style-name="P10" text:outline-level="1">
<text:span text:style-name="T4">
In Kiev, Belarusians who died for Ukraine were honored</text:span>
</text:h>
      <text:p text:style-name="P4">
Author: ['Анатолій Бальчос']</text:p>
      <text:p text:style-name="P4">
Time: 2023-04-26T82:00:00-04:00</text:p>
      <text:p text:style-name="P4">
Description: In the permissive of the senior administrative admighistyi, the Vistavka “wage in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olovna-56.jpg" text:style-name="Internet_20_link" text:visited-style-name="Visited_20_Internet_20_Link">
golovna-56.jpg</text:a>
', '<text:a xlink:type="simple" xlink:href="https://armyinform.com.ua/wp-content/uploads/2023/04/01-vystavka-golovna-150x150.jpg" text:style-name="Internet_20_link" text:visited-style-name="Visited_20_Internet_20_Link">
01-vystavka-golovna-150x150.jpg</text:a>
', '<text:a xlink:type="simple" xlink:href="https://armyinform.com.ua/wp-content/uploads/2023/04/02-vystavka-ekspozycziya-150x150.jpg" text:style-name="Internet_20_link" text:visited-style-name="Visited_20_Internet_20_Link">
02-vystavka-ekspozycziya-150x150.jpg</text:a>
', '<text:a xlink:type="simple" xlink:href="https://armyinform.com.ua/wp-content/uploads/2023/04/04-vystavka-foto-geroyiv-150x150.jpg" text:style-name="Internet_20_link" text:visited-style-name="Visited_20_Internet_20_Link">
04-vystavka-foto-geroyiv-150x150.jpg</text:a>
', '<text:a xlink:type="simple" xlink:href="https://armyinform.com.ua/wp-content/uploads/2023/04/05-vystavka-oleksij-franczkevych.jpg" text:style-name="Internet_20_link" text:visited-style-name="Visited_20_Internet_20_Link">
05-vystavka-oleksij-franczkevych.jpg</text:a>
', '<text:a xlink:type="simple" xlink:href="https://armyinform.com.ua/wp-content/uploads/2023/04/06-vystavka-delegacziya-z-buchi-1-150x150.jpg" text:style-name="Internet_20_link" text:visited-style-name="Visited_20_Internet_20_Link">
06-vystavka-delegacziya-z-buchi-1-150x150.jpg</text:a>
', '<text:a xlink:type="simple" xlink:href="https://armyinform.com.ua/wp-content/uploads/2023/04/07-vystavka-foto-lytvyna-1-150x150.jpg" text:style-name="Internet_20_link" text:visited-style-name="Visited_20_Internet_20_Link">
07-vystavka-foto-lytvyna-1-150x150.jpg</text:a>
', '<text:a xlink:type="simple" xlink:href="https://armyinform.com.ua/wp-content/uploads/2023/04/08-vystavka-foto-zhyznevskogo-1-150x150.jpg" text:style-name="Internet_20_link" text:visited-style-name="Visited_20_Internet_20_Link">
08-vystavka-foto-zhyznevskogo-1-150x150.jpg</text:a>
', '<text:a xlink:type="simple" xlink:href="https://armyinform.com.ua/wp-content/uploads/2023/04/09-vystavka-finalna.jpg" text:style-name="Internet_20_link" text:visited-style-name="Visited_20_Internet_20_Link">
09-vystavka-finalna.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66" text:anchor-type="as-char" svg:width="6.9236in" svg:height="5.1927in" draw:z-index="0">
<draw:image xlink:href="../Images/AРМІЯINFORM/2023-04-26T82-00-00-04-00/golovna-56.jpg" xlink:type="simple" xlink:show="embed" xlink:actuate="onLoad" draw:mime-type="image/jpeg"/>
</draw:frame>
<text:span text:style-name="T4">
 In </text:span>
 <text:span text:style-name="T4">
 the premises of the Kyiv City State Administration opened the exhibition "With Ukraine in the heart". The exposition is dedicated to Belarusians who gave their lives in Ukraine for European choice, European values, principles of democracy, combat against Russian aggression during the Russian-Ukrainian war, as well as who continues the armed resistance of the occupier. Special Correspondent <text:a xlink:type="simple" xlink:href="https://armyinform.com.ua/" text:style-name="Internet_20_link" text:visited-style-name="Visited_20_Internet_20_Link">
Armyinform</text:a>
visited the opening. </text:span>
</text:p>
      <text:p text:style-name="P4">
At the stands of the exposition with Ukraine in the heart of Kiev and guests of the Ukrainian capital were able to see the support from the conscious Belarusians of self -dedicated to Ukrainians for their European choice and independence. During the showing of the courageous Belarusians from the screen, they told why they decided to get to Ukraine, join the Armed Forces and, risking their own lives, fight against the Russian enemy.</text:p>
      <text:p text:style-name="P4">
<text:a xlink:type="simple" xlink:href="https://armyinform.com.ua/wp-content/uploads/2023/04/01-vystavka-golovna.jpg" text:style-name="Internet_20_link" text:visited-style-name="Visited_20_Internet_20_Link">
!(Images/AРМІЯINFORM/2023-04-26T82-00-00-04-00/01-vystavka-golovna-150x150.jpg)</text:a>
</text:p>
      <text:p text:style-name="P4">
<text:a xlink:type="simple" xlink:href="https://armyinform.com.ua/wp-content/uploads/2023/04/02-vystavka-ekspozycziya.jpg" text:style-name="Internet_20_link" text:visited-style-name="Visited_20_Internet_20_Link">
<draw:frame draw:style-name="fr1" draw:name="Image67" text:anchor-type="as-char" svg:width="6.9236in" svg:height="6.9236in" draw:z-index="0">
<draw:image xlink:href="../Images/AРМІЯINFORM/2023-04-26T82-00-00-04-00/02-vystavka-ekspozycziya-150x150.jpg" xlink:type="simple" xlink:show="embed" xlink:actuate="onLoad" draw:mime-type="image/jpeg"/>
</draw:frame>
</text:a>
</text:p>
      <text:p text:style-name="P4">
<text:a xlink:type="simple" xlink:href="https://armyinform.com.ua/wp-content/uploads/2023/04/04-vystavka-foto-geroyiv.jpg" text:style-name="Internet_20_link" text:visited-style-name="Visited_20_Internet_20_Link">
<draw:frame draw:style-name="fr1" draw:name="Image68" text:anchor-type="as-char" svg:width="6.9236in" svg:height="6.9236in" draw:z-index="0">
<draw:image xlink:href="../Images/AРМІЯINFORM/2023-04-26T82-00-00-04-00/04-vystavka-foto-geroyiv-150x150.jpg" xlink:type="simple" xlink:show="embed" xlink:actuate="onLoad" draw:mime-type="image/jpeg"/>
</draw:frame>
</text:a>
During the opening, numerous guests voiced the main thesis: Russia is a primordial efficiency for its neighbors, and victory over it is the main prerequisite for the acquisition of freedom and sustainable sovereignty of independent original peoples. Representatives of the Ukrainian Government, People's Deputies of Ukraine, representatives of local self-government bodies of the cities of Kyiv region, who were defending Belarusians, as well as friends and native heroes took part in the Ukrainian government.</text:p>
      <text:p text:style-name="P4">
The participants of the Belarusian military were addressed by the fighting brothers from Georgia with gratitude for the habitation and loyalty to the fighting brotherhood. The wives of the battles for Ukraine of Belarus were urged to preserve the memory of their deeds. The priests of different denominations, together with the participants of the solemn, made a prayer service for the souls of the fallen soldiers.</text:p>
      <text:p text:style-name="P4">
<draw:frame draw:style-name="fr1" draw:name="Image69" text:anchor-type="as-char" svg:width="6.9236in" svg:height="5.1927in" draw:z-index="0">
<draw:image xlink:href="../Images/AРМІЯINFORM/2023-04-26T82-00-00-04-00/05-vystavka-oleksij-franczkevych.jpg" xlink:type="simple" xlink:show="embed" xlink:actuate="onLoad" draw:mime-type="image/jpeg"/>
</draw:frame>
- We create a museum "Free Belarus with Ukraine in the Heart", in Yacosudes information about all Belarusians who participated in the struggle of independence of both Ukraine and Belarus. Some of them have received Ukrainian citizenship, but by nationality remain Belarus, - Frantskevich reported. - In the near future, the names of the Belarusian heroes will also be named streets and squares in an independent, released from Russian Belarus. Thanks to our information activities, for example, thanks to the exhibition that has been opened today, the world must find out that the rockets are not only flying from Belarus. For peace in Ukraine today are fighting different Belarusians: historians, just drivers or former military, etc.</text:p>
      <text:p text:style-name="P4">
<text:a xlink:type="simple" xlink:href="https://armyinform.com.ua/wp-content/uploads/2023/04/06-vystavka-delegacziya-z-buchi-1.jpg" text:style-name="Internet_20_link" text:visited-style-name="Visited_20_Internet_20_Link">
!(Images/AРМІЯINFORM/2023-04-26T82-00-00-04-00/06-vystavka-delegacziya-z-buchi-1-150x150.jpg)</text:a>
</text:p>
      <text:p text:style-name="P4">
<text:a xlink:type="simple" xlink:href="https://armyinform.com.ua/wp-content/uploads/2023/04/07-vystavka-foto-lytvyna-1.jpg" text:style-name="Internet_20_link" text:visited-style-name="Visited_20_Internet_20_Link">
<draw:frame draw:style-name="fr1" draw:name="Image70" text:anchor-type="as-char" svg:width="6.9236in" svg:height="6.9236in" draw:z-index="0">
<draw:image xlink:href="../Images/AРМІЯINFORM/2023-04-26T82-00-00-04-00/07-vystavka-foto-lytvyna-1-150x150.jpg" xlink:type="simple" xlink:show="embed" xlink:actuate="onLoad" draw:mime-type="image/jpeg"/>
</draw:frame>
</text:a>
</text:p>
      <text:p text:style-name="P4">
<text:a xlink:type="simple" xlink:href="https://armyinform.com.ua/wp-content/uploads/2023/04/08-vystavka-foto-zhyznevskogo-1.jpg" text:style-name="Internet_20_link" text:visited-style-name="Visited_20_Internet_20_Link">
<draw:frame draw:style-name="fr1" draw:name="Image71" text:anchor-type="as-char" svg:width="6.9236in" svg:height="6.9236in" draw:z-index="0">
<draw:image xlink:href="../Images/AРМІЯINFORM/2023-04-26T82-00-00-04-00/08-vystavka-foto-zhyznevskogo-1-150x150.jpg" xlink:type="simple" xlink:show="embed" xlink:actuate="onLoad" draw:mime-type="image/jpeg"/>
</draw:frame>
</text:a>
Alexei Frantskevich said that the museum "Free Belarus with Ukraine in the Heart" will be created in Bucha, because it was there that one of the Belarusians - Ilya Khrenov with Lytvyn "died. Ilya was an Avitets, who came to Kiev in 2014 and first publicly appealed to all Belarusians with a call for unity of Ukraine's surrounding protection from Russian aggression. Since 2014, Lytvyn has joined the Azov Azov, participated in battles in Ilovaysk, Maryanka and Shirokin.</text:p>
      <text:p text:style-name="P4">
<draw:frame draw:style-name="fr1" draw:name="Image72" text:anchor-type="as-char" svg:width="6.9236in" svg:height="5.1927in" draw:z-index="0">
<draw:image xlink:href="../Images/AРМІЯINFORM/2023-04-26T82-00-00-04-00/09-vystavka-finalna.jpg" xlink:type="simple" xlink:show="embed" xlink:actuate="onLoad" draw:mime-type="image/jpeg"/>
</draw:frame>
In the name of Elijah Khrenova, one of the streets of the village of Vorzel of the Buchan district.</text:p>
      <text:p text:style-name="P4">
<text:span text:style-name="T4">
 _ Author's photo_ </text:span>
</text:p>
      <text:p text:style-name="P4">
News Source: <text:a xlink:type="simple" xlink:href="https://armyinform.com.ua/2023/04/26/u-kyyevi-vshanuvaly-bilorusiv-yaki-zagynuly-za-ukrayinu/" text:style-name="Internet_20_link" text:visited-style-name="Visited_20_Internet_20_Link">
https://armyinform.com.ua/2023/04/26/u-kyyevi-vshanuvaly-bilorusiv-yaki-zagynuly-za-ukrayinu/</text:a>
</text:p>
      <!--NEWS-->
      <text:h text:style-name="P10" text:outline-level="1">
<text:span text:style-name="T4">
The enemy continues to beat from artillery on Avdiivka - Alexey Dmitrashkivsky</text:span>
</text:h>
      <text:p text:style-name="P4">
Author: ['Дмитро Горбунов']</text:p>
      <text:p text:style-name="P4">
Time: 2023-04-26T83:00:00-04:00</text:p>
      <text:p text:style-name="P4">
Description: About the Tse in the Efiri Telemarafon “єdini News”, the renmits of the Prescenter of the Forces are laid down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429bc4c3-b1e2-4fbe-a6cf-c213a9a4c562-1-1.jpg" text:style-name="Internet_20_link" text:visited-style-name="Visited_20_Internet_20_Link">
429bc4c3-b1e2-4fbe-a6cf-c213a9a4c562-1-1.jpg</text:a>
']</text:p>
      <text:p text:style-name="P4">
Tags: ['STOPRUSSIA', 'АГРЕСІЯ РФ', 'ВТОРГНЕННЯ РФ']</text:p>
      <text:p text:style-name="P4">
Category: News</text:p>
      <!--METADATA-->
      <text:p text:style-name="P4">
<draw:frame draw:style-name="fr1" draw:name="Image73" text:anchor-type="as-char" svg:width="6.9236in" svg:height="3.744514in" draw:z-index="0">
<draw:image xlink:href="../Images/AРМІЯINFORM/2023-04-26T83-00-00-04-00/429bc4c3-b1e2-4fbe-a6cf-c213a9a4c562-1-1.jpg" xlink:type="simple" xlink:show="embed" xlink:actuate="onLoad" draw:mime-type="image/jpeg"/>
</draw:frame>
Colonel Alexeydmitrashkivskyi reported this on the air of the only news on the only news.</text:p>
      <text:p text:style-name="P4">
The officer started his communication with journalists from the situation in Zaporizhzhya Nampryamka.</text:p>
      <ul>
        <li>
Today at 11:28 the army of terrorists fired at the suburbs of Zaporizhzhya of Isreactive Systems of Galp. According to preliminary information, there were no victims of civilian population. Therefore, the situation is very complicated there, ”he informed.</li>
      </ul>
      <text:p text:style-name="P4">
The officer told about the situation in Donetsk region in more detail.</text:p>
      <ul>
        <li>
The enemy continues to take active fighting near Marinka and Karlovka. The texts recorded 26 assault actions by the invaders. Also at night, the enemy 8 times began to attack those areas. The total number of shelling in this direction of last day is 356. It can be said that recently the activity of the enemy has decreased a little there. Instead, yesterday in the Marinka area, the occupiers have used armored vehicles for the last four days, ”the Armed Forces officer said.</li>
      </ul>
      <text:p text:style-name="P4">
He added that near Avdiivka the enemy holds a tank brigade. The city where civilians are in, continues to undergo enemy artatacus.</text:p>
      <ul>
        <li>
In the Donetsk direction, the enemy constantly performs the movement or rotation of the personal staff in order to demonstrate its military presence. They use this tactic quite, - Colonel Alexeydmitrashkivsky informed.</li>
      </ul>
      <text:p text:style-name="P4">
Alexei Dmitryashkivsky also explained why the enemy is so tightly fired at Ukrainian settlements where there are no military.</text:p>
      <ul>
        <li>
They can not pay to fight in cities. Therefore, they equalize with the land in the population to move a little ahead, - said Colonel Alexeydmitrashkivsky.</li>
      </ul>
      <text:p text:style-name="P4">
News Source: <text:a xlink:type="simple" xlink:href="https://armyinform.com.ua/2023/04/26/vorog-prodovzhuye-byty-z-artyleriyi-po-avdiyivczi-oleksij-dmytrashkivskyj/" text:style-name="Internet_20_link" text:visited-style-name="Visited_20_Internet_20_Link">
https://armyinform.com.ua/2023/04/26/vorog-prodovzhuye-byty-z-artyleriyi-po-avdiyivczi-oleksij-dmytrashkivskyj/</text:a>
</text:p>
      <!--NEWS-->
      <text:h text:style-name="P10" text:outline-level="1">
<text:span text:style-name="T4">
In the Donetsk region our warriors reflected 43 enemy attacks</text:span>
</text:h>
      <text:p text:style-name="P4">
Author: ['АРМІЯINFORM']</text:p>
      <text:p text:style-name="P4">
Time: 2023-04-26T84:00:00-04:00</text:p>
      <text:p text:style-name="P4">
Description: About Tse at Facebook, the General Staff of the ZSU. Basic Zusill enem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74" text:anchor-type="as-char" svg:width="6.9236in" svg:height="4.615733in" draw:z-index="0">
<draw:image xlink:href="../Images/AРМІЯINFORM/2023-04-26T84-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M4zTv2MTx7qDMTUBcnSLkVxg3zrQfZhu4VCKiu5ajszDeQW7kuD9pXd8rd7MUy71l" text:style-name="Internet_20_link" text:visited-style-name="Visited_20_Internet_20_Link">
reports</text:a>
The General Staff of the Armed Forces.</text:p>
      <text:p text:style-name="P4">
The main efforts of the enemy focuses on conducting the offensive actions of the Nabakhmut, Avdeev and Mariinsky directions - 43 attacks of the enemy were reflected during the day. The most fierce battles continue for Bakhmut and Marinka.</text:p>
      <text:p text:style-name="P4">
News Source: <text:a xlink:type="simple" xlink:href="https://armyinform.com.ua/2023/04/26/na-donechchyni-za-dobu-nash-voyiny-vidbyly-43-vorozhi-ataky/" text:style-name="Internet_20_link" text:visited-style-name="Visited_20_Internet_20_Link">
https://armyinform.com.ua/2023/04/26/na-donechchyni-za-dobu-nash-voyiny-vidbyly-43-vorozhi-ataky/</text:a>
</text:p>
      <!--NEWS-->
      <text:h text:style-name="P10" text:outline-level="1">
<text:span text:style-name="T4">
Aviation of Defense Forces has struck 11 beats on enemy concentration areas</text:span>
</text:h>
      <text:p text:style-name="P4">
Author: ['АРМІЯINFORM']</text:p>
      <text:p text:style-name="P4">
Time: 2023-04-26T85:00:00-04:00</text:p>
      <text:p text:style-name="P4">
Description: About Tse at Facebook, the General Staff of the ZSU. AvIACII of defense forces for Dob ... War with Ukraine 2022, War with Ukraine Latest News Today, News War with Ukraine 2022 The last for today, whether the war between Ukraine and Russia will be,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75" text:anchor-type="as-char" svg:width="6.9236in" svg:height="4.49457in" draw:z-index="0">
<draw:image xlink:href="../Images/AРМІЯINFORM/2023-04-26T85-00-00-04-00/aviacziya-ps-zsu-zavdara-udariv.jpg" xlink:type="simple" xlink:show="embed" xlink:actuate="onLoad" draw:mime-type="image/jpeg"/>
</draw:frame>
Illustrative Photo <text:span text:style-name="T4">
 🔥 Situation on Russian Completion </text:span>
</text:p>
      <text:p text:style-name="P4">
About it on Facebook <text:a xlink:type="simple" xlink:href="https://www.facebook.com/GeneralStaff.ua/posts/pfbid02M4zTv2MTx7qDMTUBcnSLkVxg3zrQfZhu4VCKiu5ajszDeQW7kuD9pXd8rd7MUy71l" text:style-name="Internet_20_link" text:visited-style-name="Visited_20_Internet_20_Link">
reports</text:a>
The General Staff of the Armed Forces.</text:p>
      <text:p text:style-name="P4">
The aviation of the defense forces per day made 11 beats in the areas of concentration of personal staff and military equipment of the invaders.</text:p>
      <text:p text:style-name="P4">
Supercam hostile reconnaissance UAVs are also shot.</text:p>
      <text:p text:style-name="P4">
News Source: <text:a xlink:type="simple" xlink:href="https://armyinform.com.ua/2023/04/26/aviacziya-syl-oborony-zavdala-11-udariv-po-rajonah-zoseredzhennya-protyvnyka/" text:style-name="Internet_20_link" text:visited-style-name="Visited_20_Internet_20_Link">
https://armyinform.com.ua/2023/04/26/aviacziya-syl-oborony-zavdala-11-udariv-po-rajonah-zoseredzhennya-protyvnyka/</text:a>
</text:p>
      <!--NEWS-->
      <text:h text:style-name="P10" text:outline-level="1">
<text:span text:style-name="T4">
We invite Italy to build a new world security together - President of Ukraine</text:span>
</text:h>
      <text:p text:style-name="P4">
Author: ['АРМІЯINFORM']</text:p>
      <text:p text:style-name="P4">
Time: 2023-04-26T86:00:00-04:00</text:p>
      <text:p text:style-name="P4">
Description: https://www.youtube.com/watch?v=gglwpamxjka&amp;amp ;t=2S about the President of Ukraine ... War with Ukraine 2022, war with Ukraine Last news today, Ukraine News 2022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 'ІТАЛІЯ']</text:p>
      <text:p text:style-name="P4">
Category: News</text:p>
      <!--METADATA-->
      <text:p text:style-name="P4">
President of Ukraine Volodymyr Zelenskyy <text:a xlink:type="simple" xlink:href="https://www.president.gov.ua/news/ukrayina-maye-unikalnij-dosvid-zahistu-derzhavi-ta-lyudej-v-82493" text:style-name="Internet_20_link" text:visited-style-name="Visited_20_Internet_20_Link">
said</text:a>
During a speech at the final panel conference on the restoration of Ukraine in Rome:</text:p>
      <text:p text:style-name="P4">
“Ms. Prime Minister Italy!</text:p>
      <text:p text:style-name="P4">
Mr. Prime Minister of Ukraine!</text:p>
      <text:p text:style-name="P4">
Ms. Vice President of the Confederation of the Italian Industry!</text:p>
      <text:p text:style-name="P4">
Ladies and Gentlemen!Dear present!The road Italie!</text:p>
      <text:p text:style-name="P4">
Thank you for this conference and sincere interest in Ukraine. I know that the menesluks are representatives and representatives of hundreds of Italian and Ukrainian companies, and I would like to turn to you not just as those who embody the business. And as to dads and moms, to sons and daughters, as to the representatives of your communities, your cities, your country ...</text:p>
      <text:p text:style-name="P4">
There are completely different people, different families, different generations, but we are in fact one aspirations with you. We all want freedom and normal development for our children, we want safety and well -being for our parents. The desires and lightness of life for their communities and cities. And it unites us.</text:p>
      <text:p text:style-name="P4">
And this is what I suggest talking about.</text:p>
      <text:p text:style-name="P4">
About how we can give you more safety to our families together. Most weave our countries. More freedom to Ukrainian and Italian children. More guarantees of normal life for our communities and our cities.</text:p>
      <text:p text:style-name="P4">
Ladies and Gentlemen!</text:p>
      <text:p text:style-name="P4">
It is already clear when and what this war should end, which Russia has solved anti -nouns. Against all of us. Against Ukraine and all our common European home, who gave a chance for a peaceful life and prosperity to all European peoples. I have a doubt that we are able to win. Because we not only believe in our own strength, but we stand and protect our common values in unity. In unity!Whoever keeps unity and does not lose strength, he wins.</text:p>
      <text:p text:style-name="P4">
I want to thank all of Italy now, all your people and communities, your leadership and personally Ms. Prime Minister George Meloni for this unity. The unity of Europeans who know that beyond our freedom, that is, where all of us in Europe wants to reject Russia, there can be no normal and dangerous life.</text:p>
      <text:p text:style-name="P4">
We have to do - and we will do!- All that this Russian war ended in Russian. And so, this year we have to do everything to the maximum to prepare the largest economic project of our time in Europe - the project of reconstruction of Ukraine.In this war, the world saw that it was necessary for the real protection of every nation. It has been awarded how to change energy and infrastructure, production of and logistics, cyber systems and educational space, the defense industry of the army.</text:p>
      <text:p text:style-name="P4">
Therefore, there is a demand for new security standards in the world to make every country beyond any manifestations of aggression, terror or element. And we will create such security standards in Ukraine.</text:p>
      <text:p text:style-name="P4">
I will give you five examples that will show you the practical meaning of what I say.</text:p>
      <text:p text:style-name="P4">
The first is energy.</text:p>
      <text:p text:style-name="P4">
Russia has launched a real energyaging against Europe. She provoked the price crisis of impoverishment of millions of families because of the growth of accounts. She tried to produce physical supply of fuel to Europe. She beat rockets and Iranian Drones on our energy so that Ukrainians remain without electricity and heat. Europe stood. We answered this call with dignity. And we must do everything to make the enemy not the theoretical opportunity to break the nurser gun.</text:p>
      <text:p text:style-name="P4">
The "green" transformation of energy and a kind of decentralization of production is a response. The more manufacturers - "green" energy producers, is a more toxic system. The more sources of supply, the more reliably the city, every community and every family is provided.</text:p>
      <text:p text:style-name="P4">
Plus Italy is one of the leaders in creating "smart" networks(smart grids).Тому я запрошую ваші компанії разом розвивати українські мережі. І, будьласка, не забувайте, що в найближчій перспективі українські мережі будутьмережами Євросоюзу.</text:p>
      <text:p text:style-name="P4">
Друге — власне будівництво.</text:p>
      <text:p text:style-name="P4">
Українці ніколи не здадуть своєї країни ворогу й ніколи не полишать своєїземлі. Хоч сотні наших сіл і десятки міст спалені ударами російської артилеріїта авіації, українці здатні повернути їх до життя. Не у звичці нашого народу —залишати на своїй землі рани, що не загоїлися.</text:p>
      <text:p text:style-name="P4">
Ми маємо колосальну потребу у відбудові тисяч будинків, сотень шкіл, лікарень,транспортної, виробничої інфраструктури. Причому на новій безпековій основі,яка має стати типовою для інших країн, для міст у тих країнах, де люди вхороші часи можуть і не задумуватися про безпеку. Але розуміють, що гарантіїпотрібні.</text:p>
      <text:p text:style-name="P4">
Щоб кожен батько був спокійним за свою дитину у школі — бо там є сховище,безпечне місце, яке гарантує захист. Щоб кожна мати знала: у її громаді, у їїмісті безпекова інфраструктура влаштована так, що будь-який терорист — чидержава, як Росія, чи якась терористична організація — точно програє наявнійсистемі безпеки.</text:p>
      <text:p text:style-name="P4">
The third example is technologies.</text:p>
      <text:p text:style-name="P4">
Full -scale Russian aggression did not break Ukrainian finances, banking system, digital services that our people are used to.</text:p>
      <text:p text:style-name="P4">
We have preserved the connection in the country and all that is not to imagine modern life. Babil, we have attracted our Aviters to the cyber defense of the state and the economy. Miporoborons were constructed by the country. We continue to develop an action state service that provides access to public services through a smartphone or portal.</text:p>
      <text:p text:style-name="P4">
In addition, partners in Europe are already taking our "action" for their digital development.</text:p>
      <text:p text:style-name="P4">
Our defense industry is gaining momentum even now when the war is brushing. We are interested in the localization in Ukraine of the production of such military equipment we receive from partners. We build new produce of our own weapons and ammunition. We create new protection tools such as floxes as a wide range of drones for our front.</text:p>
      <text:p text:style-name="P4">
I am sure that your companies have something to add to these stories of Ukrainian success.</text:p>
      <text:p text:style-name="P4">
The fourth is global markets.</text:p>
      <text:p text:style-name="P4">
The world has already understood the potential of our country's agrarian sector. Ukrainian is to guarantee global food stability. Supply from Ukraine is food on the tables of millions of families in different countries, including Africa, Asia. Pulge to Ethiopia, from Lebanon to Yemen. Without our supply to some countries, the chaos would be accumulated. And that means - there would be new waves of migration, including Uevrop.</text:p>
      <text:p text:style-name="P4">
In addition, there is no such considerable potential for green metallurgy in Ukraine in Europe. From iron ore to lithium and other maximum -needed resources - all this is Ukraine. From natural gas to the way ... We can give - and give!- All this global markets. We can largely replace the company with Russia - those who have chosen work for war, not a mentally development.</text:p>
      <text:p text:style-name="P4">
But the number one task is processing. So, these are new enterprises. So, it is new logistics and modernization of transport. So, these are new investments. Aotge, these are profits. And I am sure that your companies too.</text:p>
      <text:p text:style-name="P4">
And the fifth example - and this is far from the last of cooperation - pharmaceutical and rehabilitation.</text:p>
      <text:p text:style-name="P4">
There is a purely economic fact: Ukraine is a huge market and net import pharmaceutical goods. One thing already means that the localization of the production of in Ukraine gives an obvious benefit.To finish the war is, in particular, to quench the pain that was survived in the war, brought from the war, associated with the war. Obviously, we will work over this in Ukraine - and together with the best representatives of the world.</text:p>
      <text:p text:style-name="P4">
Ukraine sees what is the key security demand. Ukraine has a unique experience in the protection of the state and people in the face of aggression and all possible manifestations of the terror. There is no such evil that Russia would not try to do against Ukrainians, which we would not have to defend.</text:p>
      <text:p text:style-name="P4">
Our experience of protection is successful and scales on the lives of other peoples, other countries.</text:p>
      <text:p text:style-name="P4">
It is logical that our experience will become part of the new security foundation of the world. Asks you, Italy, to build a new security with us!I invite you, your investments, your experience is now coming to Ukraine.</text:p>
      <text:p text:style-name="P4">
Please in contact with our delegation at the conference with the Panpremier of Ukraine. Ukraine is ready for cooperation!</text:p>
      <text:p text:style-name="P4">
Glory to all who bring our victory closer!</text:p>
      <text:p text:style-name="P4">
Grazie Italia!</text:p>
      <text:p text:style-name="P4">
Glory to Ukraine!".</text:p>
      <text:p text:style-name="P4">
News Source: <text:a xlink:type="simple" xlink:href="https://armyinform.com.ua/2023/04/26/zaproshuyemo-italiyu-razom-buduvaty-novu-bezpeku-svitu-prezydent-ukrayiny/" text:style-name="Internet_20_link" text:visited-style-name="Visited_20_Internet_20_Link">
https://armyinform.com.ua/2023/04/26/zaproshuyemo-italiyu-razom-buduvaty-novu-bezpeku-svitu-prezydent-ukrayiny/</text:a>
</text:p>
      <!--NEWS-->
      <text:h text:style-name="P10" text:outline-level="1">
<text:span text:style-name="T4">
Two collaborators were detained who, after the de -occupation of Kherson region, evaded justice</text:span>
</text:h>
      <text:p text:style-name="P4">
Author: ['АРМІЯINFORM']</text:p>
      <text:p text:style-name="P4">
Time: 2023-04-26T87:00:00-04:00</text:p>
      <text:p text:style-name="P4">
Description: The Service of the Bezpeki Vikrila Shchekhi Prikhilnitsa Rashism, they pushed on Dobrovilna SPVPRAC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9bb9b3eec608c072306c82194139d77.jpg" text:style-name="Internet_20_link" text:visited-style-name="Visited_20_Internet_20_Link">
b9bb9b3eec608c072306c82194139d77.jpg</text:a>
']</text:p>
      <text:p text:style-name="P4">
Tags: ['STOPRUSSIA', 'АГРЕСІЯ РФ']</text:p>
      <text:p text:style-name="P4">
Category: News</text:p>
      <!--METADATA-->
      <text:p text:style-name="P4">
<draw:frame draw:style-name="fr1" draw:name="Image76" text:anchor-type="as-char" svg:width="6.9236in" svg:height="7.840977in" draw:z-index="0">
<draw:image xlink:href="../Images/AРМІЯINFORM/2023-04-26T87-00-00-04-00/b9bb9b3eec608c072306c82194139d77.jpg" xlink:type="simple" xlink:show="embed" xlink:actuate="onLoad" draw:mime-type="image/jpeg"/>
</draw:frame>
The Security Service exposed two more supporters of Rashism who went on voluntary work with the enemy after the temporary seizure of South of Ukraine.</text:p>
      <text:p text:style-name="P4">
About it <text:a xlink:type="simple" xlink:href="https://ssu.gov.ua/novyny/sbu-zatrymala-u-kyievi-ta-odesi-dvokh-kolaborantok-yaki-khovalysia-vid-pravosuddia" text:style-name="Internet_20_link" text:visited-style-name="Visited_20_Internet_20_Link">
reports</text:a>
Security Service of Ukraine.</text:p>
      <text:p text:style-name="P4">
Among the detainees is the former head of one of the "departments" created by the aggressor "Basin water management of Kherson region".</text:p>
      <text:p text:style-name="P4">
In this "position" she participated in the establishment of water supply for the need for the need for the need for the Russian Federation, which were stationed on the temporarily captured territory of the region.</text:p>
      <text:p text:style-name="P4">
To do this, she formed the staff of the department and called on the locals to join the ranks of the pseudo -institution.</text:p>
      <text:p text:style-name="P4">
Before dismissing the regional center, the collaborator fled to Kiev, where she planned to "get lost" among the residents of the capital and thus avoid justice.</text:p>
      <text:p text:style-name="P4">
However, the SBU staff installed its location and detained.</text:p>
      <text:p text:style-name="P4">
Another head of the aggressor was a resident of Kherson, who during the period of the city was settled with the invaders of the "Regional Pension Fund".</text:p>
      <text:p text:style-name="P4">
There, the malefactor was involved in the instructions of Moscow to introduce a "ruble zone" in the region.</text:p>
      <text:p text:style-name="P4">
It is established that the person involved forced the elderly to receive pensions of Urosian currency.</text:p>
      <text:p text:style-name="P4">
After the liberation of the city, the malefactor escaped to Odessa, where her delayed contractors of the SBU.</text:p>
      <text:p text:style-name="P4">
During the searches at the place of temporary residence, the cash of the Urosian rubles was found, which the invaders charged her as a "salary".</text:p>
      <text:p text:style-name="P4">
Currently, both involved persons have been informed of suspicion under Art. 111-1 of the Criminal Code of Ukraine(Collaboration).</text:p>
      <text:p text:style-name="P4">
Одній з них суд уже обрав запобіжний захід — тримання під вартою.</text:p>
      <text:p text:style-name="P4">
Розслідування проводили співробітники СБУ у Херсонській та Одеській областяхза процесуального керівництва органів прокуратури.</text:p>
      <text:p text:style-name="P4">
News Source: <text:a xlink:type="simple" xlink:href="https://armyinform.com.ua/2023/04/26/zatrymano-dvoh-kolaborantok-yaki-pislya-deokupacziyi-hersonshhyny-uhylyalysya-vid-pravosuddya/" text:style-name="Internet_20_link" text:visited-style-name="Visited_20_Internet_20_Link">
https://armyinform.com.ua/2023/04/26/zatrymano-dvoh-kolaborantok-yaki-pislya-deokupacziyi-hersonshhyny-uhylyalysya-vid-pravosuddya/</text:a>
</text:p>
      <!--NEWS-->
      <text:h text:style-name="P10" text:outline-level="1">
<text:span text:style-name="T4">
Norwegian National Guard instructors teach our warriors to conduct positional fighting</text:span>
</text:h>
      <text:p text:style-name="P4">
Author: ['АРМІЯINFORM']</text:p>
      <text:p text:style-name="P4">
Time: 2023-04-26T88:00:00-04:00</text:p>
      <text:p text:style-name="P4">
Description: Instruktori Norvezky’s national fraternal hemevernet from the wrestling of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3189411_158860093805373_7996614496294654174_n.jpg" text:style-name="Internet_20_link" text:visited-style-name="Visited_20_Internet_20_Link">
343189411_158860093805373_7996614496294654174_n.jpg</text:a>
', '<text:a xlink:type="simple" xlink:href="https://armyinform.com.ua/wp-content/uploads/2023/04/343161179_216314671095902_9056536805614920835_n-150x150.jpg" text:style-name="Internet_20_link" text:visited-style-name="Visited_20_Internet_20_Link">
343161179_216314671095902_9056536805614920835_n-150x150.jpg</text:a>
', '<text:a xlink:type="simple" xlink:href="https://armyinform.com.ua/wp-content/uploads/2023/04/343189274_921376582504287_4311953663744356170_n-150x150.jpg" text:style-name="Internet_20_link" text:visited-style-name="Visited_20_Internet_20_Link">
343189274_921376582504287_4311953663744356170_n-150x150.jpg</text:a>
', '<text:a xlink:type="simple" xlink:href="https://armyinform.com.ua/wp-content/uploads/2023/04/343291832_197739293119077_3728940890791260212_n-150x150.jpg" text:style-name="Internet_20_link" text:visited-style-name="Visited_20_Internet_20_Link">
343291832_197739293119077_3728940890791260212_n-150x150.jpg</text:a>
', '<text:a xlink:type="simple" xlink:href="https://armyinform.com.ua/wp-content/uploads/2023/04/343294631_535228965446363_9216540398461376947_n-150x150.jpg" text:style-name="Internet_20_link" text:visited-style-name="Visited_20_Internet_20_Link">
343294631_535228965446363_9216540398461376947_n-150x150.jpg</text:a>
', '<text:a xlink:type="simple" xlink:href="https://armyinform.com.ua/wp-content/uploads/2023/04/343365971_1439794163502814_3071858242519785633_n-150x150.jpg" text:style-name="Internet_20_link" text:visited-style-name="Visited_20_Internet_20_Link">
343365971_1439794163502814_3071858242519785633_n-150x150.jpg</text:a>
', '<text:a xlink:type="simple" xlink:href="https://armyinform.com.ua/wp-content/uploads/2023/04/343404011_141001335484198_5829727537236523856_n-150x150.jpg" text:style-name="Internet_20_link" text:visited-style-name="Visited_20_Internet_20_Link">
343404011_141001335484198_5829727537236523856_n-150x150.jpg</text:a>
', '<text:a xlink:type="simple" xlink:href="https://armyinform.com.ua/wp-content/uploads/2023/04/343727375_704274014788782_9123997378198868961_n-150x150.jpg" text:style-name="Internet_20_link" text:visited-style-name="Visited_20_Internet_20_Link">
343727375_704274014788782_9123997378198868961_n-150x150.jpg</text:a>
', '<text:a xlink:type="simple" xlink:href="https://armyinform.com.ua/wp-content/uploads/2023/04/343727886_1369022893948792_1715315179700453415_n-150x150.jpg" text:style-name="Internet_20_link" text:visited-style-name="Visited_20_Internet_20_Link">
343727886_1369022893948792_1715315179700453415_n-150x150.jpg</text:a>
']</text:p>
      <text:p text:style-name="P4">
Tags: ['STOPRUSSIA', 'АГРЕСІЯ РФ']</text:p>
      <text:p text:style-name="P4">
Category: News</text:p>
      <!--METADATA-->
      <text:p text:style-name="P4">
<draw:frame draw:style-name="fr1" draw:name="Image77" text:anchor-type="as-char" svg:width="6.9236in" svg:height="4.615733in" draw:z-index="0">
<draw:image xlink:href="../Images/AРМІЯINFORM/2023-04-26T88-00-00-04-00/343189411_158860093805373_7996614496294654174_n.jpg" xlink:type="simple" xlink:show="embed" xlink:actuate="onLoad" draw:mime-type="image/jpeg"/>
</draw:frame>
Norwegian National Guard Instructors Heimevernet as a part of the Norwegian Military Methods in the UK under the program of the Basic Common Military Training are conducted(trench)hostilities, in particular the preparation, seizure of trenches, trenches, and position are worked out.</text:p>
      <text:p text:style-name="P4">
About it on Facebook <text:a xlink:type="simple" xlink:href="https://www.facebook.com/GeneralStaff.ua/posts/pfbid0NByN9qKXm7Sa6SLhhXTqrbwWmWyaAjBRkioczCBRYZubhACR6jsj3ojNC7sBBQWBl" text:style-name="Internet_20_link" text:visited-style-name="Visited_20_Internet_20_Link">
reports</text:a>
The General Staff of the Armed Forces.</text:p>
      <text:p text:style-name="P4">
Under the expert guidance of the Norwegian National Guard instructors, recruits received valuable experience and skills that will help them protect Ukraine.</text:p>
      <text:p text:style-name="P4">
This training makes it possible to master the combat skills so that volunteer soldiers who have virtually no or minimal military experience could protect Ukraine.</text:p>
      <text:p text:style-name="P4">
Large -scale learning is aimed at improving the safety and capacity of the ZSSUkraine in the frontier.</text:p>
      <text:p text:style-name="P4">
<text:a xlink:type="simple" xlink:href="https://armyinform.com.ua/wp-content/uploads/2023/04/343161179_216314671095902_9056536805614920835_n.jpg" text:style-name="Internet_20_link" text:visited-style-name="Visited_20_Internet_20_Link">
!(Images/AРМІЯINFORM/2023-04-26T88-00-00-04-00/343161179_216314671095902_9056536805614920835_n-150x150.jpg)</text:a>
</text:p>
      <text:p text:style-name="P4">
<text:a xlink:type="simple" xlink:href="https://armyinform.com.ua/wp-content/uploads/2023/04/343189274_921376582504287_4311953663744356170_n.jpg" text:style-name="Internet_20_link" text:visited-style-name="Visited_20_Internet_20_Link">
<draw:frame draw:style-name="fr1" draw:name="Image78" text:anchor-type="as-char" svg:width="6.9236in" svg:height="6.9236in" draw:z-index="0">
<draw:image xlink:href="../Images/AРМІЯINFORM/2023-04-26T88-00-00-04-00/343189274_921376582504287_4311953663744356170_n-150x150.jpg" xlink:type="simple" xlink:show="embed" xlink:actuate="onLoad" draw:mime-type="image/jpeg"/>
</draw:frame>
</text:a>
</text:p>
      <text:p text:style-name="P4">
<text:a xlink:type="simple" xlink:href="https://armyinform.com.ua/wp-content/uploads/2023/04/343291832_197739293119077_3728940890791260212_n.jpg" text:style-name="Internet_20_link" text:visited-style-name="Visited_20_Internet_20_Link">
<draw:frame draw:style-name="fr1" draw:name="Image79" text:anchor-type="as-char" svg:width="6.9236in" svg:height="6.9236in" draw:z-index="0">
<draw:image xlink:href="../Images/AРМІЯINFORM/2023-04-26T88-00-00-04-00/343291832_197739293119077_3728940890791260212_n-150x150.jpg" xlink:type="simple" xlink:show="embed" xlink:actuate="onLoad" draw:mime-type="image/jpeg"/>
</draw:frame>
</text:a>
</text:p>
      <text:p text:style-name="P4">
<text:a xlink:type="simple" xlink:href="https://armyinform.com.ua/wp-content/uploads/2023/04/343294631_535228965446363_9216540398461376947_n.jpg" text:style-name="Internet_20_link" text:visited-style-name="Visited_20_Internet_20_Link">
<draw:frame draw:style-name="fr1" draw:name="Image80" text:anchor-type="as-char" svg:width="6.9236in" svg:height="6.9236in" draw:z-index="0">
<draw:image xlink:href="../Images/AРМІЯINFORM/2023-04-26T88-00-00-04-00/343294631_535228965446363_9216540398461376947_n-150x150.jpg" xlink:type="simple" xlink:show="embed" xlink:actuate="onLoad" draw:mime-type="image/jpeg"/>
</draw:frame>
</text:a>
</text:p>
      <text:p text:style-name="P4">
<text:a xlink:type="simple" xlink:href="https://armyinform.com.ua/wp-content/uploads/2023/04/343365971_1439794163502814_3071858242519785633_n.jpg" text:style-name="Internet_20_link" text:visited-style-name="Visited_20_Internet_20_Link">
<draw:frame draw:style-name="fr1" draw:name="Image81" text:anchor-type="as-char" svg:width="6.9236in" svg:height="6.9236in" draw:z-index="0">
<draw:image xlink:href="../Images/AРМІЯINFORM/2023-04-26T88-00-00-04-00/343365971_1439794163502814_3071858242519785633_n-150x150.jpg" xlink:type="simple" xlink:show="embed" xlink:actuate="onLoad" draw:mime-type="image/jpeg"/>
</draw:frame>
</text:a>
</text:p>
      <text:p text:style-name="P4">
<text:a xlink:type="simple" xlink:href="https://armyinform.com.ua/wp-content/uploads/2023/04/343404011_141001335484198_5829727537236523856_n.jpg" text:style-name="Internet_20_link" text:visited-style-name="Visited_20_Internet_20_Link">
<draw:frame draw:style-name="fr1" draw:name="Image82" text:anchor-type="as-char" svg:width="6.9236in" svg:height="6.9236in" draw:z-index="0">
<draw:image xlink:href="../Images/AРМІЯINFORM/2023-04-26T88-00-00-04-00/343404011_141001335484198_5829727537236523856_n-150x150.jpg" xlink:type="simple" xlink:show="embed" xlink:actuate="onLoad" draw:mime-type="image/jpeg"/>
</draw:frame>
</text:a>
</text:p>
      <text:p text:style-name="P4">
<text:a xlink:type="simple" xlink:href="https://armyinform.com.ua/wp-content/uploads/2023/04/343727886_1369022893948792_1715315179700453415_n.jpg" text:style-name="Internet_20_link" text:visited-style-name="Visited_20_Internet_20_Link">
<draw:frame draw:style-name="fr1" draw:name="Image83" text:anchor-type="as-char" svg:width="6.9236in" svg:height="6.9236in" draw:z-index="0">
<draw:image xlink:href="../Images/AРМІЯINFORM/2023-04-26T88-00-00-04-00/343727886_1369022893948792_1715315179700453415_n-150x150.jpg" xlink:type="simple" xlink:show="embed" xlink:actuate="onLoad" draw:mime-type="image/jpeg"/>
</draw:frame>
</text:a>
The Kingdom of Norway continues to support the people of Ukraine and provides constant support in response to ongoing violations of international law.</text:p>
      <text:p text:style-name="P4">
Norwegian National Guard servicemen participate together with the educational teams of partner countries in the training program of Ukrainian nobles under the leadership of the UK.</text:p>
      <text:p text:style-name="P4">
News Source: <text:a xlink:type="simple" xlink:href="https://armyinform.com.ua/2023/04/26/instruktory-norvezkoyi-naczionalnoyi-gvardiyi-navchayut-nashyh-voyiniv-vedennyu-pozyczijnyh-bojovyh-dij/" text:style-name="Internet_20_link" text:visited-style-name="Visited_20_Internet_20_Link">
https://armyinform.com.ua/2023/04/26/instruktory-norvezkoyi-naczionalnoyi-gvardiyi-navchayut-nashyh-voyiniv-vedennyu-pozyczijnyh-bojovyh-dij/</text:a>
</text:p>
      <!--NEWS-->
      <text:h text:style-name="P10" text:outline-level="1">
<text:span text:style-name="T4">
In Kherson region 5 enemy UAV "Lancet" - the air command "South" -</text:span>
</text:h>
      <text:p text:style-name="P4">
Author: ['АРМІЯINFORM']</text:p>
      <text:p text:style-name="P4">
Time: 2023-04-26T89:00:00-04:00</text:p>
      <text:p text:style-name="P4">
Description: “26 KVITRY 2023 Rock, in the Khersonshchini, in the Mobilny Vognevich group of the Group of the Distric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3295779_194282773466695_678105928969812120_n.jpg" text:style-name="Internet_20_link" text:visited-style-name="Visited_20_Internet_20_Link">
343295779_194282773466695_678105928969812120_n.jpg</text:a>
']</text:p>
      <text:p text:style-name="P4">
Tags: ['STOPRUSSIA', 'АГРЕСІЯ РФ', 'ХЕРСОНЩИНА']</text:p>
      <text:p text:style-name="P4">
Category: News</text:p>
      <!--METADATA-->
      <text:p text:style-name="P4">
<draw:frame draw:style-name="fr1" draw:name="Image84" text:anchor-type="as-char" svg:width="6.9236in" svg:height="6.9236in" draw:z-index="0">
<draw:image xlink:href="../Images/AРМІЯINFORM/2023-04-26T89-00-00-04-00/343295779_194282773466695_678105928969812120_n.jpg" xlink:type="simple" xlink:show="embed" xlink:actuate="onLoad" draw:mime-type="image/jpeg"/>
</draw:frame>
“On April 26, 2023, in the Kherson region, the soldiers of the mobile fire groups of the South Air Force destroyed five Russian shock unmanned aircraft. About this <text:a xlink:type="simple" xlink:href="https://www.facebook.com/PvKPivden/posts/pfbid02QWQiML92zhfmiULqUS2gj2nkEFbNZoxhvKGCtrjYKCH31UdaXB5fzQ3x3wYBoepLl" text:style-name="Internet_20_link" text:visited-style-name="Visited_20_Internet_20_Link">
it is referred</text:a>
in the command of the command.</text:p>
      <text:p text:style-name="P4">
News Source: <text:a xlink:type="simple" xlink:href="https://armyinform.com.ua/2023/04/26/na-hersonshhyni-znyshheno-5-vorozhyh-bpla-lanczet-povitryane-komanduvannya-pivden/" text:style-name="Internet_20_link" text:visited-style-name="Visited_20_Internet_20_Link">
https://armyinform.com.ua/2023/04/26/na-hersonshhyni-znyshheno-5-vorozhyh-bpla-lanczet-povitryane-komanduvannya-pivden/</text:a>
</text:p>
      <!--NEWS-->
      <text:h text:style-name="P10" text:outline-level="1">
<text:span text:style-name="T4">
Deportation of Ukrainian children - the planned action of the Russian Federation: the second annual "Ukrainian Summit of Action" took place in Washington</text:span>
</text:h>
      <text:p text:style-name="P4">
Author: ['Ольга Мосьондз']</text:p>
      <text:p text:style-name="P4">
Time: 2023-04-26T90:00:00-04:00</text:p>
      <text:p text:style-name="P4">
Description: Pidrimka Ukrainian in Borotbi opposition to the USA, the USA DOSTAL DOSIS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olovna-1-4.jpg" text:style-name="Internet_20_link" text:visited-style-name="Visited_20_Internet_20_Link">
golovna-1-4.jpg</text:a>
', '<text:a xlink:type="simple" xlink:href="https://armyinform.com.ua/wp-content/uploads/2023/04/1-2-4-150x150.jpg" text:style-name="Internet_20_link" text:visited-style-name="Visited_20_Internet_20_Link">
1-2-4-150x150.jpg</text:a>
', '<text:a xlink:type="simple" xlink:href="https://armyinform.com.ua/wp-content/uploads/2023/04/2-2-3-150x150.jpg" text:style-name="Internet_20_link" text:visited-style-name="Visited_20_Internet_20_Link">
2-2-3-150x150.jpg</text:a>
', '<text:a xlink:type="simple" xlink:href="https://armyinform.com.ua/wp-content/uploads/2023/04/3-2-3-150x150.jpg" text:style-name="Internet_20_link" text:visited-style-name="Visited_20_Internet_20_Link">
3-2-3-150x150.jpg</text:a>
', '<text:a xlink:type="simple" xlink:href="https://armyinform.com.ua/wp-content/uploads/2023/04/7-1-2-150x150.jpg" text:style-name="Internet_20_link" text:visited-style-name="Visited_20_Internet_20_Link">
7-1-2-150x150.jpg</text:a>
', '<text:a xlink:type="simple" xlink:href="https://armyinform.com.ua/wp-content/uploads/2023/04/4-1-6-150x150.jpg" text:style-name="Internet_20_link" text:visited-style-name="Visited_20_Internet_20_Link">
4-1-6-150x150.jpg</text:a>
', '<text:a xlink:type="simple" xlink:href="https://armyinform.com.ua/wp-content/uploads/2023/04/5-1-4-150x150.jpg" text:style-name="Internet_20_link" text:visited-style-name="Visited_20_Internet_20_Link">
5-1-4-150x150.jpg</text:a>
', '<text:a xlink:type="simple" xlink:href="https://armyinform.com.ua/wp-content/uploads/2023/04/6-1-4-150x150.jpg" text:style-name="Internet_20_link" text:visited-style-name="Visited_20_Internet_20_Link">
6-1-4-150x150.jpg</text:a>
', '<text:a xlink:type="simple" xlink:href="https://armyinform.com.ua/wp-content/uploads/2023/04/8-1-2-150x150.jpg" text:style-name="Internet_20_link" text:visited-style-name="Visited_20_Internet_20_Link">
8-1-2-150x150.jpg</text:a>
', '<text:a xlink:type="simple" xlink:href="https://armyinform.com.ua/wp-content/uploads/2023/04/10-1-2-150x150.jpg" text:style-name="Internet_20_link" text:visited-style-name="Visited_20_Internet_20_Link">
10-1-2-150x150.jpg</text:a>
', '<text:a xlink:type="simple" xlink:href="https://armyinform.com.ua/wp-content/uploads/2023/04/11-1-1-150x150.jpg" text:style-name="Internet_20_link" text:visited-style-name="Visited_20_Internet_20_Link">
11-1-1-150x150.jpg</text:a>
', '<text:a xlink:type="simple" xlink:href="https://armyinform.com.ua/wp-content/uploads/2023/04/12-10-150x150.jpg" text:style-name="Internet_20_link" text:visited-style-name="Visited_20_Internet_20_Link">
12-10-150x15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85" text:anchor-type="as-char" svg:width="6.9236in" svg:height="4.240705in" draw:z-index="0">
<draw:image xlink:href="../Images/AРМІЯINFORM/2023-04-26T90-00-00-04-00/golovna-1-4.jpg" xlink:type="simple" xlink:show="embed" xlink:actuate="onLoad" draw:mime-type="image/jpeg"/>
</draw:frame>
Support of Ukraine in the fight against Russian aggression, US assistance for the re -expensive of Ukraine, the main challenges of communication during the unification of the world for the help of Ukraine, the forced deportation of Ukrainian children to the Russian Federation, the struggle of the Rivne propaganda - these and other issues were discussed in Washington during the second "Ukrainian Summit" .</text:p>
      <text:p text:style-name="P4">
<text:a xlink:type="simple" xlink:href="https://armyinform.com.ua/wp-content/uploads/2023/04/1-2-4.jpg" text:style-name="Internet_20_link" text:visited-style-name="Visited_20_Internet_20_Link">
!(Images/AРМІЯINFORM/2023-04-26T90-00-00-04-00/1-2-4-150x150.jpg)</text:a>
</text:p>
      <text:p text:style-name="P4">
<text:a xlink:type="simple" xlink:href="https://armyinform.com.ua/wp-content/uploads/2023/04/2-2-3.jpg" text:style-name="Internet_20_link" text:visited-style-name="Visited_20_Internet_20_Link">
<draw:frame draw:style-name="fr1" draw:name="Image86" text:anchor-type="as-char" svg:width="6.9236in" svg:height="6.9236in" draw:z-index="0">
<draw:image xlink:href="../Images/AРМІЯINFORM/2023-04-26T90-00-00-04-00/2-2-3-150x150.jpg" xlink:type="simple" xlink:show="embed" xlink:actuate="onLoad" draw:mime-type="image/jpeg"/>
</draw:frame>
</text:a>
</text:p>
      <text:p text:style-name="P4">
<text:a xlink:type="simple" xlink:href="https://armyinform.com.ua/wp-content/uploads/2023/04/3-2-3.jpg" text:style-name="Internet_20_link" text:visited-style-name="Visited_20_Internet_20_Link">
<draw:frame draw:style-name="fr1" draw:name="Image87" text:anchor-type="as-char" svg:width="6.9236in" svg:height="6.9236in" draw:z-index="0">
<draw:image xlink:href="../Images/AРМІЯINFORM/2023-04-26T90-00-00-04-00/3-2-3-150x150.jpg" xlink:type="simple" xlink:show="embed" xlink:actuate="onLoad" draw:mime-type="image/jpeg"/>
</draw:frame>
</text:a>
Summit organized by Razom for Ukraine(“Together for the sake of Ukraine”)jointly by the Oblast Partners, including the American Coalition for Ukraine(American Coalition for Ukraine). Саміт тривав з 23 по 25 квітня.</text:p>
      <text:p text:style-name="P4">
Це найбільший у США захід з підтримки України за адвокації громадськості, якийзібрав понад 300 учасників для зустрічей із сенаторами, конгресменами таіншими американськими політиками найвищого рівня.  Як зазначили організатори, «Український саміт дій» становили зустрічі вКонгресі, навчальні тренінги з адвокації та промоції України, панельнідискусії, які об’єднують волонтерів, активістів та організації українськоїгромади в США та за її межами, щоб закликати обраних посадових осібпродовжувати надавати критично важливу підтримку Україні у відповідь наширокомасштабне вторгнення росії.</text:p>
      <text:p text:style-name="P4">
Це вже другий «Український саміт дій». Перший відбувся у вересні 2022 року.Торішній захід зібрав понад 300 учасників із 42 організацій.</text:p>
      <text:h text:style-name="P12" text:outline-level="3">
<text:span text:style-name="T4">
<text:span text:style-name="T4">
Про що цьогорічний саміт</text:span>
  — Цього разу участь у саміті беруть 320 учасників з понад 34-х штатів, щопредставляють 58 партнерських організацій. У межах заходу відбулися десяткизапланованих зустрічей із членами Палати представників і Сенату США. Саміт єпотужним проявом проукраїнської єдності з боку окремих осіб та українськоїгромади зі всіх Сполучених Штатів, — повідомили в Razom for Ukraine.  Учасники саміту виступають за ухвалення законодавства та резолюцій, якідопоможуть Україні продовжувати боротися з російською агресією та досягтинеобхідного результату.</text:span>
</text:h>
      <text:p text:style-name="P4">
<text:a xlink:type="simple" xlink:href="https://armyinform.com.ua/wp-content/uploads/2023/04/7-1-2.jpg" text:style-name="Internet_20_link" text:visited-style-name="Visited_20_Internet_20_Link">
<draw:frame draw:style-name="fr1" draw:name="Image88" text:anchor-type="as-char" svg:width="6.9236in" svg:height="6.9236in" draw:z-index="0">
<draw:image xlink:href="../Images/AРМІЯINFORM/2023-04-26T90-00-00-04-00/7-1-2-150x150.jpg" xlink:type="simple" xlink:show="embed" xlink:actuate="onLoad" draw:mime-type="image/jpeg"/>
</draw:frame>
</text:a>
</text:p>
      <text:p text:style-name="P4">
<text:a xlink:type="simple" xlink:href="https://armyinform.com.ua/wp-content/uploads/2023/04/5-1-4.jpg" text:style-name="Internet_20_link" text:visited-style-name="Visited_20_Internet_20_Link">
<draw:frame draw:style-name="fr1" draw:name="Image89" text:anchor-type="as-char" svg:width="6.9236in" svg:height="6.9236in" draw:z-index="0">
<draw:image xlink:href="../Images/AРМІЯINFORM/2023-04-26T90-00-00-04-00/5-1-4-150x150.jpg" xlink:type="simple" xlink:show="embed" xlink:actuate="onLoad" draw:mime-type="image/jpeg"/>
</draw:frame>
</text:a>
</text:p>
      <text:p text:style-name="P4">
<text:a xlink:type="simple" xlink:href="https://armyinform.com.ua/wp-content/uploads/2023/04/6-1-4.jpg" text:style-name="Internet_20_link" text:visited-style-name="Visited_20_Internet_20_Link">
<draw:frame draw:style-name="fr1" draw:name="Image90" text:anchor-type="as-char" svg:width="6.9236in" svg:height="6.9236in" draw:z-index="0">
<draw:image xlink:href="../Images/AРМІЯINFORM/2023-04-26T90-00-00-04-00/6-1-4-150x150.jpg" xlink:type="simple" xlink:show="embed" xlink:actuate="onLoad" draw:mime-type="image/jpeg"/>
</draw:frame>
</text:a>
- On the first day, "participants were given the long -awaited opportunity to finish personally, discuss the topics that concern them, and undergo training training to demonstrate the maximum efficiency and readiness during meetings on the Capitol Hill. Thank you to the University of Georgtan for holding the study sessions of the Tukrainsk House for accepting the participants, - Razom Forukraine said.</text:p>
      <text:p text:style-name="P4">
The next day, Razom, as part of the American coalition in Ukraine, helped more than 50 meetings with Senators and US Congressmen offices. There was also a presentation and panels with the participation of 18 experts on the issues of Zamuza.</text:p>
      <text:p text:style-name="P4">
-Concerning meetings with the offices of senators and congressmans, in particular, more delegations from New York and California held meetings with the offices of Kongresman David G. Valadao, Congressmen Barbara Leo, Nicolellioliotakis, Nicolelliotakis. From Virginia - they met Jerry Connolly and Congressman Jennifer Wexton. The attorneys of Zennessy visited the offices of Marsha Blackburn and David Kustoff, - reported in_american Coalition for Ukraine_.</text:p>
      <text:p text:style-name="P4">
Razom for Ukraine said that during the second day the summit also held 4 planes, the main topics of which: assistance to Ukraine, deportation of Ukrainian children.</text:p>
      <text:p text:style-name="P4">
The Deportation and Genocide of Children was devoted to the exposing of Russia's planned politics on the deportation of Ukrainian children from the occupied territories and their forced re -education in Russia.</text:p>
      <text:p text:style-name="P4">
According to the organizers, the participants discussed the legal details of this issue, and shared personal stories of victims of deportation. Katya Pavlevich from "Where our people" and "Together for Ukraine" was moderator.</text:p>
      <text:p text:style-name="P4">
<text:a xlink:type="simple" xlink:href="https://armyinform.com.ua/wp-content/uploads/2023/04/8-1-2.jpg" text:style-name="Internet_20_link" text:visited-style-name="Visited_20_Internet_20_Link">
!(Images/AРМІЯINFORM/2023-04-26T90-00-00-04-00/8-1-2-150x150.jpg)</text:a>
</text:p>
      <text:p text:style-name="P4">
<text:a xlink:type="simple" xlink:href="https://armyinform.com.ua/wp-content/uploads/2023/04/10-1-2.jpg" text:style-name="Internet_20_link" text:visited-style-name="Visited_20_Internet_20_Link">
<draw:frame draw:style-name="fr1" draw:name="Image91" text:anchor-type="as-char" svg:width="6.9236in" svg:height="6.9236in" draw:z-index="0">
<draw:image xlink:href="../Images/AРМІЯINFORM/2023-04-26T90-00-00-04-00/10-1-2-150x150.jpg" xlink:type="simple" xlink:show="embed" xlink:actuate="onLoad" draw:mime-type="image/jpeg"/>
</draw:frame>
</text:a>
</text:p>
      <text:p text:style-name="P4">
<text:a xlink:type="simple" xlink:href="https://armyinform.com.ua/wp-content/uploads/2023/04/11-1-1.jpg" text:style-name="Internet_20_link" text:visited-style-name="Visited_20_Internet_20_Link">
<draw:frame draw:style-name="fr1" draw:name="Image92" text:anchor-type="as-char" svg:width="6.9236in" svg:height="6.9236in" draw:z-index="0">
<draw:image xlink:href="../Images/AРМІЯINFORM/2023-04-26T90-00-00-04-00/11-1-1-150x150.jpg" xlink:type="simple" xlink:show="embed" xlink:actuate="onLoad" draw:mime-type="image/jpeg"/>
</draw:frame>
</text:a>
</text:p>
      <text:h text:style-name="P12" text:outline-level="3">
<text:span text:style-name="T4">
<text:span text:style-name="T4">
 Delivery of Assistance to Hot points of Ukraine </text:span>
</text:span>
</text:h>
      <text:p text:style-name="P4">
The final day of the Ukrainian Summit of Action began with a discussion on the delivery of the storage facility to the hot spots of Ukraine.</text:p>
      <ul>
        <li>
During the discussion, the challenges and consequences of delivery of vital goods from other countries to the most dangerous territories of Ukraine were considered. For novel, it is a great honor to gather at one table representatives of the US largest universities - <text:a xlink:type="simple" xlink:href="https://www.facebook.com/AmericanCoalitionForUkraine/posts/pfbid0V49orm5pbiuijiwVj9iCdfpaoduNHcekv4B8PHokqKhjCgbs3v59VW6zdajRLuFQl" text:style-name="Internet_20_link" text:visited-style-name="Visited_20_Internet_20_Link">
noted</text:a>
Organizers.</li>
      </ul>
      <text:p text:style-name="P4">
The panel "Decolonization of the Academy: Why Ukrainian Voices should be finally interested" explored the history of academic imperialism of Russia and the appropriation of Ukrainian history in Eastern European studies.</text:p>
      <text:p text:style-name="P4">
The third day of the final day, as reported in American Coalition for Ukraine, has 110 meetings on the Capitol Hill. They were all dedicated to Ukraine.</text:p>
      <ul>
        <li>
We want to thank all participants of meetings for the advocacy of Ukraine, for their universal efforts. They did their best to find out more people about Ukraine. If this is not a dedication, then we do not know what it is. It is very important to express your needs and concerns to the representatives of the state, - noted in American Coalition for Ukraine.</li>
      </ul>
      <text:p text:style-name="P4">
News Source: <text:a xlink:type="simple" xlink:href="https://armyinform.com.ua/2023/04/26/deportacziya-ukrayinskyh-ditej-splanovana-diya-rf-u-vashyngtoni-vidbuvsya-ii-shhorichnyj-ukrayinskyj-samit-dij/" text:style-name="Internet_20_link" text:visited-style-name="Visited_20_Internet_20_Link">
https://armyinform.com.ua/2023/04/26/deportacziya-ukrayinskyh-ditej-splanovana-diya-rf-u-vashyngtoni-vidbuvsya-ii-shhorichnyj-ukrayinskyj-samit-dij/</text:a>
</text:p>
      <!--NEWS-->
      <text:h text:style-name="P10" text:outline-level="1">
<text:span text:style-name="T4">
As a result of the shelling of the Antonov Bridge, a civilian was killed and journalist was injured</text:span>
</text:h>
      <text:p text:style-name="P4">
Author: ['АРМІЯINFORM']</text:p>
      <text:p text:style-name="P4">
Time: 2023-04-26T91:00:00-04:00</text:p>
      <text:p text:style-name="P4">
Description: For the proprietary Kerivnitvva of the Kherson -Oblast Prosecutor's Office, Rozdovo ... War with Ukraine 2022, War with Ukraine Latest news today, News War with Ukraine 2022 Last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4/343668698_1628415117630869_1014212384268617089_n.jpg" text:style-name="Internet_20_link" text:visited-style-name="Visited_20_Internet_20_Link">
343668698_1628415117630869_1014212384268617089_n.jpg</text:a>
']</text:p>
      <text:p text:style-name="P4">
Tags: ['STOPRUSSIA', 'АГРЕСІЯ РФ', 'ХЕРСОНЩИНА']</text:p>
      <text:p text:style-name="P4">
Category: News</text:p>
      <!--METADATA-->
      <text:p text:style-name="P4">
<draw:frame draw:style-name="fr1" draw:name="Image93" text:anchor-type="as-char" svg:width="6.9236in" svg:height="4.661891in" draw:z-index="0">
<draw:image xlink:href="../Images/AРМІЯINFORM/2023-04-26T91-00-00-04-00/343668698_1628415117630869_1014212384268617089_n.jpg" xlink:type="simple" xlink:show="embed" xlink:actuate="onLoad" draw:mime-type="image/jpeg"/>
</draw:frame>
With the procedural leadership of the Kherson Regional Prosecutor's Office, a subsequent investigation into the violation of the laws and customs of war.(Part 2 of Article 438 of the Criminal Code of Ukraine). За даними слідства, 26 квітня російські війська, вчерговепорушуючи норми міжнародного гуманітарного права, здійснили обстріл районуАнтонівського мосту біля Херсона.</text:p>
      <text:p text:style-name="P4">
Про це<text:a xlink:type="simple" xlink:href="https://www.facebook.com/pgo.gov.ua/posts/pfbid02evQuikdofKiMKAFqXb6YdVcE5nPGj6Enhu3AzUs4K6r9kxU3zBETEH8u3CkaFrKal" text:style-name="Internet_20_link" text:visited-style-name="Visited_20_Internet_20_Link">
повідомляє</text:a>
Office of the Prosecutor General of Ukraine.</text:p>
      <text:p text:style-name="P4">
As a result, a civilian man was killed.</text:p>
      <text:p text:style-name="P4">
A foreign edition correspondent received a gunshot wound to the shoulder. He worked on material about life in the city that has been occupied for a long time, atheper was undergoing systematic shelling by the Russian army.</text:p>
      <text:p text:style-name="P4">
He was taken to a hospital where qualified medical care is provided.</text:p>
      <text:p text:style-name="P4">
The necessary investigative actions are currently underway to record the next crime of the Russian Federation.</text:p>
      <text:p text:style-name="P4">
News Source: <text:a xlink:type="simple" xlink:href="https://armyinform.com.ua/2023/04/26/vnaslidok-obstrilu-antonivskogo-mostu-zagynuv-czyvilnyj-ta-poraneno-zhurnalista/" text:style-name="Internet_20_link" text:visited-style-name="Visited_20_Internet_20_Link">
https://armyinform.com.ua/2023/04/26/vnaslidok-obstrilu-antonivskogo-mostu-zagynuv-czyvilnyj-ta-poraneno-zhurnalista/</text:a>
</text:p>
      <!--NEWS-->
      <text:h text:style-name="P10" text:outline-level="1">
<text:span text:style-name="T4">
Sudan has already been rescued from Sudan's combat actions by 91 Ukrainians - GUR</text:span>
</text:h>
      <text:p text:style-name="P4">
Author: ['АРМІЯINFORM']</text:p>
      <text:p text:style-name="P4">
Time: 2023-04-26T92:00:00-04:00</text:p>
      <text:p text:style-name="P4">
Description: Vnaslіdok Retelly planned operations, healthy GUR MO MOZS TA OFI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068456_595279729206577_1310501425830813646_n.jpg" text:style-name="Internet_20_link" text:visited-style-name="Visited_20_Internet_20_Link">
343068456_595279729206577_1310501425830813646_n.jpg</text:a>
', '<text:a xlink:type="simple" xlink:href="https://armyinform.com.ua/wp-content/uploads/2023/04/343086149_3528335257449766_3495646879656041060_n-150x150.jpg" text:style-name="Internet_20_link" text:visited-style-name="Visited_20_Internet_20_Link">
343086149_3528335257449766_3495646879656041060_n-150x150.jpg</text:a>
', '<text:a xlink:type="simple" xlink:href="https://armyinform.com.ua/wp-content/uploads/2023/04/343177248_611465647682279_5495077909481230695_n-150x150.jpg" text:style-name="Internet_20_link" text:visited-style-name="Visited_20_Internet_20_Link">
343177248_611465647682279_5495077909481230695_n-150x150.jpg</text:a>
', '<text:a xlink:type="simple" xlink:href="https://armyinform.com.ua/wp-content/uploads/2023/04/343295574_936172827519048_4048038841056452191_n-150x150.jpg" text:style-name="Internet_20_link" text:visited-style-name="Visited_20_Internet_20_Link">
343295574_936172827519048_4048038841056452191_n-150x150.jpg</text:a>
', '<text:a xlink:type="simple" xlink:href="https://armyinform.com.ua/wp-content/uploads/2023/04/343328565_817495803135616_2524236438428527415_n-150x150.jpg" text:style-name="Internet_20_link" text:visited-style-name="Visited_20_Internet_20_Link">
343328565_817495803135616_2524236438428527415_n-150x150.jpg</text:a>
']</text:p>
      <text:p text:style-name="P4">
Tags: ['STOPRUSSIA', 'АГРЕСІЯ РФ', 'ГУР МО УКРАЇНИ', 'СУДАН']</text:p>
      <text:p text:style-name="P4">
Category: News</text:p>
      <!--METADATA-->
      <text:p text:style-name="P4">
<draw:frame draw:style-name="fr1" draw:name="Image94" text:anchor-type="as-char" svg:width="6.9236in" svg:height="5.1927in" draw:z-index="0">
<draw:image xlink:href="../Images/AРМІЯINFORM/2023-04-26T92-00-00-04-00/343068456_595279729206577_1310501425830813646_n.jpg" xlink:type="simple" xlink:show="embed" xlink:actuate="onLoad" draw:mime-type="image/jpeg"/>
</draw:frame>
As a result of a thoroughly planned operation carried out by the GUR, the Ministry of Foreign Affairs Taiff of the President of Ukraine, as of April 26, 2023, 91 Ukrainians were rescued from Sudan's combat.</text:p>
      <text:p text:style-name="P4">
About it <text:a xlink:type="simple" xlink:href="https://www.facebook.com/DefenceIntelligenceofUkraine/posts/pfbid02UTCqKvJsvqpXFmdXosYHy7NEGUA8eqGB4tmibmeG5VPzrKwy98JuqpapRgpqpjhBl" text:style-name="Internet_20_link" text:visited-style-name="Visited_20_Internet_20_Link">
reports</text:a>
Main Directorate of Intelligence of the Ministry of Defense of Ukraine.</text:p>
      <text:p text:style-name="P4">
Within the framework of the operation, Ukrainian military intelligence officers and diplomats also helped Sudan 51 foreigners-the citizens of Georgia, Canada, Peru and the Federation-Kitts and Nevis.</text:p>
      <text:p text:style-name="P4">
A charter flight with 64 Ukrainians who expressed their desire to return home at the Poland Airport. The Ukrainian state border will cross the Ukrainian state border.</text:p>
      <text:p text:style-name="P4">
Evacuation from the restless African country is ongoing. Ukrainians who will demand salvation because of the danger to life and health in Sudan, are urgent assistance from the official representatives of Ukraine.</text:p>
      <text:p text:style-name="P4">
<text:a xlink:type="simple" xlink:href="https://armyinform.com.ua/wp-content/uploads/2023/04/343086149_3528335257449766_3495646879656041060_n.jpg" text:style-name="Internet_20_link" text:visited-style-name="Visited_20_Internet_20_Link">
!(Images/AРМІЯINFORM/2023-04-26T92-00-00-04-00/343086149_3528335257449766_3495646879656041060_n-150x150.jpg)</text:a>
</text:p>
      <text:p text:style-name="P4">
<text:a xlink:type="simple" xlink:href="https://armyinform.com.ua/wp-content/uploads/2023/04/343177248_611465647682279_5495077909481230695_n.jpg" text:style-name="Internet_20_link" text:visited-style-name="Visited_20_Internet_20_Link">
<draw:frame draw:style-name="fr1" draw:name="Image95" text:anchor-type="as-char" svg:width="6.9236in" svg:height="6.9236in" draw:z-index="0">
<draw:image xlink:href="../Images/AРМІЯINFORM/2023-04-26T92-00-00-04-00/343177248_611465647682279_5495077909481230695_n-150x150.jpg" xlink:type="simple" xlink:show="embed" xlink:actuate="onLoad" draw:mime-type="image/jpeg"/>
</draw:frame>
</text:a>
</text:p>
      <text:p text:style-name="P4">
<text:a xlink:type="simple" xlink:href="https://armyinform.com.ua/wp-content/uploads/2023/04/343295574_936172827519048_4048038841056452191_n.jpg" text:style-name="Internet_20_link" text:visited-style-name="Visited_20_Internet_20_Link">
<draw:frame draw:style-name="fr1" draw:name="Image96" text:anchor-type="as-char" svg:width="6.9236in" svg:height="6.9236in" draw:z-index="0">
<draw:image xlink:href="../Images/AРМІЯINFORM/2023-04-26T92-00-00-04-00/343295574_936172827519048_4048038841056452191_n-150x150.jpg" xlink:type="simple" xlink:show="embed" xlink:actuate="onLoad" draw:mime-type="image/jpeg"/>
</draw:frame>
</text:a>
</text:p>
      <text:p text:style-name="P4">
<text:a xlink:type="simple" xlink:href="https://armyinform.com.ua/wp-content/uploads/2023/04/343328565_817495803135616_2524236438428527415_n.jpg" text:style-name="Internet_20_link" text:visited-style-name="Visited_20_Internet_20_Link">
<draw:frame draw:style-name="fr1" draw:name="Image97" text:anchor-type="as-char" svg:width="6.9236in" svg:height="6.9236in" draw:z-index="0">
<draw:image xlink:href="../Images/AРМІЯINFORM/2023-04-26T92-00-00-04-00/343328565_817495803135616_2524236438428527415_n-150x150.jpg" xlink:type="simple" xlink:show="embed" xlink:actuate="onLoad" draw:mime-type="image/jpeg"/>
</draw:frame>
</text:a>
</text:p>
      <text:p text:style-name="P4">
News Source: <text:a xlink:type="simple" xlink:href="https://armyinform.com.ua/2023/04/26/z-ohoplenogo-bojovymy-diyamy-sudanu-vdalos-vryatuvaty-vzhe-91-ukrayinczya-gur/" text:style-name="Internet_20_link" text:visited-style-name="Visited_20_Internet_20_Link">
https://armyinform.com.ua/2023/04/26/z-ohoplenogo-bojovymy-diyamy-sudanu-vdalos-vryatuvaty-vzhe-91-ukrayinczya-gur/</text:a>
</text:p>
      <!--NEWS-->
      <text:h text:style-name="P10" text:outline-level="1">
<text:span text:style-name="T4">
The Russian army fired at the border of Chernihiv 5 more times 5 times</text:span>
</text:h>
      <text:p text:style-name="P4">
Author: ['АРМІЯINFORM']</text:p>
      <text:p text:style-name="P4">
Time: 2023-04-26T93:00:00-04:00</text:p>
      <text:p text:style-name="P4">
Description: About the Knodomlya, the commanding of the command "Pivnich": "The Stan at 17:00 26 KVITY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 'ЧЕРНІГІВЩИНА']</text:p>
      <text:p text:style-name="P4">
Category: News</text:p>
      <!--METADATA-->
      <text:p text:style-name="P4">
<draw:frame draw:style-name="fr1" draw:name="Image98" text:anchor-type="as-char" svg:width="6.9236in" svg:height="4.615733in" draw:z-index="0">
<draw:image xlink:href="../Images/AРМІЯINFORM/2023-04-26T93-00-00-04-00/obstril-harkova-8.jpg" xlink:type="simple" xlink:show="embed" xlink:actuate="onLoad" draw:mime-type="image/jpeg"/>
</draw:frame>
Illustrative photo</text:p>
      <text:p text:style-name="P4">
About it <text:a xlink:type="simple" xlink:href="https://www.facebook.com/kommander.nord/posts/pfbid02a8UQUxqNximpLUnawvmpfWEk1hbjmRvNhbjozDa29XDJEmdnvF6HjbdEmDGGwJXrl" text:style-name="Internet_20_link" text:visited-style-name="Visited_20_Internet_20_Link">
reports</text:a>
Operational Command "North":</text:p>
      <text:p text:style-name="P4">
“As of 5:00 pm on April 26, the Russian army fired at the border guards of the Chernihiv region 5 times.</text:p>
      <text:p text:style-name="P4">
From 10:58 to 11:38 3 parishes were recorded, probably from a mortar 120 mm, in the district. Janzhulivka. There was no information about losses among the local population or damage to civil infrastructure.</text:p>
      <text:p text:style-name="P4">
From 10:45 to 11:36 there were 2 parishes, probably from a mortar 120 mm, in NP Medvedivka. There was no information about losses among the local population or damage to civil infrastructure.</text:p>
      <text:p text:style-name="P4">
11:56 to 12:50 there were 6 parishes, probably from a mortar 120 mm, in the district. Medvedivka. There was no information about losses among the local population or damage to civil infrastructure.</text:p>
      <text:p text:style-name="P4">
From 13:30 to 14:00 there were 6 parishes, probably from the artillery, Uda NP. Zarichia. There was no information about the losses among the local population or damage to civilian infrastructure.</text:p>
      <text:p text:style-name="P4">
From 14:40 to 14:54 17 parishes were recorded, probably from a mortar of 82 mm, in the district. Karpovichi. There was no information about losses among the local population or damage to civil infrastructure. ”</text:p>
      <text:p text:style-name="P4">
News Source: <text:a xlink:type="simple" xlink:href="https://armyinform.com.ua/2023/04/26/rosijska-armiya-shhe-5-raziv-obstrilyala-prykordonnya-chernigivshhyny/" text:style-name="Internet_20_link" text:visited-style-name="Visited_20_Internet_20_Link">
https://armyinform.com.ua/2023/04/26/rosijska-armiya-shhe-5-raziv-obstrilyala-prykordonnya-chernigivshhyny/</text:a>
</text:p>
      <!--NEWS-->
      <text:h text:style-name="P10" text:outline-level="1">
<text:span text:style-name="T4">
Volodymyr Zelenskyy had a telephone conversation with Italy Prime Minister</text:span>
</text:h>
      <text:p text:style-name="P4">
Author: ['АРМІЯINFORM']</text:p>
      <text:p text:style-name="P4">
Time: 2023-04-26T94:00:00-04:00</text:p>
      <text:p text:style-name="P4">
Description: About the President of Ukraine Volodymyr Zelensky, Vice -Miner at Facebook: “Proviv telephone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746616_1264625241155540_3802323340443924613_n.jpg" text:style-name="Internet_20_link" text:visited-style-name="Visited_20_Internet_20_Link">
343746616_1264625241155540_3802323340443924613_n.jpg</text:a>
']</text:p>
      <text:p text:style-name="P4">
Tags: ['STOPRUSSIA', 'АГРЕСІЯ РФ', 'ВОЛОДИМИР ЗЕЛЕНСЬКИЙ']</text:p>
      <text:p text:style-name="P4">
Category: News</text:p>
      <!--METADATA-->
      <text:p text:style-name="P4">
<draw:frame draw:style-name="fr1" draw:name="Image99" text:anchor-type="as-char" svg:width="6.9236in" svg:height="4.615733in" draw:z-index="0">
<draw:image xlink:href="../Images/AРМІЯINFORM/2023-04-26T94-00-00-04-00/343746616_1264625241155540_3802323340443924613_n.jpg" xlink:type="simple" xlink:show="embed" xlink:actuate="onLoad" draw:mime-type="image/jpeg"/>
</draw:frame>
President of Ukraine Volodymyr Zelenskyy <text:a xlink:type="simple" xlink:href="https://www.facebook.com/zelenskiy.official/posts/pfbid0zLomSHsUJM5eeR8u4fZx3LCncpuS4AKjBJhXYb6yaJXC4rtjwvbxWrcKR2z237cVl" text:style-name="Internet_20_link" text:visited-style-name="Visited_20_Internet_20_Link">
reported</text:a>
On Facebook:</text:p>
      <text:p text:style-name="P4">
“He has a telephone conversation with the Prime Minister of Italy Giorgia Meloni. He thanked the conference held for the restoration of Ukraine and for its personal leadership unlawful support of the Ukrainian people. They discussed continuation cooperation and future international events. "</text:p>
      <text:p text:style-name="P4">
News Source: <text:a xlink:type="simple" xlink:href="https://armyinform.com.ua/2023/04/26/volodymyr-zelenskyj-proviv-telefonnu-rozmovu-z-premyer-ministrom-italiyi/" text:style-name="Internet_20_link" text:visited-style-name="Visited_20_Internet_20_Link">
https://armyinform.com.ua/2023/04/26/volodymyr-zelenskyj-proviv-telefonnu-rozmovu-z-premyer-ministrom-italiyi/</text:a>
</text:p>
      <!--NEWS-->
      <text:h text:style-name="P10" text:outline-level="1">
<text:span text:style-name="T4">
Ukraine and Italy are expanding in the industry of MIC</text:span>
</text:h>
      <text:p text:style-name="P4">
Author: ['АРМІЯINFORM']</text:p>
      <text:p text:style-name="P4">
Time: 2023-04-26T95:00:00-04:00</text:p>
      <text:p text:style-name="P4">
Description: PID Hour Vizita Urovavoi delegation before the prem "Ukrainian, Denis Schmigal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thumb_203056_820_360_0_0_auto.jpg" text:style-name="Internet_20_link" text:visited-style-name="Visited_20_Internet_20_Link">
thumb_203056_820_360_0_0_auto.jpg</text:a>
', '<text:a xlink:type="simple" xlink:href="https://armyinform.com.ua/wp-content/uploads/2023/04/thumb_203057_820_360_0_0_auto-150x150.jpg" text:style-name="Internet_20_link" text:visited-style-name="Visited_20_Internet_20_Link">
thumb_203057_820_360_0_0_auto-150x150.jpg</text:a>
', '<text:a xlink:type="simple" xlink:href="https://armyinform.com.ua/wp-content/uploads/2023/04/thumb_203058_820_360_0_0_auto-150x150.jpg" text:style-name="Internet_20_link" text:visited-style-name="Visited_20_Internet_20_Link">
thumb_203058_820_360_0_0_auto-150x150.jpg</text:a>
', '<text:a xlink:type="simple" xlink:href="https://armyinform.com.ua/wp-content/uploads/2023/04/thumb_203059_820_360_0_0_auto-150x150.jpg" text:style-name="Internet_20_link" text:visited-style-name="Visited_20_Internet_20_Link">
thumb_203059_820_360_0_0_auto-150x150.jpg</text:a>
', '<text:a xlink:type="simple" xlink:href="https://armyinform.com.ua/wp-content/uploads/2023/04/thumb_203060_820_360_0_0_auto-150x150.jpg" text:style-name="Internet_20_link" text:visited-style-name="Visited_20_Internet_20_Link">
thumb_203060_820_360_0_0_auto-150x150.jpg</text:a>
']</text:p>
      <text:p text:style-name="P4">
Tags: ['STOPRUSSIA', 'АГРЕСІЯ РФ', 'ДЕНИС ШМИГАЛЬ', 'ІТАЛІЯ']</text:p>
      <text:p text:style-name="P4">
Category: News</text:p>
      <!--METADATA-->
      <text:p text:style-name="P4">
<draw:frame draw:style-name="fr1" draw:name="Image100" text:anchor-type="as-char" svg:width="6.9236in" svg:height="4.610104in" draw:z-index="0">
<draw:image xlink:href="../Images/AРМІЯINFORM/2023-04-26T95-00-00-04-00/thumb_203056_820_360_0_0_auto.jpg" xlink:type="simple" xlink:show="embed" xlink:actuate="onLoad" draw:mime-type="image/jpeg"/>
</draw:frame>
During the visit of the Government Delegation to Italy, Prime Minister of Ukraine Denisshigal visited the RheinMetall ITalia S.P.A. defense enterprise, and is awarded to the production of modern air defense systems.</text:p>
      <text:p text:style-name="P4">
About it <text:a xlink:type="simple" xlink:href="https://www.kmu.gov.ua/news/ukraina-ta-italiia-rozshyriuiut-spivpratsiu-v-haluzi-vpk" text:style-name="Internet_20_link" text:visited-style-name="Visited_20_Internet_20_Link">
reports</text:a>
Government portal.</text:p>
      <text:p text:style-name="P4">
Among the development of RheinMetall is the Skynex Skynex Air Defense System, which Ukraine is interested in.</text:p>
      <text:p text:style-name="P4">
“We need such an effective weapon to protect against drones that Ukraine is Ukrainian. This will save dozens of lives and important infrastructure for the millions of people, ”Denis Shmigal is convinced.</text:p>
      <text:p text:style-name="P4">
Currently, such batteries are already on duty in Ukraine. The Prime Minister thanked the partners for their support.</text:p>
      <text:p text:style-name="P4">
<text:a xlink:type="simple" xlink:href="https://armyinform.com.ua/wp-content/uploads/2023/04/thumb_203057_820_360_0_0_auto.jpg" text:style-name="Internet_20_link" text:visited-style-name="Visited_20_Internet_20_Link">
!(Images/AРМІЯINFORM/2023-04-26T95-00-00-04-00/thumb_203057_820_360_0_0_auto-150x150.jpg)</text:a>
</text:p>
      <text:p text:style-name="P4">
<text:a xlink:type="simple" xlink:href="https://armyinform.com.ua/wp-content/uploads/2023/04/thumb_203058_820_360_0_0_auto.jpg" text:style-name="Internet_20_link" text:visited-style-name="Visited_20_Internet_20_Link">
<draw:frame draw:style-name="fr1" draw:name="Image101" text:anchor-type="as-char" svg:width="6.9236in" svg:height="6.9236in" draw:z-index="0">
<draw:image xlink:href="../Images/AРМІЯINFORM/2023-04-26T95-00-00-04-00/thumb_203058_820_360_0_0_auto-150x150.jpg" xlink:type="simple" xlink:show="embed" xlink:actuate="onLoad" draw:mime-type="image/jpeg"/>
</draw:frame>
</text:a>
</text:p>
      <text:p text:style-name="P4">
<text:a xlink:type="simple" xlink:href="https://armyinform.com.ua/wp-content/uploads/2023/04/thumb_203059_820_360_0_0_auto.jpg" text:style-name="Internet_20_link" text:visited-style-name="Visited_20_Internet_20_Link">
<draw:frame draw:style-name="fr1" draw:name="Image102" text:anchor-type="as-char" svg:width="6.9236in" svg:height="6.9236in" draw:z-index="0">
<draw:image xlink:href="../Images/AРМІЯINFORM/2023-04-26T95-00-00-04-00/thumb_203059_820_360_0_0_auto-150x150.jpg" xlink:type="simple" xlink:show="embed" xlink:actuate="onLoad" draw:mime-type="image/jpeg"/>
</draw:frame>
</text:a>
</text:p>
      <text:p text:style-name="P4">
<text:a xlink:type="simple" xlink:href="https://armyinform.com.ua/wp-content/uploads/2023/04/thumb_203060_820_360_0_0_auto.jpg" text:style-name="Internet_20_link" text:visited-style-name="Visited_20_Internet_20_Link">
<draw:frame draw:style-name="fr1" draw:name="Image103" text:anchor-type="as-char" svg:width="6.9236in" svg:height="6.9236in" draw:z-index="0">
<draw:image xlink:href="../Images/AРМІЯINFORM/2023-04-26T95-00-00-04-00/thumb_203060_820_360_0_0_auto-150x150.jpg" xlink:type="simple" xlink:show="embed" xlink:actuate="onLoad" draw:mime-type="image/jpeg"/>
</draw:frame>
</text:a>
“We expand the horizons of cooperation of Ukraine and Italy in the industry of MIC. Consideration of the possible production of components of these systems. We are working on the more such effective air defense. They will create a reliable shield around our strategic infrastructure sites, ”the head of government said.</text:p>
      <text:p text:style-name="P4">
News Source: <text:a xlink:type="simple" xlink:href="https://armyinform.com.ua/2023/04/26/ukrayina-ta-italiya-rozshyryuyut-spivpraczyu-v-galuzi-vpk/" text:style-name="Internet_20_link" text:visited-style-name="Visited_20_Internet_20_Link">
https://armyinform.com.ua/2023/04/26/ukrayina-ta-italiya-rozshyryuyut-spivpraczyu-v-galuzi-vpk/</text:a>
</text:p>
      <!--NEWS-->
      <text:h text:style-name="P10" text:outline-level="1">
<text:span text:style-name="T4">
Our warriors in the Kherson region knocked down Russian UAV type "Merlin"</text:span>
</text:h>
      <text:p text:style-name="P4">
Author: ['АРМІЯINFORM']</text:p>
      <text:p text:style-name="P4">
Time: 2023-04-26T96:00:00-04:00</text:p>
      <text:p text:style-name="P4">
Description: About the Chief of the Divotryans, the command “Piven”: “26 kvіtny 2023 Roku, near ... War with Ukraine 2022, war with Ukraine Latest news today, News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f9762bcb7b43a45a.jpg" text:style-name="Internet_20_link" text:visited-style-name="Visited_20_Internet_20_Link">
f9762bcb7b43a45a.jpg</text:a>
']</text:p>
      <text:p text:style-name="P4">
Tags: ['STOPRUSSIA', 'АГРЕСІЯ РФ', 'ВТРАТИ ВОРОГА', 'ХРОНІКА ОБОРОНИ']</text:p>
      <text:p text:style-name="P4">
Category: News</text:p>
      <!--METADATA-->
      <text:p text:style-name="P4">
<draw:frame draw:style-name="fr1" draw:name="Image104" text:anchor-type="as-char" svg:width="6.9236in" svg:height="3.750283in" draw:z-index="0">
<draw:image xlink:href="../Images/AРМІЯINFORM/2023-04-26T96-00-00-04-00/f9762bcb7b43a45a.jpg" xlink:type="simple" xlink:show="embed" xlink:actuate="onLoad" draw:mime-type="image/jpeg"/>
</draw:frame>
Illustrative photo</text:p>
      <text:p text:style-name="P4">
About it <text:a xlink:type="simple" xlink:href="https://www.facebook.com/PvKPivden/posts/pfbid0PG7Zqd3VgZZyA1SvaZaeWDfasrJgcKWhCg38FdmcwjVT1nPNNFjNqjvhBgaAhhPYl" text:style-name="Internet_20_link" text:visited-style-name="Visited_20_Internet_20_Link">
reports</text:a>
South Air Command:</text:p>
      <text:p text:style-name="P4">
“On April 26, 2023, at about 18.00, in Kherson, the soldiers of the mobile fire group of the Kherson anti -aircraft missile brigade of the Air Command" South ", a Russian reconnaissance UAV type" Merlin "was shot.</text:p>
      <text:p text:style-name="P4">
News Source: <text:a xlink:type="simple" xlink:href="https://armyinform.com.ua/2023/04/26/nashi-voyiny-na-hersonshhyni-zbyly-rosijskyj-bpla-typu-merlin/" text:style-name="Internet_20_link" text:visited-style-name="Visited_20_Internet_20_Link">
https://armyinform.com.ua/2023/04/26/nashi-voyiny-na-hersonshhyni-zbyly-rosijskyj-bpla-typu-merlin/</text:a>
</text:p>
      <!--NEWS-->
      <text:h text:style-name="P10" text:outline-level="1">
<text:span text:style-name="T4">
In total, 2279 Ukrainians and Ukrainian women - Volodymyr Zelenskyy have been returned from Russian captivity</text:span>
</text:h>
      <text:p text:style-name="P4">
Author: ['АРМІЯINFORM']</text:p>
      <text:p text:style-name="P4">
Time: 2023-04-26T97:00:00-04:00</text:p>
      <text:p text:style-name="P4">
Description: https://www.youtube.com/watch?v=vatvewbgybo about the President of Ukraine Volodymyr ... War with Ukraine 2022, war with Ukraine Latest news today,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President of Ukraine Volodymyr Zelenskyy <text:a xlink:type="simple" xlink:href="https://www.president.gov.ua/news/zaraz-ye-mozhlivist-dati-novu-energiyu-vidnosinam-ukrayini-t-82501" text:style-name="Internet_20_link" text:visited-style-name="Visited_20_Internet_20_Link">
reported</text:a>
In your address:</text:p>
      <text:p text:style-name="P4">
“44 more people from Russian captivity managed to return home to Ukraine. Most are military. From different directions. Among them are the defenders of Azovstal and Mariupol, other cities of Donetsk region, Kherson, Kharkiv region ... Most are ordinary and sergeants. There are officers. Two are civil.</text:p>
      <text:p text:style-name="P4">
And it is important that the team works for all those in captivity ... Even if it is difficult, such as some categories of prisoners, and these are not just a military, who are difficult to return, but also, for example, civilians - one of those categories, one of those categories, which is difficult.</text:p>
      <text:p text:style-name="P4">
We remember everyone. And even if there is no precise information about what happened to, where it can be, such a person is still searched and checked as much as possible. Ukraine has to recover all its.</text:p>
      <text:p text:style-name="P4">
I thank all of you, the guys who coordinate this work: Budanov, Yermak, Lubin, Usov, Kid, Klimenko ... Thank you to everyone who helps in Gur I Mo, the Voishei, and in the SBU, and in our other structures.</text:p>
      <text:p text:style-name="P4">
Of course, I thank all our soldiers on the forefront, who collects replenishment for the exchange fund. Every Russian prisoner is an opportunity to exchange our man.</text:p>
      <text:p text:style-name="P4">
In total, 2279 Ukrainians and Ukrainian women were returned from Russian captivity during the full -scale war. ”</text:p>
      <text:p text:style-name="P4">
News Source: <text:a xlink:type="simple" xlink:href="https://armyinform.com.ua/2023/04/26/zagalom-povernuto-z-rosijskogo-polonu-vzhe-2279-ukrayincziv-i-ukrayinok-volodymyr-zelenskyj/" text:style-name="Internet_20_link" text:visited-style-name="Visited_20_Internet_20_Link">
https://armyinform.com.ua/2023/04/26/zagalom-povernuto-z-rosijskogo-polonu-vzhe-2279-ukrayincziv-i-ukrayinok-volodymyr-zelenskyj/</text:a>
</text:p>
      <!--NEWS-->
      <text:h text:style-name="P10" text:outline-level="1">
<text:span text:style-name="T4">
Now there is an opportunity to give new energy relations of Ukraine and China - President</text:span>
</text:h>
      <text:p text:style-name="P4">
Author: ['АРМІЯINFORM']</text:p>
      <text:p text:style-name="P4">
Time: 2023-04-26T98:00:00-04:00</text:p>
      <text:p text:style-name="P4">
Description: About the President of Ukraine Volodymyr Zelensky, saying the PID hour of his own ... War with Ukraine 2022, War with Ukraine Latest News today, News War with Ukraine 2022 The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7cf3488916edf12c9d9ae55a96789a7_1682537250_extra_large.png" text:style-name="Internet_20_link" text:visited-style-name="Visited_20_Internet_20_Link">
a7cf3488916edf12c9d9ae55a96789a7_1682537250_extra_large.png</text:a>
']</text:p>
      <text:p text:style-name="P4">
Tags: ['STOPRUSSIA', 'АГРЕСІЯ РФ', 'КИТАЙ']</text:p>
      <text:p text:style-name="P4">
Category: News</text:p>
      <!--METADATA-->
      <text:p text:style-name="P4">
<draw:frame draw:style-name="fr1" draw:name="Image105" text:anchor-type="as-char" svg:width="6.9236in" svg:height="4.587133in" draw:z-index="0">
<draw:image xlink:href="../Images/AРМІЯINFORM/2023-04-26T98-00-00-04-00/a7cf3488916edf12c9d9ae55a96789a7_1682537250_extra_large.png" xlink:type="simple" xlink:show="embed" xlink:actuate="onLoad" draw:mime-type="image/png"/>
</draw:frame>
President of Ukraine Volodymyr Zelenskyy <text:a xlink:type="simple" xlink:href="https://www.president.gov.ua/news/zaraz-ye-mozhlivist-dati-novu-energiyu-vidnosinam-ukrayini-t-82501" text:style-name="Internet_20_link" text:visited-style-name="Visited_20_Internet_20_Link">
said</text:a>
during their daily video address.</text:p>
      <text:p text:style-name="P4">
“He spoke to China's leader today. It was a long and rather rational conversation. Such conversations are usually said that they open up.</text:p>
      <text:p text:style-name="P4">
It is possible to apply China's political influence to regain power by the principles of the rules on which peace should be kept. Ukraine and China, as well as the absoluteness of the world, are equally interested in the strength of the sovereignty of nations of iterial integrity ... in compliance with the main security rules, including inadmissibility of threats to nuclear weapons and the distribution of nuclear weapons. We are equally interested that the situation around the Zaporizhzhya nuclear plant is fully protected and that the nuclear power plants are not used for the sake of military purposes at all - namely cynical use of nuclear power plants, Russia is trying to make the norm.</text:p>
      <text:p text:style-name="P4">
It is very important that China has the same view of the freedom of navigation of itworks. I informed Mr. Xi Jinping about our efforts to restore the Mountain exports of food. And I heard the words of support of our Sea grain initiative, its extension, as well as to support our humanitarian efforts, in particular the Grain Program from Ukraine.</text:p>
      <text:p text:style-name="P4">
Of course, a essential part of the conversation is our views on how a ricious peace can be restored. I presented the Ukrainian formula of peace, its specific points. We agreed to continue our communications, ”the Head of State said.</text:p>
      <text:p text:style-name="P4">
News Source: <text:a xlink:type="simple" xlink:href="https://armyinform.com.ua/2023/04/26/zaraz-ye-mozhlyvist-daty-novu-energiyu-vidnosynam-ukrayiny-ta-kytayu-prezydent/" text:style-name="Internet_20_link" text:visited-style-name="Visited_20_Internet_20_Link">
https://armyinform.com.ua/2023/04/26/zaraz-ye-mozhlyvist-daty-novu-energiyu-vidnosynam-ukrayiny-ta-kytayu-prezydent/</text:a>
</text:p>
      <!--NEWS-->
      <text:h text:style-name="P10" text:outline-level="1">
<text:span text:style-name="T4">
The enemy fired at nine communities of Sumy region for a day, a total of more than 130 “arrivals”</text:span>
</text:h>
      <text:p text:style-name="P4">
Authors: Ukrinform (Person)</text:p>
      <text:p text:style-name="P4">
Publisher: Укринформ (Organization)</text:p>
      <text:p text:style-name="P4">
Published Time: 2023-04-27T-12:50:00+03:00</text:p>
      <text:p text:style-name="P4">
Modified Time: 2023-04-27T23:50:00+03:00</text:p>
      <text:p text:style-name="P4">
Description: During the day, Russian aggressors fired at nine territorial communities of Sumy region - the enemy beat mortars, artillery, grenade launchers, and also launched rockets from helicopters. - Ukrinform.</text:p>
      <text:p text:style-name="P4">
Images: ["<text:a xlink:type="simple" xlink:href="https://static.ukrinform.com/photos/2019_11/thumb_files/630_360_1574102935-316.jpg" text:style-name="Internet_20_link" text:visited-style-name="Visited_20_Internet_20_Link">
630_360_15741...</text:a>
"]</text:p>
      <text:p text:style-name="P4">
Tags: None</text:p>
      <text:p text:style-name="P4">
Type: Article</text:p>
      <!--METADATA-->
      <text:p text:style-name="P4">
<draw:frame draw:style-name="fr1" draw:name="Image106" text:anchor-type="as-char" svg:width="6.9236in" svg:height="3.956343in" draw:z-index="0">
<draw:image xlink:href="../Images/yкринформ/2023-04-27T-12-50-00-03-00/630_360_1574102935-316.jpg" xlink:type="simple" xlink:show="embed" xlink:actuate="onLoad" draw:mime-type="image/jpeg"/>
</draw:frame>
During the day, Russian aggressors fired at nine territorial communities of the Sumy region - the enemy beat mortars, artillery, grenade launchers, as well as produced helicopter missiles.</text:p>
      <text:p text:style-name="P4">
Sumy Ova reports in <text:a xlink:type="simple" xlink:href="https://www.facebook.com/sumska.oda/" text:style-name="Internet_20_link" text:visited-style-name="Visited_20_Internet_20_Link">
</text:a>
, reports Ukrinform.</text:p>
      <text:p text:style-name="P4">
“During the day, the Russians carried out 27 shelling of border communities. The shells of Sredi-Budsk, Znob-Novgorod, Esman, Shalyginsk, SVESSKA, Belopilsk, Yunakovskaya, Khotinsk and Miropilskaya territorial communities ”were fired,” she has been reported.</text:p>
      <text:p text:style-name="P4">
In total, more than 130 "arrivals" from mortars, artillery, grenade launchers, as well as launchers from the territory of the Russian Federation were recorded.</text:p>
      <text:p text:style-name="P4">
In the middle-and-Buda community, aggressors have released 22 mines. Also from the territory of the RFZ helicopter was launched four rockets in the city of Mid-Buda.</text:p>
      <text:p text:style-name="P4">
The Esman community contained 23 "arrivals" from mortars, five - the artillery. The enemy from the helicopter also launched one rocket. Three residential buildings were damaged as a result of the shelling.</text:p>
      <text:p text:style-name="P4">
<text:span text:style-name="T4">
 Read also: </text:span>
 <text:a xlink:type="simple" xlink:href="https://www.ukrinform.ua/rubric-ato/3701243-rosiani-za-den-obstrilali-pat-gromad-sumsini-dvoe-ludej-poraneni.html" text:style-name="Internet_20_link" text:visited-style-name="Visited_20_Internet_20_Link">
<text:span text:style-name="T4">
 Sumshchyn </text:span>
</text:a>
The ZNOB-Novgorod community has undergone a mortar shelling-nine explosions, and five shots from the AGS were also recorded. In addition, three rockets were made from the helicopter.</text:p>
      <text:p text:style-name="P4">
Three mines were thrown into the territory of the Shalyginsky community.</text:p>
      <text:p text:style-name="P4">
Four explosions have been recorded in the Svet Community due to mortar shelling.</text:p>
      <text:p text:style-name="P4">
In the Belopil community - 31 "arrivals" from mortars and four - from the barrel artillery.</text:p>
      <text:p text:style-name="P4">
Artillery <text:a xlink:type="simple" xlink:href="https://www.ukrinform.ua/tag-obstril" text:style-name="Internet_20_link" text:visited-style-name="Visited_20_Internet_20_Link">
</text:a>
She suffered a young man - six explosions.</text:p>
      <text:p text:style-name="P4">
<text:span text:style-name="T4">
 Read also: </text:span>
 <text:a xlink:type="simple" xlink:href="https://www.ukrinform.ua/rubric-ato/3700710-rosiani-za-den-obstrilali-cotiri-gromadi-sumsini-e-rujnuvanna.html" text:style-name="Internet_20_link" text:visited-style-name="Visited_20_Internet_20_Link">
<text:span text:style-name="T4">
 Sumshchyn </text:span>
</text:a>
Similarly, from artillery, the Russians were beat in the Hotin community, four "arrivals" were recorded.</text:p>
      <text:p text:style-name="P4">
The Miropil community was under Artbut(Five explosions), Also, there are four mines.</text:p>
      <text:p text:style-name="P4">
It was reported that in the afternoon nine times fired the border of the Chernihiv and Sumy regions in the afternoon - from mortars, artillery with a helicopter.</text:p>
      <text:p text:style-name="P4">
News Source: <text:a xlink:type="simple" xlink:href="https://www.ukrinform.ua/rubric-ato/3701772-vorog-za-den-obstrilav-devat-gromad-sumsini-zagalom-ponad-130-prilotiv.html" text:style-name="Internet_20_link" text:visited-style-name="Visited_20_Internet_20_Link">
https://www.ukrinform.ua/rubric-ato/3701772-vorog-za-den-obstrilav-devat-gromad-sumsini-zagalom-ponad-130-prilotiv.html</text:a>
</text:p>
      <!--NEWS-->
      <text:h text:style-name="P10" text:outline-level="1">
<text:span text:style-name="T4">
Kharkiv, Kharkiv region, Poltava region, Donetsk region (12:54). Red Alrt: Aerial Tchretate ...</text:span>
</text:h>
      <text:p text:style-name="P4">
Authors: liveuamap (Language: en)</text:p>
      <text:p text:style-name="P4">
Time: 2023-04-27T-13:55:00</text:p>
      <text:p text:style-name="P4">
Location: Kharkiv (Latitude:49.9812 Longtitude:36.25299)</text:p>
      <text:p text:style-name="P4">
Videos: []</text:p>
      <text:p text:style-name="P4">
Images: []</text:p>
      <text:p text:style-name="P4">
Tags: ["Europe", "Central and Eastern Europe"]</text:p>
      <text:p text:style-name="P4">
Id: 22558955</text:p>
      <!--METADATA-->
      <text:p text:style-name="P4">
Kharkiv, Kharkiv region, Poltava region, Donetsk region(12:54). RedAlert: aerial threat. Sirens sounding. Take cover now!</text:p>
      <text:p text:style-name="P4">
News Collection Link: <text:a xlink:type="simple" xlink:href="https://liveuamap.com/en/2023/27-april-kharkiv-kharkivska-oblast-poltavska-g" text:style-name="Internet_20_link" text:visited-style-name="Visited_20_Internet_20_Link">
https://liveuamap.com/en/2023/27-april-kharkiv-kharkivska-oblast-poltavska-g</text:a>
</text:p>
      <text:p text:style-name="P4">
News Source: <text:a xlink:type="simple" xlink:href="https://t.me/air_alert_ua/43849" text:style-name="Internet_20_link" text:visited-style-name="Visited_20_Internet_20_Link">
https://t.me/air_alert_ua/43849</text:a>
</text:p>
      <!--NEWS-->
      <text:h text:style-name="P10" text:outline-level="1">
<text:span text:style-name="T4">
Kuleba had a conversation with Borrel: Talked about weapons and ammunition for Ukraine</text:span>
</text:h>
      <text:p text:style-name="P4">
Authors: Ukrinform (Person)</text:p>
      <text:p text:style-name="P4">
Publisher: Укринформ (Organization)</text:p>
      <text:p text:style-name="P4">
Published Time: 2023-04-27T-14:31:00+03:00</text:p>
      <text:p text:style-name="P4">
Modified Time: 2023-04-27T23:31:00+03:00</text:p>
      <text:p text:style-name="P4">
Description: Foreign Minister of Ukraine Dmytro Kuleba and high EU representative Josep Borrel discussed the supply of weapons to Ukraine, as well as recent contacts of Kyiv and Brussels with Beijing. - Ukrinform.</text:p>
      <text:p text:style-name="P4">
Images: ["<text:a xlink:type="simple" xlink:href="https://static.ukrinform.com/photos/2021_08/thumb_files/630_360_1629273232-483.jpg" text:style-name="Internet_20_link" text:visited-style-name="Visited_20_Internet_20_Link">
630_360_16292...</text:a>
"]</text:p>
      <text:p text:style-name="P4">
Tags: ['Євросоюз', 'Китай', 'Дмитро Кулеба', 'Зброя', 'Боррель']</text:p>
      <text:p text:style-name="P4">
Type: Article</text:p>
      <!--METADATA-->
      <text:p text:style-name="P4">
<draw:frame draw:style-name="fr1" draw:name="Image107" text:anchor-type="as-char" svg:width="6.9236in" svg:height="3.956343in" draw:z-index="0">
<draw:image xlink:href="../Images/yкринформ/2023-04-27T-14-31-00-03-00/630_360_1629273232-483.jpg" xlink:type="simple" xlink:show="embed" xlink:actuate="onLoad" draw:mime-type="image/jpeg"/>
</draw:frame>
The Minister of Law of Ukraine Dmytro Kuleba and the high representative of the EU Josepborrell discussed the supply of weapons to Ukraine, as well as recent contacts and Brussels with Beijing.</text:p>
      <text:p text:style-name="P4">
According to Ukrinform correspondent, Kuleba reported this in <text:a xlink:type="simple" xlink:href="http://twitter.com/DmytroKuleba/status/1651640624016158720" text:style-name="Internet_20_link" text:visited-style-name="Visited_20_Internet_20_Link">
</text:a>
.</text:p>
      <text:p text:style-name="P4">
"During the telephone conversation, he discussed recent contacts of Ukraine and the EU with China with Josep Borrel, as well as ways to deepen relations with the Latin American countries," the minister wrote.</text:p>
      <text:p text:style-name="P4">
The Foreign Minister added that he also asked for a high EU representative “to call the EU states to accelerate supply <text:a xlink:type="simple" xlink:href="https://www.ukrinform.ua/tag-zbroa" text:style-name="Internet_20_link" text:visited-style-name="Visited_20_Internet_20_Link">
</text:a>
and ammunition to Ukraine. ”</text:p>
      <text:p text:style-name="P4">
<text:span text:style-name="T4">
 Read also: </text:span>
 <text:a xlink:type="simple" xlink:href="https://www.ukrinform.ua/rubric-world/3699843-boepripasi-dla-ukraini-borrel-kaze-so-ministri-es-sukatimut-svidkij-kompromis.html" text:style-name="Internet_20_link" text:visited-style-name="Visited_20_Internet_20_Link">
<text:span text:style-name="T4">
 Borrel </text:span>
</text:a>
As reported by Ukrinform, on April 26, Volodymyr Zelenskyy had an hourly conversation with the head of the PRC, the China Czinpin.</text:p>
      <text:p text:style-name="P4">
The leaders discussed the whole set of topical issues of bilateral relations. The individual attention was paid to ways of possible interaction in order to establish a fair and sustainable peace for Ukraine.</text:p>
      <text:p text:style-name="P4">
<text:span text:style-name="T5">
Foto: Dmytro Kuleba, Facebook</text:span>
</text:p>
      <text:p text:style-name="P4">
News Source: <text:a xlink:type="simple" xlink:href="https://www.ukrinform.ua/rubric-polytics/3701771-zbroa-ta-boepripasi-dla-ukraini-kuleba-proviv-rozmovu-z-borrelem.html" text:style-name="Internet_20_link" text:visited-style-name="Visited_20_Internet_20_Link">
https://www.ukrinform.ua/rubric-polytics/3701771-zbroa-ta-boepripasi-dla-ukraini-kuleba-proviv-rozmovu-z-borrelem.html</text:a>
</text:p>
      <!--NEWS-->
      <text:h text:style-name="P10" text:outline-level="1">
<text:span text:style-name="T4">
Simon Furcade will lead France's male team from biathlon</text:span>
</text:h>
      <text:p text:style-name="P4">
Authors: Ukrinform (Person)</text:p>
      <text:p text:style-name="P4">
Publisher: Укринформ (Organization)</text:p>
      <text:p text:style-name="P4">
Published Time: 2023-04-27T-16:23:36+03:00</text:p>
      <text:p text:style-name="P4">
Modified Time: 2023-04-27T23:23:36+03:00</text:p>
      <text:p text:style-name="P4">
Description: Before that, Furcade was a junior team coach for four years. - Ukrinform.</text:p>
      <text:p text:style-name="P4">
Images: ["<text:a xlink:type="simple" xlink:href="https://static.ukrinform.com/photos/2023_04/thumb_files/630_360_1682626889-582.jpg" text:style-name="Internet_20_link" text:visited-style-name="Visited_20_Internet_20_Link">
630_360_16826...</text:a>
"]</text:p>
      <text:p text:style-name="P4">
Tags: ['Біатлон']</text:p>
      <text:p text:style-name="P4">
Type: Article</text:p>
      <!--METADATA-->
      <text:p text:style-name="P4">
<draw:frame draw:style-name="fr1" draw:name="Image108" text:anchor-type="as-char" svg:width="6.9236in" svg:height="3.956343in" draw:z-index="0">
<draw:image xlink:href="../Images/yкринформ/2023-04-27T-16-23-36-03-00/630_360_1682626889-582.jpg" xlink:type="simple" xlink:show="embed" xlink:actuate="onLoad" draw:mime-type="image/jpeg"/>
</draw:frame>
To this Furcade, he was a junior team coach for four years.</text:p>
      <text:p text:style-name="P4">
Exbiathlete Simon Furcade will become a coach of the male national team of France, <text:a xlink:type="simple" xlink:href="https://www.ledauphine.com/skichrono/2023/04/27/simon-fourcade-nouvel-entraineur-de-l-equipe-de-france-hommes" text:style-name="Internet_20_link" text:visited-style-name="Visited_20_Internet_20_Link">
</text:a>
Le dauphine, reports Ukrinform.</text:p>
      <text:p text:style-name="P4">
39-year-old Simon will replace the former Vincent Wittosis team and Patricafauri, who started working with the team after the 2018 Winter Olympics. Under their community, Marten Furcad, Centen Fion-Muya and Emilien Jacquenne became the world.</text:p>
      <text:p text:style-name="P4">
The Olympic Jean Pierram Champion will also work with Simon. For the last three seasons, he has trained China's national team.</text:p>
      <text:p text:style-name="P4">
Furcade started his professional career in 2004. In his account, 9 medals of the World Cup are 7 silver and 2 bronze.</text:p>
      <text:p text:style-name="P4">
<text:span text:style-name="T4">
 Read also: </text:span>
 <text:a xlink:type="simple" xlink:href="https://www.ukrinform.ua/rubric-sports/3694935-stali-vidomi-skladi-zbirnih-ukraini-z-biatlonu-na-nastupnij-sezon.html" text:style-name="Internet_20_link" text:visited-style-name="Visited_20_Internet_20_Link">
<text:span text:style-name="T4">
 biathlon </text:span>
</text:a>
As reported by Ukrinform, the President of the Federation of Biathlon of Ukraine Ivan Krulconasic team warehouses for the next season.</text:p>
      <text:p text:style-name="P4">
Photo: Getty Image</text:p>
      <text:p text:style-name="P4">
News Source: <text:a xlink:type="simple" xlink:href="https://www.ukrinform.ua/rubric-sports/3701770-simon-furkad-ocolit-colovicu-zbirnu-francii-z-biatlonu.html" text:style-name="Internet_20_link" text:visited-style-name="Visited_20_Internet_20_Link">
https://www.ukrinform.ua/rubric-sports/3701770-simon-furkad-ocolit-colovicu-zbirnu-francii-z-biatlonu.html</text:a>
</text:p>
      <!--NEWS-->
      <text:h text:style-name="P10" text:outline-level="1">
<text:span text:style-name="T4">
Cooling is going to Ukraine - where to expect frost</text:span>
</text:h>
      <text:p text:style-name="P4">
Authors: Ukrinform (Person)</text:p>
      <text:p text:style-name="P4">
Publisher: Укринформ (Organization)</text:p>
      <text:p text:style-name="P4">
Published Time: 2023-04-27T-18:08:00+03:00</text:p>
      <text:p text:style-name="P4">
Modified Time: 2023-04-27T23:08:00+03:00</text:p>
      <text:p text:style-name="P4">
Description: On Friday, April 28, short -term rains will be cloudy on the Left Bank with clearings, and in the day of thunderstorms in the afternoon; In the rest of the territory of Ukraine - changing cloudiness, without significant precipitation. - Ukrinform.</text:p>
      <text:p text:style-name="P4">
Images: ["<text:a xlink:type="simple" xlink:href="https://static.ukrinform.com/photos/2018_09/thumb_files/630_360_1538288920-3413.jpg" text:style-name="Internet_20_link" text:visited-style-name="Visited_20_Internet_20_Link">
630_360_15382...</text:a>
"]</text:p>
      <text:p text:style-name="P4">
Tags: ['Дощ', 'Погода', 'Прогноз', 'Заморозки', 'Регіони']</text:p>
      <text:p text:style-name="P4">
Type: Article</text:p>
      <!--METADATA-->
      <text:p text:style-name="P4">
<draw:frame draw:style-name="fr1" draw:name="Image109" text:anchor-type="as-char" svg:width="6.9236in" svg:height="3.956343in" draw:z-index="0">
<draw:image xlink:href="../Images/yкринформ/2023-04-27T-18-08-00-03-00/630_360_1538288920-3413.jpg" xlink:type="simple" xlink:show="embed" xlink:actuate="onLoad" draw:mime-type="image/jpeg"/>
</draw:frame>
Pyatnytsia, April 28, on the Left Bank will be cloudy with clearings, there will be a long rain, in the afternoon of thunderstorms; In the rest of the territory of Ukraine - variable chemale, without significant rainfall.</text:p>
      <text:p text:style-name="P4">
Ukrinform was reported at the Ukrainian Hydrometeorological Center.</text:p>
      <text:p text:style-name="P4">
According to the forecasters, the wind is northwestern, northern, 7-12 m/C. temperature at night 2-7 °, in the east and southeast of the country 7-12 ° heat, the native areas-frosts in the air, Zhytomyr and Vinnytsia- donational soil 0-3 °; Temperature in the afternoon in Ukraine is 10-15 ° heat, in the eastholeblasts 16-21 °. On the highlands of the Carpathians - without significant rainfall; Temperature 0-5 ° frost, 3-8 ° heat in the afternoon.</text:p>
      <text:p text:style-name="P4">
In the capital region on April 28, changing cloudiness, without significant rainfall. The wind is northwest, 7-12 m/s. The temperature in Kiev at night is about 5 ° heat, in the afternoon 12-14 °; In the area at night 2-7 ° heat, in the afternoon 10-15 °.</text:p>
      <text:p text:style-name="P4">
<text:span text:style-name="T4">
 Read also: </text:span>
 [<text:span text:style-name="T4">
 Kiev </text:span>
 <text:span text:style-name="T4">
 </text:span>
 Night <text:span text:style-name="T4">
 </text:span>
 <text:span text:style-name="T4">
 expected </text:span>
 <text:span text:style-name="T4">
 Frozen </text:span>
(https://www.ukrinform.ua/rubric-kyiv/3701531-u-kievi-vnoci-ocikuutsa-zamorozki.html)On April 29-30, forecasters predict the changing cloudiness in Ukraine. In the eastern southeastern part-sometimes rain, on April 29, thunderstorms; April 29 at night 7-12 °, in the afternoon 13-18 °, on April 30 at night 3-8 ° heat, day 11-16 °. On the rest of the territory-without precipitation, only on April 30 in the western regions are small; Temperature at night 1-6 ° warm, in the northern, Vinnytsia, Cherkasy, Kirovograd(April 29 and in the western)regions in the air, in Poltava, Odessa and Mykolaiv regions on the soil surface of frost 0-5 °; temperature in the afternoon 11-16 ° heat. The wind of the northwest with the transition of the semi-east, 5-10 m/s, in the east and south of the country in places of gusts of 15-20m/s. On the highlands of the Carpathian(at night with wet snow); The temperature is 0-5 ° frost at night, 1-6 ° heat in the afternoon.</text:p>
      <text:p text:style-name="P4">
<text:span text:style-name="T4">
 Read also: </text:span>
 <text:a xlink:type="simple" xlink:href="https://www.ukrinform.ua/rubric-economy/3699931-v-ukraini-cerez-silni-j-zatazni-dosi-zatrimuetsa-posivna.html" text:style-name="Internet_20_link" text:visited-style-name="Visited_20_Internet_20_Link">
<text:span text:style-name="T4">
 Ukraine </text:span>
 <text:span text:style-name="T4">
 </text:span>
 Through <text:span text:style-name="T4">
 </text:span>
 Strong <text:span text:style-name="T4">
 </text:span>
 long <text:span text:style-name="T4">
 </text:span>
 <text:span text:style-name="T4">
 Rain </text:span>
<text:span text:style-name="T4">
 delayed </text:span>
 <text:span text:style-name="T4">
 </text:span>
 sowing **</text:a>
In Kiev and in the region April 29-30 is also changing cloudiness, without precipitation. Witter-west with a transition to northeast, 5-10 m/s. The temperature of the time: at night frosts 0-2 °, in the afternoon 14-16 ° heat. In the region: at night frosts 0-5 °, in the afternoon 11-16 ° heat.In the capital and in Kyiv region on May 1-2 without precipitation. Temperature in Kiev: at night4-6 ° heat, in the afternoon 17-19 °. In the region: at night 2-7 ° heat, on the surface of the soil of the zamorosis 0-3 °, in the afternoon 15-20 ° heat.</text:p>
      <text:p text:style-name="P4">
News Source: <text:a xlink:type="simple" xlink:href="https://www.ukrinform.ua/rubric-regions/3701645-v-ukrainu-jde-poholodanna-de-ocikuvati-zamorozkiv.html" text:style-name="Internet_20_link" text:visited-style-name="Visited_20_Internet_20_Link">
https://www.ukrinform.ua/rubric-regions/3701645-v-ukrainu-jde-poholodanna-de-ocikuvati-zamorozkiv.html</text:a>
</text:p>
      <!--NEWS-->
      <text:h text:style-name="P10" text:outline-level="1">
<text:span text:style-name="T4">
At Sivershchyna and Slobozhanschyna directions Russian army shelled Zarichchya, Bleshnya, Kar...</text:span>
</text:h>
      <text:p text:style-name="P4">
Authors: liveuamap (Language: en)</text:p>
      <text:p text:style-name="P4">
Time: 2023-04-27T-20:50:00</text:p>
      <text:p text:style-name="P4">
Location: Kharkiv (Latitude:50.26781 Longtitude:36.48247)</text:p>
      <text:p text:style-name="P4">
Videos: []</text:p>
      <text:p text:style-name="P4">
Images: []</text:p>
      <text:p text:style-name="P4">
Tags: ["Russia"]</text:p>
      <text:p text:style-name="P4">
Id: 22558931</text:p>
      <!--METADATA-->
      <text:p text:style-name="P4">
At sivershchyna and slbozhanschyna directions Russian army ShelleDzarichchya, Bleeshnya, Karpovychi, Medvedivka, Yanzhulivka, Halanivka, LEAHANIVKA, LEACHANIVKA, LEANIVKA, LEONIVKA of Chernihiv Region; Znob-Trubchevsk, Chernatske, Seredyna-Buda, Bachivsk, Sydorivka, Korenok, Khodyne, SHPYL ANDMYKOLAYIIVKA OF SUMY REGION, ALSO HSO HURYIIV KOZKOKE. E of Kharkiv Region, - General Staff of Armed Forces of Ukraine Says inthe Morning Report</text:p>
      <text:p text:style-name="P4">
News Collection Link:(https://liveuamap.com/en/2023/27-april-at-sivershchyna-and-slobozhanschyna-directions-russian)</text:p>
      <text:p text:style-name="P4">
News Source: <text:a xlink:type="simple" xlink:href="https://t.me/lumsrc/4607" text:style-name="Internet_20_link" text:visited-style-name="Visited_20_Internet_20_Link">
https://t.me/lumsrc/4607</text:a>
</text:p>
      <!--NEWS-->
      <text:h text:style-name="P10" text:outline-level="1">
<text:span text:style-name="T4">
Navi together with the developers S.t.A.L.K.E.r. purchased 100 cars for the needs of the Armed Forces</text:span>
</text:h>
      <text:p text:style-name="P4">
Authors: Ukrinform (Person)</text:p>
      <text:p text:style-name="P4">
Publisher: Укринформ (Organization)</text:p>
      <text:p text:style-name="P4">
Published Time: 2023-04-27T-21:54:59+03:00</text:p>
      <text:p text:style-name="P4">
Modified Time: 2023-04-27T22:54:59+03:00</text:p>
      <text:p text:style-name="P4">
Description: The first batch of cars is already on the front. - Ukrinform.</text:p>
      <text:p text:style-name="P4">
Images: ["<text:a xlink:type="simple" xlink:href="https://static.ukrinform.com/photos/2023_04/thumb_files/630_360_1682625223-126.jpg" text:style-name="Internet_20_link" text:visited-style-name="Visited_20_Internet_20_Link">
630_360_16826...</text:a>
"]</text:p>
      <text:p text:style-name="P4">
Tags: ['кіберспорт']</text:p>
      <text:p text:style-name="P4">
Type: Article</text:p>
      <!--METADATA-->
      <text:p text:style-name="P4">
<draw:frame draw:style-name="fr1" draw:name="Image110" text:anchor-type="as-char" svg:width="6.9236in" svg:height="3.956343in" draw:z-index="0">
<draw:image xlink:href="../Images/yкринформ/2023-04-27T-21-54-59-03-00/630_360_1682625223-126.jpg" xlink:type="simple" xlink:show="embed" xlink:actuate="onLoad" draw:mime-type="image/jpeg"/>
</draw:frame>
The first party of machines is already on the front.</text:p>
      <text:p text:style-name="P4">
Ukrainian Cyber Sports Organization Natus Vincere together with the developers of the famous game S.t.A.L.K.E.r. and MK Foundation transferred 100 carsVolkswagen to the needs of the Armed Forces of Ukraine, about it <text:a xlink:type="simple" xlink:href="https://twitter.com/natusvincere/status/1651648203341570061" text:style-name="Internet_20_link" text:visited-style-name="Visited_20_Internet_20_Link">
</text:a>
The team on its Twitter page, Ukrinform reports.</text:p>
      <text:p text:style-name="P4">
The first batch of cars has already been transferred to carry out combat missions. Four of them-in the use of "Wolves Da Vinci", another 13-under the management of the 41st separate mechanized brigade.</text:p>
      <text:p text:style-name="P4">
Since February 2022, NAVI, together with partners, handed over 320 vehicles to the Ukrainian military. Also, "born to win" to the supporting tournament to support Ukraine Born to be Brave, during which $ 500 thousand was harvested for the purchase of medical equipment for Ukrainian doctors.</text:p>
      <text:p text:style-name="P4">
<text:span text:style-name="T4">
 Read also: </text:span>
 <text:a xlink:type="simple" xlink:href="https://www.ukrinform.ua/rubric-sports/3697141-iem-rio-2023-navi-peremogli-themongolz.html" text:style-name="Internet_20_link" text:visited-style-name="Visited_20_Internet_20_Link">
<text:span text:style-name="T4">
 navi </text:span>
</text:a>
As reported by Ukrinform, in January Natus Vincere received a special trophy fromunited24 for the assistance and support of Ukraine.</text:p>
      <text:p text:style-name="P4">
Photo: twitter.com/natusvincere</text:p>
      <text:p text:style-name="P4">
News Source: <text:a xlink:type="simple" xlink:href="https://www.ukrinform.ua/rubric-sports/3701768-navi-razom-z-rozrobnikami-stalker-pridbali-100-avtivok-na-potrebi-zsu.html" text:style-name="Internet_20_link" text:visited-style-name="Visited_20_Internet_20_Link">
https://www.ukrinform.ua/rubric-sports/3701768-navi-razom-z-rozrobnikami-stalker-pridbali-100-avtivok-na-potrebi-zsu.html</text:a>
</text:p>
      <!--NEWS-->
      <text:h text:style-name="P10" text:outline-level="1">
<text:span text:style-name="T4">
The Russians in the evening struck a rocket strike on Konstantinovka, there are victims - Zelensky</text:span>
</text:h>
      <text:p text:style-name="P4">
Authors: Ukrinform (Person)</text:p>
      <text:p text:style-name="P4">
Publisher: Укринформ (Organization)</text:p>
      <text:p text:style-name="P4">
Published Time: 2023-04-27T-23:47:00+03:00</text:p>
      <text:p text:style-name="P4">
Modified Time: 2023-04-27T22:47:00+03:00</text:p>
      <text:p text:style-name="P4">
Description: In Nikolaev, the parsing of Zalvav on the site of the night missile shelling has already ended, but in the evening the enemy struck the Konstantinovka of Donetsk region. There are victims, damaged school and hospital.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Миколаїв', 'Обстріл', 'Зеленський', 'Війна з росією']</text:p>
      <text:p text:style-name="P4">
Type: Article</text:p>
      <!--METADATA-->
      <text:p text:style-name="P4">
<draw:frame draw:style-name="fr1" draw:name="Image111" text:anchor-type="as-char" svg:width="6.9236in" svg:height="3.956343in" draw:z-index="0">
<draw:image xlink:href="../Images/yкринформ/2023-04-27T-23-47-00-03-00/630_360_1678738078-322.jpeg" xlink:type="simple" xlink:show="embed" xlink:actuate="onLoad" draw:mime-type="image/jpeg"/>
</draw:frame>
Mimikov has already ended the parsing on the site of the night missile shelling, but in the evening the enemy struck the Konstantinovka of Donetsk region. Epostradies, damaged school and hospital.</text:p>
      <text:p text:style-name="P4">
About it in <text:a xlink:type="simple" xlink:href="https://www.youtube.com/watch" text:style-name="Internet_20_link" text:visited-style-name="Visited_20_Internet_20_Link">
</text:a>
Vladimirzelensky said, Ukrinform reports.</text:p>
      <text:p text:style-name="P4">
“In Nikolaev, there has already been parsed in the place of the rocket stroke, which took place tonight. More than 20 wounded, one person was killed ... My condolences and loved ones. The rockets damaged dozens of ordinary homes, twelve establishments. "Calibers" against school and college, against residential buildings. In the evening, another rocket strike was caused by Konstantinovka of Donetsk region. The school, hospital and dwellings were also damaged. Unfortunately, there are affected people, ”-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ato/3701763-zelenskij-viroki-za-genocid-budut-ak-i-za-vsi-insi-zlocini-rosii-proti-ukraini.html" text:style-name="Internet_20_link" text:visited-style-name="Visited_20_Internet_20_Link">
<text:span text:style-name="T4">
 genocide </text:span>
</text:a>
The President stated that unfortunately, the political and sanction pressure of the world of the supra-terrorist, has not yet been fully achieved, but the legal responsibility would be inevitable.</text:p>
      <text:p text:style-name="P4">
As reported by Ukrinform, in the evening the troops of the Russian Federation fired at the Tyagin community of the Kherson region, the summer spouse was injured - a woman was killed, a man was hospitalized.</text:p>
      <text:p text:style-name="P4">
<text:span text:style-name="T5">
Foto: op</text:span>
</text:p>
      <text:p text:style-name="P4">
News Source: <text:a xlink:type="simple" xlink:href="https://www.ukrinform.ua/rubric-ato/3701767-rosiani-vveceri-zavdali-raketnogo-udaru-po-kostantinivci-e-postrazdali-zelenskij.html" text:style-name="Internet_20_link" text:visited-style-name="Visited_20_Internet_20_Link">
https://www.ukrinform.ua/rubric-ato/3701767-rosiani-vveceri-zavdali-raketnogo-udaru-po-kostantinivci-e-postrazdali-zelenskij.html</text:a>
</text:p>
      <!--NEWS-->
      <text:h text:style-name="P10" text:outline-level="1">
<text:span text:style-name="T4">
Bakhmut Directio Rusian Army Shelled Vasukivka, Zaliznyanske, Orikhovo-Vasylivka, New ...</text:span>
</text:h>
      <text:p text:style-name="P4">
Authors: liveuamap (Language: en)</text:p>
      <text:p text:style-name="P4">
Time: 2023-04-27T-23:51:00</text:p>
      <text:p text:style-name="P4">
Location: Novhorods'ke, Donetsk Oblast (Latitude:48.33286 Longtitude:37.83794)</text:p>
      <text:p text:style-name="P4">
Videos: []</text:p>
      <text:p text:style-name="P4">
Images: []</text:p>
      <text:p text:style-name="P4">
Tags: ["Russia"]</text:p>
      <text:p text:style-name="P4">
Id: 22558928</text:p>
      <!--METADATA-->
      <text:p text:style-name="P4">
At Bakhmut Direction Russian Army Shelled Vasukivka, Zaliznyanske, Orikhovo-Vasylivka, Novomarkove, Hryhorivka, Bakhmut, Chasiv Yar, ivanivanivka Dyliyivka, Pivnichne, Pivdenne and New York ofdonetsk Region, - General Staff of Armed Forces of Ukraine Says in The MorningReport</text:p>
      <text:p text:style-name="P4">
News Collection Link:(https://liveuamap.com/en/2023/27-april-at-bakhmut-direction-russian-army-shelled-vasukivka)</text:p>
      <text:p text:style-name="P4">
News Source: <text:a xlink:type="simple" xlink:href="https://t.me/lumsrc/4610" text:style-name="Internet_20_link" text:visited-style-name="Visited_20_Internet_20_Link">
https://t.me/lumsrc/4610</text:a>
</text:p>
      <!--NEWS-->
      <text:h text:style-name="P10" text:outline-level="1">
<text:span text:style-name="T4">
In Russia, the head of the armored personnel service was arrested for theft of T-90 engines</text:span>
</text:h>
      <text:p text:style-name="P4">
Authors: Ukrinform (Person)</text:p>
      <text:p text:style-name="P4">
Publisher: Укринформ (Organization)</text:p>
      <text:p text:style-name="P4">
Published Time: 2023-04-27T-25:40:00+03:00</text:p>
      <text:p text:style-name="P4">
Modified Time: 2023-04-27T22:40:00+03:00</text:p>
      <text:p text:style-name="P4">
Description: The court in Rostov-on-Don arrested the chief of the Autobronnetic Service of the Department of Technical Support of the Southern Military District of the Russian Federation Colonel Alexander Denisov on charges of stealing engines for T-90 tanks. - Ukrinform.</text:p>
      <text:p text:style-name="P4">
Images: ["<text:a xlink:type="simple" xlink:href="https://static.ukrinform.com/photos/2019_12/thumb_files/630_360_1575657541-421.jpg" text:style-name="Internet_20_link" text:visited-style-name="Visited_20_Internet_20_Link">
630_360_15756...</text:a>
"]</text:p>
      <text:p text:style-name="P4">
Tags: ['Суд', 'Танк', 'росія']</text:p>
      <text:p text:style-name="P4">
Type: Article</text:p>
      <!--METADATA-->
      <text:p text:style-name="P4">
<draw:frame draw:style-name="fr1" draw:name="Image112" text:anchor-type="as-char" svg:width="6.9236in" svg:height="3.956343in" draw:z-index="0">
<draw:image xlink:href="../Images/yкринформ/2023-04-27T-25-40-00-03-00/630_360_1575657541-421.jpg" xlink:type="simple" xlink:show="embed" xlink:actuate="onLoad" draw:mime-type="image/jpeg"/>
</draw:frame>
The court of Urosta-on-Don arrested the chief of the Autobronetian Service of the Department of Technical Support of the Southern Military District of the Russian Federation Colonel Oleksradenisov on charges of stealing engines for T-90 tanks.</text:p>
      <text:p text:style-name="P4">
As Ukrinform reports, it reports <text:a xlink:type="simple" xlink:href="https://www.kommersant.ru/doc/5954243" text:style-name="Internet_20_link" text:visited-style-name="Visited_20_Internet_20_Link">
</text:a>
.</text:p>
      <text:p text:style-name="P4">
The case was initiated on March 28, the same day of the military was detained and nominated by fraud committed by an organized group(Part 49 of 159 CC). Йому загрожує до 10 років позбавлення волі.</text:p>
      <text:p text:style-name="P4">
За версією слідства, Денисов та його спільники крали двигуни В-92С2,призначені для встановлення на танки Т-90, з листопада 2021-го до квітня 2022року. Усього їм вдалося викрасти сім штук. Сума збитків оцінюється в 20,5 млнрублів. Імена спільників полковника невідомі.</text:p>
      <text:p text:style-name="P4">
<text:span text:style-name="T4">
Читайте також:</text:span>
 <text:a xlink:type="simple" xlink:href="https://www.ukrinform.ua/rubric-economy/3701403-hyundai-motor-planue-prodati-vsi-zavodi-u-rosii-zmi.html" text:style-name="Internet_20_link" text:visited-style-name="Visited_20_Internet_20_Link">
 <text:span text:style-name="T4">
росі</text:span>
 </text:a>
According to lawyer Denisov, his client does not admit him, he has a common military experience and "repeatedly stayed in the war zone" in Ukraine. However, the court decided to leave the accused until May 28.</text:p>
      <text:p text:style-name="P4">
Earlier it was reported that because of the high loss of armored vehicles, the Russian army was used to use old weapons, including removed from the T-54 storage, which began before the end of World War II.</text:p>
      <text:p text:style-name="P4">
News Source: <text:a xlink:type="simple" xlink:href="https://www.ukrinform.ua/rubric-world/3701421-u-rosii-nacalnika-bronetankovoi-sluzbi-okrugu-arestuvali-za-rozkradanna-dviguniv-t90.html" text:style-name="Internet_20_link" text:visited-style-name="Visited_20_Internet_20_Link">
https://www.ukrinform.ua/rubric-world/3701421-u-rosii-nacalnika-bronetankovoi-sluzbi-okrugu-arestuvali-za-rozkradanna-dviguniv-t90.html</text:a>
</text:p>
      <!--NEWS-->
      <text:h text:style-name="P10" text:outline-level="1">
<text:span text:style-name="T4">
JSC Avdiivka Directioz Rusian Army Shelled Novokalinova, Berdyshi, Lastochkine, Avdiivka, ...</text:span>
</text:h>
      <text:p text:style-name="P4">
Authors: liveuamap (Language: en)</text:p>
      <text:p text:style-name="P4">
Time: 2023-04-27T-25:51:00</text:p>
      <text:p text:style-name="P4">
Location: Donetsk Oblast (Latitude:48.05823 Longtitude:37.57616)</text:p>
      <text:p text:style-name="P4">
Videos: []</text:p>
      <text:p text:style-name="P4">
Images: []</text:p>
      <text:p text:style-name="P4">
Tags: ["Russia"]</text:p>
      <text:p text:style-name="P4">
Id: 22558927</text:p>
      <!--METADATA-->
      <text:p text:style-name="P4">
At Avdiyivka directions Russian army shelled Novokalynove, Berdychi,Lastochkyne, Avdiyivka, Vodyane, Pervomayske, Karlivka and Nevelske of Donetskregion, - General Staff of Armed Forces of Ukraine says in the morning report</text:p>
      <text:p text:style-name="P4">
News Collection Link: <text:a xlink:type="simple" xlink:href="https://liveuamap.com/en/2023/27-april-at-avdiyivka-directions-russian-army-shelled-novokalynove" text:style-name="Internet_20_link" text:visited-style-name="Visited_20_Internet_20_Link">
https://liveuamap.com/en/2023/27-april-at-avdiyivka-directions-russian-army-shelled-novokalynove</text:a>
</text:p>
      <text:p text:style-name="P4">
News Source: <text:a xlink:type="simple" xlink:href="https://t.me/lumsrc/4611" text:style-name="Internet_20_link" text:visited-style-name="Visited_20_Internet_20_Link">
https://t.me/lumsrc/4611</text:a>
</text:p>
      <!--NEWS-->
      <text:h text:style-name="P10" text:outline-level="1">
<text:span text:style-name="T4">
President noted five brigades for results in the hottest directions</text:span>
</text:h>
      <text:p text:style-name="P4">
Authors: Ukrinform (Person)</text:p>
      <text:p text:style-name="P4">
Publisher: Укринформ (Organization)</text:p>
      <text:p text:style-name="P4">
Published Time: 2023-04-27T-27:31:00+03:00</text:p>
      <text:p text:style-name="P4">
Modified Time: 2023-04-27T22:31:00+03:00</text:p>
      <text:p text:style-name="P4">
Description: President of Ukraine Volodymyr Zelensky celebrated four brigades who fight with the enemy in Donetsk and Zaporizhzhya. - Ukrinform.</text:p>
      <text:p text:style-name="P4">
Images: ["<text:a xlink:type="simple" xlink:href="https://static.ukrinform.com/photos/2023_04/thumb_files/630_360_1682623571-650.jpeg" text:style-name="Internet_20_link" text:visited-style-name="Visited_20_Internet_20_Link">
630_360_16826...</text:a>
"]</text:p>
      <text:p text:style-name="P4">
Tags: ['Бахмут', 'Зеленський', 'Війна з росією']</text:p>
      <text:p text:style-name="P4">
Type: Article</text:p>
      <!--METADATA-->
      <text:p text:style-name="P4">
<draw:frame draw:style-name="fr1" draw:name="Image113" text:anchor-type="as-char" svg:width="6.9236in" svg:height="3.956343in" draw:z-index="0">
<draw:image xlink:href="../Images/yкринформ/2023-04-27T-27-31-00-03-00/630_360_1682623571-650.jpeg" xlink:type="simple" xlink:show="embed" xlink:actuate="onLoad" draw:mime-type="image/jpeg"/>
</draw:frame>
President of Ukraine Volodymyr Zelensky celebrated four brigades that fight in Donetsk and Zaporizhzhya.</text:p>
      <text:p text:style-name="P4">
He stated this during the traditional <text:a xlink:type="simple" xlink:href="https://t.me/OP_UA/9345" text:style-name="Internet_20_link" text:visited-style-name="Visited_20_Internet_20_Link">
</text:a>
, reports Ukrinform.</text:p>
      <text:p text:style-name="P4">
“Our warriors from the first day of this battle to protect people and humanity are doing everything possible!And even more than possible. Avdiivka is the 35th Separate Marines. Marinka is our glorious "seventystyevyatka" ... Donetsk direction in general-55th separate artillery brigade ... Thank you, the warriors, for the unchanged efficiency!Zaporizhzhya direction-today, as it is always, there is something to thank the soldiers of our 44th separate artillery brigade. Today he gave his thanks to the warriors and commander of the 95th Separate Brigade of DShV, who are very powerfully fighting near Kreminna in Luhansk region, ”the President said.</text:p>
      <text:p text:style-name="P4">
<text:span text:style-name="T4">
 Read also: </text:span>
 <text:a xlink:type="simple" xlink:href="https://www.ukrinform.ua/rubric-ato/3701756-prodovzimo-pracuvati-dla-povernenna-vsih-deportovanih-ditej-i-dla-pokaranna-rf-prezident.html" text:style-name="Internet_20_link" text:visited-style-name="Visited_20_Internet_20_Link">
</text:a>
The head of state thanked everyone who defends Bakhmut today and destroys the tamborog, as well as anyone who is on combat missions and combat posts.</text:p>
      <text:p text:style-name="P4">
According to Ukrinform, Russian occupation troops continue the offensive in Bakhmut, Avdiiv and Marinsk. <text:a xlink:type="simple" xlink:href="https://www.ukrinform.ua/rubric-ato/3701673-sili-oboroni-vidbili-35-atak-voroga-na-doneccini.html" text:style-name="Internet_20_link" text:visited-style-name="Visited_20_Internet_20_Link">
</text:a>
.</text:p>
      <text:p text:style-name="P4">
Photo: op</text:p>
      <text:p text:style-name="P4">
News Source: <text:a xlink:type="simple" xlink:href="https://www.ukrinform.ua/rubric-ato/3701765-prezident-vidznaciv-pat-brigad-za-rezultati-na-najgaracisih-napramkah.html" text:style-name="Internet_20_link" text:visited-style-name="Visited_20_Internet_20_Link">
https://www.ukrinform.ua/rubric-ato/3701765-prezident-vidznaciv-pat-brigad-za-rezultati-na-najgaracisih-napramkah.html</text:a>
</text:p>
      <!--NEWS-->
      <text:h text:style-name="P10" text:outline-level="1">
<text:span text:style-name="T4">
JSC Marinka Direcion Rusian Army Shelled Krasnogorivka, St. George, Marinka, Paraskovi ...</text:span>
</text:h>
      <text:p text:style-name="P4">
Authors: liveuamap (Language: en)</text:p>
      <text:p text:style-name="P4">
Time: 2023-04-27T-27:51:00</text:p>
      <text:p text:style-name="P4">
Location: Donetsk (Latitude:47.85141 Longtitude:37.48158)</text:p>
      <text:p text:style-name="P4">
Videos: []</text:p>
      <text:p text:style-name="P4">
Images: []</text:p>
      <text:p text:style-name="P4">
Tags: ["Russia"]</text:p>
      <text:p text:style-name="P4">
Id: 22558926</text:p>
      <!--METADATA-->
      <text:p text:style-name="P4">
At Maryinka direction Russian army shelled Krasnohorivka, Heorhiyivka,Maryinka, Paraskoviyivka and Novomykhaylivka of Donetsk region, - GeneralStaff of Armed Forces of Ukraine says in the morning report</text:p>
      <text:p text:style-name="P4">
News Collection Link: <text:a xlink:type="simple" xlink:href="https://liveuamap.com/en/2023/27-april-at-maryinka-direction-russian-army-shelled-krasnohorivka" text:style-name="Internet_20_link" text:visited-style-name="Visited_20_Internet_20_Link">
https://liveuamap.com/en/2023/27-april-at-maryinka-direction-russian-army-shelled-krasnohorivka</text:a>
</text:p>
      <text:p text:style-name="P4">
News Source: <text:a xlink:type="simple" xlink:href="https://t.me/lumsrc/4612" text:style-name="Internet_20_link" text:visited-style-name="Visited_20_Internet_20_Link">
https://t.me/lumsrc/4612</text:a>
</text:p>
      <!--NEWS-->
      <text:h text:style-name="P10" text:outline-level="1">
<text:span text:style-name="T4">
In Greece called "non -viable" one -sided bans for Ukrainian grain</text:span>
</text:h>
      <text:p text:style-name="P4">
Authors: Ukrinform (Person)</text:p>
      <text:p text:style-name="P4">
Publisher: Укринформ (Organization)</text:p>
      <text:p text:style-name="P4">
Published Time: 2023-04-27T-29:22:00+03:00</text:p>
      <text:p text:style-name="P4">
Modified Time: 2023-04-27T22:22:00+03:00</text:p>
      <text:p text:style-name="P4">
Description: The Secretary General of the Greek Ministry of Agriculture Constantinos Baginetas stated that prohibitions on grain and other food products from Ukraine are not a viable solution. - Ukrinform.</text:p>
      <text:p text:style-name="P4">
Images: ["<text:a xlink:type="simple" xlink:href="https://static.ukrinform.com/photos/2021_08/thumb_files/630_360_1628177168-422.jpg" text:style-name="Internet_20_link" text:visited-style-name="Visited_20_Internet_20_Link">
630_360_16281...</text:a>
"]</text:p>
      <text:p text:style-name="P4">
Tags: ['Греція', 'Україна', 'Зерно']</text:p>
      <text:p text:style-name="P4">
Type: Article</text:p>
      <!--METADATA-->
      <text:p text:style-name="P4">
<draw:frame draw:style-name="fr1" draw:name="Image114" text:anchor-type="as-char" svg:width="6.9236in" svg:height="3.956343in" draw:z-index="0">
<draw:image xlink:href="../Images/yкринформ/2023-04-27T-29-22-00-03-00/630_360_1628177168-422.jpg" xlink:type="simple" xlink:show="embed" xlink:actuate="onLoad" draw:mime-type="image/jpeg"/>
</draw:frame>
Secretary -General of the Ministry of Agriculture of Greece Constantinos Baginetasted that prohibitions on grain and other food products from Ukraine were not a non -liable solution.</text:p>
      <text:p text:style-name="P4">
About it reports <text:a xlink:type="simple" xlink:href="https://www.euractiv.com/section/politics/news/greece-wont-join-not-viable-bans-on-ukrainian-grain/" text:style-name="Internet_20_link" text:visited-style-name="Visited_20_Internet_20_Link">
</text:a>
, reports Ukrinform.</text:p>
      <text:p text:style-name="P4">
“Greece shares the disproportionate burden of neighboring Member States in Ukraine and understands the reaction ... their farmers. But unilateral national measures are not a liable solution, and they should be avoided, ”Baginetas said.</text:p>
      <text:p text:style-name="P4">
<text:span text:style-name="T4">
 Read also: </text:span>
 <text:a xlink:type="simple" xlink:href="https://www.ukrinform.ua/rubric-world/3701667-erdogan-pogovoriv-iz-putinim-pro-vijnu-ta-zernovu-ugodu.html" text:style-name="Internet_20_link" text:visited-style-name="Visited_20_Internet_20_Link">
<text:span text:style-name="T4">
 grain </text:span>
</text:a>
He reported that Greece supports the further use of corridor residuality as they are especially important in the current circumstances.</text:p>
      <text:p text:style-name="P4">
The Greek official added that "the current proposals of the European Commission for immediate seeking for neighboring Member States are a step in the right direction", Tanted on the need to provide global supply of food and support of Ukraine.</text:p>
      <text:p text:style-name="P4">
The governments of the five EU - Poland, Slovakia, Hungary, and Romania of Bulgaria - have reported to have appealed to the European Commission with a letter that contains a request for protective measures to limit agricultural imports from Ukraine.</text:p>
      <text:p text:style-name="P4">
<text:span text:style-name="T4">
 Read also: </text:span>
 <text:a xlink:type="simple" xlink:href="https://www.ukrinform.ua/rubric-economy/3701077-ukraina-ta-evrokomisia-pracuut-nad-rozblokuvannam-eksportu-ukrainskoi-agroprodukcii-minekonomiki.html" text:style-name="Internet_20_link" text:visited-style-name="Visited_20_Internet_20_Link">
<text:span text:style-name="T4">
 agropro </text:span>
</text:a>
After the beginning of Russian aggression against Ukraine and the blocking of the Black Sea ports, through which the export of agricultural products to the world market was usually exported, the European Union organized "corridors of solidarity" on the border with Ukraine to direct part of its agricultural exports to the world market as well as internal arteries. In this way, more than 32 million tons of grain and other farm goods were imported.</text:p>
      <text:p text:style-name="P4">
News Source: <text:a xlink:type="simple" xlink:href="https://www.ukrinform.ua/rubric-economy/3701761-u-grecii-nazvali-nezittezdatnimi-odnostoronni-zaboroni-na-ukrainske-zerno.html" text:style-name="Internet_20_link" text:visited-style-name="Visited_20_Internet_20_Link">
https://www.ukrinform.ua/rubric-economy/3701761-u-grecii-nazvali-nezittezdatnimi-odnostoronni-zaboroni-na-ukrainske-zerno.html</text:a>
</text:p>
      <!--NEWS-->
      <text:h text:style-name="P10" text:outline-level="1">
<text:span text:style-name="T4">
JSC Shaktarske Directio Rusian of the Army Shelled Bogoyavlenko, Novoukrainka, Shakhtarske, Fast ...</text:span>
</text:h>
      <text:p text:style-name="P4">
Authors: liveuamap (Language: en)</text:p>
      <text:p text:style-name="P4">
Time: 2023-04-27T-29:51:00</text:p>
      <text:p text:style-name="P4">
Location: Vuhledar, Donetsk Oblast (Latitude:47.77706 Longtitude:37.24932)</text:p>
      <text:p text:style-name="P4">
Videos: []</text:p>
      <text:p text:style-name="P4">
Images: []</text:p>
      <text:p text:style-name="P4">
Tags: ["Russia"]</text:p>
      <text:p text:style-name="P4">
Id: 22558925</text:p>
      <!--METADATA-->
      <text:p text:style-name="P4">
At Shaktarske direction Russian army shelled Bohoyavlenka, Novoukrayinka,Shakhtarske, Prechystivka and Vuhledar of Donetsk region, - General Staff ofArmed Forces of Ukraine says in the morning report</text:p>
      <text:p text:style-name="P4">
News Collection Link: <text:a xlink:type="simple" xlink:href="https://liveuamap.com/en/2023/27-april-at-shaktarske-direction-russian-army-shelled-bohoyavlenka" text:style-name="Internet_20_link" text:visited-style-name="Visited_20_Internet_20_Link">
https://liveuamap.com/en/2023/27-april-at-shaktarske-direction-russian-army-shelled-bohoyavlenka</text:a>
</text:p>
      <text:p text:style-name="P4">
News Source: <text:a xlink:type="simple" xlink:href="https://t.me/lumsrc/4613" text:style-name="Internet_20_link" text:visited-style-name="Visited_20_Internet_20_Link">
https://t.me/lumsrc/4613</text:a>
</text:p>
      <!--NEWS-->
      <text:h text:style-name="P10" text:outline-level="1">
<text:span text:style-name="T4">
Zelensky: The sentences for genocide will - as for all other crimes of Russia against Ukraine</text:span>
</text:h>
      <text:p text:style-name="P4">
Authors: Ukrinform (Person)</text:p>
      <text:p text:style-name="P4">
Publisher: Укринформ (Organization)</text:p>
      <text:p text:style-name="P4">
Published Time: 2023-04-27T-31:14:00+03:00</text:p>
      <text:p text:style-name="P4">
Modified Time: 2023-04-27T22:14:00+03:00</text:p>
      <text:p text:style-name="P4">
Description: The PACE decision to recognize the deportation of Ukrainian children into the territory of the Russian Federation will help bring the aggressor country accountable. - Ukrinform.</text:p>
      <text:p text:style-name="P4">
Images: ["<text:a xlink:type="simple" xlink:href="https://static.ukrinform.com/photos/2023_02/thumb_files/630_360_1677264924-906.jpg" text:style-name="Internet_20_link" text:visited-style-name="Visited_20_Internet_20_Link">
630_360_16772...</text:a>
"]</text:p>
      <text:p text:style-name="P4">
Tags: ['Депортація', 'Діти', 'Геноцид', 'Вирок', 'Зеленський', 'Війна з росією']</text:p>
      <text:p text:style-name="P4">
Type: Article</text:p>
      <!--METADATA-->
      <text:p text:style-name="P4">
<draw:frame draw:style-name="fr1" draw:name="Image115" text:anchor-type="as-char" svg:width="6.9236in" svg:height="3.956343in" draw:z-index="0">
<draw:image xlink:href="../Images/yкринформ/2023-04-27T-31-14-00-03-00/630_360_1677264924-906.jpg" xlink:type="simple" xlink:show="embed" xlink:actuate="onLoad" draw:mime-type="image/jpeg"/>
</draw:frame>
The decision is paid to recognition by genocide deportation of Ukrainian children at the Territ and Territory Federation will help bring the aggressor country accountable.</text:p>
      <text:p text:style-name="P4">
About it in <text:a xlink:type="simple" xlink:href="https://www.youtube.com/watch" text:style-name="Internet_20_link" text:visited-style-name="Visited_20_Internet_20_Link">
</text:a>
Vladimirzelensky said, Ukrinform reports.</text:p>
      <text:p text:style-name="P4">
“Today, there is an important political result in Strasbourg - a resolution has been found at the Pareburg session, which determines that Russia's deportation will contain signs of genocide. And this is the first recognition of such a fact at the level of such an international organization that unites the states of our continent. If you talk practically, this decision will significantly help our global work on the attraction of Russia and its officials, including the head of the terrorist state, reference for genocide, genocide policy against Ukraine, ”said Glava State.</text:p>
      <text:p text:style-name="P4">
<text:span text:style-name="T5">
Viso: <text:a xlink:type="simple" xlink:href="https://t.me/OP_UA/9345" text:style-name="Internet_20_link" text:visited-style-name="Visited_20_Internet_20_Link">
</text:a>
</text:span>
</text:p>
      <text:p text:style-name="P4">
The President stressed that the deportation of Ukrainian children is one of the fully known intentions to destroy the essence of Ukrainians, a conscious crime of genocide. He admitted that Ukraine will continue to work at all levels - formal uniform, with leaders of states, at parliamentary, government, law enforcement levels, in the legal community and in international immigrant organizations to return all deported Ukrainian children and punish Russia.</text:p>
      <text:p text:style-name="P4">
Zelensky noted that the number of children deported by a terrorist country may be greater: “We are aware of almost 20 thousand [] we know.(https://www.ukrinform.ua/tag-diti)which were exported and scattered by different regions of the state. But it is obvious that it is only part of a large -scale criminal act. There may be much more such children, ” - said thezelensky.</text:p>
      <text:p text:style-name="P4">
<text:span text:style-name="T4">
 Read also: </text:span>
 <text:a xlink:type="simple" xlink:href="https://www.ukrinform.ua/rubric-ato/3701680-u-rosijskij-nevoli-perebuvaut-19-319-ukrainskih-ditej-zelenska.html" text:style-name="Internet_20_link" text:visited-style-name="Visited_20_Internet_20_Link">
</text:a>
The President expressed confidence that all Russian officials guilty of genocide will stand before court and be punished. “The sentences for genocide will be. Just like all other crimes of Russia against Ukraine and our people. "</text:p>
      <text:p text:style-name="P4">
As reported by Ukrinform, today the Parliamentary Assembly of the Council of Europe as a defense of deportation and violent movement of Ukrainian children with the scent of the Russian Federation and called on the ISS to consider the possibility of criminal prosecution for this crime.</text:p>
      <text:p text:style-name="P4">
<text:span text:style-name="T5">
Foto: op</text:span>
</text:p>
      <text:p text:style-name="P4">
News Source: <text:a xlink:type="simple" xlink:href="https://www.ukrinform.ua/rubric-ato/3701763-zelenskij-viroki-za-genocid-budut-ak-i-za-vsi-insi-zlocini-rosii-proti-ukraini.html" text:style-name="Internet_20_link" text:visited-style-name="Visited_20_Internet_20_Link">
https://www.ukrinform.ua/rubric-ato/3701763-zelenskij-viroki-za-genocid-budut-ak-i-za-vsi-insi-zlocini-rosii-proti-ukraini.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27T-31:51:00</text:p>
      <text:p text:style-name="P4">
Location: Kherson (Latitude:46.64413 Longtitude:32.61429)</text:p>
      <text:p text:style-name="P4">
Videos: []</text:p>
      <text:p text:style-name="P4">
Images: []</text:p>
      <text:p text:style-name="P4">
Tags: ["Russia"]</text:p>
      <text:p text:style-name="P4">
Id: 22558924</text:p>
      <!--METADATA-->
      <text:p text:style-name="P4">
At Zaporizhzhia and Kherson Directions Russian Army Shelled Vremivka, Novopilof Donetsk Region; Huliaipole, Zaliznychne, Mala Tokmachka, Novoandriyivka andkamyanske of Zaporizhzhia Region; BERYSLAV, KOZATSKE, TOKARIVKA, ANTONIVKA, Bilozerka, Berehove of Kherson Region and Kherson City, General Staff OFARMED Force Says in the Morning Report Report</text:p>
      <text:p text:style-name="P4">
News Collection Link: <text:a xlink:type="simple" xlink:href="https://liveuamap.com/en/2023/27-april-at-zaporizhzhia-and-kherson-directions-russian-army" text:style-name="Internet_20_link" text:visited-style-name="Visited_20_Internet_20_Link">
https://liveuamap.com/en/2023/27-pril-t-zaporizhia-kherson-directions-russian -army</text:a>
</text:p>
      <text:p text:style-name="P4">
News Source: <text:a xlink:type="simple" xlink:href="https://t.me/lumsrc/4614" text:style-name="Internet_20_link" text:visited-style-name="Visited_20_Internet_20_Link">
https://t.me/lumsrc/4614</text:a>
</text:p>
      <!--NEWS-->
      <text:h text:style-name="P10" text:outline-level="1">
<text:span text:style-name="T4">
The number of victims of the cult in Kenya increased to 103 - detained another pastor</text:span>
</text:h>
      <text:p text:style-name="P4">
Authors: Ukrinform (Person)</text:p>
      <text:p text:style-name="P4">
Publisher: Укринформ (Organization)</text:p>
      <text:p text:style-name="P4">
Published Time: 2023-04-27T-33:06:40+03:00</text:p>
      <text:p text:style-name="P4">
Modified Time: 2023-04-27T22:06:40+03:00</text:p>
      <text:p text:style-name="P4">
Description: The Kenyan TV correspondent was arrested on Thursday after the reports of the "mass murder of his followers", informs the Ministry of Internal Affairs of the country. - Ukrinform.</text:p>
      <text:p text:style-name="P4">
Images: ["<text:a xlink:type="simple" xlink:href="https://static.ukrinform.com/photos/2023_04/thumb_files/630_360_1682601805-604.jpg" text:style-name="Internet_20_link" text:visited-style-name="Visited_20_Internet_20_Link">
630_360_16826...</text:a>
"]</text:p>
      <text:p text:style-name="P4">
Tags: ['Арешт', 'Кенія', 'Релігія', 'Смерть']</text:p>
      <text:p text:style-name="P4">
Type: Article</text:p>
      <!--METADATA-->
      <text:p text:style-name="P4">
<draw:frame draw:style-name="fr1" draw:name="Image116" text:anchor-type="as-char" svg:width="6.9236in" svg:height="3.956343in" draw:z-index="0">
<draw:image xlink:href="../Images/yкринформ/2023-04-27T-33-06-40-03-00/630_360_1682601805-604.jpg" xlink:type="simple" xlink:show="embed" xlink:actuate="onLoad" draw:mime-type="image/jpeg"/>
</draw:frame>
The Kenyan TV correspondent was arrested on Thursday after the reports of the "mass murder of his followers", informs the Ministry of Internal Affairs of the country.</text:p>
      <text:p text:style-name="P4">
As Ukrinform reports, it reports <text:a xlink:type="simple" xlink:href="https://www.reuters.com/world/africa/second-kenyan-pastor-arrested-over-alleged-mass-killings-says-minister-2023-04-27/" text:style-name="Internet_20_link" text:visited-style-name="Visited_20_Internet_20_Link">
</text:a>
.</text:p>
      <text:p text:style-name="P4">
After the news of the detention of the pastor Ezekiel Odero, the official personally personally personized that, according to the investigation, the number of deaths during the course reached 103 people.</text:p>
      <text:p text:style-name="P4">
Odero did not provide the press during the detention.</text:p>
      <text:p text:style-name="P4">
Minister of Internal Affairs and National Administration <text:a xlink:type="simple" xlink:href="https://www.ukrinform.ua/tag-kenia" text:style-name="Internet_20_link" text:visited-style-name="Visited_20_Internet_20_Link">
</text:a>
Cyture Kindyki reported that dozens of people who were hiding in a prayer center called "Note", in the town of Meduena on the Indian Ocean coast, had been informed.</text:p>
      <text:p text:style-name="P4">
Kindyki added that the prosecution of the Odero is to be criminally liable to "mass murder of his followers."</text:p>
      <text:p text:style-name="P4">
The city of Mavueni is located about 66 kilometers from Shakachal's forest, and the debulo was found dead from the famine of the followers of the leader of the religious cult -Pola Mackenzie.</text:p>
      <text:p text:style-name="P4">
<text:span text:style-name="T4">
 Read also: </text:span>
 <text:a xlink:type="simple" xlink:href="https://www.ukrinform.ua/rubric-world/3701581-majze-90-smertej-u-kenii-spriciniv-zaklik-lidera-kultu-gotuvatisa-do-kinca-svitu.html" text:style-name="Internet_20_link" text:visited-style-name="Visited_20_Internet_20_Link">
<text:span text:style-name="T4">
 Kenia </text:span>
</text:a>
As reported, on April 21, the Kenyan police began exhumation of bodies from Lisushachal, near the coastal city of Malindi. People who were involved in the pre -Christian cult believed that they would fall into heaven if they wore themselves.</text:p>
      <text:p text:style-name="P4">
Church leader Paul McKenzie Ntene called his followers to starve Ustromy to "meet Jesus." He is now in custody in anticipation of the court. It is considered that some of his supporters can still hide in the shackhali forest.</text:p>
      <text:p text:style-name="P4">
The 89 dead followers of the International Church "Good News" are known.</text:p>
      <text:p text:style-name="P4">
<text:span text:style-name="T5">
Foto: TheGuardian</text:span>
</text:p>
      <text:p text:style-name="P4">
News Source: <text:a xlink:type="simple" xlink:href="https://www.ukrinform.ua/rubric-world/3701759-kilkist-zertv-kultu-v-kenii-zrosla-do-103-zatrimali-se-odnogo-pastora.html" text:style-name="Internet_20_link" text:visited-style-name="Visited_20_Internet_20_Link">
https://www.ukrinform.ua/rubric-world/3701759-kilkist-zertv-kultu-v-kenii-zrosla-do-103-zatrimali-se-odnogo-pastora.html</text:a>
</text:p>
      <!--NEWS-->
      <text:h text:style-name="P10" text:outline-level="1">
<text:span text:style-name="T4">
Putin signed a decree allowing Ukrainians to deport from temporarily occupied territories</text:span>
</text:h>
      <text:p text:style-name="P4">
Authors: Ukrinform (Person)</text:p>
      <text:p text:style-name="P4">
Publisher: Укринформ (Organization)</text:p>
      <text:p text:style-name="P4">
Published Time: 2023-04-27T-35:01:00+03:00</text:p>
      <text:p text:style-name="P4">
Modified Time: 2023-04-27T22:01:00+03:00</text:p>
      <text:p text:style-name="P4">
Description: Russian President Vladimir Putin signed a decree allowing the deportation of residents of temporarily occupied territories of Ukraine who did not take Russian citizenship. - Ukrinform.</text:p>
      <text:p text:style-name="P4">
Images: ["<text:a xlink:type="simple" xlink:href="https://static.ukrinform.com/photos/2022_09/thumb_files/630_360_1664030285-428.jpg" text:style-name="Internet_20_link" text:visited-style-name="Visited_20_Internet_20_Link">
630_360_16640...</text:a>
"]</text:p>
      <text:p text:style-name="P4">
Tags: ['Депортація', 'путін', 'Війна з росією']</text:p>
      <text:p text:style-name="P4">
Type: Article</text:p>
      <!--METADATA-->
      <text:p text:style-name="P4">
<draw:frame draw:style-name="fr1" draw:name="Image117" text:anchor-type="as-char" svg:width="6.9236in" svg:height="3.956343in" draw:z-index="0">
<draw:image xlink:href="../Images/yкринформ/2023-04-27T-35-01-00-03-00/630_360_1664030285-428.jpg" xlink:type="simple" xlink:show="embed" xlink:actuate="onLoad" draw:mime-type="image/jpeg"/>
</draw:frame>
Presidentials Volodymyr Putin signed a decree that allows the deportation of residents of the temporary -heated territories of Ukraine who did not take the citizenship of the Russian Federation.</text:p>
      <text:p text:style-name="P4">
The document has been published on the official <text:a xlink:type="simple" xlink:href="http://publication.pravo.gov.ru/Document/View/0001202304270013" text:style-name="Internet_20_link" text:visited-style-name="Visited_20_Internet_20_Link">
</text:a>
, reports Ukrinform.</text:p>
      <text:p text:style-name="P4">
It assumes that citizens of Ukraine or passport owners of puppet "DNR", "LNR" should either become citizens of Russia, or declare that they do not want to do it. Those who choose the second option from July 1, 2024 will be weighing foreigners and, accordingly, can be deported.</text:p>
      <text:p text:style-name="P4">
<text:span text:style-name="T4">
 Read also: </text:span>
 <text:a xlink:type="simple" xlink:href="https://www.ukrinform.ua/rubric-ato/3701724-u-radbezi-oon-zavtra-obgovorat-vikradenna-ukrainskih-ditej-rosieu.html" text:style-name="Internet_20_link" text:visited-style-name="Visited_20_Internet_20_Link">
</text:a>
A separate point of the decree concerns the deportation of those who threatens Russia's national security. The residents of the TT, who advocate for "violent changes in the foundations of the constitutional order" in Russia, finance terrorist Taxtremist activities or participate in "unauthorized" actions, deport and prohibit entry into the Russian Federation.</text:p>
      <text:p text:style-name="P4">
As reported by Ukrinform, on March 17, 2023, the International Criminal Judging by the Arrest of the President of the Russian Federation Vladimir Putin and the children's ombudsmenamarium of Lviv-Belova, who are suspected of illegally deportation of children in the occupied territories of Ukraine in Russia at least from February 2022.</text:p>
      <text:p text:style-name="P4">
News Source: <text:a xlink:type="simple" xlink:href="https://www.ukrinform.ua/rubric-ato/3701757-putin-pidpisav-ukaz-so-dozvolae-deportuvati-ukrainciv-z-timcasovo-okupovanih-teritorij.html" text:style-name="Internet_20_link" text:visited-style-name="Visited_20_Internet_20_Link">
https://www.ukrinform.ua/rubric-ato/3701757-putin-pidpisav-ukaz-so-dozvolae-deportuvati-ukrainciv-z-timcasovo-okupovanih-teritorij.html</text:a>
</text:p>
      <!--NEWS-->
      <text:h text:style-name="P10" text:outline-level="1">
<text:span text:style-name="T4">
President: We will work to return all deported children and to punish the Russian Federation</text:span>
</text:h>
      <text:p text:style-name="P4">
Authors: Ukrinform (Person)</text:p>
      <text:p text:style-name="P4">
Publisher: Укринформ (Organization)</text:p>
      <text:p text:style-name="P4">
Published Time: 2023-04-27T-38:56:00+03:00</text:p>
      <text:p text:style-name="P4">
Modified Time: 2023-04-27T21:56:00+03:00</text:p>
      <text:p text:style-name="P4">
Description: The deportation of Ukrainian children is one of the fully thoughtful elements of Russia's efforts to erase the identity of our people, to destroy the very essence of Ukrainians. It is a conscious crime of genocide committed by Russian officials.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Депортація', 'Діти', 'Україна', 'Зеленський', 'Війна з росією']</text:p>
      <text:p text:style-name="P4">
Type: Article</text:p>
      <!--METADATA-->
      <text:p text:style-name="P4">
<draw:frame draw:style-name="fr1" draw:name="Image118" text:anchor-type="as-char" svg:width="6.9236in" svg:height="3.956343in" draw:z-index="0">
<draw:image xlink:href="../Images/yкринформ/2023-04-27T-38-56-00-03-00/630_360_1682451261-591.jpeg" xlink:type="simple" xlink:show="embed" xlink:actuate="onLoad" draw:mime-type="image/jpeg"/>
</draw:frame>
The deportation of Ukrainian children is one of the fully thoughtful elements of the efforts to erase the identity of our people, to destroy the very essence of Ukrainians. The centered crime of genocide committed by Russian officials.</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t.me/OP_UA/9345" text:style-name="Internet_20_link" text:visited-style-name="Visited_20_Internet_20_Link">
</text:a>
</text:span>
</text:p>
      <text:p text:style-name="P4">
<text:span text:style-name="T4">
 I wish health, dear Ukrainians!</text:span>
</text:p>
      <text:p text:style-name="P4">
Today, there is an important political result in Strasbourg - at the Council of Europe Parliamentary Assembly. A resolution was adopted, which is recognized that Russia's deportation contains signs of genocide. And this is the first recognition of such a fact at the level of such a high international organization that unites the states of our continent.</text:p>
      <text:p text:style-name="P4">
To put it practically, this decision will significantly help our global work for the involvement of Russia and its officials, including the leader of the terrorist state, accountable for genocide, genocide policy of anti-Ukraine.</text:p>
      <text:p text:style-name="P4">
The deportation of Ukrainian children is one of the well -designed elements of Russia to erase the identity of our people, to destroy the very essence of Ukrainians. It is a conscious crime of genocide committed by Russian officials. Sametak should qualify both politically and legally.</text:p>
      <text:p text:style-name="P4">
Today, the first lady of Ukraine addressed the PACE - for children, families ... Overpartlemen and our diplomats worked well. And at all levels - formal and informal, with leaders of states, at the parliamentary, government, law enforcement levels, in the legal community and in international immigrant organizations - we will continue to work to return all deported Ukrainian children and for the punishment of Russia. We have been cleared of nearly 20,000 children who have been taken out and scattered across different regions. But it is obvious that it is only part of the much larger criminal offices. Such children can be much larger.</text:p>
      <text:p text:style-name="P4">
Europe and the world have already seen various deportations and attempts to destroy peoples. It is the Natroian example - the responsibility of this state and its officials, guilty of genocide - we must show all other potential sources of the same evil that impunity will never be again. And the sentences for genocide will be. Similarly, for all other crimes of Russia against Ukraine and our people.</text:p>
      <text:p text:style-name="P4">
In Nikolaev, the parsing of rubble on the site of the rocket stroke, which was tonight, has already ended. More than 20 wounded, one person was killed ... My condolences and loved ones.In the evening, another rocket strike was inflicted in Konstantinovka of Donetsk region. The school, hospital, and dwellings were also injured. Unfortunately, there are affected people.</text:p>
      <text:p text:style-name="P4">
Unfortunately, the legal machine of the world is gaining momentum. But it is gaining. Unfortunately, the political pressure of the world on the terrorist state, the sanction pressure has not yet reached full. But he reaches…</text:p>
      <text:p text:style-name="P4">
But our warriors from the first day of this battle to protect people and humanity will work absolutely everything!And even more than possible.</text:p>
      <text:p text:style-name="P4">
Avdiivka-the 35th separate brigade of the Marines. Marinka is our glorious "seventystyatyak" ... Donetsk direction in general-55th separate artillery "… Thank you, the soldiers, the warriors, for the constant performance!</text:p>
      <text:p text:style-name="P4">
Zaporizhzhya direction-today, as always, there is something to thank the soldiers of our 44th separate artillery brigade. Well done!</text:p>
      <text:p text:style-name="P4">
Today, he gave his gratitude to the soldiers and commander of the 95th Separate Brigade of DShV, who are very powerfully fighting near Kreminna in Luhansk region.</text:p>
      <text:p text:style-name="P4">
And separately I want to thank absolutely to anyone who defends Bakhmut and destroys the tamborog as large -scale as the occupier deserved it.</text:p>
      <text:p text:style-name="P4">
<text:span text:style-name="T4">
 Glory to all our soldiers who are now in battle, in combat posts, in combat operations!</text:span>
</text:p>
      <text:p text:style-name="P4">
<text:span text:style-name="T4">
 Thank everyone in the world who helps us!</text:span>
</text:p>
      <text:p text:style-name="P4">
<text:span text:style-name="T4">
 Eternal memory to all whose lives took away Russian terror!</text:span>
</text:p>
      <text:p text:style-name="P4">
<text:span text:style-name="T4">
Glory to Ukraine!</text:span>
</text:p>
      <text:p text:style-name="P4">
<text:span text:style-name="T5">
Foto: op</text:span>
</text:p>
      <text:p text:style-name="P4">
News Source: <text:a xlink:type="simple" xlink:href="https://www.ukrinform.ua/rubric-ato/3701756-prodovzimo-pracuvati-dla-povernenna-vsih-deportovanih-ditej-i-dla-pokaranna-rf-prezident.html" text:style-name="Internet_20_link" text:visited-style-name="Visited_20_Internet_20_Link">
https://www.ukrinform.ua/rubric-ato/3701756-prodovzimo-pracuvati-dla-povernenna-vsih-deportovanih-ditej-i-dla-pokaranna-rf-prezident.html</text:a>
</text:p>
      <!--NEWS-->
      <text:h text:style-name="P10" text:outline-level="1">
<text:span text:style-name="T4">
The Russians fired nine times the border of Chernihiv and Sumy region</text:span>
</text:h>
      <text:p text:style-name="P4">
Authors: Ukrinform (Person)</text:p>
      <text:p text:style-name="P4">
Publisher: Укринформ (Organization)</text:p>
      <text:p text:style-name="P4">
Published Time: 2023-04-27T-40:55:41+03:00</text:p>
      <text:p text:style-name="P4">
Modified Time: 2023-04-27T21:55:41+03:00</text:p>
      <text:p text:style-name="P4">
Description: In the afternoon, the Russian troops fired at the border of Chernihiv and Sumy regions 9 times - from mortars, artillery and helicopter weapon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119" text:anchor-type="as-char" svg:width="6.9236in" svg:height="3.956343in" draw:z-index="0">
<draw:image xlink:href="../Images/yкринформ/2023-04-27T-40-55-41-03-00/630_360_1479558145-5682.jpg" xlink:type="simple" xlink:show="embed" xlink:actuate="onLoad" draw:mime-type="image/jpeg"/>
</draw:frame>
In the afternoon, the military carf was fired at the border of the Chernihiv Tasum regions 9 times - from mortars, artillery and helicopter weapons.</text:p>
      <text:p text:style-name="P4">
About it in <text:a xlink:type="simple" xlink:href="https://www.facebook.com/100064471011124/posts/pfbid02bWCPN9RxWbxq8uaKTu1LbUcBVX3feEj1dsWfbe1V5auvkmQSBGZ4y8gcZ1sEnVdXl/" text:style-name="Internet_20_link" text:visited-style-name="Visited_20_Internet_20_Link">
</text:a>
The press service of the North, reports Ukrinform.</text:p>
      <text:p text:style-name="P4">
“As of 9:00 pm on April 27, Russian troops fired at borderline and Sumy regions 9 more times. We used mortars, artillery and helicopter missiles, ”the message reads.</text:p>
      <text:p text:style-name="P4">
<text:span text:style-name="T4">
 Read also: </text:span>
 <text:a xlink:type="simple" xlink:href="https://www.ukrinform.ua/rubric-ato/3701739-rosiani-obstrilali-hersonsinu-e-zagibla-ta-poranenij.html" text:style-name="Internet_20_link" text:visited-style-name="Visited_20_Internet_20_Link">
<text:span text:style-name="T4">
 firing </text:span>
</text:a>
In particular, in the area of N.P. Mid-Buddha is recorded with a mortar120 mm from 13:05 to 13:10(2 explosions), from 12:00 to 12:20(7 explosions), as well as 15:35, 4 "Parcels" are probably recorded by rockets released from the helicopter.</text:p>
      <text:p text:style-name="P4">
In the area of N.P. Marchykhina from 11:10 to 11:15 is recorded by shelling likely to change 120 mm(4 explosions).</text:p>
      <text:p text:style-name="P4">
За інформацією ОК "Північ", у районі н.п. Бачівськ з 12:40 до 12:50 також булиобстріли ймовірно з міномета 120 мм (6 explosions), and at about 14:50 - rocket helicopter exploded.</text:p>
      <text:p text:style-name="P4">
<text:span text:style-name="T4">
 Read also: </text:span>
 <text:a xlink:type="simple" xlink:href="https://www.ukrinform.ua/rubric-regions/3701698-na-hersonsini-organizuvali-evakuaciu-z-kizomisu-akij-sodna-obstrilue-vorog.html" text:style-name="Internet_20_link" text:visited-style-name="Visited_20_Internet_20_Link">
<text:span text:style-name="T4">
 firing </text:span>
</text:a>
From 14:00 to 14:15, 30 explosions were recorded, probably RSSV shells, in the area of NP Semenivka.</text:p>
      <text:p text:style-name="P4">
In addition, in the area of N.P. Gramyak from 4:00 pm to 4:55 pm recorded shelling(19 explosions), in the area of N.P. Spinner from 16:35 to 17:00 -S caseful with mortar 120(5 explosions).</text:p>
      <text:p text:style-name="P4">
Військові зазначають, що про втрати серед місцевого населення чи пошкодженняцивільної інфраструктури інформація не надходила.</text:p>
      <text:p text:style-name="P4">
<text:span text:style-name="T4">
Читайте також:</text:span>
 <text:a xlink:type="simple" xlink:href="https://www.ukrinform.ua/rubric-regions/3701545-rosiani-zrujnuvali-mist-na-cernigivsini-prikordonne-selo-vidrizane-vid-velikoi-zemli.html" text:style-name="Internet_20_link" text:visited-style-name="Visited_20_Internet_20_Link">
 <text:span text:style-name="T4">
Чернігівщи</text:span>
 </text:a>
As reported by Ukrinform, as of 13:00 Thursday, Russian troops fired at the border of Sumy region eight times.</text:p>
      <text:p text:style-name="P4">
News Source: <text:a xlink:type="simple" xlink:href="https://www.ukrinform.ua/rubric-ato/3701755-rosiani-devat-raziv-obstrilali-prikordonna-cernigivsini-ta-sumsini.html" text:style-name="Internet_20_link" text:visited-style-name="Visited_20_Internet_20_Link">
https://www.ukrinform.ua/rubric-ato/3701755-rosiani-devat-raziv-obstrilali-prikordonna-cernigivsini-ta-sumsini.html</text:a>
</text:p>
      <!--NEWS-->
      <text:h text:style-name="P10" text:outline-level="1">
<text:span text:style-name="T4">
"Barcelona" will play in the female league of champions in football</text:span>
</text:h>
      <text:p text:style-name="P4">
Authors: Ukrinform (Person)</text:p>
      <text:p text:style-name="P4">
Publisher: Укринформ (Organization)</text:p>
      <text:p text:style-name="P4">
Published Time: 2023-04-27T-42:51:48+03:00</text:p>
      <text:p text:style-name="P4">
Modified Time: 2023-04-27T21:51:48+03:00</text:p>
      <text:p text:style-name="P4">
Description: In the semifinals, Catalan players beat Chelsea. - Ukrinform.</text:p>
      <text:p text:style-name="P4">
Images: ["<text:a xlink:type="simple" xlink:href="https://static.ukrinform.com/photos/2023_04/thumb_files/630_360_1682621381-655.jpg" text:style-name="Internet_20_link" text:visited-style-name="Visited_20_Internet_20_Link">
630_360_16826...</text:a>
"]</text:p>
      <text:p text:style-name="P4">
Tags: ['Барселона', 'Футбол']</text:p>
      <text:p text:style-name="P4">
Type: Article</text:p>
      <!--METADATA-->
      <text:p text:style-name="P4">
<draw:frame draw:style-name="fr1" draw:name="Image120" text:anchor-type="as-char" svg:width="6.9236in" svg:height="3.956343in" draw:z-index="0">
<draw:image xlink:href="../Images/yкринформ/2023-04-27T-42-51-48-03-00/630_360_1682621381-655.jpg" xlink:type="simple" xlink:show="embed" xlink:actuate="onLoad" draw:mime-type="image/jpeg"/>
</draw:frame>
Catalan players beat Chelsea.</text:p>
      <text:p text:style-name="P4">
In the women's football champions league, the first finalist of the tournament was determined, the Catalan "Barcelona", which beat Chelsea in the sum of two matches, Ukrinform reports.</text:p>
      <text:p text:style-name="P4">
From London to Camp Nou, representatives of Spain brought a minimal victory of 1: 0- It was provided by the attacker Karolin Hansen at the start of the meeting.</text:p>
      <text:p text:style-name="P4">
In the second duel, the Barcelona account was opened after a break, Karolin Hansen - 1: 0. The Chelsea players quickly leveled the score, the goal scored Guro Riten - 1: 1. Barcelona retained the advantage of a minimum victory in one ball and reached the finals.</text:p>
      <text:p text:style-name="P4">
This is the third in a row of Barcelona's exit to the Champions League finals. In 2021 they were the owners of the trophy, in 2022 - they lost a decisive match.</text:p>
      <text:p text:style-name="P4">
In the final of the Champions League, Barcelona will play with the winner of the Wolfsburg -Arsenal pair.</text:p>
      <text:p text:style-name="P4">
<text:span text:style-name="T4">
 Read also: </text:span>
 <text:a xlink:type="simple" xlink:href="https://www.ukrinform.ua/rubric-sports/3701096-futbolisti-nimeccini-provedut-osoblivij-matc-proti-zbirnoi-ukraini-nastavnik-bundestimu.html" text:style-name="Internet_20_link" text:visited-style-name="Visited_20_Internet_20_Link">
<text:span text:style-name="T4">
 Football </text:span>
</text:a>
As reported by Ukrinform, the first match between Wolfsburg and Arsenal ended 2: 2, the match will take place on Monday, May 1.</text:p>
      <text:p text:style-name="P4">
Photo: Getty Image</text:p>
      <text:p text:style-name="P4">
News Source: <text:a xlink:type="simple" xlink:href="https://www.ukrinform.ua/rubric-sports/3701754-barselona-zigrae-u-finali-zinocoi-ligi-cempioniv-z-futbolu.html" text:style-name="Internet_20_link" text:visited-style-name="Visited_20_Internet_20_Link">
https://www.ukrinform.ua/rubric-sports/3701754-barselona-zigrae-u-finali-zinocoi-ligi-cempioniv-z-futbolu.html</text:a>
</text:p>
      <!--NEWS-->
      <text:h text:style-name="P10" text:outline-level="1">
<text:span text:style-name="T4">
In Cherkasy began a service check after beating of civilian during the presentation of the summons</text:span>
</text:h>
      <text:p text:style-name="P4">
Authors: Ukrinform (Person)</text:p>
      <text:p text:style-name="P4">
Publisher: Укринформ (Organization)</text:p>
      <text:p text:style-name="P4">
Published Time: 2023-04-27T-44:38:00+03:00</text:p>
      <text:p text:style-name="P4">
Modified Time: 2023-04-27T21:38:00+03:00</text:p>
      <text:p text:style-name="P4">
Description: In the Cherkasy shopping center, whose employees were beaten by civilian during the delivery of the mobilization notification, an official check began. A fight near the shopping center was shot on a video of passers -by. - Ukrinform.</text:p>
      <text:p text:style-name="P4">
Images: ["<text:a xlink:type="simple" xlink:href="https://static.ukrinform.com/photos/2022_07/thumb_files/630_360_1657903606-526.jpg" text:style-name="Internet_20_link" text:visited-style-name="Visited_20_Internet_20_Link">
630_360_16579...</text:a>
"]</text:p>
      <text:p text:style-name="P4">
Tags: ['Мобілізація', 'Черкаси', 'Побиття', 'перевірки', 'Повістка']</text:p>
      <text:p text:style-name="P4">
Type: Article</text:p>
      <!--METADATA-->
      <text:p text:style-name="P4">
<draw:frame draw:style-name="fr1" draw:name="Image121" text:anchor-type="as-char" svg:width="6.9236in" svg:height="3.956343in" draw:z-index="0">
<draw:image xlink:href="../Images/yкринформ/2023-04-27T-44-38-00-03-00/630_360_1657903606-526.jpg" xlink:type="simple" xlink:show="embed" xlink:actuate="onLoad" draw:mime-type="image/jpeg"/>
</draw:frame>
In the Vnerkassky Criminal Code, whose employees were beaten by a civilian during the awarding of mobilization, an official check began. The fighting center was shot by passers -by.</text:p>
      <text:p text:style-name="P4">
As Ukrinform reports, the inspection reported in <text:a xlink:type="simple" xlink:href="http://t.me/cherkaskaODA/4587" text:style-name="Internet_20_link" text:visited-style-name="Visited_20_Internet_20_Link">
</text:a>
Head of the Cherkasy Regional State Administration Igortaburets.</text:p>
      <text:p text:style-name="P4">
“The official assessment of this situation and its participants will be given by an official check, which has been started in the Cherkasy Regional Territorial Center of Acquisition and Social Support. As well as law enforcement agencies. There are statements from both sides, ”the Tables said so, which caused indignation on social networks.</text:p>
      <text:p text:style-name="P4">
He stressed that mobilization is not a punitive event, but a vital need for our country during the war with Russian invaders. Therefore, civilian specialty has the right to neglect the military in the performance of officials, even if he hands a notification. At the same time, the military does not have to react as recorded in video.</text:p>
      <text:p text:style-name="P4">
<text:span text:style-name="T4">
 Read also: </text:span>
 <text:a xlink:type="simple" xlink:href="https://www.ukrinform.ua/rubric-society/3696902-v-ukraini-potencijno-mozut-zaprovaditi-elektronni-povistki-venislavskij.html" text:style-name="Internet_20_link" text:visited-style-name="Visited_20_Internet_20_Link">
</text:a>
In turn, the Cherkasy Regional Shopping Center in <text:a xlink:type="simple" xlink:href="http://www.facebook.com/CherkasyTCK/posts/pfbid0SRazx6zsLx7K84UTCFMRajEXmp7zsB5uHvJgDsKjmZpVn9KqKr9xB3Fcm16hLd9Zl" text:style-name="Internet_20_link" text:visited-style-name="Visited_20_Internet_20_Link">
</text:a>
He argues that during the alerting of the population within the framework of general mobilization, the man behaved provocative.</text:p>
      <text:p text:style-name="P4">
“The citizen began to offend the servicemen, threaten physical violence applied physical force to one of <text:a xlink:type="simple" xlink:href="https://www.ukrinform.ua/tag-vijskovi" text:style-name="Internet_20_link" text:visited-style-name="Visited_20_Internet_20_Link">
</text:a>
. The citizen was detained, at the scene the servicemen of the TCCTA of the JV summoned representatives of the National Police. Arriving on the call, they selected explanations from the participants of the event, ”the message reads.</text:p>
      <text:p text:style-name="P4">
The post states that the video is torn out of the context, the circumstances are much wider than shown in a published fragment.</text:p>
      <text:p text:style-name="P4">
It is also reported that "with the personnel involved in the alerts of the military, additional explanatory measures were carried out on the order and compliance with the rules of the legislation."</text:p>
      <text:p text:style-name="P4">
<text:span text:style-name="T4">
 Read also: </text:span>
 <text:a xlink:type="simple" xlink:href="https://www.ukrinform.ua/rubric-society/3700656-u-policii-ne-viklucaut-so-povistki-lubitelam-driftu-vrucatimut-ne-lise-u-kievi.html" text:style-name="Internet_20_link" text:visited-style-name="Visited_20_Internet_20_Link">
<text:span text:style-name="T4">
 Subjects </text:span>
</text:a>
In numerous comments under this post, social networks are outraged by the behaviors with machine guns, two of which hold the guy by hands, atretic beats from his foot in the face and under the ribs.The record shows how the military stretches the document civilian, and men are arguing. Within a few seconds, the CCC employee strikes and civilians, while another military foot beats him on his head.</text:p>
      <text:p text:style-name="P4">
News Source: <text:a xlink:type="simple" xlink:href="https://www.ukrinform.ua/rubric-regions/3701750-u-cerkasah-pocali-sluzbovu-perevirku-pisla-pobitta-civilnogo-pid-cas-vrucenna-povistki.html" text:style-name="Internet_20_link" text:visited-style-name="Visited_20_Internet_20_Link">
https://www.ukrinform.ua/rubric-regions/3701750-u-cerkasah-pocali-sluzbovu-perevirku-pisla-pobitta-civilnogo-pid-cas-vrucenna-povistki.html</text:a>
</text:p>
      <!--NEWS-->
      <text:h text:style-name="P10" text:outline-level="1">
<text:span text:style-name="T4">
Ukraine presented a national stand at the Book Fair in Leipzig</text:span>
</text:h>
      <text:p text:style-name="P4">
Authors: Ukrinform (Person)</text:p>
      <text:p text:style-name="P4">
Publisher: Укринформ (Organization)</text:p>
      <text:p text:style-name="P4">
Published Time: 2023-04-27T-46:27:00+03:00</text:p>
      <text:p text:style-name="P4">
Modified Time: 2023-04-27T21:27:00+03:00</text:p>
      <text:p text:style-name="P4">
Description: On the first day of the book fair in the German Leipzig, the solemn opening of the Ukrainian stand under the slogan "Sensitive Content" ("Sensitive content") took place. - Ukrinform.</text:p>
      <text:p text:style-name="P4">
Images: ["<text:a xlink:type="simple" xlink:href="https://static.ukrinform.com/photos/2023_04/thumb_files/630_360_1682619649-909.jpg" text:style-name="Internet_20_link" text:visited-style-name="Visited_20_Internet_20_Link">
630_360_16826...</text:a>
", "<text:a xlink:type="simple" xlink:href="https://static.ukrinform.com/photos/2023_04/1682619649-964.jpg" text:style-name="Internet_20_link" text:visited-style-name="Visited_20_Internet_20_Link">
1682619649-96...</text:a>
", "<text:a xlink:type="simple" xlink:href="https://static.ukrinform.com/photos/2023_04/1682619648-848.jpg" text:style-name="Internet_20_link" text:visited-style-name="Visited_20_Internet_20_Link">
1682619648-84...</text:a>
", "<text:a xlink:type="simple" xlink:href="https://static.ukrinform.com/photos/2023_04/1682619648-350.jpg" text:style-name="Internet_20_link" text:visited-style-name="Visited_20_Internet_20_Link">
1682619648-35...</text:a>
"]</text:p>
      <text:p text:style-name="P4">
Tags: ['Книги', 'Німеччина', 'Ярмарок']</text:p>
      <text:p text:style-name="P4">
Type: Article</text:p>
      <!--METADATA-->
      <text:p text:style-name="P4">
<draw:frame draw:style-name="fr1" draw:name="Image122" text:anchor-type="as-char" svg:width="6.9236in" svg:height="3.956343in" draw:z-index="0">
<draw:image xlink:href="../Images/yкринформ/2023-04-27T-46-27-00-03-00/630_360_1682619649-909.jpg" xlink:type="simple" xlink:show="embed" xlink:actuate="onLoad" draw:mime-type="image/jpeg"/>
</draw:frame>
On the first day of the book fair in the German Leipzig, a solemn opening of the Ukrainian stand under the slogan "Sensitive Content" was held(“Sensitive Customer”).</text:p>
      <text:p text:style-name="P4">
Про це повідомляє <text:a xlink:type="simple" xlink:href="https://mkip.gov.ua/news/9052.html" text:style-name="Internet_20_link" text:visited-style-name="Visited_20_Internet_20_Link">
 </text:a>
, reports Ukrinform.</text:p>
      <text:p text:style-name="P4">
The event was attended, in particular, by the director of the fair Oliver Sillar, Deputy Director of the Ukrainian Institute of Book Olena Odnoka, Director of Goethe-Institutv Ukraine Fabian Mültaler, Director of Art Arsenal In Germany, Kateryna Ritz-Rakul, Head of the Federal Agency for Political Education Kateryna Stetsevich.</text:p>
      <text:p text:style-name="P4">
<draw:frame draw:style-name="fr1" draw:name="Image123" text:anchor-type="as-char" svg:width="6.9236in" svg:height="5.187439in" draw:z-index="0">
<draw:image xlink:href="../Images/yкринформ/2023-04-27T-46-27-00-03-00/1682619649-964.jpg" xlink:type="simple" xlink:show="embed" xlink:actuate="onLoad" draw:mime-type="image/jpeg"/>
</draw:frame>
"The main theme of the stand is the project of Darius Bila and Sofia Gupalovskaya, first representing at the London Book Fair - the exposition" Destroyed Anabibliote "with furniture of establishments damaged as a result of shelling," MKIP said.</text:p>
      <text:p text:style-name="P4">
<draw:frame draw:style-name="fr1" draw:name="Image124" text:anchor-type="as-char" svg:width="6.9236in" svg:height="9.24243in" draw:z-index="0">
<draw:image xlink:href="../Images/yкринформ/2023-04-27T-46-27-00-03-00/1682619648-848.jpg" xlink:type="simple" xlink:show="embed" xlink:actuate="onLoad" draw:mime-type="image/jpeg"/>
</draw:frame>
The Ukrainian national stand was visited by the State Minister for Culture Impedia of Germany Claudia Roth, German diplomat and journalist Ralph Beste, Head of the Department of Culture and Communications Eukraine, in particular The Association of German Publishers and Book Distributors.</text:p>
      <text:p text:style-name="P4">
<text:span text:style-name="T4">
 Read also: </text:span>
 <text:a xlink:type="simple" xlink:href="https://www.ukrinform.ua/rubric-culture/3700717-ukraina-stane-pocesnim-gostem-miznarodnogo-knizkovogo-armarku-u-varsavi.html" text:style-name="Internet_20_link" text:visited-style-name="Visited_20_Internet_20_Link">
<text:span text:style-name="T4">
 Book </text:span>
</text:a>
The Ukrainian program of events was opened on the best book design of Ukraine and the world with the participation of the Coordinator of Literary Projects Goethe-Institutv Ukraine Maria Shubchyk, Pyarn of the German Buchkunst German Prize Carin-Blink.</text:p>
      <text:p text:style-name="P4">
<draw:frame draw:style-name="fr1" draw:name="Image125" text:anchor-type="as-char" svg:width="6.9236in" svg:height="5.1927in" draw:z-index="0">
<draw:image xlink:href="../Images/yкринформ/2023-04-27T-46-27-00-03-00/1682619648-350.jpg" xlink:type="simple" xlink:show="embed" xlink:actuate="onLoad" draw:mime-type="image/jpeg"/>
</draw:frame>
In addition, a conversation about the military photography by the cinnacear Oksana Karpovich, which was moderated by the translator and journalist, Mishchenko, took place on the Ukrainian stand. Kateryna Botanova, a poet, translator, philosophe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philosopher at Olesyu Tishindelian and Olesya Ostrovskaya-February, spoke about decolonization and release from the shadow of the empire.<text:span text:style-name="T4">
 Read also: </text:span>
 <text:a xlink:type="simple" xlink:href="https://www.ukrinform.ua/rubric-society/3699547-proekt-knizki-bez-kordoniv-realizuut-uze-v-37-krainah-zelenska.html" text:style-name="Internet_20_link" text:visited-style-name="Visited_20_Internet_20_Link">
<text:span text:style-name="T4">
 Book </text:span>
</text:a>
The Leipzig Book Fair is the most important spring collection of a book Twedia Industry that brings together readers with authors, publishers and media companies of Germany and the world. The Leipzig Book Fair passes simultaneously Manga-Comic-Con and Leipzig Liest(“Leipzig reads”)From April 27 to 30, 2023.</text:p>
      <text:p text:style-name="P4">
News Source: <text:a xlink:type="simple" xlink:href="https://www.ukrinform.ua/rubric-culture/3701748-ukraina-predstavila-nacionalnij-stend-na-knizkovomu-armarku-v-lejpcigu.html" text:style-name="Internet_20_link" text:visited-style-name="Visited_20_Internet_20_Link">
https://www.ukrinform.ua/rubric-culture/3701748-ukraina-predstavila-nacionalnij-stend-na-knizkovomu-armarku-v-lejpcigu.html</text:a>
</text:p>
      <!--NEWS-->
      <text:h text:style-name="P10" text:outline-level="1">
<text:span text:style-name="T4">
"Guaranteed Buyer": Without raising electricity tariffs we will not be able to prepare for the winter</text:span>
</text:h>
      <text:p text:style-name="P4">
Authors: Ukrinform (Person)</text:p>
      <text:p text:style-name="P4">
Publisher: Укринформ (Organization)</text:p>
      <text:p text:style-name="P4">
Published Time: 2023-04-27T-48:24:00+03:00</text:p>
      <text:p text:style-name="P4">
Modified Time: 2023-04-27T21:24:00+03:00</text:p>
      <text:p text:style-name="P4">
Description: Raising electricity tariffs is a necessary step in the context of preparation for the next heating season. - Ukrinform.</text:p>
      <text:p text:style-name="P4">
Images: ["<text:a xlink:type="simple" xlink:href="https://static.ukrinform.com/photos/2014_06/thumb_files/630_360_1401592495.jpg" text:style-name="Internet_20_link" text:visited-style-name="Visited_20_Internet_20_Link">
630_360_14015...</text:a>
"]</text:p>
      <text:p text:style-name="P4">
Tags: ['Електроенергія', 'Опалювальний сезон', 'Тариф', 'Гарантований покупець']</text:p>
      <text:p text:style-name="P4">
Type: Article</text:p>
      <!--METADATA-->
      <text:p text:style-name="P4">
<draw:frame draw:style-name="fr1" draw:name="Image126" text:anchor-type="as-char" svg:width="6.9236in" svg:height="3.950003in" draw:z-index="0">
<draw:image xlink:href="../Images/yкринформ/2023-04-27T-48-24-00-03-00/630_360_1401592495.jpg" xlink:type="simple" xlink:show="embed" xlink:actuate="onLoad" draw:mime-type="image/jpeg"/>
</draw:frame>
Raising electricity tariffs is a necessary step in the context of preparation of the harvesting season.</text:p>
      <text:p text:style-name="P4">
The director of the State Enterprise "Guaranteed Buyer" Artem Nekrasov on the air of the Teleterna "One News", Ukrinform reports.</text:p>
      <text:p text:style-name="P4">
"Without at least partial raising of the preferential electricity tariff, we will be able to prepare for the next winter.</text:p>
      <text:p text:style-name="P4">
According to him, the level of debt on the special duty for the population as of April exceeds UAH 30 billion, and without stabilizing the stabilization it will increase monthly.</text:p>
      <text:p text:style-name="P4">
At the same time, the main reason for the need to raise the tariff, according to the head of the enterprise, is Russian aggression.</text:p>
      <text:p text:style-name="P4">
<text:span text:style-name="T4">
 Read also: </text:span>
 <text:a xlink:type="simple" xlink:href="https://www.ukrinform.ua/rubric-ato/3699360-ukraini-potribno-ponad-1-milard-na-vidnovlenna-energosistemi-gerus.html" text:style-name="Internet_20_link" text:visited-style-name="Visited_20_Internet_20_Link">
</text:a>
"By February 24, 2022, no serious prerequisites for raising a preferential tariff on <text:a xlink:type="simple" xlink:href="https://www.ukrinform.ua/tag-elektroenergia" text:style-name="Internet_20_link" text:visited-style-name="Visited_20_Internet_20_Link">
</text:a>
For the population, it was not possible. There would be no military invasion of the racists into Ukraine - there would be no suchcritical need to raise a preferential tariff for the population. Prior to the beginning of the full -scale invasion, the system was much more balanced, " - said the head of the DP.</text:p>
      <text:p text:style-name="P4">
According to him, as a result of Russian attacks in Ukraine, generation, transmission lines and substation are needed to be restored.</text:p>
      <text:p text:style-name="P4">
"We clearly understand that we need to be restored not only by winter, but by the beginning of the heating season. To restore and protect before possible the next -the -fabrics. And it is necessary to do so as soon as possible. Hence the need for such forced steps," Nekrasov explained.</text:p>
      <text:p text:style-name="P4">
<text:span text:style-name="T4">
 Read also: </text:span>
 <text:a xlink:type="simple" xlink:href="https://www.ukrinform.ua/rubric-other_news/3700615-pilgovu-cinu-na-elektroenergiu-dla-naselenna-prodovzili-se-na-misac.html" text:style-name="Internet_20_link" text:visited-style-name="Visited_20_Internet_20_Link">
<text:span text:style-name="T4">
 preferential </text:span>
</text:a>
As it was reported, the Cabinet of Ministers considers the possibility of revision of tariffs for electricity for the population.</text:p>
      <text:p text:style-name="P4">
At the same time, the last meeting of the Cabinet of Ministers amended the CMU Resolution No. 483 "On Approval of the Regulations on the Establishment of Electricity Participants for the Ensure .</text:p>
      <text:p text:style-name="P4">
News Source: <text:a xlink:type="simple" xlink:href="https://www.ukrinform.ua/rubric-economy/3701747-garantovanij-pokupec-bez-pidnatta-tarifiv-na-elektroenergiu-ne-zmozemo-pidgotuvatisa-do-zimi.html" text:style-name="Internet_20_link" text:visited-style-name="Visited_20_Internet_20_Link">
https://www.ukrinform.ua/rubric-economy/3701747-garantovanij-pokupec-bez-pidnatta-tarifiv-na-elektroenergiu-ne-zmozemo-pidgotuvatisa-do-zimi.html</text:a>
</text:p>
      <!--NEWS-->
      <text:h text:style-name="P10" text:outline-level="1">
<text:span text:style-name="T4">
The United States has imposed sanctions against the Russian Federation and Iran because of illegal arrests of Americans</text:span>
</text:h>
      <text:p text:style-name="P4">
Authors: Ukrinform (Person)</text:p>
      <text:p text:style-name="P4">
Publisher: Укринформ (Organization)</text:p>
      <text:p text:style-name="P4">
Published Time: 2023-04-27T-50:15:00+03:00</text:p>
      <text:p text:style-name="P4">
Modified Time: 2023-04-27T21:15:00+03:00</text:p>
      <text:p text:style-name="P4">
Description: The United States Government has announced sanctions against Iranian and Russian special services and high -ranking officials because of their role in the illegal detention and imprisonment of American citizens.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Іран', 'Санкції', 'США', 'росія']</text:p>
      <text:p text:style-name="P4">
Type: Article</text:p>
      <!--METADATA-->
      <text:p text:style-name="P4">
<draw:frame draw:style-name="fr1" draw:name="Image127" text:anchor-type="as-char" svg:width="6.9236in" svg:height="3.956343in" draw:z-index="0">
<draw:image xlink:href="../Images/yкринформ/2023-04-27T-50-15-00-03-00/630_360_1530736867-9723.jpg" xlink:type="simple" xlink:show="embed" xlink:actuate="onLoad" draw:mime-type="image/jpeg"/>
</draw:frame>
Government -owned states have announced the imposition of sanctions against the Iranian Tarosian intelligence services and high -ranking officials because of their role as a poor detention and imprisonment of American citizens.</text:p>
      <text:p text:style-name="P4">
About this <text:a xlink:type="simple" xlink:href="https://home.treasury.gov/news/press-releases/jy1444" text:style-name="Internet_20_link" text:visited-style-name="Visited_20_Internet_20_Link">
 </text:a>
Office of Control of Foreign Assets(OFAC)US Ministry of Finance, Ukrinform reports.</text:p>
      <text:p text:style-name="P4">
"Today, ofac imposes sanctions against four high -ranking officials of the Iranian intelligence organization of the Corps of Guardians of the Islamic Revolution," the Verification said.</text:p>
      <text:p text:style-name="P4">
<text:span text:style-name="T4">
 Read also: </text:span>
 <text:a xlink:type="simple" xlink:href="https://www.ukrinform.ua/rubric-world/3701063-cehia-zaprovadila-sankcii-proti-glavi-rpc-kirila.html" text:style-name="Internet_20_link" text:visited-style-name="Visited_20_Internet_20_Link">
<text:span text:style-name="T4">
 SANKSCI </text:span>
</text:a>
At the same time, it is specified that restrictions on this organization impose an Id state -state department for its role in the capture and illegal detention of a citizen in Iran.</text:p>
      <text:p text:style-name="P4">
At the same time, ofac imposed additional sanctions on the submission of the State Department of the anti -Federal Security Service of Russia - also because of its involvement in the illegal retention of US citizens abroad.</text:p>
      <text:p text:style-name="P4">
According to Ukrinform, Russia illegally detained the US citizens - reporterhe Wall Street Journal Evan Gershkovich and the former Marines Palavana on charges of espionage. Americans strongly deny the accusations.</text:p>
      <text:p text:style-name="P4">
<text:span text:style-name="T4">
 Read also: </text:span>
 <text:a xlink:type="simple" xlink:href="https://www.ukrinform.ua/rubric-world/3701570-u-mzs-rf-vidhilili-zapit-ssa-na-vidviduvanna-zaarestovanogo-zurnalista-gerskovica.html" text:style-name="Internet_20_link" text:visited-style-name="Visited_20_Internet_20_Link">
<text:span text:style-name="T4">
 Gershkov </text:span>
</text:a>
In addition, American citizens Siamak Nazyaz, Emada Shargi and Morad Tahbaz are maintained in the Iranian prison of Evin.</text:p>
      <text:p text:style-name="P4">
News Source: <text:a xlink:type="simple" xlink:href="https://www.ukrinform.ua/rubric-world/3701734-ssa-zaprovadili-sankcii-proti-rf-ta-iranu-cerez-nezakonni-aresti-amerikanciv.html" text:style-name="Internet_20_link" text:visited-style-name="Visited_20_Internet_20_Link">
https://www.ukrinform.ua/rubric-world/3701734-ssa-zaprovadili-sankcii-proti-rf-ta-iranu-cerez-nezakonni-aresti-amerikanciv.html</text:a>
</text:p>
      <!--NEWS-->
      <text:h text:style-name="P10" text:outline-level="1">
<text:span text:style-name="T4">
The second Patriot Division is already on combat duty - air forces</text:span>
</text:h>
      <text:p text:style-name="P4">
Authors: Ukrinform (Person)</text:p>
      <text:p text:style-name="P4">
Publisher: Укринформ (Organization)</text:p>
      <text:p text:style-name="P4">
Published Time: 2023-04-27T-52:12:26+03:00</text:p>
      <text:p text:style-name="P4">
Modified Time: 2023-04-27T21:12:26+03:00</text:p>
      <text:p text:style-name="P4">
Description: The Commander of the Air Forces of the Armed Forces of Ukraine Lieutenant General Mykola Oleshchuk reported that the second division of the Patriot anti-aircraft mission complex is already on combat duty. - Ukrinform.</text:p>
      <text:p text:style-name="P4">
Images: ["<text:a xlink:type="simple" xlink:href="https://static.ukrinform.com/photos/2017_11/thumb_files/630_360_1510113578-1723-pro-patriot-foto-global-look-press.jpg" text:style-name="Internet_20_link" text:visited-style-name="Visited_20_Internet_20_Link">
630_360_15101...</text:a>
", "<text:a xlink:type="simple" xlink:href="https://static.ukrinform.com/photos/2023_04/1682619031-894.jpg" text:style-name="Internet_20_link" text:visited-style-name="Visited_20_Internet_20_Link">
1682619031-89...</text:a>
"]</text:p>
      <text:p text:style-name="P4">
Tags: ['Повітряні сили ЗСУ', 'Війна з росією', 'Patriot ']</text:p>
      <text:p text:style-name="P4">
Type: Article</text:p>
      <!--METADATA-->
      <text:p text:style-name="P4">
<draw:frame draw:style-name="fr1" draw:name="Image128" text:anchor-type="as-char" svg:width="6.9236in" svg:height="3.956343in" draw:z-index="0">
<draw:image xlink:href="../Images/yкринформ/2023-04-27T-52-12-26-03-00/630_360_1510113578-1723-pro-patriot-foto-global-look-press.jpg" xlink:type="simple" xlink:show="embed" xlink:actuate="onLoad" draw:mime-type="image/jpeg"/>
</draw:frame>
Commander of the Air Forces of the Armed Forces of Ukraine, Lieutenant-Lieutenant Mykola Oleshchuk reported that the second division of the Patriot anti-aircraft missile complex was already on combat duty.</text:p>
      <text:p text:style-name="P4">
As Ukrinform reports, Oleshchuk wrote in <text:a xlink:type="simple" xlink:href="https://t.me/MykolaOleshchuk/32" text:style-name="Internet_20_link" text:visited-style-name="Visited_20_Internet_20_Link">
</text:a>
.</text:p>
      <text:p text:style-name="P4">
"There is a ban on the GS" setting "against the background of technique!Sorry, I have not rested!The second Division of the Patriot SCRT is already at work!We are enhancing the air defense!</text:p>
      <text:p text:style-name="P4">
<draw:frame draw:style-name="fr1" draw:name="Image129" text:anchor-type="as-char" svg:width="6.9236in" svg:height="8.769893in" draw:z-index="0">
<draw:image xlink:href="../Images/yкринформ/2023-04-27T-52-12-26-03-00/1682619031-894.jpg" xlink:type="simple" xlink:show="embed" xlink:actuate="onLoad" draw:mime-type="image/jpeg"/>
</draw:frame>
As reported by Ukrinform, earlier Oleshchuk <text:a xlink:type="simple" xlink:href="https://www.ukrinform.ua/rubric-ato/3701012-komanduvac-povitranih-sil-protestuvav-sistemi-patriot-v-ukraini.html" text:style-name="Internet_20_link" text:visited-style-name="Visited_20_Internet_20_Link">
</text:a>
 .</text:p>
      <text:p text:style-name="P4">
News Source: <text:a xlink:type="simple" xlink:href="https://www.ukrinform.ua/rubric-ato/3701743-drugij-divizion-patriot-vze-na-bojovomu-cerguvanni-povitrani-sili.html" text:style-name="Internet_20_link" text:visited-style-name="Visited_20_Internet_20_Link">
https://www.ukrinform.ua/rubric-ato/3701743-drugij-divizion-patriot-vze-na-bojovomu-cerguvanni-povitrani-sili.html</text:a>
</text:p>
      <!--NEWS-->
      <text:h text:style-name="P10" text:outline-level="1">
<text:span text:style-name="T4">
Yermak discussed with advisers to the Presidents of the Seven EU Security Guarantees for Ukraine</text:span>
</text:h>
      <text:p text:style-name="P4">
Authors: Ukrinform (Person)</text:p>
      <text:p text:style-name="P4">
Publisher: Укринформ (Organization)</text:p>
      <text:p text:style-name="P4">
Published Time: 2023-04-27T-54:11:00+03:00</text:p>
      <text:p text:style-name="P4">
Modified Time: 2023-04-27T21:11:00+03:00</text:p>
      <text:p text:style-name="P4">
Description: Presidential Head Andriy Yermak held a meeting in a videoconference format with foreign policy advisers to Estonia, Latvia, Lithuania, Poland, the Czech Republic of Slovakia and Romania and discussed the issue of security guarantees for Ukraine. - Ukrinform.</text:p>
      <text:p text:style-name="P4">
Images: ["<text:a xlink:type="simple" xlink:href="https://static.ukrinform.com/photos/2023_04/thumb_files/630_360_1682618954-911.jpeg" text:style-name="Internet_20_link" text:visited-style-name="Visited_20_Internet_20_Link">
630_360_16826...</text:a>
", "<text:a xlink:type="simple" xlink:href="https://static.ukrinform.com/photos/2023_04/1682618982-387.jpeg" text:style-name="Internet_20_link" text:visited-style-name="Visited_20_Internet_20_Link">
1682618982-38...</text:a>
", "<text:a xlink:type="simple" xlink:href="https://static.ukrinform.com/photos/2023_04/1682619006-963.jpeg" text:style-name="Internet_20_link" text:visited-style-name="Visited_20_Internet_20_Link">
1682619006-96...</text:a>
"]</text:p>
      <text:p text:style-name="P4">
Tags: ['Євросоюз', 'НАТО', 'Єрмак', 'Безпека']</text:p>
      <text:p text:style-name="P4">
Type: Article</text:p>
      <!--METADATA-->
      <text:p text:style-name="P4">
<draw:frame draw:style-name="fr1" draw:name="Image130" text:anchor-type="as-char" svg:width="6.9236in" svg:height="3.956343in" draw:z-index="0">
<draw:image xlink:href="../Images/yкринформ/2023-04-27T-54-11-00-03-00/630_360_1682618954-911.jpeg" xlink:type="simple" xlink:show="embed" xlink:actuate="onLoad" draw:mime-type="image/jpeg"/>
</draw:frame>
Presidential Head Andriy Yermak held a meeting in a video conference format with external political advisers of Presidents of Estonia, Latvia, Lithuania, Poland, the Czech Republic of Slovakia and Romania and discussed the issue of security guarantees for Ukraine.</text:p>
      <text:p text:style-name="P4">
As Ukrinform reports, it reports <text:a xlink:type="simple" xlink:href="https://www.president.gov.ua/news/andrij-yermak-obgovoriv-iz-radnikami-prezidentiv-estoniyi-la-82521" text:style-name="Internet_20_link" text:visited-style-name="Visited_20_Internet_20_Link">
</text:a>
.</text:p>
      <text:p text:style-name="P4">
Yermak thanked the interlocutors for the comprehensive assistance provided by their states during a full -scale Russian invasion, and noted the consideration of further movement towards the unity of NATO's positions on Ukraine's membership of the Alliance in the context of the future summit in Vilnius.</text:p>
      <text:p text:style-name="P4">
"The formula of the Peace of President Zelensky and our official position: our principled position - we do not see the alternative of NATO's membership," Yermak said.</text:p>
      <text:p text:style-name="P4">
<draw:frame draw:style-name="fr1" draw:name="Image131" text:anchor-type="as-char" svg:width="6.9236in" svg:height="4.604691in" draw:z-index="0">
<draw:image xlink:href="../Images/yкринформ/2023-04-27T-54-11-00-03-00/1682618982-387.jpeg" xlink:type="simple" xlink:show="embed" xlink:actuate="onLoad" draw:mime-type="image/jpeg"/>
</draw:frame>
He stressed that an important decision should be made on the provision of Ukrainian security guarantees until our country's membership is acquired in the Alliance. This security guarantees cannot replace or replace Ukraine's membership in NATO, aslived our country's safety guarantee for full -fledged Waliane membership, which is emphasized in OP.</text:p>
      <text:p text:style-name="P4">
<draw:frame draw:style-name="fr1" draw:name="Image132" text:anchor-type="as-char" svg:width="6.9236in" svg:height="4.604691in" draw:z-index="0">
<draw:image xlink:href="../Images/yкринформ/2023-04-27T-54-11-00-03-00/1682619006-963.jpeg" xlink:type="simple" xlink:show="embed" xlink:actuate="onLoad" draw:mime-type="image/jpeg"/>
</draw:frame>
Ermak also noted the importance of a powerful political signal on the side <text:a xlink:type="simple" xlink:href="https://www.ukrinform.ua/tag-nato" text:style-name="Internet_20_link" text:visited-style-name="Visited_20_Internet_20_Link">
</text:a>
Concerning a clear algorithm for approaching our Ukraine to the Alliance membership.</text:p>
      <text:p text:style-name="P4">
"Today, thanks to you, thanks to the US and other partners, the unity that has been dated and stored is a powerful weapon," he said.</text:p>
      <text:p text:style-name="P4">
<text:span text:style-name="T4">
 Read also: </text:span>
 <text:a xlink:type="simple" xlink:href="https://www.ukrinform.ua/rubric-polytics/3701502-ukraina-ocikue-u-lipni-vidpovidi-koli-zmoze-stati-clenom-nato-smigal.html" text:style-name="Internet_20_link" text:visited-style-name="Visited_20_Internet_20_Link">
</text:a>
Representatives of Estonia, Latvia, Lithuania, Poland, Slovakia, the Czech Republic and Romanivkotre testified to the full support of their countries of Ukraine and its future full membership in NATO and the European Union <text:span text:style-name="T4">
 </text:span>
 <text:span text:style-name="T4">
 </text:span>
 **</text:p>
      <text:p text:style-name="P4">
As reported by Ukrinform, on April 20, President Zelensky said that Ukraine is preparing for a NATO summit, which will take place in Vilnius and expects a political demand for the Alliance.</text:p>
      <text:p text:style-name="P4">
<text:span text:style-name="T5">
Foto: op</text:span>
</text:p>
      <text:p text:style-name="P4">
News Source: <text:a xlink:type="simple" xlink:href="https://www.ukrinform.ua/rubric-polytics/3701742-ermak-obgovoriv-iz-radnikami-prezidentiv-semi-krain-es-garantii-bezpeki-dla-ukraini.html" text:style-name="Internet_20_link" text:visited-style-name="Visited_20_Internet_20_Link">
https://www.ukrinform.ua/rubric-polytics/3701742-ermak-obgovoriv-iz-radnikami-prezidentiv-semi-krain-es-garantii-bezpeki-dla-ukraini.html</text:a>
</text:p>
      <!--NEWS-->
      <text:h text:style-name="P10" text:outline-level="1">
<text:span text:style-name="T4">
In Odessa, due to an accident without gas supply, about 30 streets remained</text:span>
</text:h>
      <text:p text:style-name="P4">
Authors: Ukrinform (Person)</text:p>
      <text:p text:style-name="P4">
Publisher: Укринформ (Organization)</text:p>
      <text:p text:style-name="P4">
Published Time: 2023-04-27T-56:08:22+03:00</text:p>
      <text:p text:style-name="P4">
Modified Time: 2023-04-27T21:08:22+03:00</text:p>
      <text:p text:style-name="P4">
Description: In the Malinovsky district of Odessa, about 30 streets remained due to an accident without gas supply. - Ukrinform.</text:p>
      <text:p text:style-name="P4">
Images: ["<text:a xlink:type="simple" xlink:href="https://static.ukrinform.com/photos/2022_06/thumb_files/630_360_1656588523-330.jpg" text:style-name="Internet_20_link" text:visited-style-name="Visited_20_Internet_20_Link">
630_360_16565...</text:a>
"]</text:p>
      <text:p text:style-name="P4">
Tags: ['Газ', 'Одеса', 'Міськрада']</text:p>
      <text:p text:style-name="P4">
Type: Article</text:p>
      <!--METADATA-->
      <text:p text:style-name="P4">
<draw:frame draw:style-name="fr1" draw:name="Image133" text:anchor-type="as-char" svg:width="6.9236in" svg:height="3.956343in" draw:z-index="0">
<draw:image xlink:href="../Images/yкринформ/2023-04-27T-56-08-22-03-00/630_360_1656588523-330.jpg" xlink:type="simple" xlink:show="embed" xlink:actuate="onLoad" draw:mime-type="image/jpeg"/>
</draw:frame>
The Umalinovsky district of Odessa, due to an accident without gas supply, remained about 30 streets.</text:p>
      <text:p text:style-name="P4">
About it in <text:a xlink:type="simple" xlink:href="https://t.me/odesacityofficial/16719" text:style-name="Internet_20_link" text:visited-style-name="Visited_20_Internet_20_Link">
</text:a>
She reported Odessa Kamiskrad, Ukrinform reports.</text:p>
      <text:p text:style-name="P4">
«Due to the freelance emergency on the street. Praise Subscriber Natural Gas of UEGG, Odessa, located in the square of the streets(About 30 streets in this Quadrat), until 28.04.2023. disconnected from the gas supply system, ”the testimony reads.</text:p>
      <text:p text:style-name="P4">
<text:span text:style-name="T4">
 Read also: </text:span>
 <text:a xlink:type="simple" xlink:href="https://www.ukrinform.ua/rubric-regions/3701590-u-seli-na-lvivsini-v-sesti-domogospodarstvah-stavsa-vitik-gazu.html" text:style-name="Internet_20_link" text:visited-style-name="Visited_20_Internet_20_Link">
</text:a>
It is noted that gas starting will be performed tomorrow from ten in the morning.</text:p>
      <text:p text:style-name="P4">
As it was reported, in the village of Rozvadiv, Stryi district of Lviv region, the territory of six households was a gas leakage.</text:p>
      <text:p text:style-name="P4">
Photo: Depo. Odessa</text:p>
      <text:p text:style-name="P4">
News Source: <text:a xlink:type="simple" xlink:href="https://www.ukrinform.ua/rubric-regions/3701741-v-odesi-cerez-avariu-bez-gazopostacanna-zalisilisa-blizko-30-vulic.html" text:style-name="Internet_20_link" text:visited-style-name="Visited_20_Internet_20_Link">
https://www.ukrinform.ua/rubric-regions/3701741-v-odesi-cerez-avariu-bez-gazopostacanna-zalisilisa-blizko-30-vulic.html</text:a>
</text:p>
      <!--NEWS-->
      <text:h text:style-name="P10" text:outline-level="1">
<text:span text:style-name="T4">
The Russians fired Kherson region, there were killed and wounded</text:span>
</text:h>
      <text:p text:style-name="P4">
Authors: Ukrinform (Person)</text:p>
      <text:p text:style-name="P4">
Publisher: Укринформ (Organization)</text:p>
      <text:p text:style-name="P4">
Published Time: 2023-04-27T-58:04:34+03:00</text:p>
      <text:p text:style-name="P4">
Modified Time: 2023-04-27T21:04:34+03:00</text:p>
      <text:p text:style-name="P4">
Description: The troops of the Russian Federation fired at the Tyagin community of the Kherson region, the summer spouse was injured - the woman was killed, the husband was hospitaliz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134" text:anchor-type="as-char" svg:width="6.9236in" svg:height="3.956343in" draw:z-index="0">
<draw:image xlink:href="../Images/yкринформ/2023-04-27T-58-04-34-03-00/630_360_1538997483-946.jpg" xlink:type="simple" xlink:show="embed" xlink:actuate="onLoad" draw:mime-type="image/jpeg"/>
</draw:frame>
The Russian Federation fired at the Tyagin community of the Kherson region, the summer spouse was injured - the woman was killed, the husband was being buried.</text:p>
      <text:p text:style-name="P4">
According to Ukrinform, Alexander Proudin, the head of the Kherson Regional Military Administration, reports this in <text:a xlink:type="simple" xlink:href="https://t.me/olexandrprokudin/373" text:style-name="Internet_20_link" text:visited-style-name="Visited_20_Internet_20_Link">
</text:a>
.</text:p>
      <text:p text:style-name="P4">
"The enemy hit a dwelling house in the village at a time when peaceful people were in the yard. A 60-year-old woman was killed in the place. A 73-year-old man was seriously injured," the report reads.</text:p>
      <text:p text:style-name="P4">
<text:span text:style-name="T4">
 Read also: </text:span>
 <text:a xlink:type="simple" xlink:href="https://www.ukrinform.ua/rubric-regions/3701698-na-hersonsini-organizuvali-evakuaciu-z-kizomisu-akij-sodna-obstrilue-vorog.html" text:style-name="Internet_20_link" text:visited-style-name="Visited_20_Internet_20_Link">
<text:span text:style-name="T4">
 firing </text:span>
</text:a>
He was hospitalized with wounds, trunk and extremities. The doctors are now for the victim's life.</text:p>
      <text:p text:style-name="P4">
As reported by Ukrinform, on April 27, the military was firing a residential quarter, damaged apartments, a 42-year-old man was killed.</text:p>
      <text:p text:style-name="P4">
News Source: <text:a xlink:type="simple" xlink:href="https://www.ukrinform.ua/rubric-ato/3701739-rosiani-obstrilali-hersonsinu-e-zagibla-ta-poranenij.html" text:style-name="Internet_20_link" text:visited-style-name="Visited_20_Internet_20_Link">
https://www.ukrinform.ua/rubric-ato/3701739-rosiani-obstrilali-hersonsinu-e-zagibla-ta-poranenij.html</text:a>
</text:p>
      <!--NEWS-->
      <text:h text:style-name="P10" text:outline-level="1">
<text:span text:style-name="T4">
Tkachenko called for international support for cultural institutions and artists during the war</text:span>
</text:h>
      <text:p text:style-name="P4">
Authors: Ukrinform (Person)</text:p>
      <text:p text:style-name="P4">
Publisher: Укринформ (Organization)</text:p>
      <text:p text:style-name="P4">
Published Time: 2023-04-27T-60:02:34+03:00</text:p>
      <text:p text:style-name="P4">
Modified Time: 2023-04-27T21:02:34+03:00</text:p>
      <text:p text:style-name="P4">
Description: Minister of Culture and Information Policy Oleksandr Tkachenko at the Renaissance of Arts and Culture in Ukraine conference, which took place in Berne (Switzerland), called for international support for cultural institutions and artists during the war. - Ukrinform.</text:p>
      <text:p text:style-name="P4">
Images: ["<text:a xlink:type="simple" xlink:href="https://static.ukrinform.com/photos/2023_04/thumb_files/630_360_1682618435-399.jpg" text:style-name="Internet_20_link" text:visited-style-name="Visited_20_Internet_20_Link">
630_360_16826...</text:a>
"]</text:p>
      <text:p text:style-name="P4">
Tags: ['Культура', 'Ткаченко', 'МКІП ']</text:p>
      <text:p text:style-name="P4">
Type: Article</text:p>
      <!--METADATA-->
      <text:p text:style-name="P4">
<draw:frame draw:style-name="fr1" draw:name="Image135" text:anchor-type="as-char" svg:width="6.9236in" svg:height="3.956343in" draw:z-index="0">
<draw:image xlink:href="../Images/yкринформ/2023-04-27T-60-02-34-03-00/630_360_1682618435-399.jpg" xlink:type="simple" xlink:show="embed" xlink:actuate="onLoad" draw:mime-type="image/jpeg"/>
</draw:frame>
Ministers and Information Policy Oleksandr Tkachenko at the Renaissance of Arts and Culture in Ukraine conference, which took place in Berne(Switzerland)He called for international support for cultural institutions and artists during the war.</text:p>
      <text:p text:style-name="P4">
He wrote about it in <text:a xlink:type="simple" xlink:href="https://t.me/otkachenkokyiv/3486" text:style-name="Internet_20_link" text:visited-style-name="Visited_20_Internet_20_Link">
</text:a>
, reports Ukrinform.</text:p>
      <text:p text:style-name="P4">
"On the challenges and needs of institutions and artists in the field of culture during the war, on the importance of international support and priority tasks for 2023 - Introduced in his speech at a conference in the Swiss city of Bern .... They talked about specific projects in Ukraine that can support Swisskantons. ", - the minister wrote.</text:p>
      <text:p text:style-name="P4">
<text:span text:style-name="T4">
 Read also: </text:span>
 <text:a xlink:type="simple" xlink:href="https://www.ukrinform.ua/rubric-culture/3701198-tkacenko-pro-obstril-muzeu-u-kupansku-zberezena-bilsist-obektiv-kulturnoi-spadsini.html" text:style-name="Internet_20_link" text:visited-style-name="Visited_20_Internet_20_Link">
<text:span text:style-name="T4">
 Tkachenko </text:span>
</text:a>
He reported that the Conference "Renaissance of Arts and Culture in Ukraine", an example of which is Odessa and Odessa ", became another platform for the exchange of awareness between Ukrainian and foreign experts from different spheres of culture.</text:p>
      <text:p text:style-name="P4">
"Despite the war, our theaters arrange premieres, the Philharmonic halls continue to work even with Blacka, and musicians arrange concerts in the subway. Cultural life continues. And today - time - time for all civilized world to act to show that it remains true to its main values," added the minister.</text:p>
      <text:p text:style-name="P4">
Tkachenko stressed that Ukraine should now use every international site to encourage international partners to support the Ukrainian sphere.</text:p>
      <text:p text:style-name="P4">
<text:span text:style-name="T4">
 Read also: </text:span>
 <text:a xlink:type="simple" xlink:href="https://www.ukrinform.ua/rubric-crimea/3700922-dla-reintegracii-krimu-vazlivo-rozbivati-rosijski-mifi-tkacenko.html" text:style-name="Internet_20_link" text:visited-style-name="Visited_20_Internet_20_Link">
<text:span text:style-name="T4">
 Tkachenko </text:span>
</text:a>
The conference is organized by the LEGATO Berne-Odesa Association, which united Ukrainian diplomats and European ambassadors, representatives of international organizations, politicians, artists for the sole purpose-to support and protect the culture and cultural heritage. Guests of the conference are able to see the conferences of different cultural institutions of Odessa.</text:p>
      <text:p text:style-name="P4">
Photo: Oleksandr Tkachenko, telegram</text:p>
      <text:p text:style-name="P4">
News Source: <text:a xlink:type="simple" xlink:href="https://www.ukrinform.ua/rubric-culture/3701737-tkacenko-zaklikav-do-miznarodnoi-pidtrimki-kulturnih-institucij-ta-mitciv-pid-cas-vijni.html" text:style-name="Internet_20_link" text:visited-style-name="Visited_20_Internet_20_Link">
https://www.ukrinform.ua/rubric-culture/3701737-tkacenko-zaklikav-do-miznarodnoi-pidtrimki-kulturnih-institucij-ta-mitciv-pid-cas-vijni.html</text:a>
</text:p>
      <!--NEWS-->
      <text:h text:style-name="P10" text:outline-level="1">
<text:span text:style-name="T4">
Buschan for the first time in six months got to the Dynamo application</text:span>
</text:h>
      <text:p text:style-name="P4">
Authors: Ukrinform (Person)</text:p>
      <text:p text:style-name="P4">
Publisher: Укринформ (Organization)</text:p>
      <text:p text:style-name="P4">
Published Time: 2023-04-27T-63:59:09+03:00</text:p>
      <text:p text:style-name="P4">
Modified Time: 2023-04-27T20:59:09+03:00</text:p>
      <text:p text:style-name="P4">
Description: The player went to Uzhgorod for a match with Metalist. - Ukrinform.</text:p>
      <text:p text:style-name="P4">
Images: ["<text:a xlink:type="simple" xlink:href="https://static.ukrinform.com/photos/2023_04/thumb_files/630_360_1682618189-561.jpg" text:style-name="Internet_20_link" text:visited-style-name="Visited_20_Internet_20_Link">
630_360_16826...</text:a>
"]</text:p>
      <text:p text:style-name="P4">
Tags: ['Динамо', 'Футбол']</text:p>
      <text:p text:style-name="P4">
Type: Article</text:p>
      <!--METADATA-->
      <text:p text:style-name="P4">
<draw:frame draw:style-name="fr1" draw:name="Image136" text:anchor-type="as-char" svg:width="6.9236in" svg:height="3.956343in" draw:z-index="0">
<draw:image xlink:href="../Images/yкринформ/2023-04-27T-63-59-09-03-00/630_360_1682618189-561.jpg" xlink:type="simple" xlink:show="embed" xlink:actuate="onLoad" draw:mime-type="image/jpeg"/>
</draw:frame>
The player moved to Uzhgorod for a match with Metalist.</text:p>
      <text:p text:style-name="P4">
Goalkeeper Georgy Buschan can play Dynamo in the next UPL round, <text:a xlink:type="simple" xlink:href="https://fcdynamo.com/news/24-gravci-gotovi-zigrati-z-metalistom" text:style-name="Internet_20_link" text:visited-style-name="Visited_20_Internet_20_Link">
</text:a>
press service, Ukrinform reports.</text:p>
      <text:p text:style-name="P4">
The goalkeeper went with the Kiev club to Uzhgorod, where Bilo-Blue will resist the "Metalist" within the 23rd round of UPL. In addition, Dynamo's application included Central Beck Denis Popov.</text:p>
      <text:p text:style-name="P4">
In early September last year, in the match of the first round of the Europa League with Fenerbahche, Buschan injured his knee. The goalkeeper was successfully operated in Barcelona. In the winter, Kiper successfully performed surgery to remove intervertebral hernia. For the second part of the season, Buschan has not yet appeared on the field, and George missed the national team.</text:p>
      <text:p text:style-name="P4">
This season, the goalkeeper played nine matches in all the tournaments for Kyivans, with 15 goals and played twice on zero.</text:p>
      <text:p text:style-name="P4">
<text:span text:style-name="T4">
 Read also: </text:span>
 <text:a xlink:type="simple" xlink:href="https://www.ukrinform.ua/rubric-sports/3701626-23j-tur-futbolnoi-premerligi-ukraini-startue-matcami-v-rivnomu-ta-uzgorodi.html" text:style-name="Internet_20_link" text:visited-style-name="Visited_20_Internet_20_Link">
</text:a>
According to Ukrinform, the match with Metalist will take place tomorrow, April 28 13:00.</text:p>
      <text:p text:style-name="P4">
Photo: fcDynamo.com</text:p>
      <text:p text:style-name="P4">
News Source: <text:a xlink:type="simple" xlink:href="https://www.ukrinform.ua/rubric-sports/3701736-busan-vperse-za-pivroku-potrapiv-do-zaavki-dinamo.html" text:style-name="Internet_20_link" text:visited-style-name="Visited_20_Internet_20_Link">
https://www.ukrinform.ua/rubric-sports/3701736-busan-vperse-za-pivroku-potrapiv-do-zaavki-dinamo.html</text:a>
</text:p>
      <!--NEWS-->
      <text:h text:style-name="P10" text:outline-level="1">
<text:span text:style-name="T4">
Pentagon's suspected leakage had a tendency to violence - NYT</text:span>
</text:h>
      <text:p text:style-name="P4">
Authors: Ukrinform (Person)</text:p>
      <text:p text:style-name="P4">
Publisher: Укринформ (Organization)</text:p>
      <text:p text:style-name="P4">
Published Time: 2023-04-27T-65:52:00+03:00</text:p>
      <text:p text:style-name="P4">
Modified Time: 2023-04-27T20:52:00+03:00</text:p>
      <text:p text:style-name="P4">
Description: US prosecutors accused the US Air Force serviceman Jack Teisheir, who is suspected of leakage of secret information of the Pentagon, trying to hide their actions, and noted his tendency to violence. - Ukrinform.</text:p>
      <text:p text:style-name="P4">
Images: ["<text:a xlink:type="simple" xlink:href="https://static.ukrinform.com/photos/2023_04/thumb_files/630_360_1682158485-345.jpg" text:style-name="Internet_20_link" text:visited-style-name="Visited_20_Internet_20_Link">
630_360_16821...</text:a>
"]</text:p>
      <text:p text:style-name="P4">
Tags: ['Пентагон', 'Війна з росією', 'Витік']</text:p>
      <text:p text:style-name="P4">
Type: Article</text:p>
      <!--METADATA-->
      <text:p text:style-name="P4">
<draw:frame draw:style-name="fr1" draw:name="Image137" text:anchor-type="as-char" svg:width="6.9236in" svg:height="3.956343in" draw:z-index="0">
<draw:image xlink:href="../Images/yкринформ/2023-04-27T-65-52-00-03-00/630_360_1682158485-345.jpg" xlink:type="simple" xlink:show="embed" xlink:actuate="onLoad" draw:mime-type="image/jpeg"/>
</draw:frame>
The US prosecutors accused the Air Force serviceman of the National Guard Jack Teshair, who is suspected of leakage of secret information of the Pentagon, to hide their actions, and noted his tendency to violence.</text:p>
      <text:p text:style-name="P4">
About it reports <text:a xlink:type="simple" xlink:href="https://www.nytimes.com/2023/04/27/us/politics/jack-teixeira-leaks.html" text:style-name="Internet_20_link" text:visited-style-name="Visited_20_Internet_20_Link">
</text:a>
, Ukrinform correspondent reports.</text:p>
      <text:p text:style-name="P4">
In a court, dated April 26, investigators drew attention to the "alarming" history of racist and aggressive statements by Tishaira.</text:p>
      <text:p text:style-name="P4">
On the eve of the hearing on his detention, planned for Thursday, the Uphedral Court of Massachusetts, prosecutors reported that in 2018, Teishair had been dismissed from high school in high school for the statement of "Molotov's cocktails" and other weapons, as well as sought on internet. He participated in the Discorr's Discussions on Discord Platform, which he used to place secret information, and kept firearms and tactical equipment at home.</text:p>
      <text:p text:style-name="P4">
According to prosecutors, Tusheir was also prone to "racist threats.</text:p>
      <text:p text:style-name="P4">
<text:span text:style-name="T4">
 Read also: </text:span>
 <text:a xlink:type="simple" xlink:href="https://www.ukrinform.ua/rubric-world/3699273-tejsejra-pocav-publikuvati-dokumenti-pentagonu-za-kilka-dniv-pisla-vtorgnenna-rosii-v-ukrainu.html" text:style-name="Internet_20_link" text:visited-style-name="Visited_20_Internet_20_Link">
<text:span text:style-name="T4">
 Timisira </text:span>
</text:a>
Taisheir himself also tried to destroy the evidence. The case file was added to the case file, including the Xbox tablet and console, which he was in a hurry to arrest in a hurry, and then threw it into the trash near his house near the house, Massachusetts. The witness reported that Tusheir threw out the phone of the car window.</text:p>
      <text:p text:style-name="P4">
Prosecutors also released a number of posts on social networks for 2022 and 2023, in which Taisheira expressed a "mass of people" and squeeze the "weak -minded", and described what he called "a murder van" that would go and kill people city or suburban environment. "</text:p>
      <text:p text:style-name="P4">
It was reported that Tusheir was arrested on April 13, and he was notified of two points associated with unauthorized treatment of spare materials. In case of recognition of his guilty military threatens at least 25 years in prison.<text:span text:style-name="T4">
 Read also: </text:span>
 <text:a xlink:type="simple" xlink:href="https://www.ukrinform.ua/rubric-world/3698069-pidozruvanij-u-spravi-pro-vitik-dokumentiv-pentagonu-zalisitsa-pid-vartou.html" text:style-name="Internet_20_link" text:visited-style-name="Visited_20_Internet_20_Link">
<text:span text:style-name="T4">
 Suspect </text:span>
 <text:span text:style-name="T4">
 </text:span>
 <text:span text:style-name="T4">
 </text:span>
 <text:span text:style-name="T4">
 About </text:span>
 <text:span text:style-name="T4">
 Direct </text:span>
<text:span text:style-name="T4">
 Documents </text:span>
 <text:span text:style-name="T4">
 Pentagon </text:span>
 <text:span text:style-name="T4">
 </text:span>
 left <text:span text:style-name="T4">
 </text:span>
 under <text:span text:style-name="T4">
 </text:span>
 <text:span text:style-name="T4">
 </text:span>
 <text:span text:style-name="T4">
 worth </text:span>
</text:a>
Investigators found a small arsenal of weapons in the bedroom of the suspect: pistols, rifles, shotguns, AK, gas mask, ammunition, tactical results and muffler.</text:p>
      <text:p text:style-name="P4">
The prosecutors urged the judge to leave Taisheir's lattice because he would have all the access to secret information on national defense, how can he disclose, and there is a "serious threat of his escape."</text:p>
      <text:p text:style-name="P4">
According to law enforcement officers, Timisira began to place secret reconnaissance information on social networks in February 2022, immediately after the start of a full -scale recession of the Russian Federation to Ukraine.</text:p>
      <text:p text:style-name="P4">
News Source: <text:a xlink:type="simple" xlink:href="https://www.ukrinform.ua/rubric-world/3701733-pidozruvanij-u-vitoku-dokumentiv-pentagonu-mav-shilnist-do-nasilstva-nyt.html" text:style-name="Internet_20_link" text:visited-style-name="Visited_20_Internet_20_Link">
https://www.ukrinform.ua/rubric-world/3701733-pidozruvanij-u-vitoku-dokumentiv-pentagonu-mav-shilnist-do-nasilstva-nyt.html</text:a>
</text:p>
      <!--NEWS-->
      <text:h text:style-name="P10" text:outline-level="1">
<text:span text:style-name="T4">
Korea President has announced assistance to Ukraine in confrontation of Russian aggression and recovery</text:span>
</text:h>
      <text:p text:style-name="P4">
Authors: Ukrinform (Person)</text:p>
      <text:p text:style-name="P4">
Publisher: Укринформ (Organization)</text:p>
      <text:p text:style-name="P4">
Published Time: 2023-04-27T-67:43:06+03:00</text:p>
      <text:p text:style-name="P4">
Modified Time: 2023-04-27T20:43:06+03:00</text:p>
      <text:p text:style-name="P4">
Description: The Korean people have the experience of armed struggle for freedom and sovereignty with the support of the free world - what Ukrainians are experiencing now, so the Republic of Korea will support Ukraine, as well as efforts to restore the country after the war. - Ukrinform.</text:p>
      <text:p text:style-name="P4">
Images: ["<text:a xlink:type="simple" xlink:href="https://static.ukrinform.com/photos/2023_04/thumb_files/630_360_1681877158-571.png" text:style-name="Internet_20_link" text:visited-style-name="Visited_20_Internet_20_Link">
630_360_16818...</text:a>
"]</text:p>
      <text:p text:style-name="P4">
Tags: ['Корея', 'Україна', 'Війна з росією']</text:p>
      <text:p text:style-name="P4">
Type: Article</text:p>
      <!--METADATA-->
      <text:p text:style-name="P4">
<draw:frame draw:style-name="fr1" draw:name="Image138" text:anchor-type="as-char" svg:width="6.9236in" svg:height="3.956343in" draw:z-index="0">
<draw:image xlink:href="../Images/yкринформ/2023-04-27T-67-43-06-03-00/630_360_1681877158-571.png" xlink:type="simple" xlink:show="embed" xlink:actuate="onLoad" draw:mime-type="image/png"/>
</draw:frame>
The Korean people have the experience of armed struggle for freedom and sovereignty of the wasting of the free world - what Ukrainians are experiencing now, so the Republicacorea will support Ukraine, as well as efforts to restore the postvate country.</text:p>
      <text:p text:style-name="P4">
This was stated by South Korean President Yun Jok John, speaking on Thursday, the chambers of the US Congress, Ukrinform correspondent reports.</text:p>
      <text:p text:style-name="P4">
“Freedom and democracy are threatened again. The war against Ukraine is a violation of international law. It is an attempt by force to change the status quo in a unilateral order. Korea strongly condemns an unfinished armed attack on Ukraine, ”President Jun said.</text:p>
      <text:p text:style-name="P4">
<text:span text:style-name="T4">
 Read also: </text:span>
 <text:a xlink:type="simple" xlink:href="https://www.ukrinform.ua/rubric-world/3701210-bajden-zaaviv-pro-vazlivist-pidtrimki-ukraini-z-boku-pivdennoi-korei.html" text:style-name="Internet_20_link" text:visited-style-name="Visited_20_Internet_20_Link">
<text:span text:style-name="T4">
 USA </text:span>
 <text:span text:style-name="T4">
 Southern </text:span>
 <text:span text:style-name="T4">
 </text:span>
 Korea <text:span text:style-name="T4">
 </text:span>
 Further <text:span text:style-name="T4">
<text:span text:style-name="T5">
* will support </text:span>
* </text:span>
 Ukraine <text:span text:style-name="T4">
 </text:span>
 <text:span text:style-name="T4">
 </text:span>
 statement <text:span text:style-name="T4">
 </text:span>
 <text:span text:style-name="T4">
 Presidents </text:span>
</text:a>
He recalled that when North Korea was attacked south in 1950, democracy from all over the world provided Seoul assistance.</text:p>
      <text:p text:style-name="P4">
“We fought together and retained freedom. The rest is a story, ”the President of the RC said.</text:p>
      <text:p text:style-name="P4">
He stressed that his country's experience shows "how important it is for democracies to maintain solidarity." Therefore, according to him, Korea is a Budesoidaric with the whole free world.</text:p>
      <text:p text:style-name="P4">
<text:span text:style-name="T4">
 Read also: </text:span>
 <text:a xlink:type="simple" xlink:href="https://www.ukrinform.ua/rubric-technology/3701485-prezident-pivdennoi-korei-zustrivsa-z-ilonom-maskomu-vasingtoni.html" text:style-name="Internet_20_link" text:visited-style-name="Visited_20_Internet_20_Link">
<text:span text:style-name="T4">
 bark </text:span>
</text:a>
"We will actively work for the protection of freedom, as well as the people of Ukraine and support the efforts to restore it," Yun emphasized.</text:p>
      <text:p text:style-name="P4">
According to Ukrinform, the President of the Republic of Korea Jun Jec is a state -owned visit to the United States. On Wednesday, he met with the head of the White House Jobiden.</text:p>
      <text:p text:style-name="P4">
News Source: <text:a xlink:type="simple" xlink:href="https://www.ukrinform.ua/rubric-polytics/3701731-prezident-korei-anonsuvav-dopomogu-ukraini-u-protistoanni-agresii-rf-ta-vidnovlenni.html" text:style-name="Internet_20_link" text:visited-style-name="Visited_20_Internet_20_Link">
https://www.ukrinform.ua/rubric-polytics/3701731-prezident-korei-anonsuvav-dopomogu-ukraini-u-protistoanni-agresii-rf-ta-vidnovlenni.html</text:a>
</text:p>
      <!--NEWS-->
      <text:h text:style-name="P10" text:outline-level="1">
<text:span text:style-name="T4">
Donetsk Oblast(06:58). Red Alert: aerial threat. Sirens sounding. Take cover now!</text:span>
</text:h>
      <text:p text:style-name="P4">
Authors: liveuamap (Language: en)</text:p>
      <text:p text:style-name="P4">
Time: 2023-04-27T01:00:00</text:p>
      <text:p text:style-name="P4">
Location: Donetsk Oblast (Latitude:48.7266 Longtitude:37.57751)</text:p>
      <text:p text:style-name="P4">
Videos: []</text:p>
      <text:p text:style-name="P4">
Images: []</text:p>
      <text:p text:style-name="P4">
Tags: ["Europe", "Central and Eastern Europe"]</text:p>
      <text:p text:style-name="P4">
Id: 22558842</text:p>
      <!--METADATA-->
      <text:p text:style-name="P4">
Donetsk Oblast(06:58). Red Alert: aerial threat. Sirens sounding. Take covernow!</text:p>
      <text:p text:style-name="P4">
News Collection Link: <text:a xlink:type="simple" xlink:href="https://liveuamap.com/en/2023/27-april-donetsk-oblast0658-red-alert-aerial-g" text:style-name="Internet_20_link" text:visited-style-name="Visited_20_Internet_20_Link">
https://liveuamap.com/en/2023/27-april-donetsk-oblast0658-red-alert-aerial-g</text:a>
</text:p>
      <text:p text:style-name="P4">
News Source: <text:a xlink:type="simple" xlink:href="https://t.me/air_alert_ua/43835" text:style-name="Internet_20_link" text:visited-style-name="Visited_20_Internet_20_Link">
https://t.me/air_alert_ua/43835</text:a>
</text:p>
      <!--NEWS-->
      <text:h text:style-name="P10" text:outline-level="1">
<text:span text:style-name="T4">
Donetsk Oblast(08:08). Red Alert: aerial threat. Sirens sounding. Take cover now!</text:span>
</text:h>
      <text:p text:style-name="P4">
Authors: liveuamap (Language: en)</text:p>
      <text:p text:style-name="P4">
Time: 2023-04-27T02:11:00</text:p>
      <text:p text:style-name="P4">
Location: Donetsk Oblast (Latitude:48.72744 Longtitude:37.5781)</text:p>
      <text:p text:style-name="P4">
Videos: []</text:p>
      <text:p text:style-name="P4">
Images: []</text:p>
      <text:p text:style-name="P4">
Tags: ["Europe", "Central and Eastern Europe"]</text:p>
      <text:p text:style-name="P4">
Id: 22558873</text:p>
      <!--METADATA-->
      <text:p text:style-name="P4">
Donetsk Oblast(08:08). Red Alert: aerial threat. Sirens sounding. Take covernow!</text:p>
      <text:p text:style-name="P4">
News Collection Link: <text:a xlink:type="simple" xlink:href="https://liveuamap.com/en/2023/27-april-donetsk-oblast0808-red-alert-aerial-g" text:style-name="Internet_20_link" text:visited-style-name="Visited_20_Internet_20_Link">
https://liveuamap.com/en/2023/27-april-donetsk-oblast0808-red-alert-aerial-g</text:a>
</text:p>
      <text:p text:style-name="P4">
News Source: <text:a xlink:type="simple" xlink:href="https://t.me/air_alert_ua/43838" text:style-name="Internet_20_link" text:visited-style-name="Visited_20_Internet_20_Link">
https://t.me/air_alert_ua/43838</text:a>
</text:p>
      <!--NEWS-->
      <text:h text:style-name="P10" text:outline-level="1">
<text:span text:style-name="T4">
Kherson, Khersonska Oblast(09:43). Red Alert: aerial threat. Sirens sounding. Take cover now!</text:span>
</text:h>
      <text:p text:style-name="P4">
Authors: liveuamap (Language: en)</text:p>
      <text:p text:style-name="P4">
Time: 2023-04-27T03:44:00</text:p>
      <text:p text:style-name="P4">
Location: Kherson (Latitude:46.65668 Longtitude:32.61794)</text:p>
      <text:p text:style-name="P4">
Videos: []</text:p>
      <text:p text:style-name="P4">
Images: []</text:p>
      <text:p text:style-name="P4">
Tags: ["Europe", "Central and Eastern Europe"]</text:p>
      <text:p text:style-name="P4">
Id: 22558913</text:p>
      <!--METADATA-->
      <text:p text:style-name="P4">
Kherson, Kherson region(09:43). Red Alert: aerial threat. Sirens sounding.Take cover now!</text:p>
      <text:p text:style-name="P4">
News Collection Link: <text:a xlink:type="simple" xlink:href="https://liveuamap.com/en/2023/27-april-kherson-khersonska-oblast0943-red-alg" text:style-name="Internet_20_link" text:visited-style-name="Visited_20_Internet_20_Link">
https://liveuamap.com/en/2023/27-april-kherson-khersonska-oblast0943-red-alg</text:a>
</text:p>
      <text:p text:style-name="P4">
News Source: <text:a xlink:type="simple" xlink:href="https://t.me/air_alert_ua/43841" text:style-name="Internet_20_link" text:visited-style-name="Visited_20_Internet_20_Link">
https://t.me/air_alert_ua/43841</text:a>
</text:p>
      <!--NEWS-->
      <text:h text:style-name="P10" text:outline-level="1">
<text:span text:style-name="T4">
Donetsk Oblast(09:57). Red Alert: aerial threat. Sirens sounding. Take cover now!</text:span>
</text:h>
      <text:p text:style-name="P4">
Authors: liveuamap (Language: en)</text:p>
      <text:p text:style-name="P4">
Time: 2023-04-27T04:00:00</text:p>
      <text:p text:style-name="P4">
Location: Donetsk Oblast (Latitude:48.72719 Longtitude:37.57754)</text:p>
      <text:p text:style-name="P4">
Videos: []</text:p>
      <text:p text:style-name="P4">
Images: []</text:p>
      <text:p text:style-name="P4">
Tags: ["Europe", "Central and Eastern Europe"]</text:p>
      <text:p text:style-name="P4">
Id: 22558918</text:p>
      <!--METADATA-->
      <text:p text:style-name="P4">
Donetsk Oblast(09:57). Red Alert: aerial threat. Sirens sounding. Take covernow!</text:p>
      <text:p text:style-name="P4">
News Collection Link: <text:a xlink:type="simple" xlink:href="https://liveuamap.com/en/2023/27-april-donetsk-oblast0957-red-alert-aerial-g" text:style-name="Internet_20_link" text:visited-style-name="Visited_20_Internet_20_Link">
https://liveuamap.com/en/2023/27-april-donetsk-oblast0957-red-alert-aerial-g</text:a>
</text:p>
      <text:p text:style-name="P4">
News Source: <text:a xlink:type="simple" xlink:href="https://t.me/air_alert_ua/43843" text:style-name="Internet_20_link" text:visited-style-name="Visited_20_Internet_20_Link">
https://t.me/air_alert_ua/43843</text:a>
</text:p>
      <!--NEWS-->
      <text:h text:style-name="P10" text:outline-level="1">
<text:span text:style-name="T4">
Russian army conducted 7 missile strikes, 39 airstrikes and over 61 shelling with MLRS, - Gen...</text:span>
</text:h>
      <text:p text:style-name="P4">
Authors: liveuamap (Language: en)</text:p>
      <text:p text:style-name="P4">
Time: 2023-04-27T04:50:00</text:p>
      <text:p text:style-name="P4">
Location: Ukraine (Latitude:47.43552 Longtitude:35.81543)</text:p>
      <text:p text:style-name="P4">
Videos: []</text:p>
      <text:p text:style-name="P4">
Images: []</text:p>
      <text:p text:style-name="P4">
Tags: ["Russia"]</text:p>
      <text:p text:style-name="P4">
Id: 22558932</text:p>
      <!--METADATA-->
      <text:p text:style-name="P4">
Russian army conducted 7 missile strikes, 39 airstrikes and over 61 shellingwith MLRS, - General Staff of Armed Forces of Ukraine says in the morningreport</text:p>
      <text:p text:style-name="P4">
News Collection Link: <text:a xlink:type="simple" xlink:href="https://liveuamap.com/en/2023/27-april-russian-army-conducted-7-missile-strikes-39-airstrikes" text:style-name="Internet_20_link" text:visited-style-name="Visited_20_Internet_20_Link">
https://liveuamap.com/en/2023/27-april-russian-army-conducted-7-missile-strikes-39-airstrikes</text:a>
</text:p>
      <text:p text:style-name="P4">
News Source: <text:a xlink:type="simple" xlink:href="https://t.me/lumsrc/4606" text:style-name="Internet_20_link" text:visited-style-name="Visited_20_Internet_20_Link">
https://t.me/lumsrc/4606</text:a>
</text:p>
      <!--NEWS-->
      <text:h text:style-name="P10" text:outline-level="1">
<text:span text:style-name="T4">
AT Liman Direction Russian Army Welled Ternonius, Torsk, Dibrova, Bilonorivka, Verkhnokamyansk ...</text:span>
</text:h>
      <text:p text:style-name="P4">
Authors: liveuamap (Language: en)</text:p>
      <text:p text:style-name="P4">
Time: 2023-04-27T04:51:00</text:p>
      <text:p text:style-name="P4">
Location: Bakhmut (Latitude:48.80568 Longtitude:38.24932)</text:p>
      <text:p text:style-name="P4">
Videos: []</text:p>
      <text:p text:style-name="P4">
Images: []</text:p>
      <text:p text:style-name="P4">
Tags: ["Russia"]</text:p>
      <text:p text:style-name="P4">
Id: 22558929</text:p>
      <!--METADATA-->
      <text:p text:style-name="P4">
At Lyman direction Russian army shelled Terny, Torske, Dibrova, Bilohorivka,Verkhnokamyanske and Spirne of Donetsk region, - General Staff of Armed Forcesof Ukraine says in the morning report</text:p>
      <text:p text:style-name="P4">
News Collection Link: <text:a xlink:type="simple" xlink:href="https://liveuamap.com/en/2023/27-april-at-lyman-direction-russian-army-shelled-terny-torske" text:style-name="Internet_20_link" text:visited-style-name="Visited_20_Internet_20_Link">
https://liveuamap.com/en/2023/27-april-at-lyman-direction-russian-army-shelled-terny-torske</text:a>
</text:p>
      <text:p text:style-name="P4">
News Source: <text:a xlink:type="simple" xlink:href="https://t.me/lumsrc/4609" text:style-name="Internet_20_link" text:visited-style-name="Visited_20_Internet_20_Link">
https://t.me/lumsrc/4609</text:a>
</text:p>
      <!--NEWS-->
      <text:h text:style-name="P10" text:outline-level="1">
<text:span text:style-name="T4">
Russian forces conducting offensive actions at Bakhmut, Avdiivka and Maryinka directions. Ukr...</text:span>
</text:h>
      <text:p text:style-name="P4">
Authors: liveuamap (Language: en)</text:p>
      <text:p text:style-name="P4">
Time: 2023-04-27T04:53:24</text:p>
      <text:p text:style-name="P4">
Location: Donetsk (Latitude:47.94142000 Longtitude:37.50629000)</text:p>
      <text:p text:style-name="P4">
Videos: []</text:p>
      <text:p text:style-name="P4">
Images: []</text:p>
      <text:p text:style-name="P4">
Tags: ["Russia"]</text:p>
      <text:p text:style-name="P4">
Id: 22558923</text:p>
      <!--METADATA-->
      <text:p text:style-name="P4">
Russian forces conducting offensive actions at Bakhmut, Avdiivka and Maryinkadirections. Ukrainian military repelled 54 Russian attacks. Russian forcesattempting to advance near Bakhmut, Orikhovo-Vasylivka and Ivanivske,Avdiyivka, Syeverne and Pervomayske, Maryinka, - General Staff of Armed Forcesof Ukraine says in the morning report</text:p>
      <text:p text:style-name="P4">
News Collection Link: <text:a xlink:type="simple" xlink:href="https://liveuamap.com/en/2023/27-april-russian-forces-conducting-offensive-actions-at-bakhmut" text:style-name="Internet_20_link" text:visited-style-name="Visited_20_Internet_20_Link">
https://liveuamap.com/en/2023/27-april-russian-forces-conducting-offensive-actions-at-bakhmut</text:a>
</text:p>
      <text:p text:style-name="P4">
News Source: <text:a xlink:type="simple" xlink:href="https://t.me/lumsrc/4615" text:style-name="Internet_20_link" text:visited-style-name="Visited_20_Internet_20_Link">
https://t.me/lumsrc/4615</text:a>
</text:p>
      <!--NEWS-->
      <text:h text:style-name="P10" text:outline-level="1">
<text:span text:style-name="T4">
Ukraine received 1,550 armoured vehicles, 230 tanks says @NATO chief</text:span>
</text:h>
      <text:p text:style-name="P4">
Authors: liveuamap (Language: en)</text:p>
      <text:p text:style-name="P4">
Time: 2023-04-27T05:24:35</text:p>
      <text:p text:style-name="P4">
Location: Brussel, Brussels Hoofdstedelijk Gewest (Latitude:50.8804 Longtitude:4.4244)</text:p>
      <text:p text:style-name="P4">
Videos: []</text:p>
      <text:p text:style-name="P4">
Images: []</text:p>
      <text:p text:style-name="P4">
Tags: ["Europe"]</text:p>
      <text:p text:style-name="P4">
Id: 22558934</text:p>
      <!--METADATA-->
      <text:p text:style-name="P4">
Ukraine received 1,550 armoured vehicles, 230 tanks says @NATO chief</text:p>
      <text:p text:style-name="P4">
News Collection Link: <text:a xlink:type="simple" xlink:href="https://liveuamap.com/en/2023/27-april-ukraine-received-1550-armoured-vehicles-230-tanks" text:style-name="Internet_20_link" text:visited-style-name="Visited_20_Internet_20_Link">
https://liveuamap.com/en/2023/27-april-ukraine-received-1550-armoured-vehicles-230-tanks</text:a>
</text:p>
      <text:p text:style-name="P4">
News Source: <text:a xlink:type="simple" xlink:href="https://twitter.com/arabnews/status/1651517255039983617" text:style-name="Internet_20_link" text:visited-style-name="Visited_20_Internet_20_Link">
https://twitter.com/arabnews/status/1651517255039983617</text:a>
</text:p>
      <!--NEWS-->
      <text:h text:style-name="P10" text:outline-level="1">
<text:span text:style-name="T4">
1 person killed as result of Russian shelling in Kherson</text:span>
</text:h>
      <text:p text:style-name="P4">
Authors: liveuamap (Language: en)</text:p>
      <text:p text:style-name="P4">
Time: 2023-04-27T05:53:35</text:p>
      <text:p text:style-name="P4">
Location: Kherson (Latitude:46.63659 Longtitude:32.61669)</text:p>
      <text:p text:style-name="P4">
Videos: []</text:p>
      <text:p text:style-name="P4">
Images: []</text:p>
      <text:p text:style-name="P4">
Tags: ["Europe", "Central and Eastern Europe"]</text:p>
      <text:p text:style-name="P4">
Id: 22558935</text:p>
      <!--METADATA-->
      <text:p text:style-name="P4">
1 person killed as result of Russian shelling in Kherson</text:p>
      <text:p text:style-name="P4">
News Collection Link: <text:a xlink:type="simple" xlink:href="https://liveuamap.com/en/2023/27-april-1-person-killed-as-result-of-russian-shelling-in" text:style-name="Internet_20_link" text:visited-style-name="Visited_20_Internet_20_Link">
https://liveuamap.com/en/2023/27-april-1-person-killed-as-result-of-russian-shelling-in</text:a>
</text:p>
      <text:p text:style-name="P4">
News Source: <text:a xlink:type="simple" xlink:href="https://twitter.com/UKRINFORM/status/1651517482857902081" text:style-name="Internet_20_link" text:visited-style-name="Visited_20_Internet_20_Link">
https://twitter.com/UKRINFORM/status/1651517482857902081</text:a>
</text:p>
      <!--NEWS-->
      <text:h text:style-name="P10" text:outline-level="1">
<text:span text:style-name="T4">
Zaporizka Oblast(12:55). Red Alert: aerial threat. Sirens sounding. Take cover now!</text:span>
</text:h>
      <text:p text:style-name="P4">
Authors: liveuamap (Language: en)</text:p>
      <text:p text:style-name="P4">
Time: 2023-04-27T06:55:00</text:p>
      <text:p text:style-name="P4">
Location: Zaporizka Oblast (Latitude:47.611391 Longtitude:35.764851)</text:p>
      <text:p text:style-name="P4">
Videos: []</text:p>
      <text:p text:style-name="P4">
Images: []</text:p>
      <text:p text:style-name="P4">
Tags: ["Europe", "Central and Eastern Europe"]</text:p>
      <text:p text:style-name="P4">
Id: 22558956</text:p>
      <!--METADATA-->
      <text:p text:style-name="P4">
Zaporizhzhia region(12:55). Red Alert: aerial threat. Sirens sounding. Take covernow!</text:p>
      <text:p text:style-name="P4">
News Collection Link: <text:a xlink:type="simple" xlink:href="https://liveuamap.com/en/2023/27-april-zaporizka-oblast1255-red-alert-aeriag" text:style-name="Internet_20_link" text:visited-style-name="Visited_20_Internet_20_Link">
https://liveuamap.com/en/2023/27-april-zaporizka-oblast1255-red-alert-aeriag</text:a>
</text:p>
      <text:p text:style-name="P4">
News Source: <text:a xlink:type="simple" xlink:href="https://t.me/suspilnezaporizhzhya/12407" text:style-name="Internet_20_link" text:visited-style-name="Visited_20_Internet_20_Link">
https://t.me/suspilnezaporizhzhya/12407</text:a>
</text:p>
      <!--NEWS-->
      <text:h text:style-name="P10" text:outline-level="1">
<text:span text:style-name="T4">
Dnipro, Dnipropetrovska Oblast(12:55). Red Alert: aerial threat. Sirens sounding. Take cover ...</text:span>
</text:h>
      <text:p text:style-name="P4">
Authors: liveuamap (Language: en)</text:p>
      <text:p text:style-name="P4">
Time: 2023-04-27T06:57:00</text:p>
      <text:p text:style-name="P4">
Location: Dnipro (Latitude:48.45930000 Longtitude:35.03865000)</text:p>
      <text:p text:style-name="P4">
Videos: []</text:p>
      <text:p text:style-name="P4">
Images: []</text:p>
      <text:p text:style-name="P4">
Tags: ["Europe", "Central and Eastern Europe"]</text:p>
      <text:p text:style-name="P4">
Id: 22558957</text:p>
      <!--METADATA-->
      <text:p text:style-name="P4">
Dnipro, Dnipropetrovsk region(12:55). Red Alert: aerial threat. Sirenssounding. Take cover now!</text:p>
      <text:p text:style-name="P4">
News Collection Link: <text:a xlink:type="simple" xlink:href="https://liveuamap.com/en/2023/27-april-dnipro-dnipropetrovska-oblast1255-reg" text:style-name="Internet_20_link" text:visited-style-name="Visited_20_Internet_20_Link">
https://liveuamap.com/en/2023/27-april-dnipro-dnipropetrovska-oblast1255-reg</text:a>
</text:p>
      <text:p text:style-name="P4">
News Source: <text:a xlink:type="simple" xlink:href="https://t.me/suspilnednipro/14789" text:style-name="Internet_20_link" text:visited-style-name="Visited_20_Internet_20_Link">
https://t.me/suspilnednipro/14789</text:a>
</text:p>
      <!--NEWS-->
      <text:h text:style-name="P10" text:outline-level="1">
<text:span text:style-name="T4">
Russian media report drones were shot down near Kursk Nuclear power plant in Kurchatov yester...</text:span>
</text:h>
      <text:p text:style-name="P4">
Authors: liveuamap (Language: en)</text:p>
      <text:p text:style-name="P4">
Time: 2023-04-27T08:20:54</text:p>
      <text:p text:style-name="P4">
Location: Kurskaya oblast' (Latitude:51.6782 Longtitude:35.60514)</text:p>
      <text:p text:style-name="P4">
Videos: []</text:p>
      <text:p text:style-name="P4">
Images: ["<text:a xlink:type="simple" xlink:href="https://liveuamap.com/pics/2023/04/27/22558963_0.jpg" text:style-name="Internet_20_link" text:visited-style-name="Visited_20_Internet_20_Link">
22558963_0.jpg</text:a>
"]</text:p>
      <text:p text:style-name="P4">
Tags: ["Russia", "Energy"]</text:p>
      <text:p text:style-name="P4">
Id: 22558963</text:p>
      <!--METADATA-->
      <text:p text:style-name="P4">
Russian media report drones were shot down near Kursk Nuclear power plant in Kurchatov yesterday evening<draw:frame draw:style-name="fr1" draw:name="Image139" text:anchor-type="as-char" svg:width="6.9236in" svg:height="6.9236in" draw:z-index="0">
<draw:image xlink:href="../Images/liveuamap/2023-04-27T08-20-54/22558963_0.jpg" xlink:type="simple" xlink:show="embed" xlink:actuate="onLoad" draw:mime-type="image/jpeg"/>
</draw:frame>
News Collection Link: <text:a xlink:type="simple" xlink:href="https://liveuamap.com/en/2023/27-april-russian-media-report-drones-were-shot-down-near" text:style-name="Internet_20_link" text:visited-style-name="Visited_20_Internet_20_Link">
https://liveuamap.com/en/2023/27-april-russian-media-report-drones-were-shot-down-near</text:a>
</text:p>
      <text:p text:style-name="P4">
News Source: <text:a xlink:type="simple" xlink:href="https://t.me/breakingmash/43567" text:style-name="Internet_20_link" text:visited-style-name="Visited_20_Internet_20_Link">
https://t.me/breakingmash/43567</text:a>
</text:p>
      <!--NEWS-->
      <text:h text:style-name="P10" text:outline-level="1">
<text:span text:style-name="T4">
Donetsk Oblast(14:37). Red Alert: aerial threat. Sirens sounding. Take cover now!</text:span>
</text:h>
      <text:p text:style-name="P4">
Authors: liveuamap (Language: en)</text:p>
      <text:p text:style-name="P4">
Time: 2023-04-27T08:38:00</text:p>
      <text:p text:style-name="P4">
Location: Donetsk Oblast (Latitude:48.727 Longtitude:37.57768)</text:p>
      <text:p text:style-name="P4">
Videos: []</text:p>
      <text:p text:style-name="P4">
Images: []</text:p>
      <text:p text:style-name="P4">
Tags: ["Europe", "Central and Eastern Europe"]</text:p>
      <text:p text:style-name="P4">
Id: 22558972</text:p>
      <!--METADATA-->
      <text:p text:style-name="P4">
Donetsk Oblast(14:37). Red Alert: aerial threat. Sirens sounding. Take covernow!</text:p>
      <text:p text:style-name="P4">
News Collection Link: <text:a xlink:type="simple" xlink:href="https://liveuamap.com/en/2023/27-april-donetsk-oblast1437-red-alert-aerial-g" text:style-name="Internet_20_link" text:visited-style-name="Visited_20_Internet_20_Link">
https://liveuamap.com/en/2023/27-april-donetsk-oblast1437-red-alert-aerial-g</text:a>
</text:p>
      <text:p text:style-name="P4">
News Source: <text:a xlink:type="simple" xlink:href="https://t.me/air_alert_ua/43857" text:style-name="Internet_20_link" text:visited-style-name="Visited_20_Internet_20_Link">
https://t.me/air_alert_ua/43857</text:a>
</text:p>
      <!--NEWS-->
      <text:h text:style-name="P10" text:outline-level="1">
<text:span text:style-name="T4">
Erdogan and Putin had a phone call</text:span>
</text:h>
      <text:p text:style-name="P4">
Authors: liveuamap (Language: en)</text:p>
      <text:p text:style-name="P4">
Time: 2023-04-27T09:06:23</text:p>
      <text:p text:style-name="P4">
Location: Moskva, Moscow (Latitude:55.74992 Longtitude:37.61427)</text:p>
      <text:p text:style-name="P4">
Videos: []</text:p>
      <text:p text:style-name="P4">
Images: []</text:p>
      <text:p text:style-name="P4">
Tags: ["Syria", "Russia"]</text:p>
      <text:p text:style-name="P4">
Id: 22558977</text:p>
      <!--METADATA-->
      <text:p text:style-name="P4">
Erdogan and Putin had a phone call</text:p>
      <text:p text:style-name="P4">
News Collection Link: <text:a xlink:type="simple" xlink:href="https://liveuamap.com/en/2023/27-april-erdogan-and-putin-had-a-phone-call" text:style-name="Internet_20_link" text:visited-style-name="Visited_20_Internet_20_Link">
https://liveuamap.com/en/2023/27-april-erdogan-and-putin-had-a-phone-call</text:a>
</text:p>
      <text:p text:style-name="P4">
News Source: <text:a xlink:type="simple" xlink:href="https://t.me/bbbreaking/154022" text:style-name="Internet_20_link" text:visited-style-name="Visited_20_Internet_20_Link">
https://t.me/bbbreaking/154022</text:a>
</text:p>
      <!--NEWS-->
      <text:h text:style-name="P10" text:outline-level="1">
<text:span text:style-name="T4">
Turkish Presidency: Erdogan discussed with Putin the developments of the Russian-Ukrainian wa...</text:span>
</text:h>
      <text:p text:style-name="P4">
Authors: liveuamap (Language: en)</text:p>
      <text:p text:style-name="P4">
Time: 2023-04-27T09:33:19</text:p>
      <text:p text:style-name="P4">
Location: Ankara (Latitude:39.93014 Longtitude:32.79831)</text:p>
      <text:p text:style-name="P4">
Videos: []</text:p>
      <text:p text:style-name="P4">
Images: []</text:p>
      <text:p text:style-name="P4">
Tags: ["Turkey", "Energy"]</text:p>
      <text:p text:style-name="P4">
Id: 22558979</text:p>
      <!--METADATA-->
      <text:p text:style-name="P4">
Turkish Presidency: Erdogan discussed with Putin the developments of theRussian-Ukrainian war and the agreement to export grain through the Black Sea</text:p>
      <text:p text:style-name="P4">
News Collection Link: <text:a xlink:type="simple" xlink:href="https://liveuamap.com/en/2023/27-april-turkish-presidency-erdogan-discussed-with-putin" text:style-name="Internet_20_link" text:visited-style-name="Visited_20_Internet_20_Link">
https://liveuamap.com/en/2023/27-april-turkish-presidency-erdogan-discussed-with-putin</text:a>
</text:p>
      <text:p text:style-name="P4">
News Source: <text:a xlink:type="simple" xlink:href="https://twitter.com/AsharqNewsBrk/status/1651579666929467394" text:style-name="Internet_20_link" text:visited-style-name="Visited_20_Internet_20_Link">
https://twitter.com/AsharqNewsBrk/status/1651579666929467394</text:a>
</text:p>
      <!--NEWS-->
      <text:h text:style-name="P10" text:outline-level="1">
<text:span text:style-name="T4">
1 person killed, 4 wounded as result of Russian shelling Tokarivka village of Kharkiv region</text:span>
</text:h>
      <text:p text:style-name="P4">
Authors: liveuamap (Language: en)</text:p>
      <text:p text:style-name="P4">
Time: 2023-04-27T09:40:49</text:p>
      <text:p text:style-name="P4">
Location: Kharkiv (Latitude:50.28103 Longtitude:36.23789)</text:p>
      <text:p text:style-name="P4">
Videos: []</text:p>
      <text:p text:style-name="P4">
Images: []</text:p>
      <text:p text:style-name="P4">
Tags: ["Europe", "Central and Eastern Europe"]</text:p>
      <text:p text:style-name="P4">
Id: 22558981</text:p>
      <!--METADATA-->
      <text:p text:style-name="P4">
1 person killed, 4 wounded as result of Russian shelling Tokarivka village ofKharkiv region</text:p>
      <text:p text:style-name="P4">
News Collection Link: <text:a xlink:type="simple" xlink:href="https://liveuamap.com/en/2023/27-april-1-person-killed-4-wounded-as-result-of-russian-shelling" text:style-name="Internet_20_link" text:visited-style-name="Visited_20_Internet_20_Link">
https://liveuamap.com/en/2023/27-april-1-person-killed-4-wounded-as-result-of-russian-shelling</text:a>
</text:p>
      <text:p text:style-name="P4">
News Source: <text:a xlink:type="simple" xlink:href="https://twitter.com/kava2022/status/1651581685861941249" text:style-name="Internet_20_link" text:visited-style-name="Visited_20_Internet_20_Link">
https://twitter.com/kava2022/status/1651581685861941249</text:a>
</text:p>
      <!--NEWS-->
      <text:h text:style-name="P10" text:outline-level="1">
<text:span text:style-name="T4">
Yoon says South Korea strongly condemns unprovoked armed attack against Ukraine</text:span>
</text:h>
      <text:p text:style-name="P4">
Authors: liveuamap (Language: en)</text:p>
      <text:p text:style-name="P4">
Time: 2023-04-27T11:58:53</text:p>
      <text:p text:style-name="P4">
Location: Seoul (Latitude:37.57356 Longtitude:126.97505)</text:p>
      <text:p text:style-name="P4">
Videos: []</text:p>
      <text:p text:style-name="P4">
Images: []</text:p>
      <text:p text:style-name="P4">
Tags: ["Korea"]</text:p>
      <text:p text:style-name="P4">
Id: 22558995</text:p>
      <!--METADATA-->
      <text:p text:style-name="P4">
Yoon says South Korea strongly condemns unprovoked armed attack againstUkraine</text:p>
      <text:p text:style-name="P4">
News Collection Link: <text:a xlink:type="simple" xlink:href="https://liveuamap.com/en/2023/27-april-yoon-says-south-korea-strongly-condemns-unprovoked" text:style-name="Internet_20_link" text:visited-style-name="Visited_20_Internet_20_Link">
https://liveuamap.com/en/2023/27-april-yoon-says-south-korea-strongly-condemns-unprovoked</text:a>
</text:p>
      <text:p text:style-name="P4">
News Source: <text:a xlink:type="simple" xlink:href="https://twitter.com/YonhapNews/status/1651613833897852929" text:style-name="Internet_20_link" text:visited-style-name="Visited_20_Internet_20_Link">
https://twitter.com/YonhapNews/status/1651613833897852929</text:a>
</text:p>
      <!--NEWS-->
      <text:h text:style-name="P10" text:outline-level="1">
<text:span text:style-name="T4">
Explosions at ammunition depot in Nova Kakhovka</text:span>
</text:h>
      <text:p text:style-name="P4">
Authors: liveuamap (Language: en)</text:p>
      <text:p text:style-name="P4">
Time: 2023-04-27T12:02:14</text:p>
      <text:p text:style-name="P4">
Location: Nova Kakhovka, Khersons'ka oblast (Latitude:46.74706 Longtitude:33.36009)</text:p>
      <text:p text:style-name="P4">
Videos: []</text:p>
      <text:p text:style-name="P4">
Images: ["<text:a xlink:type="simple" xlink:href="https://liveuamap.com/pics/2023/04/27/22559001_0.jpg" text:style-name="Internet_20_link" text:visited-style-name="Visited_20_Internet_20_Link">
22559001_0.jpg</text:a>
"]</text:p>
      <text:p text:style-name="P4">
Tags: ["Europe", "Central and Eastern Europe"]</text:p>
      <text:p text:style-name="P4">
Id: 22559001</text:p>
      <!--METADATA-->
      <text:p text:style-name="P4">
Explosions at ammunition depot in Nova Kakhovka</text:p>
      <text:p text:style-name="P4">
<draw:frame draw:style-name="fr1" draw:name="Image140" text:anchor-type="as-char" svg:width="6.9236in" svg:height="6.525493in" draw:z-index="0">
<draw:image xlink:href="../Images/liveuamap/2023-04-27T12-02-14/22559001_0.jpg" xlink:type="simple" xlink:show="embed" xlink:actuate="onLoad" draw:mime-type="image/jpeg"/>
</draw:frame>
News Collection Link: <text:a xlink:type="simple" xlink:href="https://liveuamap.com/en/2023/27-april-explosions-at-ammunition-depot-in-nova-kakhovka" text:style-name="Internet_20_link" text:visited-style-name="Visited_20_Internet_20_Link">
https://liveuamap.com/en/2023/27-april-explosions-at-ammunition-depot-in-nova-kakhovka</text:a>
</text:p>
      <text:p text:style-name="P4">
News Source: <text:a xlink:type="simple" xlink:href="https://t.me/hueviyherson/38520" text:style-name="Internet_20_link" text:visited-style-name="Visited_20_Internet_20_Link">
https://t.me/hueviyherson/38520</text:a>
</text:p>
      <!--NEWS-->
      <text:h text:style-name="P10" text:outline-level="1">
<text:span text:style-name="T4">
Putin in a new decree declared citizens living in occupied parts of Kherson, Zaporizhzhia, Do...</text:span>
</text:h>
      <text:p text:style-name="P4">
Authors: liveuamap (Language: en)</text:p>
      <text:p text:style-name="P4">
Time: 2023-04-27T12:09:35</text:p>
      <text:p text:style-name="P4">
Location: Moskva, Moscow (Latitude:55.74876 Longtitude:37.6189)</text:p>
      <text:p text:style-name="P4">
Videos: []</text:p>
      <text:p text:style-name="P4">
Images: []</text:p>
      <text:p text:style-name="P4">
Tags: ["Central and Eastern Europe", "Russia"]</text:p>
      <text:p text:style-name="P4">
Id: 22559006</text:p>
      <!--METADATA-->
      <text:p text:style-name="P4">
Putin in a new decree declared citizens living in occupied parts of Kherson,Zaporizhzhia, Donetsk and Luhansk regions of Ukraine, but refused to acceptRussian Federation citizenship, as foreign citizens</text:p>
      <text:p text:style-name="P4">
News Collection Link: <text:a xlink:type="simple" xlink:href="https://liveuamap.com/en/2023/27-april-putin-in-a-new-decree-declared-citizens-living-in" text:style-name="Internet_20_link" text:visited-style-name="Visited_20_Internet_20_Link">
https://liveuamap.com/en/2023/27-april-putin-in-a-new-decree-declared-citizens-living-in</text:a>
</text:p>
      <text:p text:style-name="P4">
News Source: <text:a xlink:type="simple" xlink:href="https://t.me/rusbrief/112632" text:style-name="Internet_20_link" text:visited-style-name="Visited_20_Internet_20_Link">
https://t.me/rusbrief/112632</text:a>
</text:p>
      <!--NEWS-->
      <text:h text:style-name="P10" text:outline-level="1">
<text:span text:style-name="T4">
Blackout at the left bank of Dnipro in Kherson region</text:span>
</text:h>
      <text:p text:style-name="P4">
Authors: liveuamap (Language: en)</text:p>
      <text:p text:style-name="P4">
Time: 2023-04-27T12:25:00</text:p>
      <text:p text:style-name="P4">
Location: Nova Kakhovka, Khersons'ka oblast (Latitude:46.75315 Longtitude:33.3902)</text:p>
      <text:p text:style-name="P4">
Videos: []</text:p>
      <text:p text:style-name="P4">
Images: []</text:p>
      <text:p text:style-name="P4">
Tags: ["Europe", "Central and Eastern Europe"]</text:p>
      <text:p text:style-name="P4">
Id: 22559032</text:p>
      <!--METADATA-->
      <text:p text:style-name="P4">
Blackout at the left bank of Dnipro in Kherson region</text:p>
      <text:p text:style-name="P4">
News Collection Link: <text:a xlink:type="simple" xlink:href="https://liveuamap.com/en/2023/27-april-blackout-at-the-left-bank-of-dnipro-in-kherson-region" text:style-name="Internet_20_link" text:visited-style-name="Visited_20_Internet_20_Link">
https://liveuamap.com/en/2023/27-april-blackout-at-the-left-bank-of-dnipro-in-kherson-region</text:a>
</text:p>
      <text:p text:style-name="P4">
News Source: <text:a xlink:type="simple" xlink:href="https://t.me/hueviyherson/38523" text:style-name="Internet_20_link" text:visited-style-name="Visited_20_Internet_20_Link">
https://t.me/hueviyherson/38523</text:a>
</text:p>
      <!--NEWS-->
      <text:h text:style-name="P10" text:outline-level="1">
<text:span text:style-name="T4">
Smoke seen in the area of Melitopol airbase</text:span>
</text:h>
      <text:p text:style-name="P4">
Authors: liveuamap (Language: en)</text:p>
      <text:p text:style-name="P4">
Time: 2023-04-27T12:30:53</text:p>
      <text:p text:style-name="P4">
Location: Melitopol (Latitude:46.8758 Longtitude:35.31418)</text:p>
      <text:p text:style-name="P4">
Videos: []</text:p>
      <text:p text:style-name="P4">
Images: ["<text:a xlink:type="simple" xlink:href="https://liveuamap.com/pics/2023/04/27/22559025_0.jpg" text:style-name="Internet_20_link" text:visited-style-name="Visited_20_Internet_20_Link">
22559025_0.jpg</text:a>
", "<text:a xlink:type="simple" xlink:href="https://liveuamap.com/pics/2023/04/27/22559025_1.jpg" text:style-name="Internet_20_link" text:visited-style-name="Visited_20_Internet_20_Link">
22559025_1.jpg</text:a>
"]</text:p>
      <text:p text:style-name="P4">
Tags: ["Europe", "Central and Eastern Europe"]</text:p>
      <text:p text:style-name="P4">
Id: 22559025</text:p>
      <!--METADATA-->
      <text:p text:style-name="P4">
Smoke seen in the area of Melitopol airbase</text:p>
      <text:p text:style-name="P4">
<draw:frame draw:style-name="fr1" draw:name="Image141" text:anchor-type="as-char" svg:width="6.9236in" svg:height="9.231467in" draw:z-index="0">
<draw:image xlink:href="../Images/liveuamap/2023-04-27T12-30-53/22559025_0.jpg" xlink:type="simple" xlink:show="embed" xlink:actuate="onLoad" draw:mime-type="image/jpeg"/>
</draw:frame>
<draw:frame draw:style-name="fr1" draw:name="Image142" text:anchor-type="as-char" svg:width="6.9236in" svg:height="5.1927in" draw:z-index="0">
<draw:image xlink:href="../Images/liveuamap/2023-04-27T12-30-53/22559025_1.jpg" xlink:type="simple" xlink:show="embed" xlink:actuate="onLoad" draw:mime-type="image/jpeg"/>
</draw:frame>
News Collection Link: <text:a xlink:type="simple" xlink:href="https://liveuamap.com/en/2023/27-april-smoke-seen-in-the-area-of-melitopol-airbase" text:style-name="Internet_20_link" text:visited-style-name="Visited_20_Internet_20_Link">
https://liveuamap.com/en/2023/27-april-smoke-seen-in-the-area-of-melitopol-airbase</text:a>
</text:p>
      <text:p text:style-name="P4">
News Source: <text:a xlink:type="simple" xlink:href="https://t.me/riamelitopol/89179" text:style-name="Internet_20_link" text:visited-style-name="Visited_20_Internet_20_Link">
https://t.me/riamelitopol/89179</text:a>
</text:p>
      <!--NEWS-->
      <text:h text:style-name="P10" text:outline-level="1">
<text:span text:style-name="T4">
Russian army shelled Nikopol district of Dnipropetrovsk region 4 times today, killing poultry...</text:span>
</text:h>
      <text:p text:style-name="P4">
Authors: liveuamap (Language: en)</text:p>
      <text:p text:style-name="P4">
Time: 2023-04-27T12:33:00</text:p>
      <text:p text:style-name="P4">
Location: Zaporizhia (Latitude:47.5668 Longtitude:34.37176)</text:p>
      <text:p text:style-name="P4">
Videos: []</text:p>
      <text:p text:style-name="P4">
Images: ["<text:a xlink:type="simple" xlink:href="https://liveuamap.com/pics/2023/04/27/22559029_0.jpg" text:style-name="Internet_20_link" text:visited-style-name="Visited_20_Internet_20_Link">
22559029_0.jpg</text:a>
", "<text:a xlink:type="simple" xlink:href="https://liveuamap.com/pics/2023/04/27/22559029_1.jpg" text:style-name="Internet_20_link" text:visited-style-name="Visited_20_Internet_20_Link">
22559029_1.jpg</text:a>
"]</text:p>
      <text:p text:style-name="P4">
Tags: ["Europe", "Central and Eastern Europe"]</text:p>
      <text:p text:style-name="P4">
Id: 22559029</text:p>
      <!--METADATA-->
      <text:p text:style-name="P4">
Russian army shelled Nikopol district of Dnipropetrovsk region 4 times today,killing poultry at the farm</text:p>
      <text:p text:style-name="P4">
<draw:frame draw:style-name="fr1" draw:name="Image143" text:anchor-type="as-char" svg:width="6.9236in" svg:height="4.145506in" draw:z-index="0">
<draw:image xlink:href="../Images/liveuamap/2023-04-27T12-33-00/22559029_0.jpg" xlink:type="simple" xlink:show="embed" xlink:actuate="onLoad" draw:mime-type="image/jpeg"/>
</draw:frame>
<draw:frame draw:style-name="fr1" draw:name="Image144" text:anchor-type="as-char" svg:width="6.9236in" svg:height="4.708048in" draw:z-index="0">
<draw:image xlink:href="../Images/liveuamap/2023-04-27T12-33-00/22559029_1.jpg" xlink:type="simple" xlink:show="embed" xlink:actuate="onLoad" draw:mime-type="image/jpeg"/>
</draw:frame>
News Collection Link: <text:a xlink:type="simple" xlink:href="https://liveuamap.com/en/2023/27-april-russian-army-shelled-nikopol-district-of-dnipropetrovsk" text:style-name="Internet_20_link" text:visited-style-name="Visited_20_Internet_20_Link">
https://liveuamap.com/en/2023/27-april-russian-army-shelled-nikopol-district-of-dnipropetrovsk</text:a>
</text:p>
      <text:p text:style-name="P4">
News Source: <text:a xlink:type="simple" xlink:href="https://t.me/suspilnednipro/14799" text:style-name="Internet_20_link" text:visited-style-name="Visited_20_Internet_20_Link">
https://t.me/suspilnednipro/14799</text:a>
</text:p>
      <!--NEWS-->
      <text:h text:style-name="P10" text:outline-level="1">
<text:span text:style-name="T4">
Explosions reported in Melitopol</text:span>
</text:h>
      <text:p text:style-name="P4">
Authors: liveuamap (Language: en)</text:p>
      <text:p text:style-name="P4">
Time: 2023-04-27T12:43:50</text:p>
      <text:p text:style-name="P4">
Location: Melitopol (Latitude:46.86712 Longtitude:35.31281)</text:p>
      <text:p text:style-name="P4">
Videos: []</text:p>
      <text:p text:style-name="P4">
Images: []</text:p>
      <text:p text:style-name="P4">
Tags: ["Europe", "Central and Eastern Europe"]</text:p>
      <text:p text:style-name="P4">
Id: 22559026</text:p>
      <!--METADATA-->
      <text:p text:style-name="P4">
Explosions reported in Melitopol</text:p>
      <text:p text:style-name="P4">
News Collection Link: <text:a xlink:type="simple" xlink:href="https://liveuamap.com/en/2023/27-april-explosions-reported-in-melitopol" text:style-name="Internet_20_link" text:visited-style-name="Visited_20_Internet_20_Link">
https://liveuamap.com/en/2023/27-april-explosions-reported-in-melitopol</text:a>
</text:p>
      <text:p text:style-name="P4">
News Source: <text:a xlink:type="simple" xlink:href="https://t.me/info_zp/34116" text:style-name="Internet_20_link" text:visited-style-name="Visited_20_Internet_20_Link">
https://t.me/info_zp/34116</text:a>
</text:p>
      <!--NEWS-->
      <text:h text:style-name="P10" text:outline-level="1">
<text:span text:style-name="T4">
Sumska Oblast(19:09). Red Alert: aerial threat. Sirens sounding. Take cover now!</text:span>
</text:h>
      <text:p text:style-name="P4">
Authors: liveuamap (Language: en)</text:p>
      <text:p text:style-name="P4">
Time: 2023-04-27T13:10:00</text:p>
      <text:p text:style-name="P4">
Location: Sumska Oblast (Latitude:51.00000000 Longtitude:34.00000000)</text:p>
      <text:p text:style-name="P4">
Videos: []</text:p>
      <text:p text:style-name="P4">
Images: []</text:p>
      <text:p text:style-name="P4">
Tags: ["Europe", "Central and Eastern Europe"]</text:p>
      <text:p text:style-name="P4">
Id: 22559031</text:p>
      <!--METADATA-->
      <text:p text:style-name="P4">
Sumy region(19:09). Red Alert: aerial threat. Sirens sounding. Take covernow!</text:p>
      <text:p text:style-name="P4">
News Collection Link: <text:a xlink:type="simple" xlink:href="https://liveuamap.com/en/2023/27-april-sumska-oblast1909-red-alert-aerial-tg" text:style-name="Internet_20_link" text:visited-style-name="Visited_20_Internet_20_Link">
https://liveuamap.com/en/2023/27-april-sumska-oblast1909-red-alert-aerial-tg</text:a>
</text:p>
      <text:p text:style-name="P4">
News Source: <text:a xlink:type="simple" xlink:href="https://t.me/air_alert_ua/43859" text:style-name="Internet_20_link" text:visited-style-name="Visited_20_Internet_20_Link">
https://t.me/air_alert_ua/43859</text:a>
</text:p>
      <!--NEWS-->
      <text:h text:style-name="P10" text:outline-level="1">
<text:span text:style-name="T4">
Donetsk Oblast(20:22). Red Alert: aerial threat. Sirens sounding. Take cover now!</text:span>
</text:h>
      <text:p text:style-name="P4">
Authors: liveuamap (Language: en)</text:p>
      <text:p text:style-name="P4">
Time: 2023-04-27T14:24:00</text:p>
      <text:p text:style-name="P4">
Location: Donetsk Oblast (Latitude:48.72632 Longtitude:37.57877)</text:p>
      <text:p text:style-name="P4">
Videos: []</text:p>
      <text:p text:style-name="P4">
Images: []</text:p>
      <text:p text:style-name="P4">
Tags: ["Europe", "Central and Eastern Europe"]</text:p>
      <text:p text:style-name="P4">
Id: 22559046</text:p>
      <!--METADATA-->
      <text:p text:style-name="P4">
Donetsk Oblast(20:22). Red Alert: aerial threat. Sirens sounding. Take covernow!</text:p>
      <text:p text:style-name="P4">
News Collection Link: <text:a xlink:type="simple" xlink:href="https://liveuamap.com/en/2023/27-april-donetsk-oblast2022-red-alert-aerial-g" text:style-name="Internet_20_link" text:visited-style-name="Visited_20_Internet_20_Link">
https://liveuamap.com/en/2023/27-april-donetsk-oblast2022-red-alert-aerial-g</text:a>
</text:p>
      <text:p text:style-name="P4">
News Source: <text:a xlink:type="simple" xlink:href="https://t.me/air_alert_ua/43860" text:style-name="Internet_20_link" text:visited-style-name="Visited_20_Internet_20_Link">
https://t.me/air_alert_ua/43860</text:a>
</text:p>
      <!--NEWS-->
      <text:h text:style-name="P10" text:outline-level="1">
<text:span text:style-name="T4">
In the Ministry of Foreign Affairs of the Russian Federation rejected the US request to visit the arrested journalist Gershkovich</text:span>
</text:h>
      <text:p text:style-name="P4">
Authors: Ukrinform (Person)</text:p>
      <text:p text:style-name="P4">
Publisher: Укринформ (Organization)</text:p>
      <text:p text:style-name="P4">
Published Time: 2023-04-27T16:05:00+03:00</text:p>
      <text:p text:style-name="P4">
Modified Time: 2023-04-27T16:05:00+03:00</text:p>
      <text:p text:style-name="P4">
Description: The Russian Foreign Ministry rejected the US request for a consular visit to the journalist of The Wall Street Journal on May 11, arrested in the Russian Federation. - Ukrinform.</text:p>
      <text:p text:style-name="P4">
Images: ["<text:a xlink:type="simple" xlink:href="https://static.ukrinform.com/photos/2023_03/thumb_files/630_360_1680228306-496.jpg" text:style-name="Internet_20_link" text:visited-style-name="Visited_20_Internet_20_Link">
630_360_16802...</text:a>
"]</text:p>
      <text:p text:style-name="P4">
Tags: ['МЗС', 'США', 'росія']</text:p>
      <text:p text:style-name="P4">
Type: Article</text:p>
      <!--METADATA-->
      <text:p text:style-name="P4">
<draw:frame draw:style-name="fr1" draw:name="Image145" text:anchor-type="as-char" svg:width="6.9236in" svg:height="3.956343in" draw:z-index="0">
<draw:image xlink:href="../Images/yкринформ/2023-04-27T16-05-00-03-00/630_360_1680228306-496.jpg" xlink:type="simple" xlink:show="embed" xlink:actuate="onLoad" draw:mime-type="image/jpeg"/>
</draw:frame>
Ruskemshoms rejected the US request for a consular visit on May 11, arrested by the journalist of The Wall Street Journal Evan Gershkovich.</text:p>
      <text:p text:style-name="P4">
About it reports Ukrinform with reference to <text:a xlink:type="simple" xlink:href="https://t.me/MID_Russia/27352" text:style-name="Internet_20_link" text:visited-style-name="Visited_20_Internet_20_Link">
</text:a>
.</text:p>
      <text:p text:style-name="P4">
В опублікованому повідомленні йдеться про те, що 27 квітня в МЗС рф викликалистаршого дипломата американської дипмісії в москві, якому "було зробленоофіційний демарш з врученням ноти протесту" через невидачу віз "представникамЗМІ з журналістського пулу міністра іноземних справ рф сергія лаврова, якімали супроводжувати його в поїздці до Нью-Йорка в рамках російськогоголовування в РБ ООН".</text:p>
      <text:p text:style-name="P4">
<text:span text:style-name="T4">
Читайте також:</text:span>
 <text:a xlink:type="simple" xlink:href="https://www.ukrinform.ua/rubric-society/3699890-300-zurnalistiv-aki-pracuvali-v-moskvi-vimagaut-zvilniti-korespondenta-wsj-gerskovica.html" text:style-name="Internet_20_link" text:visited-style-name="Visited_20_Internet_20_Link">
 <text:span text:style-name="T4">
Гершкович</text:span>
 </text:a>
The Russian Foreign Ministry also notes that "there are other possible measures in response at that time, which is properly reported by the American -castleron."</text:p>
      <text:p text:style-name="P4">
As reported by Ukrinform, the WSJ correspondent Evan Gershkovich was detained in the Russian Federation on March 29 during a journalistic business trip to Yekaterinburg. He has become the first representative of the US media, imprisoned by the Russian authorities since 1986 and one of several Americans who have been arrested for years in Russia.</text:p>
      <text:p text:style-name="P4">
On April 17, the US Ambassador to Moscow Lynn Tracy first visited the detainee of the correspondent, who is accused of espionage.</text:p>
      <text:p text:style-name="P4">
<text:span text:style-name="T4">
 Read also: </text:span>
 <text:a xlink:type="simple" xlink:href="https://www.ukrinform.ua/rubric-world/3697492-moskovskij-sud-zalisiv-u-sizo-amerikanskogo-zurnalista-gerskovica.html" text:style-name="Internet_20_link" text:visited-style-name="Visited_20_Internet_20_Link">
<text:span text:style-name="T4">
 Gershkovich </text:span>
</text:a>
The White House stated that they would seek from Moscow a permanent consular admission to Evan Gershkovich in order to maintain permanent contact with him.</text:p>
      <text:p text:style-name="P4">
News Source: <text:a xlink:type="simple" xlink:href="https://www.ukrinform.ua/rubric-world/3701570-u-mzs-rf-vidhilili-zapit-ssa-na-vidviduvanna-zaarestovanogo-zurnalista-gerskovica.html" text:style-name="Internet_20_link" text:visited-style-name="Visited_20_Internet_20_Link">
https://www.ukrinform.ua/rubric-world/3701570-u-mzs-rf-vidhilili-zapit-ssa-na-vidviduvanna-zaarestovanogo-zurnalista-gerskovica.html</text:a>
</text:p>
      <!--NEWS-->
      <text:h text:style-name="P10" text:outline-level="1">
<text:span text:style-name="T4">
The court in the Russian Federation has appointed 15 days of arrest illegally detained on the border of the Crimean Tatark</text:span>
</text:h>
      <text:p text:style-name="P4">
Authors: Ukrinform (Person)</text:p>
      <text:p text:style-name="P4">
Publisher: Укринформ (Organization)</text:p>
      <text:p text:style-name="P4">
Published Time: 2023-04-27T16:10:35+03:00</text:p>
      <text:p text:style-name="P4">
Modified Time: 2023-04-27T16:10:35+03:00</text:p>
      <text:p text:style-name="P4">
Description: The Soviet District Court of Vladikavkaz (Russia) again appointed 15 days of arrest for the Crimean Tatarka Lenie Umerova, which was illegally detained at crossing the Georgian-Russian border. - Ukrinform.</text:p>
      <text:p text:style-name="P4">
Images: ["<text:a xlink:type="simple" xlink:href="https://static.ukrinform.com/photos/2019_12/thumb_files/630_360_1575657541-421.jpg" text:style-name="Internet_20_link" text:visited-style-name="Visited_20_Internet_20_Link">
630_360_15756...</text:a>
"]</text:p>
      <text:p text:style-name="P4">
Tags: ['Крим', 'Кримські татари', 'Суд']</text:p>
      <text:p text:style-name="P4">
Type: Article</text:p>
      <!--METADATA-->
      <text:p text:style-name="P4">
<draw:frame draw:style-name="fr1" draw:name="Image146" text:anchor-type="as-char" svg:width="6.9236in" svg:height="3.956343in" draw:z-index="0">
<draw:image xlink:href="../Images/yкринформ/2023-04-27T16-10-35-03-00/630_360_1575657541-421.jpg" xlink:type="simple" xlink:show="embed" xlink:actuate="onLoad" draw:mime-type="image/jpeg"/>
</draw:frame>
The Soviet Region of Vladikavkaz(Russia)Once again he appointed 15 days of arrest for the Crimean Tatarka Lenie Umerova, which was illegally detained at the intersection of the Georgian-Russian border.</text:p>
      <text:p text:style-name="P4">
As Ukrinform reports, this has reported <text:a xlink:type="simple" xlink:href="https://crimeahrg.org/uk/rosijskij-sud-priznachiv-leni%d1%94-umerovij-chergovi-15-dib-areshtu/" text:style-name="Internet_20_link" text:visited-style-name="Visited_20_Internet_20_Link">
</text:a>
.</text:p>
      <text:p text:style-name="P4">
"According to the court decision, the text of which has the KPG, on April 26, the girl allegedly" refused to leave a special car, despite the demands of the police officers. " On Lenie Umerov once again drawn up a protocol under Part 1 of Article 19.3 of KOAPRF(about “disobedience to the requirements of police officers”)”, - the message says.</text:p>
      <text:p text:style-name="P4">
<text:span text:style-name="T4">
 Read also: </text:span>
 <text:a xlink:type="simple" xlink:href="https://www.ukrinform.ua/rubric-crimea/3700888-dzemilev-krimskotatarskij-nacii-zagrozue-znisenna-akso-pivostriv-zalisitsa-pid-okupacieu.html" text:style-name="Internet_20_link" text:visited-style-name="Visited_20_Internet_20_Link">
</text:a>
Human rights activists point out that Lenie and her lawyer explained to the court that there were no defects. The lawyer notes that the person has not been officially established, but he is repeatedly illegally involved in administrative responsibility.</text:p>
      <text:p text:style-name="P4">
As it was reported, Russia has been held by the citizen of Ukraine for more than 4 months, the Crimean Tartar Lenie Umerov. Russian security forces detained her 4 thoracic after the crossing of the Georgian-Russian border allegedly for violation of the rules. The girl then drove to the temporarily occupied Crimea, to submit a sick father.</text:p>
      <text:p text:style-name="P4">
<text:span text:style-name="T4">
 Read also: </text:span>
 <text:a xlink:type="simple" xlink:href="https://www.ukrinform.ua/rubric-crimea/3700392-minreintegracii-vimagae-zvilniti-nezakonno-zatrimanu-v-rosii-krimsku-tatarku-umerovu.html" text:style-name="Internet_20_link" text:visited-style-name="Visited_20_Internet_20_Link">
<text:span text:style-name="T4">
 Umero </text:span>
</text:a>
Initially, Lenie was kept at the Center for Temporary Detention of foreign citizens of Vladikavkaz. It was found guilty of “violation of the state border regime”(Part 1 of Art. 18 Administrative Code of the Russian Federation). Після того, як дівчину випустили з цього центру, їїодразу затримав патруль поліції, на неї склали протокол та призначили 15 дніварешту. Адмінарешт продовжували вже декілька разів.</text:p>
      <text:p text:style-name="P4">
News Source: <text:a xlink:type="simple" xlink:href="https://www.ukrinform.ua/rubric-crimea/3701572-sud-u-rf-priznaciv-15-dib-arestu-nezakonno-zatrimanij-na-kordoni-krimskij-tatarci-umerovij.html" text:style-name="Internet_20_link" text:visited-style-name="Visited_20_Internet_20_Link">
https://www.ukrinform.ua/rubric-crimea/3701572-sud-u-rf-priznaciv-15-dib-arestu-nezakonno-zatrimanij-na-kordoni-krimskij-tatarci-umerovij.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27T16:12:00+03:00</text:p>
      <text:p text:style-name="P4">
Modified Time: 2023-04-27T16:12: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7" text:anchor-type="as-char" svg:width="6.9236in" svg:height="3.956343in" draw:z-index="0">
<draw:image xlink:href="../Images/yкринформ/2023-04-27T16-12-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48" text:anchor-type="as-char" svg:width="6.9236in" svg:height="6.9236in" draw:z-index="0">
<draw:image xlink:href="../Images/yкринформ/2023-04-27T16-12-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49" text:anchor-type="as-char" svg:width="6.9236in" svg:height="6.9236in" draw:z-index="0">
<draw:image xlink:href="../Images/yкринформ/2023-04-27T16-12-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50" text:anchor-type="as-char" svg:width="6.9236in" svg:height="6.9236in" draw:z-index="0">
<draw:image xlink:href="../Images/yкринформ/2023-04-27T16-12-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51" text:anchor-type="as-char" svg:width="6.9236in" svg:height="6.9236in" draw:z-index="0">
<draw:image xlink:href="../Images/yкринформ/2023-04-27T16-12-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52" text:anchor-type="as-char" svg:width="6.9236in" svg:height="6.9236in" draw:z-index="0">
<draw:image xlink:href="../Images/yкринформ/2023-04-27T16-12-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53" text:anchor-type="as-char" svg:width="6.9236in" svg:height="6.9236in" draw:z-index="0">
<draw:image xlink:href="../Images/yкринформ/2023-04-27T16-12-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154" text:anchor-type="as-char" svg:width="6.9236in" svg:height="6.9236in" draw:z-index="0">
<draw:image xlink:href="../Images/yкринформ/2023-04-27T16-12-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55" text:anchor-type="as-char" svg:width="6.9236in" svg:height="6.9236in" draw:z-index="0">
<draw:image xlink:href="../Images/yкринформ/2023-04-27T16-12-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56" text:anchor-type="as-char" svg:width="6.9236in" svg:height="6.9236in" draw:z-index="0">
<draw:image xlink:href="../Images/yкринформ/2023-04-27T16-12-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57" text:anchor-type="as-char" svg:width="6.9236in" svg:height="6.9236in" draw:z-index="0">
<draw:image xlink:href="../Images/yкринформ/2023-04-27T16-12-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The coordination presented in Vienna a report on violation of Russia's norms of international humanitarian law</text:span>
</text:h>
      <text:p text:style-name="P4">
Authors: Ukrinform (Person)</text:p>
      <text:p text:style-name="P4">
Publisher: Укринформ (Organization)</text:p>
      <text:p text:style-name="P4">
Published Time: 2023-04-27T16:15:00+03:00</text:p>
      <text:p text:style-name="P4">
Modified Time: 2023-04-27T16:15:00+03:00</text:p>
      <text:p text:style-name="P4">
Description: Representatives of the Coordination Staff on the management of prisoners of war were in Vienna as part of the OSCE Conference with a report on Russia's violation of international humanitarian law. - Ukrinform.</text:p>
      <text:p text:style-name="P4">
Images: ["<text:a xlink:type="simple" xlink:href="https://static.ukrinform.com/photos/2023_03/thumb_files/630_360_1680170436-658.jpg" text:style-name="Internet_20_link" text:visited-style-name="Visited_20_Internet_20_Link">
630_360_16801...</text:a>
"]</text:p>
      <text:p text:style-name="P4">
Tags: ['Цимбалюк', 'ОБСЄ', 'Відень']</text:p>
      <text:p text:style-name="P4">
Type: Article</text:p>
      <!--METADATA-->
      <text:p text:style-name="P4">
<draw:frame draw:style-name="fr1" draw:name="Image158" text:anchor-type="as-char" svg:width="6.9236in" svg:height="3.956343in" draw:z-index="0">
<draw:image xlink:href="../Images/yкринформ/2023-04-27T16-15-00-03-00/630_360_1680170436-658.jpg" xlink:type="simple" xlink:show="embed" xlink:actuate="onLoad" draw:mime-type="image/jpeg"/>
</draw:frame>
Representatives of the coordination headquarters on the management of prisoners of war proceeded in Vienna as part of the OSCE Conference with a report on violation of the Rosiyonorm of international humanitarian law.</text:p>
      <text:p text:style-name="P4">
As Ukrinform reports, the headquarters reports in <text:a xlink:type="simple" xlink:href="https://t.me/Koord_shtab/925" text:style-name="Internet_20_link" text:visited-style-name="Visited_20_Internet_20_Link">
</text:a>
.</text:p>
      <text:p text:style-name="P4">
“Представники Координаційного штабу Богдан Охріменко і Вікторія Цимбалюк взялиучасть у круглому столі, присвяченому ініціативам щодо документуванняросійських воєнних злочинів і порушень прав людини в Україні”, - йдеться вповідомленні.</text:p>
      <text:p text:style-name="P4">
<text:span text:style-name="T4">
Читайте також:</text:span>
 <text:a xlink:type="simple" xlink:href="https://www.ukrinform.ua/rubric-society/3699825-koordstab-rozpocne-robotu-z-rozgladu-zitlovih-pitan-pereselenciv-veresuk.html" text:style-name="Internet_20_link" text:visited-style-name="Visited_20_Internet_20_Link">
 <text:span text:style-name="T4">
Коордштаб</text:span>
 </text:a>
This discussion was an additional event at the Tas safety conference in Europe(OSCE).</text:p>
      <text:p text:style-name="P4">
Координаційний штаб представив доповідь “Жорстоке позбавлення волі такатування депортованих до росії українців”.</text:p>
      <text:p text:style-name="P4">
"Головна ідея - зупинити страждання та тортури, використовувати всі можливіметоди впливу та інституції для припинення порушення прав людини таміжнародного права, документування злочинів та покарання усіх причетних доних", - зазначила Цимбалюк.</text:p>
      <text:p text:style-name="P4">
<text:span text:style-name="T4">
Читайте також:</text:span>
 <text:a xlink:type="simple" xlink:href="https://www.ukrinform.ua/rubric-society/3696994-u-koordstabi-rozpovili-de-rodici-polonenih-mozut-otrimati-dopomogu.html" text:style-name="Internet_20_link" text:visited-style-name="Visited_20_Internet_20_Link">
 </text:a>
At the panel meeting, she reported on the number of violations of international humanitarian law by the Russian Federation, as well as about the measures and new approaches of Ukraine to pick up information and protection of the rights of victims.</text:p>
      <text:p text:style-name="P4">
These new approaches include, in particular, the adaptation of the victims, the safety for the victims, the provision of inclusivity, and the control of the conservation of confidential information.</text:p>
      <text:p text:style-name="P4">
The discussion also attended a representative of the Public Association "Military Inspectorates of Ukraine", released from captivity by civilian and military Ukrainians.</text:p>
      <text:p text:style-name="P4">
<text:span text:style-name="T4">
 Read also: </text:span>
 <text:a xlink:type="simple" xlink:href="https://www.ukrinform.ua/rubric-society/3697554-urad-stvoriv-koordinacijnij-stab-z-pitan-realizacii-prav-pereselenciv.html" text:style-name="Internet_20_link" text:visited-style-name="Visited_20_Internet_20_Link">
</text:a>
The event was organized by the Civil Liberties Center, Kharkiv Claims Group, Danish Institute Against Torture, Europe Prisonlitigation Network(EPLN), Ukraine without Torture(UWT), and Protection ofPrisoners of Ukraine(PPU).</text:p>
      <text:p text:style-name="P4">
News Source: <text:a xlink:type="simple" xlink:href="https://www.ukrinform.ua/rubric-society/3701575-koordstab-predstaviv-u-vidni-dopovid-pro-porusenna-rosieu-norm-miznarodnogo-gumanitarnogo-prava.html" text:style-name="Internet_20_link" text:visited-style-name="Visited_20_Internet_20_Link">
https://www.ukrinform.ua/rubric-society/3701575-koordstab-predstaviv-u-vidni-dopovid-pro-porusenna-rosieu-norm-miznarodnogo-gumanitarnogo-prava.html</text:a>
</text:p>
      <!--NEWS-->
      <text:h text:style-name="P10" text:outline-level="1">
<text:span text:style-name="T4">
The military says that wounded near Kherson journalist La Repubblica has broken the rules for the media</text:span>
</text:h>
      <text:p text:style-name="P4">
Authors: Ukrinform (Person)</text:p>
      <text:p text:style-name="P4">
Publisher: Укринформ (Organization)</text:p>
      <text:p text:style-name="P4">
Published Time: 2023-04-27T16:17:00+03:00</text:p>
      <text:p text:style-name="P4">
Modified Time: 2023-04-27T16:17:00+03:00</text:p>
      <text:p text:style-name="P4">
Description: The journalist of the Italian edition of La Repubblica Corrad Zunino, who was injured in the Kherson region, ignored the reservations of the Ukrainian military and violated the rules of media conduct in combat. - Ukrinform.</text:p>
      <text:p text:style-name="P4">
Images: ["<text:a xlink:type="simple" xlink:href="https://static.ukrinform.com/photos/2017_12/thumb_files/630_360_1514460496-4282.jpg" text:style-name="Internet_20_link" text:visited-style-name="Visited_20_Internet_20_Link">
630_360_15144...</text:a>
", "<text:a xlink:type="simple" xlink:href="https://static.ukrinform.com/photos/2023_04/1682601228-410.jpg" text:style-name="Internet_20_link" text:visited-style-name="Visited_20_Internet_20_Link">
1682601228-41...</text:a>
"]</text:p>
      <text:p text:style-name="P4">
Tags: ['Херсон', 'Поранені', 'Журналіст', 'Війна з росією', 'La Repubblica']</text:p>
      <text:p text:style-name="P4">
Type: Article</text:p>
      <!--METADATA-->
      <text:p text:style-name="P4">
<draw:frame draw:style-name="fr1" draw:name="Image159" text:anchor-type="as-char" svg:width="6.9236in" svg:height="3.956343in" draw:z-index="0">
<draw:image xlink:href="../Images/yкринформ/2023-04-27T16-17-00-03-00/630_360_1514460496-4282.jpg" xlink:type="simple" xlink:show="embed" xlink:actuate="onLoad" draw:mime-type="image/jpeg"/>
</draw:frame>
The journalist edition of La Repubblica Corrad Zunino, who was injured by Nakherson region, ignored the reservations of the Ukrainian military and violated the rules of the media in the conditions of hostilities.</text:p>
      <text:p text:style-name="P4">
As Ukrinform reports, about it in <text:a xlink:type="simple" xlink:href="https://www.facebook.com/OperationalCommandSouth/posts/559024203024493" text:style-name="Internet_20_link" text:visited-style-name="Visited_20_Internet_20_Link">
</text:a>
The press service of the South.</text:p>
      <text:p text:style-name="P4">
“A foreign journalist whose Russians were injured in Kherson region ignored the Ukrainian military. His Ukrainian assistant journalist was killed. <text:a xlink:type="simple" xlink:href="https://www.ukrinform.ua/tag-zurnalist" text:style-name="Internet_20_link" text:visited-style-name="Visited_20_Internet_20_Link">
</text:a>
The Italian edition of Larepubblica Corrad Zunino was injured, and his assistant - Ukrainian journalist Bogdan Bitik - died during the hostile shelling of the Antonovsky Staff. Mediamen were victims of ambush, most likely, Russian snipers, ”the message reads.</text:p>
      <text:p text:style-name="P4">
<draw:frame draw:style-name="fr1" draw:name="Image160" text:anchor-type="as-char" svg:width="6.9236in" svg:height="6.9236in" draw:z-index="0">
<draw:image xlink:href="../Images/yкринформ/2023-04-27T16-17-00-03-00/1682601228-410.jpg" xlink:type="simple" xlink:show="embed" xlink:actuate="onLoad" draw:mime-type="image/jpeg"/>
</draw:frame>
As it is noted, the Center for Strategic Communications and Information Security was known that Zunino did not announce his work in the city of responsible pressophils, and already ignored the warning of the Ukrainian military about danger and shouting: "Danger, Sir!".</text:p>
      <text:p text:style-name="P4">
The press service emphasized that Zunino, as a leader, was obliged to ensure that the participant of his group was not only in a vest with the inscription Press, but also with armor inside him. In addition, the Italian journalist violated the rules of behavior for the press in a fighting.</text:p>
      <text:p text:style-name="P4">
<text:span text:style-name="T4">
 Read also: </text:span>
 <text:a xlink:type="simple" xlink:href="https://www.ukrinform.ua/rubric-society/3701552-nszu-zaklikae-italijski-profspilki-zabezpeciti-socgarantii-rodini-zagiblogo-fiksera-bitika.html" text:style-name="Internet_20_link" text:visited-style-name="Visited_20_Internet_20_Link">
<text:span text:style-name="T4">
 NSHU </text:span>
 <text:span text:style-name="T4">
 </text:span>
 calls <text:span text:style-name="T4">
 </text:span>
 Italian <text:span text:style-name="T4">
 </text:span>
 Trade unions <text:span text:style-name="T4">
<text:span text:style-name="T5">
* provide </text:span>
* </text:span>
 <text:span text:style-name="T4">
 social garden </text:span>
 <text:span text:style-name="T4">
 </text:span>
 <text:span text:style-name="T4">
 </text:span>
 <text:span text:style-name="T4">
 </text:span>
 dead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Fixer </text:span>
<text:span text:style-name="T4">
 Bitica </text:span>
</text:a>
The OK "South" also emphasized that the murder and injury of journalists is a nuclear war crime of the Russian Federation.</text:p>
      <text:p text:style-name="P4">
As reported by Ukrinform, the day before, on Wednesday, <text:a xlink:type="simple" xlink:href="https://www.ukrinform.ua/rubric-ato/3701100-nepodalik-hersona-zaznav-poranen-italijskij-zurnalist-la-repubblica.html" text:style-name="Internet_20_link" text:visited-style-name="Visited_20_Internet_20_Link">
</text:a>
As a result of the firing of the car in which he was traveling with his assistant. The Foreign Minister of Italy Antoniotayani reported that the correspondent was injured during an attack of a drone.</text:p>
      <text:p text:style-name="P4">
News Source: <text:a xlink:type="simple" xlink:href="https://www.ukrinform.ua/rubric-society/3701578-vijskovi-kazut-so-poranenij-bila-hersona-zurnalist-la-repubblica-porusiv-pravila-dla-zmi.html" text:style-name="Internet_20_link" text:visited-style-name="Visited_20_Internet_20_Link">
https://www.ukrinform.ua/rubric-society/3701578-vijskovi-kazut-so-poranenij-bila-hersona-zurnalist-la-repubblica-porusiv-pravila-dla-zmi.html</text:a>
</text:p>
      <!--NEWS-->
      <text:h text:style-name="P10" text:outline-level="1">
<text:span text:style-name="T4">
Scientists have made the first in the story of a black hole shot where gas and jet streams are visible</text:span>
</text:h>
      <text:p text:style-name="P4">
Authors: Ukrinform (Person)</text:p>
      <text:p text:style-name="P4">
Publisher: Укринформ (Organization)</text:p>
      <text:p text:style-name="P4">
Published Time: 2023-04-27T16:17:11+03:00</text:p>
      <text:p text:style-name="P4">
Modified Time: 2023-04-27T16:17:11+03:00</text:p>
      <text:p text:style-name="P4">
Description: An international group of researchers made the first in the history of a black hole image that shows a high -temperature disc -like gas flow that is connected to jet emissions. - Ukrinform.</text:p>
      <text:p text:style-name="P4">
Images: ["<text:a xlink:type="simple" xlink:href="https://static.ukrinform.com/photos/2023_04/thumb_files/630_360_1682600308-463.jpg" text:style-name="Internet_20_link" text:visited-style-name="Visited_20_Internet_20_Link">
630_360_16826...</text:a>
", "<text:a xlink:type="simple" xlink:href="https://static.ukrinform.com/photos/2023_04/1682601224-783.png" text:style-name="Internet_20_link" text:visited-style-name="Visited_20_Internet_20_Link">
1682601224-78...</text:a>
"]</text:p>
      <text:p text:style-name="P4">
Tags: ['Космос', 'Астрономія', 'Чорна діра']</text:p>
      <text:p text:style-name="P4">
Type: Article</text:p>
      <!--METADATA-->
      <text:p text:style-name="P4">
<draw:frame draw:style-name="fr1" draw:name="Image161" text:anchor-type="as-char" svg:width="6.9236in" svg:height="3.956343in" draw:z-index="0">
<draw:image xlink:href="../Images/yкринформ/2023-04-27T16-17-11-03-00/630_360_1682600308-463.jpg" xlink:type="simple" xlink:show="embed" xlink:actuate="onLoad" draw:mime-type="image/jpeg"/>
</draw:frame>
The International Group of Researchers has made the first in the history of a black hole image, a high -temperature disk -shaped of gas that is connected to emissions.</text:p>
      <text:p text:style-name="P4">
As Ukrinform reports, it reports <text:a xlink:type="simple" xlink:href="https://www3.nhk.or.jp/nhkworld/en/news/20230427_14/" text:style-name="Internet_20_link" text:visited-style-name="Visited_20_Internet_20_Link">
</text:a>
.</text:p>
      <text:p text:style-name="P4">
Image made by researchers, including <text:a xlink:type="simple" xlink:href="https://www.ukrinform.ua/tag-aponia" text:style-name="Internet_20_link" text:visited-style-name="Visited_20_Internet_20_Link">
</text:a>
, Germany and Taiwan, will be the key to understanding the mechanism, the help of which black holes are formed.</text:p>
      <text:p text:style-name="P4">
Scientists have used radio telescopes in 16 places around the world for Massier's galaxy 87, which is 55 million light years from Earth. The remote location of telescopes is given to the researchers that show that the accretion discharged hole is connected to plasma jets.</text:p>
      <text:p text:style-name="P4">
<text:span text:style-name="T4">
 Read also: </text:span>
 <text:a xlink:type="simple" xlink:href="https://www.ukrinform.ua/rubric-technology/3410225-astronomi-pokazali-ak-tancuut-zirki-navkolo-cornoi-diri.html" text:style-name="Internet_20_link" text:visited-style-name="Visited_20_Internet_20_Link">
</text:a>
The image shows jets on the north and south sides of this acrean disc.</text:p>
      <text:p text:style-name="P4">
It is believed that the acrean discs and jets exist with the black holes of the Galaxy. However, when four years ago, another group of scientists took the first history of a dark edge of a black hole, it did not show anactory disks or jets.</text:p>
      <text:p text:style-name="P4">
<draw:frame draw:style-name="fr1" draw:name="Image162" text:anchor-type="as-char" svg:width="6.9236in" svg:height="3.894525in" draw:z-index="0">
<draw:image xlink:href="../Images/yкринформ/2023-04-27T16-17-11-03-00/1682601224-783.png" xlink:type="simple" xlink:show="embed" xlink:actuate="onLoad" draw:mime-type="image/png"/>
</draw:frame>
It is noted that this time scientists managed to fix them with the help of radio waves of another frequency and at the same time observe the larger territory of the black hole with the help of more telescopes.</text:p>
      <text:p text:style-name="P4">
<text:span text:style-name="T4">
 Read also: </text:span>
 <text:a xlink:type="simple" xlink:href="https://www.ukrinform.ua/rubric-technology/3688910-astronomi-znajsli-u-vsesviti-odnu-z-najbilsih-cornih-dir.html" text:style-name="Internet_20_link" text:visited-style-name="Visited_20_Internet_20_Link">
</text:a>
As reported by Ukrinform, the State Space Management of the PRC and the Academy of Pokryai together <text:a xlink:type="simple" xlink:href="https://www.ukrinform.ua/rubric-technology/3700023-kitaj-uperse-opublikuvav-globalni-kolorovi-zobrazenna-marsa.html" text:style-name="Internet_20_link" text:visited-style-name="Visited_20_Internet_20_Link">
</text:a>
, obtained by the help of the orbital apparatus "Tienven-1".</text:p>
      <text:p text:style-name="P4">
News Source: <text:a xlink:type="simple" xlink:href="https://www.ukrinform.ua/rubric-technology/3701577-uceni-zrobili-persij-v-istorii-znimok-cornoi-diri-de-vidno-potik-gazu-j-strumeni.html" text:style-name="Internet_20_link" text:visited-style-name="Visited_20_Internet_20_Link">
https://www.ukrinform.ua/rubric-technology/3701577-uceni-zrobili-persij-v-istorii-znimok-cornoi-diri-de-vidno-potik-gazu-j-strumeni.html</text:a>
</text:p>
      <!--NEWS-->
      <text:h text:style-name="P10" text:outline-level="1">
<text:span text:style-name="T4">
Fedorov announced the creation of new UAV shock mouth</text:span>
</text:h>
      <text:p text:style-name="P4">
Authors: Ukrinform (Person)</text:p>
      <text:p text:style-name="P4">
Publisher: Укринформ (Organization)</text:p>
      <text:p text:style-name="P4">
Published Time: 2023-04-27T16:21:22+03:00</text:p>
      <text:p text:style-name="P4">
Modified Time: 2023-04-27T16:21:22+03:00</text:p>
      <text:p text:style-name="P4">
Description: The Ministry of Digital Transformation together with partners in the near future staff the necessary equipment for new UAV shock company. - Ukrinform.</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Дрон', 'Федоров', 'Мінцифри']</text:p>
      <text:p text:style-name="P4">
Type: Article</text:p>
      <!--METADATA-->
      <text:p text:style-name="P4">
<draw:frame draw:style-name="fr1" draw:name="Image163" text:anchor-type="as-char" svg:width="6.9236in" svg:height="3.956343in" draw:z-index="0">
<draw:image xlink:href="../Images/yкринформ/2023-04-27T16-21-22-03-00/630_360_1682495491-455.jpg" xlink:type="simple" xlink:show="embed" xlink:actuate="onLoad" draw:mime-type="image/jpeg"/>
</draw:frame>
The Ministry of Digital Transformation, together with partners in the near future, complex the necessary equipment for new UAV shock company.</text:p>
      <text:p text:style-name="P4">
About it in <text:a xlink:type="simple" xlink:href="https://www.ukrinform.ua/rubric-technology/3700941-mihajlo-fedorov-vicepremerministr-z-innovacij-rozvitku-osviti-nauki-ta-tehnologij-ministr-cifrovoi-transformacii.html" text:style-name="Internet_20_link" text:visited-style-name="Visited_20_Internet_20_Link">
</text:a>
Ukrinform was informed by the Viceremier-Minister of Innovation, the Development of Education, Science and Technology-Minister of Digital Transformation Mikhail Fedorov.</text:p>
      <text:p text:style-name="P4">
“Together with our partners, we have already completed the necessary equipment of the fighters of the first three UAVs that have successfully completed the training. Other mouths of the military will be staffed in the near future. With the help of drones, they will carry out intelligence and percussion missions, including coordinated artillery. At that time, the cars provided will allow raids of mobile groups to the rear of the enemy, deliver goods and evacuate the wounded, ” - said.</text:p>
      <text:p text:style-name="P4">
<text:span text:style-name="T4">
 Read also: </text:span>
 <text:a xlink:type="simple" xlink:href="https://www.ukrinform.ua/rubric-regions/3701109-na-ternopilsini-v-koledzi-navcatimut-novij-profesii-keruvati-dronom.html" text:style-name="Internet_20_link" text:visited-style-name="Visited_20_Internet_20_Link">
<text:span text:style-name="T4">
 drone </text:span>
</text:a>
In addition, the Viceremier stressed that the market production in Ukraine is now a revolution.</text:p>
      <text:p text:style-name="P4">
“There is a revolution today in this market, which contributes to its active development. This year there will be significant progress. Most of the main issues that have inhibited the market are solved. There is also a budget for sustainable drone manufacturers. It is enough to support them and provide opportunities for maximal production. Of course, there are still some bureaucratic processes that interfere, but we are fighting them, ”the minister said.</text:p>
      <text:p text:style-name="P4">
<text:span text:style-name="T4">
 Read also: </text:span>
 <text:a xlink:type="simple" xlink:href="https://www.ukrinform.ua/rubric-technology/3701561-za-proektom-armia-droniv-vze-zakupili-ponad-38-tisaci-bezpilotnikiv.html" text:style-name="Internet_20_link" text:visited-style-name="Visited_20_Internet_20_Link">
<text:span text:style-name="T4">
 Army </text:span>
 <text:span text:style-name="T4">
 Drones </text:span>
</text:a>
Fedorov recalled that the government has adopted a decree fundamentally changing the approach of the Military Business from the state. Previously, the profit on foreign -commissioning was 1%, for their own goods and services - 30%, which restrained the development of Ukrainian manufacturers, stimulated them before moving abroad of rehinipulations with documents. For scaling and increasing the level of localization of complexing, the state raised a share of profit to 25%.</text:p>
      <text:p text:style-name="P4">
News Source: <text:a xlink:type="simple" xlink:href="https://www.ukrinform.ua/rubric-ato/3701579-fedorov-anonsuvav-stvorenna-novih-udarnih-rot-bpla.html" text:style-name="Internet_20_link" text:visited-style-name="Visited_20_Internet_20_Link">
https://www.ukrinform.ua/rubric-ato/3701579-fedorov-anonsuvav-stvorenna-novih-udarnih-rot-bpla.html</text:a>
</text:p>
      <!--NEWS-->
      <text:h text:style-name="P10" text:outline-level="1">
<text:span text:style-name="T4">
Wax released from criminal liability by the People's Deputy</text:span>
</text:h>
      <text:p text:style-name="P4">
Authors: Ukrinform (Person)</text:p>
      <text:p text:style-name="P4">
Publisher: Укринформ (Organization)</text:p>
      <text:p text:style-name="P4">
Published Time: 2023-04-27T16:22:00+03:00</text:p>
      <text:p text:style-name="P4">
Modified Time: 2023-04-27T16:22:00+03:00</text:p>
      <text:p text:style-name="P4">
Description: The Supreme Anti -Corruption Court dismissed the People's Deputy from criminal liability for declaring false information in connection with the expiration of the limitation period. - Ukrinform.</text:p>
      <text:p text:style-name="P4">
Images: ["<text:a xlink:type="simple" xlink:href="https://static.ukrinform.com/photos/2018_10/thumb_files/630_360_1540839872-223.jpg" text:style-name="Internet_20_link" text:visited-style-name="Visited_20_Internet_20_Link">
630_360_15408...</text:a>
"]</text:p>
      <text:p text:style-name="P4">
Tags: ['Депутат', 'Е-декларації', 'Вищий антикорупційний суд']</text:p>
      <text:p text:style-name="P4">
Type: Article</text:p>
      <!--METADATA-->
      <text:p text:style-name="P4">
<draw:frame draw:style-name="fr1" draw:name="Image164" text:anchor-type="as-char" svg:width="6.9236in" svg:height="3.956343in" draw:z-index="0">
<draw:image xlink:href="../Images/yкринформ/2023-04-27T16-22-00-03-00/630_360_1540839872-223.jpg" xlink:type="simple" xlink:show="embed" xlink:actuate="onLoad" draw:mime-type="image/jpeg"/>
</draw:frame>
The High Anti -Corruption Court dismissed the People's Deputy from criminal responsibility for declaring false information in connection with the limitation period.</text:p>
      <text:p text:style-name="P4">
This is informed <text:a xlink:type="simple" xlink:href="https://first.vaks.gov.ua/publications/antykorsud-zvilnyv-vid-kryminalnoi-vidpovidalnosti-narodnoho-deputata-ix-sklykannia/" text:style-name="Internet_20_link" text:visited-style-name="Visited_20_Internet_20_Link">
</text:a>
, reports Ukrinform.</text:p>
      <text:p text:style-name="P4">
"On April 27, the panel of judges of the Supreme Anti -Corruption Court granted the proceedings for the dismissal of the People's Deputy of the IX convocation from criminal responsibility and closing the proceedings in connection with the expiration of the period of time," the statement reads.</text:p>
      <text:p text:style-name="P4">
As it is noted, the case came to court on January 17 of the current year, the adequation, according to the materials of the prosecution, was filed on March 292021. The court noted that the limitation period of this criminal offense is two years.</text:p>
      <text:p text:style-name="P4">
It is stated that the defendant did not appear at the court sessions several times about the valid reasons for such non -arrival. At the same time, the panel was judged by a time of resolutions to impose a monetary penalty of anxiety or not to notify in advance about the causes of non -arrival. One of the decision was paid to execution.</text:p>
      <text:p text:style-name="P4">
<text:span text:style-name="T4">
 Read also: </text:span>
 <text:a xlink:type="simple" xlink:href="https://www.ukrinform.ua/rubric-society/3692823-vaks-zvilniv-deputata-volinca-vid-kriminalnoi-vidpovidalnosti-za-nedostovirne-deklaruvanna.html" text:style-name="Internet_20_link" text:visited-style-name="Visited_20_Internet_20_Link">
<text:span text:style-name="T4">
 declaring </text:span>
</text:a>
The decision may be appealed by filing an appeal to the appeal to the WACS within seven days from the date of its announcement.</text:p>
      <text:p text:style-name="P4">
According to <text:a xlink:type="simple" xlink:href="https://www.pravda.com.ua/news/2023/04/27/7399683/" text:style-name="Internet_20_link" text:visited-style-name="Visited_20_Internet_20_Link">
 </text:a>
, it is about MP Margarita Schol, who <text:a xlink:type="simple" xlink:href="https://www.ukrinform.ua/rubric-polytics/3649301-nabu-ogolosilo-u-rozsuk-narodnu-deputatku-margaritu-sol.html" text:style-name="Internet_20_link" text:visited-style-name="Visited_20_Internet_20_Link">
</text:a>
Shol was accused of not specifying in <text:a xlink:type="simple" xlink:href="https://www.ukrinform.ua/tag-edeklaracii" text:style-name="Internet_20_link" text:visited-style-name="Visited_20_Internet_20_Link">
</text:a>
For 2020, information about the leech in Pechersk in Kiev, the cost of which is about 5 million UAH.</text:p>
      <text:p text:style-name="P4">
News Source: <text:a xlink:type="simple" xlink:href="https://www.ukrinform.ua/rubric-polytics/3701580-vaks-zvilniv-vid-kriminalnoi-vidpovidalnosti-narodnu-deputatku.html" text:style-name="Internet_20_link" text:visited-style-name="Visited_20_Internet_20_Link">
https://www.ukrinform.ua/rubric-polytics/3701580-vaks-zvilniv-vid-kriminalnoi-vidpovidalnosti-narodnu-deputatku.html</text:a>
</text:p>
      <!--NEWS-->
      <text:h text:style-name="P10" text:outline-level="1">
<text:span text:style-name="T4">
Nearly 90 deaths in Kenya caused a call leader to prepare for the "end of the world"</text:span>
</text:h>
      <text:p text:style-name="P4">
Authors: Ukrinform (Person)</text:p>
      <text:p text:style-name="P4">
Publisher: Укринформ (Organization)</text:p>
      <text:p text:style-name="P4">
Published Time: 2023-04-27T16:29:31+03:00</text:p>
      <text:p text:style-name="P4">
Modified Time: 2023-04-27T16:29:31+03:00</text:p>
      <text:p text:style-name="P4">
Description: The leader of the Kenyan cult argued that on April 15 it would be the end of the world, and called the church believers to starve to death to be the first to "get to heaven." - Ukrinform.</text:p>
      <text:p text:style-name="P4">
Images: ["<text:a xlink:type="simple" xlink:href="https://static.ukrinform.com/photos/2023_04/thumb_files/630_360_1682601805-604.jpg" text:style-name="Internet_20_link" text:visited-style-name="Visited_20_Internet_20_Link">
630_360_16826...</text:a>
"]</text:p>
      <text:p text:style-name="P4">
Tags: ['Голодування', 'Кенія', 'Релігія']</text:p>
      <text:p text:style-name="P4">
Type: Article</text:p>
      <!--METADATA-->
      <text:p text:style-name="P4">
<draw:frame draw:style-name="fr1" draw:name="Image165" text:anchor-type="as-char" svg:width="6.9236in" svg:height="3.956343in" draw:z-index="0">
<draw:image xlink:href="../Images/yкринформ/2023-04-27T16-29-31-03-00/630_360_1682601805-604.jpg" xlink:type="simple" xlink:show="embed" xlink:actuate="onLoad" draw:mime-type="image/jpeg"/>
</draw:frame>
The leaderkenian cult argued that on April 15 there would be the end of the world, and the church's call to starve to death to be the first to "get to heaven."</text:p>
      <text:p text:style-name="P4">
As Ukrinform reports, it reports <text:a xlink:type="simple" xlink:href="https://www.reuters.com/world/africa/with-aching-hearts-kenyans-seek-relatives-among-starvation-cult-victims-2023-04-26/" text:style-name="Internet_20_link" text:visited-style-name="Visited_20_Internet_20_Link">
</text:a>
.</text:p>
      <text:p text:style-name="P4">
It is still known about 89 dead followers of the International Church "Good News", headed by cult leader Paul Mackenzie. It was based in the Shakachola forest of Kenya. From Friday, the authorities removed 81 body from shallow graves. Later, the members of the sect were found alive, but later died.</text:p>
      <text:p text:style-name="P4">
<text:span text:style-name="T4">
 Read also: </text:span>
 <text:a xlink:type="simple" xlink:href="https://www.ukrinform.ua/rubric-world/3700682-kilkist-zertv-religijnogo-kultu-v-kenii-zrosla-do-89.html" text:style-name="Internet_20_link" text:visited-style-name="Visited_20_Internet_20_Link">
<text:span text:style-name="T4">
 Keni </text:span>
</text:a>
Mackenzie himself has been in custody in the police from April 14 with 14 other cults. The Kenyan media reports that he refuses to eat Ioda.</text:p>
      <text:p text:style-name="P4">
"He ordered them to starve before the end of the world on April 15, saying that he would be the last, locking the door behind him," said Stephen Mviti, whose man and six children joined the cult, but were afraid to die.</text:p>
      <text:p text:style-name="P4">
Mwiti said that he had heard it from a former member of the sect, which was expelled for drinking water during a massive fast.</text:p>
      <text:p text:style-name="P4">
<text:span text:style-name="T4">
 Read also: </text:span>
 <text:a xlink:type="simple" xlink:href="https://www.ukrinform.ua/rubric-world/3700293-u-kenii-eksgumuvali-tila-67-zertv-kultu-aki-goloduvali-do-smerti.html" text:style-name="Internet_20_link" text:visited-style-name="Visited_20_Internet_20_Link">
<text:span text:style-name="T4">
 Keni </text:span>
</text:a>
Hospital staff in the coastal city of Malindi, where they took the corpses and those who survived, said that they heard the same from those who survived.</text:p>
      <text:p text:style-name="P4">
"At his place(McKeyz)A plan of murder of children, youth, apothecies and adults was carefully developed, and he told them that he would be the last to die of starvation, "one of the hospital staff told.</text:p>
      <text:p text:style-name="P4">
The number of victims is expected to grow as the Kenyan Red Cross reported that more than 300 people are considered missing.</text:p>
      <text:p text:style-name="P4">
According to Ukrinform, Kenya's authorities exhummed 16 more bodies of people who died in the Ukrainian Church "Good News".</text:p>
      <text:p text:style-name="P4">
Photo: TheGuardian</text:p>
      <text:p text:style-name="P4">
News Source: <text:a xlink:type="simple" xlink:href="https://www.ukrinform.ua/rubric-world/3701581-majze-90-smertej-u-kenii-spriciniv-zaklik-lidera-kultu-gotuvatisa-do-kinca-svitu.html" text:style-name="Internet_20_link" text:visited-style-name="Visited_20_Internet_20_Link">
https://www.ukrinform.ua/rubric-world/3701581-majze-90-smertej-u-kenii-spriciniv-zaklik-lidera-kultu-gotuvatisa-do-kinca-svitu.html</text:a>
</text:p>
      <!--NEWS-->
      <text:h text:style-name="P10" text:outline-level="1">
<text:span text:style-name="T4">
Iran captured a foreign oil tanker in the Gulf of Oman - US Navy</text:span>
</text:h>
      <text:p text:style-name="P4">
Authors: Ukrinform (Person)</text:p>
      <text:p text:style-name="P4">
Publisher: Укринформ (Organization)</text:p>
      <text:p text:style-name="P4">
Published Time: 2023-04-27T16:34:24+03:00</text:p>
      <text:p text:style-name="P4">
Modified Time: 2023-04-27T16:34:24+03:00</text:p>
      <text:p text:style-name="P4">
Description: The US Navy said Iran had seized an oil tanker under the Marshall Islands in the Gulf of Oman on Thursday, April 27. - Ukrinform.</text:p>
      <text:p text:style-name="P4">
Images: ["<text:a xlink:type="simple" xlink:href="https://static.ukrinform.com/photos/2023_04/thumb_files/630_360_1682602113-642.jpg" text:style-name="Internet_20_link" text:visited-style-name="Visited_20_Internet_20_Link">
630_360_16826...</text:a>
"]</text:p>
      <text:p text:style-name="P4">
Tags: ['Іран', 'США', 'танкер']</text:p>
      <text:p text:style-name="P4">
Type: Article</text:p>
      <!--METADATA-->
      <text:p text:style-name="P4">
<draw:frame draw:style-name="fr1" draw:name="Image166" text:anchor-type="as-char" svg:width="6.9236in" svg:height="3.956343in" draw:z-index="0">
<draw:image xlink:href="../Images/yкринформ/2023-04-27T16-34-24-03-00/630_360_1682602113-642.jpg" xlink:type="simple" xlink:show="embed" xlink:actuate="onLoad" draw:mime-type="image/jpeg"/>
</draw:frame>
The US Navy stated that Iran had seized an oil tanker under the Gulf of Oman on Thursday, April 27.</text:p>
      <text:p text:style-name="P4">
As Ukrinform reports, it reports <text:a xlink:type="simple" xlink:href="https://apnews.com/article/iran-us-navy-oil-tanker-advantage-057155f4d9caf92131533fe90f94a3a0" text:style-name="Internet_20_link" text:visited-style-name="Visited_20_Internet_20_Link">
</text:a>
.</text:p>
      <text:p text:style-name="P4">
«Дії Ірану суперечать міжнародному праву та підривають регіональну безпеку тастабільність. Іран повинен негайно звільнити нафтовий танкер», - заявили уПятому флоті ВМС США.</text:p>
      <text:p text:style-name="P4">
Зазначається, що судно під назвою Advantage Sweet подало сигнал лиха о 13:15,перебуваючи в міжнародних водах, коли <text:a xlink:type="simple" xlink:href="https://www.ukrinform.ua/tag-iran" text:style-name="Internet_20_link" text:visited-style-name="Visited_20_Internet_20_Link">
 </text:a>
seized the ship.</text:p>
      <text:p text:style-name="P4">
According to the US Navy, the seizure of oil tanker Iran has become at least a fifth commercial vessel that has been captured by Tehran over the last two years.</text:p>
      <text:p text:style-name="P4">
<text:span text:style-name="T4">
 Read also: </text:span>
 <text:a xlink:type="simple" xlink:href="https://www.ukrinform.ua/rubric-world/3684382-bloomberg-vikriv-tinovij-flot-rosijskih-naftovih-tankeriv.html" text:style-name="Internet_20_link" text:visited-style-name="Visited_20_Internet_20_Link">
<text:span text:style-name="T4">
 tanker </text:span>
</text:a>
"The persecution of ships by Iran and the interference with the navigation rights of the regional waters pose a threat to safety in the sea and the world economy," the US Navy added.</text:p>
      <text:p text:style-name="P4">
As reported by Ukrinform, in May last year the Corps of Guards of the Islamic Revolution of Iran <text:a xlink:type="simple" xlink:href="https://www.ukrinform.ua/rubric-world/3494061-iran-zahopiv-u-perskij-zatoci-dva-grecki-naftovi-tankeri.html" text:style-name="Internet_20_link" text:visited-style-name="Visited_20_Internet_20_Link">
</text:a>
in the Gulf.</text:p>
      <text:p text:style-name="P4">
News Source: <text:a xlink:type="simple" xlink:href="https://www.ukrinform.ua/rubric-world/3701584-iran-zahopiv-inozemnij-naftovij-tanker-v-omanskij-zatoci-vms-ssa.html" text:style-name="Internet_20_link" text:visited-style-name="Visited_20_Internet_20_Link">
https://www.ukrinform.ua/rubric-world/3701584-iran-zahopiv-inozemnij-naftovij-tanker-v-omanskij-zatoci-vms-ssa.html</text:a>
</text:p>
      <!--NEWS-->
      <text:h text:style-name="P10" text:outline-level="1">
<text:span text:style-name="T4">
In Ukraine launched chat bot for future parents</text:span>
</text:h>
      <text:p text:style-name="P4">
Authors: Ukrinform (Person)</text:p>
      <text:p text:style-name="P4">
Publisher: Укринформ (Organization)</text:p>
      <text:p text:style-name="P4">
Published Time: 2023-04-27T16:35:00+03:00</text:p>
      <text:p text:style-name="P4">
Modified Time: 2023-04-27T16:35:00+03:00</text:p>
      <text:p text:style-name="P4">
Description: In Ukraine, with the assistance of NGOs, a chatbot "I will be mom" has been created to help expectant parents to check what medical services are free of charge and are covered by a medical guarantee program. - Ukrinform.</text:p>
      <text:p text:style-name="P4">
Images: ["<text:a xlink:type="simple" xlink:href="https://static.ukrinform.com/photos/2022_07/thumb_files/630_360_1657023129-701.jpg" text:style-name="Internet_20_link" text:visited-style-name="Visited_20_Internet_20_Link">
630_360_16570...</text:a>
"]</text:p>
      <text:p text:style-name="P4">
Tags: ['Діти', 'Чат-бот', 'Програма медгарантій']</text:p>
      <text:p text:style-name="P4">
Type: Article</text:p>
      <!--METADATA-->
      <text:p text:style-name="P4">
<draw:frame draw:style-name="fr1" draw:name="Image167" text:anchor-type="as-char" svg:width="6.9236in" svg:height="3.956343in" draw:z-index="0">
<draw:image xlink:href="../Images/yкринформ/2023-04-27T16-35-00-03-00/630_360_1657023129-701.jpg" xlink:type="simple" xlink:show="embed" xlink:actuate="onLoad" draw:mime-type="image/jpeg"/>
</draw:frame>
In Ukraine, the assistance of public organizations has created a chat bot "I will be a mom", which will help future parents to check what medical services are free of charge.</text:p>
      <text:p text:style-name="P4">
The service was created by NGO "Medicines Control" and BF "280 days", reports to the UPPPRIALIZE of the National Health Service, which is at the disposal of Ukrinform.</text:p>
      <text:p text:style-name="P4">
"The health of expectant mothers and children is in the first place in the program of medical guarantees. Starting from the first days of pregnancy, all the necessary medical services for patients are paid for by NSA. is free of charge. All necessary consultations, the examinations of the Twedic assistance are included in the packages of pregnancy in outpatient audiences, "Medical care for childbirth" and "Medical care to newborn complicated neonatal cases". In order to obtain medical care, it is necessary for the hospital to be appropriate A contract with the NSSU. Therefore, Miradi will create a Chat Bota "I will be a mom" that will help expectant parents to quickly find a hospital and get free medical care. You will also always seek help from the NSAU Contact Center at 16-77, "the head of the National Service said. Natalia Husak's health.</text:p>
      <text:p text:style-name="P4">
<text:span text:style-name="T4">
 Read also: </text:span>
 <text:a xlink:type="simple" xlink:href="https://www.ukrinform.ua/rubric-society/3701474-v-ukraini-vvazautsa-znajdenimi-11-tisac-752-ditini.html" text:style-name="Internet_20_link" text:visited-style-name="Visited_20_Internet_20_Link">
</text:a>
The Chat Bot "I will be mom" contains a step-by-step algorithm on how to get a non-pregnancy, medical care for childbirth and neonatal services. The woman indicates her week of pregnancy, receives a list of necessary and analyzes according to her term and immediately finds the nearest women's consultation or maternity hospital where these services are provided free of charge(Regardless of the registration of a pregnant woman or her actual residence). Тобто двакліки – і купа збереженого часу, сил і грошей.</text:p>
      <text:p text:style-name="P4">
Скористатися чат-ботом «Буду мамою» можна: у <text:a xlink:type="simple" xlink:href="https://t.me/IWillBeMother_bot" text:style-name="Internet_20_link" text:visited-style-name="Visited_20_Internet_20_Link">
</text:a>
and in <text:a xlink:type="simple" xlink:href="https://chats.viber.com/iwillbemother_bot" text:style-name="Internet_20_link" text:visited-style-name="Visited_20_Internet_20_Link">
</text:a>
.</text:p>
      <text:p text:style-name="P4">
It is noted that the chat bot was created on the basis of open medical data of the NSAs and the Assumption with doctors.</text:p>
      <text:p text:style-name="P4">
<text:span text:style-name="T4">
 Read also: </text:span>
 <text:a xlink:type="simple" xlink:href="https://www.ukrinform.ua/rubric-ato/3701142-rosia-vikrala-20-tisac-ukrainskih-ditej-zelenskij-u-rozmovi-z-si.html" text:style-name="Internet_20_link" text:visited-style-name="Visited_20_Internet_20_Link">
</text:a>
</text:p>
      <text:p text:style-name="P4">
According to Ukrinform, the program of medical guarantees in 2023 includes 41 packs of medical services that Ukrainians can receive free of charge. The assistance of the pillar is free of charge in all medical institutions that have a contract with the NSAU, independently the place of registration of the patient. The NSAU pays more than 15 thousand UAH for childbirth, and complex services for the mother and infant - almost 20 thousand. The tariff includes a complex service, including anesthesia and the necessary manipulations.</text:p>
      <text:p text:style-name="P4">
News Source: <text:a xlink:type="simple" xlink:href="https://www.ukrinform.ua/rubric-society/3701585-v-ukraini-zapustili-catbot-dla-majbutnih-batkiv.html" text:style-name="Internet_20_link" text:visited-style-name="Visited_20_Internet_20_Link">
https://www.ukrinform.ua/rubric-society/3701585-v-ukraini-zapustili-catbot-dla-majbutnih-batkiv.html</text:a>
</text:p>
      <!--NEWS-->
      <text:h text:style-name="P10" text:outline-level="1">
<text:span text:style-name="T4">
Sumska Oblast(22:33). Red Alert: aerial threat. Sirens sounding. Take cover now!</text:span>
</text:h>
      <text:p text:style-name="P4">
Authors: liveuamap (Language: en)</text:p>
      <text:p text:style-name="P4">
Time: 2023-04-27T16:35:00</text:p>
      <text:p text:style-name="P4">
Location: Sumska Oblast (Latitude:51.00003 Longtitude:34.00105)</text:p>
      <text:p text:style-name="P4">
Videos: []</text:p>
      <text:p text:style-name="P4">
Images: []</text:p>
      <text:p text:style-name="P4">
Tags: ["Europe", "Central and Eastern Europe"]</text:p>
      <text:p text:style-name="P4">
Id: 22559050</text:p>
      <!--METADATA-->
      <text:p text:style-name="P4">
Sumy region(22:33). Red Alert: aerial threat. Sirens sounding. Take covernow!</text:p>
      <text:p text:style-name="P4">
News Collection Link: <text:a xlink:type="simple" xlink:href="https://liveuamap.com/en/2023/27-april-sumska-oblast2233-red-alert-aerial-tg" text:style-name="Internet_20_link" text:visited-style-name="Visited_20_Internet_20_Link">
https://liveuamap.com/en/2023/27-april-sumska-oblast2233-red-alert-aerial-tg</text:a>
</text:p>
      <text:p text:style-name="P4">
News Source: <text:a xlink:type="simple" xlink:href="https://t.me/air_alert_ua/43864" text:style-name="Internet_20_link" text:visited-style-name="Visited_20_Internet_20_Link">
https://t.me/air_alert_ua/43864</text:a>
</text:p>
      <!--NEWS-->
      <text:h text:style-name="P10" text:outline-level="1">
<text:span text:style-name="T4">
Minister of Foreign Affairs of Ukraine Kuleba and Josep Borrell discussed speeding up the sup...</text:span>
</text:h>
      <text:p text:style-name="P4">
Authors: liveuamap (Language: en)</text:p>
      <text:p text:style-name="P4">
Time: 2023-04-27T16:37:50</text:p>
      <text:p text:style-name="P4">
Location: Kyiv, Kyiv city (Latitude:50.45662 Longtitude:30.52176)</text:p>
      <text:p text:style-name="P4">
Videos: []</text:p>
      <text:p text:style-name="P4">
Images: []</text:p>
      <text:p text:style-name="P4">
Tags: ["Weapons"]</text:p>
      <text:p text:style-name="P4">
Id: 22559051</text:p>
      <!--METADATA-->
      <text:p text:style-name="P4">
Minister of Foreign Affairs of Ukraine Kuleba and Josep Borrell discussedspeeding up the supply of weapons and ammunition to Ukraine from the EU</text:p>
      <text:p text:style-name="P4">
News Collection Link: <text:a xlink:type="simple" xlink:href="https://liveuamap.com/en/2023/27-april-minister-of-foreign-affairs-of-ukraine-kuleba-and" text:style-name="Internet_20_link" text:visited-style-name="Visited_20_Internet_20_Link">
https://liveuamap.com/en/2023/27-april-minister-of-foreign-affairs-of-ukraine-kuleba-and</text:a>
</text:p>
      <text:p text:style-name="P4">
News Source: <text:a xlink:type="simple" xlink:href="https://t.me/espresotb/61192" text:style-name="Internet_20_link" text:visited-style-name="Visited_20_Internet_20_Link">
https://t.me/espresotb/61192</text:a>
</text:p>
      <!--NEWS-->
      <text:h text:style-name="P10" text:outline-level="1">
<text:span text:style-name="T4">
In the village in Lviv region in six households there was a gas leakage</text:span>
</text:h>
      <text:p text:style-name="P4">
Authors: Ukrinform (Person)</text:p>
      <text:p text:style-name="P4">
Publisher: Укринформ (Organization)</text:p>
      <text:p text:style-name="P4">
Published Time: 2023-04-27T16:41:00+03:00</text:p>
      <text:p text:style-name="P4">
Modified Time: 2023-04-27T16:41:00+03:00</text:p>
      <text:p text:style-name="P4">
Description: Gas leakage occurred in the village of Rozvadiv, Stryi district of Lviv region. Gas supply to the village was temporarily stopped. People were sent out. - Ukrinform.</text:p>
      <text:p text:style-name="P4">
Images: ["<text:a xlink:type="simple" xlink:href="https://static.ukrinform.com/photos/2023_04/thumb_files/630_360_1682602661-428.jpg" text:style-name="Internet_20_link" text:visited-style-name="Visited_20_Internet_20_Link">
630_360_16826...</text:a>
", "<text:a xlink:type="simple" xlink:href="https://static.ukrinform.com/photos/2023_04/1682602661-150.jpg" text:style-name="Internet_20_link" text:visited-style-name="Visited_20_Internet_20_Link">
1682602661-15...</text:a>
"]</text:p>
      <text:p text:style-name="P4">
Tags: ['Аварія', 'Газ', 'Львівщина']</text:p>
      <text:p text:style-name="P4">
Type: Article</text:p>
      <!--METADATA-->
      <text:p text:style-name="P4">
<draw:frame draw:style-name="fr1" draw:name="Image168" text:anchor-type="as-char" svg:width="6.9236in" svg:height="3.956343in" draw:z-index="0">
<draw:image xlink:href="../Images/yкринформ/2023-04-27T16-41-00-03-00/630_360_1682602661-428.jpg" xlink:type="simple" xlink:show="embed" xlink:actuate="onLoad" draw:mime-type="image/jpeg"/>
</draw:frame>
Gas leakage occurred on the territory of the six -hour farms at the Stryi district of Lviv region. Gas supply to the village was temporarily stopped. Luminas were sent out.</text:p>
      <text:p text:style-name="P4">
About it reports in <text:a xlink:type="simple" xlink:href="https://www.facebook.com/maks.kozytskyy/posts/pfbid025gCZnvKC3kwhbTgAweufVDnRxFiBdV6Yz3TUZypAgkmzbAMVPqfbNvwWzGo7Vhsnl" text:style-name="Internet_20_link" text:visited-style-name="Visited_20_Internet_20_Link">
</text:a>
Maxim Kozitsky, the head of Lviv Ova, reports.</text:p>
      <text:p text:style-name="P4">
“At night, gas leakage occurred. Natural gas came out in the territory of six households. In one apartment building, he came out of the subfundament. Gas supply to the village was temporarily stopped. 29 people, including 9 dates, were sent to relatives, ”the message reads.</text:p>
      <text:p text:style-name="P4">
<draw:frame draw:style-name="fr1" draw:name="Image169" text:anchor-type="as-char" svg:width="6.9236in" svg:height="3.111499in" draw:z-index="0">
<draw:image xlink:href="../Images/yкринформ/2023-04-27T16-41-00-03-00/1682602661-150.jpg" xlink:type="simple" xlink:show="embed" xlink:actuate="onLoad" draw:mime-type="image/jpeg"/>
</draw:frame>
It is noted that the village also partially switched off power supply. The after -end of energy supply of energy supply will be restored.</text:p>
      <text:p text:style-name="P4">
_Video: Nikolaev news</text:p>
      <text:p text:style-name="P4">
According to Kozitsky, a meeting of the local Thans Thans Commission was already held in the village. The cause of the gas leakage is established. Experts are now examining every object that is within the leakage radius, calculating the losses and consequences of the event.</text:p>
      <text:p text:style-name="P4">
The head of the Ova also informed that representatives of the Department of Civil Protection of the ODA, the Department of Fuel and Energy Complex, Energy Efficiency and Housing and Communal Economy of the Regional Development, the Department of Ecology and Natural Resources of the Regional Development, and the GU [] left the departments(https://www.ukrinform.ua/tag-dsns)in Lviv region.</text:p>
      <text:p text:style-name="P4">
Profile specialists observe the development of events and make the necessary intelligence.</text:p>
      <text:p text:style-name="P4">
The head of the region emphasized that to return to homes to people whose farms have become recommended only after the permission of specialists.</text:p>
      <text:p text:style-name="P4">
_Foto: "Your City" _</text:p>
      <text:p text:style-name="P4">
News Source: <text:a xlink:type="simple" xlink:href="https://www.ukrinform.ua/rubric-regions/3701590-u-seli-na-lvivsini-v-sesti-domogospodarstvah-stavsa-vitik-gazu.html" text:style-name="Internet_20_link" text:visited-style-name="Visited_20_Internet_20_Link">
https://www.ukrinform.ua/rubric-regions/3701590-u-seli-na-lvivsini-v-sesti-domogospodarstvah-stavsa-vitik-gazu.html</text:a>
</text:p>
      <!--NEWS-->
      <text:h text:style-name="P10" text:outline-level="1">
<text:span text:style-name="T4">
The enemy fired Kharkiv region, is dead and wounded</text:span>
</text:h>
      <text:p text:style-name="P4">
Authors: Ukrinform (Person)</text:p>
      <text:p text:style-name="P4">
Publisher: Укринформ (Organization)</text:p>
      <text:p text:style-name="P4">
Published Time: 2023-04-27T16:44:07+03:00</text:p>
      <text:p text:style-name="P4">
Modified Time: 2023-04-27T16:44:07+03:00</text:p>
      <text:p text:style-name="P4">
Description: Russian troops fired at Tokarivka in Kharkiv, as a result of which one person was killed and four were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Синєгубов', 'Війна з росією']</text:p>
      <text:p text:style-name="P4">
Type: Article</text:p>
      <!--METADATA-->
      <text:p text:style-name="P4">
<draw:frame draw:style-name="fr1" draw:name="Image170" text:anchor-type="as-char" svg:width="6.9236in" svg:height="3.956343in" draw:z-index="0">
<draw:image xlink:href="../Images/yкринформ/2023-04-27T16-44-07-03-00/630_360_1538997483-946.jpg" xlink:type="simple" xlink:show="embed" xlink:actuate="onLoad" draw:mime-type="image/jpeg"/>
</draw:frame>
Rfost troops were shot by Tokarivka in Kharkiv region, resulting in one person killed in the wounds.</text:p>
      <text:p text:style-name="P4">
This was reported in <text:a xlink:type="simple" xlink:href="https://t.me/synegubov/6040" text:style-name="Internet_20_link" text:visited-style-name="Visited_20_Internet_20_Link">
</text:a>
Head of Kharkiv Ovaologov Sinegubov, reports Ukrinform.</text:p>
      <text:p text:style-name="P4">
"As soon as the enemy was fired at the village of Tokarivka, Kharkiv district.</text:p>
      <text:p text:style-name="P4">
<text:span text:style-name="T4">
 Read also: </text:span>
 <text:a xlink:type="simple" xlink:href="https://www.ukrinform.ua/rubric-society/3701578-vijskovi-kazut-so-poranenij-bila-hersona-zurnalist-la-repubblica-porusiv-pravila-dla-zmi.html" text:style-name="Internet_20_link" text:visited-style-name="Visited_20_Internet_20_Link">
</text:a>
Sinegubov added that doctors provide the victim with all the help.</text:p>
      <text:p text:style-name="P4">
As reported by Ukrinform, on the morning of April 27 the Russians fired at the village of Lipzharkiv district.</text:p>
      <text:p text:style-name="P4">
News Source: <text:a xlink:type="simple" xlink:href="https://www.ukrinform.ua/rubric-ato/3701591-vorog-obstrilav-harkivsinu-e-zagiblij-ta-poraneni.html" text:style-name="Internet_20_link" text:visited-style-name="Visited_20_Internet_20_Link">
https://www.ukrinform.ua/rubric-ato/3701591-vorog-obstrilav-harkivsinu-e-zagiblij-ta-poraneni.html</text:a>
</text:p>
      <!--NEWS-->
      <text:h text:style-name="P10" text:outline-level="1">
<text:span text:style-name="T4">
Russian hackers attacked the servers of the City Hall of Prague</text:span>
</text:h>
      <text:p text:style-name="P4">
Authors: Ukrinform (Person)</text:p>
      <text:p text:style-name="P4">
Publisher: Укринформ (Organization)</text:p>
      <text:p text:style-name="P4">
Published Time: 2023-04-27T16:46:42+03:00</text:p>
      <text:p text:style-name="P4">
Modified Time: 2023-04-27T16:46:42+03:00</text:p>
      <text:p text:style-name="P4">
Description: The Prague City Hall servers were attacking the Russian Hacker Group on Thursday. - Ukrinform.</text:p>
      <text:p text:style-name="P4">
Images: ["<text:a xlink:type="simple" xlink:href="https://static.ukrinform.com/photos/2020_08/thumb_files/630_360_1597991697-815.jpg" text:style-name="Internet_20_link" text:visited-style-name="Visited_20_Internet_20_Link">
630_360_15979...</text:a>
"]</text:p>
      <text:p text:style-name="P4">
Tags: ['Чехія', 'Кібератака', 'росія', 'Хакери']</text:p>
      <text:p text:style-name="P4">
Type: Article</text:p>
      <!--METADATA-->
      <text:p text:style-name="P4">
<draw:frame draw:style-name="fr1" draw:name="Image171" text:anchor-type="as-char" svg:width="6.9236in" svg:height="3.956343in" draw:z-index="0">
<draw:image xlink:href="../Images/yкринформ/2023-04-27T16-46-42-03-00/630_360_1597991697-815.jpg" xlink:type="simple" xlink:show="embed" xlink:actuate="onLoad" draw:mime-type="image/jpeg"/>
</draw:frame>
Prague's serverine on Thursday was attacking the Russian hacker group.</text:p>
      <text:p text:style-name="P4">
This was reported at a meeting of the city council by the director of one of the IT department of Girzhi Karoli, Ukrinform reports with reference to <text:a xlink:type="simple" xlink:href="https://ruski.radio.cz/prazhskuyu-meriyu-atakovali-rossiyskie-hakery-8781503" text:style-name="Internet_20_link" text:visited-style-name="Visited_20_Internet_20_Link">
</text:a>
.</text:p>
      <text:p text:style-name="P4">
As it is noted, the servers of the City Hall of Prague were attacked on April 27 "because of the support of Ukraine provided by the city authorities."</text:p>
      <text:p text:style-name="P4">
As a result of <text:a xlink:type="simple" xlink:href="https://www.ukrinform.ua/tag-kiberataka" text:style-name="Internet_20_link" text:visited-style-name="Visited_20_Internet_20_Link">
</text:a>
The site of Czech (Czech Roller, as well as the impossible conduct of online broadcasting of today's enlightenment of the City Council.</text:p>
      <text:p text:style-name="P4">
"According to the available information, it is a so-called DDOS-attack, that is, overflow of target servers with a large number of requests,"-the message reads.</text:p>
      <text:p text:style-name="P4">
<text:span text:style-name="T4">
 Read also: </text:span>
 <text:a xlink:type="simple" xlink:href="https://www.ukrinform.ua/rubric-technology/3698039-rosijski-hakeri-atakuut-kriticnu-infrastrukturu-britanii.html" text:style-name="Internet_20_link" text:visited-style-name="Visited_20_Internet_20_Link">
<text:span text:style-name="T4">
 hacker </text:span>
</text:a>
According to Karol, the IP address of the attack source is located in the Russian Federation, and Russian hackers have already taken responsibility for it.</text:p>
      <text:p text:style-name="P4">
He reported that a specific hacker group is currently being installed, which is an attack, as well as analyzing the cyberprop.</text:p>
      <text:p text:style-name="P4">
As  <text:a xlink:type="simple" xlink:href="https://www.ukrinform.ua/rubric-world/3701063-cehia-zaprovadila-sankcii-proti-glavi-rpc-kirila.html" text:style-name="Internet_20_link" text:visited-style-name="Visited_20_Internet_20_Link">
 </text:a>
On the eve of the Czech Republic, she made Patriarchal and all Russia Cyril in the list of sanctions for the support of the Russian tuning to Ukraine.</text:p>
      <text:p text:style-name="P4">
Earlier, the British government stated that Russian hackers were trying to "violate" or destroy the critical infrastructure of the United Kingdom.</text:p>
      <text:p text:style-name="P4">
News Source: <text:a xlink:type="simple" xlink:href="https://www.ukrinform.ua/rubric-world/3701593-rosijski-hakeri-atakuvali-serveri-merii-pragi.html" text:style-name="Internet_20_link" text:visited-style-name="Visited_20_Internet_20_Link">
https://www.ukrinform.ua/rubric-world/3701593-rosijski-hakeri-atakuvali-serveri-merii-pragi.html</text:a>
</text:p>
      <!--NEWS-->
      <text:h text:style-name="P10" text:outline-level="1">
<text:span text:style-name="T4">
Kostyuk was unable to beat the first "racket" of Colombia on a tennis tournament in Madrid</text:span>
</text:h>
      <text:p text:style-name="P4">
Authors: Ukrinform (Person)</text:p>
      <text:p text:style-name="P4">
Publisher: Укринформ (Organization)</text:p>
      <text:p text:style-name="P4">
Published Time: 2023-04-27T16:52:08+03:00</text:p>
      <text:p text:style-name="P4">
Modified Time: 2023-04-27T16:52:08+03:00</text:p>
      <text:p text:style-name="P4">
Description: The second "rackets" of Ukraine Marty Kostyuk failed to overcome the second circle of a single category at the prestigious tournament of the Women's Tennis Association (WTA) - Mutua Madrid Open - in Madrid (Spain) with a prize fund of $ 7.652 million - Ukrinform.</text:p>
      <text:p text:style-name="P4">
Images: ["<text:a xlink:type="simple" xlink:href="https://static.ukrinform.com/photos/2023_04/thumb_files/630_360_1682603473-140.jpg" text:style-name="Internet_20_link" text:visited-style-name="Visited_20_Internet_20_Link">
630_360_16826...</text:a>
"]</text:p>
      <text:p text:style-name="P4">
Tags: ['Теніс', 'Марта Костюк']</text:p>
      <text:p text:style-name="P4">
Type: Article</text:p>
      <!--METADATA-->
      <text:p text:style-name="P4">
<draw:frame draw:style-name="fr1" draw:name="Image172" text:anchor-type="as-char" svg:width="6.9236in" svg:height="3.956343in" draw:z-index="0">
<draw:image xlink:href="../Images/yкринформ/2023-04-27T16-52-08-03-00/630_360_1682603473-140.jpg" xlink:type="simple" xlink:show="embed" xlink:actuate="onLoad" draw:mime-type="image/jpeg"/>
</draw:frame>
The second "racquet" of Ukraine Marty Kostyuk failed to overcome the second circle of single routine at the prestigious tournament of the Women's Tennis Association(WTA)- Mutua Madridpenpen - in Madrid(Spain)With a $ 7.652 million prize fund.</text:p>
      <text:p text:style-name="P4">
For the release of the 1/16 finals of soil competitions sown under the 32nd number of Kostyuk three sets gave way to the first "racket"(No. 115 ratingwta)- 6: 3, 4: 6, 3: 6, transmits Ukrinform.</text:p>
      <text:p text:style-name="P4">
The tennis players were spent on the court for 2 hours 15 minutes.</text:p>
      <text:p text:style-name="P4">
Martha Kostyuk will continue the performance on Mutua Madrid Open in a paired discharge, where Utandem with Romanian Elena-Gabriela Rose will meet with the Hungarian-Kazakhstan duet of Timeaa Babosh-Anna Danilina.</text:p>
      <text:p text:style-name="P4">
<text:span text:style-name="T4">
 Read also: </text:span>
 <text:a xlink:type="simple" xlink:href="https://www.ukrinform.ua/rubric-sports/3701135-curenko-peremogla-italijku-broncetti-na-starti-turniru-wta-u-madridi.html" text:style-name="Internet_20_link" text:visited-style-name="Visited_20_Internet_20_Link">
</text:a>
The Madrid tournament will last until May 6.</text:p>
      <text:p text:style-name="P4">
Photo: Getty Images.</text:p>
      <text:p text:style-name="P4">
News Source: <text:a xlink:type="simple" xlink:href="https://www.ukrinform.ua/rubric-sports/3701596-kostuk-ne-zmogla-obigrati-persu-raketku-kolumbii-na-tenisnomu-turniri-v-madridi.html" text:style-name="Internet_20_link" text:visited-style-name="Visited_20_Internet_20_Link">
https://www.ukrinform.ua/rubric-sports/3701596-kostuk-ne-zmogla-obigrati-persu-raketku-kolumbii-na-tenisnomu-turniri-v-madridi.html</text:a>
</text:p>
      <!--NEWS-->
      <text:h text:style-name="P10" text:outline-level="1">
<text:span text:style-name="T4">
UWC called on May 9 a day of shame of Russia and ban the "immortal regiments"</text:span>
</text:h>
      <text:p text:style-name="P4">
Authors: Ukrinform (Person)</text:p>
      <text:p text:style-name="P4">
Publisher: Укринформ (Organization)</text:p>
      <text:p text:style-name="P4">
Published Time: 2023-04-27T16:53:00+03:00</text:p>
      <text:p text:style-name="P4">
Modified Time: 2023-04-27T16:53:00+03:00</text:p>
      <text:p text:style-name="P4">
Description: The World Congress of Ukrainians (UWC), taking into account the threats and challenges coming from Russian politics, propaganda and misinformation, called for stopping the Russian Campaign "The Immortal Regiment", in particular in the EU Member States, and on May 9, declared Russian shame on May 9. - Ukrinform.</text:p>
      <text:p text:style-name="P4">
Images: ["<text:a xlink:type="simple" xlink:href="https://static.ukrinform.com/photos/2023_04/thumb_files/630_360_1682603391-885.jpeg" text:style-name="Internet_20_link" text:visited-style-name="Visited_20_Internet_20_Link">
630_360_16826...</text:a>
"]</text:p>
      <text:p text:style-name="P4">
Tags: ['Діаспора', 'СКУ', '9 травня', 'Світовий конгрес українців', 'Війна з росією']</text:p>
      <text:p text:style-name="P4">
Type: Article</text:p>
      <!--METADATA-->
      <text:p text:style-name="P4">
<draw:frame draw:style-name="fr1" draw:name="Image173" text:anchor-type="as-char" svg:width="6.9236in" svg:height="3.956343in" draw:z-index="0">
<draw:image xlink:href="../Images/yкринформ/2023-04-27T16-53-00-03-00/630_360_1682603391-885.jpeg" xlink:type="simple" xlink:show="embed" xlink:actuate="onLoad" draw:mime-type="image/jpeg"/>
</draw:frame>
World Congress of Ukrainians(SKU)Taking into account the threats and challenges that are proceeding from the Out-Russian policy, propaganda and misinformation, called for the Russian campaign "Immortal Regiment", in particular in the EU Member States, and on May 9, it is possible to harass the day of Russian shame.</text:p>
      <text:p text:style-name="P4">
As Ukrinform reports, this is said <text:a xlink:type="simple" xlink:href="https://www.ukrainianworldcongress.org/ua/cku-zaklika%d1%94-zaboroniti-bezsmertni-polki-ta-ogolositi-9-travnya-dnem-rosijsko%d1%97-ganbi/" text:style-name="Internet_20_link" text:visited-style-name="Visited_20_Internet_20_Link">
</text:a>
.</text:p>
      <text:p text:style-name="P4">
Thus, this year, the UWC continues the #Russianshameday world campaign, started in 2022, the purpose of which is to spread the truth about the terrible crimes that Russia has committed in an unprovoked genocidal war against the Ukrainian people.</text:p>
      <text:p text:style-name="P4">
"In their policies in the occupied Ukrainian territories, the Russians repeat the vast practices of Nazism - mass shootings and abuse of civilians, deliberate plundering and theft of private property and values, destruction of temples and other religious objects, destruction of cultural heritage, mass deportations, recalled in Congress.</text:p>
      <text:p text:style-name="P4">
<text:span text:style-name="T4">
 Read also: </text:span>
 <text:a xlink:type="simple" xlink:href="https://www.ukrinform.ua/rubric-diaspora/3689885-sku-zaklikav-svit-zabezpeciti-spravedlive-pokaranna-dla-pricetnih-u-rizanini-v-buci.html" text:style-name="Internet_20_link" text:visited-style-name="Visited_20_Internet_20_Link">
<text:span text:style-name="T4">
 UWC </text:span>
 <text:span text:style-name="T4">
 </text:span>
 <text:span text:style-name="T4">
 </text:span>
 <text:span text:style-name="T4">
 World </text:span>
 <text:span text:style-name="T4">
 Provide </text:span>
<text:span text:style-name="T4">
 Fair </text:span>
 <text:span text:style-name="T4">
 </text:span>
 Punishment <text:span text:style-name="T4">
 </text:span>
 Advisory <text:span text:style-name="T4">
 </text:span>
 <text:span text:style-name="T4">
 </text:span>
 <text:span text:style-name="T4">
 </text:span>
 <text:span text:style-name="T4">
 </text:span>
 <text:span text:style-name="T4">
 </text:span>
 Bucha **</text:a>
In this regard, UWC calls on all Ukrainians and friends of Ukraine to appeal to the doors and political leaders of peaceful countries in the world in order to: to:</text:p>
      <ul>
        <li>
Recognize Russian military crimes and atrocities in Ukraine by the genocide of the Ukrainian people * recognize Russia by the state-sponsor of terrorism / terrorist state * Recognize the Wagner group by an international terrorist organization * to create a special international tribunal for military crimes of Russia, which would investigate the crimes of the Russian Federation, its leadership. Also, all guilty of war crimes and crimes against humanity in Ukraine.</li>
      </ul>
      <text:p text:style-name="P4">
UWC asks all supporters of Ukraine, from the usual users of social networks of pre -representatives of international organizations, to influential influentors of Tediperson, to support the campaign, spreading the true testimony of victims of terrorism and information about #Russianhaday in social networks.</text:p>
      <text:p text:style-name="P4">
News Source: <text:a xlink:type="simple" xlink:href="https://www.ukrinform.ua/rubric-diaspora/3701598-sku-zaklikav-ogolositi-9-travna-dnem-ganbi-rosii-ta-zaboroniti-bezsmertni-polki.html" text:style-name="Internet_20_link" text:visited-style-name="Visited_20_Internet_20_Link">
https://www.ukrinform.ua/rubric-diaspora/3701598-sku-zaklikav-ogolositi-9-travna-dnem-ganbi-rosii-ta-zaboroniti-bezsmertni-polki.html</text:a>
</text:p>
      <!--NEWS-->
      <text:h text:style-name="P10" text:outline-level="1">
<text:span text:style-name="T4">
MP about the budget-2023: Agreed to cover the shortage, but it takes $ 14 billion to recover</text:span>
</text:h>
      <text:p text:style-name="P4">
Authors: Ukrinform (Person)</text:p>
      <text:p text:style-name="P4">
Publisher: Укринформ (Organization)</text:p>
      <text:p text:style-name="P4">
Published Time: 2023-04-27T16:53:13+03:00</text:p>
      <text:p text:style-name="P4">
Modified Time: 2023-04-27T16:53:13+03:00</text:p>
      <text:p text:style-name="P4">
Description: Ukraine has agreed to cover the budget deficit for 2023, but still requires $ 14 billion to recover. - Ukrinform.</text:p>
      <text:p text:style-name="P4">
Images: ["<text:a xlink:type="simple" xlink:href="https://static.ukrinform.com/photos/2021_03/thumb_files/630_360_1614962535-162.jpg" text:style-name="Internet_20_link" text:visited-style-name="Visited_20_Internet_20_Link">
630_360_16149...</text:a>
"]</text:p>
      <text:p text:style-name="P4">
Tags: ['Бюджет', 'Війна з росією', 'Відновлення України']</text:p>
      <text:p text:style-name="P4">
Type: Article</text:p>
      <!--METADATA-->
      <text:p text:style-name="P4">
<draw:frame draw:style-name="fr1" draw:name="Image174" text:anchor-type="as-char" svg:width="6.9236in" svg:height="3.956343in" draw:z-index="0">
<draw:image xlink:href="../Images/yкринформ/2023-04-27T16-53-13-03-00/630_360_1614962535-162.jpg" xlink:type="simple" xlink:show="embed" xlink:actuate="onLoad" draw:mime-type="image/jpeg"/>
</draw:frame>
The Ukrainian budget deficits for 2023, but still requires $ 14 billion for recovery.</text:p>
      <text:p text:style-name="P4">
As Ukrinform reports, about it in <text:a xlink:type="simple" xlink:href="https://www.facebook.com/roksolana.pidlasa/posts/pfbid0KsY4E4AGTe4xUmumTjBPVwhJDkn4CFqeupzwxxidMrW27EKHevTsCnHhSNLLTFK6l" text:style-name="Internet_20_link" text:visited-style-name="Visited_20_Internet_20_Link">
</text:a>
The Chairman of the Verkhovna Rada Committee on Roksolana Pidlasaza reported to the hearing in the European Parliament.</text:p>
      <text:p text:style-name="P4">
"Russia has to pay for Ukraine's rebuilding, one of the main signals of the lumpy exposition at the hearings of the budget committee in the European Parliament. According to the Under Estimation, the total cost of reconstruction of the destroyed infrastructure is more than $ 411 billion. , - said Podlas.</text:p>
      <text:p text:style-name="P4">
She emphasized that Ukraine will encounter the unprecedented deficiency of the state budget this year. The planned state budget deficit in the anniversary can be about $ 42 billion.</text:p>
      <text:p text:style-name="P4">
<text:span text:style-name="T4">
 Read also: </text:span>
 <text:a xlink:type="simple" xlink:href="https://www.ukrinform.ua/rubric-economy/3701130-derzbudzet-u-i-kvartali-otrimav-vid-privatizacii-902-miljoni.html" text:style-name="Internet_20_link" text:visited-style-name="Visited_20_Internet_20_Link">
</text:a>
"And although the government has already reached an agreement with international partners to cover this shortage, the need for recovery remains relevant," - emphasized.</text:p>
      <text:p text:style-name="P4">
According to her, almost 2 billion is required for compensation and construction of housing for Ukrainians who have lost it as a result of Russia's aggression. Of these, 464 million are planned in the state budget and received from the confiscation of Russian assets in Ukraine. $ 800 million will be provided by the World Bank. Additional financing to be found for 2023 for recovery and reconstruction is $ 664 million.</text:p>
      <text:p text:style-name="P4">
It was reported that, according to the World Bank, the restoration of Ukraine's economy after the end of the war, will cost $ 411 billion, which is 2.6 times exceeding the expected GDP of Ukraine in 2022. According to the World Bank express values, Kiev will require $ 14 billion for critical tapricular investments for reconstruction and restoration in 2023, it will require 11 billion dollars of additional funding, more than that, which is provided in the budget of Ukraine for 2023. Almost 22% of needs are in sphere, the housing and communal sphere - 17%, energy - 11% and agriculture - 7%. The most proportional growth was in the energy industry, where the losses of more than five were exceeded the level of June 2022.</text:p>
      <text:p text:style-name="P4">
News Source: <text:a xlink:type="simple" xlink:href="https://www.ukrinform.ua/rubric-economy/3701597-deputatka-pro-budzet2023-domovilis-pro-pokritta-deficitu-ale-treba-14-milardiv-na-vidnovlenna.html" text:style-name="Internet_20_link" text:visited-style-name="Visited_20_Internet_20_Link">
https://www.ukrinform.ua/rubric-economy/3701597-deputatka-pro-budzet2023-domovilis-pro-pokritta-deficitu-ale-treba-14-milardiv-na-vidnovlenna.html</text:a>
</text:p>
      <!--NEWS-->
      <text:h text:style-name="P10" text:outline-level="1">
<text:span text:style-name="T4">
NATO Secretary General after the conversation of Zelensky and Si reminded that China has not yet condemned the Russian invasion</text:span>
</text:h>
      <text:p text:style-name="P4">
Authors: Ukrinform (Person)</text:p>
      <text:p text:style-name="P4">
Publisher: Укринформ (Organization)</text:p>
      <text:p text:style-name="P4">
Published Time: 2023-04-27T16:56:00+03:00</text:p>
      <text:p text:style-name="P4">
Modified Time: 2023-04-27T16:56:00+03:00</text:p>
      <text:p text:style-name="P4">
Description: NATO Secretary General Stoltenberg in the context of a telephone conversation between President of Ukraine Volodymyr Zelensky and China Si Jinping said that China now understands Ukraine's prospects. - Ukrinform.</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і Цзіньпін', 'Столтенберг', 'Зеленський', 'Війна з росією']</text:p>
      <text:p text:style-name="P4">
Type: Article</text:p>
      <!--METADATA-->
      <text:p text:style-name="P4">
<draw:frame draw:style-name="fr1" draw:name="Image175" text:anchor-type="as-char" svg:width="6.9236in" svg:height="3.956343in" draw:z-index="0">
<draw:image xlink:href="../Images/yкринформ/2023-04-27T16-56-00-03-00/630_360_1681986862-821.jpg" xlink:type="simple" xlink:show="embed" xlink:actuate="onLoad" draw:mime-type="image/jpeg"/>
</draw:frame>
Stoltenberg's General Stoltenberg in the context of a telephone conversation between the President of Ukraine by the Volodymyr Zelensky and the Chinese Chairman, Xi Jinping, said that China is now understanding Ukraine's prospects.</text:p>
      <text:p text:style-name="P4">
The Alliance head stated this in Brussels at a press conference as a result with Prime Minister Luxembourg Ksavier Betel, Ukrinform correspondent reports.</text:p>
      <text:p text:style-name="P4">
“I congratulate a telephone conversation between the President <text:a xlink:type="simple" xlink:href="https://www.ukrinform.ua/tag-zelenskij" text:style-name="Internet_20_link" text:visited-style-name="Visited_20_Internet_20_Link">
</text:a>
and the head of these. It is important that China has a better understanding of the prospect of Ukraine. This does not change the fact that China was not able to condemn Russia's criminal and invasion of Ukraine. NATO Allies express the support of the President of Zelensky's commercial plan, which provides, of course, the full reaging integrity of Ukraine, ”Stoltenberg stressed.</text:p>
      <text:p text:style-name="P4">
<text:span text:style-name="T4">
 Read also: </text:span>
 <text:a xlink:type="simple" xlink:href="https://www.ukrinform.ua/rubric-polytics/3701143-zelenskij-u-rozmovi-iz-si-nagolosiv-na-neobhidnosti-utrimuvatisa-vid-pidtrimki-rf-u-vijni.html" text:style-name="Internet_20_link" text:visited-style-name="Visited_20_Internet_20_Link">
</text:a>
He also noted that it is Ukraine who should decide what the conditions for intercourse from the Russian Federation should be and what format they will have. According to NATO Secretary General, the possibility for meaningful negotiations "requires that Ukraine has the necessary force to send a clear signal to President Putin that he could not be able to play on the battlefield."</text:p>
      <text:p text:style-name="P4">
<text:span text:style-name="T4">
 Read also: </text:span>
 <text:a xlink:type="simple" xlink:href="https://www.ukrinform.ua/rubric-polytics/3701232-zelenskij-vpliv-kitau-moze-povernuti-silu-principam-na-akih-mae-trimatisa-mir.html" text:style-name="Internet_20_link" text:visited-style-name="Visited_20_Internet_20_Link">
</text:a>
“Perhaps this war will end at the negotiation table. But we know that it is at the table of negotiations is inextricably linked to the events on the polyb. Therefore, if we want to achieve peaceful settlement through negotiations, if Ukraine will win as a sovereign and independent state, the best way to achieve it is to provide military assistance to Ukraine. This is what the allies of Poalians do now, ”the Secretary General added.</text:p>
      <text:p text:style-name="P4">
<text:span text:style-name="T4">
 Read also: </text:span>
 <text:a xlink:type="simple" xlink:href="https://www.ukrinform.ua/rubric-world/3701089-u-bilomu-domi-vitaut-rozmovu-zelenskogo-j-si-ale-z-visnovkami-ne-pospisaut.html" text:style-name="Internet_20_link" text:visited-style-name="Visited_20_Internet_20_Link">
</text:a>
As it was reported, the President of Ukraine <text:a xlink:type="simple" xlink:href="https://www.ukrinform.ua/rubric-polytics/3701129-rozmova-zelenskogo-ta-si-czinpina-detali.html" text:style-name="Internet_20_link" text:visited-style-name="Visited_20_Internet_20_Link">
</text:a>
 .</text:p>
      <text:p text:style-name="P4">
Prime Minister Denis Shmigal stated that <text:a xlink:type="simple" xlink:href="https://www.ukrinform.ua/rubric-polytics/3701476-smigal-nazvav-horosim-pocatkom-dla-rozvitku-vidnosin-iz-kitaem-rozmovu-zelenskogo-i-si.html" text:style-name="Internet_20_link" text:visited-style-name="Visited_20_Internet_20_Link">
</text:a>
.</text:p>
      <text:p text:style-name="P4">
The European Commission spokesman Eric Mamer stated that <text:a xlink:type="simple" xlink:href="https://www.ukrinform.ua/rubric-ato/3701406-kitaj-mae-vikoristati-vpliv-na-rf-sob-vidnoviti-teritorialnu-cilisnist-ukraini-evrokomisia.html" text:style-name="Internet_20_link" text:visited-style-name="Visited_20_Internet_20_Link">
</text:a>
to restore Ukraine's territorial integrity.</text:p>
      <text:p text:style-name="P4">
News Source: <text:a xlink:type="simple" xlink:href="https://www.ukrinform.ua/rubric-polytics/3701600-gensek-nato-pisla-rozmovi-zelenskogo-ta-si-nagadav-so-kitaj-dosi-ne-zasudiv-vtorgnenna-rf.html" text:style-name="Internet_20_link" text:visited-style-name="Visited_20_Internet_20_Link">
https://www.ukrinform.ua/rubric-polytics/3701600-gensek-nato-pisla-rozmovi-zelenskogo-ta-si-nagadav-so-kitaj-dosi-ne-zasudiv-vtorgnenna-rf.html</text:a>
</text:p>
      <!--NEWS-->
      <text:h text:style-name="P10" text:outline-level="1">
<text:span text:style-name="T4">
Brave1 will help Ukraine gain an advantage over the enemy - Fedorov</text:span>
</text:h>
      <text:p text:style-name="P4">
Authors: Ukrinform (Person)</text:p>
      <text:p text:style-name="P4">
Publisher: Укринформ (Organization)</text:p>
      <text:p text:style-name="P4">
Published Time: 2023-04-27T16:57:14+03:00</text:p>
      <text:p text:style-name="P4">
Modified Time: 2023-04-27T16:57:14+03:00</text:p>
      <text:p text:style-name="P4">
Description: Brave1 cluster is a platform for combining government and private initiatives to develop innovative decisions in the interests of defense and security forces, which will help Ukraine to gain a technological advantage over the enemy and bring victory closer. - Ukrinform.</text:p>
      <text:p text:style-name="P4">
Images: ["<text:a xlink:type="simple" xlink:href="https://static.ukrinform.com/photos/2023_04/thumb_files/630_360_1682495492-435.jpg" text:style-name="Internet_20_link" text:visited-style-name="Visited_20_Internet_20_Link">
630_360_16824...</text:a>
"]</text:p>
      <text:p text:style-name="P4">
Tags: ['Мінцифри', 'Михайло Федоров', 'Війна з росією', 'Платформа Brave1']</text:p>
      <text:p text:style-name="P4">
Type: Article</text:p>
      <!--METADATA-->
      <text:p text:style-name="P4">
<draw:frame draw:style-name="fr1" draw:name="Image176" text:anchor-type="as-char" svg:width="6.9236in" svg:height="3.956343in" draw:z-index="0">
<draw:image xlink:href="../Images/yкринформ/2023-04-27T16-57-14-03-00/630_360_1682495492-435.jpg" xlink:type="simple" xlink:show="embed" xlink:actuate="onLoad" draw:mime-type="image/jpeg"/>
</draw:frame>
Clusterbrave1 is a platform for combining government and private initiatives for the development of innovative decisions in the interests of defense and security forces, which will help Ukraine to gain technological advantage over the enemy and bring victory closer.</text:p>
      <text:p text:style-name="P4">
On this in <text:a xlink:type="simple" xlink:href="https://www.ukrinform.ua/rubric-technology/3700941-mihajlo-fedorov-vicepremerministr-z-innovacij-rozvitku-osviti-nauki-ta-tehnologij-ministr-cifrovoi-transformacii.html" text:style-name="Internet_20_link" text:visited-style-name="Visited_20_Internet_20_Link">
</text:a>
Ukrinform emphasized the Viceremier-Minister of Innovation, the Development of Education, Science and Technology-Minister of Digital Transformation Mikhail Fedorov.</text:p>
      <text:p text:style-name="P4">
“Brave1 is an inter -sectoral project - a joint initiative of the Ministry of Defense, the General Staff of the Armed Forces, the National Security and Defense Council, the Ministry of Defense, the Ministry of Strategic Industries and the Ministry of Economy. Its purpose is to stimulate and support the development of companies that work in the direction of defense <text:a xlink:type="simple" xlink:href="https://www.ukrinform.ua/tag-tehnologii" text:style-name="Internet_20_link" text:visited-style-name="Visited_20_Internet_20_Link">
</text:a>
. &lt;...&gt;
 We started working on its creation before a full -scale invasion, but a significantly increasing effort to start it for the last 6-7 months, ”the Minister said.</text:p>
      <text:p text:style-name="P4">
According to him, for the industry, the cluster offers organizational and expert development of development, as well as access to accelerators and incubators. There is about systematic work on improving developments, increasing the identity of business scans, formation of value for investors, mentorism.</text:p>
      <text:p text:style-name="P4">
<text:span text:style-name="T4">
 Read also: </text:span>
 <text:a xlink:type="simple" xlink:href="https://www.ukrinform.ua/rubric-technology/3701155-v-ukraini-zapustili-platformu-brave1-dla-rozrobnikiv-oboronnih-tehnologij.html" text:style-name="Internet_20_link" text:visited-style-name="Visited_20_Internet_20_Link">
<text:span text:style-name="T4">
 brave </text:span>
</text:a>
In addition, developers will have access to research(R&amp;D resource)a center that will help with the necessary components, tests, equipment, information.</text:p>
      <text:p text:style-name="P4">
Fedorov specified that a special site was created where developers(both individual and company)They will be able to register and share information or work. The experts then evaluate the data and decide on the provision of irreversible grant from the Innovation Development Fund and other resource assistance.</text:p>
      <text:p text:style-name="P4">
Through the site, developers who already have projects can obtain an examination of the Chief of Responses for specific questions.<text:span text:style-name="T4">
 Read also: </text:span>
 <text:a xlink:type="simple" xlink:href="https://www.ukrinform.ua/rubric-ato/3701579-fedorov-anonsuvav-stvorenna-novih-udarnih-rot-bpla.html" text:style-name="Internet_20_link" text:visited-style-name="Visited_20_Internet_20_Link">
<text:span text:style-name="T4">
 UAV </text:span>
</text:a>
Currently, the initial budget for the implementation of the project is UAH 50 million, added Fedorov.</text:p>
      <text:p text:style-name="P4">
“These funds will be enough for priority grants and understanding how it will work. In my opinion, after launching the cluster will be created and other private funds that will invest in projects found through Brave1. Claster provides a powerful signal to society: "Come here, we help muns," - summarized the head of the Ministry of Defense.</text:p>
      <text:p text:style-name="P4">
As it was reported, in Ukraine the only coordination platform of the Defense Tech - Brave1 has started operating in Ukraine. It has a wide range of directions - from modern technological reconnaissance, cybersecurity, artificial intelligence, replacement tools, automated control systems, communication and protection of information to rocket -artillery means of fire damage, cosmic technologies, IEP systems, UAV and medical support.</text:p>
      <text:p text:style-name="P4">
News Source: <text:a xlink:type="simple" xlink:href="https://www.ukrinform.ua/rubric-technology/3701601-brave1-dopomoze-ukraini-zdobuti-perevagu-nad-vorogom-fedorov.html" text:style-name="Internet_20_link" text:visited-style-name="Visited_20_Internet_20_Link">
https://www.ukrinform.ua/rubric-technology/3701601-brave1-dopomoze-ukraini-zdobuti-perevagu-nad-vorogom-fedorov.html</text:a>
</text:p>
      <!--NEWS-->
      <text:h text:style-name="P10" text:outline-level="1">
<text:span text:style-name="T4">
The SBU exposed the head of the Poltava District Court - worked on the FSB</text:span>
</text:h>
      <text:p text:style-name="P4">
Authors: Ukrinform (Person)</text:p>
      <text:p text:style-name="P4">
Publisher: Укринформ (Organization)</text:p>
      <text:p text:style-name="P4">
Published Time: 2023-04-27T17:06:00+03:00</text:p>
      <text:p text:style-name="P4">
Modified Time: 2023-04-27T17:06:00+03:00</text:p>
      <text:p text:style-name="P4">
Description: The SBU exposed the chairman of the Poltava District Court in cooperation with the Russian FSB and "drain" data on the defenders of Mariupol. - Ukrinform.</text:p>
      <text:p text:style-name="P4">
Images: ["<text:a xlink:type="simple" xlink:href="https://static.ukrinform.com/photos/2023_04/thumb_files/630_360_1682604174-268.jpg" text:style-name="Internet_20_link" text:visited-style-name="Visited_20_Internet_20_Link">
630_360_16826...</text:a>
", "<text:a xlink:type="simple" xlink:href="https://static.ukrinform.com/photos/2023_04/1682604174-916.jpg" text:style-name="Internet_20_link" text:visited-style-name="Visited_20_Internet_20_Link">
1682604174-91...</text:a>
"]</text:p>
      <text:p text:style-name="P4">
Tags: ['Арешт', 'Полтавщина', 'СБУ', 'Держзрада']</text:p>
      <text:p text:style-name="P4">
Type: Article</text:p>
      <!--METADATA-->
      <text:p text:style-name="P4">
<draw:frame draw:style-name="fr1" draw:name="Image177" text:anchor-type="as-char" svg:width="6.9236in" svg:height="3.956343in" draw:z-index="0">
<draw:image xlink:href="../Images/yкринформ/2023-04-27T17-06-00-03-00/630_360_1682604174-268.jpg" xlink:type="simple" xlink:show="embed" xlink:actuate="onLoad" draw:mime-type="image/jpeg"/>
</draw:frame>
She snoozed the chairman of the Poltava District Court in cooperation with the Russian FSB and "drain" data on the defenders of Mariupol.</text:p>
      <text:p text:style-name="P4">
About it reports <text:a xlink:type="simple" xlink:href="https://t.me/SBUkr/8118" text:style-name="Internet_20_link" text:visited-style-name="Visited_20_Internet_20_Link">
</text:a>
, reports Ukrinform.</text:p>
      <text:p text:style-name="P4">
According to the Ukrainian Special Service, the head of the Poltava District Court of the FSBZAVERBABERBACK FOR CONTRACTIVATION ACTIVITIES AGAINING AGAIN.</text:p>
      <text:p text:style-name="P4">
"The Russian special service of the official came on her own initiative at the beginning of the full -scale invasion of the Russian Federation. At that time, she was in Berdyansk, deformed by a judge in a city district court," - said in the SBU.</text:p>
      <text:p text:style-name="P4">
<draw:frame draw:style-name="fr1" draw:name="Image178" text:anchor-type="as-char" svg:width="6.664062in" svg:height="10.0in" draw:z-index="0">
<draw:image xlink:href="../Images/yкринформ/2023-04-27T17-06-00-03-00/1682604174-916.jpg" xlink:type="simple" xlink:show="embed" xlink:actuate="onLoad" draw:mime-type="image/jpeg"/>
</draw:frame>
According to her information, after the capture of Berdyansk by Russian troops, the Zhitus voluntarily remained on a temporarily occupied part of the Zaporizhzhya region, "met" the FSB representative and gave him consent to non-classification in favor of the aggressor country.</text:p>
      <text:p text:style-name="P4">
The security forces found that at the end of March last year, the woman passed on information about the movement of three fighters of a separate detachment of "Azov" from Mariupol to the Mangush district. "Then the invaders tried to identify the location of the Ukrainian military," they tried to find the location of the Ukrainian military, "the invaders.</text:p>
      <text:p text:style-name="P4">
In addition, according to her, the official called on other employees of the court to support and cooperate with them, and if she heard the objection - "handed over" people to the Russian punitive bodies.</text:p>
      <text:p text:style-name="P4">
<text:span text:style-name="T4">
 Read also: </text:span>
 <text:a xlink:type="simple" xlink:href="https://www.ukrinform.ua/rubric-ato/3701006-do-15-rokiv-zasudili-podruzza-ake-zlivalo-vorogu-dani-pro-zsu-na-bahmutskomu-napramku.html" text:style-name="Internet_20_link" text:visited-style-name="Visited_20_Internet_20_Link">
<text:span text:style-name="T4">
 drain </text:span>
</text:a>
The SBU notes that in the summer of last year the official left the territory on control of Ukraine, where she settled in the Poltava District Court.</text:p>
      <text:p text:style-name="P4">
The SBU staff exposed the malefactor and gradually documented criminal acts. On the basis of the evidence collected, investigators told her about suspicion under Part 2 of Art. 111 Criminal Code of Ukraine(State betrayal committed in terms <text:a xlink:type="simple" xlink:href="https://www.ukrinform.ua/tag-voennij-stan" text:style-name="Internet_20_link" text:visited-style-name="Visited_20_Internet_20_Link">
</text:a>
 ).</text:p>
      <text:p text:style-name="P4">
Вирішується питання щодо відсторонення фігурантки від посади та обраннязапобіжного заходу - тримання під вартою.</text:p>
      <text:p text:style-name="P4">
Тривають слідчі дії для встановлення всіх обставин злочину.</text:p>
      <text:p text:style-name="P4">
Як повідомлялось, <text:a xlink:type="simple" xlink:href="https://www.ukrinform.ua/rubric-regions/3701357-sbu-zatrimala-zitela-limana-akij-zdavav-rosianam-pozicii-zsu.html" text:style-name="Internet_20_link" text:visited-style-name="Visited_20_Internet_20_Link">
 </text:a>
who "handed over" the positions of defense forces in the liberated estuary.</text:p>
      <text:p text:style-name="P4">
<text:span text:style-name="T5">
Foto: SBU</text:span>
</text:p>
      <text:p text:style-name="P4">
News Source: <text:a xlink:type="simple" xlink:href="https://www.ukrinform.ua/rubric-regions/3701603-sbu-vikrila-golovu-poltavskogo-rajsudu-pracuvala-na-fsb-i-zlivala-dani-pro-zahisnikiv-mariupola.html" text:style-name="Internet_20_link" text:visited-style-name="Visited_20_Internet_20_Link">
https://www.ukrinform.ua/rubric-regions/3701603-sbu-vikrila-golovu-poltavskogo-rajsudu-pracuvala-na-fsb-i-zlivala-dani-pro-zahisnikiv-mariupola.html</text:a>
</text:p>
      <!--NEWS-->
      <text:h text:style-name="P10" text:outline-level="1">
<text:span text:style-name="T4">
In the occupied territories, Russians are most often tortured by civilian current - human rights activists</text:span>
</text:h>
      <text:p text:style-name="P4">
Authors: Ukrinform (Person)</text:p>
      <text:p text:style-name="P4">
Publisher: Укринформ (Organization)</text:p>
      <text:p text:style-name="P4">
Published Time: 2023-04-27T17:10:00+03:00</text:p>
      <text:p text:style-name="P4">
Modified Time: 2023-04-27T17:10:00+03:00</text:p>
      <text:p text:style-name="P4">
Description: In the occupied territories of Ukraine, Russians are most often tortured by civilian electric current as well as beating. - Ukrinform.</text:p>
      <text:p text:style-name="P4">
Images: ["<text:a xlink:type="simple" xlink:href="https://static.ukrinform.com/photos/2023_04/thumb_files/630_360_1682604342-771.jpg" text:style-name="Internet_20_link" text:visited-style-name="Visited_20_Internet_20_Link">
630_360_16826...</text:a>
", "<text:a xlink:type="simple" xlink:href="https://static.ukrinform.com/photos/2023_04/1682604231-462.jpg" text:style-name="Internet_20_link" text:visited-style-name="Visited_20_Internet_20_Link">
1682604231-46...</text:a>
", "<text:a xlink:type="simple" xlink:href="https://static.ukrinform.com/photos/2023_04/1682604299-375.jpg" text:style-name="Internet_20_link" text:visited-style-name="Visited_20_Internet_20_Link">
1682604299-37...</text:a>
"]</text:p>
      <text:p text:style-name="P4">
Tags: ['Окупація', 'Правозахисники', 'Тортури', 'Воєнні злочини', 'Війна з росією']</text:p>
      <text:p text:style-name="P4">
Type: Article</text:p>
      <!--METADATA-->
      <text:p text:style-name="P4">
<draw:frame draw:style-name="fr1" draw:name="Image179" text:anchor-type="as-char" svg:width="6.9236in" svg:height="3.956343in" draw:z-index="0">
<draw:image xlink:href="../Images/yкринформ/2023-04-27T17-10-00-03-00/630_360_1682604342-771.jpg" xlink:type="simple" xlink:show="embed" xlink:actuate="onLoad" draw:mime-type="image/jpeg"/>
</draw:frame>
The Russian -packed territories of Ukraine are most often tortured by civilian stream, as well as beating.</text:p>
      <text:p text:style-name="P4">
Human rights activists of the Zazmina Human Rights Center at a briefing in [] were told at a press conference(https://www.ukrinform.ua/rubric-presshall/3699945-torturi-ak-taktika-dla-cogo-armia-rf-masovo-katue-ukrainciv.html?fbclid=IwAR0vAeNDlIr27DFcXGETXDZXy5WzFexIcq7HAtjbMQ7Yes6dgGtxi_woBFY)In presenting research on torture and the cruel treatment of civilian notes of Ukraine.</text:p>
      <text:p text:style-name="P4">
“The ZMINA documenters in this study began to document the cases of the Russian Federation's invasion of the invasion of the Russian Federation and completed in March 2023. During this time, we interviewed 45 people from Kyiv, Kharkiv and Kherson region, including 28 victims and 17 witnesses. We also documented information from open sources. As of today, 300 such reports by the head of the procedure in accordance with the standards of the Berkeli protocol are documented with open sources. And in total, it is 345 cases documented throughout this period concerning the cases of torture, "said Oleg Hnatyuk, the head of the projects of the Human Center of Human Rights.</text:p>
      <text:p text:style-name="P4">
<draw:frame draw:style-name="fr1" draw:name="Image180" text:anchor-type="as-char" svg:width="6.9236in" svg:height="4.827288in" draw:z-index="0">
<draw:image xlink:href="../Images/yкринформ/2023-04-27T17-10-00-03-00/1682604231-462.jpg" xlink:type="simple" xlink:show="embed" xlink:actuate="onLoad" draw:mime-type="image/jpeg"/>
</draw:frame>
According to him, these cases were transferred by human rights activists to a joint coalition archival for war crimes, and 30 cases - to the Office of the Prosecutor General.</text:p>
      <text:p text:style-name="P4">
He noted that this is not the final number <text:a xlink:type="simple" xlink:href="https://www.ukrinform.ua/tag-vijskovi-zlocini" text:style-name="Internet_20_link" text:visited-style-name="Visited_20_Internet_20_Link">
</text:a>
There may be thousands of them, because Russian military people in occupation almost daily and many cases will be reported to the de -occupation of the territories. In addition, not all the victims are ready to report.</text:p>
      <text:p text:style-name="P4">
<text:span text:style-name="T4">
 Read also: </text:span>
 <text:a xlink:type="simple" xlink:href="https://www.ukrinform.ua/rubric-ato/3698264-sbu-identifikuvala-kombata-rosgvardii-akij-viddavav-nakaz-truiti-ukrainciv-u-gazovih-kamerah.html" text:style-name="Internet_20_link" text:visited-style-name="Visited_20_Internet_20_Link">
</text:a>
Hnatyuk also reported that, according to the National Police, there are currently 52 locations of Russians. Among them is most in Kharkiv(27)and Kherson(16)areas.</text:p>
      <text:p text:style-name="P4">
For his part, the researcher of the Zmina Human Rights Center, Boris Petrunok, told that former military personnel, ATO participants, their relatives, activists and local leaders, government officials, entrepreneurs, volunteers, and pro -Ukrainian, became the victims of detention and torture.</text:p>
      <text:p text:style-name="P4">
<draw:frame draw:style-name="fr1" draw:name="Image181" text:anchor-type="as-char" svg:width="6.9236in" svg:height="4.667019in" draw:z-index="0">
<draw:image xlink:href="../Images/yкринформ/2023-04-27T17-10-00-03-00/1682604299-375.jpg" xlink:type="simple" xlink:show="embed" xlink:actuate="onLoad" draw:mime-type="image/jpeg"/>
</draw:frame>
</text:p>
      <text:p text:style-name="P4">
“In addition, there were various cases of beating: shocks or legs, metal or plastic pipes, wooden battles with numerous police sticks. Also, the victims were under constant psychological pressure, witnessed by other persons, victims of a variety of intimidation, ”Petrunok said.</text:p>
      <text:p text:style-name="P4">
Many cases of torture in the territory of Kyiv region in March 2022 caused the death of the victims, he added.</text:p>
      <text:p text:style-name="P4">
<text:span text:style-name="T4">
 Read also: </text:span>
 <text:a xlink:type="simple" xlink:href="https://www.ukrinform.ua/rubric-ato/3696237-rosiani-piddavali-hersonciv-katuvannam-u-ponad-20-izolatorah-mista-i-okolic-zvit-hrw.html" text:style-name="Internet_20_link" text:visited-style-name="Visited_20_Internet_20_Link">
</text:a>
Researchers of the ZMINA Human Rights Center are convinced that the situation of the civilian population of the occupied territories is not so dependent on the specific unit of the Russian army, which is located there, as on the duration of occupation and intensity of conducting actions in the area. And more crimes against civilian regulations were committed in those areas that were occupied for the longest time. According to human rights defenders, the torture of anti -metrics became a way of suppressing a civil respective, to which the Russians were not ready.</text:p>
      <text:p text:style-name="P4">
It was reported that about 20 tortures were found in Kherson, where Russian -guns kept the residents of the temporarily captured city, <text:a xlink:type="simple" xlink:href="https://www.ukrinform.ua/rubric-ato/3677499-rosia-finansuvala-kativni-v-hersoni-na-derzavnomu-rivni-britanskij-urist.html" text:style-name="Internet_20_link" text:visited-style-name="Visited_20_Internet_20_Link">
</text:a>
</text:p>
      <text:p text:style-name="P4">
News Source: <text:a xlink:type="simple" xlink:href="https://www.ukrinform.ua/rubric-ato/3701606-na-okupovanih-teritoriah-rosiani-najcastise-katuut-civilnih-strumom-pravozahisniki.html" text:style-name="Internet_20_link" text:visited-style-name="Visited_20_Internet_20_Link">
https://www.ukrinform.ua/rubric-ato/3701606-na-okupovanih-teritoriah-rosiani-najcastise-katuut-civilnih-strumom-pravozahisniki.html</text:a>
</text:p>
      <!--NEWS-->
      <text:h text:style-name="P10" text:outline-level="1">
<text:span text:style-name="T4">
Russia during the year is going to "quietly" mobilize 400,000 soldiers - WP</text:span>
</text:h>
      <text:p text:style-name="P4">
Authors: Ukrinform (Person)</text:p>
      <text:p text:style-name="P4">
Publisher: Укринформ (Organization)</text:p>
      <text:p text:style-name="P4">
Published Time: 2023-04-27T17:13:16+03:00</text:p>
      <text:p text:style-name="P4">
Modified Time: 2023-04-27T17:13:16+03:00</text:p>
      <text:p text:style-name="P4">
Description: In Russia, during this year, they want to "quietly" recruit more than 400,000 Russians in Ukraine in order not to cause anger to the general public. - Ukrinform.</text:p>
      <text:p text:style-name="P4">
Images: ["<text:a xlink:type="simple" xlink:href="https://static.ukrinform.com/photos/2022_09/thumb_files/630_360_1663576850-585.jpg" text:style-name="Internet_20_link" text:visited-style-name="Visited_20_Internet_20_Link">
630_360_16635...</text:a>
"]</text:p>
      <text:p text:style-name="P4">
Tags: ['Мобілізація', 'росія', 'Війна з росією']</text:p>
      <text:p text:style-name="P4">
Type: Article</text:p>
      <!--METADATA-->
      <text:p text:style-name="P4">
<draw:frame draw:style-name="fr1" draw:name="Image182" text:anchor-type="as-char" svg:width="6.9236in" svg:height="3.956343in" draw:z-index="0">
<draw:image xlink:href="../Images/yкринформ/2023-04-27T17-13-16-03-00/630_360_1663576850-585.jpg" xlink:type="simple" xlink:show="embed" xlink:actuate="onLoad" draw:mime-type="image/jpeg"/>
</draw:frame>
In Russia, this year they want to "quietly" recruit more than 400 thousand Russians in Ukraine in order not to cause anger to the general public.</text:p>
      <text:p text:style-name="P4">
About it reports <text:a xlink:type="simple" xlink:href="https://www.washingtonpost.com/world/2023/04/27/russia-troops-ukraine-war-leaked-documents/" text:style-name="Internet_20_link" text:visited-style-name="Visited_20_Internet_20_Link">
</text:a>
With reference to the secret military districts of the Pentagon, which were made public as a result of the leakage on the social network, Ukrinform reports.</text:p>
      <text:p text:style-name="P4">
As reported in the published documents of American intelligence, in the middle of Subject President of the Russian Federation Vladimir Putin supported the proposal of his military to "quietly recruit" 400 thousand additional soldiers during 2023 for the war in Ukraine.</text:p>
      <text:p text:style-name="P4">
In addition, the updated information of the CIA states that the officials of the Ministry of Defense "reported the Putin -supported plan" to recruit more than 415 thousand contracts in 2023, the publication was said.</text:p>
      <text:p text:style-name="P4">
This figure is likely to be part of the Public Defense Minister Sergihimshah of the Russian Armed Forces expansion plan to 1.5 million from 1.15 million to 2026. According to the plan, contract soldiers should be almost half the total number of personnel.</text:p>
      <text:p text:style-name="P4">
<text:span text:style-name="T4">
 Read also: </text:span>
 <text:a xlink:type="simple" xlink:href="https://www.ukrinform.ua/rubric-world/3699490-rf-pragne-vidklasti-vidkritu-mobilizaciu-sob-minimizuvati-vnutrisne-inakomislenna-rozvidka-britanii.html" text:style-name="Internet_20_link" text:visited-style-name="Visited_20_Internet_20_Link">
<text:span text:style-name="T4">
 mobilization </text:span>
</text:a>
The document attributed to the category of daily reconnaissance consolides of the CIA states that information is based on the "Signal Intelligence Report", that is, Vonabula was obtained by intercepting or listening to conversations of Russian military officials.</text:p>
      <text:p text:style-name="P4">
It is emphasized that the need for additional <text:a xlink:type="simple" xlink:href="https://www.ukrinform.ua/tag-mobilizacia" text:style-name="Internet_20_link" text:visited-style-name="Visited_20_Internet_20_Link">
</text:a>
It may be even more pushing the public from Putin, so they have decided to attract regional governors to the conscript campaigns of the involvement of men from Russian prisons.</text:p>
      <text:p text:style-name="P4">
In September, when the last Moscow publicly declared the number of its military personnel in Ukraine, the Minister of Defense of the Russian Federation Sergey Shoigu said that 5937 people were killed, and this figure, according to Western officials, is severely low. The US documents also indicate that internal Russian agencies do not report to each other reliable information about the loss of the Russian page.The document states that according to the FSB, "the actual number of wounded in the fighting of the Russians is approaching 110 thousand."</text:p>
      <text:p text:style-name="P4">
<text:span text:style-name="T4">
 Read also: </text:span>
 <text:a xlink:type="simple" xlink:href="https://www.ukrinform.ua/rubric-ato/3695327-rf-prodovzit-formuvati-strategicni-rezervi-ta-perekidatime-ih-do-kordoniv-ukraini-gromov.html" text:style-name="Internet_20_link" text:visited-style-name="Visited_20_Internet_20_Link">
</text:a>
Russia's closest goal is to attract 415,000 contractors who will serve as a reserve, and 115,000 will form new units or replenish undercampic units based on current estimates that Russian in Ukraine have a shortage of 50,000 combat 40 thousand reserve servicemen. "</text:p>
      <text:p text:style-name="P4">
The document states that some Russian economic officials, concerned about the potential impact on civilian labor, opposed this plan.</text:p>
      <text:p text:style-name="P4">
According to Western intelligence, Russia began its invasion of about 150,000 people in February 2022. During the "partial mobilization" of the past, more than 300,000 people were called, and another 50,000 are believed to be in Ukraine as part of the Wagner group. Also unknown is the number of persons enforced in the territory of occupied Donetsk and Luhansk regions.</text:p>
      <text:p text:style-name="P4">
According to the published documents, according to estimates of the United States, Russia was from 189 500 to 223 000 losses of their soldiers, of which up to 43 thousand compared.</text:p>
      <text:p text:style-name="P4">
According to Ukrinform, according to the General Staff, the Ukrainian Defense Forces from April 24 2022 to April 27, 2023 <text:a xlink:type="simple" xlink:href="https://www.ukrinform.ua/rubric-ato/3701285-v-ukraini-vze-likviduvali-188-920-rosijskih-vijskovih.html" text:style-name="Internet_20_link" text:visited-style-name="Visited_20_Internet_20_Link">
</text:a>
, 510 people - only in the past day.</text:p>
      <text:p text:style-name="P4">
News Source: <text:a xlink:type="simple" xlink:href="https://www.ukrinform.ua/rubric-ato/3701608-rosia-protagom-roku-zbiraetsa-tiho-mobilizuvati-400-tisac-vijskovih-wp.html" text:style-name="Internet_20_link" text:visited-style-name="Visited_20_Internet_20_Link">
https://www.ukrinform.ua/rubric-ato/3701608-rosia-protagom-roku-zbiraetsa-tiho-mobilizuvati-400-tisac-vijskovih-wp.html</text:a>
</text:p>
      <!--NEWS-->
      <text:h text:style-name="P10" text:outline-level="1">
<text:span text:style-name="T4">
In Warsaw, activists transferred a petition to Baiden on granting Ukraine F-16</text:span>
</text:h>
      <text:p text:style-name="P4">
Authors: Ukrinform (Person)</text:p>
      <text:p text:style-name="P4">
Publisher: Укринформ (Organization)</text:p>
      <text:p text:style-name="P4">
Published Time: 2023-04-27T17:14:00+03:00</text:p>
      <text:p text:style-name="P4">
Modified Time: 2023-04-27T17:14:00+03:00</text:p>
      <text:p text:style-name="P4">
Description: Ukrainian and Polish activists handed over Thursday the US ambassador to Poland to the White House Head Joe Biden in the transmission of F-16 aircraft to Ukraine. - Ukrinform.</text:p>
      <text:p text:style-name="P4">
Images: ["<text:a xlink:type="simple" xlink:href="https://static.ukrinform.com/photos/2023_04/thumb_files/630_360_1682603501-178.jpg" text:style-name="Internet_20_link" text:visited-style-name="Visited_20_Internet_20_Link">
630_360_16826...</text:a>
", "<text:a xlink:type="simple" xlink:href="https://static.ukrinform.com/photos/2023_04/1682603501-519.jpg" text:style-name="Internet_20_link" text:visited-style-name="Visited_20_Internet_20_Link">
1682603501-51...</text:a>
", "<text:a xlink:type="simple" xlink:href="https://static.ukrinform.com/photos/2023_04/1682604874-160.jpg" text:style-name="Internet_20_link" text:visited-style-name="Visited_20_Internet_20_Link">
1682604874-16...</text:a>
"]</text:p>
      <text:p text:style-name="P4">
Tags: ['Байден', 'Літак', 'Петиція', 'Варшава', 'Винищувач']</text:p>
      <text:p text:style-name="P4">
Type: Article</text:p>
      <!--METADATA-->
      <text:p text:style-name="P4">
<draw:frame draw:style-name="fr1" draw:name="Image183" text:anchor-type="as-char" svg:width="6.9236in" svg:height="3.956343in" draw:z-index="0">
<draw:image xlink:href="../Images/yкринформ/2023-04-27T17-14-00-03-00/630_360_1682603501-178.jpg" xlink:type="simple" xlink:show="embed" xlink:actuate="onLoad" draw:mime-type="image/jpeg"/>
</draw:frame>
Ukrainian Polish activists handed over Thursday to the US Ambassador in Poland to the Petition of Joe Baiden's Heads in the Head of House in the transmission of F-16 aircraft to Ukraine.</text:p>
      <text:p text:style-name="P4">
This was reported by the leader of the Warsaw Euromaidan Natalka Panchenko, reports Ukrinform.</text:p>
      <text:p text:style-name="P4">
<text:span text:style-name="T5">
Viso: Euromaidan Warsaw</text:span>
</text:p>
      <text:p text:style-name="P4">
“It is a petition under which 12 486 people have signed within a month. These are very multi -signers that we have collected in a month. In it, we turn to Presidential Joe Biden about the transfer of F -16 aircraft to Ukraine, ”Panchenko said.</text:p>
      <text:p text:style-name="P4">
<draw:frame draw:style-name="fr1" draw:name="Image184" text:anchor-type="as-char" svg:width="6.9236in" svg:height="4.622144in" draw:z-index="0">
<draw:image xlink:href="../Images/yкринформ/2023-04-27T17-14-00-03-00/1682603501-519.jpg" xlink:type="simple" xlink:show="embed" xlink:actuate="onLoad" draw:mime-type="image/jpeg"/>
</draw:frame>
According to her, these are the planes that "can change the course of war and close the Ukrainian sky and will be able to lead to the fact that Ukrainian people will eventually stop killed under missile attacks of Russians."</text:p>
      <text:p text:style-name="P4">
<text:span text:style-name="T4">
 Read also: </text:span>
 <text:a xlink:type="simple" xlink:href="https://www.ukrinform.ua/rubric-ato/3700170-bilij-dim-pro-f16-dla-ukraini-ssa-zoseredzeni-na-nadanni-tiei-zbroi-aka-potribna-same-zaraz.html" text:style-name="Internet_20_link" text:visited-style-name="Visited_20_Internet_20_Link">
</text:a>
</text:p>
      <text:p text:style-name="P4">
<draw:frame draw:style-name="fr1" draw:name="Image185" text:anchor-type="as-char" svg:width="6.9236in" svg:height="4.622144in" draw:z-index="0">
<draw:image xlink:href="../Images/yкринформ/2023-04-27T17-14-00-03-00/1682604874-160.jpg" xlink:type="simple" xlink:show="embed" xlink:actuate="onLoad" draw:mime-type="image/jpeg"/>
</draw:frame>
Panchenko asked to continue to spread <text:a xlink:type="simple" xlink:href="https://actionnetwork.org/forms/we-appeal-to-the-president-of-the-united-states-to-give-ukraine-f-16s-apelujemy-do-prezydenta-stanow-zjednoczonych-o-przekazanie-ukrainie-f-16/" text:style-name="Internet_20_link" text:visited-style-name="Visited_20_Internet_20_Link">
</text:a>
In social networks, as the next 10,000 signatures are collected under it, they will be transferred again by Biden through the US Embassy Uzarshava.</text:p>
      <text:p text:style-name="P4">
“We will draw the attention of the world and urge the President of the United States to pass these <text:a xlink:type="simple" xlink:href="https://www.ukrinform.ua/tag-litak" text:style-name="Internet_20_link" text:visited-style-name="Visited_20_Internet_20_Link">
</text:a>
Until they find themselves in Ukraine, ”the activist stated.</text:p>
      <text:p text:style-name="P4">
It is known that Ukraine calls for Western allies to pass not by the Lyster-Soviet Mig-29 aircraft, but also the F-16 fighters.</text:p>
      <text:p text:style-name="P4">
<text:span text:style-name="T5">
Foto: Natalka Panchenko</text:span>
</text:p>
      <text:p text:style-name="P4">
News Source: <text:a xlink:type="simple" xlink:href="https://www.ukrinform.ua/rubric-diaspora/3701611-u-varsavi-aktivisti-peredali-peticiu-do-bajdena-pro-nadanna-ukraini-f16.html" text:style-name="Internet_20_link" text:visited-style-name="Visited_20_Internet_20_Link">
https://www.ukrinform.ua/rubric-diaspora/3701611-u-varsavi-aktivisti-peredali-peticiu-do-bajdena-pro-nadanna-ukraini-f16.html</text:a>
</text:p>
      <!--NEWS-->
      <text:h text:style-name="P10" text:outline-level="1">
<text:span text:style-name="T4">
In Russia, he resigned "Mariupol's meat" by General Mizintsev - Roszma</text:span>
</text:h>
      <text:p text:style-name="P4">
Authors: Ukrinform (Person)</text:p>
      <text:p text:style-name="P4">
Publisher: Укринформ (Organization)</text:p>
      <text:p text:style-name="P4">
Published Time: 2023-04-27T17:19:10+03:00</text:p>
      <text:p text:style-name="P4">
Modified Time: 2023-04-27T17:19:10+03:00</text:p>
      <text:p text:style-name="P4">
Description: According to some reports, the military command of Russia resigned to the Deputy Minister of Defense of the Russian Federation, Colonel-General Mikhail Mizintsev, also known as "Mariupol". - Ukrinform.</text:p>
      <text:p text:style-name="P4">
Images: ["<text:a xlink:type="simple" xlink:href="https://static.ukrinform.com/photos/2023_04/thumb_files/630_360_1682604874-694.jpg" text:style-name="Internet_20_link" text:visited-style-name="Visited_20_Internet_20_Link">
630_360_16826...</text:a>
"]</text:p>
      <text:p text:style-name="P4">
Tags: ['Маріуполь', 'Відставка', 'росія']</text:p>
      <text:p text:style-name="P4">
Type: Article</text:p>
      <!--METADATA-->
      <text:p text:style-name="P4">
<draw:frame draw:style-name="fr1" draw:name="Image186" text:anchor-type="as-char" svg:width="6.9236in" svg:height="3.956343in" draw:z-index="0">
<draw:image xlink:href="../Images/yкринформ/2023-04-27T17-19-10-03-00/630_360_1682604874-694.jpg" xlink:type="simple" xlink:show="embed" xlink:actuate="onLoad" draw:mime-type="image/jpeg"/>
</draw:frame>
According to some people, the military command of Russia resigned as a deputy substitute of defense of the Russian Federation, Colonel-General Mikhail Mizintsev, also known as "Mariupol's butcher".</text:p>
      <text:p text:style-name="P4">
As Ukrinform reports, it reports <text:a xlink:type="simple" xlink:href="https://t.me/meduzalive/82688" text:style-name="Internet_20_link" text:visited-style-name="Visited_20_Internet_20_Link">
</text:a>
Identify to TG channels Z- "military".</text:p>
      <text:p text:style-name="P4">
The reasons for the release of Mizintsev are currently unknown. This information is officially confirmed.</text:p>
      <text:p text:style-name="P4">
Mizyntsev was responsible for the logistics of the army. He was assigned to the post of Deputy Minister of Defense of Russia in September 2022.</text:p>
      <text:p text:style-name="P4">
<text:span text:style-name="T4">
 Read also: </text:span>
 <text:a xlink:type="simple" xlink:href="https://www.ukrinform.ua/rubric-regions/3701415-zagarbniki-prodovzuut-buduvati-eselonnu-oboronu-navkolo-mariupola.html" text:style-name="Internet_20_link" text:visited-style-name="Visited_20_Internet_20_Link">
<text:span text:style-name="T4">
 Mariupol </text:span>
</text:a>
The Ukrainian military argued that last year in the spring, Mizyntsev managed the siege <text:a xlink:type="simple" xlink:href="https://www.ukrinform.ua/tag-mariupol" text:style-name="Internet_20_link" text:visited-style-name="Visited_20_Internet_20_Link">
</text:a>
, as a result of which it was laid down by the "butcher of Mariupol".</text:p>
      <text:p text:style-name="P4">
As  <text:a xlink:type="simple" xlink:href="https://www.ukrinform.ua/rubric-ato/3683328-mariupolskij-dramteatr-rik-potomu-realnij-zlocin-ta-fejki-rosijskogo-fasizmu.html" text:style-name="Internet_20_link" text:visited-style-name="Visited_20_Internet_20_Link">
 </text:a>
, GUR MOU was tacting about those events: "Mikhail Mizintsev-Colonel General, Head of the State Defense Department of the Russian Federation, Moranyvrodok and one of the criminals responsible for the destruction of Mariupol Tamariupols."</text:p>
      <text:p text:style-name="P4">
News Source: <text:a xlink:type="simple" xlink:href="https://www.ukrinform.ua/rubric-world/3701612-u-rosii-vidpravili-u-vidstavku-masnika-mariupola-generala-mizinceva-roszmi.html" text:style-name="Internet_20_link" text:visited-style-name="Visited_20_Internet_20_Link">
https://www.ukrinform.ua/rubric-world/3701612-u-rosii-vidpravili-u-vidstavku-masnika-mariupola-generala-mizinceva-roszmi.html</text:a>
</text:p>
      <!--NEWS-->
      <text:h text:style-name="P10" text:outline-level="1">
<text:span text:style-name="T4">
Dinosaurs Park Restores in Kiev</text:span>
</text:h>
      <text:p text:style-name="P4">
Authors: Ukrinform (Person)</text:p>
      <text:p text:style-name="P4">
Publisher: Укринформ (Organization)</text:p>
      <text:p text:style-name="P4">
Published Time: 2023-04-27T17:24:00+03:00</text:p>
      <text:p text:style-name="P4">
Modified Time: 2023-04-27T17:24:00+03:00</text:p>
      <text:p text:style-name="P4">
Description: In Kiev on Saturday, April 29, the dinosaur park in Ukraine will resume in the territory of the Hydropark. - Ukrinform.</text:p>
      <text:p text:style-name="P4">
Images: ["<text:a xlink:type="simple" xlink:href="https://static.ukrinform.com/photos/2023_04/thumb_files/630_360_1682604922-652.jpg" text:style-name="Internet_20_link" text:visited-style-name="Visited_20_Internet_20_Link">
630_360_16826...</text:a>
"]</text:p>
      <text:p text:style-name="P4">
Tags: ['Діти', 'Київ', 'Гідропарк', 'Динозавр']</text:p>
      <text:p text:style-name="P4">
Type: Article</text:p>
      <!--METADATA-->
      <text:p text:style-name="P4">
<draw:frame draw:style-name="fr1" draw:name="Image187" text:anchor-type="as-char" svg:width="6.9236in" svg:height="3.956343in" draw:z-index="0">
<draw:image xlink:href="../Images/yкринформ/2023-04-27T17-24-00-03-00/630_360_1682604922-652.jpg" xlink:type="simple" xlink:show="embed" xlink:actuate="onLoad" draw:mime-type="image/jpeg"/>
</draw:frame>
In Kiev, admiration, April 29, will restore the work of dinosaurs in Ukraine in the Hydropark.</text:p>
      <text:p text:style-name="P4">
As Ukrinform reports, it reports <text:a xlink:type="simple" xlink:href="https://kyivcity.gov.ua/news/News_29_kvitnya_u_stolichnomu_gidroparku_urochisto_vidnovit_robotu_dinopark/" text:style-name="Internet_20_link" text:visited-style-name="Visited_20_Internet_20_Link">
</text:a>
“April 29 from 12:00 to 15:00 in the capital <text:a xlink:type="simple" xlink:href="https://www.ukrinform.ua/tag-gidropark" text:style-name="Internet_20_link" text:visited-style-name="Visited_20_Internet_20_Link">
</text:a>
There will be a solemn opening of the dinosaur park, ”the testimony reads.</text:p>
      <text:p text:style-name="P4">
For young visitors, the animators have prepared a lot of fun and trace: games with props, relay races, competitions, elements of aquagrime, dance -fucking, musical accompaniment, minibulbub disco. In addition, all children will hold a balloon figure as a gift.</text:p>
      <text:p text:style-name="P4">
Little researchers will expect other entertainment that are included in the cost of the input ticket: tubing slide; rope park; Children's zone with swings; dinosaur excavations; Dinopore; suspended bridge; Dinosaur, which can be osed.</text:p>
      <text:p text:style-name="P4">
The dinopark will work daily from 10:00 to 20:00 without weekends.</text:p>
      <text:p text:style-name="P4">
<text:span text:style-name="T4">
 Read also: </text:span>
 <text:a xlink:type="simple" xlink:href="https://www.ukrinform.ua/rubric-regions/3677904-u-lvovi-vidkrili-naukovu-laboratoriu-dla-molodi.html" text:style-name="Internet_20_link" text:visited-style-name="Visited_20_Internet_20_Link">
</text:a>
Free entry in the presence of documents is traditionally provided for children under 3 years, orphans, children of dead war participants, ATO participants and combatants, children with disabilities with accompanying, birthdays under 12 years(In the day), every third and next child of a large family(provided).</text:p>
      <text:p text:style-name="P4">
Як повідомляв Укрінформ, Міністерство захисту довкілля та природних ресурсівзатвердило <text:a xlink:type="simple" xlink:href="https://www.ukrinform.ua/rubric-kyiv/3700546-zbilsenna-zapovidnoi-zoni-nacparku-golosiivskij-spriatime-zberezennu-tam-ekosistem-eksperti.html" text:style-name="Internet_20_link" text:visited-style-name="Visited_20_Internet_20_Link">
 </text:a>
In Kiev, which is increased from 12.9% to 20.4% in Kyiv. This should provide even greater control and security regime for particularly valuable natural ecosystems and objects.</text:p>
      <text:p text:style-name="P4">
<text:span text:style-name="T5">
Foto: Dinosaur Park - Kiev</text:span>
</text:p>
      <text:p text:style-name="P4">
News Source: <text:a xlink:type="simple" xlink:href="https://www.ukrinform.ua/rubric-kyiv/3701615-u-gidroparku-vidnovlue-robotu-park-dinozavriv.html" text:style-name="Internet_20_link" text:visited-style-name="Visited_20_Internet_20_Link">
https://www.ukrinform.ua/rubric-kyiv/3701615-u-gidroparku-vidnovlue-robotu-park-dinozavriv.html</text:a>
</text:p>
      <!--NEWS-->
      <text:h text:style-name="P10" text:outline-level="1">
<text:span text:style-name="T4">
The National Bank predicts that the export of agricultural products in the second quarter will be reduced by $ 200 million</text:span>
</text:h>
      <text:p text:style-name="P4">
Authors: Ukrinform (Person)</text:p>
      <text:p text:style-name="P4">
Publisher: Укринформ (Organization)</text:p>
      <text:p text:style-name="P4">
Published Time: 2023-04-27T17:24:29+03:00</text:p>
      <text:p text:style-name="P4">
Modified Time: 2023-04-27T17:24:29+03:00</text:p>
      <text:p text:style-name="P4">
Description: The National Bank suggests that the export of our agricultural products in the second quarter will decrease by about $ 200 million. - Ukrinform.</text:p>
      <text:p text:style-name="P4">
Images: ["<text:a xlink:type="simple" xlink:href="https://static.ukrinform.com/photos/2023_04/thumb_files/630_360_1682533357-5712.jpeg" text:style-name="Internet_20_link" text:visited-style-name="Visited_20_Internet_20_Link">
630_360_16825...</text:a>
"]</text:p>
      <text:p text:style-name="P4">
Tags: ['Експорт', 'Нацбанк', 'Продукти', 'Прогноз', 'Аграрії']</text:p>
      <text:p text:style-name="P4">
Type: Article</text:p>
      <!--METADATA-->
      <text:p text:style-name="P4">
<draw:frame draw:style-name="fr1" draw:name="Image188" text:anchor-type="as-char" svg:width="6.9236in" svg:height="3.956343in" draw:z-index="0">
<draw:image xlink:href="../Images/yкринформ/2023-04-27T17-24-29-03-00/630_360_1682533357-5712.jpeg" xlink:type="simple" xlink:show="embed" xlink:actuate="onLoad" draw:mime-type="image/jpeg"/>
</draw:frame>
The National Bank suggests that the export of our agricultural products in the second will be surrounding about $ 200 million.</text:p>
      <text:p text:style-name="P4">
The deputy chairman of the National Bank of Ukraine Sergiykolaivchuk said this at a briefing, commenting on the situation around the export of agricultural products to the EU, Ukrinform correspondent reports.</text:p>
      <text:p text:style-name="P4">
"We have taken into account this factor, and in the second quarter we have reduced the export of our agro-products by about $ 200 million. , including through the use of the "grain corridor", - said Nikolaikuk.</text:p>
      <text:p text:style-name="P4">
According to him, in the third and fourth quarter of this year, regulatory losses of exports did not establish regulatory losses.</text:p>
      <text:p text:style-name="P4">
<text:span text:style-name="T4">
 Read also: </text:span>
 <text:a xlink:type="simple" xlink:href="https://www.ukrinform.ua/rubric-economy/3701466-komitet-evroparlamentu-dav-zelene-svitlo-na-skasuvanna-mit-dla-ukrainskogo-eksportu.html" text:style-name="Internet_20_link" text:visited-style-name="Visited_20_Internet_20_Link">
</text:a>
"We are well aware that there are some risks associated with both the possibility of wage these sanctions by neighboring countries and more complications of the" grain corridor ". We have evaluated these risks quantitatively, but again puzzles, our basic scenario as in January The forecast, it involves the normal functioning of the "grain corridor" by the end of this year, "Nikolaychuk said.</text:p>
      <text:p text:style-name="P4">
As reported by Ukrinform, Poland, Hungary, Slovakia and Bulgaria to introduce a prohibition on imports of grain and other types of agricultural products from Ukraine. Poland also suspended the transit of Ukrainian APC products through its territory, but renewed it from April 21.</text:p>
      <text:p text:style-name="P4">
Romania has not yet imposed restrictions on the import and transit of Ukrainian agro -products, but increased control and inspection of agricultural goods imported by its territory.</text:p>
      <text:p text:style-name="P4">
<text:span text:style-name="T4">
 Read also: </text:span>
 <text:a xlink:type="simple" xlink:href="https://www.ukrinform.ua/rubric-economy/3701145-rosia-vkotre-zablokuvala-robotu-zernovogo-koridoru.html" text:style-name="Internet_20_link" text:visited-style-name="Visited_20_Internet_20_Link">
</text:a>
The European Commission has offered a package of assistance for farmers from the countries that bordering Ukraine, which includes financial assistance and other events. Assistance will be provided to the conditions that will be removed for the import of Ukrainian agro -products.<text:span text:style-name="T5">
Foto: Alexander Kubrakov, Facebook</text:span>
</text:p>
      <text:p text:style-name="P4">
News Source: <text:a xlink:type="simple" xlink:href="https://www.ukrinform.ua/rubric-economy/3701614-nacbank-prognozue-so-eksport-agroprodukcii-u-ii-kvartali-skorotitsa-na-200-miljoniv.html" text:style-name="Internet_20_link" text:visited-style-name="Visited_20_Internet_20_Link">
https://www.ukrinform.ua/rubric-economy/3701614-nacbank-prognozue-so-eksport-agroprodukcii-u-ii-kvartali-skorotitsa-na-200-miljoniv.html</text:a>
</text:p>
      <!--NEWS-->
      <text:h text:style-name="P10" text:outline-level="1">
<text:span text:style-name="T4">
In Italy, police arrested a dangerous fugitive mafia</text:span>
</text:h>
      <text:p text:style-name="P4">
Authors: Ukrinform (Person)</text:p>
      <text:p text:style-name="P4">
Publisher: Укринформ (Organization)</text:p>
      <text:p text:style-name="P4">
Published Time: 2023-04-27T17:27:25+03:00</text:p>
      <text:p text:style-name="P4">
Modified Time: 2023-04-27T17:27:25+03:00</text:p>
      <text:p text:style-name="P4">
Description: On Thursday, police in Genoa arrested Pasqualus Bonavota, a probable head of the Italian mafia "NDRANGET", who was one of Italy's most wanted criminals. - Ukrinform.</text:p>
      <text:p text:style-name="P4">
Images: ["<text:a xlink:type="simple" xlink:href="https://static.ukrinform.com/photos/2023_04/thumb_files/630_360_1682602549-432.jpeg" text:style-name="Internet_20_link" text:visited-style-name="Visited_20_Internet_20_Link">
630_360_16826...</text:a>
", "<text:a xlink:type="simple" xlink:href="https://static.ukrinform.com/photos/2023_04/1682602569-355.jpg" text:style-name="Internet_20_link" text:visited-style-name="Visited_20_Internet_20_Link">
1682602569-35...</text:a>
"]</text:p>
      <text:p text:style-name="P4">
Tags: ['Арешт', 'Італія', 'Мафія']</text:p>
      <text:p text:style-name="P4">
Type: Article</text:p>
      <!--METADATA-->
      <text:p text:style-name="P4">
<draw:frame draw:style-name="fr1" draw:name="Image189" text:anchor-type="as-char" svg:width="6.9236in" svg:height="3.956343in" draw:z-index="0">
<draw:image xlink:href="../Images/yкринформ/2023-04-27T17-27-25-03-00/630_360_1682602549-432.jpeg" xlink:type="simple" xlink:show="embed" xlink:actuate="onLoad" draw:mime-type="image/jpeg"/>
</draw:frame>
On Thursday, police in Genoa arrested Pasqualus Bonavota, a probable headman of the Italian mafia "NDRANGET", which was one of the most searching for Italy's criminals.</text:p>
      <text:p text:style-name="P4">
As Ukrinform reports, it reports <text:a xlink:type="simple" xlink:href="https://www.ansa.it/english/news/general_news/2023/04/27/dangerous-ndrangheta-fugitive-bonavota-arrested_d83ed27b-c745-4caa-a8d9-f056ff7e2513.html" text:style-name="Internet_20_link" text:visited-style-name="Visited_20_Internet_20_Link">
</text:a>
.</text:p>
      <text:p text:style-name="P4">
The 49-year-old man was listed in a special list for <text:a xlink:type="simple" xlink:href="https://www.ukrinform.ua/tag-rozsuk" text:style-name="Internet_20_link" text:visited-style-name="Visited_20_Internet_20_Link">
</text:a>
because it is considered a "diligent" criminal.</text:p>
      <text:p text:style-name="P4">
"He was the only suspect member of the Calabria mafia, who remained in Navododa after Rinaskita-Scott surgery in December 2019, during which 334 people were presented," the statement said.</text:p>
      <text:p text:style-name="P4">
<draw:frame draw:style-name="fr1" draw:name="Image190" text:anchor-type="as-char" svg:width="6.9236in" svg:height="9.908172in" draw:z-index="0">
<draw:image xlink:href="../Images/yкринформ/2023-04-27T17-27-25-03-00/1682602569-355.jpg" xlink:type="simple" xlink:show="embed" xlink:actuate="onLoad" draw:mime-type="image/jpeg"/>
</draw:frame>
<text:span text:style-name="T5">
Foto from the site Ansa</text:span>
</text:p>
      <text:p text:style-name="P4">
Bonavota was arrested by police at Genoa Cathedral after following the law enforcement agencies.</text:p>
      <text:p text:style-name="P4">
As reported by Ukrinform, Italian militiamen on March 9 <text:a xlink:type="simple" xlink:href="https://www.ukrinform.ua/rubric-world/3680235-v-italii-zatrimali-piv-sotni-mafiozi.html" text:style-name="Internet_20_link" text:visited-style-name="Visited_20_Internet_20_Link">
</text:a>
.</text:p>
      <text:p text:style-name="P4">
<text:span text:style-name="T4">
 Read also: </text:span>
 <text:a xlink:type="simple" xlink:href="https://www.ukrinform.ua/rubric-world/3664358-u-francii-zatrimali-mafiozi-ndrangeta-vin-perehovuvavsa-17-rokiv.html" text:style-name="Internet_20_link" text:visited-style-name="Visited_20_Internet_20_Link">
<text:span text:style-name="T4">
 mafiosis </text:span>
</text:a>
The special operation took place in the Calabria region. It was noted that the suspect by the Elenah of the historical clans of "NDRANGET".</text:p>
      <text:p text:style-name="P4">
"NDRANGET" is a large Italian organized criminal group that is labeled in Calabria. Although NDRANGET is not as well known as the Sicilian Cossack and the Napolitan Camorra, it is one of the most influential criminal organizations in the world.</text:p>
      <text:p text:style-name="P4">
News Source: <text:a xlink:type="simple" xlink:href="https://www.ukrinform.ua/rubric-world/3701616-v-italii-policia-zaarestuvala-nebezpecnogo-utikacamafiozi.html" text:style-name="Internet_20_link" text:visited-style-name="Visited_20_Internet_20_Link">
https://www.ukrinform.ua/rubric-world/3701616-v-italii-policia-zaarestuvala-nebezpecnogo-utikacamafiozi.html</text:a>
</text:p>
      <!--NEWS-->
      <text:h text:style-name="P10" text:outline-level="1">
<text:span text:style-name="T4">
Poland will be able to export drones to Ukraine on the basis of a general permission</text:span>
</text:h>
      <text:p text:style-name="P4">
Authors: Ukrinform (Person)</text:p>
      <text:p text:style-name="P4">
Publisher: Укринформ (Organization)</text:p>
      <text:p text:style-name="P4">
Published Time: 2023-04-27T17:32:33+03:00</text:p>
      <text:p text:style-name="P4">
Modified Time: 2023-04-27T17:32:33+03:00</text:p>
      <text:p text:style-name="P4">
Description: Starting on April 28, exports of drones from Poland to Ukraine can be made on the basis of a general permit granted by the Minister of Development and Technology of the Republic of Poland. - Ukrinform.</text:p>
      <text:p text:style-name="P4">
Images: ["<text:a xlink:type="simple" xlink:href="https://static.ukrinform.com/photos/2023_02/thumb_files/630_360_1675843603-744.jpg" text:style-name="Internet_20_link" text:visited-style-name="Visited_20_Internet_20_Link">
630_360_16758...</text:a>
"]</text:p>
      <text:p text:style-name="P4">
Tags: ['Експорт', 'Польща', 'Дрон', 'Юлія Свириденко']</text:p>
      <text:p text:style-name="P4">
Type: Article</text:p>
      <!--METADATA-->
      <text:p text:style-name="P4">
<draw:frame draw:style-name="fr1" draw:name="Image191" text:anchor-type="as-char" svg:width="6.9236in" svg:height="3.956343in" draw:z-index="0">
<draw:image xlink:href="../Images/yкринформ/2023-04-27T17-32-33-03-00/630_360_1675843603-744.jpg" xlink:type="simple" xlink:show="embed" xlink:actuate="onLoad" draw:mime-type="image/jpeg"/>
</draw:frame>
Starting on April 28, exports of drones from Poland to Ukraine may be based on a general permission granted to the Minister of Development and Technology of the Republicapol.</text:p>
      <text:p text:style-name="P4">
As Ukrinform reports, about it in <text:a xlink:type="simple" xlink:href="https://www.facebook.com/yulia.svyrydenko/posts/pfbid033oyJXcqGmAepkACcGd67ELmNpHwQsqZd3hidgDjAMAk1PKbnSrNYiyLSF78FKWYJl" text:style-name="Internet_20_link" text:visited-style-name="Visited_20_Internet_20_Link">
</text:a>
The first Viceremier-Minister of Ukraine-Minister of Economy Yuliasviridenko reported.</text:p>
      <text:p text:style-name="P4">
"Export of drones from the territory of Poland to Ukraine may be based on the general permission granted by the Minister of Development and Technology of the Republicapol.</text:p>
      <text:p text:style-name="P4">
<text:span text:style-name="T4">
 Read also: </text:span>
 <text:a xlink:type="simple" xlink:href="https://www.ukrinform.ua/rubric-ato/3700906-polsa-rozsirue-virobnictvo-sau-krab-aki-peredae-ukraini.html" text:style-name="Internet_20_link" text:visited-style-name="Visited_20_Internet_20_Link">
<text:span text:style-name="T4">
 Poland </text:span>
</text:a>
She stressed that from now on it is not necessary to obtain individual permission with the perfect export of a party of drones. List <text:a xlink:type="simple" xlink:href="https://www.ukrinform.ua/tag-bezpilotnik" text:style-name="Internet_20_link" text:visited-style-name="Visited_20_Internet_20_Link">
</text:a>
The exports of which are provided by the general permission are in the disposal of the Minister of Development and Technology of Poland of April 19.</text:p>
      <text:p text:style-name="P4">
As reported by Ukrinform, in February, the Cabinet of Ministers adopted a resolution that will cut and simplify the import of UAVs and components.</text:p>
      <text:p text:style-name="P4">
_ Photo illustrative _</text:p>
      <text:p text:style-name="P4">
News Source: <text:a xlink:type="simple" xlink:href="https://www.ukrinform.ua/rubric-world/3701621-polsa-vidzavtra-zmoze-eksportuvati-droni-v-ukrainu-na-pidstavi-zagalnogo-dozvolu.html" text:style-name="Internet_20_link" text:visited-style-name="Visited_20_Internet_20_Link">
https://www.ukrinform.ua/rubric-world/3701621-polsa-vidzavtra-zmoze-eksportuvati-droni-v-ukrainu-na-pidstavi-zagalnogo-dozvolu.html</text:a>
</text:p>
      <!--NEWS-->
      <text:h text:style-name="P10" text:outline-level="1">
<text:span text:style-name="T4">
The Ministry of Defense commented on comparisons of purchasing prices for GUR and Armed Forces</text:span>
</text:h>
      <text:p text:style-name="P4">
Authors: Ukrinform (Person)</text:p>
      <text:p text:style-name="P4">
Publisher: Укринформ (Organization)</text:p>
      <text:p text:style-name="P4">
Published Time: 2023-04-27T17:34:00+03:00</text:p>
      <text:p text:style-name="P4">
Modified Time: 2023-04-27T17:34:00+03:00</text:p>
      <text:p text:style-name="P4">
Description: The information about the prices for the purchase of food for the Armed Forces of Ukraine and a separate military unit of the Main Directorate of Intelligence of the Ministry of Defense of Ukraine is incorrect. - Ukrinform.</text:p>
      <text:p text:style-name="P4">
Images: ["<text:a xlink:type="simple" xlink:href="https://static.ukrinform.com/photos/2023_02/thumb_files/630_360_1677610494-733.jpg" text:style-name="Internet_20_link" text:visited-style-name="Visited_20_Internet_20_Link">
630_360_16776...</text:a>
"]</text:p>
      <text:p text:style-name="P4">
Tags: ['Ціни', 'Міноборони', 'Розвідка', 'Харчування']</text:p>
      <text:p text:style-name="P4">
Type: Article</text:p>
      <!--METADATA-->
      <text:p text:style-name="P4">
<draw:frame draw:style-name="fr1" draw:name="Image192" text:anchor-type="as-char" svg:width="6.9236in" svg:height="3.956343in" draw:z-index="0">
<draw:image xlink:href="../Images/yкринформ/2023-04-27T17-34-00-03-00/630_360_1677610494-733.jpg" xlink:type="simple" xlink:show="embed" xlink:actuate="onLoad" draw:mime-type="image/jpeg"/>
</draw:frame>
The information about the prices for the purchase of food for armed forces of Ukraine and a separate military unit of the Main Directorate of Intelligence of Defense of Ukraine is not submitted is not disseminated.</text:p>
      <text:p text:style-name="P4">
This is stated in the statement of the press service of the Ministry of Defense, published in <text:a xlink:type="simple" xlink:href="https://www.facebook.com/MinistryofDefence.UA/posts/pfbid0XzxXSCmYFRZZRAw4oN7omq8bGg7m73NMSgbpPH8aaouG4ziLaJmfKtZmbYgqQgFrl" text:style-name="Internet_20_link" text:visited-style-name="Visited_20_Internet_20_Link">
</text:a>
transmits Ukrinform.</text:p>
      <text:p text:style-name="P4">
According to the ministry, categorically identical things are compared in the distributed materials. Thus, for comparison, the procurement reports are taken precisely for food for the food of a separate military unit directly at the location of the place in Kiev.</text:p>
      <text:p text:style-name="P4">
It is emphasized that for the food supply of the Armed Forces of the Ministry of Defense is a purchased complex service for the organization of food by catalog of products, prices are already taking into account logistics, including delivery to the areas of fighting.</text:p>
      <text:p text:style-name="P4">
"The food organization, in fact, is the" food "format goes" by a prisoner, "the ministry explained.</text:p>
      <text:p text:style-name="P4">
According to <text:a xlink:type="simple" xlink:href="https://www.ukrinform.ua/tag-minoboroni" text:style-name="Internet_20_link" text:visited-style-name="Visited_20_Internet_20_Link">
 </text:a>
, the cost of organizing the food organization of one serviceman is from 137.04 to UAH 144.06 per day.</text:p>
      <text:p text:style-name="P4">
The personnel of the GUR during the performance of combat missions are usually ensured by the same principle as all servicemen of armed force - thanks to the Ministry of Defense concluded contracts for services for organizations for the organization.</text:p>
      <text:p text:style-name="P4">
<text:span text:style-name="T4">
 Read also: </text:span>
 <text:a xlink:type="simple" xlink:href="https://www.ukrinform.ua/rubric-ato/3700375-naev-pro-grosove-zabezpecenna-vijskovih-povinne-vrahovuvati-motivaciu-ta-mozlivosti-budzetu.html" text:style-name="Internet_20_link" text:visited-style-name="Visited_20_Internet_20_Link">
<text:span text:style-name="T4">
 Security </text:span>
 <text:span text:style-name="T4">
 military </text:span>
</text:a>
The Ministry of Defense continues to look for solutions to ensure transparent purchasing processes and effective models of food organization of the Armed Forces.</text:p>
      <text:p text:style-name="P4">
It is reported that in the first half of April, the Ministry's management was conducted with representatives of the Kolo, ATB-Market, Varus, Auchan and Silpo.(Fozzy Group)In order to involve large retailers with the pre -process of the organization and uninterrupted supply of food services.The Ministry of Defense emphasized that the price in the contracts for the purchase of products for the inspiring, in particular, the acceptance, storage, movement and refreshing of storage, delivery of food, their accounting and other measures, according to the orders of military units in certain places.</text:p>
      <text:p text:style-name="P4">
<text:span text:style-name="T4">
 Read also: </text:span>
 <text:a xlink:type="simple" xlink:href="https://www.ukrinform.ua/rubric-society/3699052-ekszastupnika-ministra-oboroni-pidozruut-u-mahinaciah-z-harcuvannam-dla-zsu.html" text:style-name="Internet_20_link" text:visited-style-name="Visited_20_Internet_20_Link">
<text:span text:style-name="T4">
 food </text:span>
</text:a>
The prices of the contracts, as well as the annexes to them were made public in February this year. Detally they can be found on <text:a xlink:type="simple" xlink:href="https://www.mil.gov.ua/news/2023/02/28/statement-of-the-press-service-mdu/" text:style-name="Internet_20_link" text:visited-style-name="Visited_20_Internet_20_Link">
</text:a>
ministry.</text:p>
      <text:p text:style-name="P4">
In case of detection of signs of corruption manifestations in the defense sector, citizens are accustomed to report possible violations in the Department of Communications and Detection of Corruption.</text:p>
      <text:p text:style-name="P4">
As reported by Ukrinform, in March President Volodymyr Zelenskyy signed <text:a xlink:type="simple" xlink:href="https://www.ukrinform.ua/rubric-polytics/3685391-prezident-pidpisav-zakon-pro-prozorist-v-oboronnih-zakupivlah.html" text:style-name="Internet_20_link" text:visited-style-name="Visited_20_Internet_20_Link">
</text:a>
</text:p>
      <text:p text:style-name="P4">
News Source: <text:a xlink:type="simple" xlink:href="https://www.ukrinform.ua/rubric-economy/3701623-u-minoboroni-prokomentuvali-porivnanna-zakupivelnih-cin-dla-gur-i-zsu.html" text:style-name="Internet_20_link" text:visited-style-name="Visited_20_Internet_20_Link">
https://www.ukrinform.ua/rubric-economy/3701623-u-minoboroni-prokomentuvali-porivnanna-zakupivelnih-cin-dla-gur-i-zsu.html</text:a>
</text:p>
      <!--NEWS-->
      <text:h text:style-name="P10" text:outline-level="1">
<text:span text:style-name="T4">
The 23rd round of the Football Premier League of Ukraine starts matches in Rivne and Uzhgorod</text:span>
</text:h>
      <text:p text:style-name="P4">
Authors: Ukrinform (Person)</text:p>
      <text:p text:style-name="P4">
Publisher: Укринформ (Organization)</text:p>
      <text:p text:style-name="P4">
Published Time: 2023-04-27T17:42:36+03:00</text:p>
      <text:p text:style-name="P4">
Modified Time: 2023-04-27T17:42:36+03:00</text:p>
      <text:p text:style-name="P4">
Description: The Premier League (UPL) teams (UPL) teams will host the duties of the next, 23rd round on April 28 and 29. - Ukrinform.</text:p>
      <text:p text:style-name="P4">
Images: ["<text:a xlink:type="simple" xlink:href="https://static.ukrinform.com/photos/2018_07/thumb_files/630_360_1532409762-6242.jpg" text:style-name="Internet_20_link" text:visited-style-name="Visited_20_Internet_20_Link">
630_360_15324...</text:a>
"]</text:p>
      <text:p text:style-name="P4">
Tags: ['Футбол', "Прем'єр-ліга"]</text:p>
      <text:p text:style-name="P4">
Type: Article</text:p>
      <!--METADATA-->
      <text:p text:style-name="P4">
<draw:frame draw:style-name="fr1" draw:name="Image193" text:anchor-type="as-char" svg:width="6.9236in" svg:height="3.956343in" draw:z-index="0">
<draw:image xlink:href="../Images/yкринформ/2023-04-27T17-42-36-03-00/630_360_1532409762-6242.jpg" xlink:type="simple" xlink:show="embed" xlink:actuate="onLoad" draw:mime-type="image/jpeg"/>
</draw:frame>
The Ukrainian Football School among the Premier League teams(UPL)On April 28 and 29, the ducts of the next, 23rd round will pass.</text:p>
      <text:p text:style-name="P4">
The first game day at 13.00 will start duels in Rivne, where the local "Veres" will host "Lviv", and Uzhgorod - with the participation of Kharkiv "Metalist" Ikiivsky "Dynamo", Ukrinform reports.</text:p>
      <text:p text:style-name="P4">
The third match of Friday will start at 15.00 in Kovalivka between Kolos Tadonnetsky Shakhtar.</text:p>
      <text:p text:style-name="P4">
The program of the tour on Saturday, April 29, will be completed(13.00), Transcarpathian "Minai" and Kharkiv "Metalist 1925"(13.00), Ingulets from Petrov and Dnipro-1(14.00), Lviv "Rukh" and Poltava "Vorskla"(15.00), Kryvyi Rih "Kryvbas" and "Alexandria"(15.00).</text:p>
      <text:p text:style-name="P4">
<text:span text:style-name="T4">
Читайте також:</text:span>
 <text:a xlink:type="simple" xlink:href="https://www.ukrinform.ua/rubric-sports/3701404-translator-setanta-sports-pripinit-diu-kontraktu-z-upl.html" text:style-name="Internet_20_link" text:visited-style-name="Visited_20_Internet_20_Link">
 </text:a>
Shakhtar is the leader in the UPL standings with 53 points(After 22 games)then - Dnipro -1 - 48(21), Zorya - 46(22), «Dynamo» - 41(22), Alexandria - 34(21), "Kolos" - 30(22), Vorskla - 29(22), Kryvbas -28(22)...</text:p>
      <text:p text:style-name="P4">
News Source: <text:a xlink:type="simple" xlink:href="https://www.ukrinform.ua/rubric-sports/3701626-23j-tur-futbolnoi-premerligi-ukraini-startue-matcami-v-rivnomu-ta-uzgorodi.html" text:style-name="Internet_20_link" text:visited-style-name="Visited_20_Internet_20_Link">
https://www.ukrinform.ua/rubric-sports/3701626-23j-tur-futbolnoi-premerligi-ukraini-startue-matcami-v-rivnomu-ta-uzgorodi.html</text:a>
</text:p>
      <!--NEWS-->
      <text:h text:style-name="P10" text:outline-level="1">
<text:span text:style-name="T4">
Russian prisons in Crimea do not provide Danilovich medical care after the hunger strike</text:span>
</text:h>
      <text:p text:style-name="P4">
Authors: Ukrinform (Person)</text:p>
      <text:p text:style-name="P4">
Publisher: Укринформ (Organization)</text:p>
      <text:p text:style-name="P4">
Published Time: 2023-04-27T17:47:40+03:00</text:p>
      <text:p text:style-name="P4">
Modified Time: 2023-04-27T17:47:40+03:00</text:p>
      <text:p text:style-name="P4">
Description: Irina Danilovich is illegally imprisoned to civil journalist, after stopping the hunger strike in the Simferopol pre -trial detention center, do not provide adequate medical care. - Ukrinform.</text:p>
      <text:p text:style-name="P4">
Images: ["<text:a xlink:type="simple" xlink:href="https://static.ukrinform.com/photos/2022_12/thumb_files/630_360_1672221076-952.jpg" text:style-name="Internet_20_link" text:visited-style-name="Visited_20_Internet_20_Link">
630_360_16722...</text:a>
"]</text:p>
      <text:p text:style-name="P4">
Tags: ['Крим', 'СІЗО', 'Медична допомога', 'Ірина Данилович']</text:p>
      <text:p text:style-name="P4">
Type: Article</text:p>
      <!--METADATA-->
      <text:p text:style-name="P4">
<draw:frame draw:style-name="fr1" draw:name="Image194" text:anchor-type="as-char" svg:width="6.9236in" svg:height="3.956343in" draw:z-index="0">
<draw:image xlink:href="../Images/yкринформ/2023-04-27T17-47-40-03-00/630_360_1672221076-952.jpg" xlink:type="simple" xlink:show="embed" xlink:actuate="onLoad" draw:mime-type="image/jpeg"/>
</draw:frame>
The illegally -Doned civil journalist Irina Danilovich after the termination of the cost in the SIZO Simferopol do not provide adequate medical care.</text:p>
      <text:p text:style-name="P4">
About this Center of Human Rights <text:a xlink:type="simple" xlink:href="https://zmina.info/news/peresliduvannya-iryny-danylovych-u-krymu-posijski-tyuremnyky-j-pislya-prypynennya-goloduvannya-ne-likuyut-uvyaznenu/" text:style-name="Internet_20_link" text:visited-style-name="Visited_20_Internet_20_Link">
</text:a>
Her father Bronislav Danilovich reported, Ukrainian reports.</text:p>
      <text:p text:style-name="P4">
"The father of the political prisoner says that the Russian prisons deceived his daughter tap a one -time medical examination of no treatment," the post reads.</text:p>
      <text:p text:style-name="P4">
As reported by Ukrinform, Irina Danilovich noted that hearing hearing impairment, hears a permanent bell in her ear that causes her intolerable torment. She emphasized that when moving from Simferopol <text:a xlink:type="simple" xlink:href="https://www.ukrinform.ua/tag-sizo" text:style-name="Internet_20_link" text:visited-style-name="Visited_20_Internet_20_Link">
</text:a>
To the "court" in Feodosia, her condition deteriorates. The woman announced a dry starvation, which stopped, because she was promised to carry out examination and treatment.</text:p>
      <text:p text:style-name="P4">
<text:span text:style-name="T4">
 Read also: </text:span>
 <text:a xlink:type="simple" xlink:href="https://www.ukrinform.ua/rubric-crimea/3696913-u-krimu-priznacili-datu-rozgladu-apelacii-na-virok-gromadanskij-zurnalistci-danilovic.html" text:style-name="Internet_20_link" text:visited-style-name="Visited_20_Internet_20_Link">
<text:span text:style-name="T4">
 Danilovich </text:span>
</text:a>
On December 28, 2022 the occupiers in Crimea <text:a xlink:type="simple" xlink:href="https://www.ukrinform.ua/rubric-crimea/3642340-u-krimu-gromadansku-zurnalistku-danilovic-zasudili-do-semi-rokiv-kolonii.html" text:style-name="Internet_20_link" text:visited-style-name="Visited_20_Internet_20_Link">
</text:a>
Having appointed her seven years in the colonies of the general regime in the amount of 50 thousand rubles for the alleged wearing of an explosive device.</text:p>
      <text:p text:style-name="P4">
News Source: <text:a xlink:type="simple" xlink:href="https://www.ukrinform.ua/rubric-crimea/3701630-rosijski-turemniki-u-krimu-ne-nadaut-meddopomogu-danilovic-pisla-pripinenna-goloduvanna.html" text:style-name="Internet_20_link" text:visited-style-name="Visited_20_Internet_20_Link">
https://www.ukrinform.ua/rubric-crimea/3701630-rosijski-turemniki-u-krimu-ne-nadaut-meddopomogu-danilovic-pisla-pripinenna-goloduvanna.html</text:a>
</text:p>
      <!--NEWS-->
      <text:h text:style-name="P10" text:outline-level="1">
<text:span text:style-name="T4">
The Kremlin plans to renew the Baltic Impact under the pretext of solving environmental problems</text:span>
</text:h>
      <text:p text:style-name="P4">
Authors: Ukrinform (Person)</text:p>
      <text:p text:style-name="P4">
Publisher: Укринформ (Organization)</text:p>
      <text:p text:style-name="P4">
Published Time: 2023-04-27T17:50:00+03:00</text:p>
      <text:p text:style-name="P4">
Modified Time: 2023-04-27T17:50:00+03:00</text:p>
      <text:p text:style-name="P4">
Description: Russian authorities initiate a discussion format called "Baltic Platform" in order to try to influence the policies of the region in the region under the cover of solving environmental problems. - Ukrinform.</text:p>
      <text:p text:style-name="P4">
Images: ["<text:a xlink:type="simple" xlink:href="https://static.ukrinform.com/photos/2016_01/thumb_files/630_360_1453880475-4067.jpg" text:style-name="Internet_20_link" text:visited-style-name="Visited_20_Internet_20_Link">
630_360_14538...</text:a>
"]</text:p>
      <text:p text:style-name="P4">
Tags: ['Екологія', 'Кремль', 'Країни Балтії']</text:p>
      <text:p text:style-name="P4">
Type: Article</text:p>
      <!--METADATA-->
      <text:p text:style-name="P4">
<draw:frame draw:style-name="fr1" draw:name="Image195" text:anchor-type="as-char" svg:width="6.9236in" svg:height="3.956343in" draw:z-index="0">
<draw:image xlink:href="../Images/yкринформ/2023-04-27T17-50-00-03-00/630_360_1453880475-4067.jpg" xlink:type="simple" xlink:show="embed" xlink:actuate="onLoad" draw:mime-type="image/jpeg"/>
</draw:frame>
Power Rupinizes a discussion format called "Baltic Platform" in order to try to influence the solution of environmental problems on the policy of region.</text:p>
      <text:p text:style-name="P4">
This is stated in a common <text:a xlink:type="simple" xlink:href="https://dossier.center/baltic-plat/" text:style-name="Internet_20_link" text:visited-style-name="Visited_20_Internet_20_Link">
</text:a>
Dossier Center and Delfi Estonia, LRT, Expressen, Norddeutscher Rundfunk, Frontostory.pl, Süddeutsche Zeitung, Vsquare, Westdeutscher Rundfunk, YahoneWS, Re: Balt.</text:p>
      <text:p text:style-name="P4">
“In <text:a xlink:type="simple" xlink:href="https://www.ukrinform.ua/tag-kreml" text:style-name="Internet_20_link" text:visited-style-name="Visited_20_Internet_20_Link">
</text:a>
They create a project called the Baltic Platform, which should begin in the fall of 2023. The Stanane Base for Agents of Impact in Europe - they will lobby for the Kremlin's interests in the pretext of protecting the Baltic Sea's ecology, ”the publication reads.</text:p>
      <text:p text:style-name="P4">
As it is noted, in order to attract European experts in the program, it will be planned to exaggerate environmental problems and to simulate catastrophic noscenters of the future.</text:p>
      <text:p text:style-name="P4">
Investigators are reminded that as of April 2023, six countries in Europe have become missing from Russia's representative offices. Also, the German prosecutor's office was examining the Russian House check in Berlin because of the complaint of the Naro -Kremlin propaganda. It is noted that "Russian houses" are the traditional bands of the Kremlin's influence agents, many of their employees serve in special services.</text:p>
      <text:p text:style-name="P4">
<text:span text:style-name="T4">
 Read also: </text:span>
 <text:a xlink:type="simple" xlink:href="https://www.ukrinform.ua/rubric-world/3700932-sonajmense-tretina-rosijskih-diplomativ-u-krainah-pivnicnoi-evropi-viavilisa-spigunami.html" text:style-name="Internet_20_link" text:visited-style-name="Visited_20_Internet_20_Link">
<text:span text:style-name="T4">
 spy </text:span>
</text:a>
According to journalists, in January 2023, Russian scientists from the Moscow State Institute of International Relations and the Institute of World Economy Tamzh -International Relations have developed a plan for the Presidential Administration of the Russian Federation to address the negotiation table in the Baltic region, including Scandinavian, Poland and Germany. According to the Dossier Center, the plan is approved by the President of Border Cooperation, which is overseen by the deputy chairman of the Presidential Administration and Putin's colleague(which was in line with the Ukrainian direction)Dmitry Cossack.</text:p>
      <text:p text:style-name="P4">
According to journalists, the developed document is called "Baltic at Crack: new challenges and imperatives of development". It describes the concept of a new -shaped like an impact and provides recommendations for the implementation of the Ubalti discourse.<text:span text:style-name="T4">
 Read also: </text:span>
 <text:a xlink:type="simple" xlink:href="https://www.ukrinform.ua/rubric-world/3701133-litva-zaavlae-pro-sprobi-verbuvanna-ii-gromadan-rozvidkami-rf-bilorusi-ta-kitau.html" text:style-name="Internet_20_link" text:visited-style-name="Visited_20_Internet_20_Link">
</text:a>
The program is devoted to the problems of the Baltic Sea ecology, but by its help, the Kremlin agents will be able to make contacts with foreign "leaders of public opinion" - politicians, scientists, climatic activists, etc. This is necessary to maintain connections, expand the foreign network of influence and lobby the Kremlin's interests in the international arena, stated by investigators.</text:p>
      <text:p text:style-name="P4">
At the same time, on the basis of the Baltic Platform it is planned to create an analogue of the Baltic Sea Radidov-"RGBM 2.0", which should become a replacement of a real council, from which the Russian Federation was expelled in March 2022.</text:p>
      <text:p text:style-name="P4">
Another goal of the project is to mitigate the effects of "militarization of the region". However, the Kremlin is intending to achieve this during the war with Ukraine, the document is undested.</text:p>
      <text:p text:style-name="P4">
The plan is separately emphasized that in order to support the international dialogue, it is possible to use the "political mimicry" - to use political -correct terms "Baltic countries" and "Baltic region" instead</text:p>
      <text:p text:style-name="P4">
As it was reported, in the previous publications of the consortium the journalist was reported <text:a xlink:type="simple" xlink:href="https://www.ukrinform.ua/rubric-world/3700915-rf-spodivaetsa-vidnoviti-vpliv-na-kraini-baltii-opriludneni-strategicni-plani-do-2030-roku.html" text:style-name="Internet_20_link" text:visited-style-name="Visited_20_Internet_20_Link">
</text:a>
</text:p>
      <text:p text:style-name="P4">
News Source: <text:a xlink:type="simple" xlink:href="https://www.ukrinform.ua/rubric-world/3701631-kreml-planue-ponoviti-vpliv-na-baltiu-pid-privodom-virisenna-ekologicnih-problem.html" text:style-name="Internet_20_link" text:visited-style-name="Visited_20_Internet_20_Link">
https://www.ukrinform.ua/rubric-world/3701631-kreml-planue-ponoviti-vpliv-na-baltiu-pid-privodom-virisenna-ekologicnih-problem.html</text:a>
</text:p>
      <!--NEWS-->
      <text:h text:style-name="P10" text:outline-level="1">
<text:span text:style-name="T4">
Dmytro Kuleba came to a visit to Moldova</text:span>
</text:h>
      <text:p text:style-name="P4">
Authors: Ukrinform (Person)</text:p>
      <text:p text:style-name="P4">
Publisher: Укринформ (Organization)</text:p>
      <text:p text:style-name="P4">
Published Time: 2023-04-27T17:54:00+03:00</text:p>
      <text:p text:style-name="P4">
Modified Time: 2023-04-27T17:54:00+03:00</text:p>
      <text:p text:style-name="P4">
Description: Foreign Minister of Ukraine Dmytro Kuleba is visiting Moldova. - Ukrinform.</text:p>
      <text:p text:style-name="P4">
Images: ["<text:a xlink:type="simple" xlink:href="https://static.ukrinform.com/photos/2023_04/thumb_files/630_360_1682607371-936.jpg" text:style-name="Internet_20_link" text:visited-style-name="Visited_20_Internet_20_Link">
630_360_16826...</text:a>
"]</text:p>
      <text:p text:style-name="P4">
Tags: ['Дмитро Кулеба', 'Молдова', 'МЗС', 'Візит']</text:p>
      <text:p text:style-name="P4">
Type: Article</text:p>
      <!--METADATA-->
      <text:p text:style-name="P4">
<draw:frame draw:style-name="fr1" draw:name="Image196" text:anchor-type="as-char" svg:width="6.9236in" svg:height="3.956343in" draw:z-index="0">
<draw:image xlink:href="../Images/yкринформ/2023-04-27T17-54-00-03-00/630_360_1682607371-936.jpg" xlink:type="simple" xlink:show="embed" xlink:actuate="onLoad" draw:mime-type="image/jpeg"/>
</draw:frame>
Dmytro Kuleba's Minister of Law Affairs of Ukraine is visiting Moldova.</text:p>
      <text:p text:style-name="P4">
This was reported by the Minister of Foreign Affairs and European Integration of Moldovanika Popezka in <text:a xlink:type="simple" xlink:href="https://twitter.com/nicupopescu/status/1651592138520494080" text:style-name="Internet_20_link" text:visited-style-name="Visited_20_Internet_20_Link">
</text:a>
, reports Ukrinform.</text:p>
      <text:p text:style-name="P4">
“I am glad to welcome your Ukrainian colleague Dmitry Kuleb in Moldova. We decide to increase Russia's aggression and fully support the independence, sovereignty of Ukraine's orientation integrity. Devoted to justice and(attraction to)responsibility for war crimes. Moldova on the side of Ukraine!” - Posted.  <text:span text:style-name="T4">
 Read also: </text:span>
 <text:a xlink:type="simple" xlink:href="https://www.ukrinform.ua/rubric-world/3701486-sandu-zvinuvatila-rf-u-sprobah-destabilizuvati-situaciu-v-moldovi.html" text:style-name="Internet_20_link" text:visited-style-name="Visited_20_Internet_20_Link">
<text:span text:style-name="T4">
 Moldova </text:span>
</text:a>
As reported by Ukrinform, the Ministry of Foreign Affairs and European Integration of Moldova <text:a xlink:type="simple" xlink:href="https://www.ukrinform.ua/rubric-world/3699928-u-moldovi-nazvali-neprijnatnou-zaavu-posla-kitau-sodo-suverenitetu-postradanskih-krain.html" text:style-name="Internet_20_link" text:visited-style-name="Visited_20_Internet_20_Link">
</text:a>
, in which he expressed doubts of the USSR's former republics.</text:p>
      <text:p text:style-name="P4">
<text:span text:style-name="T5">
Foto: Nick Popezka, Twitter</text:span>
</text:p>
      <text:p text:style-name="P4">
News Source: <text:a xlink:type="simple" xlink:href="https://www.ukrinform.ua/rubric-polytics/3701633-dmitro-kuleba-priihav-iz-vizitom-u-moldovi.html" text:style-name="Internet_20_link" text:visited-style-name="Visited_20_Internet_20_Link">
https://www.ukrinform.ua/rubric-polytics/3701633-dmitro-kuleba-priihav-iz-vizitom-u-moldovi.html</text:a>
</text:p>
      <!--NEWS-->
      <text:h text:style-name="P10" text:outline-level="1">
<text:span text:style-name="T4">
SpaceX launched 46 Starlink satellites in orbit</text:span>
</text:h>
      <text:p text:style-name="P4">
Authors: Ukrinform (Person)</text:p>
      <text:p text:style-name="P4">
Publisher: Укринформ (Organization)</text:p>
      <text:p text:style-name="P4">
Published Time: 2023-04-27T17:58:12+03:00</text:p>
      <text:p text:style-name="P4">
Modified Time: 2023-04-27T17:58:12+03:00</text:p>
      <text:p text:style-name="P4">
Description: SpaceX has launched a new Starlink online satellite batch. - Ukrinform.</text:p>
      <text:p text:style-name="P4">
Images: ["<text:a xlink:type="simple" xlink:href="https://static.ukrinform.com/photos/2019_11/thumb_files/630_360_1573465327-342.jpg" text:style-name="Internet_20_link" text:visited-style-name="Visited_20_Internet_20_Link">
630_360_15734...</text:a>
"]</text:p>
      <text:p text:style-name="P4">
Tags: ['Інтернет', 'SpaceX', 'Супутник', 'Starlink']</text:p>
      <text:p text:style-name="P4">
Type: Article</text:p>
      <!--METADATA-->
      <text:p text:style-name="P4">
<draw:frame draw:style-name="fr1" draw:name="Image197" text:anchor-type="as-char" svg:width="6.9236in" svg:height="3.956343in" draw:z-index="0">
<draw:image xlink:href="../Images/yкринформ/2023-04-27T17-58-12-03-00/630_360_1573465327-342.jpg" xlink:type="simple" xlink:show="embed" xlink:actuate="onLoad" draw:mime-type="image/jpeg"/>
</draw:frame>
SSPACX has launched a new Starlink online satellite batch.</text:p>
      <text:p text:style-name="P4">
About it reports <text:a xlink:type="simple" xlink:href="https://www.space.com/spacex-starlink-launch-group-3-5" text:style-name="Internet_20_link" text:visited-style-name="Visited_20_Internet_20_Link">
</text:a>
, reports Ukrinform.</text:p>
      <text:p text:style-name="P4">
The launch of the Falcon 9 rocket was made on Thursday, April 27, at 16.40 Zakiyivskyi time from the cosport in California.</text:p>
      <text:p text:style-name="P4">
46 online satellites are expected <text:a xlink:type="simple" xlink:href="https://www.ukrinform.ua/tag-starlink" text:style-name="Internet_20_link" text:visited-style-name="Visited_20_Internet_20_Link">
</text:a>
They will be deployed into low Earth orbit after 59 minutes after starting.</text:p>
      <text:p text:style-name="P4">
The current launch was the 27th mission of the year for SpaceX.</text:p>
      <text:p text:style-name="P4">
<text:span text:style-name="T4">
 Read also: </text:span>
 <text:a xlink:type="simple" xlink:href="https://www.ukrinform.ua/rubric-technology/3695722-starlink-uze-dostupnij-u-ponad-50-krainah.html" text:style-name="Internet_20_link" text:visited-style-name="Visited_20_Internet_20_Link">
<text:span text:style-name="T4">
 Starlink </text:span>
</text:a>
Starlink is a huge broadband SpaceX network. It is currently consistent with 4,000 operational satellites, but then their number may increase 40,000.</text:p>
      <text:p text:style-name="P4">
As reported by Ukrinform, SpaceX planned to launch a party of 46 online satellites of Starlink on April 25, but for two days in a row postponed launch for technical reasons.</text:p>
      <text:p text:style-name="P4">
News Source: <text:a xlink:type="simple" xlink:href="https://www.ukrinform.ua/rubric-technology/3701634-spacex-zapustila-na-orbitu-se-46-suputnikiv-starlink.html" text:style-name="Internet_20_link" text:visited-style-name="Visited_20_Internet_20_Link">
https://www.ukrinform.ua/rubric-technology/3701634-spacex-zapustila-na-orbitu-se-46-suputnikiv-starlink.html</text:a>
</text:p>
      <!--NEWS-->
      <text:h text:style-name="P10" text:outline-level="1">
<text:span text:style-name="T4">
In the Carpathian region, an earthquake was recorded</text:span>
</text:h>
      <text:p text:style-name="P4">
Authors: Ukrinform (Person)</text:p>
      <text:p text:style-name="P4">
Publisher: Укринформ (Organization)</text:p>
      <text:p text:style-name="P4">
Published Time: 2023-04-27T18:03:20+03:00</text:p>
      <text:p text:style-name="P4">
Modified Time: 2023-04-27T18:03:20+03:00</text:p>
      <text:p text:style-name="P4">
Description: In the Carpathian region near Yaremche, an earthquake of magnitude 2.2 was recorded on the Richter scale at a depth of 3 km. - Ukrinform.</text:p>
      <text:p text:style-name="P4">
Images: ["<text:a xlink:type="simple" xlink:href="https://static.ukrinform.com/photos/2020_05/thumb_files/630_360_1590641887-201.jpg" text:style-name="Internet_20_link" text:visited-style-name="Visited_20_Internet_20_Link">
630_360_15906...</text:a>
"]</text:p>
      <text:p text:style-name="P4">
Tags: ['Яремче', 'Прикарпаття', 'Землетрус']</text:p>
      <text:p text:style-name="P4">
Type: Article</text:p>
      <!--METADATA-->
      <text:p text:style-name="P4">
<draw:frame draw:style-name="fr1" draw:name="Image198" text:anchor-type="as-char" svg:width="6.9236in" svg:height="3.956343in" draw:z-index="0">
<draw:image xlink:href="../Images/yкринформ/2023-04-27T18-03-20-03-00/630_360_1590641887-201.jpg" xlink:type="simple" xlink:show="embed" xlink:actuate="onLoad" draw:mime-type="image/jpeg"/>
</draw:frame>
In the Carpathian region near Yaremche, an earthquake of magnitude 2.2 on a scale of 3 km was recorded.</text:p>
      <text:p text:style-name="P4">
About it in <text:a xlink:type="simple" xlink:href="https://www.facebook.com/gcsk.mcsm/posts/pfbid0SWPho2CxCCvEriwDHwZXamqtfvK1RudrdP5mcWYdZ17nsYPfxp3mWPByZrzvnAnpl" text:style-name="Internet_20_link" text:visited-style-name="Visited_20_Internet_20_Link">
</text:a>
The main control center reports, Ukrinform reports.</text:p>
      <text:p text:style-name="P4">
“April 27 2023 at 13:34:53(Kyiv time)The main center of specialized control registered an earthquake 7 km west of Yaremche, Ivano-Frankivsk region, magnitude 2.2(On the Richter scale)at a depth of 3km, ”the Center for Special Control said.</text:p>
      <text:p text:style-name="P4">
<text:span text:style-name="T4">
 Read also: </text:span>
 <text:a xlink:type="simple" xlink:href="https://www.ukrinform.ua/rubric-world/3701396-v-aponii-stavsa-potuznij-zemletrus.html" text:style-name="Internet_20_link" text:visited-style-name="Visited_20_Internet_20_Link">
<text:span text:style-name="T4">
 earthquake </text:span>
</text:a>
It is noted that the classification of the earthquake belongs to "barely tangible". The fluctuations are felt only by individual people who are in a quiet state of the room, especially on the upper floors.</text:p>
      <text:p text:style-name="P4">
Similar in force <text:a xlink:type="simple" xlink:href="https://www.ukrinform.ua/tag-zemletrus" text:style-name="Internet_20_link" text:visited-style-name="Visited_20_Internet_20_Link">
</text:a>
In this district, it was registered on April 12, 2023, with a magnitude 2.5.</text:p>
      <text:p text:style-name="P4">
News Source: <text:a xlink:type="simple" xlink:href="https://www.ukrinform.ua/rubric-regions/3701637-na-prikarpatti-zafiksuvali-zemletrus.html" text:style-name="Internet_20_link" text:visited-style-name="Visited_20_Internet_20_Link">
https://www.ukrinform.ua/rubric-regions/3701637-na-prikarpatti-zafiksuvali-zemletrus.html</text:a>
</text:p>
      <!--NEWS-->
      <text:h text:style-name="P10" text:outline-level="1">
<text:span text:style-name="T4">
In Donetsk, border guards knocked down two reconnaissance drones of Russians</text:span>
</text:h>
      <text:p text:style-name="P4">
Authors: Ukrinform (Person)</text:p>
      <text:p text:style-name="P4">
Publisher: Укринформ (Organization)</text:p>
      <text:p text:style-name="P4">
Published Time: 2023-04-27T18:03:51+03:00</text:p>
      <text:p text:style-name="P4">
Modified Time: 2023-04-27T18:03:51+03:00</text:p>
      <text:p text:style-name="P4">
Description: In the Donetsk region, the fighters of the State Border Service knocked out two enemy reconnaissance UAVs from small arms. - Ukrinform.</text:p>
      <text:p text:style-name="P4">
Images: ["<text:a xlink:type="simple" xlink:href="https://static.ukrinform.com/photos/2023_04/thumb_files/630_360_1682607810-200.jpg" text:style-name="Internet_20_link" text:visited-style-name="Visited_20_Internet_20_Link">
630_360_16826...</text:a>
"]</text:p>
      <text:p text:style-name="P4">
Tags: ['Безпілотник', 'Донеччина', 'Прикордонники', 'Війна з росією']</text:p>
      <text:p text:style-name="P4">
Type: Article</text:p>
      <!--METADATA-->
      <text:p text:style-name="P4">
<draw:frame draw:style-name="fr1" draw:name="Image199" text:anchor-type="as-char" svg:width="6.9236in" svg:height="3.956343in" draw:z-index="0">
<draw:image xlink:href="../Images/yкринформ/2023-04-27T18-03-51-03-00/630_360_1682607810-200.jpg" xlink:type="simple" xlink:show="embed" xlink:actuate="onLoad" draw:mime-type="image/jpeg"/>
</draw:frame>
In the Udonetsk region, the fighters of the State Border Service were beaten by two reconnaissance UAVs of the enemy.</text:p>
      <text:p text:style-name="P4">
As Ukrinform reports, it reports <text:a xlink:type="simple" xlink:href="https://dpsu.gov.ua/ua/news/na-donechchini-prikordonniki-zbili-dva-kopteri-okupantiv/" text:style-name="Internet_20_link" text:visited-style-name="Visited_20_Internet_20_Link">
</text:a>
"One" bird "was landed in Bakhmut, and the other air target was eliminated in a different direction within <text:a xlink:type="simple" xlink:href="https://www.ukrinform.ua/tag-doneccina" text:style-name="Internet_20_link" text:visited-style-name="Visited_20_Internet_20_Link">
</text:a>
. One of the extinguishers was equipped with an ammunition system, ”the message reads.</text:p>
      <text:p text:style-name="P4">
The SSSU noted that "having lost these drones, hostile forces, besides the weakening of the distinctive capabilities, lost the opportunity to strike from the air."</text:p>
      <text:p text:style-name="P4">
<text:span text:style-name="T4">
 Read also: </text:span>
 <text:a xlink:type="simple" xlink:href="https://www.ukrinform.ua/rubric-ato/3700666-zaluznij-pokazav-robotu-artrozvidnikiv-na-fronti.html" text:style-name="Internet_20_link" text:visited-style-name="Visited_20_Internet_20_Link">
<text:span text:style-name="T4">
 Zaluzhni </text:span>
</text:a>
As reported by Ukrinform, <text:a xlink:type="simple" xlink:href="https://www.ukrinform.ua/rubric-ato/3701285-v-ukraini-vze-likviduvali-188-920-rosijskih-vijskovih.html" text:style-name="Internet_20_link" text:visited-style-name="Visited_20_Internet_20_Link">
</text:a>
From April 24, 2022 to April 27, 2023, 188 thousand 920 Russian ashes were eliminated.</text:p>
      <text:p text:style-name="P4">
<text:span text:style-name="T5">
Foto: DPSU</text:span>
</text:p>
      <text:p text:style-name="P4">
News Source: <text:a xlink:type="simple" xlink:href="https://www.ukrinform.ua/rubric-ato/3701638-na-doneccini-prikordonniki-zbili-dva-rozviduvalni-droni-rosian.html" text:style-name="Internet_20_link" text:visited-style-name="Visited_20_Internet_20_Link">
https://www.ukrinform.ua/rubric-ato/3701638-na-doneccini-prikordonniki-zbili-dva-rozviduvalni-droni-rosian.html</text:a>
</text:p>
      <!--NEWS-->
      <text:h text:style-name="P10" text:outline-level="1">
<text:span text:style-name="T4">
The OP explained why Ukraine insists on the international model of the tribunal over the Russian Federation</text:span>
</text:h>
      <text:p text:style-name="P4">
Authors: Ukrinform (Person)</text:p>
      <text:p text:style-name="P4">
Publisher: Укринформ (Organization)</text:p>
      <text:p text:style-name="P4">
Published Time: 2023-04-27T18:05:33+03:00</text:p>
      <text:p text:style-name="P4">
Modified Time: 2023-04-27T18:05:33+03:00</text:p>
      <text:p text:style-name="P4">
Description: Ukraine stands for an international, not a hybrid tribunal model, which will allow the sentence to the leadership of Russia for the crime of aggression on behalf of the entire civilized world. - Ukrinform.</text:p>
      <text:p text:style-name="P4">
Images: ["<text:a xlink:type="simple" xlink:href="https://static.ukrinform.com/photos/2022_12/thumb_files/630_360_1670488988-713.jpg" text:style-name="Internet_20_link" text:visited-style-name="Visited_20_Internet_20_Link">
630_360_16704...</text:a>
"]</text:p>
      <text:p text:style-name="P4">
Tags: ['Трибунал', 'Офіс Президента', 'Андрій Смирнов']</text:p>
      <text:p text:style-name="P4">
Type: Article</text:p>
      <!--METADATA-->
      <text:p text:style-name="P4">
<draw:frame draw:style-name="fr1" draw:name="Image200" text:anchor-type="as-char" svg:width="6.9236in" svg:height="3.956343in" draw:z-index="0">
<draw:image xlink:href="../Images/yкринформ/2023-04-27T18-05-33-03-00/630_360_1670488988-713.jpg" xlink:type="simple" xlink:show="embed" xlink:actuate="onLoad" draw:mime-type="image/jpeg"/>
</draw:frame>
Ukraine is in the international rather than a hybrid tribunal model, which will allow the sentence to the leadership of Russia for the crime of aggression on behalf of a civilized world.</text:p>
      <text:p text:style-name="P4">
The deputy head of the Presidential Office Andriy Smirnov said this on an online meeting with deputies of the German Bundestag, Ukrinform reported.</text:p>
      <text:p text:style-name="P4">
"First of all, the international scenario of creating a tribunal will make it possible to give the Venramoputin and his associates not in the name of Ukraine, but on behalf of the whole civilized world.</text:p>
      <text:p text:style-name="P4">
<text:span text:style-name="T4">
 Read also: </text:span>
 <text:a xlink:type="simple" xlink:href="https://www.ukrinform.ua/rubric-ato/3700712-prezident-kozen-proav-teroru-rf-dodatkovi-argumenti-so-vse-mae-zaversitis-u-tribunali.html" text:style-name="Internet_20_link" text:visited-style-name="Visited_20_Internet_20_Link">
<text:span text:style-name="T4">
 tribunal </text:span>
</text:a>
He also emphasized that the creation of a hybrid tribunal will require a change in the Constitution of Ukraine, which, he said, could not be done during the state of military status.</text:p>
      <text:p text:style-name="P4">
The deputy head of the office of the Head of State said that Ukraine carefully studied the Nuremberg Tribunal and the Tokyo Process and that is why the international version of the tribunal is the most acceptable.</text:p>
      <text:p text:style-name="P4">
"We are died daily, torturing them every day, rape, illegal. We ask the whole world to wake up and act. We ask you to support the creation of an international tribunal that will force Russia to respond to Zlochin - aggression against our country," Smirnov said.</text:p>
      <text:p text:style-name="P4">
<text:span text:style-name="T4">
 Read also: </text:span>
 <text:a xlink:type="simple" xlink:href="https://www.ukrinform.ua/rubric-polytics/3700096-stefancuk-zaprosiv-vidvidati-ukrainu-vsih-hto-dosi-sumnivaetsa-v-neobhidnosti-tribunalu-dla-rf.html" text:style-name="Internet_20_link" text:visited-style-name="Visited_20_Internet_20_Link">
<text:span text:style-name="T4">
 tribunal </text:span>
</text:a>
As reported by Ukrinform, in September 2022, President Vladimir Zelensky has experienced a working group headed by OP Head Andriy Yermak, who processes the creation of a special tribunal to bring the Russian Federation to criminal responsibility for committing the crime of Ukraine. The creation of such a tribunal was supported by the Parliamentary Assembly of Europe, the European Parliament, the NATO Parliamentary Assembly, the OSCE Parliamentary Assembly and individual states.</text:p>
      <text:p text:style-name="P4">
Recently, the Western media appeared that the West allegedly considers the most realistic version of the hybrid tribunal to bring the reference of the Russian Federation. This tribunal can combine the jurisdiction of Ukraine and the process of international law.</text:p>
      <text:p text:style-name="P4">
News Source: <text:a xlink:type="simple" xlink:href="https://www.ukrinform.ua/rubric-polytics/3701639-v-op-poasnili-comu-ukraina-napolagae-na-miznarodnij-modeli-tribunalu-nad-rf.html" text:style-name="Internet_20_link" text:visited-style-name="Visited_20_Internet_20_Link">
https://www.ukrinform.ua/rubric-polytics/3701639-v-op-poasnili-comu-ukraina-napolagae-na-miznarodnij-modeli-tribunalu-nad-rf.html</text:a>
</text:p>
      <!--NEWS-->
      <text:h text:style-name="P10" text:outline-level="1">
<text:span text:style-name="T4">
14,000 Ukrainian military has been trained in Britain</text:span>
</text:h>
      <text:p text:style-name="P4">
Authors: Ukrinform (Person)</text:p>
      <text:p text:style-name="P4">
Publisher: Укринформ (Organization)</text:p>
      <text:p text:style-name="P4">
Published Time: 2023-04-27T18:06:00+03:00</text:p>
      <text:p text:style-name="P4">
Modified Time: 2023-04-27T18:06:00+03:00</text:p>
      <text:p text:style-name="P4">
Description: 14,000 Ukrainian military returned to defend their homeland after studying in the United Kingdom. - Ukrinform.</text:p>
      <text:p text:style-name="P4">
Images: ["<text:a xlink:type="simple" xlink:href="https://static.ukrinform.com/photos/2023_04/thumb_files/630_360_1682607912-267.jpg" text:style-name="Internet_20_link" text:visited-style-name="Visited_20_Internet_20_Link">
630_360_16826...</text:a>
"]</text:p>
      <text:p text:style-name="P4">
Tags: ['Британія', 'Україна', 'Військові навчання', 'Військові', 'Війна з росією']</text:p>
      <text:p text:style-name="P4">
Type: Article</text:p>
      <!--METADATA-->
      <text:p text:style-name="P4">
<draw:frame draw:style-name="fr1" draw:name="Image201" text:anchor-type="as-char" svg:width="6.9236in" svg:height="3.956343in" draw:z-index="0">
<draw:image xlink:href="../Images/yкринформ/2023-04-27T18-06-00-03-00/630_360_1682607912-267.jpg" xlink:type="simple" xlink:show="embed" xlink:actuate="onLoad" draw:mime-type="image/jpeg"/>
</draw:frame>
14,000 Ukrainian military returned to defend the Motherland after studying the Urban.</text:p>
      <text:p text:style-name="P4">
About this <text:a xlink:type="simple" xlink:href="https://hansard.parliament.uk/Commons/2023-04-27/debates/B057EB51-7DB4-4599-B6E8-0733A786D297/details" text:style-name="Internet_20_link" text:visited-style-name="Visited_20_Internet_20_Link">
</text:a>
Deputy Secretary of State of the Parliament of the United Kingdom and Northern Ireland for Defense, Veterans and Family Servicemen Andrew Merris, answering questions about Ukraine's loss of communities, Ukrinform reports.</text:p>
      <text:p text:style-name="P4">
"In total, 14,000 Ukrainian recruits have returned from the United Kingdom to protect their homeland ... In all aspects, high quality of training for Ukrainian soldiers provided by the UK armed forces and their nine other countries has proven efficiency in the battle against the Russian Merrison.</text:p>
      <text:p text:style-name="P4">
According to him, the United Kingdom will expand <text:a xlink:type="simple" xlink:href="https://www.ukrinform.ua/tag-vijskovi-navcanna" text:style-name="Internet_20_link" text:visited-style-name="Visited_20_Internet_20_Link">
</text:a>
In accordance with the requirements of Ukraine, including for pilots, sailors and marines. It is expected that this year the number of recruits who have been trained will reach 20 thousand people.</text:p>
      <text:p text:style-name="P4">
Merrison added that the International Fund for Ukraine, the creation of which is initiated, has already collected £ 520 million.</text:p>
      <text:p text:style-name="P4">
<text:span text:style-name="T4">
 Read also: </text:span>
 <text:a xlink:type="simple" xlink:href="https://www.ukrinform.ua/rubric-ato/3701011-instruktori-z-norvegii-navcaut-ukrainskih-novobranciv-zahopluvati-okopi.html" text:style-name="Internet_20_link" text:visited-style-name="Visited_20_Internet_20_Link">
</text:a>
"The United Kingdom will support Ukraine as much as it will be needed, and still £ 2.3 billion in Ukraine's military support," he assured.</text:p>
      <text:p text:style-name="P4">
As reported by Ukrinform, the high representative of the EU Josep Borrel said that <text:a xlink:type="simple" xlink:href="https://www.ukrinform.ua/rubric-ato/3698995-ponad-16-tisac-ukrainskih-vijskovih-projsli-navcanna-v-krainah-es-borrel.html" text:style-name="Internet_20_link" text:visited-style-name="Visited_20_Internet_20_Link">
</text:a>
<text:span text:style-name="T5">
Foto: Armyinform</text:span>
</text:p>
      <text:p text:style-name="P4">
News Source: <text:a xlink:type="simple" xlink:href="https://www.ukrinform.ua/rubric-ato/3701640-u-britanii-projsli-pidgotovku-vze-14-tisac-ukrainskih-vijskovih.html" text:style-name="Internet_20_link" text:visited-style-name="Visited_20_Internet_20_Link">
https://www.ukrinform.ua/rubric-ato/3701640-u-britanii-projsli-pidgotovku-vze-14-tisac-ukrainskih-vijskovih.html</text:a>
</text:p>
      <!--NEWS-->
      <text:h text:style-name="P10" text:outline-level="1">
<text:span text:style-name="T4">
Ukraine intends to cooperate with Lithuania in the management of infrastructure projects</text:span>
</text:h>
      <text:p text:style-name="P4">
Authors: Ukrinform (Person)</text:p>
      <text:p text:style-name="P4">
Publisher: Укринформ (Organization)</text:p>
      <text:p text:style-name="P4">
Published Time: 2023-04-27T18:09:56+03:00</text:p>
      <text:p text:style-name="P4">
Modified Time: 2023-04-27T18:09:56+03:00</text:p>
      <text:p text:style-name="P4">
Description: The State Agency for Infrastructure Restoration and Development will cooperate with the Central Lithuanian Project Management Agency for Experience and Expertise. - Ukrinform.</text:p>
      <text:p text:style-name="P4">
Images: ["<text:a xlink:type="simple" xlink:href="https://static.ukrinform.com/photos/2023_04/thumb_files/630_360_1682608037-842.jpg" text:style-name="Internet_20_link" text:visited-style-name="Visited_20_Internet_20_Link">
630_360_16826...</text:a>
"]</text:p>
      <text:p text:style-name="P4">
Tags: ['Литва', 'Мінінфраструктури', 'Агентство відновлення']</text:p>
      <text:p text:style-name="P4">
Type: Article</text:p>
      <!--METADATA-->
      <text:p text:style-name="P4">
<draw:frame draw:style-name="fr1" draw:name="Image202" text:anchor-type="as-char" svg:width="6.9236in" svg:height="3.956343in" draw:z-index="0">
<draw:image xlink:href="../Images/yкринформ/2023-04-27T18-09-56-03-00/630_360_1682608037-842.jpg" xlink:type="simple" xlink:show="embed" xlink:actuate="onLoad" draw:mime-type="image/jpeg"/>
</draw:frame>
The State Agency for the Recovery and Development of Infrastructure will cooperate with the Central Agency for the Lithuanian Protects to exchange experience and expertise.</text:p>
      <text:p text:style-name="P4">
This was reported in <text:a xlink:type="simple" xlink:href="https://www.facebook.com/agency.for.restoration/posts/pfbid0L5so3iohXViVzdWvU6cQv2z67suQxbgRTxcUE72PEvYqxepJycLoTEawAezvucrnl" text:style-name="Internet_20_link" text:visited-style-name="Visited_20_Internet_20_Link">
</text:a>
The chairman of the Agency of Mustafa Nayem Agency on the results of the meeting by the delegation of the Lithuanian Republic, Ukrinform reports.</text:p>
      <text:p text:style-name="P4">
“In Lithuania, an agency operates for 20 years that manages infrastructure projects. For us, a valuable experience in the European institution, which has a global understanding of the tabagical practice of implementing large -scale infrastructure. We are interested in integrating experience <text:a xlink:type="simple" xlink:href="https://www.ukrinform.ua/tag-litva" text:style-name="Internet_20_link" text:visited-style-name="Visited_20_Internet_20_Link">
</text:a>
According to the EU, given the European integration aspirations of our country, ”Nayem said.</text:p>
      <text:p text:style-name="P4">
According to him, in the next weeks it is planned to conduct the first online seminaries of Lithuanian experts on processes and procurement models in accordance with the EU, internal control and management of projects.</text:p>
      <text:p text:style-name="P4">
Another area of cooperation will be the development of typical pro -elastic solutions, which will help them to implement and adapt them to a specific region of the Tamayans.</text:p>
      <text:p text:style-name="P4">
<text:span text:style-name="T4">
 Read also: </text:span>
 <text:a xlink:type="simple" xlink:href="https://www.ukrinform.ua/rubric-vidbudova/3699325-agentstvo-vidnovlenna-i-korporacia-cdf-rozpocinaut-proekt-dla-polipsenna-logistiki-v-ukraini.html" text:style-name="Internet_20_link" text:visited-style-name="Visited_20_Internet_20_Link">
</text:a>
As reported, the United Nations Development Program(UNDP)In Ukraine, it will provide expert support for the State Agency for the restoration of infrastructure development in improving the transparency of reconstruction projects.</text:p>
      <text:p text:style-name="P4">
News Source: <text:a xlink:type="simple" xlink:href="https://www.ukrinform.ua/rubric-vidbudova/3701642-ukraina-mae-namir-spivpracuvati-z-litvou-v-upravlinni-infrastrukturnimi-proektami.html" text:style-name="Internet_20_link" text:visited-style-name="Visited_20_Internet_20_Link">
https://www.ukrinform.ua/rubric-vidbudova/3701642-ukraina-mae-namir-spivpracuvati-z-litvou-v-upravlinni-infrastrukturnimi-proektami.html</text:a>
</text:p>
      <!--NEWS-->
      <text:h text:style-name="P10" text:outline-level="1">
<text:span text:style-name="T4">
The Belsat TV MKIP and TV channel plan to counteract misinformation from Belarus and the Russian Federation jointly</text:span>
</text:h>
      <text:p text:style-name="P4">
Authors: Ukrinform (Person)</text:p>
      <text:p text:style-name="P4">
Publisher: Укринформ (Organization)</text:p>
      <text:p text:style-name="P4">
Published Time: 2023-04-27T18:11:00+03:00</text:p>
      <text:p text:style-name="P4">
Modified Time: 2023-04-27T18:11:00+03:00</text:p>
      <text:p text:style-name="P4">
Description: The MCIP head and representatives of the Polish TV channel "Belsat TV" discussed the directions of counteracting misinformation by the illegitimate power of Belarus and the aggressor country of Russia. - Ukrinform.</text:p>
      <text:p text:style-name="P4">
Images: ["<text:a xlink:type="simple" xlink:href="https://static.ukrinform.com/photos/2023_04/thumb_files/630_360_1682608182-419.jpg" text:style-name="Internet_20_link" text:visited-style-name="Visited_20_Internet_20_Link">
630_360_16826...</text:a>
", "<text:a xlink:type="simple" xlink:href="https://static.ukrinform.com/photos/2023_04/1682608183-621.jpg" text:style-name="Internet_20_link" text:visited-style-name="Visited_20_Internet_20_Link">
1682608183-62...</text:a>
", "<text:a xlink:type="simple" xlink:href="https://static.ukrinform.com/photos/2023_04/1682608183-919.jpg" text:style-name="Internet_20_link" text:visited-style-name="Visited_20_Internet_20_Link">
1682608183-91...</text:a>
"]</text:p>
      <text:p text:style-name="P4">
Tags: ['білорусь', 'Ткаченко', 'МКІП ']</text:p>
      <text:p text:style-name="P4">
Type: Article</text:p>
      <!--METADATA-->
      <text:p text:style-name="P4">
<draw:frame draw:style-name="fr1" draw:name="Image203" text:anchor-type="as-char" svg:width="6.9236in" svg:height="3.956343in" draw:z-index="0">
<draw:image xlink:href="../Images/yкринформ/2023-04-27T18-11-00-03-00/630_360_1682608182-419.jpg" xlink:type="simple" xlink:show="embed" xlink:actuate="onLoad" draw:mime-type="image/jpeg"/>
</draw:frame>
The head of the Polish TV TV TV TV channel discussed the directions of prodidia of misinformation by the illegitimate power of Belarus and aggressor countries.</text:p>
      <text:p text:style-name="P4">
The results of the meeting of the Minister of Culture and Information Policy of Oleksratkachenko with the delegation of Belsat TV reports <text:a xlink:type="simple" xlink:href="https://mkip.gov.ua/news/9048.html" text:style-name="Internet_20_link" text:visited-style-name="Visited_20_Internet_20_Link">
</text:a>
, reports Ukrinform.</text:p>
      <text:p text:style-name="P4">
<draw:frame draw:style-name="fr1" draw:name="Image204" text:anchor-type="as-char" svg:width="6.9236in" svg:height="4.615733in" draw:z-index="0">
<draw:image xlink:href="../Images/yкринформ/2023-04-27T18-11-00-03-00/1682608183-621.jpg" xlink:type="simple" xlink:show="embed" xlink:actuate="onLoad" draw:mime-type="image/jpeg"/>
</draw:frame>
"The parties discussed possible variants and ways of cooperation in the areas of anti -diabetes information, which is distributed by the illegitimate power of the Republicbiller and the aggressor country of the Russian Federation," the statement reads.</text:p>
      <text:p text:style-name="P4">
<text:span text:style-name="T4">
 Read also: </text:span>
 <text:a xlink:type="simple" xlink:href="https://www.ukrinform.ua/rubric-society/3700543-komisia-mkip-obstezila-se-dva-korpusi-kievopecerskoi-lavri.html" text:style-name="Internet_20_link" text:visited-style-name="Visited_20_Internet_20_Link">
<text:span text:style-name="T4">
 MKIP </text:span>
</text:a>
It is noted that the meeting was attended by the director of the TV TV TV Telewizja Polska S.A Agnieszka Romashevskaya-Guza, her deputy Alexeydikavitsky and the head of the representation of the TV channel in Ukraine Ilya Suzdalev.</text:p>
      <text:p text:style-name="P4">
<draw:frame draw:style-name="fr1" draw:name="Image205" text:anchor-type="as-char" svg:width="6.9236in" svg:height="4.615733in" draw:z-index="0">
<draw:image xlink:href="../Images/yкринформ/2023-04-27T18-11-00-03-00/1682608183-919.jpg" xlink:type="simple" xlink:show="embed" xlink:actuate="onLoad" draw:mime-type="image/jpeg"/>
</draw:frame>
At the same time, the MCIP reports that Belsat TV is part of the Public TV channel of the Republic of Poland. The channel was created in 2007 by Polish Tabilorian journalists who at that time could not carry out their professional activity in Belarus. From the first days of full -scale Russian coinage, the TV channel actively highlights the events in Ukraine, bringing the truth to their audience, the vast majority of which are struck by the Tabilorus Russians.</text:p>
      <text:p text:style-name="P4">
As reported by Ukrinform, Ukraine and the European Alliance will be planned to create a platform for the investigation of crimes of the Russian Federation, which will become one of the information of "Information Ramstin".</text:p>
      <text:p text:style-name="P4">
Photo: MKIP</text:p>
      <text:p text:style-name="P4">
News Source: <text:a xlink:type="simple" xlink:href="https://www.ukrinform.ua/rubric-society/3701644-mkip-i-telekanal-belsat-tv-planuut-spilno-protidiati-dezinformacii-z-boku-bilorusi-ta-rf.html" text:style-name="Internet_20_link" text:visited-style-name="Visited_20_Internet_20_Link">
https://www.ukrinform.ua/rubric-society/3701644-mkip-i-telekanal-belsat-tv-planuut-spilno-protidiati-dezinformacii-z-boku-bilorusi-ta-rf.html</text:a>
</text:p>
      <!--NEWS-->
      <text:h text:style-name="P10" text:outline-level="1">
<text:span text:style-name="T4">
Two crossings were restored in Kherson region through the Ingulets River</text:span>
</text:h>
      <text:p text:style-name="P4">
Authors: Ukrinform (Person)</text:p>
      <text:p text:style-name="P4">
Publisher: Укринформ (Organization)</text:p>
      <text:p text:style-name="P4">
Published Time: 2023-04-27T18:15:00+03:00</text:p>
      <text:p text:style-name="P4">
Modified Time: 2023-04-27T18:15:00+03:00</text:p>
      <text:p text:style-name="P4">
Description: In Kherson, two crossings were restored instead of the enemy destroyed - they built a bridge across the Ingulets River in the Kalinovsky community and a temporary bridge that connects the Great Alexandrovka and the White Well. - Ukrinform.</text:p>
      <text:p text:style-name="P4">
Images: ["<text:a xlink:type="simple" xlink:href="https://static.ukrinform.com/photos/2023_04/thumb_files/630_360_1682608751-834.jpg" text:style-name="Internet_20_link" text:visited-style-name="Visited_20_Internet_20_Link">
630_360_16826...</text:a>
", "<text:a xlink:type="simple" xlink:href="https://static.ukrinform.com/photos/2023_04/1682608751-154.jpg" text:style-name="Internet_20_link" text:visited-style-name="Visited_20_Internet_20_Link">
1682608751-15...</text:a>
", "<text:a xlink:type="simple" xlink:href="https://static.ukrinform.com/photos/2023_04/1682608751-303.jpg" text:style-name="Internet_20_link" text:visited-style-name="Visited_20_Internet_20_Link">
1682608751-30...</text:a>
"]</text:p>
      <text:p text:style-name="P4">
Tags: ['Херсонщина', 'Міст', 'Відбудова']</text:p>
      <text:p text:style-name="P4">
Type: Article</text:p>
      <!--METADATA-->
      <text:p text:style-name="P4">
<draw:frame draw:style-name="fr1" draw:name="Image206" text:anchor-type="as-char" svg:width="6.9236in" svg:height="3.956343in" draw:z-index="0">
<draw:image xlink:href="../Images/yкринформ/2023-04-27T18-15-00-03-00/630_360_1682608751-834.jpg" xlink:type="simple" xlink:show="embed" xlink:actuate="onLoad" draw:mime-type="image/jpeg"/>
</draw:frame>
Nakherson region restored two crossings instead of the enemy destroyed - a constructed through the Ingulen River in the Kaliniv community and a temporary bridge, which combines the Great Alexandrovka and the White Well.</text:p>
      <text:p text:style-name="P4">
As Ukrinform reports, it reports in <text:a xlink:type="simple" xlink:href="https://www.facebook.com/alexandr.prokudin.7/posts/pfbid0JMJ1V4hGVifzJVRpYRNLmf2dYHNnoA65ykJrjkQA5gBZkGVyVBQhoH7DBSdNANRhl" text:style-name="Internet_20_link" text:visited-style-name="Visited_20_Internet_20_Link">
</text:a>
Head of the Kherson Regional Military Administration Alexander Proudin.</text:p>
      <text:p text:style-name="P4">
“We restore Kherson region together. Thanks to the servicemen of the State Specialist Transport Service of the Ministry of Defense and specialists of the State Administration "Local Dear Dear" we have two more crossings, " - the message reads.</text:p>
      <text:p text:style-name="P4">
In particular, it's <text:a xlink:type="simple" xlink:href="https://www.ukrinform.ua/tag-mist" text:style-name="Internet_20_link" text:visited-style-name="Visited_20_Internet_20_Link">
</text:a>
Through the Ingulen River UKaliniv community. According to Proudin, due to the destruction of this cross -rise of the village of the Testament, they were actually "cut off" from other settlements of the community. In order to get to the neighboring villages, the road to which was previously occupied by minutes, people had to go by a detour.</text:p>
      <text:p text:style-name="P4">
<draw:frame draw:style-name="fr1" draw:name="Image207" text:anchor-type="as-char" svg:width="6.9236in" svg:height="5.1927in" draw:z-index="0">
<draw:image xlink:href="../Images/yкринформ/2023-04-27T18-15-00-03-00/1682608751-154.jpg" xlink:type="simple" xlink:show="embed" xlink:actuate="onLoad" draw:mime-type="image/jpeg"/>
</draw:frame>
It took less than four months to build a modern bridge on the site of the mountain of stones that the Russians left themselves.</text:p>
      <text:p text:style-name="P4">
<text:span text:style-name="T4">
 Read also: </text:span>
 <text:a xlink:type="simple" xlink:href="https://www.ukrinform.ua/rubric-regions/3700560-na-kiivsini-vidnovili-ruh-pontonnou-perepravou-do-ivankova.html" text:style-name="Internet_20_link" text:visited-style-name="Visited_20_Internet_20_Link">
<text:span text:style-name="T4">
 Ponton </text:span>
</text:a>
"Money for rebuilding was attracted by the United Priority Fandexing Platform and its Dononor LLC" Avt Bavaria Ukraine "," said the head of the OVA.</text:p>
      <text:p text:style-name="P4">
<draw:frame draw:style-name="fr1" draw:name="Image208" text:anchor-type="as-char" svg:width="6.9236in" svg:height="5.1927in" draw:z-index="0">
<draw:image xlink:href="../Images/yкринформ/2023-04-27T18-15-00-03-00/1682608751-303.jpg" xlink:type="simple" xlink:show="embed" xlink:actuate="onLoad" draw:mime-type="image/jpeg"/>
</draw:frame>
They also built a temporary bridge through Ingulets, which connects the Greater Alexandrovka and the White Well. The new crossing has one lane, and movement can be reversed. It is emphasized that it is only temporary. The reconstruction of the destroyed bridge will begin soon, the contractors will arrange a construction site to start work.</text:p>
      <text:p text:style-name="P4">
As reported by Ukrinform, <text:a xlink:type="simple" xlink:href="https://www.ukrinform.ua/rubric-vidbudova/3695526-na-hersonsini-zaversuut-se-odin-timcasovij-mist-cerez-ricku-ingulec.html" text:style-name="Internet_20_link" text:visited-style-name="Visited_20_Internet_20_Link">
</text:a>
that connects the village of Kalinovske and the village of Krasnoyubetsk, instead of the Russian bridge.</text:p>
      <text:p text:style-name="P4">
Another temporary bridge across the Ingulets River is also equipped. Is located on the road O220419 Shostako - Old Sill(km 2 + 900).</text:p>
      <text:p text:style-name="P4">
Photo: Alexander Proudin</text:p>
      <text:p text:style-name="P4">
News Source: <text:a xlink:type="simple" xlink:href="https://www.ukrinform.ua/rubric-vidbudova/3701651-na-hersonsini-vidnovili-dvi-perepravi-cerez-ricku-ingulec.html" text:style-name="Internet_20_link" text:visited-style-name="Visited_20_Internet_20_Link">
https://www.ukrinform.ua/rubric-vidbudova/3701651-na-hersonsini-vidnovili-dvi-perepravi-cerez-ricku-ingulec.html</text:a>
</text:p>
      <!--NEWS-->
      <text:h text:style-name="P10" text:outline-level="1">
<text:span text:style-name="T4">
On May 17, the Kiev Opera starts a series of concerts "Titans of Contemporary Ukrainian Music"</text:span>
</text:h>
      <text:p text:style-name="P4">
Authors: Ukrinform (Person)</text:p>
      <text:p text:style-name="P4">
Publisher: Укринформ (Organization)</text:p>
      <text:p text:style-name="P4">
Published Time: 2023-04-27T18:15:52+03:00</text:p>
      <text:p text:style-name="P4">
Modified Time: 2023-04-27T18:15:52+03:00</text:p>
      <text:p text:style-name="P4">
Description: The Kiev Opera (Kyiv Municipal Academic Opera and Ballet Theater for Children and Youth) from May 17 to May 19 will take place concerts of Aviator and singers Victor Pavlik and Maria Burmaki. - Ukrinform.</text:p>
      <text:p text:style-name="P4">
Images: ["<text:a xlink:type="simple" xlink:href="https://static.ukrinform.com/photos/2023_04/thumb_files/630_360_1682608457-585.jpg" text:style-name="Internet_20_link" text:visited-style-name="Visited_20_Internet_20_Link">
630_360_16826...</text:a>
"]</text:p>
      <text:p text:style-name="P4">
Tags: ['Концерт', 'Музика', 'Опера', 'Київ']</text:p>
      <text:p text:style-name="P4">
Type: Article</text:p>
      <!--METADATA-->
      <text:p text:style-name="P4">
<draw:frame draw:style-name="fr1" draw:name="Image209" text:anchor-type="as-char" svg:width="6.9236in" svg:height="3.956343in" draw:z-index="0">
<draw:image xlink:href="../Images/yкринформ/2023-04-27T18-15-52-03-00/630_360_1682608457-585.jpg" xlink:type="simple" xlink:show="embed" xlink:actuate="onLoad" draw:mime-type="image/jpeg"/>
</draw:frame>
UKIiv Opera(Kiev Municipal Academic Opera and Ballet Theater for Children and Youth)From May 17 to May 19, concerts of Aviator Taspovak Victor Pavlik and Maria Burmaky will take place.</text:p>
      <text:p text:style-name="P4">
This is stated by the press release, which was provided by the press service of the Kiev Opera.</text:p>
      <text:p text:style-name="P4">
"Before a full -scale invasion, each of these artists was unique in their music niche, and since February 24, 2022, each of them was defense of their country on the music" Front ", - said in the release.</text:p>
      <text:p text:style-name="P4">
It is reported that the cycle <text:a xlink:type="simple" xlink:href="https://www.ukrinform.ua/tag-koncert" text:style-name="Internet_20_link" text:visited-style-name="Visited_20_Internet_20_Link">
</text:a>
On May 17, Aviator will open, the next day will sing Maria Burmak, and on May 19 -Victor Pavlik. The performances will take place on the "scene" of the theater.</text:p>
      <text:p text:style-name="P4">
<text:span text:style-name="T4">
 Read also: </text:span>
 <text:a xlink:type="simple" xlink:href="https://www.ukrinform.ua/rubric-culture/3701108-u-nacionalnij-filarmonii-vidbudetsa-koncert-simfonia-krimu-povernenna.html" text:style-name="Internet_20_link" text:visited-style-name="Visited_20_Internet_20_Link">
<text:span text:style-name="T4">
 concert </text:span>
</text:a>
"In acoustic solo concerts, the musicians will perform both loud hits of the Zlov repertoire and recent premieres," the Kiev Opera informs.</text:p>
      <text:p text:style-name="P4">
As reported by Ukrinform, in Kharkiv on April 13 <text:a xlink:type="simple" xlink:href="https://www.ukrinform.ua/rubric-culture/3695795-u-harkovi-rozpocavsa-festival-klasicnoi-muziki.html" text:style-name="Internet_20_link" text:visited-style-name="Visited_20_Internet_20_Link">
</text:a>
. The festival events will last until June 30.</text:p>
      <text:p text:style-name="P4">
News Source: <text:a xlink:type="simple" xlink:href="https://www.ukrinform.ua/rubric-culture/3701647-u-kiivskij-operi-17-travna-startue-cikl-koncertiv-titani-sucasnoi-ukrainskoi-muziki.html" text:style-name="Internet_20_link" text:visited-style-name="Visited_20_Internet_20_Link">
https://www.ukrinform.ua/rubric-culture/3701647-u-kiivskij-operi-17-travna-startue-cikl-koncertiv-titani-sucasnoi-ukrainskoi-muziki.html</text:a>
</text:p>
      <!--NEWS-->
      <text:h text:style-name="P10" text:outline-level="1">
<text:span text:style-name="T4">
In Kiev, they were given 11 years in prison to a woman who threw out from the window of the eighth floor of a three -year -old son</text:span>
</text:h>
      <text:p text:style-name="P4">
Authors: Ukrinform (Person)</text:p>
      <text:p text:style-name="P4">
Publisher: Укринформ (Organization)</text:p>
      <text:p text:style-name="P4">
Published Time: 2023-04-27T18:17:49+03:00</text:p>
      <text:p text:style-name="P4">
Modified Time: 2023-04-27T18:17:49+03:00</text:p>
      <text:p text:style-name="P4">
Description: In Kiev, a woman who threw her three -year -old child from the window of the eighth floor was sentenced to 11 years in prison. - Ukrinform.</text:p>
      <text:p text:style-name="P4">
Images: ["<text:a xlink:type="simple" xlink:href="https://static.ukrinform.com/photos/2018_01/thumb_files/630_360_1515506864-9820.jpg" text:style-name="Internet_20_link" text:visited-style-name="Visited_20_Internet_20_Link">
630_360_15155...</text:a>
"]</text:p>
      <text:p text:style-name="P4">
Tags: ['Діти', 'Суд', 'Київ']</text:p>
      <text:p text:style-name="P4">
Type: Article</text:p>
      <!--METADATA-->
      <text:p text:style-name="P4">
<draw:frame draw:style-name="fr1" draw:name="Image210" text:anchor-type="as-char" svg:width="6.9236in" svg:height="3.956343in" draw:z-index="0">
<draw:image xlink:href="../Images/yкринформ/2023-04-27T18-17-49-03-00/630_360_1515506864-9820.jpg" xlink:type="simple" xlink:show="embed" xlink:actuate="onLoad" draw:mime-type="image/jpeg"/>
</draw:frame>
In Kiev, 11 years in prison sentenced a woman who threw her three -year -old child out of the window of the eight however.</text:p>
      <text:p text:style-name="P4">
As Ukrinform reports, it reports <text:a xlink:type="simple" xlink:href="https://www.gp.gov.ua/ua/posts/do-11-rokiv-za-gratami-zasudzeno-zinku-yaka-vikinula-z-vikna-vosmogo-poverxu-svoyu-3-ricnu-ditinu" text:style-name="Internet_20_link" text:visited-style-name="Visited_20_Internet_20_Link">
</text:a>
.</text:p>
      <text:p text:style-name="P4">
With the support of public prosecution by juvenile prosecutors of the Dnieper Prosecutor's Office of Kyiv, a resident of the capital was sentenced to committed to the end of the general murder of a young child(Part 2 of Art. 15, paragraph 2 of Part 2 of Art. 115 Criminal Code of Ukraine).</text:p>
      <text:p text:style-name="P4">
Їй призначено покарання – 11 років позбавлення волі.</text:p>
      <text:p text:style-name="P4">
<text:span text:style-name="T4">
Читайте також:</text:span>
 <text:a xlink:type="simple" xlink:href="https://www.ukrinform.ua/rubric-kyiv/3670771-vinuvatca-smertelnoi-dtp-bila-sky-mall-u-kievi-zasudili-do-10-rokiv-uvaznenna-prokuratura.html" text:style-name="Internet_20_link" text:visited-style-name="Visited_20_Internet_20_Link">
 <text:span text:style-name="T4">
Києві</text:span>
 <text:span text:style-name="T4">
засудили</text:span>
 </text:a>
Prosecutors in court proved that in January 2021 he was accused after a quarrel with a civilian man, opened a window in the apartment and began to throw away the eighth floor of things.</text:p>
      <text:p text:style-name="P4">
Immediately afterwards, the woman took her three -year -old son, and came to the window open, bent the body of a young child through the windowsill.</text:p>
      <text:p text:style-name="P4">
As a result of such actions, the boy fell from the eighth floor to the ground and sustained injuries.</text:p>
      <text:p text:style-name="P4">
Due to the timely response of law enforcement, doctors and witnesses, the life of the life was saved.</text:p>
      <text:p text:style-name="P4">
<text:span text:style-name="T4">
 Read also: </text:span>
 <text:a xlink:type="simple" xlink:href="https://www.ukrinform.ua/rubric-ato/3701006-do-15-rokiv-zasudili-podruzza-ake-zlivalo-vorogu-dani-pro-zsu-na-bahmutskomu-napramku.html" text:style-name="Internet_20_link" text:visited-style-name="Visited_20_Internet_20_Link">
<text:span text:style-name="T4">
 sentenced </text:span>
</text:a>
In court, she denied her guilt and explained that the boy seemed to fall out of the window. However, the court questioned a number of witnesses whose testimony refuted the accused.</text:p>
      <text:p text:style-name="P4">
The expertise conducted by the woman is recognized as convicted.</text:p>
      <text:p text:style-name="P4">
Prior to the entry into force of the court, the court left the accused measure of detention in custody.</text:p>
      <text:p text:style-name="P4">
The injured boy is under the care of his relatives, he is in a satisfactory condition.</text:p>
      <text:p text:style-name="P4">
As reported by Ukrinform, in April in Vinnytsia region, a33-year-old woman, suspected of killing a three-month-old baby, was taken into custody.</text:p>
      <text:p text:style-name="P4">
News Source: <text:a xlink:type="simple" xlink:href="https://www.ukrinform.ua/rubric-kyiv/3701649-u-kievi-dali-11-rokiv-vaznici-zinci-aka-vikinula-z-vikna-vosmogo-poverhu-triricnogo-sina.html" text:style-name="Internet_20_link" text:visited-style-name="Visited_20_Internet_20_Link">
https://www.ukrinform.ua/rubric-kyiv/3701649-u-kievi-dali-11-rokiv-vaznici-zinci-aka-vikinula-z-vikna-vosmogo-poverhu-triricnogo-sina.html</text:a>
</text:p>
      <!--NEWS-->
      <text:h text:style-name="P10" text:outline-level="1">
<text:span text:style-name="T4">
The MKIP commission inspected three more buildings of the Kiev-Pechersk Lavra</text:span>
</text:h>
      <text:p text:style-name="P4">
Authors: Ukrinform (Person)</text:p>
      <text:p text:style-name="P4">
Publisher: Укринформ (Organization)</text:p>
      <text:p text:style-name="P4">
Published Time: 2023-04-27T18:20:00+03:00</text:p>
      <text:p text:style-name="P4">
Modified Time: 2023-04-27T18:20:00+03:00</text:p>
      <text:p text:style-name="P4">
Description: On April 27, the Commission of the Ministry of Culture and Information Policy continued on April 27 the premises of the National Reserve of the Kyiv-Pechersk Lavra. - Ukrinform.</text:p>
      <text:p text:style-name="P4">
Images: ["<text:a xlink:type="simple" xlink:href="https://static.ukrinform.com/photos/2021_04/thumb_files/630_360_1618812805-889.jpg" text:style-name="Internet_20_link" text:visited-style-name="Visited_20_Internet_20_Link">
630_360_16188...</text:a>
"]</text:p>
      <text:p text:style-name="P4">
Tags: ['Київська Лавра', 'перевірки', 'МКІП ']</text:p>
      <text:p text:style-name="P4">
Type: Article</text:p>
      <!--METADATA-->
      <text:p text:style-name="P4">
<draw:frame draw:style-name="fr1" draw:name="Image211" text:anchor-type="as-char" svg:width="6.9236in" svg:height="3.956343in" draw:z-index="0">
<draw:image xlink:href="../Images/yкринформ/2023-04-27T18-20-00-03-00/630_360_1618812805-889.jpg" xlink:type="simple" xlink:show="embed" xlink:actuate="onLoad" draw:mime-type="image/jpeg"/>
</draw:frame>
On April 27, the Commission of the Ministry of Culture and Information Policy continued on April 27, the National Reserve of the Kyiv-Pechersk Lavra National Reserve.</text:p>
      <text:p text:style-name="P4">
According to Ukrinform, the MKIP reports in <text:a xlink:type="simple" xlink:href="https://t.me/mkipu/5801" text:style-name="Internet_20_link" text:visited-style-name="Visited_20_Internet_20_Link">
</text:a>
.</text:p>
      <text:p text:style-name="P4">
The Commission on Acceptance-Transfer of State Property of the National Reserve "Kyiv-Pechersk Lavra" inspected the monuments: Hospine and Office House(Corps54)- Monument of local architecture(The total area of 1684.9 square meters. m.); Corps 56 - Monument of National Security Architecture(The total area of 1236.7 square meters. m.); The cells of the hospitable yard(Corps 57)- local -value architecture monument, with a total area of 1765.4 square meters. m.</text:p>
      <text:p text:style-name="P4">
The MKIP reminded that all these monuments are components of the World Heritage Site <text:a xlink:type="simple" xlink:href="https://www.ukrinform.ua/tag-unesko" text:style-name="Internet_20_link" text:visited-style-name="Visited_20_Internet_20_Link">
</text:a>
.</text:p>
      <text:p text:style-name="P4">
<text:span text:style-name="T4">
 Read also: </text:span>
 <text:a xlink:type="simple" xlink:href="https://www.ukrinform.ua/rubric-culture/3694946-u-lavri-zafiksuvali-rujnuvanna-knizkovogo-skladu-akij-buv-u-koristuvanni-upc-mp-tkacenko.html" text:style-name="Internet_20_link" text:visited-style-name="Visited_20_Internet_20_Link">
<text:span text:style-name="T4">
 Lavri </text:span>
 <text:span text:style-name="T4">
 fixed </text:span>
 <text:span text:style-name="T4">
 Destruction </text:span>
 <text:span text:style-name="T4">
 Book </text:span>
<text:span text:style-name="T5">
 composition </text:span>
<text:span text:style-name="T5">
 </text:span>
<text:span text:style-name="T5">
 </text:span>
<text:span text:style-name="T5">
 What </text:span>
<text:span text:style-name="T5">
 </text:span>
<text:span text:style-name="T5">
 was </text:span>
<text:span text:style-name="T5">
 </text:span>
<text:span text:style-name="T5">
 </text:span>
<text:span text:style-name="T5">
 </text:span>
<text:span text:style-name="T5">
 </text:span>
<text:span text:style-name="T5">
 </text:span>
<text:span text:style-name="T5">
 </text:span>
<text:span text:style-name="T5">
 </text:span>
<text:span text:style-name="T5">
 UOC </text:span>
<text:span text:style-name="T5">
 </text:span>
<text:span text:style-name="T5">
 Tkachenko </text:span>
*</text:a>
"At the same time, the representatives of the monastery got acquainted with the decision of the economic conviction of Kiev to ban the obstruction of the commission," - said in the MKIP.</text:p>
      <text:p text:style-name="P4">
According to Ukrinform, the National Reserve "Kyiv-Pechersk Lavra" announced the termination of the lease with the Ukrainian Orthodox Church of the Moscow Patriarchate from March 29, 2023, but for a long time the unknown persons closed the laurel premises from the inside and hindered the commencement of the Commission.</text:p>
      <text:p text:style-name="P4">
News Source: <text:a xlink:type="simple" xlink:href="https://www.ukrinform.ua/rubric-society/3701657-komisia-mkip-oglanula-se-tri-korpusi-kievopecerskoi-lavri.html" text:style-name="Internet_20_link" text:visited-style-name="Visited_20_Internet_20_Link">
https://www.ukrinform.ua/rubric-society/3701657-komisia-mkip-oglanula-se-tri-korpusi-kievopecerskoi-lavri.html</text:a>
</text:p>
      <!--NEWS-->
      <text:h text:style-name="P10" text:outline-level="1">
<text:span text:style-name="T4">
The Ministry of Defense plans to translate the military commissions to work with electronic branches-painter</text:span>
</text:h>
      <text:p text:style-name="P4">
Authors: Ukrinform (Person)</text:p>
      <text:p text:style-name="P4">
Publisher: Укринформ (Organization)</text:p>
      <text:p text:style-name="P4">
Published Time: 2023-04-27T18:24:32+03:00</text:p>
      <text:p text:style-name="P4">
Modified Time: 2023-04-27T18:24:32+03:00</text:p>
      <text:p text:style-name="P4">
Description: The Ministry of Defense of Ukraine plans to transfer the military-doctor commissions to work with electronic queues. - Ukrinform.</text:p>
      <text:p text:style-name="P4">
Images: ["<text:a xlink:type="simple" xlink:href="https://static.ukrinform.com/photos/2023_04/thumb_files/630_360_1682608936-362.jpg" text:style-name="Internet_20_link" text:visited-style-name="Visited_20_Internet_20_Link">
630_360_16826...</text:a>
"]</text:p>
      <text:p text:style-name="P4">
Tags: ['Міноборони', 'Ганна Маляр', 'ВЛК']</text:p>
      <text:p text:style-name="P4">
Type: Article</text:p>
      <!--METADATA-->
      <text:p text:style-name="P4">
<draw:frame draw:style-name="fr1" draw:name="Image212" text:anchor-type="as-char" svg:width="6.9236in" svg:height="3.956343in" draw:z-index="0">
<draw:image xlink:href="../Images/yкринформ/2023-04-27T18-24-32-03-00/630_360_1682608936-362.jpg" xlink:type="simple" xlink:show="embed" xlink:actuate="onLoad" draw:mime-type="image/jpeg"/>
</draw:frame>
The Ministry of Defense of Ukraine plans to transfer the Military Medical Commissions of Electronic Turks.</text:p>
      <text:p text:style-name="P4">
According to Ukrinform, it was discussed at a meeting of representatives of the Ministry of Defense by the general figures and volunteers of the medical sphere, wrote in <text:a xlink:type="simple" xlink:href="https://t.me/annamaliar/673" text:style-name="Internet_20_link" text:visited-style-name="Visited_20_Internet_20_Link">
</text:a>
Deputy Minister of Defense of Ukraine Hannamaars.</text:p>
      <text:p text:style-name="P4">
According to her, at the meeting, volunteers voiced some specific cases of individual performance by individuals in the field of provision <text:a xlink:type="simple" xlink:href="https://www.ukrinform.ua/tag-vijskovi" text:style-name="Internet_20_link" text:visited-style-name="Visited_20_Internet_20_Link">
</text:a>
. Defense Minister Alexei Reznikov instructed to check all these cases and take appropriate measures.</text:p>
      <text:p text:style-name="P4">
The meeting also talked about the work of the military medical commissions. According to the master, a lot is done right now. In particular, the scale of the VLK network, the number of military medical commissions was expanded by their creation of civilian hospitals. Electronic Document Product Projects have been launched and a digital product such as an electronic queue has been developed.</text:p>
      <text:p text:style-name="P4">
"Currently, the five cities of Ukraine are referred to in which the most downloaded military-medical commissions-Kharkiv, Lviv, Kiev, Vinnitsa and Odessa. In the nearest plans, to translate all military-medical commissions to work with electronic queues," the painter said.</text:p>
      <text:p text:style-name="P4">
<text:span text:style-name="T4">
 Read also: </text:span>
 <text:a xlink:type="simple" xlink:href="https://www.ukrinform.ua/rubric-society/3697622-vijskovolikarski-komisii-pracuvatimut-u-civilnih-medzakladah-za-programou-medgarantij-moz.html" text:style-name="Internet_20_link" text:visited-style-name="Visited_20_Internet_20_Link">
</text:a>
The meeting was attended by more than 20 people, including: Julia Tyra Paevskaya(military personnel, paramedic, volunteer and volunteer), Olga Guzhva(Public figure and founder of the NGO AST)And Gannyboroda(Patriot All -Ukrainian Union), Sergey Babayev(the chief organization "Union of ATO Veterans"), Pavel Fedorov(Director of the Community Union "Consortium of Veterans' Organizations of the East"), Olga Tsukanova(Head of the Public Council of Belotserkivshchyna), Love Galan(representative of NGO “Principle”).</text:p>
      <text:p text:style-name="P4">
Громадські діячі та волонтери запропонували створити постійно діючу групу длясистемної комунікації та спільні роботи. Маляр наголосила, що Міноборонипідтримує цю пропозицію.</text:p>
      <text:p text:style-name="P4">
<text:span text:style-name="T4">
Читайте також:</text:span>
 <text:a xlink:type="simple" xlink:href="https://www.ukrinform.ua/rubric-society/3697552-meddopomoga-vijskovim-ak-virisiti-mizvidomci-problemi.html" text:style-name="Internet_20_link" text:visited-style-name="Visited_20_Internet_20_Link">
 </text:a>
</text:p>
      <text:p text:style-name="P4">
News Source: <text:a xlink:type="simple" xlink:href="https://www.ukrinform.ua/rubric-society/3701652-minoboroni-planue-perevesti-vijskovolikarski-komisii-na-robotu-z-elektronnimi-cergami-malar.html" text:style-name="Internet_20_link" text:visited-style-name="Visited_20_Internet_20_Link">
https://www.ukrinform.ua/rubric-society/3701652-minoboroni-planue-perevesti-vijskovolikarski-komisii-na-robotu-z-elektronnimi-cergami-malar.html</text:a>
</text:p>
      <!--NEWS-->
      <text:h text:style-name="P10" text:outline-level="1">
<text:span text:style-name="T4">
In the Grishko Botshi District Botshad on weekends will be trained in mine safety</text:span>
</text:h>
      <text:p text:style-name="P4">
Authors: Ukrinform (Person)</text:p>
      <text:p text:style-name="P4">
Publisher: Укринформ (Organization)</text:p>
      <text:p text:style-name="P4">
Published Time: 2023-04-27T18:26:03+03:00</text:p>
      <text:p text:style-name="P4">
Modified Time: 2023-04-27T18:26:03+03:00</text:p>
      <text:p text:style-name="P4">
Description: In Kiev on April 29 - 30, in the Grishko Botanical Garden will be trained in mine safety and the basics of first aid. - Ukrinform.</text:p>
      <text:p text:style-name="P4">
Images: ["<text:a xlink:type="simple" xlink:href="https://static.ukrinform.com/photos/2023_04/thumb_files/630_360_1682609080-407.jpg" text:style-name="Internet_20_link" text:visited-style-name="Visited_20_Internet_20_Link">
630_360_16826...</text:a>
"]</text:p>
      <text:p text:style-name="P4">
Tags: ['КМДА', 'Міна', 'Київ', 'Безпека']</text:p>
      <text:p text:style-name="P4">
Type: Article</text:p>
      <!--METADATA-->
      <text:p text:style-name="P4">
<draw:frame draw:style-name="fr1" draw:name="Image213" text:anchor-type="as-char" svg:width="6.9236in" svg:height="3.956343in" draw:z-index="0">
<draw:image xlink:href="../Images/yкринформ/2023-04-27T18-26-03-03-00/630_360_1682609080-407.jpg" xlink:type="simple" xlink:show="embed" xlink:actuate="onLoad" draw:mime-type="image/jpeg"/>
</draw:frame>
In Kiev, April 29-30, in the Grishko Botanical Garden will be taught mine safety and first aid.</text:p>
      <text:p text:style-name="P4">
According to Ukrinform, the Kyiv City State Administration reports <text:a xlink:type="simple" xlink:href="https://t.me/KyivCityOfficial/6553" text:style-name="Internet_20_link" text:visited-style-name="Visited_20_Internet_20_Link">
</text:a>
.</text:p>
      <text:p text:style-name="P4">
The Kyiv City Organization of the Red Cross of Ukraine organizes the information educational action.</text:p>
      <text:p text:style-name="P4">
Within two days from 10:30 to 2:00 pm on the central alley, the park will work, where experts will tell, in particular, about first aid-how to assist in postponing or bleeding, about cardiopulmonary resuscitation, assistance to the victim's storage. They will learn mine safety - how to behave <text:a xlink:type="simple" xlink:href="https://www.ukrinform.ua/tag-vibuhivka" text:style-name="Internet_20_link" text:visited-style-name="Visited_20_Internet_20_Link">
</text:a>
They have devices and a view. They will talk about the safe handling of homework. Will provide psychosocial support. The special location "Children's Academy of First Aid" will also work.</text:p>
      <text:p text:style-name="P4">
<text:span text:style-name="T4">
 Read also: </text:span>
 <text:a xlink:type="simple" xlink:href="https://www.ukrinform.ua/rubric-kyiv/3700130-spravzni-pricini-vijni-abo-ak-pracue-rospropaganda-u-kievi-vidrili-interaktivnu-vistavku.html" text:style-name="Internet_20_link" text:visited-style-name="Visited_20_Internet_20_Link">
<text:span text:style-name="T4">
 real </text:span>
 <text:span text:style-name="T4">
 Causes </text:span>
 <text:span text:style-name="T4">
 wars </text:span>
 <text:span text:style-name="T4">
 </text:span>
 or <text:span text:style-name="T4">
 </text:span>
 work <text:span text:style-name="T4">
<text:span text:style-name="T5">
* Rospropaganda </text:span>
* </text:span>
 <text:span text:style-name="T4">
 Kiev </text:span>
 <text:span text:style-name="T4">
 </text:span>
 Discharged <text:span text:style-name="T4">
 </text:span>
 <text:span text:style-name="T4">
 </text:span>
 <text:span text:style-name="T4">
 Interactive </text:span>
 <text:span text:style-name="T4">
 Exhibition </text:span>
</text:a>
"The young guests will entertain animators, work areas of various creative workshops and aquagrime. Also planned bubble show," - added VKDA.</text:p>
      <text:p text:style-name="P4">
As reported by Ukrinform, the Ministry of Reintegration of Temporarily -Coiled Territories <text:a xlink:type="simple" xlink:href="https://www.ukrinform.ua/rubric-society/3688279-minreintegracii-pidgotuvalo-dobirku-servisiv-pro-minnu-bezpeku-dla-ditej.html" text:style-name="Internet_20_link" text:visited-style-name="Visited_20_Internet_20_Link">
</text:a>
and online lessons that will help you raise children's awareness of mine safety.</text:p>
      <text:p text:style-name="P4">
News Source: <text:a xlink:type="simple" xlink:href="https://www.ukrinform.ua/rubric-kyiv/3701653-u-stolicnomu-botsadu-imeni-griska-na-vihidnih-navcatimut-minnij-bezpeci.html" text:style-name="Internet_20_link" text:visited-style-name="Visited_20_Internet_20_Link">
https://www.ukrinform.ua/rubric-kyiv/3701653-u-stolicnomu-botsadu-imeni-griska-na-vihidnih-navcatimut-minnij-bezpeci.html</text:a>
</text:p>
      <!--NEWS-->
      <text:h text:style-name="P10" text:outline-level="1">
<text:span text:style-name="T4">
The national team of Ukraine has thrown 14 passes of hockey players of the Netherlands at the World Cup 2023</text:span>
</text:h>
      <text:p text:style-name="P4">
Authors: Ukrinform (Person)</text:p>
      <text:p text:style-name="P4">
Publisher: Укринформ (Organization)</text:p>
      <text:p text:style-name="P4">
Published Time: 2023-04-27T18:27:00+03:00</text:p>
      <text:p text:style-name="P4">
Modified Time: 2023-04-27T18:27:00+03:00</text:p>
      <text:p text:style-name="P4">
Description: In Tallinn (Estonia) with the participation of the national team of Ukraine, the World Hockey Championship in the Division of IP continues. - Ukrinform.</text:p>
      <text:p text:style-name="P4">
Images: ["<text:a xlink:type="simple" xlink:href="https://static.ukrinform.com/photos/2023_04/thumb_files/630_360_1682609246-858.jpg" text:style-name="Internet_20_link" text:visited-style-name="Visited_20_Internet_20_Link">
630_360_16826...</text:a>
"]</text:p>
      <text:p text:style-name="P4">
Tags: ['Чемпіонат світу', 'хокей', 'Збірна України']</text:p>
      <text:p text:style-name="P4">
Type: Article</text:p>
      <!--METADATA-->
      <text:p text:style-name="P4">
<draw:frame draw:style-name="fr1" draw:name="Image214" text:anchor-type="as-char" svg:width="6.9236in" svg:height="3.956343in" draw:z-index="0">
<draw:image xlink:href="../Images/yкринформ/2023-04-27T18-27-00-03-00/630_360_1682609246-858.jpg" xlink:type="simple" xlink:show="embed" xlink:actuate="onLoad" draw:mime-type="image/jpeg"/>
</draw:frame>
In Tallinn(Estonia)With the participation of the national team of Ukraine, the World Hockey World Championships are ongoing.</text:p>
      <text:p text:style-name="P4">
The fourth round of championship brought the third victory "blue and yellow", which defeat the Netherlands team - 14: 2(4:1, 6:1, 4:0), reports Ukrinform.</text:p>
      <text:p text:style-name="P4">
Four washers at the gate of rivals abandoned Danilo Tracht(12, 21, 51, 59-Avilini), Het Trika became Ilya Korenchuk(2, 7, 50), a double -forming Denikin(32, 45), as well as Dmitry Nimenko(19), Igormalzhko(23), Nazar Ruzhnikov(23), Yaroslav Panchenko(37)and Alexei Raven(39).</text:p>
      <text:p text:style-name="P4">
У заключному матчі ігрового дня о 19.30 Естонія зійдеться з Японією.</text:p>
      <text:p text:style-name="P4">
<text:span text:style-name="T4">
Читайте також:</text:span>
 <text:a xlink:type="simple" xlink:href="https://www.ukrinform.ua/rubric-sports/3701549-kitajci-rozgromili-serbiv-na-cs2023-z-hokeu-ukraina-zustricaetsa-z-gollandcami.html" text:style-name="Internet_20_link" text:visited-style-name="Visited_20_Internet_20_Link">
 <text:span text:style-name="T4">
хокею</text:span>
 </text:a>
Tournament: Ukraine - 10 points(After 4 games), Japan - 9(3), Estonia - 5(3). China - 5(4), Netherlands - 3(4). Serbia - 1(4).</text:p>
      <text:p text:style-name="P4">
29 квітня підопічні Вадима Шахрайчука завершать виступ протистоянням зЯпонією.</text:p>
      <text:p text:style-name="P4">
Переможець турніру підвищиться у класі і наступного сезону гратиме у другомуза класифікацією Дивізіоні ІА.</text:p>
      <text:p text:style-name="P4">
Фото: Федерація хокею України.</text:p>
      <text:p text:style-name="P4">
News Source: <text:a xlink:type="simple" xlink:href="https://www.ukrinform.ua/rubric-sports/3701654-zbirna-ukraini-zakinula-14-sajb-hokeistam-niderlandiv-na-cs2023.html" text:style-name="Internet_20_link" text:visited-style-name="Visited_20_Internet_20_Link">
https://www.ukrinform.ua/rubric-sports/3701654-zbirna-ukraini-zakinula-14-sajb-hokeistam-niderlandiv-na-cs2023.html</text:a>
</text:p>
      <!--NEWS-->
      <text:h text:style-name="P10" text:outline-level="1">
<text:span text:style-name="T4">
The head of the Kiev Ova discussed the rebuilding of the region with Japan Ambassador</text:span>
</text:h>
      <text:p text:style-name="P4">
Authors: Ukrinform (Person)</text:p>
      <text:p text:style-name="P4">
Publisher: Укринформ (Organization)</text:p>
      <text:p text:style-name="P4">
Published Time: 2023-04-27T18:27:46+03:00</text:p>
      <text:p text:style-name="P4">
Modified Time: 2023-04-27T18:27:46+03:00</text:p>
      <text:p text:style-name="P4">
Description: The head of the Kiev Ova Ruslan Kravchenko discussed further cooperation in the reconstruction of the Kyiv region with the extraordinary and plenipotentiary ambassador of Japan to Ukraine by Matsuda Kuninor. - Ukrinform.</text:p>
      <text:p text:style-name="P4">
Images: ["<text:a xlink:type="simple" xlink:href="https://static.ukrinform.com/photos/2023_04/thumb_files/630_360_1682609002-395.jpg" text:style-name="Internet_20_link" text:visited-style-name="Visited_20_Internet_20_Link">
630_360_16826...</text:a>
", "<text:a xlink:type="simple" xlink:href="https://static.ukrinform.com/photos/2023_04/1682609047-123.jpg" text:style-name="Internet_20_link" text:visited-style-name="Visited_20_Internet_20_Link">
1682609047-12...</text:a>
", "<text:a xlink:type="simple" xlink:href="https://static.ukrinform.com/photos/2023_04/1682609047-775.jpg" text:style-name="Internet_20_link" text:visited-style-name="Visited_20_Internet_20_Link">
1682609047-77...</text:a>
"]</text:p>
      <text:p text:style-name="P4">
Tags: ['Японія', 'Посол', 'Київщина', 'Відбудова']</text:p>
      <text:p text:style-name="P4">
Type: Article</text:p>
      <!--METADATA-->
      <text:p text:style-name="P4">
<draw:frame draw:style-name="fr1" draw:name="Image215" text:anchor-type="as-char" svg:width="6.9236in" svg:height="3.956343in" draw:z-index="0">
<draw:image xlink:href="../Images/yкринформ/2023-04-27T18-27-46-03-00/630_360_1682609002-395.jpg" xlink:type="simple" xlink:show="embed" xlink:actuate="onLoad" draw:mime-type="image/jpeg"/>
</draw:frame>
Ruslan Kravchenko, the head of the Ova Ova Ova, discussed further cooperation in the issues of building the Kyiv region with the emergency and authorized ambassador of Japan to Ukraine Kuninor.</text:p>
      <text:p text:style-name="P4">
He reported this in <text:a xlink:type="simple" xlink:href="https://www.facebook.com/RuslanKravchenkoKyiv/posts/pfbid02e6UE71wqx3Yhy4zeJVvAcpvAkm5nVwAfZBypLv9wokGWAC9xp2HDHvWFAdVdMJmMl" text:style-name="Internet_20_link" text:visited-style-name="Visited_20_Internet_20_Link">
</text:a>
, reports Ukrinform.</text:p>
      <text:p text:style-name="P4">
“Together with the ambassador, they discussed further cooperation and interaction in the issues of development of Kyiv region. And we are grateful that Japan is ready to support us in this. Today we set four priority tasks: reconstruction with an emphasis on the restoration of apartment buildings, restoration of critical and social infrastructure, as well as the safety of children, ” - said Kova chairman.</text:p>
      <text:p text:style-name="P4">
<draw:frame draw:style-name="fr1" draw:name="Image216" text:anchor-type="as-char" svg:width="6.9236in" svg:height="4.617987in" draw:z-index="0">
<draw:image xlink:href="../Images/yкринформ/2023-04-27T18-27-46-03-00/1682609047-123.jpg" xlink:type="simple" xlink:show="embed" xlink:actuate="onLoad" draw:mime-type="image/jpeg"/>
</draw:frame>
He noted that today there are 253 apartment buildings in need of capital repair, and 54 - completely destroyed.</text:p>
      <text:p text:style-name="P4">
<text:span text:style-name="T4">
 Read also: </text:span>
 <text:a xlink:type="simple" xlink:href="https://www.ukrinform.ua/rubric-vidbudova/3701599-dopomoga-svitu-u-vidbudovi-ukraini-strategicni-risenna-ta-konkretni-proekti.html" text:style-name="Internet_20_link" text:visited-style-name="Visited_20_Internet_20_Link">
<text:span text:style-name="T4">
 rebuilding </text:span>
</text:a>
“Our task is to return the Ukrainians home. Therefore, the priority is the reconstruction of the most apartment buildings. This will provide housing not only residents of the Kryivshchyna, but also internally displaced persons. More than 300 thousand have been accustomed to the territory of the region, ”Kravchenko said.</text:p>
      <text:p text:style-name="P4">
<draw:frame draw:style-name="fr1" draw:name="Image217" text:anchor-type="as-char" svg:width="6.9236in" svg:height="4.617987in" draw:z-index="0">
<draw:image xlink:href="../Images/yкринформ/2023-04-27T18-27-46-03-00/1682609047-775.jpg" xlink:type="simple" xlink:show="embed" xlink:actuate="onLoad" draw:mime-type="image/jpeg"/>
</draw:frame>
The head of the Kiev OVA also stressed that now 21 destroyed cities are needed in the area of the regional reconstruction. He stressed that Japan has a great experience in building bridges, has appropriate technologies, in which Ukraine is now particularly interested.</text:p>
      <text:p text:style-name="P4">
In addition, Kravchenko reported that another 23 schools, 21 kindergartens, 22 health care facilities, 14 sports facilities, 65 - religious and cultural structures, which are damaged as a result of Russia's military aggression, need priority reconstruction.</text:p>
      <text:p text:style-name="P4">
<text:span text:style-name="T4">
 Read also: </text:span>
 <text:a xlink:type="simple" xlink:href="https://www.ukrinform.ua/rubric-vidbudova/3701177-vidbudova-ukraini-mae-rozpocatisa-negajno-mingarelli.html" text:style-name="Internet_20_link" text:visited-style-name="Visited_20_Internet_20_Link">
<text:span text:style-name="T4">
 rebuilding </text:span>
</text:a>
According to him, in order to restore the full -fledged educational process as quickly as possible, it is necessary to create safe conditions for teaching children. In particular, for this purpose in the territory of the region it is necessary to equip shelters for 1161 objects, of which 43 are critically priority.As reported by Ukrinform, the Government of Japan has announced a contribution of 471 million donors to the targeted support fund of support, restoration, reform and reform of Ukraine(URTF).</text:p>
      <text:p text:style-name="P4">
News Source: <text:a xlink:type="simple" xlink:href="https://www.ukrinform.ua/rubric-vidbudova/3701655-golova-kiivskoi-ova-obgovoriv-vidbudovu-regionu-z-poslom-aponii.html" text:style-name="Internet_20_link" text:visited-style-name="Visited_20_Internet_20_Link">
https://www.ukrinform.ua/rubric-vidbudova/3701655-golova-kiivskoi-ova-obgovoriv-vidbudovu-regionu-z-poslom-aponii.html</text:a>
</text:p>
      <!--NEWS-->
      <text:h text:style-name="P10" text:outline-level="1">
<text:span text:style-name="T4">
PACE recognized the deportation of Ukrainian children to the genocide</text:span>
</text:h>
      <text:p text:style-name="P4">
Authors: Ukrinform (Person)</text:p>
      <text:p text:style-name="P4">
Publisher: Укринформ (Organization)</text:p>
      <text:p text:style-name="P4">
Published Time: 2023-04-27T18:32:00+03:00</text:p>
      <text:p text:style-name="P4">
Modified Time: 2023-04-27T18:32:00+03:00</text:p>
      <text:p text:style-name="P4">
Description: The Parliamentary Assembly of the Council of Europe recognized the deportation and violent movement of Ukrainian children into the territory of the Russian Federation and called on the ISS to consider criminal prosecution for this crime. - Ukrinform.</text:p>
      <text:p text:style-name="P4">
Images: ["<text:a xlink:type="simple" xlink:href="https://static.ukrinform.com/photos/2019_06/thumb_files/630_360_1561558508-838.jpg" text:style-name="Internet_20_link" text:visited-style-name="Visited_20_Internet_20_Link">
630_360_15615...</text:a>
"]</text:p>
      <text:p text:style-name="P4">
Tags: ['Депортація', 'Діти', 'Геноцид', 'ПАРЄ', 'Резолюція', 'Війна з росією']</text:p>
      <text:p text:style-name="P4">
Type: Article</text:p>
      <!--METADATA-->
      <text:p text:style-name="P4">
<draw:frame draw:style-name="fr1" draw:name="Image218" text:anchor-type="as-char" svg:width="6.9236in" svg:height="3.956343in" draw:z-index="0">
<draw:image xlink:href="../Images/yкринформ/2023-04-27T18-32-00-03-00/630_360_1561558508-838.jpg" xlink:type="simple" xlink:show="embed" xlink:actuate="onLoad" draw:mime-type="image/jpeg"/>
</draw:frame>
The Parliamentary Assembly of the Council of Europe recognized the deportation of the Tanasasilnitsky movement of Ukrainian children into the territory of the Russian Federation and called on the ISS to consider the possibility of criminal prosecution for this Zazlochin.</text:p>
      <text:p text:style-name="P4">
According to Ukrinform correspondent, the corresponding resolution was adopted in the PACE Spring Session.</text:p>
      <text:p text:style-name="P4">
For the adoption of the document "Deportation and violent movement of Ukrainian <text:a xlink:type="simple" xlink:href="https://www.ukrinform.ua/tag-diti" text:style-name="Internet_20_link" text:visited-style-name="Visited_20_Internet_20_Link">
</text:a>
and other civilians to Russian federation or in the temporarily occupied territories of Ukraine: to create conditions for their safe return, to put an end to crimes and to punish the perpetrators "87 deputies of 89 attendees voted, one was opposed, one more.</text:p>
      <text:p text:style-name="P4">
The resolution states that the UN, the Council of Europe, the European Parliament and the OSCE for a long -lasting months and weeks strongly condemned the practice of violent movement and the deportation of civilians, including children, by the Russian Federation from the territory of Ukraine.</text:p>
      <text:p text:style-name="P4">
"Applying this practice, the Russian Federation often imposes them Russian citizenship, which also leads to a violation of children's rights to identity, it gives up illegal adoption anti -spectain crimes. In the case of violent movement of children, there is a crime that must be carefully investigated and persecuted in court, "the document reads.</text:p>
      <text:p text:style-name="P4">
<text:span text:style-name="T4">
 Read also: </text:span>
 <text:a xlink:type="simple" xlink:href="https://www.ukrinform.ua/rubric-ato/3691646-lubinec-rf-zalucae-specsluzbi-sob-ukrainski-diti-ne-mogli-povernutisa-dodomu.html" text:style-name="Internet_20_link" text:visited-style-name="Visited_20_Internet_20_Link">
</text:a>
The Parliamentary Assembly has condemned the actions of the Russian authorities to violate its obligations under international humanitarian law, which consist of "unjustified matches with repatriation of children and obstacles in the reunification of families, divorced as a result of this armed conflict." The Assembly also condemned the violation of right -wing Ukrainian children to preserve its identity determined(Article 8)UN, "with the practice of compulsory acceptance of Russian citizenship and transfer of children to the upbringing of Russian citizens in the family.""The Assembly emphasizes that the violent transfer of children from one group to another by a siege to destroy, in whole or in part, the national, ethnic, racially abya -religious group is considered a crime of genocide in accordance with paragraph(it)Articles 2 Conventions on the 1948 genocide, which corresponds to the documented testimony of the deportation and violent movement of Ukrainian children in Russian federation or in the territory temporarily under the occupation of Russia, " -is established in the document.</text:p>
      <text:p text:style-name="P4">
<text:span text:style-name="T4">
 Read also: </text:span>
 <text:a xlink:type="simple" xlink:href="https://www.ukrinform.ua/rubric-ato/3690416-prezident-na-rosiu-ocikue-sistemna-vidpovidalnist-na-deportaciu-ditej-z-ukraini.html" text:style-name="Internet_20_link" text:visited-style-name="Visited_20_Internet_20_Link">
<text:span text:style-name="T4">
 deportation </text:span>
 <text:span text:style-name="T4">
 children </text:span>
</text:a>
The Assembly also stated the need for careful fixation, collection and evaluation of genocide crime, as provided for by the Roman Statute and the Convention on genocide. The Assembly supported the investigation and persecution of the state policy of violent movement and deportation of Ukrainian children by Russian Federation, as well as the potential actions of Ukraine in the International Criminal Judgment of the International Court of Ukraine.</text:p>
      <text:p text:style-name="P4">
The PACE also "calls for ... International Criminal Court, with all the seriousness of considering possible criminal prosecution for the crime of genocide in view of the supra-state policy of the Russian Federation regarding Ukrainian children who now interfere with its hands, and calls for the state participating states to consider the possibility of criminal prosecution within the limits of them. Wherever possible(in Ukraine or in the courts of third countries with a universal jurisdiction)", - the resolution said.</text:p>
      <text:p text:style-name="P4">
As reported by Ukrinform, on March 17, 2023 the International Criminal Court <text:a xlink:type="simple" xlink:href="https://www.ukrinform.ua/rubric-world/3683849-miznarodnij-kriminalnij-sud-vidav-order-na-arest-putina.html" text:style-name="Internet_20_link" text:visited-style-name="Visited_20_Internet_20_Link">
</text:a>
And the children's Ombudsman of the Russian Federation of Lviv-Bielova, who are suspected of illegal deportation of children from the occupied territories of Ukraine, at least from February 2022.</text:p>
      <text:p text:style-name="P4">
News Source: <text:a xlink:type="simple" xlink:href="https://www.ukrinform.ua/rubric-ato/3701663-pare-viznala-genocidom-deportaciu-ukrainskih-ditej-do-rosii.html" text:style-name="Internet_20_link" text:visited-style-name="Visited_20_Internet_20_Link">
https://www.ukrinform.ua/rubric-ato/3701663-pare-viznala-genocidom-deportaciu-ukrainskih-ditej-do-rosii.html</text:a>
</text:p>
      <!--NEWS-->
      <text:h text:style-name="P10" text:outline-level="1">
<text:span text:style-name="T4">
In Novomoskovsk in Dnipropetrovsk, voting began for a new name of the city</text:span>
</text:h>
      <text:p text:style-name="P4">
Authors: Ukrinform (Person)</text:p>
      <text:p text:style-name="P4">
Publisher: Укринформ (Organization)</text:p>
      <text:p text:style-name="P4">
Published Time: 2023-04-27T18:32:03+03:00</text:p>
      <text:p text:style-name="P4">
Modified Time: 2023-04-27T18:32:03+03:00</text:p>
      <text:p text:style-name="P4">
Description: In Novomoskovsk in Dnipropetrovsk, voting began for a new name of the city. - Ukrinform.</text:p>
      <text:p text:style-name="P4">
Images: ["<text:a xlink:type="simple" xlink:href="https://static.ukrinform.com/photos/2023_04/thumb_files/630_360_1682609460-146.jpg" text:style-name="Internet_20_link" text:visited-style-name="Visited_20_Internet_20_Link">
630_360_16826...</text:a>
"]</text:p>
      <text:p text:style-name="P4">
Tags: ['Дніпропетровщина', 'Новомосковськ', 'Перейменування']</text:p>
      <text:p text:style-name="P4">
Type: Article</text:p>
      <!--METADATA-->
      <text:p text:style-name="P4">
<draw:frame draw:style-name="fr1" draw:name="Image219" text:anchor-type="as-char" svg:width="6.9236in" svg:height="3.956343in" draw:z-index="0">
<draw:image xlink:href="../Images/yкринформ/2023-04-27T18-32-03-03-00/630_360_1682609460-146.jpg" xlink:type="simple" xlink:show="embed" xlink:actuate="onLoad" draw:mime-type="image/jpeg"/>
</draw:frame>
Unovoskovsk in Dnipropetrovsk began voting for the new name of the city.</text:p>
      <text:p text:style-name="P4">
Voting is held in <text:a xlink:type="simple" xlink:href="https://t.me/rezniknmsk/2525" text:style-name="Internet_20_link" text:visited-style-name="Visited_20_Internet_20_Link">
</text:a>
The mayor of Sergius Reznik, reports Ukrinform.</text:p>
      <text:p text:style-name="P4">
The nine variants are offered among the nine variants: Nova Samar, Samarchyk and Novoselytsya - or from others: Samar, Cathedral, Sicheslav, Novosamarsk, Ozamarsk and Svyatotroitsk.</text:p>
      <text:p text:style-name="P4">
<text:span text:style-name="T4">
 Read also: </text:span>
 <text:a xlink:type="simple" xlink:href="https://www.ukrinform.ua/rubric-regions/3700542-v-odesi-rozpocalosa-elektronne-opituvanna-pro-zminu-nazv-nizki-vulic.html" text:style-name="Internet_20_link" text:visited-style-name="Visited_20_Internet_20_Link">
</text:a>
In two and a half hours, more than 5,000 people voted. The most votes(27%)Divide for the name "Sicheslav".</text:p>
      <text:p text:style-name="P4">
As reported by Ukrinform, a year ago, in April 2022, the mayor of Novomoskovsk Sergireznik stated that to raise the issue of changing the name of the city inappropriately because of the inability to organize public discussions and find out the idea of all the locals.</text:p>
      <text:p text:style-name="P4">
Photo: Facebook Novomoskovsk today</text:p>
      <text:p text:style-name="P4">
News Source: <text:a xlink:type="simple" xlink:href="https://www.ukrinform.ua/rubric-regions/3701661-u-novomoskovsku-na-dnipropetrovsini-rozpocali-golosuvanna-za-novu-nazvu-mista.html" text:style-name="Internet_20_link" text:visited-style-name="Visited_20_Internet_20_Link">
https://www.ukrinform.ua/rubric-regions/3701661-u-novomoskovsku-na-dnipropetrovsini-rozpocali-golosuvanna-za-novu-nazvu-mista.html</text:a>
</text:p>
      <!--NEWS-->
      <text:h text:style-name="P10" text:outline-level="1">
<text:span text:style-name="T4">
Erdogan spoke with Putin about the war and the "grain agreement"</text:span>
</text:h>
      <text:p text:style-name="P4">
Authors: Ukrinform (Person)</text:p>
      <text:p text:style-name="P4">
Publisher: Укринформ (Organization)</text:p>
      <text:p text:style-name="P4">
Published Time: 2023-04-27T18:36:00+03:00</text:p>
      <text:p text:style-name="P4">
Modified Time: 2023-04-27T18:36:00+03:00</text:p>
      <text:p text:style-name="P4">
Description: Turkish President Recep Tayyip Erdogan had a telephone conversation with Russian President Vladimir Putin, during which it was about the Russian Federation against Ukraine and the work of the Grain Corridor. - Ukrinform.</text:p>
      <text:p text:style-name="P4">
Images: ["<text:a xlink:type="simple" xlink:href="https://static.ukrinform.com/photos/2023_04/thumb_files/630_360_1682609735-222.jpg" text:style-name="Internet_20_link" text:visited-style-name="Visited_20_Internet_20_Link">
630_360_16826...</text:a>
"]</text:p>
      <text:p text:style-name="P4">
Tags: ['Ердоган', 'путін', 'Війна з росією', 'зерновий коридор']</text:p>
      <text:p text:style-name="P4">
Type: Article</text:p>
      <!--METADATA-->
      <text:p text:style-name="P4">
<draw:frame draw:style-name="fr1" draw:name="Image220" text:anchor-type="as-char" svg:width="6.9236in" svg:height="3.956343in" draw:z-index="0">
<draw:image xlink:href="../Images/yкринформ/2023-04-27T18-36-00-03-00/630_360_1682609735-222.jpg" xlink:type="simple" xlink:show="embed" xlink:actuate="onLoad" draw:mime-type="image/jpeg"/>
</draw:frame>
Presidential Region Recep Tayyip Erdogan had a telephone conversation with Russian President Putin, during which the Russian Federation against Ukraine and the work of the Grain Corridor was discussed.</text:p>
      <text:p text:style-name="P4">
About it reports <text:a xlink:type="simple" xlink:href="https://www.iletisim.gov.tr/turkce/haberler/detay/--cumhurbaskani-erdogan-rusya-devlet-baskani-putin-ile-telefonda-gorustu-27-04-23" text:style-name="Internet_20_link" text:visited-style-name="Visited_20_Internet_20_Link">
</text:a>
Administration of the president of Turkey, Ukrinform correspondent reports.</text:p>
      <text:p text:style-name="P4">
“During the conversation, during which the grain agreement was also discussed about ... the Russian-Ukrainian war, the President <text:a xlink:type="simple" xlink:href="https://www.ukrinform.ua/tag-erdogan" text:style-name="Internet_20_link" text:visited-style-name="Visited_20_Internet_20_Link">
</text:a>
He noted that new initiatives can be processed through the proposed work group, ”the message reads.</text:p>
      <text:p text:style-name="P4">
<text:span text:style-name="T4">
 Read also: </text:span>
 <text:a xlink:type="simple" xlink:href="https://www.ukrinform.ua/rubric-world/3700208-gensek-oon-cerez-lavrova-peredav-putinu-lista-sodo-zernovoi-ugodi.html" text:style-name="Internet_20_link" text:visited-style-name="Visited_20_Internet_20_Link">
</text:a>
It is noted that Erdogan and Putin discussed bilateral relations, Taranal Issues, the situation in Syria and the project of construction of the Akku nuclear power plant.</text:p>
      <text:p text:style-name="P4">
As reported by Ukrinform, on April 26, Turkish President due to temporary health [] <text:a xlink:type="simple" xlink:href="https://www.ukrinform.ua/rubric-world/3701211-erdogan-vzav-vihidnij-cerez-pogirsenna-stanu-zdorova.html" text:style-name="Internet_20_link" text:visited-style-name="Visited_20_Internet_20_Link">
</text:a>
.</text:p>
      <text:p text:style-name="P4">
<text:span text:style-name="T5">
Foto: aa</text:span>
</text:p>
      <text:p text:style-name="P4">
News Source: <text:a xlink:type="simple" xlink:href="https://www.ukrinform.ua/rubric-world/3701667-erdogan-pogovoriv-iz-putinim-pro-vijnu-ta-zernovu-ugodu.html" text:style-name="Internet_20_link" text:visited-style-name="Visited_20_Internet_20_Link">
https://www.ukrinform.ua/rubric-world/3701667-erdogan-pogovoriv-iz-putinim-pro-vijnu-ta-zernovu-ugodu.html</text:a>
</text:p>
      <!--NEWS-->
      <text:h text:style-name="P10" text:outline-level="1">
<text:span text:style-name="T4">
Bulgaria has declared unprecedented hybrid attacks by</text:span>
</text:h>
      <text:p text:style-name="P4">
Authors: Ukrinform (Person)</text:p>
      <text:p text:style-name="P4">
Publisher: Укринформ (Organization)</text:p>
      <text:p text:style-name="P4">
Published Time: 2023-04-27T18:37:00+03:00</text:p>
      <text:p text:style-name="P4">
Modified Time: 2023-04-27T18:37:00+03:00</text:p>
      <text:p text:style-name="P4">
Description: Bulgaria Foreign Minister Nikolai Milkov said his country is confronted with unprecedented hybrid attacks by Russia against Moscow's military aggression against Ukraine. - Ukrinform.</text:p>
      <text:p text:style-name="P4">
Images: ["<text:a xlink:type="simple" xlink:href="https://static.ukrinform.com/photos/2022_06/thumb_files/630_360_1656103560-785.jpg" text:style-name="Internet_20_link" text:visited-style-name="Visited_20_Internet_20_Link">
630_360_16561...</text:a>
"]</text:p>
      <text:p text:style-name="P4">
Tags: ['Болгарія', 'росія', 'Гібридна війна']</text:p>
      <text:p text:style-name="P4">
Type: Article</text:p>
      <!--METADATA-->
      <text:p text:style-name="P4">
<draw:frame draw:style-name="fr1" draw:name="Image221" text:anchor-type="as-char" svg:width="6.9236in" svg:height="3.956343in" draw:z-index="0">
<draw:image xlink:href="../Images/yкринформ/2023-04-27T18-37-00-03-00/630_360_1656103560-785.jpg" xlink:type="simple" xlink:show="embed" xlink:actuate="onLoad" draw:mime-type="image/jpeg"/>
</draw:frame>
Nicholas Milkova, Head of MZBolgaria, stated that his country is confronted with deficiency hybrid attacks by Russia against the background of military aggression against Ukraine.</text:p>
      <text:p text:style-name="P4">
As Ukrinform reports, it reports <text:a xlink:type="simple" xlink:href="https://www.novinite.com/articles/219874/Bulgaria%E2%80%99s+Foreign+Minister%3A+%22We+are+facing+Unprecedented+Hybrid+Attacks+from+Russia%E2%80%9D" text:style-name="Internet_20_link" text:visited-style-name="Visited_20_Internet_20_Link">
</text:a>
.</text:p>
      <text:p text:style-name="P4">
«Паралельно з агресивними військовими діями росії (Against Ukraine - ed.)We are coating with the unprecedented growth of various hybrid attacks aimed at undermining the stability of Bulgaria and, thus, our democratic values and processes, "Milkov said at the opening of the conference" Answer in Fragmented Safety Architecture: Anti -Dija Phot.</text:p>
      <text:p text:style-name="P4">
<text:span text:style-name="T4">
 Read also: </text:span>
 <text:a xlink:type="simple" xlink:href="https://www.ukrinform.ua/rubric-world/3700915-rf-spodivaetsa-vidnoviti-vpliv-na-kraini-baltii-opriludneni-strategicni-plani-do-2030-roku.html" text:style-name="Internet_20_link" text:visited-style-name="Visited_20_Internet_20_Link">
</text:a>
According to him, Russian aggression, which occurs directly from the borders of Bulgaria, is a gross violation of international law and has caused a serious blow to the current architecture of international security, which led to significant consequences for public and political life, including in Bulgaria.</text:p>
      <text:p text:style-name="P4">
"Russia uses a full arsenal of hybrid tactics, the supply of energy -based energy products, cyber -based cyber -based technologies, unprecedented intensification of propaganda aimed at domestic policy of our societies - provoking dissatisfaction with the ministry."</text:p>
      <text:p text:style-name="P4">
<text:span text:style-name="T4">
 Read also: </text:span>
 <text:a xlink:type="simple" xlink:href="https://www.ukrinform.ua/rubric-ato/3700561-risenna-rf-rozmistiti-takticnu-adernu-zbrou-u-bilorusi-e-gibridnou-nastupalnou-operacieu-ekspert.html" text:style-name="Internet_20_link" text:visited-style-name="Visited_20_Internet_20_Link">
<text:span text:style-name="T4">
 hybrid </text:span>
</text:a>
As reported by Ukrinform, the Moldova Ministry of Defense stated that the country is currently not competing with direct military danger, but is the object of a hybrid war, resolved by Russia in an attempt to overthrow state power.</text:p>
      <text:p text:style-name="P4">
News Source: <text:a xlink:type="simple" xlink:href="https://www.ukrinform.ua/rubric-world/3701589-u-bolgarii-zaavili-pro-bezprecedentni-gibridni-ataki-z-boku-rosii.html" text:style-name="Internet_20_link" text:visited-style-name="Visited_20_Internet_20_Link">
https://www.ukrinform.ua/rubric-world/3701589-u-bolgarii-zaavili-pro-bezprecedentni-gibridni-ataki-z-boku-rosii.html</text:a>
</text:p>
      <!--NEWS-->
      <text:h text:style-name="P10" text:outline-level="1">
<text:span text:style-name="T4">
Defense forces repelled 35 enemy attacks in Donetsk region</text:span>
</text:h>
      <text:p text:style-name="P4">
Authors: Ukrinform (Person)</text:p>
      <text:p text:style-name="P4">
Publisher: Укринформ (Organization)</text:p>
      <text:p text:style-name="P4">
Published Time: 2023-04-27T18:39:00+03:00</text:p>
      <text:p text:style-name="P4">
Modified Time: 2023-04-27T18:39:00+03:00</text:p>
      <text:p text:style-name="P4">
Description: Russian occupation troops continue offensive actions in the Bakhmut, Avdiiv and Marinsky directions. Defense forces repelled 35 attacks in the mentioned areas. - Ukrinform.</text:p>
      <text:p text:style-name="P4">
Images: ["<text:a xlink:type="simple" xlink:href="https://static.ukrinform.com/photos/2023_04/thumb_files/630_360_1681573947-281.jpg" text:style-name="Internet_20_link" text:visited-style-name="Visited_20_Internet_20_Link">
630_360_16815...</text:a>
"]</text:p>
      <text:p text:style-name="P4">
Tags: ['Бахмут', 'Донеччина', 'Обстріл', 'ЗСУ', 'Війна з росією']</text:p>
      <text:p text:style-name="P4">
Type: Article</text:p>
      <!--METADATA-->
      <text:p text:style-name="P4">
<draw:frame draw:style-name="fr1" draw:name="Image222" text:anchor-type="as-char" svg:width="6.9236in" svg:height="3.956343in" draw:z-index="0">
<draw:image xlink:href="../Images/yкринформ/2023-04-27T18-39-00-03-00/630_360_1681573947-281.jpg" xlink:type="simple" xlink:show="embed" xlink:actuate="onLoad" draw:mime-type="image/jpeg"/>
</draw:frame>
Russian Occupation troops continue offensive actions in Bakhmut, Avdiiv and Mariinsky. Defense forces repelled 35 attacks in the mentioned areas.</text:p>
      <text:p text:style-name="P4">
As Ukrinform reports, about it in <text:a xlink:type="simple" xlink:href="https://www.facebook.com/GeneralStaff.ua/posts/574545238191892" text:style-name="Internet_20_link" text:visited-style-name="Visited_20_Internet_20_Link">
</text:a>
The Present Service of the Armed Forces General Staff reports.</text:p>
      <text:p text:style-name="P4">
“The enemy continues to focus the main efforts on leading the offensive Bakhmut, Avdeev and Mariinsky directions. More than 35 attacks in these areas of the front were completed, but they were all reflected by the defense forces. Bakhmutta Marinka remains at the epicenter of the fighting, our warriors courageously keep the defense, ”the message reads.</text:p>
      <text:p text:style-name="P4">
It is noted that <text:span text:style-name="T4">
 in the Volyn and Polissya directions </text:span>
 The operational production has not undergone significant changes. The signs of formation of offensive groups were not detected.</text:p>
      <text:p text:style-name="P4">
<text:span text:style-name="T4">
 In the Siversky and Slobozhansky directions </text:span>
 the enemy's military encirclement in the border areas with Ukraine with Ukraine. He carried out mortar and artillery shelling of inhabited novasilovka, Ukrainian, Bachivsk and Kuchevka of Sumy region, as well as Basove, Bugayivka, Kozacha Lopan, Sagittarius, Hephole, Hatyshche, Vovchansk, Bologovka, Dvorychansk and Kharkiv.</text:p>
      <text:p text:style-name="P4">
<text:span text:style-name="T4">
 Read also: </text:span>
 <text:a xlink:type="simple" xlink:href="https://www.ukrinform.ua/rubric-ato/3701591-vorog-obstrilav-harkivsinu-e-zagiblij-ta-poraneni.html" text:style-name="Internet_20_link" text:visited-style-name="Visited_20_Internet_20_Link">
<text:span text:style-name="T4">
 enemy </text:span>
 <text:span text:style-name="T4">
 </text:span>
 fired <text:span text:style-name="T4">
 </text:span>
 Kharkiv region <text:span text:style-name="T4">
 </text:span>
 dead <text:span text:style-name="T4">
** wounded </text:span>
</text:a>
<text:span text:style-name="T4">
 In the Kupyansk direction </text:span>
 the enemy of offensive actions was not performed, actively examined UAV to adjust the artillery fire. Kamyanka, Krasne first, Figolivka, two -year -old, Western, Lyman first, Berestovo, Kharkiv region and Novoseloselovsk Luhansk region, were artillery shelling.</text:p>
      <text:p text:style-name="P4">
<text:span text:style-name="T4">
 In the Lyman direction </text:span>
 the enemy conducted unsuccessful offensive actions of the Unapryamka of the Serebryansky Forestry. Makeevka, Nevskoye, Dibrova, Bigorivka, Luhansk region and Tern, Verkamyansk Spirne in Donetsk region were artillery shelling.<text:span text:style-name="T4">
 In the Avdeevsky direction </text:span>
 the enemy conducted offensive actions in the areas of inhabited publications of Severne and Pervomaisk Donetsk region, did not have success. Settlements of settlements Steppe, Berdichi, Lastochyna, Avdiivka, Severne, Water, Pervomaisk.</text:p>
      <text:p text:style-name="P4">
<text:span text:style-name="T4">
 In the Mariinsky direction </text:span>
 during the day our defenders were reflected by the enemy in the areas of settlements Krasnogorivka and Marinka. At that time, hostile shelling was also suffered by Georgiivka, Paraskovka Tanovomikhailivka of Donetsk region.</text:p>
      <text:p text:style-name="P4">
<text:span text:style-name="T5">
!(https://www.ukrinform.ua/rubric-ato/3701449-udar-kalibrami-po-mikolaevu-poskodzeni-blizko-40-zitlovih-budinkiv.html)</text:span>
<text:span text:style-name="T5">
 In the mineral direction </text:span>
* the enemy did not take the enemy of offensive actions. The gaping blows on the carbon and the Great Novosilka, made the firing of the contents of Bogoyavlenko, Novoukrainka, Golden Niva, Prychistivka of Tavugledar of Donetsk region.</text:p>
      <text:p text:style-name="P4">
At the same time, <text:span text:style-name="T4">
 In Zaporizhzhya and Kherson directions </text:span>
 the enemy continues defensive actions. He fired at the settlements that near the line of the collision. Among them are the free field, Novopoil of Donetsk region; Olgivske, Gulyaypole, Mala Tokmachka, Orikhiv, Novoandriivka and Kamyanskayaposhka region; <text:a xlink:type="simple" xlink:href="https://www.ukrinform.ua/tag-herson" text:style-name="Internet_20_link" text:visited-style-name="Visited_20_Internet_20_Link">
</text:a>
and Berislav Nakherson region.</text:p>
      <text:p text:style-name="P4">
In order to replenish the losses in living power, Russian invaders continue to actively imitate persons with a criminal record, or those against whom criminal law, in particular, for terrorism. According to available information, in one of the field triaboras, deployed by the enemy in the temporarily hidden territory of the Strobilsky district of Luhansk region, about 500 and tires are prepared. It is also known that instead of imprisonment, the convicted person suggests a contract for military service involving hostilities in Ukraine for a half -year.</text:p>
      <text:p text:style-name="P4">
The General Staff also reported that the enemy had inflicted 25 aviation blows, made over 20 shelling of rocket launchers in the positions of our military and settlements.</text:p>
      <text:p text:style-name="P4">
As reported by Ukrinform, the Ukrainian defense forces from February 24, 2022 to 27th 2023 were eliminated 188 thousand 920 Russian invaders, with this 510 people - only in the past day.</text:p>
      <text:p text:style-name="P4">
News Source: <text:a xlink:type="simple" xlink:href="https://www.ukrinform.ua/rubric-ato/3701673-sili-oboroni-vidbili-35-atak-voroga-na-doneccini.html" text:style-name="Internet_20_link" text:visited-style-name="Visited_20_Internet_20_Link">
https://www.ukrinform.ua/rubric-ato/3701673-sili-oboroni-vidbili-35-atak-voroga-na-doneccini.html</text:a>
</text:p>
      <!--NEWS-->
      <text:h text:style-name="P10" text:outline-level="1">
<text:span text:style-name="T4">
Russia should stop deportation of Ukrainian children and ensure their return - PACE</text:span>
</text:h>
      <text:p text:style-name="P4">
Authors: Ukrinform (Person)</text:p>
      <text:p text:style-name="P4">
Publisher: Укринформ (Organization)</text:p>
      <text:p text:style-name="P4">
Published Time: 2023-04-27T18:42:00+03:00</text:p>
      <text:p text:style-name="P4">
Modified Time: 2023-04-27T18:42:00+03:00</text:p>
      <text:p text:style-name="P4">
Description: Russia should immediately and unconditionally stop the illegal forcible movement and deportation of Ukrainian children, cease to grant them Russian citizenship, and allow them to be displaced by representatives of the UN and ICRC and ensure their safe return. - Ukrinform.</text:p>
      <text:p text:style-name="P4">
Images: ["<text:a xlink:type="simple" xlink:href="https://static.ukrinform.com/photos/2019_06/thumb_files/630_360_1561452515-934.jpg" text:style-name="Internet_20_link" text:visited-style-name="Visited_20_Internet_20_Link">
630_360_15614...</text:a>
"]</text:p>
      <text:p text:style-name="P4">
Tags: ['Депортація', 'Діти', 'ПАРЄ', 'Війна з росією']</text:p>
      <text:p text:style-name="P4">
Type: Article</text:p>
      <!--METADATA-->
      <text:p text:style-name="P4">
<draw:frame draw:style-name="fr1" draw:name="Image223" text:anchor-type="as-char" svg:width="6.9236in" svg:height="3.956343in" draw:z-index="0">
<draw:image xlink:href="../Images/yкринформ/2023-04-27T18-42-00-03-00/630_360_1561452515-934.jpg" xlink:type="simple" xlink:show="embed" xlink:actuate="onLoad" draw:mime-type="image/jpeg"/>
</draw:frame>
Russia has a non -unconditional cease to stop the illegal forcible movement of Ukrainian children, to stop granting Russian citizenship, to allow them to displaced UN and ICCC representatives and to ensure a safe return.</text:p>
      <text:p text:style-name="P4">
This is stated in the resolution adopted at the PACE spring session, Ukrinform reports.</text:p>
      <text:p text:style-name="P4">
In the Assembly document, she called for "immediate measures to stop the practitioners of the displacement and deportation currently carried out by the Russian Federation against the Ukrainian population, and especially its policies of tapractics related to the removal of children from their families and homes and further involvement in(Russian)citizenship, identity and culture. "</text:p>
      <text:p text:style-name="P4">
<text:span text:style-name="T4">
 Read also: </text:span>
 <text:a xlink:type="simple" xlink:href="https://www.ukrinform.ua/rubric-ato/3701680-u-rosijskij-nevoli-perebuvaut-19-319-ukrainskih-ditej-zelenska.html" text:style-name="Internet_20_link" text:visited-style-name="Visited_20_Internet_20_Link">
</text:a>
At the same time, it is emphasized "the need to record and monitor individual trades - as in order to provide mechanisms of rapid compensation, such to collect evidence ... in order to prosecute the perpetrators at all levels."</text:p>
      <text:p text:style-name="P4">
"The Assembly calls on the Russian Federation ... Immediately and unconditionally cessation of forced movement and deportation of Ukrainian children to Russian federation, Belarus or temporarily occupied Ukrainian territories, stopping any adoption procedures, stopping the imposition of Russian nationality. The guardians of the targepatrium of them at home or release into a safe third country, " -goes to the resolution.</text:p>
      <text:p text:style-name="P4">
The PACE also called on Russia to provide representatives and employees of the UN respectively and other international human rights and humanitarian mechanisms such as the International Committee of the Red Cross, "unobstructed, immediate and safe access, to provide reliable and comprehensive information them and their safe return. "</text:p>
      <text:p text:style-name="P4">
<text:span text:style-name="T4">
 Read also: </text:span>
 <text:a xlink:type="simple" xlink:href="https://www.ukrinform.ua/rubric-ato/3701663-pare-viznala-genocidom-deportaciu-ukrainskih-ditej-do-rosii.html" text:style-name="Internet_20_link" text:visited-style-name="Visited_20_Internet_20_Link">
<text:span text:style-name="T4">
 PACE </text:span>
</text:a>
</text:p>
      <text:p text:style-name="P4">
"Since then, these practices have intensified and have gained development and are apparently planned systematically, within the framework of state policy. They encompass all -of -the -level political decisions from above and implementation by administrative bodies and state institutions of the Russian Federation, especially regarding forced movement, deportation and indoctation," It is in the document.</text:p>
      <text:p text:style-name="P4">
It is emphasized that it is difficult to determine the scale and volume of violent movement of Ukrainian children in view of the ongoing aggression, the lack of access to the temporarily occupied territories of Ukraine, "as well as the Russian Federation on the circumstances of violent movement and deportation."</text:p>
      <text:p text:style-name="P4">
<text:span text:style-name="T4">
 Read also: </text:span>
 <text:a xlink:type="simple" xlink:href="https://www.ukrinform.ua/rubric-ato/3701142-rosia-vikrala-20-tisac-ukrainskih-ditej-zelenskij-u-rozmovi-z-si.html" text:style-name="Internet_20_link" text:visited-style-name="Visited_20_Internet_20_Link">
</text:a>
At the same time, it is reminded that as of the mid -April 2023, according to the Ukrainian government, there are a report of at least 19 384 children, deported DORF, of which only 361 children returned home. "There are still many thousands of children and other civilians whose fate must be clarified," Parah notes.</text:p>
      <text:p text:style-name="P4">
As reported by Ukrinform, on March 17, 2023, the International Criminal Judging by the Arrest of Russian President Vladimir Putin and the Children's Ombudsman of the Russian Russian-Belova, who are suspected of illegally deportation of children of the occupied territories of Ukraine in Russia at least from February 2022.</text:p>
      <text:p text:style-name="P4">
News Source: <text:a xlink:type="simple" xlink:href="https://www.ukrinform.ua/rubric-ato/3701670-rosia-mae-pripiniti-deportaciu-ukrainskih-ditej-i-zabezpeciti-ihne-povernenna-pare.html" text:style-name="Internet_20_link" text:visited-style-name="Visited_20_Internet_20_Link">
https://www.ukrinform.ua/rubric-ato/3701670-rosia-mae-pripiniti-deportaciu-ukrainskih-ditej-i-zabezpeciti-ihne-povernenna-pare.html</text:a>
</text:p>
      <!--NEWS-->
      <text:h text:style-name="P10" text:outline-level="1">
<text:span text:style-name="T4">
Russia has intensified a repressive policy on Crimean Tatars - Lubinets</text:span>
</text:h>
      <text:p text:style-name="P4">
Authors: Ukrinform (Person)</text:p>
      <text:p text:style-name="P4">
Publisher: Укринформ (Organization)</text:p>
      <text:p text:style-name="P4">
Published Time: 2023-04-27T18:46:24+03:00</text:p>
      <text:p text:style-name="P4">
Modified Time: 2023-04-27T18:46:24+03:00</text:p>
      <text:p text:style-name="P4">
Description: The Russian Federation has intensified the repressive policy on the Crimean Tatars. - Ukrinform.</text:p>
      <text:p text:style-name="P4">
Images: ["<text:a xlink:type="simple" xlink:href="https://static.ukrinform.com/photos/2023_02/thumb_files/630_360_1677395798-958.jpg" text:style-name="Internet_20_link" text:visited-style-name="Visited_20_Internet_20_Link">
630_360_16773...</text:a>
"]</text:p>
      <text:p text:style-name="P4">
Tags: ['Крим', 'Кримські татари', 'Дмитро Лубінець']</text:p>
      <text:p text:style-name="P4">
Type: Article</text:p>
      <!--METADATA-->
      <text:p text:style-name="P4">
<draw:frame draw:style-name="fr1" draw:name="Image224" text:anchor-type="as-char" svg:width="6.9236in" svg:height="3.956343in" draw:z-index="0">
<draw:image xlink:href="../Images/yкринформ/2023-04-27T18-46-24-03-00/630_360_1677395798-958.jpg" xlink:type="simple" xlink:show="embed" xlink:actuate="onLoad" draw:mime-type="image/jpeg"/>
</draw:frame>
Russian Federation has intensified the repressive policy on Crimean Tatars.</text:p>
      <text:p text:style-name="P4">
According to Ukrinform, Dmitry Lubinets reported to the Verkhovna Rada of Ukraine in <text:a xlink:type="simple" xlink:href="https://t.me/dmytro_lubinetzs/2273" text:style-name="Internet_20_link" text:visited-style-name="Visited_20_Internet_20_Link">
</text:a>
.</text:p>
      <text:p text:style-name="P4">
“The Russian security forces with weapons and masks this morning broke into the Crimean Tatar activists in Sudak - Bari Bariyev and Edmaismailov. The invaders did not name the causes of searches. The tatelephones were removed, the search protocols were not left by relatives. Both men were taken to the FSB Management in Simferopol, ”the Ombudsman said.</text:p>
      <text:p text:style-name="P4">
<text:span text:style-name="T4">
 Read also: </text:span>
 <text:a xlink:type="simple" xlink:href="https://www.ukrinform.ua/rubric-crimea/3701572-sud-u-rf-priznaciv-15-dib-arestu-nezakonno-zatrimanij-na-kordoni-krimskij-tatarci-umerovij.html" text:style-name="Internet_20_link" text:visited-style-name="Visited_20_Internet_20_Link">
<text:span text:style-name="T4">
 Tatar </text:span>
</text:a>
He also recalled that a few days ago, after searches, the delays of the Roman Tatar human rights activist Abdureshit Jepperov. He was appointed 12d administrative arrest allegedly "for the disobedience of the police."</text:p>
      <text:p text:style-name="P4">
“The Russian Federation has intensified a repressive policy on the representatives of the indigenous people - the Crimean Tatars. In this way, the occupiers try to intimidate the Ukrainian resistance of the inhabitants of the peninsula. In the last two months, Russian security officers conducted more than a dozen illegal searches in the Crimean Tatars' homes, ”the Ombudsman said.</text:p>
      <text:p text:style-name="P4">
<text:span text:style-name="T4">
 Read also: </text:span>
 <text:a xlink:type="simple" xlink:href="https://www.ukrinform.ua/rubric-crimea/3701461-pravozahisniki-zaklikaut-pisati-listi-krimskim-politvaznam.html" text:style-name="Internet_20_link" text:visited-style-name="Visited_20_Internet_20_Link">
</text:a>
Lubinets urges the international community to strongly condemn such unlawful actions, to increase pressure on Russia, in order to terminate its gross violations of human rights, the occupied Crimea and the immediate and unconditional release of all non -consumed citizens of Ukraine.</text:p>
      <text:p text:style-name="P4">
As reported by Ukrinform, on April 27, Russian security forces detained Bariyavaat Eden Ismailov after searches in their homes in Sudak in a temporary -occupied Crimea.</text:p>
      <text:p text:style-name="P4">
Photo: Dmitry Lubinets, Facebook</text:p>
      <text:p text:style-name="P4">
News Source: <text:a xlink:type="simple" xlink:href="https://www.ukrinform.ua/rubric-crimea/3701672-rosia-aktivizuvala-represivnu-politiku-sodo-krimskih-tatar-lubinec.html" text:style-name="Internet_20_link" text:visited-style-name="Visited_20_Internet_20_Link">
https://www.ukrinform.ua/rubric-crimea/3701672-rosia-aktivizuvala-represivnu-politiku-sodo-krimskih-tatar-lubinec.html</text:a>
</text:p>
      <!--NEWS-->
      <text:h text:style-name="P10" text:outline-level="1">
<text:span text:style-name="T4">
The Armed Forces Aviation has taken four strokes in the areas of concentration of Russian troops</text:span>
</text:h>
      <text:p text:style-name="P4">
Authors: Ukrinform (Person)</text:p>
      <text:p text:style-name="P4">
Publisher: Укринформ (Organization)</text:p>
      <text:p text:style-name="P4">
Published Time: 2023-04-27T18:48:00+03:00</text:p>
      <text:p text:style-name="P4">
Modified Time: 2023-04-27T18:48:00+03:00</text:p>
      <text:p text:style-name="P4">
Description: The aviation of the Defense Forces of Ukraine per day struck the areas of concentration of the invaders and destroyed five enemy UAVs of various types. - Ukrinform.</text:p>
      <text:p text:style-name="P4">
Images: ["<text:a xlink:type="simple" xlink:href="https://static.ukrinform.com/photos/2022_10/thumb_files/630_360_1666798892-927.jpg" text:style-name="Internet_20_link" text:visited-style-name="Visited_20_Internet_20_Link">
630_360_16667...</text:a>
"]</text:p>
      <text:p text:style-name="P4">
Tags: ['Авіація', 'Генштаб', 'Обстріл', 'ЗСУ']</text:p>
      <text:p text:style-name="P4">
Type: Article</text:p>
      <!--METADATA-->
      <text:p text:style-name="P4">
<draw:frame draw:style-name="fr1" draw:name="Image225" text:anchor-type="as-char" svg:width="6.9236in" svg:height="3.956343in" draw:z-index="0">
<draw:image xlink:href="../Images/yкринформ/2023-04-27T18-48-00-03-00/630_360_1666798892-927.jpg" xlink:type="simple" xlink:show="embed" xlink:actuate="onLoad" draw:mime-type="image/jpeg"/>
</draw:frame>
The Aviation for Defense of Ukraine in a day struck four strokes in the areas of concentration and destroyed five enemy UAVs of various types.</text:p>
      <text:p text:style-name="P4">
As Ukrinform reports, about it in <text:a xlink:type="simple" xlink:href="https://www.facebook.com/GeneralStaff.ua/posts/574545238191892" text:style-name="Internet_20_link" text:visited-style-name="Visited_20_Internet_20_Link">
</text:a>
The Present Service of the Armed Forces General Staff reports.</text:p>
      <text:p text:style-name="P4">
“Aviation of the Defense Forces of Ukraine per day has struck 4 beats in the areas of focus of the occupiers, as well as the impact on the enemy's anti-aircraft missile system. Smoke hostile <text:a xlink:type="simple" xlink:href="https://www.ukrinform.ua/tag-bezpilotnik" text:style-name="Internet_20_link" text:visited-style-name="Visited_20_Internet_20_Link">
</text:a>
of different types, ” -goes in the message.</text:p>
      <text:p text:style-name="P4">
<text:span text:style-name="T4">
 Read also: </text:span>
 <text:a xlink:type="simple" xlink:href="https://www.ukrinform.ua/rubric-ato/3701419-reznikov-pro-kontrnastup-ocikuvanna-peregriti-pocatok-mae-buti-nespodivanim.html" text:style-name="Internet_20_link" text:visited-style-name="Visited_20_Internet_20_Link">
<text:span text:style-name="T4">
 Rennikov </text:span>
 <text:span text:style-name="T4">
 About </text:span>
 <text:span text:style-name="T4">
 CONTRACTS </text:span>
 <text:span text:style-name="T4">
 Waiting </text:span>
<text:span text:style-name="T4">
 Opheated </text:span>
 <text:span text:style-name="T4">
 Begin </text:span>
 <text:span text:style-name="T4">
 </text:span>
 has <text:span text:style-name="T4">
 be </text:span>
 <text:span text:style-name="T4">
 </text:span>
 <text:span text:style-name="T4">
 </text:span>
 unexpected **</text:a>
In addition, the units of rocket troops and artillery struck two points of management, the area of concentration of the enemy's live power, a means of air defense, ammunition composition and two artillery units.</text:p>
      <text:p text:style-name="P4">
As reported by Ukrinform, the Ukrainian Defense Forces from February 24, 2022 to 27th 2023 <text:a xlink:type="simple" xlink:href="https://www.ukrinform.ua/rubric-ato/3701285-v-ukraini-vze-likviduvali-188-920-rosijskih-vijskovih.html" text:style-name="Internet_20_link" text:visited-style-name="Visited_20_Internet_20_Link">
</text:a>
, with 510 people - only last day.</text:p>
      <text:p text:style-name="P4">
News Source: <text:a xlink:type="simple" xlink:href="https://www.ukrinform.ua/rubric-ato/3701682-aviacia-zsu-zavdala-cotiri-udari-po-rajonah-zoseredzenna-vijsk-rf.html" text:style-name="Internet_20_link" text:visited-style-name="Visited_20_Internet_20_Link">
https://www.ukrinform.ua/rubric-ato/3701682-aviacia-zsu-zavdala-cotiri-udari-po-rajonah-zoseredzenna-vijsk-rf.html</text:a>
</text:p>
      <!--NEWS-->
      <text:h text:style-name="P10" text:outline-level="1">
<text:span text:style-name="T4">
In the Chernihiv region on the gum there is the formation of spring water supply</text:span>
</text:h>
      <text:p text:style-name="P4">
Authors: Ukrinform (Person)</text:p>
      <text:p text:style-name="P4">
Publisher: Укринформ (Organization)</text:p>
      <text:p text:style-name="P4">
Published Time: 2023-04-27T18:50:00+03:00</text:p>
      <text:p text:style-name="P4">
Modified Time: 2023-04-27T18:50:00+03:00</text:p>
      <text:p text:style-name="P4">
Description: In the Chernihiv region on the River Desna there is a formation of spring waterwater. - Ukrinform.</text:p>
      <text:p text:style-name="P4">
Images: ["<text:a xlink:type="simple" xlink:href="https://static.ukrinform.com/photos/2020_05/thumb_files/630_360_1588669301-234.jpg" text:style-name="Internet_20_link" text:visited-style-name="Visited_20_Internet_20_Link">
630_360_15886...</text:a>
", "<text:a xlink:type="simple" xlink:href="https://static.ukrinform.com/photos/2023_04/1682595317-833.jpg" text:style-name="Internet_20_link" text:visited-style-name="Visited_20_Internet_20_Link">
1682595317-83...</text:a>
", "<text:a xlink:type="simple" xlink:href="https://static.ukrinform.com/photos/2023_04/1682595352-122.jpg" text:style-name="Internet_20_link" text:visited-style-name="Visited_20_Internet_20_Link">
1682595352-12...</text:a>
"]</text:p>
      <text:p text:style-name="P4">
Tags: ['Десна', 'ДСНС', 'Повінь', 'Ріка', 'Вода', 'Водопілля']</text:p>
      <text:p text:style-name="P4">
Type: Article</text:p>
      <!--METADATA-->
      <text:p text:style-name="P4">
<draw:frame draw:style-name="fr1" draw:name="Image226" text:anchor-type="as-char" svg:width="6.9236in" svg:height="3.956343in" draw:z-index="0">
<draw:image xlink:href="../Images/yкринформ/2023-04-27T18-50-00-03-00/630_360_1588669301-234.jpg" xlink:type="simple" xlink:show="embed" xlink:actuate="onLoad" draw:mime-type="image/jpeg"/>
</draw:frame>
The Uvhernyhiv region on the Desna River is the formation of spring waterwater.</text:p>
      <text:p text:style-name="P4">
This was stated during a briefing at the Media Center of Ukraine - Ukrinform by the head of hydrological forecasts of the Ukrhydromet Center of the SES of Ukraine Ilya Perevozchikov.</text:p>
      <text:p text:style-name="P4">
“The formation of spring waterwater in the Chernihiv region on the Desna River, in particular below Chernihiv with an increase in levels by 2.6 centimeters per day. We are mitigating the maximum on the bell section of the gums in the first half, ”he said.</text:p>
      <text:p text:style-name="P4">
<draw:frame draw:style-name="fr1" draw:name="Image227" text:anchor-type="as-char" svg:width="6.9236in" svg:height="4.679841in" draw:z-index="0">
<draw:image xlink:href="../Images/yкринформ/2023-04-27T18-50-00-03-00/1682595317-833.jpg" xlink:type="simple" xlink:show="embed" xlink:actuate="onLoad" draw:mime-type="image/jpeg"/>
</draw:frame>
Ilya Perevozchikov</text:p>
      <text:p text:style-name="P4">
According to the representative of the Ukrhydromet Center, in the Chernihiv region the likelihood of flooding floodplain territories and lowered areas, the Assam in Chernihiv, Koryukiv, Novgorod-Siversky districts is made in the Chernihiv region.</text:p>
      <text:p text:style-name="P4">
<text:span text:style-name="T4">
 Read also: </text:span>
 <text:a xlink:type="simple" xlink:href="https://www.ukrinform.ua/rubric-regions/3701351-v-ukraini-zalisautsa-pidtoplenimi-ponad-700-gospodarstv-dsns.html" text:style-name="Internet_20_link" text:visited-style-name="Visited_20_Internet_20_Link">
<text:span text:style-name="T4">
 floods </text:span>
</text:a>
For his part, the spokesman of the SES of Ukraine Oleksandr Khorunzhi stated that the rescuers had four points of assistance in the Chernihiv region, - says Zhela Mnov, Dniprovskoye, Yadut and Radul township. The SES has created one point of assistance in the village of Khreshchatyk in Cherkasy region, where both equipment and people who can immediately help in the event of a complication of the situation are based.</text:p>
      <text:p text:style-name="P4">
<draw:frame draw:style-name="fr1" draw:name="Image228" text:anchor-type="as-char" svg:width="6.9236in" svg:height="4.705484in" draw:z-index="0">
<draw:image xlink:href="../Images/yкринформ/2023-04-27T18-50-00-03-00/1682595352-122.jpg" xlink:type="simple" xlink:show="embed" xlink:actuate="onLoad" draw:mime-type="image/jpeg"/>
</draw:frame>
Alexander Khorunzh</text:p>
      <text:p text:style-name="P4">
Answering questions about the advice of what to do in a situation where people find themselves in a stone trap, Harunzhi said that rescuers expect the water to come down because the water element does not always work out.</text:p>
      <text:p text:style-name="P4">
“It is possible to bring food to people, drinking water, respectively, to pump out where possible, water from their premises. But large -scale underworks have to go through themselves. So far, the situation is completely controlled, and it confirms the Ukrainian Hydrometeorological Center. There are problematic areas, in particular, reduced rushes of certain rivers - it is about Dnipro and Desna in Chernihiv region, ” - said Pressofiter <text:a xlink:type="simple" xlink:href="https://www.ukrinform.ua/tag-dsns" text:style-name="Internet_20_link" text:visited-style-name="Visited_20_Internet_20_Link">
</text:a>
.</text:p>
      <text:p text:style-name="P4">
Answering questions about the forecasts and whether to wait for the deterioration of confidence, Perevozchikov noted that the precipitation that are nowadays are mostly probable for the eastern part of Ukraine.</text:p>
      <text:p text:style-name="P4">
<text:span text:style-name="T4">
 Read also: </text:span>
 <text:a xlink:type="simple" xlink:href="https://www.ukrinform.ua/rubric-regions/3701558-na-dnipri-sposterigaetsa-spad-vesnanogo-vodopilla.html" text:style-name="Internet_20_link" text:visited-style-name="Visited_20_Internet_20_Link">
<text:span text:style-name="T4">
 waterpiece </text:span>
</text:a>
</text:p>
      <text:p text:style-name="P4">
According to the head of the department of hydrological forecasts of the Ukrhydromet Center, the rest of the rivers of Ukraine is fulfilled, the situation is more or less stable.</text:p>
      <text:p text:style-name="P4">
“And those precipitation that will fall out of course will lead to an increase in levels(League - ed.), but without critical notes, situations. In particular, if you talk about the Dnieper, which is most interested in everyone, this amount of rainfall is not extinguished there for dangerous phenomena there, ”Revozchikov informed.</text:p>
      <text:p text:style-name="P4">
According to the SESS, in Ukraine, as of Thursday morning, 704 farms and 98 houses, including the Unernyiv region - 448, Cherkasy - 123, Dnipropetrovsk - 52, Poltava - 35, Kirovograd - 25, Volyn, 14 and Kyiv, 14 and Kyiv, are being flooded in Ukraine. –7, 98 houses: in Cherkasy region - 39, Dnipropetrovsk - 32, Kirovograd - 25, Chernihiv - 2.</text:p>
      <text:p text:style-name="P4">
News Source: <text:a xlink:type="simple" xlink:href="https://www.ukrinform.ua/rubric-regions/3701692-u-cernigivskij-oblasti-na-desni-jde-formuvanna-vesnanogo-vodopilla.html" text:style-name="Internet_20_link" text:visited-style-name="Visited_20_Internet_20_Link">
https://www.ukrinform.ua/rubric-regions/3701692-u-cernigivskij-oblasti-na-desni-jde-formuvanna-vesnanogo-vodopilla.html</text:a>
</text:p>
      <!--NEWS-->
      <text:h text:style-name="P10" text:outline-level="1">
<text:span text:style-name="T4">
PACE congratulates the ISS warrant for Putin's arrest and calls for Lukashenko also to punish</text:span>
</text:h>
      <text:p text:style-name="P4">
Authors: Ukrinform (Person)</text:p>
      <text:p text:style-name="P4">
Publisher: Укринформ (Organization)</text:p>
      <text:p text:style-name="P4">
Published Time: 2023-04-27T18:51:00+03:00</text:p>
      <text:p text:style-name="P4">
Modified Time: 2023-04-27T18:51:00+03:00</text:p>
      <text:p text:style-name="P4">
Description: The Parliamentary Assembly of the Council of Europe has congratulated the issuing the International Criminal Court of the arrest of Russian President Vladimir Putin, and also emphasized the need for punishment of self -proclaimed President of Belarus Alexander Lukashenko. - Ukrinform.</text:p>
      <text:p text:style-name="P4">
Images: ["<text:a xlink:type="simple" xlink:href="https://static.ukrinform.com/photos/2018_08/thumb_files/630_360_1533808593-1223.jpg" text:style-name="Internet_20_link" text:visited-style-name="Visited_20_Internet_20_Link">
630_360_15338...</text:a>
"]</text:p>
      <text:p text:style-name="P4">
Tags: ['лукашенко', 'ПАРЄ', 'путін']</text:p>
      <text:p text:style-name="P4">
Type: Article</text:p>
      <!--METADATA-->
      <text:p text:style-name="P4">
<draw:frame draw:style-name="fr1" draw:name="Image229" text:anchor-type="as-char" svg:width="6.9236in" svg:height="3.956343in" draw:z-index="0">
<draw:image xlink:href="../Images/yкринформ/2023-04-27T18-51-00-03-00/630_360_1533808593-1223.jpg" xlink:type="simple" xlink:show="embed" xlink:actuate="onLoad" draw:mime-type="image/jpeg"/>
</draw:frame>
The Parliamentary Assembly of the Council of Europe greeted the issuance of the International Criminal Administration of the arrest of President of Russian Vladimir Putin, and also emphasized the innovation of the punishment of self -proclaimed President of Belarus Oleksralukashenko.</text:p>
      <text:p text:style-name="P4">
This is stated in the resolution adopted at the PACE spring session, Ukrinform reports.</text:p>
      <text:p text:style-name="P4">
"The Assembly congratulates the decision of the International Criminal Court of March 17, 2023 on the issuance of orders for the arrest of the President of the Russian Federation Volodymyrputin and the Commissioner for the Rights of the Child Maria Lviv-Belova for war crimes related to illegal deportation and movement to the Russian Federation, " - reads.</text:p>
      <text:p text:style-name="P4">
<text:span text:style-name="T4">
 Read also: </text:span>
 <text:a xlink:type="simple" xlink:href="https://www.ukrinform.ua/rubric-ato/3701663-pare-viznala-genocidom-deportaciu-ukrainskih-ditej-do-rosii.html" text:style-name="Internet_20_link" text:visited-style-name="Visited_20_Internet_20_Link">
</text:a>
The PACE called on the States Parties to the Roman Statute to take all possible events to fulfill their obligations to fulfill the arrest warriors already issued by the International Criminal Court, and to support the prosecution and punishment of all responsible for crimes against Ukraine.</text:p>
      <text:p text:style-name="P4">
"In particular, among persons for whom international human rights organizations declared direct responsibility-the Prime Minister of the Russian Federation, the Ministry of Executive and Health, the Ombudsman and the First Deputy Head of the Presidential Administration - Governors of Krasnodarkry, Magadan region, Kamchatsk region, President of Tatarstan and Glavrarespubblem Adigey, "the resolution said.</text:p>
      <text:p text:style-name="P4">
<text:span text:style-name="T4">
 Read also: </text:span>
 <text:a xlink:type="simple" xlink:href="https://www.ukrinform.ua/rubric-ato/3701670-rosia-mae-pripiniti-deportaciu-ukrainskih-ditej-i-zabezpeciti-ihne-povernenna-pare.html" text:style-name="Internet_20_link" text:visited-style-name="Visited_20_Internet_20_Link">
<text:span text:style-name="T4">
 PACE </text:span>
</text:a>
As reported by Ukrinform, on March 17, 2023, the International Criminal Judging by the Arrest of the President of the Russian Federation Vladimir Putin and the children's ombudsmenamarium of Lviv-Belova, who are suspected of illegal deportation of children of the occupied territories of Ukraine to Russia at least from February 2022.</text:p>
      <text:p text:style-name="P4">
News Source: <text:a xlink:type="simple" xlink:href="https://www.ukrinform.ua/rubric-world/3701674-pare-privitala-order-mks-na-arest-putina-ta-zaklikala-pokarati-takoz-lukasenka.html" text:style-name="Internet_20_link" text:visited-style-name="Visited_20_Internet_20_Link">
https://www.ukrinform.ua/rubric-world/3701674-pare-privitala-order-mks-na-arest-putina-ta-zaklikala-pokarati-takoz-lukasenka.html</text:a>
</text:p>
      <!--NEWS-->
      <text:h text:style-name="P10" text:outline-level="1">
<text:span text:style-name="T4">
The Skyi band to Kiev Day will give a big concert at the Sports Palace</text:span>
</text:h>
      <text:p text:style-name="P4">
Authors: Ukrinform (Person)</text:p>
      <text:p text:style-name="P4">
Publisher: Укринформ (Organization)</text:p>
      <text:p text:style-name="P4">
Published Time: 2023-04-27T18:57:02+03:00</text:p>
      <text:p text:style-name="P4">
Modified Time: 2023-04-27T18:57:02+03:00</text:p>
      <text:p text:style-name="P4">
Description: The Ukrainian rock band Sky, which is 22 years old this year, will give a big concert at the Palace of Sports on May 26, before Kyiv Day. - Ukrinform.</text:p>
      <text:p text:style-name="P4">
Images: ["<text:a xlink:type="simple" xlink:href="https://static.ukrinform.com/photos/2016_10/thumb_files/630_360_1477547270-2621.jpeg" text:style-name="Internet_20_link" text:visited-style-name="Visited_20_Internet_20_Link">
630_360_14775...</text:a>
"]</text:p>
      <text:p text:style-name="P4">
Tags: ['Концерт', 'Музика', 'Палац спорту', 'Київ', 'СКАЙ ']</text:p>
      <text:p text:style-name="P4">
Type: Article</text:p>
      <!--METADATA-->
      <text:p text:style-name="P4">
<draw:frame draw:style-name="fr1" draw:name="Image230" text:anchor-type="as-char" svg:width="6.9236in" svg:height="3.956343in" draw:z-index="0">
<draw:image xlink:href="../Images/yкринформ/2023-04-27T18-57-02-03-00/630_360_1477547270-2621.jpeg" xlink:type="simple" xlink:show="embed" xlink:actuate="onLoad" draw:mime-type="image/jpeg"/>
</draw:frame>
The Ukrainian rock band Sky, which is 22 years old this year, will have a big concert at the Palace of Sports on May 26, before Kyiv Day.</text:p>
      <text:p text:style-name="P4">
Ukrinform was reported in PR Batteries Agency.</text:p>
      <text:p text:style-name="P4">
“Traditionally, the concert has a great charity. Within the framework of the event will be present the cooperation of the group Skyi with the charity fund "Come back alive", as well with the Foundation "Health of the Ukrainian People", which implements the national program "Save the limb", whose mission is to reduce the disability of Ukrainians, which is linked to the injuries, which are linked to injuries. The ambassador of which is the Ephronteman of the band Oleg Sobchuk, ”the agency said.</text:p>
      <text:p text:style-name="P4">
According to the organizers, the program was called "Give Light", because the start of a full -scale war Sky "gives light", actively helping.</text:p>
      <text:p text:style-name="P4">
The three -hour show will consist of three music parts. The program opened the famous Ukrainian DJ Smile with your own remix on the track "Give Light" from the Shoubbanshchytsi, and the first branch <text:a xlink:type="simple" xlink:href="https://www.ukrinform.ua/tag-koncert" text:style-name="Internet_20_link" text:visited-style-name="Visited_20_Internet_20_Link">
</text:a>
The Gurtzes together with the Orchestra of the Armed Forces of Ukraine. At the same time, 40 orchestra musicians, 20 choir artists and the Sky band will be held on the stage. The successful performance will be performed by many years of hits "Best Friend", "You can break it", "Give light", "light -hearted", "string", as well as newer ones - "from the simple" and "not to retreat and do not give up".</text:p>
      <text:p text:style-name="P4">
<text:span text:style-name="T4">
 Read also: </text:span>
 <text:a xlink:type="simple" xlink:href="https://www.ukrinform.ua/rubric-culture/3701368-gurt-atitila-anonsuvav-koncert-u-alti.html" text:style-name="Internet_20_link" text:visited-style-name="Visited_20_Internet_20_Link">
<text:span text:style-name="T4">
 antibody </text:span>
</text:a>
The acoustic department will please the fans with duet performance "Do not go" by the Ognevich, "Toy Weapon" with Arsen Mirzoyan, Hit of Ukrainian Tiktok "I go to Sich", which was sung in a duet with Sanna, as well as the "exclamation point" Formation "Piccardian tertiary".</text:p>
      <text:p text:style-name="P4">
Will close the first big concert of Sky in a rock block with your favorite chests, including "go go", "perfect", "I return with victory" and rock version "Give Light".</text:p>
      <text:p text:style-name="P4">
The funds received in the charitable tour of "Non", which is currently continuing in the city of Ukraine, will be aimed at conducting operations to the wounded military.</text:p>
      <text:p text:style-name="P4">
News Source: <text:a xlink:type="simple" xlink:href="https://www.ukrinform.ua/rubric-culture/3701676-gurt-skaj-do-dna-kieva-dast-velikij-koncert-u-palaci-sportu.html" text:style-name="Internet_20_link" text:visited-style-name="Visited_20_Internet_20_Link">
https://www.ukrinform.ua/rubric-culture/3701676-gurt-skaj-do-dna-kieva-dast-velikij-koncert-u-palaci-sportu.html</text:a>
</text:p>
      <!--NEWS-->
      <text:h text:style-name="P10" text:outline-level="1">
<text:span text:style-name="T4">
Калініна програла у другому колі турніру WTA в Мадриді</text:span>
</text:h>
      <text:p text:style-name="P4">
Authors: Ukrinform (Person)</text:p>
      <text:p text:style-name="P4">
Publisher: Укринформ (Organization)</text:p>
      <text:p text:style-name="P4">
Published Time: 2023-04-27T19:14:07+03:00</text:p>
      <text:p text:style-name="P4">
Modified Time: 2023-04-27T19:14:07+03:00</text:p>
      <text:p text:style-name="P4">
Description: The first "racket" of Ukraine Angelina Kalinina was unable to break into the third circle of the representative tournament of the Women's Tennis Association (WTA) - Mutua Madrid Open - in Madrid (Spain) with a prize fund of $ 7.652 million - Ukrinform.</text:p>
      <text:p text:style-name="P4">
Images: ["<text:a xlink:type="simple" xlink:href="https://static.ukrinform.com/photos/2023_03/thumb_files/630_360_1679728868-803.jpeg" text:style-name="Internet_20_link" text:visited-style-name="Visited_20_Internet_20_Link">
630_360_16797...</text:a>
"]</text:p>
      <text:p text:style-name="P4">
Tags: ['Теніс', 'Ангеліна Калініна']</text:p>
      <text:p text:style-name="P4">
Type: Article</text:p>
      <!--METADATA-->
      <text:p text:style-name="P4">
<draw:frame draw:style-name="fr1" draw:name="Image231" text:anchor-type="as-char" svg:width="6.9236in" svg:height="3.956343in" draw:z-index="0">
<draw:image xlink:href="../Images/yкринформ/2023-04-27T19-14-07-03-00/630_360_1679728868-803.jpeg" xlink:type="simple" xlink:show="embed" xlink:actuate="onLoad" draw:mime-type="image/jpeg"/>
</draw:frame>
The first "racket" of Ukraine Angelina Kalinina was unable to break through the third collaboration tournament of the Women's Tennis Association(WTA)- Mutua Madrid Open- in Madrid(Spain)With a $ 7.652 million prize fund.</text:p>
      <text:p text:style-name="P4">
In the 1/32 of the soil competition final sown under the 30th number of Kalinin on Tai Breika gave way to Egyptian Maar Sheriff(# 59 WTA rating)- 2:6, 6:7(3:7), reports Ukrinform.</text:p>
      <text:p text:style-name="P4">
The match lasted 1 hour 40 minutes.</text:p>
      <text:p text:style-name="P4">
In the third circle, Mutua Madrid Open will meet with the winner of the opposite between the 5th "sowing number" by Frenchman Karolin Garcia and Yulia Putintseva from Kazakhstan.</text:p>
      <text:p text:style-name="P4">
<text:span text:style-name="T4">
 Read also: </text:span>
 <text:a xlink:type="simple" xlink:href="https://www.ukrinform.ua/rubric-sports/3701135-curenko-peremogla-italijku-broncetti-na-starti-turniru-wta-u-madridi.html" text:style-name="Internet_20_link" text:visited-style-name="Visited_20_Internet_20_Link">
</text:a>
The Madrid tournament will last until May 6.</text:p>
      <text:p text:style-name="P4">
Photo: btu.org.ua.</text:p>
      <text:p text:style-name="P4">
News Source: <text:a xlink:type="simple" xlink:href="https://www.ukrinform.ua/rubric-sports/3701685-kalinina-prograla-u-drugomu-koli-turniru-wta-v-madridi.html" text:style-name="Internet_20_link" text:visited-style-name="Visited_20_Internet_20_Link">
https://www.ukrinform.ua/rubric-sports/3701685-kalinina-prograla-u-drugomu-koli-turniru-wta-v-madridi.html</text:a>
</text:p>
      <!--NEWS-->
      <text:h text:style-name="P10" text:outline-level="1">
<text:span text:style-name="T4">
Ukraine and Japan have signed a Memorandum of Digital Cooperation</text:span>
</text:h>
      <text:p text:style-name="P4">
Authors: Ukrinform (Person)</text:p>
      <text:p text:style-name="P4">
Publisher: Укринформ (Organization)</text:p>
      <text:p text:style-name="P4">
Published Time: 2023-04-27T19:14:31+03:00</text:p>
      <text:p text:style-name="P4">
Modified Time: 2023-04-27T19:14:31+03:00</text:p>
      <text:p text:style-name="P4">
Description: The Ministry of Defense, the State Secretariat and the Ministry of Digitalization of Japan for the first time concluded a tripartite memorandum, which is the beginning of digital cooperation between countries. - Ukrinform.</text:p>
      <text:p text:style-name="P4">
Images: ["<text:a xlink:type="simple" xlink:href="https://static.ukrinform.com/photos/2023_04/thumb_files/630_360_1682495401-515.jpg" text:style-name="Internet_20_link" text:visited-style-name="Visited_20_Internet_20_Link">
630_360_16824...</text:a>
"]</text:p>
      <text:p text:style-name="P4">
Tags: ['Японія', 'Федоров', 'Мінцифри']</text:p>
      <text:p text:style-name="P4">
Type: Article</text:p>
      <!--METADATA-->
      <text:p text:style-name="P4">
<draw:frame draw:style-name="fr1" draw:name="Image232" text:anchor-type="as-char" svg:width="6.9236in" svg:height="3.956343in" draw:z-index="0">
<draw:image xlink:href="../Images/yкринформ/2023-04-27T19-14-31-03-00/630_360_1682495401-515.jpg" xlink:type="simple" xlink:show="embed" xlink:actuate="onLoad" draw:mime-type="image/jpeg"/>
</draw:frame>
The Ministry of Defense, the State Secretariat and the Ministry of Digitalization of Japan for the first time have concluded a tripartite memorial, which is the beginning of digital cooperation between countries.</text:p>
      <text:p text:style-name="P4">
This was reported in <text:a xlink:type="simple" xlink:href="https://t.me/zedigital/3070" text:style-name="Internet_20_link" text:visited-style-name="Visited_20_Internet_20_Link">
</text:a>
Viceremier-Minister of Zinnovations, Development of Education, Science and Technology-Minister of Digital Transformation Mikhail Fedorov, Ukrinform reports.</text:p>
      <text:p text:style-name="P4">
“We start a digital work with Japan-we have signed a memorandum with the Japanese digitalization ministry. We focus on the field of cyber defense. To protect Ukrainian critical infrastructure. Japan has experience and examination of qualitative counteraction to cyberattacks. They also agreed to exchange the best IT practices and digital solutions, ”said Fedorov.</text:p>
      <text:p text:style-name="P4">
<text:span text:style-name="T4">
 Read also: </text:span>
 <text:a xlink:type="simple" xlink:href="https://www.ukrinform.ua/rubric-vidbudova/3701655-golova-kiivskoi-ova-obgovoriv-vidbudovu-regionu-z-poslom-aponii.html" text:style-name="Internet_20_link" text:visited-style-name="Visited_20_Internet_20_Link">
<text:span text:style-name="T4">
 Japan </text:span>
</text:a>
He said that, for its part, Ukraine will help the experience of building a single Tae-effective e-government system: the approach of Mobile First, the experience of rapid starting services, the development of e-government and the introduction of digital innovations at the state level.</text:p>
      <text:p text:style-name="P4">
As it was reported, the Ministry of Digital Transformation has signed a memorandum by the deployment of TechoSystem technological companies, which will facilitate the development of a startup ecosystem and innovative infrastructure of Ukraine.</text:p>
      <text:p text:style-name="P4">
News Source: <text:a xlink:type="simple" xlink:href="https://www.ukrinform.ua/rubric-technology/3701686-ukraina-i-aponia-pidpisali-memorandum-pro-cifrove-spivrobitnictvo.html" text:style-name="Internet_20_link" text:visited-style-name="Visited_20_Internet_20_Link">
https://www.ukrinform.ua/rubric-technology/3701686-ukraina-i-aponia-pidpisali-memorandum-pro-cifrove-spivrobitnictvo.html</text:a>
</text:p>
      <!--NEWS-->
      <text:h text:style-name="P10" text:outline-level="1">
<text:span text:style-name="T4">
UkrPoshta completed last year with a loss of ₴ 1.26 billion</text:span>
</text:h>
      <text:p text:style-name="P4">
Authors: Ukrinform (Person)</text:p>
      <text:p text:style-name="P4">
Publisher: Укринформ (Organization)</text:p>
      <text:p text:style-name="P4">
Published Time: 2023-04-27T19:15:55+03:00</text:p>
      <text:p text:style-name="P4">
Modified Time: 2023-04-27T19:15:55+03:00</text:p>
      <text:p text:style-name="P4">
Description: JSC "UkrPoshta" has completed 2022 with losses of UAH 1.258 billion. - Ukrinform.</text:p>
      <text:p text:style-name="P4">
Images: ["<text:a xlink:type="simple" xlink:href="https://static.ukrinform.com/photos/2022_11/thumb_files/630_360_1667907922-855.jpg" text:style-name="Internet_20_link" text:visited-style-name="Visited_20_Internet_20_Link">
630_360_16679...</text:a>
"]</text:p>
      <text:p text:style-name="P4">
Tags: ['Гроші', 'Укрпошта', 'Збитки']</text:p>
      <text:p text:style-name="P4">
Type: Article</text:p>
      <!--METADATA-->
      <text:p text:style-name="P4">
<draw:frame draw:style-name="fr1" draw:name="Image233" text:anchor-type="as-char" svg:width="6.9236in" svg:height="3.956343in" draw:z-index="0">
<draw:image xlink:href="../Images/yкринформ/2023-04-27T19-15-55-03-00/630_360_1667907922-855.jpg" xlink:type="simple" xlink:show="embed" xlink:actuate="onLoad" draw:mime-type="image/jpeg"/>
</draw:frame>
JSC "UkrPoshta" has completed 2022 with losses of UAH 1.258 billion.</text:p>
      <text:p text:style-name="P4">
This was reported by the CEO of the company Igor Smilyansky, reports Ukrinform with reference to <text:a xlink:type="simple" xlink:href="https://www.ukrposhta.ua/ua/news/57897-ukrposhta-opriljudnila-finansovi-rezultati-2022-roku" text:style-name="Internet_20_link" text:visited-style-name="Visited_20_Internet_20_Link">
</text:a>
postal operator.</text:p>
      <text:p text:style-name="P4">
It is noted that UkrPoshta graduated from 2022 with actual loss of UAH 1258.1 million, of which UAH 216.9 million - losses received at the expense of lost assets in the temporarily occupied territories of Kherson, Donetsk Talugansk regions, and UAH 402.1 million - because losses from exchange rate differences in exchange rate fluctuations.</text:p>
      <text:p text:style-name="P4">
UkrPoshta graduated from 2022 with a net income from the sale of goods and the amount of UAH 10.3 billion, which is 7.7% less against actual data for 2021.</text:p>
      <text:p text:style-name="P4">
In 2022, the volumes of internal and export parcels remained at the level. Trade revenues increased by 41.9% against 2021. The volume of written correspondence in 2022 decreased by 53.4% against the last year with a gradual recovery by the end of 2022. Sensory in this direction decreased by 18.3% compared to 2021. Also, the closure of a large number of printed publications and the migration of the population, 22.4% decreased income from the distribution of periodicals.</text:p>
      <text:p text:style-name="P4">
<text:span text:style-name="T4">
 Read also: </text:span>
 <text:a xlink:type="simple" xlink:href="https://www.ukrinform.ua/rubric-society/3694717-ukrposta-vistavit-na-prodaz-tisacu-marok-russkij-voennij-korabl-sob-zibrati-na-dron.html" text:style-name="Internet_20_link" text:visited-style-name="Visited_20_Internet_20_Link">
<text:span text:style-name="T4">
 UkrPoshta </text:span>
</text:a>
Thanks to the income of past years and measures on the conservation of cash funds, during 2022, it maintained strong liquidity positions, which allowed to support operating activities without a shortage of cash, to ensure its financial liabilities and restart the capital investment program.</text:p>
      <text:p text:style-name="P4">
“Despite the huge losses due to the war, we were able to save the team in 2022, fulfill all financial obligations and even continued to invest in previously awarded. And all this - without subsidies from the state budget, because we understand that it should first of all be aimed at supporting our Armed Forces. In 2022, it recorded losses in 2022, but given the measures taken, we look in a certain one in 2023 and do everything to again to again be again to To get into profit while continuing to support the state, ”Smilyansky said.In 2021, UkrPoshta received 183.58 million UAH of net profit in 2021.</text:p>
      <text:p text:style-name="P4">
News Source: <text:a xlink:type="simple" xlink:href="https://www.ukrinform.ua/rubric-economy/3701688-ukrposta-zaversila-minulij-rik-zi-zbitkom-u-126-milarda.html" text:style-name="Internet_20_link" text:visited-style-name="Visited_20_Internet_20_Link">
https://www.ukrinform.ua/rubric-economy/3701688-ukrposta-zaversila-minulij-rik-zi-zbitkom-u-126-milarda.html</text:a>
</text:p>
      <!--NEWS-->
      <text:h text:style-name="P10" text:outline-level="1">
<text:span text:style-name="T4">
Police found 27 filtration camps and prisons of the Russian Federation in the occupied territories</text:span>
</text:h>
      <text:p text:style-name="P4">
Authors: Ukrinform (Person)</text:p>
      <text:p text:style-name="P4">
Publisher: Укринформ (Organization)</text:p>
      <text:p text:style-name="P4">
Published Time: 2023-04-27T19:16:00+03:00</text:p>
      <text:p text:style-name="P4">
Modified Time: 2023-04-27T19:16:00+03:00</text:p>
      <text:p text:style-name="P4">
Description: The National Police have today recorded 27 filtration camps and prisons in the temporarily occupied territories of Ukraine. - Ukrinform.</text:p>
      <text:p text:style-name="P4">
Images: ["<text:a xlink:type="simple" xlink:href="https://static.ukrinform.com/photos/2017_04/thumb_files/630_360_1493036840-7726.jpg" text:style-name="Internet_20_link" text:visited-style-name="Visited_20_Internet_20_Link">
630_360_14930...</text:a>
", "<text:a xlink:type="simple" xlink:href="https://static.ukrinform.com/photos/2023_04/1682598793-183.jpeg" text:style-name="Internet_20_link" text:visited-style-name="Visited_20_Internet_20_Link">
1682598793-18...</text:a>
", "<text:a xlink:type="simple" xlink:href="https://static.ukrinform.com/photos/2023_04/1682598810-379.jpg" text:style-name="Internet_20_link" text:visited-style-name="Visited_20_Internet_20_Link">
1682598810-37...</text:a>
"]</text:p>
      <text:p text:style-name="P4">
Tags: ['Окупація', 'Поліція', 'Тортури', "В'язниця", 'Російські військові', 'Війна з росією', 'Фільтраційні табори']</text:p>
      <text:p text:style-name="P4">
Type: Article</text:p>
      <!--METADATA-->
      <text:p text:style-name="P4">
<draw:frame draw:style-name="fr1" draw:name="Image234" text:anchor-type="as-char" svg:width="6.9236in" svg:height="3.956343in" draw:z-index="0">
<draw:image xlink:href="../Images/yкринформ/2023-04-27T19-16-00-03-00/630_360_1493036840-7726.jpg" xlink:type="simple" xlink:show="embed" xlink:actuate="onLoad" draw:mime-type="image/jpeg"/>
</draw:frame>
The National Police have currently recorded 27 filtration camps of wrays in the temporarily occupied territories of Ukraine.</text:p>
      <text:p text:style-name="P4">
This was stated during a working visit to the United Kingdom by the Deputy Chairman of the NPS - the head of the Chief Investigative Directorate Maxim Tsutskiridze, Ukrinformis reports by reference to <text:a xlink:type="simple" xlink:href="https://www.npu.gov.ua/news/natspolitsiia-dokumentuie-95-usikh-voiennykh-zlochyniv-holovne-prytiahnuty-do-vidpovidalnosti-viiskovosluzhbovtsiv-rf-maksym-tsutskiridze" text:style-name="Internet_20_link" text:visited-style-name="Visited_20_Internet_20_Link">
</text:a>
.</text:p>
      <text:p text:style-name="P4">
“Investigators documented 52 places of freedom, torture, filtration camps, created in temporarily occupied territories and in the Russian Federation: 27 -filtration camps and prisons - in the temporarily occupied territories of Ukraine, as well as 7 - in the territory of the Russian Federation. At the same time the atrocities are occupied, ”Tsuzkiridze said.</text:p>
      <text:p text:style-name="P4">
According to him, investigators recorded tens of thousands of facts of the cruelty of the Russian Federation against the civilian population: mass executions(https://www.ukrinform.ua/tag-torturi), sexual abuse, etc.</text:p>
      <text:p text:style-name="P4">
<draw:frame draw:style-name="fr1" draw:name="Image235" text:anchor-type="as-char" svg:width="6.9236in" svg:height="5.1927in" draw:z-index="0">
<draw:image xlink:href="../Images/yкринформ/2023-04-27T19-16-00-03-00/1682598793-183.jpeg" xlink:type="simple" xlink:show="embed" xlink:actuate="onLoad" draw:mime-type="image/jpeg"/>
</draw:frame>
The Deputy Chairman of the National Police noted that the main task of law enforcement officers is to bring military criminals to justice.</text:p>
      <text:p text:style-name="P4">
<text:span text:style-name="T4">
 Read also: </text:span>
 <text:a xlink:type="simple" xlink:href="https://www.ukrinform.ua/rubric-polytics/3700048-rosia-vikoristovue-voenni-zlocini-ak-metod-vedenna-vijni-matvijcuk-v-obse.html" text:style-name="Internet_20_link" text:visited-style-name="Visited_20_Internet_20_Link">
</text:a>
</text:p>
      <text:p text:style-name="P4">
<draw:frame draw:style-name="fr1" draw:name="Image236" text:anchor-type="as-char" svg:width="6.9236in" svg:height="8.250084in" draw:z-index="0">
<draw:image xlink:href="../Images/yкринформ/2023-04-27T19-16-00-03-00/1682598810-379.jpg" xlink:type="simple" xlink:show="embed" xlink:actuate="onLoad" draw:mime-type="image/jpeg"/>
</draw:frame>
The National Police informed that during a 4-day visit to the invitation of a specialized department of investigation of martial crimes, Ukrainian law enforcement officers, who direct, documentation and investigation of the Specialized Specialist Specialist Criminal Criminal Code, were directly involved in London police.</text:p>
      <text:p text:style-name="P4">
<text:span text:style-name="T4">
 Read also: </text:span>
 <text:a xlink:type="simple" xlink:href="https://www.ukrinform.ua/rubric-ato/3696237-rosiani-piddavali-hersonciv-katuvannam-u-ponad-20-izolatorah-mista-i-okolic-zvit-hrw.html" text:style-name="Internet_20_link" text:visited-style-name="Visited_20_Internet_20_Link">
</text:a>
Representatives of the Ukrainian delegation also met with the commissioner of the Police Landon Mark Rulay and thanked for the support of Ukraine.</text:p>
      <text:p text:style-name="P4">
As reported, the National Police investigators <text:a xlink:type="simple" xlink:href="https://www.ukrinform.ua/rubric-society/3700810-v-ukraini-vvazautsa-znajdenimi-11-708-ditej.html" text:style-name="Internet_20_link" text:visited-style-name="Visited_20_Internet_20_Link">
</text:a>
Servicemen of the Armed Forces of the Russian Federation and their accomplices.</text:p>
      <text:p text:style-name="P4">
News Source: <text:a xlink:type="simple" xlink:href="https://www.ukrinform.ua/rubric-ato/3701555-policia-znajsla-27-filtracijnih-taboriv-ta-vaznic-rf-na-okupovanih-teritoriah.html" text:style-name="Internet_20_link" text:visited-style-name="Visited_20_Internet_20_Link">
https://www.ukrinform.ua/rubric-ato/3701555-policia-znajsla-27-filtracijnih-taboriv-ta-vaznic-rf-na-okupovanih-teritoriah.html</text:a>
</text:p>
      <!--NEWS-->
      <text:h text:style-name="P10" text:outline-level="1">
<text:span text:style-name="T4">
In the Dnieper opened the first social hostel for Mariupols</text:span>
</text:h>
      <text:p text:style-name="P4">
Authors: Ukrinform (Person)</text:p>
      <text:p text:style-name="P4">
Publisher: Укринформ (Organization)</text:p>
      <text:p text:style-name="P4">
Published Time: 2023-04-27T19:20:39+03:00</text:p>
      <text:p text:style-name="P4">
Modified Time: 2023-04-27T19:20:39+03:00</text:p>
      <text:p text:style-name="P4">
Description: In the Dnieper opened the first in Ukraine a hostel for displaced persons from Mariupol. - Ukrinform.</text:p>
      <text:p text:style-name="P4">
Images: ["<text:a xlink:type="simple" xlink:href="https://static.ukrinform.com/photos/2023_04/thumb_files/630_360_1682608783-6444.jpeg" text:style-name="Internet_20_link" text:visited-style-name="Visited_20_Internet_20_Link">
630_360_16826...</text:a>
", "<text:a xlink:type="simple" xlink:href="https://static.ukrinform.com/photos/2023_04/thumb_files/630_360_1682608783-9967.jpeg" text:style-name="Internet_20_link" text:visited-style-name="Visited_20_Internet_20_Link">
630_360_16826...</text:a>
", "<text:a xlink:type="simple" xlink:href="https://static.ukrinform.com/photos/2023_04/thumb_files/630_360_1682608783-3790.jpeg" text:style-name="Internet_20_link" text:visited-style-name="Visited_20_Internet_20_Link">
630_360_16826...</text:a>
", "<text:a xlink:type="simple" xlink:href="https://static.ukrinform.com/photos/2023_04/thumb_files/630_360_1682608783-8037.jpeg" text:style-name="Internet_20_link" text:visited-style-name="Visited_20_Internet_20_Link">
630_360_16826...</text:a>
", "<text:a xlink:type="simple" xlink:href="https://static.ukrinform.com/photos/2023_04/thumb_files/630_360_1682608783-1003.jpeg" text:style-name="Internet_20_link" text:visited-style-name="Visited_20_Internet_20_Link">
630_360_16826...</text:a>
", "<text:a xlink:type="simple" xlink:href="https://static.ukrinform.com/photos/2023_04/thumb_files/630_360_1682608783-2627.jpeg" text:style-name="Internet_20_link" text:visited-style-name="Visited_20_Internet_20_Link">
630_360_16826...</text:a>
", "<text:a xlink:type="simple" xlink:href="https://static.ukrinform.com/photos/2023_04/thumb_files/630_360_1682608784-1616.jpeg" text:style-name="Internet_20_link" text:visited-style-name="Visited_20_Internet_20_Link">
630_360_16826...</text:a>
"]</text:p>
      <text:p text:style-name="P4">
Tags: ['Дніпро', 'Маріуполь', 'Переселенці', 'Житло']</text:p>
      <text:p text:style-name="P4">
Type: Article</text:p>
      <!--METADATA-->
      <text:p text:style-name="P4">
<draw:frame draw:style-name="fr1" draw:name="Image237" text:anchor-type="as-char" svg:width="6.9236in" svg:height="3.956343in" draw:z-index="0">
<draw:image xlink:href="../Images/yкринформ/2023-04-27T19-20-39-03-00/630_360_1682608783-6444.jpeg" xlink:type="simple" xlink:show="embed" xlink:actuate="onLoad" draw:mime-type="image/jpeg"/>
</draw:frame>
The first dormitory for displaced persons from Mariupol was in Ukraine.</text:p>
      <text:p text:style-name="P4">
About it in <text:a xlink:type="simple" xlink:href="https://t.me/mariupolrada/13884" text:style-name="Internet_20_link" text:visited-style-name="Visited_20_Internet_20_Link">
</text:a>
The Mariupol City Road reported, Ukrinform reports.</text:p>
      <text:p text:style-name="P4">
The first families of internally displaced persons with <text:a xlink:type="simple" xlink:href="https://www.ukrinform.ua/tag-mariupol" text:style-name="Internet_20_link" text:visited-style-name="Visited_20_Internet_20_Link">
</text:a>
They received the keys to social housing in the restored one for the comfortable residence of the dormitory of the Dniprovsky State Agricultural and Economic University. At the same time, 35 families can be accommodated here. The living is provided free of charge.</text:p>
      <text:p text:style-name="P4">
The hostel has a large children's and household area. The educator will work here.</text:p>
      <text:p text:style-name="P4">
The project was initiated by the Mariupol City Council with the assistance of the Donetsk Regional Administration, the mayor of the Dnieper Boris Filatov and the Government of Frank, the International Organization for Migration, the Rinat Akhmetov Foundation, GM "Prolska".</text:p>
      <text:p text:style-name="P4">
The pilot project spent over UAH 36 million.</text:p>
      <text:p text:style-name="P4">
<draw:frame draw:style-name="fr1" draw:name="Image238" text:anchor-type="as-char" svg:width="6.9236in" svg:height="3.956343in" draw:z-index="0">
<draw:image xlink:href="../Images/yкринформ/2023-04-27T19-20-39-03-00/630_360_1682608783-9967.jpeg" xlink:type="simple" xlink:show="embed" xlink:actuate="onLoad" draw:mime-type="image/jpeg"/>
</draw:frame>
In the Dnieper, the first social hostel for Mariupols / photos: Donetsk Ova <text:a xlink:type="simple" xlink:href="https://static.ukrinform.com/photos/2023_04/1682608783-9967.jpeg" text:style-name="Internet_20_link" text:visited-style-name="Visited_20_Internet_20_Link">
<draw:frame draw:style-name="fr1" draw:name="Image239" text:anchor-type="as-char" svg:width="6.9236in" svg:height="3.956343in" draw:z-index="0">
<draw:image xlink:href="../Images/yкринформ/2023-04-27T19-20-39-03-00/630_360_1682608783-9967.jpeg" xlink:type="simple" xlink:show="embed" xlink:actuate="onLoad" draw:mime-type="image/jpeg"/>
</draw:frame>
</text:a>
 <text:a xlink:type="simple" xlink:href="https://static.ukrinform.com/photos/2023_04/1682608783-3790.jpeg" text:style-name="Internet_20_link" text:visited-style-name="Visited_20_Internet_20_Link">
<draw:frame draw:style-name="fr1" draw:name="Image240" text:anchor-type="as-char" svg:width="6.9236in" svg:height="3.956343in" draw:z-index="0">
<draw:image xlink:href="../Images/yкринформ/2023-04-27T19-20-39-03-00/630_360_1682608783-3790.jpeg" xlink:type="simple" xlink:show="embed" xlink:actuate="onLoad" draw:mime-type="image/jpeg"/>
</draw:frame>
</text:a>
 <text:a xlink:type="simple" xlink:href="https://static.ukrinform.com/photos/2023_04/1682608783-6444.jpeg" text:style-name="Internet_20_link" text:visited-style-name="Visited_20_Internet_20_Link">
<draw:frame draw:style-name="fr1" draw:name="Image241" text:anchor-type="as-char" svg:width="6.9236in" svg:height="3.956343in" draw:z-index="0">
<draw:image xlink:href="../Images/yкринформ/2023-04-27T19-20-39-03-00/630_360_1682608783-6444.jpeg" xlink:type="simple" xlink:show="embed" xlink:actuate="onLoad" draw:mime-type="image/jpeg"/>
</draw:frame>
</text:a>
 <text:a xlink:type="simple" xlink:href="https://static.ukrinform.com/photos/2023_04/1682608783-8037.jpeg" text:style-name="Internet_20_link" text:visited-style-name="Visited_20_Internet_20_Link">
<draw:frame draw:style-name="fr1" draw:name="Image242" text:anchor-type="as-char" svg:width="6.9236in" svg:height="3.956343in" draw:z-index="0">
<draw:image xlink:href="../Images/yкринформ/2023-04-27T19-20-39-03-00/630_360_1682608783-8037.jpeg" xlink:type="simple" xlink:show="embed" xlink:actuate="onLoad" draw:mime-type="image/jpeg"/>
</draw:frame>
</text:a>
 <text:a xlink:type="simple" xlink:href="https://static.ukrinform.com/photos/2023_04/1682608783-1003.jpeg" text:style-name="Internet_20_link" text:visited-style-name="Visited_20_Internet_20_Link">
<draw:frame draw:style-name="fr1" draw:name="Image243" text:anchor-type="as-char" svg:width="6.9236in" svg:height="3.956343in" draw:z-index="0">
<draw:image xlink:href="../Images/yкринформ/2023-04-27T19-20-39-03-00/630_360_1682608783-1003.jpeg" xlink:type="simple" xlink:show="embed" xlink:actuate="onLoad" draw:mime-type="image/jpeg"/>
</draw:frame>
</text:a>
 <text:a xlink:type="simple" xlink:href="https://static.ukrinform.com/photos/2023_04/1682608783-2627.jpeg" text:style-name="Internet_20_link" text:visited-style-name="Visited_20_Internet_20_Link">
<draw:frame draw:style-name="fr1" draw:name="Image244" text:anchor-type="as-char" svg:width="6.9236in" svg:height="3.956343in" draw:z-index="0">
<draw:image xlink:href="../Images/yкринформ/2023-04-27T19-20-39-03-00/630_360_1682608783-2627.jpeg" xlink:type="simple" xlink:show="embed" xlink:actuate="onLoad" draw:mime-type="image/jpeg"/>
</draw:frame>
</text:a>
 <text:a xlink:type="simple" xlink:href="https://static.ukrinform.com/photos/2023_04/1682608784-1616.jpeg" text:style-name="Internet_20_link" text:visited-style-name="Visited_20_Internet_20_Link">
<draw:frame draw:style-name="fr1" draw:name="Image245" text:anchor-type="as-char" svg:width="6.9236in" svg:height="3.956343in" draw:z-index="0">
<draw:image xlink:href="../Images/yкринформ/2023-04-27T19-20-39-03-00/630_360_1682608784-1616.jpeg" xlink:type="simple" xlink:show="embed" xlink:actuate="onLoad" draw:mime-type="image/jpeg"/>
</draw:frame>
</text:a>
</text:p>
      <text:p text:style-name="P4">
<text:span text:style-name="T4">
 Read also: </text:span>
 <text:a xlink:type="simple" xlink:href="https://www.ukrinform.ua/rubric-regions/3687396-v-ukraini-pracue-vze-ponad-20-centriv-amariupol.html" text:style-name="Internet_20_link" text:visited-style-name="Visited_20_Internet_20_Link">
<text:span text:style-name="T4">
 Yariupol </text:span>
</text:a>
According to the available information, the restoration of hostels to ensure the social living of the vulnerable groups of the population will be implemented in Dnipro, Lviv, Zaporozhye, Kropyvnytskyi, Chernivtsi and Ivano-Frankivsk. It is planned to give the dwellings a nearly 3,000 Mariupol.</text:p>
      <text:p text:style-name="P4">
As it was reported, Mariupol mayor <text:a xlink:type="simple" xlink:href="https://www.ukrinform.ua/rubric-vidbudova/3695292-mer-mariupola-prezentuvav-u-ssa-plan-vidrodzenna-mista.html" text:style-name="Internet_20_link" text:visited-style-name="Visited_20_Internet_20_Link">
</text:a>
 .</text:p>
      <text:p text:style-name="P4">
News Source: <text:a xlink:type="simple" xlink:href="https://www.ukrinform.ua/rubric-regions/3701690-u-dnipri-vidkrili-persij-socialnij-gurtozitok-dla-mariupolciv.html" text:style-name="Internet_20_link" text:visited-style-name="Visited_20_Internet_20_Link">
https://www.ukrinform.ua/rubric-regions/3701690-u-dnipri-vidkrili-persij-socialnij-gurtozitok-dla-mariupolciv.html</text:a>
</text:p>
      <!--NEWS-->
      <text:h text:style-name="P10" text:outline-level="1">
<text:span text:style-name="T4">
ACOM Agency and AECOM signed a Memorandum of Cooperation</text:span>
</text:h>
      <text:p text:style-name="P4">
Authors: Ukrinform (Person)</text:p>
      <text:p text:style-name="P4">
Publisher: Укринформ (Organization)</text:p>
      <text:p text:style-name="P4">
Published Time: 2023-04-27T19:20:57+03:00</text:p>
      <text:p text:style-name="P4">
Modified Time: 2023-04-27T19:20:57+03:00</text:p>
      <text:p text:style-name="P4">
Description: ACOM and US ACOM Engineering Company has signed a memorandum on cooperation in the direction of effective restoration of Ukrainian infrastructure. - Ukrinform.</text:p>
      <text:p text:style-name="P4">
Images: ["<text:a xlink:type="simple" xlink:href="https://static.ukrinform.com/photos/2023_04/thumb_files/630_360_1682612327-738.jpg" text:style-name="Internet_20_link" text:visited-style-name="Visited_20_Internet_20_Link">
630_360_16826...</text:a>
", "<text:a xlink:type="simple" xlink:href="https://static.ukrinform.com/photos/2023_04/1682612327-315.jpg" text:style-name="Internet_20_link" text:visited-style-name="Visited_20_Internet_20_Link">
1682612327-31...</text:a>
"]</text:p>
      <text:p text:style-name="P4">
Tags: ['Найєм', 'Меморандум', 'Відбудова']</text:p>
      <text:p text:style-name="P4">
Type: Article</text:p>
      <!--METADATA-->
      <text:p text:style-name="P4">
<draw:frame draw:style-name="fr1" draw:name="Image246" text:anchor-type="as-char" svg:width="6.9236in" svg:height="3.956343in" draw:z-index="0">
<draw:image xlink:href="../Images/yкринформ/2023-04-27T19-20-57-03-00/630_360_1682612327-738.jpg" xlink:type="simple" xlink:show="embed" xlink:actuate="onLoad" draw:mime-type="image/jpeg"/>
</draw:frame>
ACOM Agency and American Engineering Company have signed a Memorandum of Cooperation in the direction of effective restoration of Ukrainian infrastructure.</text:p>
      <text:p text:style-name="P4">
This was reported by the head of the Agency of Mustafa Nayem, reports Ukrinformis with a reference to the press service of the department in <text:a xlink:type="simple" xlink:href="https://www.facebook.com/agency.for.restoration/posts/pfbid02XLxCBgruar12STqL6tcYe9kUzx2R9Tut6fFLrpm2XQXLUEdUcfnZznqXrHPa5fyml" text:style-name="Internet_20_link" text:visited-style-name="Visited_20_Internet_20_Link">
</text:a>
.</text:p>
      <text:p text:style-name="P4">
«Для підтримки інфраструктурної відбудови України ми переймаємо досвід таекспертизу лідерів у сфері інжинірингових послуг у транспортному секторі. Нашаспівпраця з AECOM стане ще одним важливим кроком до якісної та прозороївідбудови нашої країни», - зазначив очільник агентства.</text:p>
      <text:p text:style-name="P4">
<draw:frame draw:style-name="fr1" draw:name="Image247" text:anchor-type="as-char" svg:width="6.9236in" svg:height="8.121153in" draw:z-index="0">
<draw:image xlink:href="../Images/yкринформ/2023-04-27T19-20-57-03-00/1682612327-315.jpg" xlink:type="simple" xlink:show="embed" xlink:actuate="onLoad" draw:mime-type="image/jpeg"/>
</draw:frame>
According to him, the document provides for the exchange of experience in the preparation of prose-estimate documentation, technical decisions and services of consultant engineers in order to complex infrastructure projects; development and implementation of software security, databases and prices for building materials; improvement of the procurement of agency procurement procedures.</text:p>
      <text:p text:style-name="P4">
<text:span text:style-name="T4">
 Read also: </text:span>
 <text:a xlink:type="simple" xlink:href="https://www.ukrinform.ua/rubric-vidbudova/3701655-golova-kiivskoi-ova-obgovoriv-vidbudovu-regionu-z-poslom-aponii.html" text:style-name="Internet_20_link" text:visited-style-name="Visited_20_Internet_20_Link">
</text:a>
Nayem added that the agency is already working on the introduction of international standards for providing transparency, accountability/efficiency in procedures, and corruption.</text:p>
      <text:p text:style-name="P4">
ACOM is a global consulting company that deals with the introduction of compound and large -scale projects in the fields of transportation, construction, water supply, electricity and protection of the natural and private sectoral customers.</text:p>
      <text:p text:style-name="P4">
<text:span text:style-name="T4">
 Read also: </text:span>
 <text:a xlink:type="simple" xlink:href="https://www.ukrinform.ua/rubric-vidbudova/3701599-dopomoga-svitu-u-vidbudovi-ukraini-strategicni-risenna-ta-konkretni-proekti.html" text:style-name="Internet_20_link" text:visited-style-name="Visited_20_Internet_20_Link">
</text:a>
As reported, the United Nations Development Program(UNDP)In Ukraine, it will provide expert support for the State Agency for the restoration of infrastructure development in improving the transparency of reconstruction projects.</text:p>
      <text:p text:style-name="P4">
News Source: <text:a xlink:type="simple" xlink:href="https://www.ukrinform.ua/rubric-vidbudova/3701691-agentstvo-vidnovlenna-ta-kompania-aecom-pidpisali-memorandum-pro-spivrobitnictvo.html" text:style-name="Internet_20_link" text:visited-style-name="Visited_20_Internet_20_Link">
https://www.ukrinform.ua/rubric-vidbudova/3701691-agentstvo-vidnovlenna-ta-kompania-aecom-pidpisali-memorandum-pro-spivrobitnictvo.html</text:a>
</text:p>
      <!--NEWS-->
      <text:h text:style-name="P10" text:outline-level="1">
<text:span text:style-name="T4">
Media: Chelsea will not release Lempard by the end of the championship</text:span>
</text:h>
      <text:p text:style-name="P4">
Authors: Ukrinform (Person)</text:p>
      <text:p text:style-name="P4">
Publisher: Укринформ (Organization)</text:p>
      <text:p text:style-name="P4">
Published Time: 2023-04-27T19:22:59+03:00</text:p>
      <text:p text:style-name="P4">
Modified Time: 2023-04-27T19:22:59+03:00</text:p>
      <text:p text:style-name="P4">
Description: The mentor recently became a temporary acting coach. - Ukrinform.</text:p>
      <text:p text:style-name="P4">
Images: ["<text:a xlink:type="simple" xlink:href="https://static.ukrinform.com/photos/2023_04/thumb_files/630_360_1682612487-264.jpeg" text:style-name="Internet_20_link" text:visited-style-name="Visited_20_Internet_20_Link">
630_360_16826...</text:a>
"]</text:p>
      <text:p text:style-name="P4">
Tags: ['Челсі', 'Футбол']</text:p>
      <text:p text:style-name="P4">
Type: Article</text:p>
      <!--METADATA-->
      <text:p text:style-name="P4">
<draw:frame draw:style-name="fr1" draw:name="Image248" text:anchor-type="as-char" svg:width="6.9236in" svg:height="3.956343in" draw:z-index="0">
<draw:image xlink:href="../Images/yкринформ/2023-04-27T19-22-59-03-00/630_360_1682612487-264.jpeg" xlink:type="simple" xlink:show="embed" xlink:actuate="onLoad" draw:mime-type="image/jpeg"/>
</draw:frame>
The mentor recently became a temporary acting coach.</text:p>
      <text:p text:style-name="P4">
A series of five consecutive defeat and eight matches without victories will not force Chelsea's guide to Frank Lempard by the end of the season, <text:a xlink:type="simple" xlink:href="https://www.skysports.com/" text:style-name="Internet_20_link" text:visited-style-name="Visited_20_Internet_20_Link">
</text:a>
Sky Sports, Ukrinform reports.</text:p>
      <text:p text:style-name="P4">
Lempard recently became a temporary acting coach, but has achieved successful. Despite this situation, the club is just waiting for this season to be when this season. Management has respected that the new season will pass the zero -cubs, which will help a new mentor to work in a calm.</text:p>
      <text:p text:style-name="P4">
Chelsea will be expected to be Mauricio Podoittino's new coach.</text:p>
      <text:p text:style-name="P4">
Chelsea is ranked 11th in English Premier League, they have 39 points. The head of Arsenal, with 75 points in its asset.</text:p>
      <text:p text:style-name="P4">
<text:span text:style-name="T4">
 Read also: </text:span>
 <text:a xlink:type="simple" xlink:href="https://www.ukrinform.ua/rubric-sports/3701235-celsi-z-mudrikom-vcergove-postupivsa-v-apl.html" text:style-name="Internet_20_link" text:visited-style-name="Visited_20_Internet_20_Link">
<text:span text:style-name="T4">
 Chelsea </text:span>
</text:a>
As reported by Ukrinform, yesterday, April 26, Chelsea gave way to Brentford -0: 2.</text:p>
      <text:p text:style-name="P4">
Photo: Getty Image</text:p>
      <text:p text:style-name="P4">
News Source: <text:a xlink:type="simple" xlink:href="https://www.ukrinform.ua/rubric-sports/3701693-zmi-celsi-ne-zvilnit-lemparda-do-kinca-cempionatu.html" text:style-name="Internet_20_link" text:visited-style-name="Visited_20_Internet_20_Link">
https://www.ukrinform.ua/rubric-sports/3701693-zmi-celsi-ne-zvilnit-lemparda-do-kinca-cempionatu.html</text:a>
</text:p>
      <!--NEWS-->
      <text:h text:style-name="P10" text:outline-level="1">
<text:span text:style-name="T4">
Moldova joined the group on the creation of a special journey against the Russian Federation</text:span>
</text:h>
      <text:p text:style-name="P4">
Authors: Ukrinform (Person)</text:p>
      <text:p text:style-name="P4">
Publisher: Укринформ (Organization)</text:p>
      <text:p text:style-name="P4">
Published Time: 2023-04-27T19:25:00+03:00</text:p>
      <text:p text:style-name="P4">
Modified Time: 2023-04-27T19:25:00+03:00</text:p>
      <text:p text:style-name="P4">
Description: Moldova joined the main group of countries working on the creation of a special tribunal on the crime of aggression against Ukraine and now has 35 states. - Ukrinform.</text:p>
      <text:p text:style-name="P4">
Images: ["<text:a xlink:type="simple" xlink:href="https://static.ukrinform.com/photos/2022_04/thumb_files/630_360_1649857838-528.jpg" text:style-name="Internet_20_link" text:visited-style-name="Visited_20_Internet_20_Link">
630_360_16498...</text:a>
", "<text:a xlink:type="simple" xlink:href="https://static.ukrinform.com/photos/2023_04/1682612585-857.jpg" text:style-name="Internet_20_link" text:visited-style-name="Visited_20_Internet_20_Link">
1682612585-85...</text:a>
"]</text:p>
      <text:p text:style-name="P4">
Tags: ['Дмитро Кулеба', 'Молдова', 'Трибунал']</text:p>
      <text:p text:style-name="P4">
Type: Article</text:p>
      <!--METADATA-->
      <text:p text:style-name="P4">
<draw:frame draw:style-name="fr1" draw:name="Image249" text:anchor-type="as-char" svg:width="6.9236in" svg:height="3.956343in" draw:z-index="0">
<draw:image xlink:href="../Images/yкринформ/2023-04-27T19-25-00-03-00/630_360_1649857838-528.jpg" xlink:type="simple" xlink:show="embed" xlink:actuate="onLoad" draw:mime-type="image/jpeg"/>
</draw:frame>
Moldovane has joined the main group of countries working on the creation of a special trouser on the crime of aggression against Ukraine and now has 35 states.</text:p>
      <text:p text:style-name="P4">
This was reported by the Minister of Foreign Affairs of Ukraine Dmitry Kuleb in <text:a xlink:type="simple" xlink:href="https://twitter.com/DmytroKuleba/status/1651613767237619713" text:style-name="Internet_20_link" text:visited-style-name="Visited_20_Internet_20_Link">
</text:a>
According to the results of interruptions with the Moldovan colleague Nick, Popezka, reports Ukrinform.</text:p>
      <text:p text:style-name="P4">
“Productive negotiations with a good colleague and friend Nick Popezka. Discussions needed to start negotiating to join the EU in 2023. Vinn informed me about Moldova's decision to join the main group of special tribunal for the crime of aggression against Ukraine. Now(in her)35 states, ”said the head of Ukrainian diplomacy.</text:p>
      <text:p text:style-name="P4">
<text:span text:style-name="T4">
 Read also: </text:span>
 <text:a xlink:type="simple" xlink:href="https://www.ukrinform.ua/rubric-polytics/3701639-v-op-poasnili-comu-ukraina-napolagae-na-miznarodnij-modeli-tribunalu-nad-rf.html" text:style-name="Internet_20_link" text:visited-style-name="Visited_20_Internet_20_Link">
<text:span text:style-name="T4">
 tribunal </text:span>
</text:a>
</text:p>
      <text:p text:style-name="P4">
<draw:frame draw:style-name="fr1" draw:name="Image250" text:anchor-type="as-char" svg:width="6.9236in" svg:height="4.611226in" draw:z-index="0">
<draw:image xlink:href="../Images/yкринформ/2023-04-27T19-25-00-03-00/1682612585-857.jpg" xlink:type="simple" xlink:show="embed" xlink:actuate="onLoad" draw:mime-type="image/jpeg"/>
</draw:frame>
<text:span text:style-name="T5">
Foto: Dmytro Kuleba, Twitter</text:span>
</text:p>
      <text:p text:style-name="P4">
As reported by Ukrinform, on Thursday the Minister of Foreign Affairs of Ukraine <text:a xlink:type="simple" xlink:href="https://www.ukrinform.ua/rubric-polytics/3701633-dmitro-kuleba-priihav-iz-vizitom-u-moldovi.html" text:style-name="Internet_20_link" text:visited-style-name="Visited_20_Internet_20_Link">
</text:a>
.</text:p>
      <text:p text:style-name="P4">
In 2022, President Volodymyr Zelensky formed a working group on the chief of OP Andriy Yermak, who processes the creation of a special brood to criminal prosecution for the leadership of the Russian Federation for committing a crime of aggression against Ukraine. The creation of such a tribunal was supported by the Parliamentary Assembly of the Council of Europe, the European Parliament, the NATO Parliamentary Assembly, the OSCE Parliamentary Assembly and individual states.</text:p>
      <text:p text:style-name="P4">
News Source: <text:a xlink:type="simple" xlink:href="https://www.ukrinform.ua/rubric-polytics/3701694-moldova-dolucilasa-do-grupi-zi-stvorenna-spectribunalu-sodo-rf.html" text:style-name="Internet_20_link" text:visited-style-name="Visited_20_Internet_20_Link">
https://www.ukrinform.ua/rubric-polytics/3701694-moldova-dolucilasa-do-grupi-zi-stvorenna-spectribunalu-sodo-rf.html</text:a>
</text:p>
      <!--NEWS-->
      <text:h text:style-name="P10" text:outline-level="1">
<text:span text:style-name="T4">
Agrarians received ₴ 150 million grants for the development of gardening and greenhouses</text:span>
</text:h>
      <text:p text:style-name="P4">
Authors: Ukrinform (Person)</text:p>
      <text:p text:style-name="P4">
Publisher: Укринформ (Organization)</text:p>
      <text:p text:style-name="P4">
Published Time: 2023-04-27T19:25:25+03:00</text:p>
      <text:p text:style-name="P4">
Modified Time: 2023-04-27T19:25:25+03:00</text:p>
      <text:p text:style-name="P4">
Description: As of April 27, the 51 agrarian enterprise received from the beginning of the year 150 million UAH of government grant assistance for the development of gardening, berry, viticulture and greenhouse. - Ukrinform.</text:p>
      <text:p text:style-name="P4">
Images: ["<text:a xlink:type="simple" xlink:href="https://static.ukrinform.com/photos/2022_02/thumb_files/630_360_1645107349-253.jpg" text:style-name="Internet_20_link" text:visited-style-name="Visited_20_Internet_20_Link">
630_360_16451...</text:a>
"]</text:p>
      <text:p text:style-name="P4">
Tags: ['Аграрії', 'Грант']</text:p>
      <text:p text:style-name="P4">
Type: Article</text:p>
      <!--METADATA-->
      <text:p text:style-name="P4">
<draw:frame draw:style-name="fr1" draw:name="Image251" text:anchor-type="as-char" svg:width="6.9236in" svg:height="3.956343in" draw:z-index="0">
<draw:image xlink:href="../Images/yкринформ/2023-04-27T19-25-25-03-00/630_360_1645107349-253.jpg" xlink:type="simple" xlink:show="embed" xlink:actuate="onLoad" draw:mime-type="image/jpeg"/>
</draw:frame>
As of April 27, the 51 agrarian enterprise received 150 million grunning grant assistance from the beginning of the year for the development of gardening, berry, viticulture and greenhouse.</text:p>
      <text:p text:style-name="P4">
As Ukrinform reports, it reports <text:a xlink:type="simple" xlink:href="https://minagro.gov.ua/news/8-agropidpriyemstv-otrimali-25-miljoniv-griven-grantovoyi-dopomogi" text:style-name="Internet_20_link" text:visited-style-name="Visited_20_Internet_20_Link">
</text:a>
.</text:p>
      <text:p text:style-name="P4">
It is noted that on April 27, eight farms were paid nearly UAH 25 million within the Government Grant Program for Small and Medium Support <text:a xlink:type="simple" xlink:href="https://www.ukrinform.ua/tag-biznes" text:style-name="Internet_20_link" text:visited-style-name="Visited_20_Internet_20_Link">
</text:a>
. More than UAH 6 million received five farms for the development of horticulture, berries and viticulture, UAH 18 million - three companies engaged in greenhouses.</text:p>
      <text:p text:style-name="P4">
Under the terms of the program, these entrepreneurs should now hire 99 permanent and 495 -season workers.</text:p>
      <text:p text:style-name="P4">
<text:span text:style-name="T4">
 Read also: </text:span>
 <text:a xlink:type="simple" xlink:href="https://www.ukrinform.ua/rubric-economy/3694905-urad-planue-vidati-ponad-1000-grantiv-veteranam-na-start-vlasnogo-biznesu.html" text:style-name="Internet_20_link" text:visited-style-name="Visited_20_Internet_20_Link">
<text:span text:style-name="T4">
 grants </text:span>
</text:a>
Previous grant tranche(Almost 68 million UAH)was paid on April 24.</text:p>
      <text:p text:style-name="P4">
According to Ukrinform, the Ministry of Agrarian Policy and Food Ukraine has developed programs of irreversible grants for agrarians, which were approved in June 2022. Programs relate to the development of gardening, berries and viticulture, as well as greenhouse farms. The main purpose of these programs is to support agricultural producers, workplace creation and provision of food security.</text:p>
      <text:p text:style-name="P4">
News Source: <text:a xlink:type="simple" xlink:href="https://www.ukrinform.ua/rubric-economy/3701695-agrarii-otrimali-150-miljoniv-grantiv-na-rozvitok-sadivnictva-i-teplic.html" text:style-name="Internet_20_link" text:visited-style-name="Visited_20_Internet_20_Link">
https://www.ukrinform.ua/rubric-economy/3701695-agrarii-otrimali-150-miljoniv-grantiv-na-rozvitok-sadivnictva-i-teplic.html</text:a>
</text:p>
      <!--NEWS-->
      <text:h text:style-name="P10" text:outline-level="1">
<text:span text:style-name="T4">
Lg introduced a new thin laptop</text:span>
</text:h>
      <text:p text:style-name="P4">
Authors: Ukrinform (Person)</text:p>
      <text:p text:style-name="P4">
Publisher: Укринформ (Organization)</text:p>
      <text:p text:style-name="P4">
Published Time: 2023-04-27T19:29:23+03:00</text:p>
      <text:p text:style-name="P4">
Modified Time: 2023-04-27T19:29:23+03:00</text:p>
      <text:p text:style-name="P4">
Description: The South Korean company LG has presented a new thin Gram Superslim laptop. - Ukrinform.</text:p>
      <text:p text:style-name="P4">
Images: ["<text:a xlink:type="simple" xlink:href="https://static.ukrinform.com/photos/2023_04/thumb_files/630_360_1682612703-906.png" text:style-name="Internet_20_link" text:visited-style-name="Visited_20_Internet_20_Link">
630_360_16826...</text:a>
", "<text:a xlink:type="simple" xlink:href="https://static.ukrinform.com/photos/2023_04/1682612701-746.png" text:style-name="Internet_20_link" text:visited-style-name="Visited_20_Internet_20_Link">
1682612701-74...</text:a>
"]</text:p>
      <text:p text:style-name="P4">
Tags: ["Комп'ютер", 'Технології', 'Ноутбук']</text:p>
      <text:p text:style-name="P4">
Type: Article</text:p>
      <!--METADATA-->
      <text:p text:style-name="P4">
<draw:frame draw:style-name="fr1" draw:name="Image252" text:anchor-type="as-char" svg:width="6.9236in" svg:height="3.956343in" draw:z-index="0">
<draw:image xlink:href="../Images/yкринформ/2023-04-27T19-29-23-03-00/630_360_1682612703-906.png" xlink:type="simple" xlink:show="embed" xlink:actuate="onLoad" draw:mime-type="image/png"/>
</draw:frame>
The South Korean company LG presented a new thin laptop Gramsuperslim.</text:p>
      <text:p text:style-name="P4">
As Ukrinform reports, it reports <text:a xlink:type="simple" xlink:href="https://www.theverge.com/2023/4/26/23699528/lg-gram-superslim-ultraslim-oled-15-inch-laptop" text:style-name="Internet_20_link" text:visited-style-name="Visited_20_Internet_20_Link">
</text:a>
.</text:p>
      <text:p text:style-name="P4">
According to the company, its thickness is only 1.09 cm, which is thinner than M2MacBook Air. The device also has a 39.6 cm OLED display compared to 34.5 cm-centimeter IPS display from Apple.</text:p>
      <text:p text:style-name="P4">
In addition, LG laptop is also lighter. Its weight is only 1 kg equal to the MacBook Air, which weighs 1.2 kg.</text:p>
      <text:p text:style-name="P4">
LG Supererslim Gram is already available at a price of $ 1,699.99. USA by Intel Evo Core i7-1360p of the 13th generation, 16GB of RAM memorylpdr5 and SSD internal memory at 512 GB.</text:p>
      <text:p text:style-name="P4">
<draw:frame draw:style-name="fr1" draw:name="Image253" text:anchor-type="as-char" svg:width="6.9236in" svg:height="4.820877in" draw:z-index="0">
<draw:image xlink:href="../Images/yкринформ/2023-04-27T19-29-23-03-00/1682612701-746.png" xlink:type="simple" xlink:show="embed" xlink:actuate="onLoad" draw:mime-type="image/png"/>
</draw:frame>
<text:span text:style-name="T4">
 Read also: </text:span>
 <text:a xlink:type="simple" xlink:href="https://www.ukrinform.ua/rubric-technology/3650969-apple-pracue-nad-sensornim-ekranom-dla-noutbuka-bloomberg.html" text:style-name="Internet_20_link" text:visited-style-name="Visited_20_Internet_20_Link">
<text:span text:style-name="T4">
 laptop </text:span>
</text:a>
The laptop also has three USB-C ports(two with support thunderbolt 4 and one onlyusb 4)And the headphone connection.</text:p>
      <text:p text:style-name="P4">
It is worth noting that although Superslim has an OLED screen, they currently have a resolution of 1080 pixels.</text:p>
      <text:p text:style-name="P4">
As reported by Ukrinform, the American company <text:a xlink:type="simple" xlink:href="https://www.ukrinform.ua/tag-apple" text:style-name="Internet_20_link" text:visited-style-name="Visited_20_Internet_20_Link">
</text:a>
Works on equipping the touch screens of their MacBook laptops.</text:p>
      <text:p text:style-name="P4">
News Source: <text:a xlink:type="simple" xlink:href="https://www.ukrinform.ua/rubric-technology/3701696-lg-predstavila-novij-tonkij-noutbuk.html" text:style-name="Internet_20_link" text:visited-style-name="Visited_20_Internet_20_Link">
https://www.ukrinform.ua/rubric-technology/3701696-lg-predstavila-novij-tonkij-noutbuk.html</text:a>
</text:p>
      <!--NEWS-->
      <text:h text:style-name="P10" text:outline-level="1">
<text:span text:style-name="T4">
Commanders of the Navy of Ukraine and the United States discussed the situation in the Azov-Black Sea region</text:span>
</text:h>
      <text:p text:style-name="P4">
Authors: Ukrinform (Person)</text:p>
      <text:p text:style-name="P4">
Publisher: Укринформ (Organization)</text:p>
      <text:p text:style-name="P4">
Published Time: 2023-04-27T19:30:31+03:00</text:p>
      <text:p text:style-name="P4">
Modified Time: 2023-04-27T19:30:31+03:00</text:p>
      <text:p text:style-name="P4">
Description: The Commander of the Navy of the Armed Forces of Ukraine Vice-Admiral Alexei Shepap held an online meeting with the commander of the 6th Fleet of the United States Navy by Vice Admiral Thomas Ishi. - Ukrinform.</text:p>
      <text:p text:style-name="P4">
Images: ["<text:a xlink:type="simple" xlink:href="https://static.ukrinform.com/photos/2022_12/thumb_files/630_360_1670009516-926.jpg" text:style-name="Internet_20_link" text:visited-style-name="Visited_20_Internet_20_Link">
630_360_16700...</text:a>
"]</text:p>
      <text:p text:style-name="P4">
Tags: ['США', ' Чорне море', 'ВМС України', 'Неїжпапа', 'Війна з росією']</text:p>
      <text:p text:style-name="P4">
Type: Article</text:p>
      <!--METADATA-->
      <text:p text:style-name="P4">
<draw:frame draw:style-name="fr1" draw:name="Image254" text:anchor-type="as-char" svg:width="6.9236in" svg:height="3.956343in" draw:z-index="0">
<draw:image xlink:href="../Images/yкринформ/2023-04-27T19-30-31-03-00/630_360_1670009516-926.jpg" xlink:type="simple" xlink:show="embed" xlink:actuate="onLoad" draw:mime-type="image/jpeg"/>
</draw:frame>
The Commander of the Armed Forces of Ukraine Vice-Admiral Alexei Zhpapaprov was an online meeting with the commander of the 6th Fleet of the Navy of the United States of America by Vice Admiral Thomas Ishi.</text:p>
      <text:p text:style-name="P4">
According to Ukrinform, the Navy of the Armed Forces reports in <text:a xlink:type="simple" xlink:href="https://t.me/ukrainian_navy/2856" text:style-name="Internet_20_link" text:visited-style-name="Visited_20_Internet_20_Link">
</text:a>
.</text:p>
      <text:p text:style-name="P4">
She was informed by a foreign colleague about the current situation in the Azov-Black Sea region caused by the criminal actions of the Russian Federation.</text:p>
      <text:p text:style-name="P4">
"The main topics of the conversation were the provision of logistical assistance to partners and the preparation of the personnel of the Ukrainian Navy. Much attention was attributed to increased mine safety," the message reads.</text:p>
      <text:p text:style-name="P4">
<text:span text:style-name="T4">
 Read also: </text:span>
 <text:a xlink:type="simple" xlink:href="https://www.ukrinform.ua/rubric-crimea/3701215-cerez-agresivni-dii-rf-corne-more-ne-mozna-vvazati-bezpecnim-vze-20-rokiv-komanduvac-vms.html" text:style-name="Internet_20_link" text:visited-style-name="Visited_20_Internet_20_Link">
</text:a>
At the end of the online meeting, the Commander of the Navy of the Armed Forces of Ukraine expressed the people of the people <text:a xlink:type="simple" xlink:href="https://www.ukrinform.ua/tag-ssa" text:style-name="Internet_20_link" text:visited-style-name="Visited_20_Internet_20_Link">
</text:a>
And for the support of Ukraine, he thanked his foreign colleague for his constant assistance.</text:p>
      <text:p text:style-name="P4">
As reported by Ukrinform, she is convinced that only if Ukraine returns to Ukraine as of 1991 <text:a xlink:type="simple" xlink:href="https://www.ukrinform.ua/rubric-crimea/3701215-cerez-agresivni-dii-rf-corne-more-ne-mozna-vvazati-bezpecnim-vze-20-rokiv-komanduvac-vms.html" text:style-name="Internet_20_link" text:visited-style-name="Visited_20_Internet_20_Link">
</text:a>
in the Azov-Black Sea region.</text:p>
      <text:p text:style-name="P4">
News Source: <text:a xlink:type="simple" xlink:href="https://www.ukrinform.ua/rubric-ato/3701697-komanduvaci-vms-ukraini-j-ssa-obgovorili-situaciu-v-azovocornomorskomu-regioni.html" text:style-name="Internet_20_link" text:visited-style-name="Visited_20_Internet_20_Link">
https://www.ukrinform.ua/rubric-ato/3701697-komanduvaci-vms-ukraini-j-ssa-obgovorili-situaciu-v-azovocornomorskomu-regioni.html</text:a>
</text:p>
      <!--NEWS-->
      <text:h text:style-name="P10" text:outline-level="1">
<text:span text:style-name="T4">
In Kherson region, an evacuation from Kizomis was organized, which is fired daily by the enemy</text:span>
</text:h>
      <text:p text:style-name="P4">
Authors: Ukrinform (Person)</text:p>
      <text:p text:style-name="P4">
Publisher: Укринформ (Organization)</text:p>
      <text:p text:style-name="P4">
Published Time: 2023-04-27T19:31:32+03:00</text:p>
      <text:p text:style-name="P4">
Modified Time: 2023-04-27T19:31:32+03:00</text:p>
      <text:p text:style-name="P4">
Description: In Kherson region, a free evacuation from the village of Kizomis was organized, which the enemy fired daily, from April 23, 14 children with their families have been evacuated from the settlement. - Ukrinform.</text:p>
      <text:p text:style-name="P4">
Images: ["<text:a xlink:type="simple" xlink:href="https://static.ukrinform.com/photos/2022_06/thumb_files/630_360_1655545558-391.jpg" text:style-name="Internet_20_link" text:visited-style-name="Visited_20_Internet_20_Link">
630_360_16555...</text:a>
"]</text:p>
      <text:p text:style-name="P4">
Tags: ['Евакуація', 'Херсонщина', 'Війна з росією']</text:p>
      <text:p text:style-name="P4">
Type: Article</text:p>
      <!--METADATA-->
      <text:p text:style-name="P4">
<draw:frame draw:style-name="fr1" draw:name="Image255" text:anchor-type="as-char" svg:width="6.9236in" svg:height="3.956343in" draw:z-index="0">
<draw:image xlink:href="../Images/yкринформ/2023-04-27T19-31-32-03-00/630_360_1655545558-391.jpg" xlink:type="simple" xlink:show="embed" xlink:actuate="onLoad" draw:mime-type="image/jpeg"/>
</draw:frame>
Nakherson region organized a free evacuation from the village of Kizomis, which the enemy has been shooting daily, from April 23 from the settlement was evacuated by 14 children with their and their reapers.</text:p>
      <text:p text:style-name="P4">
As Ukrinform reports, it reports <text:a xlink:type="simple" xlink:href="https://t.me/khersonskaODA/5411" text:style-name="Internet_20_link" text:visited-style-name="Visited_20_Internet_20_Link">
</text:a>
.</text:p>
      <text:p text:style-name="P4">
"The Kherson Ova together with the police and volunteers of Save Ukraine and the good business of BF organized free evacuation from Kizomis," the testimony said.</text:p>
      <text:p text:style-name="P4">
<text:span text:style-name="T4">
 Read also: </text:span>
 <text:a xlink:type="simple" xlink:href="https://www.ukrinform.ua/rubric-society/3701366-gromadi-povinni-mati-gotovij-kompleks-dokumentiv-neobhidnih-pid-cas-evakuacii-ludej-ekspert-ulead.html" text:style-name="Internet_20_link" text:visited-style-name="Visited_20_Internet_20_Link">
<text:span text:style-name="T4">
 Evakaita </text:span>
</text:a>
As it is noted, Russian aggressors are mercilessly attacked by this peaceful point every day. Honor aviation and artillery strikes civilian infrastructure. Therefore, from April 23, 14 children were evacuated from Kizomis with their and their and their and Kiev or Kiev. They organize free accommodation for comfortable conditions.</text:p>
      <text:p text:style-name="P4">
It is emphasized that the locals who remain in the goat can receive non -necessary humanitarian aid - foodstuffs, blankets, flashlights and more. For this one should turn to the elder.</text:p>
      <text:p text:style-name="P4">
<text:span text:style-name="T4">
 Read also: </text:span>
 <text:a xlink:type="simple" xlink:href="https://www.ukrinform.ua/rubric-ato/3700424-rosiani-skinuli-na-hersonsinu-pat-kerovanih-aviabomb.html" text:style-name="Internet_20_link" text:visited-style-name="Visited_20_Internet_20_Link">
</text:a>
There are now 13 children in Kizomys. They work with their relatives, because it is extremely dangerous to stay there, especially with children, in Ova.</text:p>
      <text:p text:style-name="P4">
As reported by Ukrinform, the chief of Kherson Ova Alexander Proudin had previously found that Russian troops fired at the village of Kizomis of the Belozersk community.</text:p>
      <text:p text:style-name="P4">
News Source: <text:a xlink:type="simple" xlink:href="https://www.ukrinform.ua/rubric-regions/3701698-na-hersonsini-organizuvali-evakuaciu-z-kizomisu-akij-sodna-obstrilue-vorog.html" text:style-name="Internet_20_link" text:visited-style-name="Visited_20_Internet_20_Link">
https://www.ukrinform.ua/rubric-regions/3701698-na-hersonsini-organizuvali-evakuaciu-z-kizomisu-akij-sodna-obstrilue-vorog.html</text:a>
</text:p>
      <!--NEWS-->
      <text:h text:style-name="P10" text:outline-level="1">
<text:span text:style-name="T4">
PACE speaker: Russia deported thousands of children from Ukraine, which has signs of genocide</text:span>
</text:h>
      <text:p text:style-name="P4">
Authors: Ukrinform (Person)</text:p>
      <text:p text:style-name="P4">
Publisher: Укринформ (Organization)</text:p>
      <text:p text:style-name="P4">
Published Time: 2023-04-27T19:33:47+03:00</text:p>
      <text:p text:style-name="P4">
Modified Time: 2023-04-27T19:33:47+03:00</text:p>
      <text:p text:style-name="P4">
Description: Russia has deported thousands of Ukrainian children from Ukraine, which has signs of genocide. Only a few hundred of them returned to Ukraine, so the question arises to Russia: where are thousands of Ukrainian children now? - Ukrinform.</text:p>
      <text:p text:style-name="P4">
Images: ["<text:a xlink:type="simple" xlink:href="https://static.ukrinform.com/photos/2023_04/thumb_files/630_360_1682613127-401.jpg" text:style-name="Internet_20_link" text:visited-style-name="Visited_20_Internet_20_Link">
630_360_16826...</text:a>
"]</text:p>
      <text:p text:style-name="P4">
Tags: ['Депортація', 'Діти', 'ПАРЄ', 'Війна з росією']</text:p>
      <text:p text:style-name="P4">
Type: Article</text:p>
      <!--METADATA-->
      <text:p text:style-name="P4">
<draw:frame draw:style-name="fr1" draw:name="Image256" text:anchor-type="as-char" svg:width="6.9236in" svg:height="3.956343in" draw:z-index="0">
<draw:image xlink:href="../Images/yкринформ/2023-04-27T19-33-47-03-00/630_360_1682613127-401.jpg" xlink:type="simple" xlink:show="embed" xlink:actuate="onLoad" draw:mime-type="image/jpeg"/>
</draw:frame>
Russia has administered thousands of Ukrainian children from Ukraine, which has signs of genocide. Okilkilkot of them returned to Ukraine, so the question arises to Russia: Desarose of thousands of Ukrainian children?</text:p>
      <text:p text:style-name="P4">
This was during the spring session of the PACE in Strasbourg in the framework of the debate on “The situation of the civilian population of Ukraine, including children, forced or displaced to the Russian Federation or in Ukrainian territories, which is located under the actual control of the Russian Federation” said the speaker in the case Paulo Sasko, reports his own correspondent.</text:p>
      <text:p text:style-name="P4">
The speaker noted that according to the Ukrainian side confirmed, about 20,000 Ukrainian children were stolen and deported to Russia, and only a few hundred of them returned to Ukraine.</text:p>
      <text:p text:style-name="P4">
<text:span text:style-name="T4">
 Read also: </text:span>
 <text:a xlink:type="simple" xlink:href="https://www.ukrinform.ua/rubric-ato/3701670-rosia-mae-pripiniti-deportaciu-ukrainskih-ditej-i-zabezpeciti-ihne-povernenna-pare.html" text:style-name="Internet_20_link" text:visited-style-name="Visited_20_Internet_20_Link">
<text:span text:style-name="T4">
 PACE </text:span>
</text:a>
“Therefore, we have to ask(Russia - Ed.), where are there all other thousands of deported dates? ” - said the MP.</text:p>
      <text:p text:style-name="P4">
According to him, the next summit of the Council of Europe in Reykjavik(May 16-17)It should play an important role in the efforts to help the Ukrainian authorities to convey the stolen Ukrainian children from Russia.</text:p>
      <text:p text:style-name="P4">
According to him, Ukrainian children deported to the Russian Federation require the help of European institutions because they are exposed to forced Russification.</text:p>
      <text:p text:style-name="P4">
Pisko noted that humanitarian organizations found at least 43 camps for Ukrainian children in Russia, temporarily occupied by Crimea and Belarus, delayed at least 6,000 children exported from Ukraine. He noted that in the two camps there is a military training, where Ukrainian children are likely to be prepared for further confrontation with their compatriots.</text:p>
      <text:p text:style-name="P4">
<text:span text:style-name="T4">
 Read also: </text:span>
 <text:a xlink:type="simple" xlink:href="https://www.ukrinform.ua/rubric-ato/3701680-u-rosijskij-nevoli-perebuvaut-19-319-ukrainskih-ditej-zelenska.html" text:style-name="Internet_20_link" text:visited-style-name="Visited_20_Internet_20_Link">
</text:a>
The Portuguese MP emphasized that the President of the Russian Federation Putin and the President of the Russian Federation on the rights of the Lviv-Belov child created a state policy that has made deportation, adoption and subsequent assimilation of Ukrainian [] <text:a xlink:type="simple" xlink:href="https://www.ukrinform.ua/tag-diti" text:style-name="Internet_20_link" text:visited-style-name="Visited_20_Internet_20_Link">
</text:a>
 .</text:p>
      <text:p text:style-name="P4">
He noted that the provisions of the Convention on Genocide and the International Criminal Court clearly indicate that the deportation of children from one ethnic group of another is a "crime of genocide".</text:p>
      <text:p text:style-name="P4">
The politician congratulated the announcement in the international wanted search of Putin and Lviv-Bielova, noting that other crimes of the Russian Federation should be investigated at an angle of crime.</text:p>
      <text:p text:style-name="P4">
Sasko emphasized that deportation, illegal adoption and Russification of Ukrainian children should stop, they should return to their families Tukraine.</text:p>
      <text:p text:style-name="P4">
As reported by Ukrinform, at the spring session on April 27 <text:a xlink:type="simple" xlink:href="https://www.ukrinform.ua/rubric-ato/3701663-pare-viznala-genocidom-deportaciu-ukrainskih-ditej-do-rosii.html" text:style-name="Internet_20_link" text:visited-style-name="Visited_20_Internet_20_Link">
</text:a>
, in which Russia has a non -unconditionally to stop the illegal forcible movement of the thadeporting of Ukrainian children, to cease to grant them Russian citizenship, and to allow them to be displaced by representatives of the UN and the ICRC to protect their safe return.</text:p>
      <text:p text:style-name="P4">
_ Photo: lusa_</text:p>
      <text:p text:style-name="P4">
News Source: <text:a xlink:type="simple" xlink:href="https://www.ukrinform.ua/rubric-ato/3701701-dopovidac-pare-rosia-deportuvala-z-ukraini-tisaci-ditej-so-mae-oznaki-genocidu.html" text:style-name="Internet_20_link" text:visited-style-name="Visited_20_Internet_20_Link">
https://www.ukrinform.ua/rubric-ato/3701701-dopovidac-pare-rosia-deportuvala-z-ukraini-tisaci-ditej-so-mae-oznaki-genocidu.html</text:a>
</text:p>
      <!--NEWS-->
      <text:h text:style-name="P10" text:outline-level="1">
<text:span text:style-name="T4">
PACE called on Russia to stop "filtration" and release all the detained Ukrainians</text:span>
</text:h>
      <text:p text:style-name="P4">
Authors: Ukrinform (Person)</text:p>
      <text:p text:style-name="P4">
Publisher: Укринформ (Organization)</text:p>
      <text:p text:style-name="P4">
Published Time: 2023-04-27T19:37:57+03:00</text:p>
      <text:p text:style-name="P4">
Modified Time: 2023-04-27T19:37:57+03:00</text:p>
      <text:p text:style-name="P4">
Description: The Parliamentary Assembly of the Council of Europe called on the Russian Federation to end the filtration policy in temporarily occupied Ukrainian territories, release all those held in "filter camps" and return to Ukraine all illegally displaced persons. - Ukrinform.</text:p>
      <text:p text:style-name="P4">
Images: ["<text:a xlink:type="simple" xlink:href="https://static.ukrinform.com/photos/2019_06/thumb_files/630_360_1561558508-838.jpg" text:style-name="Internet_20_link" text:visited-style-name="Visited_20_Internet_20_Link">
630_360_15615...</text:a>
"]</text:p>
      <text:p text:style-name="P4">
Tags: ['Депортація', 'ПАРЄ', 'Війна з росією']</text:p>
      <text:p text:style-name="P4">
Type: Article</text:p>
      <!--METADATA-->
      <text:p text:style-name="P4">
<draw:frame draw:style-name="fr1" draw:name="Image257" text:anchor-type="as-char" svg:width="6.9236in" svg:height="3.956343in" draw:z-index="0">
<draw:image xlink:href="../Images/yкринформ/2023-04-27T19-37-57-03-00/630_360_1561558508-838.jpg" xlink:type="simple" xlink:show="embed" xlink:actuate="onLoad" draw:mime-type="image/jpeg"/>
</draw:frame>
The Parliamentary Assembly of the Council of Europe called on the Russian Federation to terminate the filtration politics in temporarily occupied Ukrainian territories, to release all those held in "filtration camps" and to return illegally displaced persons to Ukraine.</text:p>
      <text:p text:style-name="P4">
According to Ukrinform correspondent, this is stated in the relevant resolution pare, which was accepted during the debate at the PACE spring session.</text:p>
      <text:p text:style-name="P4">
"The Assembly calls on the Russian Federation ... to stop all the practices related to the" filtration "in the illegal deportation and forced movement - The document says.</text:p>
      <text:p text:style-name="P4">
<text:span text:style-name="T4">
 Read also: </text:span>
 <text:a xlink:type="simple" xlink:href="https://www.ukrinform.ua/rubric-world/3701674-pare-privitala-order-mks-na-arest-putina-ta-zaklikala-pokarati-takoz-lukasenka.html" text:style-name="Internet_20_link" text:visited-style-name="Visited_20_Internet_20_Link">
<text:span text:style-name="T4">
 PACE </text:span>
</text:a>
The PACE also called on Russia "to ensure that the evacuation of civilians of painstaking zones occur on the basis of their full awareness and consent, the ability to move within Ukraine or to safe places of their choice."</text:p>
      <text:p text:style-name="P4">
Along with this, the Assembly has declared support for the Council of Europe to play liability and the provision of justice under the aggression of the Russian Federation against Ukraine, "including the creation of the International Register of losses in Ukraine, which will serve as a fixation of the Udocumental form of evidence and claims. , caused by all interested individuals and legal entities, as well as the state of Ukraine, caused by the international properative actions of the Russian Federation in Ukraine or against it, as well as facilitate and coordinate the gathering of evidence. "</text:p>
      <text:p text:style-name="P4">
<text:span text:style-name="T4">
 Read also: </text:span>
 <text:a xlink:type="simple" xlink:href="https://www.ukrinform.ua/rubric-ato/3701663-pare-viznala-genocidom-deportaciu-ukrainskih-ditej-do-rosii.html" text:style-name="Internet_20_link" text:visited-style-name="Visited_20_Internet_20_Link">
<text:span text:style-name="T4">
 PACE </text:span>
</text:a>
As reported by Ukrinform, a permanent representative of the United States under this organization Lindatomass-Grinfield stated that the actions of the Russian occupation power, related to the puretration of Ukrainians in the captured territories, grossly violates the Fourgeo-Foreign Convention and are considered a war crime.</text:p>
      <text:p text:style-name="P4">
On April 27, the PACE at the spring session approved the Declaration "Deportation of Tanasasilnitsky Movement of Ukrainian Children and Other Civilians of the Adult Federation or in the Temporarily Occupied Territories of Ukraine: Create Performs for Their Secure Return, Criminals and Punished."</text:p>
      <text:p text:style-name="P4">
News Source: <text:a xlink:type="simple" xlink:href="https://www.ukrinform.ua/rubric-ato/3701705-pare-zaklikala-rosiu-pripiniti-filtraciu-ta-zvilniti-usih-utrimuvanih-ukrainciv.html" text:style-name="Internet_20_link" text:visited-style-name="Visited_20_Internet_20_Link">
https://www.ukrinform.ua/rubric-ato/3701705-pare-zaklikala-rosiu-pripiniti-filtraciu-ta-zvilniti-usih-utrimuvanih-ukrainciv.html</text:a>
</text:p>
      <!--NEWS-->
      <text:h text:style-name="P10" text:outline-level="1">
<text:span text:style-name="T4">
In Kharkiv, five energy was blown up on a mini</text:span>
</text:h>
      <text:p text:style-name="P4">
Authors: Ukrinform (Person)</text:p>
      <text:p text:style-name="P4">
Publisher: Укринформ (Organization)</text:p>
      <text:p text:style-name="P4">
Published Time: 2023-04-27T19:40:39+03:00</text:p>
      <text:p text:style-name="P4">
Modified Time: 2023-04-27T19:40:39+03:00</text:p>
      <text:p text:style-name="P4">
Description: In the Kharkiv region, on Wednesday, April 26, employees of the energy enterprise were injured in hostile mini. - Ukrinform.</text:p>
      <text:p text:style-name="P4">
Images: ["<text:a xlink:type="simple" xlink:href="https://static.ukrinform.com/photos/2023_04/thumb_files/630_360_1682613571-268.jpg" text:style-name="Internet_20_link" text:visited-style-name="Visited_20_Internet_20_Link">
630_360_16826...</text:a>
", "<text:a xlink:type="simple" xlink:href="https://static.ukrinform.com/photos/2023_04/1682613572-614.jpg" text:style-name="Internet_20_link" text:visited-style-name="Visited_20_Internet_20_Link">
1682613572-61...</text:a>
"]</text:p>
      <text:p text:style-name="P4">
Tags: ['Міна', 'Харківщина', 'Війна з росією']</text:p>
      <text:p text:style-name="P4">
Type: Article</text:p>
      <!--METADATA-->
      <text:p text:style-name="P4">
<draw:frame draw:style-name="fr1" draw:name="Image258" text:anchor-type="as-char" svg:width="6.9236in" svg:height="3.956343in" draw:z-index="0">
<draw:image xlink:href="../Images/yкринформ/2023-04-27T19-40-39-03-00/630_360_1682613571-268.jpg" xlink:type="simple" xlink:show="embed" xlink:actuate="onLoad" draw:mime-type="image/jpeg"/>
</draw:frame>
The Kharkiv region on Wednesday, April 26, as a result of a blast on a hostile mini -surveyed employees of an energy enterprise.</text:p>
      <text:p text:style-name="P4">
According to Ukrinform, the prosecutor General's Office reports in <text:a xlink:type="simple" xlink:href="https://t.me/pgo_gov_ua/11621" text:style-name="Internet_20_link" text:visited-style-name="Visited_20_Internet_20_Link">
</text:a>
.</text:p>
      <text:p text:style-name="P4">
Under the procedural leadership of the Dergachiv District Prosecutor's Office of the Kharkiv region, a pre -trial investigation was launched on violation of the laws of the puzzle of war, combined with premeditated murder(Part 2 of Art. 438 Criminal Code of Ukraine).</text:p>
      <text:p text:style-name="P4">
За даними слідства, 26 квітня поблизу села Токарівка Дергачівської ОТГ наворожій міні підірвались п’ятеро працівників енергетичного підприємства. В цейчас вони проводили ремонтні роботи високовольтних ліній електромереж угромаді.</text:p>
      <text:p text:style-name="P4">
<text:span text:style-name="T4">
Читайте також:</text:span>
 <text:a xlink:type="simple" xlink:href="https://www.ukrinform.ua/rubric-regions/3697357-na-hersonsini-traktorist-pidirvavsa-na-mini.html" text:style-name="Internet_20_link" text:visited-style-name="Visited_20_Internet_20_Link">
 </text:a>
</text:p>
      <text:p text:style-name="P4">
<draw:frame draw:style-name="fr1" draw:name="Image259" text:anchor-type="as-char" svg:width="6.9236in" svg:height="5.10295in" draw:z-index="0">
<draw:image xlink:href="../Images/yкринформ/2023-04-27T19-40-39-03-00/1682613572-614.jpg" xlink:type="simple" xlink:show="embed" xlink:actuate="onLoad" draw:mime-type="image/jpeg"/>
</draw:frame>
"The driver was killed, four electricians were injured in varying degrees," the message reads.</text:p>
      <text:p text:style-name="P4">
As reported by Ukrinform, on April 24 in Kherson region in the village of David Bridge, two locals were blown up by Bridge devices - one died, another wounded.</text:p>
      <text:p text:style-name="P4">
News Source: <text:a xlink:type="simple" xlink:href="https://www.ukrinform.ua/rubric-regions/3701706-na-harkivsini-patero-energetikiv-pidirvalisa-na-mini.html" text:style-name="Internet_20_link" text:visited-style-name="Visited_20_Internet_20_Link">
https://www.ukrinform.ua/rubric-regions/3701706-na-harkivsini-patero-energetikiv-pidirvalisa-na-mini.html</text:a>
</text:p>
      <!--NEWS-->
      <text:h text:style-name="P10" text:outline-level="1">
<text:span text:style-name="T4">
Italy will help promote the brand "Made in Ukraine" - signed a memorandum</text:span>
</text:h>
      <text:p text:style-name="P4">
Authors: Ukrinform (Person)</text:p>
      <text:p text:style-name="P4">
Publisher: Укринформ (Organization)</text:p>
      <text:p text:style-name="P4">
Published Time: 2023-04-27T19:44:07+03:00</text:p>
      <text:p text:style-name="P4">
Modified Time: 2023-04-27T19:44:07+03:00</text:p>
      <text:p text:style-name="P4">
Description: Ukraine and Italy have signed a memorandum on support and development of Ukrainian products branding. - Ukrinform.</text:p>
      <text:p text:style-name="P4">
Images: ["<text:a xlink:type="simple" xlink:href="https://static.ukrinform.com/photos/2023_01/thumb_files/630_360_1673469063-825.png" text:style-name="Internet_20_link" text:visited-style-name="Visited_20_Internet_20_Link">
630_360_16734...</text:a>
"]</text:p>
      <text:p text:style-name="P4">
Tags: ['Італія', 'Мінекономіки', 'Made in Ukraine']</text:p>
      <text:p text:style-name="P4">
Type: Article</text:p>
      <!--METADATA-->
      <text:p text:style-name="P4">
<draw:frame draw:style-name="fr1" draw:name="Image260" text:anchor-type="as-char" svg:width="6.9236in" svg:height="3.956343in" draw:z-index="0">
<draw:image xlink:href="../Images/yкринформ/2023-04-27T19-44-07-03-00/630_360_1673469063-825.png" xlink:type="simple" xlink:show="embed" xlink:actuate="onLoad" draw:mime-type="image/png"/>
</draw:frame>
Ukraine Tiataly has signed a memorandum on support and development of Ukrainian production branding.</text:p>
      <text:p text:style-name="P4">
As Ukrinform reports, it reports <text:a xlink:type="simple" xlink:href="https://www.me.gov.ua/News/Detail" text:style-name="Internet_20_link" text:visited-style-name="Visited_20_Internet_20_Link">
</text:a>
.</text:p>
      <text:p text:style-name="P4">
“Italian experience is indicative and can help Ukraine in promoting your own Made in Ukraine in Europe. This is exactly what we have agreed with the Minister of Entrepreneurship of Italy Adolfo Urso and signed a memorandum on supporting the and development of branding of Ukrainian products, ” - said the first Viceremier -Minister of Ukraine - Minister of Economy Yulia Sviridenko.</text:p>
      <text:p text:style-name="P4">
The document states, in particular, that the Italian side will make the efforts of creating a special marking "Made in Ukraine", which will be applied Ukrainian goods.</text:p>
      <text:p text:style-name="P4">
Also Ukraine and <text:a xlink:type="simple" xlink:href="https://www.ukrinform.ua/tag-italia" text:style-name="Internet_20_link" text:visited-style-name="Visited_20_Internet_20_Link">
</text:a>
They will strengthen the fight against conflicting and imitation products: the Italian side promises to share the experience of combating the anticompetitive business behavior in the case of such "Italian sound" products in Made in Italy.</text:p>
      <text:p text:style-name="P4">
The parties agreed to deepen the protection of intellectual property rights, exchange of innovation and technology transfer.</text:p>
      <text:p text:style-name="P4">
<text:span text:style-name="T4">
 Read also: </text:span>
 <text:a xlink:type="simple" xlink:href="https://www.ukrinform.ua/rubric-economy/3701120-ukrainski-agrarii-otrimaut-dopomogu-vid-italskih-koleg-u-rimi-pidpisali-memorandum.html" text:style-name="Internet_20_link" text:visited-style-name="Visited_20_Internet_20_Link">
<text:span text:style-name="T4">
 Rome </text:span>
</text:a>
According to Sviridenko, thanks to cooperation between the two countries, the pavilion of Ukrainian goods will appear at the largest Italian fairs. In addition, Rome will help Kiev in the creation of digital product platforms.</text:p>
      <text:p text:style-name="P4">
"I am convinced that Ukrainian products will be widely represented by Ukrainian supermarkets, and the inscription" Made in Ukraine "will be associated with consumer with high quality, environmental friendliness and competitive price," Sviridenko said.</text:p>
      <text:p text:style-name="P4">
The fastest restoration of the economy is the priority of the ministry, reminders of the Avipremier. And thanks to the promotion of domestic brands in Europe, Ukraine will receive one mechanism for this purpose.</text:p>
      <text:p text:style-name="P4">
According to Ukrinform, representatives of more than one and a half hundred Ukrainian companies during <text:a xlink:type="simple" xlink:href="https://www.ukrinform.ua/rubric-vidbudova/3701224-ucast-u-konferencii-z-vidbudovi-v-rimi-vzali-ponad-150-ukrainskih-kompanij-prezident-tpp.html" text:style-name="Internet_20_link" text:visited-style-name="Visited_20_Internet_20_Link">
</text:a>
They were able to meet it with Italian businessmen, discuss cooperation, and even conclude some contracts.</text:p>
      <text:p text:style-name="P4">
News Source: <text:a xlink:type="simple" xlink:href="https://www.ukrinform.ua/rubric-economy/3701707-italia-dopomoze-prosuvati-brend-zrobleno-v-ukraini-pidpisali-memorandum.html" text:style-name="Internet_20_link" text:visited-style-name="Visited_20_Internet_20_Link">
https://www.ukrinform.ua/rubric-economy/3701707-italia-dopomoze-prosuvati-brend-zrobleno-v-ukraini-pidpisali-memorandum.html</text:a>
</text:p>
      <!--NEWS-->
      <text:h text:style-name="P10" text:outline-level="1">
<text:span text:style-name="T4">
Security and Development of Collaboration: Kuleba in Moldova met Sanda and Sacrifice</text:span>
</text:h>
      <text:p text:style-name="P4">
Authors: Ukrinform (Person)</text:p>
      <text:p text:style-name="P4">
Publisher: Укринформ (Organization)</text:p>
      <text:p text:style-name="P4">
Published Time: 2023-04-27T19:46:25+03:00</text:p>
      <text:p text:style-name="P4">
Modified Time: 2023-04-27T19:46:25+03:00</text:p>
      <text:p text:style-name="P4">
Description: Foreign Minister of Ukraine Dmytro Kuleba discussed with the President and Prime Minister of Moldova Sandu and Dorin Subcure Squad, the development of infrastructure, trade, and Moldova transit capabilities. - Ukrinform.</text:p>
      <text:p text:style-name="P4">
Images: ["<text:a xlink:type="simple" xlink:href="https://static.ukrinform.com/photos/2023_04/thumb_files/630_360_1682613921-131.jpg" text:style-name="Internet_20_link" text:visited-style-name="Visited_20_Internet_20_Link">
630_360_16826...</text:a>
"]</text:p>
      <text:p text:style-name="P4">
Tags: ['Дмитро Кулеба', 'Молдова', 'Санду']</text:p>
      <text:p text:style-name="P4">
Type: Article</text:p>
      <!--METADATA-->
      <text:p text:style-name="P4">
<draw:frame draw:style-name="fr1" draw:name="Image261" text:anchor-type="as-char" svg:width="6.9236in" svg:height="3.956343in" draw:z-index="0">
<draw:image xlink:href="../Images/yкринформ/2023-04-27T19-46-25-03-00/630_360_1682613921-131.jpg" xlink:type="simple" xlink:show="embed" xlink:actuate="onLoad" draw:mime-type="image/jpeg"/>
</draw:frame>
Dmytro Kuleba's Minister of Law Affairs discussed with the President and Prime Minister of Moldova Sandu and Dorin Subcure Squads, development infrastructure, trade, and Moldova transit capabilities.</text:p>
      <text:p text:style-name="P4">
The head of Ukrainian diplomacy reported this in <text:a xlink:type="simple" xlink:href="https://twitter.com/DmytroKuleba/status/1651612686377943041" text:style-name="Internet_20_link" text:visited-style-name="Visited_20_Internet_20_Link">
</text:a>
, reports Ukrinform.</text:p>
      <text:p text:style-name="P4">
“I was honored to be adopted in Chisinau Maya Sandu and Dorin. Morning joint safety challenges, infrastructure development, trade, and Moldova transit capabilities. The victory of Ukraine will also ensure long -term and prosperity to our expensive neighbors, ”the minister said.</text:p>
      <text:p text:style-name="Quotations">

<text:p text:style-name="P4">
I Was Honored to be Received in Chishinau by <text:a xlink:type="simple" xlink:href="https://twitter.com/sandumaiamd" text:style-name="Internet_20_link" text:visited-style-name="Visited_20_Internet_20_Link">
&gt;
</text:a>
and <text:a xlink:type="simple" xlink:href="https://twitter.com/DorinRecean" text:style-name="Internet_20_link" text:visited-style-name="Visited_20_Internet_20_Link">
&gt;
 </text:a>
. We discussed common&gt;
 security challenges, development of infrastructure, trade, Moldova’s transit&gt;
 capacity. Ukraine’s victory will also secure long-lasting stability and&gt;
 prosperity for our dear neighbours. <text:a xlink:type="simple" xlink:href="https://t.co/CIKO9ax3PY" text:style-name="Internet_20_link" text:visited-style-name="Visited_20_Internet_20_Link">
 </text:a>
&gt;
&gt;
 - Dmytro Kuleba(Dmitrykuleba) <text:a xlink:type="simple" xlink:href="https://twitter.com/DmytroKuleba/status/1651612686377943041" text:style-name="Internet_20_link" text:visited-style-name="Visited_20_Internet_20_Link">
&gt;
 </text:a>
<text:span text:style-name="T4">
 Read also: </text:span>
 <text:a xlink:type="simple" xlink:href="https://www.ukrinform.ua/rubric-polytics/3701694-moldova-dolucilasa-do-grupi-zi-stvorenna-spectribunalu-sodo-rf.html" text:style-name="Internet_20_link" text:visited-style-name="Visited_20_Internet_20_Link">
</text:a>
As reported by Ukrinform, on Thursday the Minister of Foreign Affairs of Ukraine <text:a xlink:type="simple" xlink:href="https://www.ukrinform.ua/rubric-polytics/3701633-dmitro-kuleba-priihav-iz-vizitom-u-moldovi.html" text:style-name="Internet_20_link" text:visited-style-name="Visited_20_Internet_20_Link">
</text:a>
 .</text:p>

</text:p>
      <text:p text:style-name="P4">
News Source: <text:a xlink:type="simple" xlink:href="https://www.ukrinform.ua/rubric-polytics/3701709-bezpeka-ta-rozvitok-spivpraci-kuleba-u-moldovi-zustrivsa-iz-sandu-ta-recanom.html" text:style-name="Internet_20_link" text:visited-style-name="Visited_20_Internet_20_Link">
https://www.ukrinform.ua/rubric-polytics/3701709-bezpeka-ta-rozvitok-spivpraci-kuleba-u-moldovi-zustrivsa-iz-sandu-ta-recanom.html</text:a>
</text:p>
      <!--NEWS-->
      <text:h text:style-name="P10" text:outline-level="1">
<text:span text:style-name="T4">
The Russian army does not leave attempts to take Bakhmut in the ring - 13 attacks a day</text:span>
</text:h>
      <text:p text:style-name="P4">
Authors: Ukrinform (Person)</text:p>
      <text:p text:style-name="P4">
Publisher: Укринформ (Organization)</text:p>
      <text:p text:style-name="P4">
Published Time: 2023-04-27T19:53:37+03:00</text:p>
      <text:p text:style-name="P4">
Modified Time: 2023-04-27T19:53:37+03:00</text:p>
      <text:p text:style-name="P4">
Description: In the Bakhmut area, Russian troops attacked the positions of defense forces 13 times; Ukrainian defenders destroyed 113 invaders and wounded the 117s. - Ukrinform.</text:p>
      <text:p text:style-name="P4">
Images: ["<text:a xlink:type="simple" xlink:href="https://static.ukrinform.com/photos/2023_04/thumb_files/630_360_1682438812-465.jpg" text:style-name="Internet_20_link" text:visited-style-name="Visited_20_Internet_20_Link">
630_360_16824...</text:a>
"]</text:p>
      <text:p text:style-name="P4">
Tags: ['Бахмут', 'ЗСУ', 'Війна з росією', '#stoprussia']</text:p>
      <text:p text:style-name="P4">
Type: Article</text:p>
      <!--METADATA-->
      <text:p text:style-name="P4">
<draw:frame draw:style-name="fr1" draw:name="Image262" text:anchor-type="as-char" svg:width="6.9236in" svg:height="3.956343in" draw:z-index="0">
<draw:image xlink:href="../Images/yкринформ/2023-04-27T19-53-37-03-00/630_360_1682438812-465.jpg" xlink:type="simple" xlink:show="embed" xlink:actuate="onLoad" draw:mime-type="image/jpeg"/>
</draw:frame>
In the district of Bakhmut, Russian troops attacked the positions of defense forces 13 times; Ukrainian defenders destroyed 113 invaders and wounded 117's.</text:p>
      <text:p text:style-name="P4">
The spokesman of the Eastern Urgent Armed Forces of the Armed Forces Sergey Cherevaty reported this on the air of the Televahorphone "Unified News", Ukrinform correspondent reports.</text:p>
      <text:p text:style-name="P4">
“In our operating area, the main direction of the enemy's impact continues to remain. The enemy attacked our positions in this direction 13 times in this day, 243 times fired at various systems and calibers, ”the spokesman said.</text:p>
      <text:p text:style-name="P4">
According to him, 113 invaders were liquidated, another 117 were injured.</text:p>
      <text:p text:style-name="P4">
<text:span text:style-name="T4">
 Read also: </text:span>
 <text:a xlink:type="simple" xlink:href="https://www.ukrinform.ua/rubric-ato/3700800-u-bahmuti-trivaut-vazki-boi-na-korotkih-distanciah-britanska-rozvidka.html" text:style-name="Internet_20_link" text:visited-style-name="Visited_20_Internet_20_Link">
<text:span text:style-name="T4">
 Bakhmut </text:span>
</text:a>
Cherevaty stressed that the Russian army continues to attempt to take in Ringebakhmut.</text:p>
      <text:p text:style-name="P4">
“Yes, he(The enemy - ed.)He tries to take in the ring, tries to take anything to take the city and achieve an intermediate, at least tactical victory. And already in a row he does not succeed. He also tries to cut the path or at least take full fire control, but thanks to all components of the defense forces, he cannot do it, in particular thanks to our articulars who are conducting a constant counter -banking struggle .., ours <text:a xlink:type="simple" xlink:href="https://www.ukrinform.ua/tag-rozvidka" text:style-name="Internet_20_link" text:visited-style-name="Visited_20_Internet_20_Link">
</text:a>
, SCO, logists, military engineers of motorists who are constantly laying ways to this fortress city, ”he said.</text:p>
      <text:p text:style-name="P4">
The spokesman reminded that the invaders resort to "Syrian" practice, when the artillery and aviation fire is destroyed by all buildings, and the enemy is trying to occupy the ruins by the small group.</text:p>
      <text:p text:style-name="P4">
<text:span text:style-name="T4">
 Read also: </text:span>
 <text:a xlink:type="simple" xlink:href="https://www.ukrinform.ua/rubric-ato/3700518-sirskij-nazvav-pat-pricin-dla-utrimanna-bahmuta.html" text:style-name="Internet_20_link" text:visited-style-name="Visited_20_Internet_20_Link">
<text:span text:style-name="T4">
 Syrsky </text:span>
</text:a>
At the same time, according to the Liman -Kupyansk direction, according to the Cherevatya, it is not an attacker enemy in a day - a day there was one combatance. However, the invaders will bring artillery fire.</text:p>
      <text:p text:style-name="P4">
“The enemy is leading the strokes of artillery - 452 times in this day he struck, 7 Avhanals. Our defense forces, in turn, also strike powerful blows. As a result ... 26 invaders were destroyed, 66 were injured, BTR-80 and BTR-60 were injured. Also destroyed 2 mortars and anti -tank gun "Rapir", - said the spokesman.<text:span text:style-name="T5">
Foto: General Staff of the Armed Forces</text:span>
</text:p>
      <text:p text:style-name="P4">
News Source: <text:a xlink:type="simple" xlink:href="https://www.ukrinform.ua/rubric-ato/3701711-armia-rf-ne-polisae-sprob-vzati-bahmut-u-kilce-13-atak-za-dobu.html" text:style-name="Internet_20_link" text:visited-style-name="Visited_20_Internet_20_Link">
https://www.ukrinform.ua/rubric-ato/3701711-armia-rf-ne-polisae-sprob-vzati-bahmut-u-kilce-13-atak-za-dobu.html</text:a>
</text:p>
      <!--NEWS-->
      <text:h text:style-name="P10" text:outline-level="1">
<text:span text:style-name="T4">
The Constitutional Court undertook to interpret whether the only citizenship in Ukraine</text:span>
</text:h>
      <text:p text:style-name="P4">
Authors: Ukrinform (Person)</text:p>
      <text:p text:style-name="P4">
Publisher: Укринформ (Organization)</text:p>
      <text:p text:style-name="P4">
Published Time: 2023-04-27T19:58:00+03:00</text:p>
      <text:p text:style-name="P4">
Modified Time: 2023-04-27T19:58:00+03:00</text:p>
      <text:p text:style-name="P4">
Description: The Grand Chamber of the Constitutional Court began the submission of 99 MPs on the official interpretation of Article 4 of the Constitution, which states that "there is a single citizenship in Ukraine." - Ukrinform.</text:p>
      <text:p text:style-name="P4">
Images: ["<text:a xlink:type="simple" xlink:href="https://static.ukrinform.com/photos/2020_10/thumb_files/630_360_1604043729-9473.jpeg" text:style-name="Internet_20_link" text:visited-style-name="Visited_20_Internet_20_Link">
630_360_16040...</text:a>
"]</text:p>
      <text:p text:style-name="P4">
Tags: ['Конституційний Суд', 'Громадянство', 'Верховна Рада']</text:p>
      <text:p text:style-name="P4">
Type: Article</text:p>
      <!--METADATA-->
      <text:p text:style-name="P4">
<draw:frame draw:style-name="fr1" draw:name="Image263" text:anchor-type="as-char" svg:width="6.9236in" svg:height="3.956343in" draw:z-index="0">
<draw:image xlink:href="../Images/yкринформ/2023-04-27T19-58-00-03-00/630_360_1604043729-9473.jpeg" xlink:type="simple" xlink:show="embed" xlink:actuate="onLoad" draw:mime-type="image/jpeg"/>
</draw:frame>
The Great Payment of the Constitutional Court began the submission of 99 People's Deputies to the official interpretation of Article 4 of the Constitution, which states that "in Ukraine there is a single citizenship."</text:p>
      <text:p text:style-name="P4">
This is informed <text:a xlink:type="simple" xlink:href="https://t.me/Constitutional_Court_of_Ukraine/928" text:style-name="Internet_20_link" text:visited-style-name="Visited_20_Internet_20_Link">
</text:a>
, reports Ukrinform.</text:p>
      <text:p text:style-name="P4">
In the constitutional submission, MPs state that the Ukrainian legislation on citizenship establishes a ban on cases of multiple citizenship by establishing the procedure of loss of citizenship of Ukraine by the decision of the president of Ukraine. However, in their opinion, the effective mechanism of implementation of this report in the Law of Ukraine "On Citizenship of Ukraine" is not provided.</text:p>
      <text:p text:style-name="P4">
<text:span text:style-name="T4">
 Read also: </text:span>
 <text:a xlink:type="simple" xlink:href="https://www.ukrinform.ua/rubric-polytics/3695932-konstitucijnij-sud-vzavsa-perevirati-harkivski-ugodi.html" text:style-name="Internet_20_link" text:visited-style-name="Visited_20_Internet_20_Link">
<text:span text:style-name="T4">
 Constitutional </text:span>
 <text:span text:style-name="T4">
 </text:span>
 Court **</text:a>
The Judge-Rapporteur in this case Oleg Pervomaisky reported that in order to ensure the full and objective consideration of the case and the adoption of a substantiated decision of the COP sent to a number of state authorities, scientific institutions, members of the scientific and advisory council of the court to apply for their positions of positions. . The referees will be examined on the closed part of the plenary seal of the Grand Chamber.</text:p>
      <text:p text:style-name="P4">
During the plenary session, the judge heard the participants of the constitutional introduction - People's Deputy Alexander Bakuumov, permanent representative of the Abro -Council in the COP Maxim Dirdin and the presidential representative of the COP Sergiyembovsky.</text:p>
      <text:p text:style-name="P4">
After the study of the case file at the open part of the plenary meeting, the CCC went to the closed part to make a decision.</text:p>
      <text:p text:style-name="P4">
<text:span text:style-name="T4">
 Read also: </text:span>
 <text:a xlink:type="simple" xlink:href="https://www.ukrinform.ua/rubric-economy/3676421-konstitucijnij-sud-vkotre-vidklav-rozglad-zakonu-pro-vidkritta-rinku-zemli.html" text:style-name="Internet_20_link" text:visited-style-name="Visited_20_Internet_20_Link">
<text:span text:style-name="T4">
 Constitutional </text:span>
 <text:span text:style-name="T4">
 </text:span>
 Court **</text:a>
As reported by Ukrinform, on April 21, President of Ukraine Volodymyr Zelensky signed a law on new rules of acquisition of citizenship, which provides exams of the Ukrainian language, history of Ukraine and knowledge of the Constitution.</text:p>
      <text:p text:style-name="P4">
News Source: <text:a xlink:type="simple" xlink:href="https://www.ukrinform.ua/rubric-society/3701713-konstitucijnij-sud-vzavsa-roztlumaciti-ci-edine-v-ukraini-gromadanstvo.html" text:style-name="Internet_20_link" text:visited-style-name="Visited_20_Internet_20_Link">
https://www.ukrinform.ua/rubric-society/3701713-konstitucijnij-sud-vzavsa-roztlumaciti-ci-edine-v-ukraini-gromadanstvo.html</text:a>
</text:p>
      <!--NEWS-->
      <text:h text:style-name="P10" text:outline-level="1">
<text:span text:style-name="T4">
According to the EBorot program, Ukrainians have received more than 4 thousand grants for business development</text:span>
</text:h>
      <text:p text:style-name="P4">
Authors: Ukrinform (Person)</text:p>
      <text:p text:style-name="P4">
Publisher: Укринформ (Organization)</text:p>
      <text:p text:style-name="P4">
Published Time: 2023-04-27T20:01:00+03:00</text:p>
      <text:p text:style-name="P4">
Modified Time: 2023-04-27T20:01:00+03:00</text:p>
      <text:p text:style-name="P4">
Description: According to the project, the Ukrainians issued more than 4 thousand grants for the development of entrepreneurship for a total amount of UAH 2.4 billion. - Ukrinform.</text:p>
      <text:p text:style-name="P4">
Images: ["<text:a xlink:type="simple" xlink:href="https://static.ukrinform.com/photos/2022_09/thumb_files/630_360_1663081636-192.png" text:style-name="Internet_20_link" text:visited-style-name="Visited_20_Internet_20_Link">
630_360_16630...</text:a>
"]</text:p>
      <text:p text:style-name="P4">
Tags: ['Бізнес', 'Мінекономіки', 'Грант', 'єРобота']</text:p>
      <text:p text:style-name="P4">
Type: Article</text:p>
      <!--METADATA-->
      <text:p text:style-name="P4">
<draw:frame draw:style-name="fr1" draw:name="Image264" text:anchor-type="as-char" svg:width="6.9236in" svg:height="3.956343in" draw:z-index="0">
<draw:image xlink:href="../Images/yкринформ/2023-04-27T20-01-00-03-00/630_360_1663081636-192.png" xlink:type="simple" xlink:show="embed" xlink:actuate="onLoad" draw:mime-type="image/png"/>
</draw:frame>
The invasion of the Ebbyot was given to Ukrainians more than 4 thousand grants for the development of entrepreneurship for a total amount of UAH 2.4 billion.</text:p>
      <text:p text:style-name="P4">
As Ukrinform reports, it reports <text:a xlink:type="simple" xlink:href="https://www.me.gov.ua/News/Detail" text:style-name="Internet_20_link" text:visited-style-name="Visited_20_Internet_20_Link">
</text:a>
“Last summer, the government introduced by the Erobot grant programs in the summer of Ukrainians. Today, more than 4,000 entrepreneurs for the total amount of UAH 2.4 billion have received financial support in the form of grants for starting and expanding business, ”said the first Viceremier -Minister - Minister of Economy Yulia Sviridenko.</text:p>
      <text:p text:style-name="P4">
According to her, hundreds of new enterprises have already been opened for these funds, the processing and production of finished products are being increased, and several hundred gastrics have been planted. Thousands of Ukrainians have been employed at these enterprises. The state granting is investments in the development of entrepreneurship in general and individual industries, the creation of new jobs and the strengthening of the economic front of the country.</text:p>
      <text:p text:style-name="P4">
In general, from the beginning of the launch of the project <text:a xlink:type="simple" xlink:href="https://www.ukrinform.ua/tag-erobota" text:style-name="Internet_20_link" text:visited-style-name="Visited_20_Internet_20_Link">
</text:a>
According to the program "Own business" 3 727 micro -grants for UAH 876 million were issued. The development of processing enterprises issued 239 grants for UAH 1.3 billion, planting - 74 grants for UAH 152 million, for the development of a greenhouse farm -10 grants for UAH 51 million.</text:p>
      <text:p text:style-name="P4">
<text:span text:style-name="T4">
 Read also: </text:span>
 <text:a xlink:type="simple" xlink:href="https://www.ukrinform.ua/rubric-economy/3691375-erobota-osadbank-nadavatime-granti-dla-pidtrimki-veteranskogo-biznesu.html" text:style-name="Internet_20_link" text:visited-style-name="Visited_20_Internet_20_Link">
<text:span text:style-name="T4">
 elabota </text:span>
</text:a>
The Ministry of Economy reminds that both entrepreneurs and people who have no business experience can apply for a grant. The applications should be made through the portal with the business plan.</text:p>
      <text:p text:style-name="P4">
A prerequisite for obtaining a grant is the creation of new jobs: from 1-2 when giving the micro -grant to several dozen - when granting grants by other programs. Grant funds are returned to the state in the form of payments paid in the process of activity of the enterprise for three years.</text:p>
      <text:p text:style-name="P4">
<text:span text:style-name="T4">
 Read also: </text:span>
 <text:a xlink:type="simple" xlink:href="https://www.ukrinform.ua/rubric-vidbudova/3694421-grosi-na-biznes-ak-ukrainci-gospodaruut-na-derzavni-granti.html" text:style-name="Internet_20_link" text:visited-style-name="Visited_20_Internet_20_Link">
<text:span text:style-name="T4">
 Money </text:span>
 <text:span text:style-name="T4">
 BUSINESS </text:span>
 <text:span text:style-name="T4">
 Ukrainians </text:span>
 <text:span text:style-name="T4">
 Managing </text:span>
<text:span text:style-name="T4">
 State </text:span>
 <text:span text:style-name="T4">
 Grant </text:span>
 **</text:a>
</text:p>
      <text:p text:style-name="P4">
<text:span text:style-name="T5">
Foto: diia.gov.ua</text:span>
</text:p>
      <text:p text:style-name="P4">
News Source: <text:a xlink:type="simple" xlink:href="https://www.ukrinform.ua/rubric-economy/3701719-za-programou-erobota-ukrainci-otrimali-ponad-4-tisaci-grantiv-na-rozvitok-biznesu.html" text:style-name="Internet_20_link" text:visited-style-name="Visited_20_Internet_20_Link">
https://www.ukrinform.ua/rubric-economy/3701719-za-programou-erobota-ukrainci-otrimali-ponad-4-tisaci-grantiv-na-rozvitok-biznesu.html</text:a>
</text:p>
      <!--NEWS-->
      <text:h text:style-name="P10" text:outline-level="1">
<text:span text:style-name="T4">
Shmigal and Italian Defense Minister discussed the intensification of military assistance to Ukraine</text:span>
</text:h>
      <text:p text:style-name="P4">
Authors: Ukrinform (Person)</text:p>
      <text:p text:style-name="P4">
Publisher: Укринформ (Organization)</text:p>
      <text:p text:style-name="P4">
Published Time: 2023-04-27T20:02:00+03:00</text:p>
      <text:p text:style-name="P4">
Modified Time: 2023-04-27T20:02:00+03:00</text:p>
      <text:p text:style-name="P4">
Description: Prime Minister of Ukraine Denis Shmigal and Defense Minister of the Italian Republic of Guido Krozetto discussed the strengthening of military and technical assistance for Ukraine. - Ukrinform.</text:p>
      <text:p text:style-name="P4">
Images: ["<text:a xlink:type="simple" xlink:href="https://static.ukrinform.com/photos/2023_04/thumb_files/630_360_1682614776-7191.jpeg" text:style-name="Internet_20_link" text:visited-style-name="Visited_20_Internet_20_Link">
630_360_16826...</text:a>
", "<text:a xlink:type="simple" xlink:href="https://static.ukrinform.com/photos/2023_04/thumb_files/630_360_1682614776-1569.jpeg" text:style-name="Internet_20_link" text:visited-style-name="Visited_20_Internet_20_Link">
630_360_16826...</text:a>
", "<text:a xlink:type="simple" xlink:href="https://static.ukrinform.com/photos/2023_04/thumb_files/630_360_1682614776-1759.jpeg" text:style-name="Internet_20_link" text:visited-style-name="Visited_20_Internet_20_Link">
630_360_16826...</text:a>
", "<text:a xlink:type="simple" xlink:href="https://static.ukrinform.com/photos/2023_04/thumb_files/630_360_1682614776-7528.jpeg" text:style-name="Internet_20_link" text:visited-style-name="Visited_20_Internet_20_Link">
630_360_16826...</text:a>
", "<text:a xlink:type="simple" xlink:href="https://static.ukrinform.com/photos/2023_04/thumb_files/630_360_1682614776-8226.jpeg" text:style-name="Internet_20_link" text:visited-style-name="Visited_20_Internet_20_Link">
630_360_16826...</text:a>
", "<text:a xlink:type="simple" xlink:href="https://static.ukrinform.com/photos/2023_04/thumb_files/630_360_1682614776-1442.jpeg" text:style-name="Internet_20_link" text:visited-style-name="Visited_20_Internet_20_Link">
630_360_16826...</text:a>
", "<text:a xlink:type="simple" xlink:href="https://static.ukrinform.com/photos/2023_04/thumb_files/630_360_1682614777-3691.jpeg" text:style-name="Internet_20_link" text:visited-style-name="Visited_20_Internet_20_Link">
630_360_16826...</text:a>
", "<text:a xlink:type="simple" xlink:href="https://static.ukrinform.com/photos/2023_04/thumb_files/630_360_1682614777-6862.jpeg" text:style-name="Internet_20_link" text:visited-style-name="Visited_20_Internet_20_Link">
630_360_16826...</text:a>
"]</text:p>
      <text:p text:style-name="P4">
Tags: ['Італія', 'Оборона', 'допомога', 'Шмигаль']</text:p>
      <text:p text:style-name="P4">
Type: Article</text:p>
      <!--METADATA-->
      <text:p text:style-name="P4">
<draw:frame draw:style-name="fr1" draw:name="Image265" text:anchor-type="as-char" svg:width="6.9236in" svg:height="3.956343in" draw:z-index="0">
<draw:image xlink:href="../Images/yкринформ/2023-04-27T20-02-00-03-00/630_360_1682614776-7191.jpeg" xlink:type="simple" xlink:show="embed" xlink:actuate="onLoad" draw:mime-type="image/jpeg"/>
</draw:frame>
Prime Minister of Ukraine Denis Shmigal and the Minister of Defense of the Italian Republic of Guidcretto discussed the strengthening of military and technical assistance for Ukraine.</text:p>
      <text:p text:style-name="P4">
As Ukrinform reports, Shmigal reported in <text:a xlink:type="simple" xlink:href="https://t.me/Denys_Smyhal/5125" text:style-name="Internet_20_link" text:visited-style-name="Visited_20_Internet_20_Link">
</text:a>
.</text:p>
      <text:p text:style-name="P4">
According to Shmigal, the interlocutors also discussed cooperation in the defense industry and Euro -Atlantic integration.</text:p>
      <text:p text:style-name="P4">
<text:span text:style-name="T5">
Viso: <text:a xlink:type="simple" xlink:href="https://t.me/Denys_Smyhal/5125" text:style-name="Internet_20_link" text:visited-style-name="Visited_20_Internet_20_Link">
</text:a>
</text:span>
</text:p>
      <text:p text:style-name="P4">
"We value Ukraine's support from Italy on the way to NATO. The Ukrainian army of receiving allies is already implementing the best standards of the Alliance and in practice the advantage of these standards in the war with Russia," Smigal said.</text:p>
      <text:p text:style-name="P4">
<text:span text:style-name="T4">
 Read also: </text:span>
 <text:a xlink:type="simple" xlink:href="https://www.ukrinform.ua/rubric-polytics/3701238-zelenskij-vze-zaraz-namicaemo-spivpracu-z-italieu-u-2024-roci.html" text:style-name="Internet_20_link" text:visited-style-name="Visited_20_Internet_20_Link">
</text:a>
He thanked for six packages of military and technical assistance. "We are interested in tining cooperation with Italy as one of the key allies in the defense sphere," Shmigal emphasized.</text:p>
      <text:p text:style-name="P4">
<draw:frame draw:style-name="fr1" draw:name="Image266" text:anchor-type="as-char" svg:width="6.9236in" svg:height="3.956343in" draw:z-index="0">
<draw:image xlink:href="../Images/yкринформ/2023-04-27T20-02-00-03-00/630_360_1682614776-1569.jpeg" xlink:type="simple" xlink:show="embed" xlink:actuate="onLoad" draw:mime-type="image/jpeg"/>
</draw:frame>
Schmigali The Minister of Defense of Italy discussed the strengthening of military assistance to Ukraine /Photo: Facebook /Denis Shmigal <text:a xlink:type="simple" xlink:href="https://static.ukrinform.com/photos/2023_04/1682614776-1569.jpeg" text:style-name="Internet_20_link" text:visited-style-name="Visited_20_Internet_20_Link">
![] [](Images/yкринформ/2023-04-27T20-02-00-03-00/630_360_1682614776-1569.jpeg)</text:a>
 <text:a xlink:type="simple" xlink:href="https://static.ukrinform.com/photos/2023_04/1682614776-7191.jpeg" text:style-name="Internet_20_link" text:visited-style-name="Visited_20_Internet_20_Link">
<draw:frame draw:style-name="fr1" draw:name="Image267" text:anchor-type="as-char" svg:width="6.9236in" svg:height="3.956343in" draw:z-index="0">
<draw:image xlink:href="../Images/yкринформ/2023-04-27T20-02-00-03-00/630_360_1682614776-7191.jpeg" xlink:type="simple" xlink:show="embed" xlink:actuate="onLoad" draw:mime-type="image/jpeg"/>
</draw:frame>
</text:a>
 <text:a xlink:type="simple" xlink:href="https://static.ukrinform.com/photos/2023_04/1682614776-1759.jpeg" text:style-name="Internet_20_link" text:visited-style-name="Visited_20_Internet_20_Link">
<draw:frame draw:style-name="fr1" draw:name="Image268" text:anchor-type="as-char" svg:width="6.9236in" svg:height="3.956343in" draw:z-index="0">
<draw:image xlink:href="../Images/yкринформ/2023-04-27T20-02-00-03-00/630_360_1682614776-1759.jpeg" xlink:type="simple" xlink:show="embed" xlink:actuate="onLoad" draw:mime-type="image/jpeg"/>
</draw:frame>
</text:a>
 <text:a xlink:type="simple" xlink:href="https://static.ukrinform.com/photos/2023_04/1682614776-7528.jpeg" text:style-name="Internet_20_link" text:visited-style-name="Visited_20_Internet_20_Link">
<draw:frame draw:style-name="fr1" draw:name="Image269" text:anchor-type="as-char" svg:width="6.9236in" svg:height="3.956343in" draw:z-index="0">
<draw:image xlink:href="../Images/yкринформ/2023-04-27T20-02-00-03-00/630_360_1682614776-7528.jpeg" xlink:type="simple" xlink:show="embed" xlink:actuate="onLoad" draw:mime-type="image/jpeg"/>
</draw:frame>
</text:a>
 <text:a xlink:type="simple" xlink:href="https://static.ukrinform.com/photos/2023_04/1682614776-8226.jpeg" text:style-name="Internet_20_link" text:visited-style-name="Visited_20_Internet_20_Link">
<draw:frame draw:style-name="fr1" draw:name="Image270" text:anchor-type="as-char" svg:width="6.9236in" svg:height="3.956343in" draw:z-index="0">
<draw:image xlink:href="../Images/yкринформ/2023-04-27T20-02-00-03-00/630_360_1682614776-8226.jpeg" xlink:type="simple" xlink:show="embed" xlink:actuate="onLoad" draw:mime-type="image/jpeg"/>
</draw:frame>
</text:a>
 <text:a xlink:type="simple" xlink:href="https://static.ukrinform.com/photos/2023_04/1682614776-1442.jpeg" text:style-name="Internet_20_link" text:visited-style-name="Visited_20_Internet_20_Link">
<draw:frame draw:style-name="fr1" draw:name="Image271" text:anchor-type="as-char" svg:width="6.9236in" svg:height="3.956343in" draw:z-index="0">
<draw:image xlink:href="../Images/yкринформ/2023-04-27T20-02-00-03-00/630_360_1682614776-1442.jpeg" xlink:type="simple" xlink:show="embed" xlink:actuate="onLoad" draw:mime-type="image/jpeg"/>
</draw:frame>
</text:a>
 <text:a xlink:type="simple" xlink:href="https://static.ukrinform.com/photos/2023_04/1682614777-3691.jpeg" text:style-name="Internet_20_link" text:visited-style-name="Visited_20_Internet_20_Link">
<draw:frame draw:style-name="fr1" draw:name="Image272" text:anchor-type="as-char" svg:width="6.9236in" svg:height="3.956343in" draw:z-index="0">
<draw:image xlink:href="../Images/yкринформ/2023-04-27T20-02-00-03-00/630_360_1682614777-3691.jpeg" xlink:type="simple" xlink:show="embed" xlink:actuate="onLoad" draw:mime-type="image/jpeg"/>
</draw:frame>
</text:a>
 <text:a xlink:type="simple" xlink:href="https://static.ukrinform.com/photos/2023_04/1682614777-6862.jpeg" text:style-name="Internet_20_link" text:visited-style-name="Visited_20_Internet_20_Link">
<draw:frame draw:style-name="fr1" draw:name="Image273" text:anchor-type="as-char" svg:width="6.9236in" svg:height="3.956343in" draw:z-index="0">
<draw:image xlink:href="../Images/yкринформ/2023-04-27T20-02-00-03-00/630_360_1682614777-6862.jpeg" xlink:type="simple" xlink:show="embed" xlink:actuate="onLoad" draw:mime-type="image/jpeg"/>
</draw:frame>
</text:a>
</text:p>
      <text:p text:style-name="P4">
News Source: <text:a xlink:type="simple" xlink:href="https://www.ukrinform.ua/rubric-ato/3701715-smigal-i-ministr-oboroni-italii-obgovorili-posilenna-vijskovoi-dopomogi-ukraini.html" text:style-name="Internet_20_link" text:visited-style-name="Visited_20_Internet_20_Link">
https://www.ukrinform.ua/rubric-ato/3701715-smigal-i-ministr-oboroni-italii-obgovorili-posilenna-vijskovoi-dopomogi-ukraini.html</text:a>
</text:p>
      <!--NEWS-->
      <text:h text:style-name="P10" text:outline-level="1">
<text:span text:style-name="T4">
Increase in water level in Kiev: SES named the reason</text:span>
</text:h>
      <text:p text:style-name="P4">
Authors: Ukrinform (Person)</text:p>
      <text:p text:style-name="P4">
Publisher: Укринформ (Organization)</text:p>
      <text:p text:style-name="P4">
Published Time: 2023-04-27T20:05:00+03:00</text:p>
      <text:p text:style-name="P4">
Modified Time: 2023-04-27T20:05:00+03:00</text:p>
      <text:p text:style-name="P4">
Description: The capital is currently fixing water levels, but this is caused by the technological work of the Kiev Hydroelectric Power Plant. - Ukrinform.</text:p>
      <text:p text:style-name="P4">
Images: ["<text:a xlink:type="simple" xlink:href="https://static.ukrinform.com/photos/2023_04/thumb_files/630_360_1682421935-642.jpeg" text:style-name="Internet_20_link" text:visited-style-name="Visited_20_Internet_20_Link">
630_360_16824...</text:a>
", "<text:a xlink:type="simple" xlink:href="https://static.ukrinform.com/photos/2023_04/1682595317-833.jpg" text:style-name="Internet_20_link" text:visited-style-name="Visited_20_Internet_20_Link">
1682595317-83...</text:a>
"]</text:p>
      <text:p text:style-name="P4">
Tags: ['ДСНС', 'Київська ГЕС', 'Київ', 'Водопілля']</text:p>
      <text:p text:style-name="P4">
Type: Article</text:p>
      <!--METADATA-->
      <text:p text:style-name="P4">
<draw:frame draw:style-name="fr1" draw:name="Image274" text:anchor-type="as-char" svg:width="6.9236in" svg:height="3.956343in" draw:z-index="0">
<draw:image xlink:href="../Images/yкринформ/2023-04-27T20-05-00-03-00/630_360_1682421935-642.jpeg" xlink:type="simple" xlink:show="embed" xlink:actuate="onLoad" draw:mime-type="image/jpeg"/>
</draw:frame>
In Stolyszarazi, the increase in water levels is recorded, but this is caused by the technological work of the Kiev hydroelectric power station.</text:p>
      <text:p text:style-name="P4">
This was stated during a briefing at the Media Center of Ukraine - Ukrinform by the head of hydrological forecasts of the Ukrhydromet Center of the SES of Ukraine Ilya Perevozchikov.</text:p>
      <text:p text:style-name="P4">
“As for Kyiv, we are currently fixing the level of level <text:a xlink:type="simple" xlink:href="https://www.ukrinform.ua/tag-vodopilla" text:style-name="Internet_20_link" text:visited-style-name="Visited_20_Internet_20_Link">
</text:a>
But it is caused by the technological work of the Kiev hydroelectric power station, so the people of Kiev and residents of the capital, as well as - the Kiev region, should not be nervous about it, ”he said.</text:p>
      <text:p text:style-name="P4">
<draw:frame draw:style-name="fr1" draw:name="Image275" text:anchor-type="as-char" svg:width="6.9236in" svg:height="4.679841in" draw:z-index="0">
<draw:image xlink:href="../Images/yкринформ/2023-04-27T20-05-00-03-00/1682595317-833.jpg" xlink:type="simple" xlink:show="embed" xlink:actuate="onLoad" draw:mime-type="image/jpeg"/>
</draw:frame>
According to Perevozchikov, the peak of spring waterfall on the Dnieper was above Kiev on April 17, so now a stable decline is observed in the Dnieper.</text:p>
      <text:p text:style-name="P4">
<text:span text:style-name="T4">
 Read also: </text:span>
 <text:a xlink:type="simple" xlink:href="https://www.ukrinform.ua/rubric-regions/3701558-na-dnipri-sposterigaetsa-spad-vesnanogo-vodopilla.html" text:style-name="Internet_20_link" text:visited-style-name="Visited_20_Internet_20_Link">
</text:a>
As it was reported, the KMVA stated that <text:a xlink:type="simple" xlink:href="https://www.ukrinform.ua/rubric-kyiv/3701362-u-kievi-tri-dni-pospil-zrostae-riven-vodi-v-rickah.html" text:style-name="Internet_20_link" text:visited-style-name="Visited_20_Internet_20_Link">
</text:a>
: For this period, it rose 26 cm.</text:p>
      <text:p text:style-name="P4">
<text:span text:style-name="T5">
Foto: Maria Kovalchuk</text:span>
</text:p>
      <text:p text:style-name="P4">
News Source: <text:a xlink:type="simple" xlink:href="https://www.ukrinform.ua/rubric-kyiv/3701656-zrostanna-rivna-vodi-u-kievi-u-dsns-nazvali-pricinu.html" text:style-name="Internet_20_link" text:visited-style-name="Visited_20_Internet_20_Link">
https://www.ukrinform.ua/rubric-kyiv/3701656-zrostanna-rivna-vodi-u-kievi-u-dsns-nazvali-pricinu.html</text:a>
</text:p>
      <!--NEWS-->
      <text:h text:style-name="P10" text:outline-level="1">
<text:span text:style-name="T4">
The need for Danube ports in investments reaches $ 120 million - Kubrakov</text:span>
</text:h>
      <text:p text:style-name="P4">
Authors: Ukrinform (Person)</text:p>
      <text:p text:style-name="P4">
Publisher: Укринформ (Organization)</text:p>
      <text:p text:style-name="P4">
Published Time: 2023-04-27T20:09:34+03:00</text:p>
      <text:p text:style-name="P4">
Modified Time: 2023-04-27T20:09:34+03:00</text:p>
      <text:p text:style-name="P4">
Description: </text:p>
      <text:p text:style-name="P4">
Через Порти Ізмаїл, Рені Та Усть-Дунайськ У 2022 Році Пройшло Понад 16 Млн Т Вантажів; Цього Року Планується Обробити Щонайменше 20 Млн Т. — Укрінформ.: </text:p>
      <text:p text:style-name="P4">
Images: ["<text:a xlink:type="simple" xlink:href="https://static.ukrinform.com/photos/2023_04/thumb_files/630_360_1682615122-685.jpg" text:style-name="Internet_20_link" text:visited-style-name="Visited_20_Internet_20_Link">
630_360_16826...</text:a>
"]</text:p>
      <text:p text:style-name="P4">
Tags: ['Інвестиції', 'Порт', 'Кубраков', 'Дунайський регіон']</text:p>
      <text:p text:style-name="P4">
Type: Article</text:p>
      <!--METADATA-->
      <text:p text:style-name="P4">
<draw:frame draw:style-name="fr1" draw:name="Image276" text:anchor-type="as-char" svg:width="6.9236in" svg:height="3.956343in" draw:z-index="0">
<draw:image xlink:href="../Images/yкринформ/2023-04-27T20-09-34-03-00/630_360_1682615122-685.jpg" xlink:type="simple" xlink:show="embed" xlink:actuate="onLoad" draw:mime-type="image/jpeg"/>
</draw:frame>
More than 16 million tweezers took place through Izmail, Reni and Ust-Danube; At least 20 million tonnes are planned to be treated this year.</text:p>
      <text:p text:style-name="P4">
This was announced by Viceremier-Minister of Recovery-Minister of Community, Territories and Infrastructure Development Alexander Kubrakov, Ukrinform reports to the Ministry's press service in <text:a xlink:type="simple" xlink:href="https://www.facebook.com/Ministry.for.restoration/posts/pfbid0L8Ap5yey2ACTossB2Bn5yRKUCEWvoEaaPcgNgbDv4ajCGMrVNDpmfhYkQRX5hwG2l" text:style-name="Internet_20_link" text:visited-style-name="Visited_20_Internet_20_Link">
</text:a>
.</text:p>
      <text:p text:style-name="P4">
«Попри те, що порти Ізмаїл, Рені, Усть-Дунайськ задіяли майже всі наявніпотужності для перевалки вантажів, потенціал для подальшого розвитку є. Асаме: модернізація та оновлення інфраструктури портів, залучення інвестиційдля будівництва нових терміналів і днопоглиблення. Потреба в <text:a xlink:type="simple" xlink:href="https://www.ukrinform.ua/tag-investicii" text:style-name="Internet_20_link" text:visited-style-name="Visited_20_Internet_20_Link">
</text:a>
It amounts to at least 120 million donors, ”the minister said.</text:p>
      <text:p text:style-name="P4">
Kubrakov said that the ministry was already working on the development of the Danube port cluster. In particular, dredging works have been started: restorations of passport characteristics of ports and channels. Currently, the sedimentary is 6.5 m.</text:p>
      <text:p text:style-name="P4">
<text:span text:style-name="T4">
 Read also: </text:span>
 <text:a xlink:type="simple" xlink:href="https://www.ukrinform.ua/rubric-economy/3701206-posol-ssa-vidvidala-dunajski-porti-reni-ta-izmail.html" text:style-name="Internet_20_link" text:visited-style-name="Visited_20_Internet_20_Link">
<text:span text:style-name="T4">
 Reni </text:span>
</text:a>
As reported, the necessary infrastructure was prepared in the seaports of Izmail and Rena and the transshipment of new cargo flows - containers, bulk, grain and other cargoes was organized.</text:p>
      <text:p text:style-name="P4">
News Source: <text:a xlink:type="simple" xlink:href="https://www.ukrinform.ua/rubric-economy/3701717-potreba-dunajskih-portiv-v-investiciah-sagae-120-miljoniv-kubrakov.html" text:style-name="Internet_20_link" text:visited-style-name="Visited_20_Internet_20_Link">
https://www.ukrinform.ua/rubric-economy/3701717-potreba-dunajskih-portiv-v-investiciah-sagae-120-miljoniv-kubrakov.html</text:a>
</text:p>
      <!--NEWS-->
      <text:h text:style-name="P10" text:outline-level="1">
<text:span text:style-name="T4">
Molchanov made his way to the 1/2 finals of the Clelever's soil "ATP" in Rome</text:span>
</text:h>
      <text:p text:style-name="P4">
Authors: Ukrinform (Person)</text:p>
      <text:p text:style-name="P4">
Publisher: Укринформ (Organization)</text:p>
      <text:p text:style-name="P4">
Published Time: 2023-04-27T20:13:00+03:00</text:p>
      <text:p text:style-name="P4">
Modified Time: 2023-04-27T20:13:00+03:00</text:p>
      <text:p text:style-name="P4">
Description: Kazakh -Ukrainian duo Andriy Golubev - Denis Molchanov reached the semifinals of the Tournament of the Association of Tennisists of Professionals (APR) of the Challenge series in Rome (Italy) with a prize fund € 73 thousand - Ukrinform.</text:p>
      <text:p text:style-name="P4">
Images: ["<text:a xlink:type="simple" xlink:href="https://static.ukrinform.com/photos/2023_04/thumb_files/630_360_1682615494-267.jpg" text:style-name="Internet_20_link" text:visited-style-name="Visited_20_Internet_20_Link">
630_360_16826...</text:a>
"]</text:p>
      <text:p text:style-name="P4">
Tags: ['Теніс']</text:p>
      <text:p text:style-name="P4">
Type: Article</text:p>
      <!--METADATA-->
      <text:p text:style-name="P4">
<draw:frame draw:style-name="fr1" draw:name="Image277" text:anchor-type="as-char" svg:width="6.9236in" svg:height="3.956343in" draw:z-index="0">
<draw:image xlink:href="../Images/yкринформ/2023-04-27T20-13-00-03-00/630_360_1682615494-267.jpg" xlink:type="simple" xlink:show="embed" xlink:actuate="onLoad" draw:mime-type="image/jpeg"/>
</draw:frame>
Kazakh -Ukrainian duo Andriy Golubev - Denis Molchanov came out of the tournament(ATP)The Challenger series is urgent(Italy)with a prize fund € 73 thousand</text:p>
      <text:p text:style-name="P4">
In the 1/4 finals of the paired category Golubev and Molchanov took the mountain over the tandem of Diego Idalgo.(Ecuador)- Patrick Niklas Salminen(Finland)- 6: 3, 2: 6, 10: 4, transmits Ukrinform.</text:p>
      <text:p text:style-name="P4">
A ticket to the final of the Kazakh -Ukrainian couple is playing with the leaders of "sowing" by the French Sadio Dumbia and Faben Rebul, who in turn played the Spanish tandem of Inyigo Cervantes - Oryol Rock Battle - 7: 6(7:2), 6: 3.</text:p>
      <text:p text:style-name="P4">
<text:span text:style-name="T4">
 Read also: </text:span>
 <text:a xlink:type="simple" xlink:href="https://www.ukrinform.ua/rubric-sports/3701047-svitolina-dostrokovo-zaversila-vistup-na-turniri-wta-u-madridi.html" text:style-name="Internet_20_link" text:visited-style-name="Visited_20_Internet_20_Link">
</text:a>
The tournament in the Italian capital will last until April 30.</text:p>
      <text:p text:style-name="P4">
Photo: Srpska Open.</text:p>
      <text:p text:style-name="P4">
News Source: <text:a xlink:type="simple" xlink:href="https://www.ukrinform.ua/rubric-sports/3701720-molcanov-probivsa-do-12-finalu-gruntovogo-cellendzera-atp-v-rimi.html" text:style-name="Internet_20_link" text:visited-style-name="Visited_20_Internet_20_Link">
https://www.ukrinform.ua/rubric-sports/3701720-molcanov-probivsa-do-12-finalu-gruntovogo-cellendzera-atp-v-rimi.html</text:a>
</text:p>
      <!--NEWS-->
      <text:h text:style-name="P10" text:outline-level="1">
<text:span text:style-name="T4">
Ukraine increases the bandwidth of border crossings with Moldova - Kubrakov</text:span>
</text:h>
      <text:p text:style-name="P4">
Authors: Ukrinform (Person)</text:p>
      <text:p text:style-name="P4">
Publisher: Укринформ (Organization)</text:p>
      <text:p text:style-name="P4">
Published Time: 2023-04-27T20:15:00+03:00</text:p>
      <text:p text:style-name="P4">
Modified Time: 2023-04-27T20:15:00+03:00</text:p>
      <text:p text:style-name="P4">
Description: The Ministry of Community and Infrastructure Development and the Ministry of Infrastructure and Regional Development of the Republic of Moldova signed a protocol that allows to increase the volume of rail transportation. - Ukrinform.</text:p>
      <text:p text:style-name="P4">
Images: ["<text:a xlink:type="simple" xlink:href="https://static.ukrinform.com/photos/2023_03/thumb_files/630_360_1677948452-275.jpg" text:style-name="Internet_20_link" text:visited-style-name="Visited_20_Internet_20_Link">
630_360_16779...</text:a>
", "<text:a xlink:type="simple" xlink:href="https://static.ukrinform.com/photos/2023_04/1682615747-341.jpg" text:style-name="Internet_20_link" text:visited-style-name="Visited_20_Internet_20_Link">
1682615747-34...</text:a>
", "<text:a xlink:type="simple" xlink:href="https://static.ukrinform.com/photos/2023_04/1682615709-973.jpg" text:style-name="Internet_20_link" text:visited-style-name="Visited_20_Internet_20_Link">
1682615709-97...</text:a>
"]</text:p>
      <text:p text:style-name="P4">
Tags: ['Молдова', 'Україна', 'Перевезення', 'Кубраков']</text:p>
      <text:p text:style-name="P4">
Type: Article</text:p>
      <!--METADATA-->
      <text:p text:style-name="P4">
<draw:frame draw:style-name="fr1" draw:name="Image278" text:anchor-type="as-char" svg:width="6.9236in" svg:height="3.956343in" draw:z-index="0">
<draw:image xlink:href="../Images/yкринформ/2023-04-27T20-15-00-03-00/630_360_1677948452-275.jpg" xlink:type="simple" xlink:show="embed" xlink:actuate="onLoad" draw:mime-type="image/jpeg"/>
</draw:frame>
The Ministry of Community Development, Territories and Infrastructure and the Ministry of Infrastructure and Regional Development of the Republic of Moldova signed a protocol that allows to increase the volume of rail transportation.</text:p>
      <text:p text:style-name="P4">
About it reports Ukrinform with reference to the press service of the Ministry of Recovery in <text:a xlink:type="simple" xlink:href="https://www.facebook.com/Ministry.for.restoration/posts/pfbid0S7Et5HqqDiRQnCEjbqDQ84P1fy8zd92kBhsYYi78RWbaejBcsP5E7qCLnRDA5pC8l" text:style-name="Internet_20_link" text:visited-style-name="Visited_20_Internet_20_Link">
</text:a>
The protocol provides for simplification of control procedures of railway transit carriers with the point of departure and destination of Ukraine or <text:a xlink:type="simple" xlink:href="https://www.ukrinform.ua/tag-moldova" text:style-name="Internet_20_link" text:visited-style-name="Visited_20_Internet_20_Link">
</text:a>
, or when similar to the punctuation in the territory of the third country.</text:p>
      <text:p text:style-name="P4">
Thus, a passage without stopping the territory of Ukraine between PE "Frikacei - Etulia" and "Reni - Dzhurjuleshta", which will increase the amount of transportation, is introduced.</text:p>
      <text:p text:style-name="P4">
<draw:frame draw:style-name="fr1" draw:name="Image279" text:anchor-type="as-char" svg:width="6.9236in" svg:height="5.1927in" draw:z-index="0">
<draw:image xlink:href="../Images/yкринформ/2023-04-27T20-15-00-03-00/1682615747-341.jpg" xlink:type="simple" xlink:show="embed" xlink:actuate="onLoad" draw:mime-type="image/jpeg"/>
</draw:frame>
“The introduction of a unintestant passage between the Frikacei -Tuli and Reni - Jurgulesti checkpoints in both directions will allow us to accelerate the volume of transportation by rail. These are important changes for the further development of the entire Danube port cluster, ”the ministry noted.</text:p>
      <text:p text:style-name="P4">
<text:span text:style-name="T4">
 Read also: </text:span>
 <text:a xlink:type="simple" xlink:href="https://www.ukrinform.ua/rubric-economy/3700204-ukrzaliznica-vidnovila-tranzit-zerna-teritorieu-polsi.html" text:style-name="Internet_20_link" text:visited-style-name="Visited_20_Internet_20_Link">
</text:a>
</text:p>
      <text:p text:style-name="P4">
<draw:frame draw:style-name="fr1" draw:name="Image280" text:anchor-type="as-char" svg:width="6.9236in" svg:height="4.615733in" draw:z-index="0">
<draw:image xlink:href="../Images/yкринформ/2023-04-27T20-15-00-03-00/1682615709-973.jpg" xlink:type="simple" xlink:show="embed" xlink:actuate="onLoad" draw:mime-type="image/jpeg"/>
</draw:frame>
At the same time, as reminded in the Ministry of Research, efforts focus on the development of infrastructure in the seaports of Izmail and Reni to expand nomenclaturum.</text:p>
      <text:p text:style-name="P4">
As reported, <text:a xlink:type="simple" xlink:href="https://www.ukrinform.ua/rubric-economy/3691438-novij-prikordonnij-perehid-miz-moldovou-i-ukrainou-zdesevit-transportuvanna-vantaziv-ukrzaliznica.html" text:style-name="Internet_20_link" text:visited-style-name="Visited_20_Internet_20_Link">
</text:a>
It allows faster and cheaper transportation to Ukraine from the ports of Reni, Galats, Dzhurjuleshta and in the opposite direction.</text:p>
      <text:p text:style-name="P4">
Previously, there were two border rail crossings between the countries: Sokyryany-Oknitsa and Mogilev-Podilskyi-Velchynets. The opening of the third border crossing was made possible by signing the relevant act between the Ministry of Internal Affairs, the Customs Service of the Republic of Moldova and the State Border Guard State Customs Services of Ukraine.</text:p>
      <text:p text:style-name="P4">
<text:span text:style-name="T5">
Foto: Ministry of Community Development, Territories and Infrastructure of Ukraine</text:span>
</text:p>
      <text:p text:style-name="P4">
News Source: <text:a xlink:type="simple" xlink:href="https://www.ukrinform.ua/rubric-economy/3701723-ukraina-zbilsue-propusknu-spromoznist-prikordonnih-perehodiv-z-moldovou-kubrakov.html" text:style-name="Internet_20_link" text:visited-style-name="Visited_20_Internet_20_Link">
https://www.ukrinform.ua/rubric-economy/3701723-ukraina-zbilsue-propusknu-spromoznist-prikordonnih-perehodiv-z-moldovou-kubrakov.html</text:a>
</text:p>
      <!--NEWS-->
      <text:h text:style-name="P10" text:outline-level="1">
<text:span text:style-name="T4">
In the UN Council tomorrow will discuss the abduction of Ukrainian children by Russia</text:span>
</text:h>
      <text:p text:style-name="P4">
Authors: Ukrinform (Person)</text:p>
      <text:p text:style-name="P4">
Publisher: Укринформ (Organization)</text:p>
      <text:p text:style-name="P4">
Published Time: 2023-04-27T20:18:00+03:00</text:p>
      <text:p text:style-name="P4">
Modified Time: 2023-04-27T20:18:00+03:00</text:p>
      <text:p text:style-name="P4">
Description: The UN Security Council at an informal meeting in Arrians format on Friday, April 28, will discuss the abduction and violent deportation of children from the temporarily occupied territories of Ukraine. - Ukrinform.</text:p>
      <text:p text:style-name="P4">
Images: ["<text:a xlink:type="simple" xlink:href="https://static.ukrinform.com/photos/2019_07/thumb_files/630_360_1563298558-320.jpg" text:style-name="Internet_20_link" text:visited-style-name="Visited_20_Internet_20_Link">
630_360_15632...</text:a>
"]</text:p>
      <text:p text:style-name="P4">
Tags: ['Депортація', 'Діти', 'ООН', 'Радбез ООН']</text:p>
      <text:p text:style-name="P4">
Type: Article</text:p>
      <!--METADATA-->
      <text:p text:style-name="P4">
<draw:frame draw:style-name="fr1" draw:name="Image281" text:anchor-type="as-char" svg:width="6.9236in" svg:height="3.956343in" draw:z-index="0">
<draw:image xlink:href="../Images/yкринформ/2023-04-27T20-18-00-03-00/630_360_1563298558-320.jpg" xlink:type="simple" xlink:show="embed" xlink:actuate="onLoad" draw:mime-type="image/jpeg"/>
</draw:frame>
The UN Security Council at an informal meeting in Arrians format on Friday, April 28, will discuss the abduction and violent deportation of children from the temporary -book territories of Ukraine.</text:p>
      <text:p text:style-name="P4">
The discussion of this topic was initiated by the United States, France and Albania as members of the Council of Jewish, Ukrinform correspondent reports.</text:p>
      <text:p text:style-name="P4">
The meeting will start at 10:00 in the Eastern American time(At 5:00 pm Zakyev).</text:p>
      <text:p text:style-name="P4">
<text:span text:style-name="T4">
Читайте також:</text:span>
 <text:a xlink:type="simple" xlink:href="https://www.ukrinform.ua/rubric-polytics/3700732-koli-lavrova-viznaut-zlocincem-jogo-golovuvanna-v-radbezi-oon-vigladatime-divno-podolak.html" text:style-name="Internet_20_link" text:visited-style-name="Visited_20_Internet_20_Link">
 <text:span text:style-name="T4">
Радбез</text:span>
 </text:a>
As reported, on April 5, Russia made the topic of deportation of Ukrainian children the formation of members of the Radbeza in the format of Arrians to justify their actions. The Russian delegation attracted to participation in the mode of online authorized from the truncation of the Russian Federation Maria Lviv-Belov, for which the international criminal court.</text:p>
      <text:p text:style-name="P4">
<text:a xlink:type="simple" xlink:href="https://www.ukrinform.ua/rubric-ato/3701663-pare-viznala-genocidom-deportaciu-ukrainskih-ditej-do-rosii.html" text:style-name="Internet_20_link" text:visited-style-name="Visited_20_Internet_20_Link">
</text:a>
, in which she urged immediately to stop the illegal forcible movement and deportation of Ukrainian children, to stop granting Russian citizenship to them, as well as to bring to the already displaced children representatives of the United Nations and ICRCs and to ensure a safe return.</text:p>
      <text:p text:style-name="P4">
In addition, PACE congratulated the issuance of the President of the Russian Federation Vladimir Putin and Lviv-Bielova by the International Criminal Court(https://www.ukrinform.ua/rubric-world/3701674-pare-privitala-order-mks-na-arest-putina-ta-zaklikala-pokarati-takoz-lukasenka.html).</text:p>
      <text:p text:style-name="P4">
On March 17, 2023, the International Criminal Court issued a warrant on the Russian arrest president Vladimir Putin and the Children's Ombudsman Maria Lviv-Belova, who are suspected of illegal deportation of children from the occupied territories of Ukraine.</text:p>
      <text:p text:style-name="P4">
News Source: <text:a xlink:type="simple" xlink:href="https://www.ukrinform.ua/rubric-ato/3701724-u-radbezi-oon-zavtra-obgovorat-vikradenna-ukrainskih-ditej-rosieu.html" text:style-name="Internet_20_link" text:visited-style-name="Visited_20_Internet_20_Link">
https://www.ukrinform.ua/rubric-ato/3701724-u-radbezi-oon-zavtra-obgovorat-vikradenna-ukrainskih-ditej-rosieu.html</text:a>
</text:p>
      <!--NEWS-->
      <text:h text:style-name="P10" text:outline-level="1">
<text:span text:style-name="T4">
Ukraine is important in China's neutral position - Podolyak</text:span>
</text:h>
      <text:p text:style-name="P4">
Authors: Ukrinform (Person)</text:p>
      <text:p text:style-name="P4">
Publisher: Укринформ (Organization)</text:p>
      <text:p text:style-name="P4">
Published Time: 2023-04-27T20:18:15+03:00</text:p>
      <text:p text:style-name="P4">
Modified Time: 2023-04-27T20:18:15+03:00</text:p>
      <text:p text:style-name="P4">
Description: China receives some economic benefits from the war in Ukraine, but does not interfere with it. It is extremely important for Ukraine to keep a neutral position.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Китай', 'Подоляк', 'Єдині новини']</text:p>
      <text:p text:style-name="P4">
Type: Article</text:p>
      <!--METADATA-->
      <text:p text:style-name="P4">
<draw:frame draw:style-name="fr1" draw:name="Image282" text:anchor-type="as-char" svg:width="6.9236in" svg:height="3.956343in" draw:z-index="0">
<draw:image xlink:href="../Images/yкринформ/2023-04-27T20-18-15-03-00/630_360_1669378255-230.jpg" xlink:type="simple" xlink:show="embed" xlink:actuate="onLoad" draw:mime-type="image/jpeg"/>
</draw:frame>
China maintains some economic benefits from the war in Ukraine, but does not interfere with union. It is extremely important for Ukraine to keep a neutral position.</text:p>
      <text:p text:style-name="P4">
The adviser to the head of the Presidential Office Mikhail Podolyak told at the Eviritoleumor "The One News", Ukrinform reports.</text:p>
      <text:p text:style-name="P4">
“Is China a beneficiary of war? It seems to me that there are many economic beneficiaries, not only China, but it is fundamentally important for us that Chinese did not really interfere with this war and continued to occupy the neutral position that he occupies today, ”Podolyak stressed.</text:p>
      <text:p text:style-name="P4">
<text:span text:style-name="T4">
 Read also: </text:span>
 <text:a xlink:type="simple" xlink:href="https://www.ukrinform.ua/rubric-polytics/3701600-gensek-nato-pisla-rozmovi-zelenskogo-ta-si-nagadav-so-kitaj-dosi-ne-zasudiv-vtorgnenna-rf.html" text:style-name="Internet_20_link" text:visited-style-name="Visited_20_Internet_20_Link">
<text:span text:style-name="T4">
 China </text:span>
</text:a>
According to him, China uses the situation with the closure of European market for Russia and receives some benefits, but noted that China does not invest the funds of WRF in terms of military technologies or weapons.</text:p>
      <text:p text:style-name="P4">
"It is important for us that China adheres to this neutral position and that it is disconnected in the war, does not support Russia," the adviser noted.</text:p>
      <text:p text:style-name="P4">
Podolyak also praised the results of the President of Ukraine Zelensky's telephone conversation with the head of the Chinese People's Republic of Ukraine, Xi Jinpingomta stressed that Ukraine was able to convey fundamental positions on the nature of the war.</text:p>
      <text:p text:style-name="P4">
<text:span text:style-name="T4">
 Read also: </text:span>
 <text:a xlink:type="simple" xlink:href="https://www.ukrinform.ua/rubric-ato/3701406-kitaj-mae-vikoristati-vpliv-na-rf-sob-vidnoviti-teritorialnu-cilisnist-ukraini-evrokomisia.html" text:style-name="Internet_20_link" text:visited-style-name="Visited_20_Internet_20_Link">
<text:span text:style-name="T4">
 China </text:span>
</text:a>
“I would appreciate the very fact of the conversation is absolutely positive, because China has some substances to consider itself much more powerful today by the state than the Russian Federation to plot to the position that the Russian Federation has in the global political distribution. I. Undoubtedly, it is important for us from the point of view that the presidentzine has been able to convey fundamental positions on the nature of war, as to how the war should be finalized. And it was publicly voiced, a correspondent was recorded that there could be no compromise "territory in exchange for peace" so -called, "Podolyak said.</text:p>
      <text:p text:style-name="P4">
As reported by Ukrinform, on April 26, President of Ukraine Volodymyr Zelensky conducted an hourly telephone conversation with the head of the Chinese People's Republic Sitsinpin. During the communication of the President, they discussed all the complex issues of bilateral relations. Particular attention was paid to ways to establish a fair and sustainable peace for Ukraine.</text:p>
      <text:p text:style-name="P4">
News Source: <text:a xlink:type="simple" xlink:href="https://www.ukrinform.ua/rubric-polytics/3701721-ukraini-vazliva-nejtralna-pozicia-kitau-sodo-vijni-podolak.html" text:style-name="Internet_20_link" text:visited-style-name="Visited_20_Internet_20_Link">
https://www.ukrinform.ua/rubric-polytics/3701721-ukraini-vazliva-nejtralna-pozicia-kitau-sodo-vijni-podolak.html</text:a>
</text:p>
      <!--NEWS-->
      <text:h text:style-name="P10" text:outline-level="1">
<text:span text:style-name="T4">
China and Russia have increased their activity against the US in space - Pentagon</text:span>
</text:h>
      <text:p text:style-name="P4">
Authors: Ukrinform (Person)</text:p>
      <text:p text:style-name="P4">
Publisher: Укринформ (Organization)</text:p>
      <text:p text:style-name="P4">
Published Time: 2023-04-27T20:18:52+03:00</text:p>
      <text:p text:style-name="P4">
Modified Time: 2023-04-27T20:18:52+03:00</text:p>
      <text:p text:style-name="P4">
Description: The United States Protection Countries, which are primarily China and Russia, have increased the number and quality of threats to US projects in space over the last few years.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Китай', 'Космос', 'Пентагон', 'США', 'росія']</text:p>
      <text:p text:style-name="P4">
Type: Article</text:p>
      <!--METADATA-->
      <text:p text:style-name="P4">
<draw:frame draw:style-name="fr1" draw:name="Image283" text:anchor-type="as-char" svg:width="6.9236in" svg:height="3.956343in" draw:z-index="0">
<draw:image xlink:href="../Images/yкринформ/2023-04-27T20-18-52-03-00/630_360_1588051291-728.jpg" xlink:type="simple" xlink:show="embed" xlink:actuate="onLoad" draw:mime-type="image/jpeg"/>
</draw:frame>
The United States Protection Countries, which are primarily China and Russia, have increased the number and quality of threats to the US projects over the last few years.</text:p>
      <text:p text:style-name="P4">
About this <text:a xlink:type="simple" xlink:href="https://www.defense.gov/News/News-Stories/Article/Article/3375577/official-details-space-based-threats-and-us-countermeasures/" text:style-name="Internet_20_link" text:visited-style-name="Visited_20_Internet_20_Link">
 </text:a>
At the hearing in Congress, US Defense Assistant Space Policy Defense Assistant John Plyamb, Ukrinform reports.</text:p>
      <text:p text:style-name="P4">
“For the US Defense Ministry, space is important in how we compete and how to fight in any field. It allows you to identify and track the priests, which is important for the protection of our homeland, ”the Pentagon representative said.</text:p>
      <text:p text:style-name="P4">
In addition, he said, space activity provides navigation, including an accurate impact on targets, as well as communication in difficult conditions. This makes it crucial in determining the ways of fighting for the US.</text:p>
      <text:p text:style-name="P4">
"America's opponents understand this," Lamb continued.</text:p>
      <text:p text:style-name="P4">
He stressed that, in particular, Russia and <text:a xlink:type="simple" xlink:href="https://www.ukrinform.ua/tag-kitaj" text:style-name="Internet_20_link" text:visited-style-name="Visited_20_Internet_20_Link">
</text:a>
They create and develop new modern opportunities to interfere with the United States United States to realize space missions.</text:p>
      <text:p text:style-name="P4">
"It is only in the last few years that the number and quality of counter-cosmic threats has been significant," he added.</text:p>
      <text:p text:style-name="P4">
Yes, China has already developed a ground anti -vibrant weapon and continues to look for new meths that threaten US satellites. In addition, the PRC builds a cosmic archetuo, which will allow it to apply accurate blows in a large distance.</text:p>
      <text:p text:style-name="P4">
"China, after all, seeks to question our ability to conduct joint operations in the Indo -Pacific region," said Plyamb.</text:p>
      <text:p text:style-name="P4">
At the same time, Russia develops, tested and implements its own anti -tanning systems. This covers the kinetic sipping weapons of land and cosmic gas.</text:p>
      <text:p text:style-name="P4">
<text:span text:style-name="T5">
!combat </text:span>
<text:span text:style-name="T5">
 </text:span>
<text:span text:style-name="T5">
 actions </text:span>
*](https://www.ukrinform.ua/rubric-polytics/3659739-borrel-vijna-rf-proti-ukraini-pidkreslila-znacenna-kosmosu-u-sucasnih-bojovih-diah.html)In this context, the Pentagon representative stressed that the budget project for the 2024 financial year of $ 33.3 billion, offered by the President, invests in the opportunities necessary to solve these tasks. This is about 15% more than the current year.As reported by Ukrinform, the US Administration in early March presented the Congress of the State Budget Project for the 2024 Financial Year, which is about October 1 this year. Moreover, a request for defensive needs <text:a xlink:type="simple" xlink:href="https://www.ukrinform.ua/rubric-world/3679561-cogoricnij-budzet-pentagonu-peredbacit-rekordnu-sumu-na-zakupivlu-ozbroenna-zmi.html" text:style-name="Internet_20_link" text:visited-style-name="Visited_20_Internet_20_Link">
</text:a>
that is one existing levels of financing in the entire post-war story.https: //www.ukrinform.ua/rubric-world/3679561-Cogoricnij-budzet-pentagonu-lnnna--ongo-nu-sum-sum-zum-na-na</text:p>
      <text:p text:style-name="P4">
News Source: <text:a xlink:type="simple" xlink:href="https://www.ukrinform.ua/rubric-technology/3701722-kitaj-i-rosia-posilili-svou-aktivnist-proti-ssa-u-kosmosi-pentagon.html" text:style-name="Internet_20_link" text:visited-style-name="Visited_20_Internet_20_Link">
https://www.ukrinform.ua/rubric-technology/3701722-kitaj-i-rosia-posilili-svou-aktivnist-proti-ssa-u-kosmosi-pentagon.html</text:a>
</text:p>
      <!--NEWS-->
      <text:h text:style-name="P10" text:outline-level="1">
<text:span text:style-name="T4">
Return to the military: Marchenko warns on making populist decisions</text:span>
</text:h>
      <text:p text:style-name="P4">
Authors: Ukrinform (Person)</text:p>
      <text:p text:style-name="P4">
Publisher: Укринформ (Organization)</text:p>
      <text:p text:style-name="P4">
Published Time: 2023-04-27T20:32:00+03:00</text:p>
      <text:p text:style-name="P4">
Modified Time: 2023-04-27T20:32:00+03:00</text:p>
      <text:p text:style-name="P4">
Description: The government should control any changes to the budget and understand their consequences, now the risk of populist decisions is extremely high. - Ukrinform.</text:p>
      <text:p text:style-name="P4">
Images: ["<text:a xlink:type="simple" xlink:href="https://static.ukrinform.com/photos/2021_09/thumb_files/630_360_1632320383-174.jpg" text:style-name="Internet_20_link" text:visited-style-name="Visited_20_Internet_20_Link">
630_360_16323...</text:a>
"]</text:p>
      <text:p text:style-name="P4">
Tags: ['Уряд', 'Гроші', 'Військові', 'Сергій Марченко']</text:p>
      <text:p text:style-name="P4">
Type: Article</text:p>
      <!--METADATA-->
      <text:p text:style-name="P4">
<draw:frame draw:style-name="fr1" draw:name="Image284" text:anchor-type="as-char" svg:width="6.9236in" svg:height="3.956343in" draw:z-index="0">
<draw:image xlink:href="../Images/yкринформ/2023-04-27T20-32-00-03-00/630_360_1632320383-174.jpg" xlink:type="simple" xlink:show="embed" xlink:actuate="onLoad" draw:mime-type="image/jpeg"/>
</draw:frame>
The government has to control any changes to the budget and understand their consequences, now the risk of populist decisions is extremely high.</text:p>
      <text:p text:style-name="P4">
According to Ukrinform, this is in an interview with the agency <text:a xlink:type="simple" xlink:href="https://interfax.com.ua/news/interview/906577.html" text:style-name="Internet_20_link" text:visited-style-name="Visited_20_Internet_20_Link">
</text:a>
The Minister of Finanses of Ukraine Sergey Marchenko informed.</text:p>
      <text:p text:style-name="P4">
"The so -called repayment of payments is not about the interests of the army, these are steps that make more vulnerable. In essence, it is the restoration of the 52nd article of the budget code, which provides for certain procedures and procedures for making changes to the budget.The during the war we do not apply now this article, it is suspended. But it has to restore because the budget situation should be under control in order to lack the risks of budget failure and, accordingly, risks to the program(ZMVF - Red.)", - said <text:a xlink:type="simple" xlink:href="https://www.ukrinform.ua/tag-sergij-marcenko" text:style-name="Internet_20_link" text:visited-style-name="Visited_20_Internet_20_Link">
</text:a>
.</text:p>
      <text:p text:style-name="P4">
In his opinion, it is very important that the government controls any changes in the Dobjet. Of course, while maintaining the right of deputies to initiate them. But it is the government, the Ministry of Finance, "should understand the consequences of any decisions, should be properly evaluated and continue to move."</text:p>
      <text:p text:style-name="P4">
<text:span text:style-name="T4">
 Read also: </text:span>
 <text:a xlink:type="simple" xlink:href="https://www.ukrinform.ua/rubric-society/3697973-viplati-vijskovim-u-genstabi-zaklikaut-pripiniti-zajmatisa-populizmom.html" text:style-name="Internet_20_link" text:visited-style-name="Visited_20_Internet_20_Link">
<text:span text:style-name="T4">
 payments </text:span>
 <text:span text:style-name="T4">
 military </text:span>
</text:a>
The head of the Ministry of Finance called an extremely high risk of adopting populist wickednesses, "which are absolutely not calculated."</text:p>
      <text:p text:style-name="P4">
As reported by Ukrinform, in early April the Verkhovna Rada supported the return of an additional remuneration in the amount of 30 thousand hryvnias for servicemen, police and employees of the State Emergency Service "regardless of such persons or areas of service."</text:p>
      <text:p text:style-name="P4">
At the same time, it is envisaged that the allowances by the defenders return the traffic supply of financial support of employees, officials and officials of budgetary institutions up to 10 minimum wages set on January 1, 2023.</text:p>
      <text:p text:style-name="P4">
<text:a xlink:type="simple" xlink:href="https://www.ukrinform.ua/tag-vijskovi" text:style-name="Internet_20_link" text:visited-style-name="Visited_20_Internet_20_Link">
</text:a>
Changed from February 1, 2023. now the payments are directly dependent on the areas of war of soldiers, complexity and specifics of their combat or special tasks.</text:p>
      <text:p text:style-name="P4">
News Source: <text:a xlink:type="simple" xlink:href="https://www.ukrinform.ua/rubric-economy/3701726-povernenna-viplat-vijskovim-marcenko-zasterigae-vid-uhvalenna-populistskih-risen.html" text:style-name="Internet_20_link" text:visited-style-name="Visited_20_Internet_20_Link">
https://www.ukrinform.ua/rubric-economy/3701726-povernenna-viplat-vijskovim-marcenko-zasterigae-vid-uhvalenna-populistskih-risen.html</text:a>
</text:p>
      <!--NEWS-->
      <text:h text:style-name="P10" text:outline-level="1">
<text:span text:style-name="T4">
As a result of Russian aggression, 2.5 million Ukrainians - Vereshchuk have been destroyed or damaged</text:span>
</text:h>
      <text:p text:style-name="P4">
Authors: Ukrinform (Person)</text:p>
      <text:p text:style-name="P4">
Publisher: Укринформ (Organization)</text:p>
      <text:p text:style-name="P4">
Published Time: 2023-04-27T20:36:50+03:00</text:p>
      <text:p text:style-name="P4">
Modified Time: 2023-04-27T20:36:50+03:00</text:p>
      <text:p text:style-name="P4">
Description: In 2.5 million citizens of Ukraine, housing was destroyed or damaged by Russian aggression, more than 170 thousand people are completely destroyed. - Ukrinform.</text:p>
      <text:p text:style-name="P4">
Images: ["<text:a xlink:type="simple" xlink:href="https://static.ukrinform.com/photos/2023_01/thumb_files/630_360_1673897824-865.png" text:style-name="Internet_20_link" text:visited-style-name="Visited_20_Internet_20_Link">
630_360_16738...</text:a>
"]</text:p>
      <text:p text:style-name="P4">
Tags: ['Житло', 'Верещук', 'Війна з росією']</text:p>
      <text:p text:style-name="P4">
Type: Article</text:p>
      <!--METADATA-->
      <text:p text:style-name="P4">
<draw:frame draw:style-name="fr1" draw:name="Image285" text:anchor-type="as-char" svg:width="6.9236in" svg:height="3.956343in" draw:z-index="0">
<draw:image xlink:href="../Images/yкринформ/2023-04-27T20-36-50-03-00/630_360_1673897824-865.png" xlink:type="simple" xlink:show="embed" xlink:actuate="onLoad" draw:mime-type="image/png"/>
</draw:frame>
In 2.5 million citizens of Ukraine, housing was destroyed or damaged as a result of Russian aggression, in more than 170 thousand people - completely destroyed.</text:p>
      <text:p text:style-name="P4">
This was announced on the broadcasting of the "Unified News" by Viceremier -Minister of Reintegration of Temporarily Occupied Territories Irina Vereshchuk, Ukrinform correspondent reports.</text:p>
      <text:p text:style-name="P4">
"When we talk about destroyed or damaged housing, such people are 2.5 million is a large number. When we talk about a fully destroyed housing, what is on the register today(Register of damaged and destroyed property - ed.), - these are170 thousand people. And this is not given to the temporarily occupied territories, where we cannot yet calculate the destroyed housing, "Vereshchuk said.</text:p>
      <text:p text:style-name="P4">
She added that today 200,000 citizens live in compact residence.</text:p>
      <text:p text:style-name="P4">
According to the official, Ukraine has sufficient opportunities for providing a temporary residential life evacuated. In particular, 25 modular towns have been built today, which is deploying about 5,000 people.</text:p>
      <text:p text:style-name="P4">
<text:span text:style-name="T4">
 Read also: </text:span>
 <text:a xlink:type="simple" xlink:href="https://www.ukrinform.ua/rubric-vidbudova/3684833-persi-kompensacii-za-zrujnovane-rosianami-zitlo-ludi-mozut-otrimati-v-travni-sulak.html" text:style-name="Internet_20_link" text:visited-style-name="Visited_20_Internet_20_Link">
</text:a>
At the same time, Vereshchuk stressed that it is necessary to look for other forms of arrangement of people who "will give the greatest socialization, the greatest adaptation."</text:p>
      <text:p text:style-name="P4">
Another challenge, in her opinion, is employment <text:a xlink:type="simple" xlink:href="https://www.ukrinform.ua/tag-pereselenci" text:style-name="Internet_20_link" text:visited-style-name="Visited_20_Internet_20_Link">
</text:a>
.</text:p>
      <text:p text:style-name="P4">
"Of the working population among the IDPs, we have 66% do not have work ... We will understand that the state we need to make efforts, look for tools for laborers. We need to find opportunities to retrade people who do not have to do it at our own expense. We have programmade students. We make efforts to expand it, so that 10 thousand this year is held by retraining at the expense of the state, "the official said.</text:p>
      <text:p text:style-name="P4">
As reported by Ukrinform, 4 857 200 intraperied persons have been officially registered in Ukraine.</text:p>
      <text:p text:style-name="P4">
News Source: <text:a xlink:type="simple" xlink:href="https://www.ukrinform.ua/rubric-society/3701728-vnaslidok-agresii-rf-zrujnovano-abo-poskodzeno-zitlo-25-miljona-ukrainciv-veresuk.html" text:style-name="Internet_20_link" text:visited-style-name="Visited_20_Internet_20_Link">
https://www.ukrinform.ua/rubric-society/3701728-vnaslidok-agresii-rf-zrujnovano-abo-poskodzeno-zitlo-25-miljona-ukrainciv-veresuk.html</text:a>
</text:p>
      <!--NEWS-->
      <text:h text:style-name="P10" text:outline-level="1">
<text:span text:style-name="T4">
The Armed Forces urge journalists to follow the safety rules in the war zone</text:span>
</text:h>
      <text:p text:style-name="P4">
Authors: Ukrinform (Person)</text:p>
      <text:p text:style-name="P4">
Publisher: Укринформ (Organization)</text:p>
      <text:p text:style-name="P4">
Published Time: 2023-04-27T20:38:00+03:00</text:p>
      <text:p text:style-name="P4">
Modified Time: 2023-04-27T20:38:00+03:00</text:p>
      <text:p text:style-name="P4">
Description: In the Armed Forces of Ukraine, journalists in the war zone were urged to follow the rules and recommendations of the relevant structures. - Ukrinform.</text:p>
      <text:p text:style-name="P4">
Images: ["<text:a xlink:type="simple" xlink:href="https://static.ukrinform.com/photos/2022_06/thumb_files/630_360_1656490870-306.jpg" text:style-name="Internet_20_link" text:visited-style-name="Visited_20_Internet_20_Link">
630_360_16564...</text:a>
"]</text:p>
      <text:p text:style-name="P4">
Tags: ['ЗСУ', 'Журналіст', 'Безпека', 'Війна з росією']</text:p>
      <text:p text:style-name="P4">
Type: Article</text:p>
      <!--METADATA-->
      <text:p text:style-name="P4">
<draw:frame draw:style-name="fr1" draw:name="Image286" text:anchor-type="as-char" svg:width="6.9236in" svg:height="3.956343in" draw:z-index="0">
<draw:image xlink:href="../Images/yкринформ/2023-04-27T20-38-00-03-00/630_360_1656490870-306.jpg" xlink:type="simple" xlink:show="embed" xlink:actuate="onLoad" draw:mime-type="image/jpeg"/>
</draw:frame>
In the Armed Forces of Ukraine, journalists in the war zone were urged to follow the right and recommendations of the relevant structures.</text:p>
      <text:p text:style-name="P4">
According to Ukrinform, the General Staff of the Armed Forces of Ukraine reports UV <text:a xlink:type="simple" xlink:href="https://www.facebook.com/GeneralStaff.ua/posts/pfbid02HujmsepwfaGt1BiH22CrxyvnFY2kx89jLnge3ukxfD1sZ7Q4518Gv9ynLrEGB3nel" text:style-name="Internet_20_link" text:visited-style-name="Visited_20_Internet_20_Link">
</text:a>
"The Armed Forces of Ukraine express their sincere condolences to the family and colleagues of the Ukrainian fixer Bohdan Bitik, who died as a result of Russian attack in Kherson on April 26," the message reads.</text:p>
      <text:p text:style-name="P4">
It is noted that Bitic worked with the journalist of the Italian newspaper Larepubblica Corrado Dunino, who was in the car during the time and was injured.</text:p>
      <text:p text:style-name="P4">
"We urge us to comply with the rules and recommendations of the relevant structures and officials of the Armed Forces of Ukraine on the safety of the activities of the activities in the area of hostilities and in no circumstances to neglect personal protective equipment," the General Staff said.</text:p>
      <text:p text:style-name="P4">
They emphasized that the Armed Forces of Ukraine are always open to cooperation and ready to promote a hazardous and effective activity <text:a xlink:type="simple" xlink:href="https://www.ukrinform.ua/tag-zurnalist" text:style-name="Internet_20_link" text:visited-style-name="Visited_20_Internet_20_Link">
</text:a>
, because their work is invaluable for fixing the crimes of the state of the aggressor.</text:p>
      <text:p text:style-name="P4">
<text:span text:style-name="T4">
 Read also: </text:span>
 <text:a xlink:type="simple" xlink:href="https://www.ukrinform.ua/rubric-society/3701483-pid-hersonom-zaginuv-ukrainskij-fikser-bogdan-bitik.html" text:style-name="Internet_20_link" text:visited-style-name="Visited_20_Internet_20_Link">
<text:span text:style-name="T4">
 Bitic </text:span>
</text:a>
According to the Institute of Media, Bitic has become a 54th media, who has been overwhelmed by Russian aggression.</text:p>
      <text:p text:style-name="P4">
As reported by Ukrinform, in the press service of OK "South" noted that the journalist edition of La Repubblica Corrad Zunino, who was injured by Nakherson region, <text:a xlink:type="simple" xlink:href="https://www.ukrinform.ua/rubric-society/3701578-vijskovi-kazut-so-poranenij-bila-hersona-zurnalist-la-repubblica-porusiv-pravila-dla-zmi.html" text:style-name="Internet_20_link" text:visited-style-name="Visited_20_Internet_20_Link">
</text:a>
</text:p>
      <text:p text:style-name="P4">
News Source: <text:a xlink:type="simple" xlink:href="https://www.ukrinform.ua/rubric-society/3701730-u-zsu-zaklikaut-zurnalistiv-dotrimuvatis-pravil-bezpeki-u-zoni-bojovih-dij.html" text:style-name="Internet_20_link" text:visited-style-name="Visited_20_Internet_20_Link">
https://www.ukrinform.ua/rubric-society/3701730-u-zsu-zaklikaut-zurnalistiv-dotrimuvatis-pravil-bezpeki-u-zoni-bojovih-dij.html</text:a>
</text:p>
      <!--NEWS-->
      <text:h text:style-name="P10" text:outline-level="1">
<text:span text:style-name="T4">
Korea President has announced assistance to Ukraine in confrontation of Russian aggression and recovery</text:span>
</text:h>
      <text:p text:style-name="P4">
Authors: Ukrinform (Person)</text:p>
      <text:p text:style-name="P4">
Publisher: Укринформ (Organization)</text:p>
      <text:p text:style-name="P4">
Published Time: 2023-04-27T20:43:06+03:00</text:p>
      <text:p text:style-name="P4">
Modified Time: 2023-04-27T20:43:06+03:00</text:p>
      <text:p text:style-name="P4">
Description: The Korean people have the experience of armed struggle for freedom and sovereignty with the support of the free world - what Ukrainians are experiencing now, so the Republic of Korea will support Ukraine, as well as efforts to restore the country after the war. - Ukrinform.</text:p>
      <text:p text:style-name="P4">
Images: ["<text:a xlink:type="simple" xlink:href="https://static.ukrinform.com/photos/2023_04/thumb_files/630_360_1681877158-571.png" text:style-name="Internet_20_link" text:visited-style-name="Visited_20_Internet_20_Link">
630_360_16818...</text:a>
"]</text:p>
      <text:p text:style-name="P4">
Tags: ['Корея', 'Україна', 'Війна з росією']</text:p>
      <text:p text:style-name="P4">
Type: Article</text:p>
      <!--METADATA-->
      <text:p text:style-name="P4">
<draw:frame draw:style-name="fr1" draw:name="Image287" text:anchor-type="as-char" svg:width="6.9236in" svg:height="3.956343in" draw:z-index="0">
<draw:image xlink:href="../Images/yкринформ/2023-04-27T20-43-06-03-00/630_360_1681877158-571.png" xlink:type="simple" xlink:show="embed" xlink:actuate="onLoad" draw:mime-type="image/png"/>
</draw:frame>
The Korean has the experience of armed struggle for freedom and sovereignty with the support of the free world - what Ukrainians are experiencing now, so the Republic of Korea will support Ukraine, as well as efforts to restore the country after the war.</text:p>
      <text:p text:style-name="P4">
This was stated by South Korean President Yun Jok John, speaking on Thursday, the chambers of the US Congress, Ukrinform correspondent reports.</text:p>
      <text:p text:style-name="P4">
“Freedom and democracy are threatened again. The war against Ukraine is a violation of international law. It is an attempt by force to change the status quo in a unilateral order. Korea strongly condemns an unfinished armed attack on Ukraine, ”President Jun said.</text:p>
      <text:p text:style-name="P4">
<text:span text:style-name="T4">
 Read also: </text:span>
 <text:a xlink:type="simple" xlink:href="https://www.ukrinform.ua/rubric-world/3701210-bajden-zaaviv-pro-vazlivist-pidtrimki-ukraini-z-boku-pivdennoi-korei.html" text:style-name="Internet_20_link" text:visited-style-name="Visited_20_Internet_20_Link">
<text:span text:style-name="T4">
 USA </text:span>
 <text:span text:style-name="T4">
 Southern </text:span>
 <text:span text:style-name="T4">
 </text:span>
 Korea <text:span text:style-name="T4">
 </text:span>
 Further <text:span text:style-name="T4">
<text:span text:style-name="T5">
* will support </text:span>
* </text:span>
 Ukraine <text:span text:style-name="T4">
 </text:span>
 <text:span text:style-name="T4">
 </text:span>
 statement <text:span text:style-name="T4">
 </text:span>
 <text:span text:style-name="T4">
 Presidents </text:span>
</text:a>
He recalled that when North Korea was attacked south in 1950, democracy from all over the world provided Seoul assistance.</text:p>
      <text:p text:style-name="P4">
“We fought together and retained freedom. The rest is a story, ”the President of the RC said.</text:p>
      <text:p text:style-name="P4">
He stressed that his country's experience shows "how important it is for democracies to maintain solidarity." Therefore, according to him, Korea is a Budesoidaric with the whole free world.</text:p>
      <text:p text:style-name="P4">
<text:span text:style-name="T4">
 Read also: </text:span>
 <text:a xlink:type="simple" xlink:href="https://www.ukrinform.ua/rubric-technology/3701485-prezident-pivdennoi-korei-zustrivsa-z-ilonom-maskomu-vasingtoni.html" text:style-name="Internet_20_link" text:visited-style-name="Visited_20_Internet_20_Link">
<text:span text:style-name="T4">
 bark </text:span>
</text:a>
"We will actively work for the protection of freedom, as well as the people of Ukraine and support the efforts to restore it," Yun emphasized.</text:p>
      <text:p text:style-name="P4">
According to Ukrinform, the President of the Republic of Korea Jun Jec is a state -owned visit to the United States. On Wednesday, he met with the head of the White House Jobiden.</text:p>
      <text:p text:style-name="P4">
News Source: <text:a xlink:type="simple" xlink:href="https://www.ukrinform.ua/rubric-polytics/3701731-prezident-korei-anonsuvav-dopomogu-ukraini-u-protistoanni-agresii-rf-ta-vidnovlenni.html" text:style-name="Internet_20_link" text:visited-style-name="Visited_20_Internet_20_Link">
https://www.ukrinform.ua/rubric-polytics/3701731-prezident-korei-anonsuvav-dopomogu-ukraini-u-protistoanni-agresii-rf-ta-vidnovlenni.html</text:a>
</text:p>
      <!--NEWS-->
      <text:h text:style-name="P10" text:outline-level="1">
<text:span text:style-name="T4">
Pentagon's suspected leakage had a tendency to violence - NYT</text:span>
</text:h>
      <text:p text:style-name="P4">
Authors: Ukrinform (Person)</text:p>
      <text:p text:style-name="P4">
Publisher: Укринформ (Organization)</text:p>
      <text:p text:style-name="P4">
Published Time: 2023-04-27T20:52:00+03:00</text:p>
      <text:p text:style-name="P4">
Modified Time: 2023-04-27T20:52:00+03:00</text:p>
      <text:p text:style-name="P4">
Description: US prosecutors accused the US Air Force serviceman Jack Teisheir, who is suspected of leakage of secret information of the Pentagon, trying to hide their actions, and noted his tendency to violence. - Ukrinform.</text:p>
      <text:p text:style-name="P4">
Images: ["<text:a xlink:type="simple" xlink:href="https://static.ukrinform.com/photos/2023_04/thumb_files/630_360_1682158485-345.jpg" text:style-name="Internet_20_link" text:visited-style-name="Visited_20_Internet_20_Link">
630_360_16821...</text:a>
"]</text:p>
      <text:p text:style-name="P4">
Tags: ['Пентагон', 'Війна з росією', 'Витік']</text:p>
      <text:p text:style-name="P4">
Type: Article</text:p>
      <!--METADATA-->
      <text:p text:style-name="P4">
<draw:frame draw:style-name="fr1" draw:name="Image288" text:anchor-type="as-char" svg:width="6.9236in" svg:height="3.956343in" draw:z-index="0">
<draw:image xlink:href="../Images/yкринформ/2023-04-27T20-52-00-03-00/630_360_1682158485-345.jpg" xlink:type="simple" xlink:show="embed" xlink:actuate="onLoad" draw:mime-type="image/jpeg"/>
</draw:frame>
The US prosecutors accused the Air Force serviceman of the National Guard Jack Teshair, who is suspected of leakage of secret information of the Pentagon, to hide their actions, and noted his tendency to violence.</text:p>
      <text:p text:style-name="P4">
About it reports <text:a xlink:type="simple" xlink:href="https://www.nytimes.com/2023/04/27/us/politics/jack-teixeira-leaks.html" text:style-name="Internet_20_link" text:visited-style-name="Visited_20_Internet_20_Link">
</text:a>
, Ukrinform correspondent reports.</text:p>
      <text:p text:style-name="P4">
In a court, dated April 26, investigators drew attention to the "alarming" history of racist and aggressive statements by Tishaira.</text:p>
      <text:p text:style-name="P4">
On the eve of the hearing on his detention, planned for Thursday, the Uphedral Court of Massachusetts, prosecutors reported that in 2018, Teishair had been dismissed from high school in high school for the statement of "Molotov's cocktails" and other weapons, as well as sought on internet. He participated in the Discorr's Discussions on Discord Platform, which he used to place secret information, and kept firearms and tactical equipment at home.</text:p>
      <text:p text:style-name="P4">
According to prosecutors, Tusheir was also prone to "racist threats.</text:p>
      <text:p text:style-name="P4">
<text:span text:style-name="T4">
 Read also: </text:span>
 <text:a xlink:type="simple" xlink:href="https://www.ukrinform.ua/rubric-world/3699273-tejsejra-pocav-publikuvati-dokumenti-pentagonu-za-kilka-dniv-pisla-vtorgnenna-rosii-v-ukrainu.html" text:style-name="Internet_20_link" text:visited-style-name="Visited_20_Internet_20_Link">
<text:span text:style-name="T4">
 Timisira </text:span>
</text:a>
Taisheir himself also tried to destroy the evidence. The case file was added to the case file, including the Xbox tablet and console, which he was in a hurry to arrest in a hurry, and then threw it into the trash near his house near the house, Massachusetts. The witness reported that Tusheir threw out the phone of the car window.</text:p>
      <text:p text:style-name="P4">
Prosecutors also released a number of posts on social networks for 2022 and 2023, in which Taisheira expressed a "mass of people" and squeeze the "weak -minded", and described what he called "a murder van" that would go and kill people city or suburban environment. "</text:p>
      <text:p text:style-name="P4">
It was reported that Tusheir was arrested on April 13, and he was notified of two points associated with unauthorized treatment of spare materials. In case of recognition of his guilty military threatens at least 25 years in prison.<text:span text:style-name="T4">
 Read also: </text:span>
 <text:a xlink:type="simple" xlink:href="https://www.ukrinform.ua/rubric-world/3698069-pidozruvanij-u-spravi-pro-vitik-dokumentiv-pentagonu-zalisitsa-pid-vartou.html" text:style-name="Internet_20_link" text:visited-style-name="Visited_20_Internet_20_Link">
<text:span text:style-name="T4">
 Suspect </text:span>
 <text:span text:style-name="T4">
 </text:span>
 <text:span text:style-name="T4">
 </text:span>
 <text:span text:style-name="T4">
 About </text:span>
 <text:span text:style-name="T4">
 Direct </text:span>
<text:span text:style-name="T4">
 Documents </text:span>
 <text:span text:style-name="T4">
 Pentagon </text:span>
 <text:span text:style-name="T4">
 </text:span>
 left <text:span text:style-name="T4">
 </text:span>
 under <text:span text:style-name="T4">
 </text:span>
 <text:span text:style-name="T4">
 </text:span>
 <text:span text:style-name="T4">
 worth </text:span>
</text:a>
Investigators found a small arsenal of weapons in the bedroom of the suspect: pistols, rifles, shotguns, AK, gas mask, ammunition, tactical results and muffler.</text:p>
      <text:p text:style-name="P4">
The prosecutors urged the judge to leave Taisheir's lattice because he would have all the access to secret information on national defense, how can he disclose, and there is a "serious threat of his escape."</text:p>
      <text:p text:style-name="P4">
According to law enforcement officers, Timisira began to place secret reconnaissance information on social networks in February 2022, immediately after the start of a full -scale recession of the Russian Federation to Ukraine.</text:p>
      <text:p text:style-name="P4">
News Source: <text:a xlink:type="simple" xlink:href="https://www.ukrinform.ua/rubric-world/3701733-pidozruvanij-u-vitoku-dokumentiv-pentagonu-mav-shilnist-do-nasilstva-nyt.html" text:style-name="Internet_20_link" text:visited-style-name="Visited_20_Internet_20_Link">
https://www.ukrinform.ua/rubric-world/3701733-pidozruvanij-u-vitoku-dokumentiv-pentagonu-mav-shilnist-do-nasilstva-nyt.html</text:a>
</text:p>
      <!--NEWS-->
      <text:h text:style-name="P10" text:outline-level="1">
<text:span text:style-name="T4">
Buschan for the first time in six months got to the Dynamo application</text:span>
</text:h>
      <text:p text:style-name="P4">
Authors: Ukrinform (Person)</text:p>
      <text:p text:style-name="P4">
Publisher: Укринформ (Organization)</text:p>
      <text:p text:style-name="P4">
Published Time: 2023-04-27T20:59:09+03:00</text:p>
      <text:p text:style-name="P4">
Modified Time: 2023-04-27T20:59:09+03:00</text:p>
      <text:p text:style-name="P4">
Description: The player went to Uzhgorod for a match with Metalist. - Ukrinform.</text:p>
      <text:p text:style-name="P4">
Images: ["<text:a xlink:type="simple" xlink:href="https://static.ukrinform.com/photos/2023_04/thumb_files/630_360_1682618189-561.jpg" text:style-name="Internet_20_link" text:visited-style-name="Visited_20_Internet_20_Link">
630_360_16826...</text:a>
"]</text:p>
      <text:p text:style-name="P4">
Tags: ['Динамо', 'Футбол']</text:p>
      <text:p text:style-name="P4">
Type: Article</text:p>
      <!--METADATA-->
      <text:p text:style-name="P4">
<draw:frame draw:style-name="fr1" draw:name="Image289" text:anchor-type="as-char" svg:width="6.9236in" svg:height="3.956343in" draw:z-index="0">
<draw:image xlink:href="../Images/yкринформ/2023-04-27T20-59-09-03-00/630_360_1682618189-561.jpg" xlink:type="simple" xlink:show="embed" xlink:actuate="onLoad" draw:mime-type="image/jpeg"/>
</draw:frame>
The player moved to Uzhgorod for a match with Metalist.</text:p>
      <text:p text:style-name="P4">
Goalkeeper Georgy Buschan can play Dynamo in the next UPL round, <text:a xlink:type="simple" xlink:href="https://fcdynamo.com/news/24-gravci-gotovi-zigrati-z-metalistom" text:style-name="Internet_20_link" text:visited-style-name="Visited_20_Internet_20_Link">
</text:a>
press service, Ukrinform reports.</text:p>
      <text:p text:style-name="P4">
The goalkeeper went with the Kiev club to Uzhgorod, where Bilo-Blue will resist the "Metalist" within the 23rd round of UPL. In addition, Dynamo's application included Central Beck Denis Popov.</text:p>
      <text:p text:style-name="P4">
In early September last year, in the match of the first round of the Europa League with Fenerbahche, Buschan injured his knee. The goalkeeper was successfully operated in Barcelona. In the winter, Kiper successfully performed surgery to remove intervertebral hernia. For the second part of the season, Buschan has not yet appeared on the field, and George missed the national team.</text:p>
      <text:p text:style-name="P4">
This season, the goalkeeper played nine matches in all the tournaments for Kyivans, with 15 goals and played twice on zero.</text:p>
      <text:p text:style-name="P4">
<text:span text:style-name="T4">
 Read also: </text:span>
 <text:a xlink:type="simple" xlink:href="https://www.ukrinform.ua/rubric-sports/3701626-23j-tur-futbolnoi-premerligi-ukraini-startue-matcami-v-rivnomu-ta-uzgorodi.html" text:style-name="Internet_20_link" text:visited-style-name="Visited_20_Internet_20_Link">
</text:a>
According to Ukrinform, the match with Metalist will take place tomorrow, April 28 13:00.</text:p>
      <text:p text:style-name="P4">
Photo: fcDynamo.com</text:p>
      <text:p text:style-name="P4">
News Source: <text:a xlink:type="simple" xlink:href="https://www.ukrinform.ua/rubric-sports/3701736-busan-vperse-za-pivroku-potrapiv-do-zaavki-dinamo.html" text:style-name="Internet_20_link" text:visited-style-name="Visited_20_Internet_20_Link">
https://www.ukrinform.ua/rubric-sports/3701736-busan-vperse-za-pivroku-potrapiv-do-zaavki-dinamo.html</text:a>
</text:p>
      <!--NEWS-->
      <text:h text:style-name="P10" text:outline-level="1">
<text:span text:style-name="T4">
Tkachenko called for international support for cultural institutions and artists during the war</text:span>
</text:h>
      <text:p text:style-name="P4">
Authors: Ukrinform (Person)</text:p>
      <text:p text:style-name="P4">
Publisher: Укринформ (Organization)</text:p>
      <text:p text:style-name="P4">
Published Time: 2023-04-27T21:02:34+03:00</text:p>
      <text:p text:style-name="P4">
Modified Time: 2023-04-27T21:02:34+03:00</text:p>
      <text:p text:style-name="P4">
Description: Minister of Culture and Information Policy Oleksandr Tkachenko at the Renaissance of Arts and Culture in Ukraine conference, which took place in Berne (Switzerland), called for international support for cultural institutions and artists during the war. - Ukrinform.</text:p>
      <text:p text:style-name="P4">
Images: ["<text:a xlink:type="simple" xlink:href="https://static.ukrinform.com/photos/2023_04/thumb_files/630_360_1682618435-399.jpg" text:style-name="Internet_20_link" text:visited-style-name="Visited_20_Internet_20_Link">
630_360_16826...</text:a>
"]</text:p>
      <text:p text:style-name="P4">
Tags: ['Культура', 'Ткаченко', 'МКІП ']</text:p>
      <text:p text:style-name="P4">
Type: Article</text:p>
      <!--METADATA-->
      <text:p text:style-name="P4">
<draw:frame draw:style-name="fr1" draw:name="Image290" text:anchor-type="as-char" svg:width="6.9236in" svg:height="3.956343in" draw:z-index="0">
<draw:image xlink:href="../Images/yкринформ/2023-04-27T21-02-34-03-00/630_360_1682618435-399.jpg" xlink:type="simple" xlink:show="embed" xlink:actuate="onLoad" draw:mime-type="image/jpeg"/>
</draw:frame>
Ministers and Information Policy Oleksandr Tkachenko at the Renaissance of Arts and Culture in Ukraine conference, which took place in Berne(Switzerland)He called for international support for cultural institutions and artists during the war.</text:p>
      <text:p text:style-name="P4">
He wrote about it in <text:a xlink:type="simple" xlink:href="https://t.me/otkachenkokyiv/3486" text:style-name="Internet_20_link" text:visited-style-name="Visited_20_Internet_20_Link">
</text:a>
, reports Ukrinform.</text:p>
      <text:p text:style-name="P4">
"On the challenges and needs of institutions and artists in the field of culture during the war, on the importance of international support and priority tasks for 2023 - Introduced in his speech at a conference in the Swiss city of Bern .... They talked about specific projects in Ukraine that can support Swisskantons. ", - the minister wrote.</text:p>
      <text:p text:style-name="P4">
<text:span text:style-name="T4">
 Read also: </text:span>
 <text:a xlink:type="simple" xlink:href="https://www.ukrinform.ua/rubric-culture/3701198-tkacenko-pro-obstril-muzeu-u-kupansku-zberezena-bilsist-obektiv-kulturnoi-spadsini.html" text:style-name="Internet_20_link" text:visited-style-name="Visited_20_Internet_20_Link">
<text:span text:style-name="T4">
 Tkachenko </text:span>
</text:a>
He reported that the Conference "Renaissance of Arts and Culture in Ukraine", an example of which is Odessa and Odessa ", became another platform for the exchange of awareness between Ukrainian and foreign experts from different spheres of culture.</text:p>
      <text:p text:style-name="P4">
"Despite the war, our theaters arrange premieres, the Philharmonic halls continue to work even with Blacka, and musicians arrange concerts in the subway. Cultural life continues. And today - time - time for all civilized world to act to show that it remains true to its main values," added the minister.</text:p>
      <text:p text:style-name="P4">
Tkachenko stressed that Ukraine should now use every international site to encourage international partners to support the Ukrainian sphere.</text:p>
      <text:p text:style-name="P4">
<text:span text:style-name="T4">
 Read also: </text:span>
 <text:a xlink:type="simple" xlink:href="https://www.ukrinform.ua/rubric-crimea/3700922-dla-reintegracii-krimu-vazlivo-rozbivati-rosijski-mifi-tkacenko.html" text:style-name="Internet_20_link" text:visited-style-name="Visited_20_Internet_20_Link">
<text:span text:style-name="T4">
 Tkachenko </text:span>
</text:a>
The conference is organized by the LEGATO Berne-Odesa Association, which united Ukrainian diplomats and European ambassadors, representatives of international organizations, politicians, artists for the sole purpose-to support and protect the culture and cultural heritage. Guests of the conference are able to see the conferences of different cultural institutions of Odessa.</text:p>
      <text:p text:style-name="P4">
Photo: Oleksandr Tkachenko, telegram</text:p>
      <text:p text:style-name="P4">
News Source: <text:a xlink:type="simple" xlink:href="https://www.ukrinform.ua/rubric-culture/3701737-tkacenko-zaklikav-do-miznarodnoi-pidtrimki-kulturnih-institucij-ta-mitciv-pid-cas-vijni.html" text:style-name="Internet_20_link" text:visited-style-name="Visited_20_Internet_20_Link">
https://www.ukrinform.ua/rubric-culture/3701737-tkacenko-zaklikav-do-miznarodnoi-pidtrimki-kulturnih-institucij-ta-mitciv-pid-cas-vijni.html</text:a>
</text:p>
      <!--NEWS-->
      <text:h text:style-name="P10" text:outline-level="1">
<text:span text:style-name="T4">
The Russians fired Kherson region, there were killed and wounded</text:span>
</text:h>
      <text:p text:style-name="P4">
Authors: Ukrinform (Person)</text:p>
      <text:p text:style-name="P4">
Publisher: Укринформ (Organization)</text:p>
      <text:p text:style-name="P4">
Published Time: 2023-04-27T21:04:34+03:00</text:p>
      <text:p text:style-name="P4">
Modified Time: 2023-04-27T21:04:34+03:00</text:p>
      <text:p text:style-name="P4">
Description: The troops of the Russian Federation fired at the Tyagin community of the Kherson region, the summer spouse was injured - the woman was killed, the husband was hospitaliz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291" text:anchor-type="as-char" svg:width="6.9236in" svg:height="3.956343in" draw:z-index="0">
<draw:image xlink:href="../Images/yкринформ/2023-04-27T21-04-34-03-00/630_360_1538997483-946.jpg" xlink:type="simple" xlink:show="embed" xlink:actuate="onLoad" draw:mime-type="image/jpeg"/>
</draw:frame>
The Russian Federation fired at the Tyagin community of the Kherson region, the summer spouse was injured - the woman was killed, the husband was being buried.</text:p>
      <text:p text:style-name="P4">
According to Ukrinform, Alexander Proudin, the head of the Kherson Regional Military Administration, reports this in <text:a xlink:type="simple" xlink:href="https://t.me/olexandrprokudin/373" text:style-name="Internet_20_link" text:visited-style-name="Visited_20_Internet_20_Link">
</text:a>
.</text:p>
      <text:p text:style-name="P4">
"The enemy hit a dwelling house in the village at a time when peaceful people were in the yard. A 60-year-old woman was killed in the place. A 73-year-old man was seriously injured," the report reads.</text:p>
      <text:p text:style-name="P4">
<text:span text:style-name="T4">
 Read also: </text:span>
 <text:a xlink:type="simple" xlink:href="https://www.ukrinform.ua/rubric-regions/3701698-na-hersonsini-organizuvali-evakuaciu-z-kizomisu-akij-sodna-obstrilue-vorog.html" text:style-name="Internet_20_link" text:visited-style-name="Visited_20_Internet_20_Link">
<text:span text:style-name="T4">
 firing </text:span>
</text:a>
He was hospitalized with wounds, trunk and extremities. The doctors are now for the victim's life.</text:p>
      <text:p text:style-name="P4">
As reported by Ukrinform, on April 27, the military was firing a residential quarter, damaged apartments, a 42-year-old man was killed.</text:p>
      <text:p text:style-name="P4">
News Source: <text:a xlink:type="simple" xlink:href="https://www.ukrinform.ua/rubric-ato/3701739-rosiani-obstrilali-hersonsinu-e-zagibla-ta-poranenij.html" text:style-name="Internet_20_link" text:visited-style-name="Visited_20_Internet_20_Link">
https://www.ukrinform.ua/rubric-ato/3701739-rosiani-obstrilali-hersonsinu-e-zagibla-ta-poranenij.html</text:a>
</text:p>
      <!--NEWS-->
      <text:h text:style-name="P10" text:outline-level="1">
<text:span text:style-name="T4">
In Odessa, due to an accident without gas supply, about 30 streets remained</text:span>
</text:h>
      <text:p text:style-name="P4">
Authors: Ukrinform (Person)</text:p>
      <text:p text:style-name="P4">
Publisher: Укринформ (Organization)</text:p>
      <text:p text:style-name="P4">
Published Time: 2023-04-27T21:08:22+03:00</text:p>
      <text:p text:style-name="P4">
Modified Time: 2023-04-27T21:08:22+03:00</text:p>
      <text:p text:style-name="P4">
Description: In the Malinovsky district of Odessa, about 30 streets remained due to an accident without gas supply. - Ukrinform.</text:p>
      <text:p text:style-name="P4">
Images: ["<text:a xlink:type="simple" xlink:href="https://static.ukrinform.com/photos/2022_06/thumb_files/630_360_1656588523-330.jpg" text:style-name="Internet_20_link" text:visited-style-name="Visited_20_Internet_20_Link">
630_360_16565...</text:a>
"]</text:p>
      <text:p text:style-name="P4">
Tags: ['Газ', 'Одеса', 'Міськрада']</text:p>
      <text:p text:style-name="P4">
Type: Article</text:p>
      <!--METADATA-->
      <text:p text:style-name="P4">
<draw:frame draw:style-name="fr1" draw:name="Image292" text:anchor-type="as-char" svg:width="6.9236in" svg:height="3.956343in" draw:z-index="0">
<draw:image xlink:href="../Images/yкринформ/2023-04-27T21-08-22-03-00/630_360_1656588523-330.jpg" xlink:type="simple" xlink:show="embed" xlink:actuate="onLoad" draw:mime-type="image/jpeg"/>
</draw:frame>
The Umalinovsky district of Odessa, due to an accident without gas supply, remained about 30 streets.</text:p>
      <text:p text:style-name="P4">
About it in <text:a xlink:type="simple" xlink:href="https://t.me/odesacityofficial/16719" text:style-name="Internet_20_link" text:visited-style-name="Visited_20_Internet_20_Link">
</text:a>
She reported Odessa Kamiskrad, Ukrinform reports.</text:p>
      <text:p text:style-name="P4">
«Due to the freelance emergency on the street. Praise Subscriber Natural Gas of UEGG, Odessa, located in the square of the streets(About 30 streets in this Quadrat), until 28.04.2023. disconnected from the gas supply system, ”the testimony reads.</text:p>
      <text:p text:style-name="P4">
<text:span text:style-name="T4">
 Read also: </text:span>
 <text:a xlink:type="simple" xlink:href="https://www.ukrinform.ua/rubric-regions/3701590-u-seli-na-lvivsini-v-sesti-domogospodarstvah-stavsa-vitik-gazu.html" text:style-name="Internet_20_link" text:visited-style-name="Visited_20_Internet_20_Link">
</text:a>
It is noted that gas starting will be performed tomorrow from ten in the morning.</text:p>
      <text:p text:style-name="P4">
As it was reported, in the village of Rozvadiv, Stryi district of Lviv region, the territory of six households was a gas leakage.</text:p>
      <text:p text:style-name="P4">
Photo: Depo. Odessa</text:p>
      <text:p text:style-name="P4">
News Source: <text:a xlink:type="simple" xlink:href="https://www.ukrinform.ua/rubric-regions/3701741-v-odesi-cerez-avariu-bez-gazopostacanna-zalisilisa-blizko-30-vulic.html" text:style-name="Internet_20_link" text:visited-style-name="Visited_20_Internet_20_Link">
https://www.ukrinform.ua/rubric-regions/3701741-v-odesi-cerez-avariu-bez-gazopostacanna-zalisilisa-blizko-30-vulic.html</text:a>
</text:p>
      <!--NEWS-->
      <text:h text:style-name="P10" text:outline-level="1">
<text:span text:style-name="T4">
Yermak discussed with advisers to the Presidents of the Seven EU Security Guarantees for Ukraine</text:span>
</text:h>
      <text:p text:style-name="P4">
Authors: Ukrinform (Person)</text:p>
      <text:p text:style-name="P4">
Publisher: Укринформ (Organization)</text:p>
      <text:p text:style-name="P4">
Published Time: 2023-04-27T21:11:00+03:00</text:p>
      <text:p text:style-name="P4">
Modified Time: 2023-04-27T21:11:00+03:00</text:p>
      <text:p text:style-name="P4">
Description: Presidential Head Andriy Yermak held a meeting in a videoconference format with foreign policy advisers to Estonia, Latvia, Lithuania, Poland, the Czech Republic of Slovakia and Romania and discussed the issue of security guarantees for Ukraine. - Ukrinform.</text:p>
      <text:p text:style-name="P4">
Images: ["<text:a xlink:type="simple" xlink:href="https://static.ukrinform.com/photos/2023_04/thumb_files/630_360_1682618954-911.jpeg" text:style-name="Internet_20_link" text:visited-style-name="Visited_20_Internet_20_Link">
630_360_16826...</text:a>
", "<text:a xlink:type="simple" xlink:href="https://static.ukrinform.com/photos/2023_04/1682618982-387.jpeg" text:style-name="Internet_20_link" text:visited-style-name="Visited_20_Internet_20_Link">
1682618982-38...</text:a>
", "<text:a xlink:type="simple" xlink:href="https://static.ukrinform.com/photos/2023_04/1682619006-963.jpeg" text:style-name="Internet_20_link" text:visited-style-name="Visited_20_Internet_20_Link">
1682619006-96...</text:a>
"]</text:p>
      <text:p text:style-name="P4">
Tags: ['Євросоюз', 'НАТО', 'Єрмак', 'Безпека']</text:p>
      <text:p text:style-name="P4">
Type: Article</text:p>
      <!--METADATA-->
      <text:p text:style-name="P4">
<draw:frame draw:style-name="fr1" draw:name="Image293" text:anchor-type="as-char" svg:width="6.9236in" svg:height="3.956343in" draw:z-index="0">
<draw:image xlink:href="../Images/yкринформ/2023-04-27T21-11-00-03-00/630_360_1682618954-911.jpeg" xlink:type="simple" xlink:show="embed" xlink:actuate="onLoad" draw:mime-type="image/jpeg"/>
</draw:frame>
Presidential Head Andriy Yermak held a meeting in a video conference format with external political advisers of Presidents of Estonia, Latvia, Lithuania, Poland, the Czech Republic of Slovakia and Romania and discussed the issue of security guarantees for Ukraine.</text:p>
      <text:p text:style-name="P4">
As Ukrinform reports, it reports <text:a xlink:type="simple" xlink:href="https://www.president.gov.ua/news/andrij-yermak-obgovoriv-iz-radnikami-prezidentiv-estoniyi-la-82521" text:style-name="Internet_20_link" text:visited-style-name="Visited_20_Internet_20_Link">
</text:a>
.</text:p>
      <text:p text:style-name="P4">
Yermak thanked the interlocutors for the comprehensive assistance provided by their states during a full -scale Russian invasion, and noted the consideration of further movement towards the unity of NATO's positions on Ukraine's membership of the Alliance in the context of the future summit in Vilnius.</text:p>
      <text:p text:style-name="P4">
"The formula of the Peace of President Zelensky and our official position: our principled position - we do not see the alternative of NATO's membership," Yermak said.</text:p>
      <text:p text:style-name="P4">
<draw:frame draw:style-name="fr1" draw:name="Image294" text:anchor-type="as-char" svg:width="6.9236in" svg:height="4.604691in" draw:z-index="0">
<draw:image xlink:href="../Images/yкринформ/2023-04-27T21-11-00-03-00/1682618982-387.jpeg" xlink:type="simple" xlink:show="embed" xlink:actuate="onLoad" draw:mime-type="image/jpeg"/>
</draw:frame>
He stressed that an important decision should be made on the provision of Ukrainian security guarantees until our country's membership is acquired in the Alliance. This security guarantees cannot replace or replace Ukraine's membership in NATO, aslived our country's safety guarantee for full -fledged Waliane membership, which is emphasized in OP.</text:p>
      <text:p text:style-name="P4">
<draw:frame draw:style-name="fr1" draw:name="Image295" text:anchor-type="as-char" svg:width="6.9236in" svg:height="4.604691in" draw:z-index="0">
<draw:image xlink:href="../Images/yкринформ/2023-04-27T21-11-00-03-00/1682619006-963.jpeg" xlink:type="simple" xlink:show="embed" xlink:actuate="onLoad" draw:mime-type="image/jpeg"/>
</draw:frame>
Ermak also noted the importance of a powerful political signal on the side <text:a xlink:type="simple" xlink:href="https://www.ukrinform.ua/tag-nato" text:style-name="Internet_20_link" text:visited-style-name="Visited_20_Internet_20_Link">
</text:a>
Concerning a clear algorithm for approaching our Ukraine to the Alliance membership.</text:p>
      <text:p text:style-name="P4">
"Today, thanks to you, thanks to the US and other partners, the unity that has been dated and stored is a powerful weapon," he said.</text:p>
      <text:p text:style-name="P4">
<text:span text:style-name="T4">
 Read also: </text:span>
 <text:a xlink:type="simple" xlink:href="https://www.ukrinform.ua/rubric-polytics/3701502-ukraina-ocikue-u-lipni-vidpovidi-koli-zmoze-stati-clenom-nato-smigal.html" text:style-name="Internet_20_link" text:visited-style-name="Visited_20_Internet_20_Link">
</text:a>
Representatives of Estonia, Latvia, Lithuania, Poland, Slovakia, the Czech Republic and Romanivkotre testified to the full support of their countries of Ukraine and its future full membership in NATO and the European Union <text:span text:style-name="T4">
 </text:span>
 <text:span text:style-name="T4">
 </text:span>
 **</text:p>
      <text:p text:style-name="P4">
As reported by Ukrinform, on April 20, President Zelensky said that Ukraine is preparing for a NATO summit, which will take place in Vilnius and expects a political demand for the Alliance.</text:p>
      <text:p text:style-name="P4">
<text:span text:style-name="T5">
Foto: op</text:span>
</text:p>
      <text:p text:style-name="P4">
News Source: <text:a xlink:type="simple" xlink:href="https://www.ukrinform.ua/rubric-polytics/3701742-ermak-obgovoriv-iz-radnikami-prezidentiv-semi-krain-es-garantii-bezpeki-dla-ukraini.html" text:style-name="Internet_20_link" text:visited-style-name="Visited_20_Internet_20_Link">
https://www.ukrinform.ua/rubric-polytics/3701742-ermak-obgovoriv-iz-radnikami-prezidentiv-semi-krain-es-garantii-bezpeki-dla-ukraini.html</text:a>
</text:p>
      <!--NEWS-->
      <text:h text:style-name="P10" text:outline-level="1">
<text:span text:style-name="T4">
The second Patriot Division is already on combat duty - air forces</text:span>
</text:h>
      <text:p text:style-name="P4">
Authors: Ukrinform (Person)</text:p>
      <text:p text:style-name="P4">
Publisher: Укринформ (Organization)</text:p>
      <text:p text:style-name="P4">
Published Time: 2023-04-27T21:12:26+03:00</text:p>
      <text:p text:style-name="P4">
Modified Time: 2023-04-27T21:12:26+03:00</text:p>
      <text:p text:style-name="P4">
Description: The Commander of the Air Forces of the Armed Forces of Ukraine Lieutenant General Mykola Oleshchuk reported that the second division of the Patriot anti-aircraft mission complex is already on combat duty. - Ukrinform.</text:p>
      <text:p text:style-name="P4">
Images: ["<text:a xlink:type="simple" xlink:href="https://static.ukrinform.com/photos/2017_11/thumb_files/630_360_1510113578-1723-pro-patriot-foto-global-look-press.jpg" text:style-name="Internet_20_link" text:visited-style-name="Visited_20_Internet_20_Link">
630_360_15101...</text:a>
", "<text:a xlink:type="simple" xlink:href="https://static.ukrinform.com/photos/2023_04/1682619031-894.jpg" text:style-name="Internet_20_link" text:visited-style-name="Visited_20_Internet_20_Link">
1682619031-89...</text:a>
"]</text:p>
      <text:p text:style-name="P4">
Tags: ['Повітряні сили ЗСУ', 'Війна з росією', 'Patriot ']</text:p>
      <text:p text:style-name="P4">
Type: Article</text:p>
      <!--METADATA-->
      <text:p text:style-name="P4">
<draw:frame draw:style-name="fr1" draw:name="Image296" text:anchor-type="as-char" svg:width="6.9236in" svg:height="3.956343in" draw:z-index="0">
<draw:image xlink:href="../Images/yкринформ/2023-04-27T21-12-26-03-00/630_360_1510113578-1723-pro-patriot-foto-global-look-press.jpg" xlink:type="simple" xlink:show="embed" xlink:actuate="onLoad" draw:mime-type="image/jpeg"/>
</draw:frame>
Commander of the Air Forces of the Armed Forces of Ukraine, Lieutenant-Lieutenant Mykola Oleshchuk reported that the second division of the Patriot anti-aircraft missile complex was already on combat duty.</text:p>
      <text:p text:style-name="P4">
As Ukrinform reports, Oleshchuk wrote in <text:a xlink:type="simple" xlink:href="https://t.me/MykolaOleshchuk/32" text:style-name="Internet_20_link" text:visited-style-name="Visited_20_Internet_20_Link">
</text:a>
.</text:p>
      <text:p text:style-name="P4">
"There is a ban on the GS" setting "against the background of technique!Sorry, I have not rested!The second Division of the Patriot SCRT is already at work!We are enhancing the air defense!</text:p>
      <text:p text:style-name="P4">
<draw:frame draw:style-name="fr1" draw:name="Image297" text:anchor-type="as-char" svg:width="6.9236in" svg:height="8.769893in" draw:z-index="0">
<draw:image xlink:href="../Images/yкринформ/2023-04-27T21-12-26-03-00/1682619031-894.jpg" xlink:type="simple" xlink:show="embed" xlink:actuate="onLoad" draw:mime-type="image/jpeg"/>
</draw:frame>
As reported by Ukrinform, earlier Oleshchuk <text:a xlink:type="simple" xlink:href="https://www.ukrinform.ua/rubric-ato/3701012-komanduvac-povitranih-sil-protestuvav-sistemi-patriot-v-ukraini.html" text:style-name="Internet_20_link" text:visited-style-name="Visited_20_Internet_20_Link">
</text:a>
 .</text:p>
      <text:p text:style-name="P4">
News Source: <text:a xlink:type="simple" xlink:href="https://www.ukrinform.ua/rubric-ato/3701743-drugij-divizion-patriot-vze-na-bojovomu-cerguvanni-povitrani-sili.html" text:style-name="Internet_20_link" text:visited-style-name="Visited_20_Internet_20_Link">
https://www.ukrinform.ua/rubric-ato/3701743-drugij-divizion-patriot-vze-na-bojovomu-cerguvanni-povitrani-sili.html</text:a>
</text:p>
      <!--NEWS-->
      <text:h text:style-name="P10" text:outline-level="1">
<text:span text:style-name="T4">
The United States has imposed sanctions against the Russian Federation and Iran because of illegal arrests of Americans</text:span>
</text:h>
      <text:p text:style-name="P4">
Authors: Ukrinform (Person)</text:p>
      <text:p text:style-name="P4">
Publisher: Укринформ (Organization)</text:p>
      <text:p text:style-name="P4">
Published Time: 2023-04-27T21:15:00+03:00</text:p>
      <text:p text:style-name="P4">
Modified Time: 2023-04-27T21:15:00+03:00</text:p>
      <text:p text:style-name="P4">
Description: The United States Government has announced sanctions against Iranian and Russian special services and high -ranking officials because of their role in the illegal detention and imprisonment of American citizens.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Іран', 'Санкції', 'США', 'росія']</text:p>
      <text:p text:style-name="P4">
Type: Article</text:p>
      <!--METADATA-->
      <text:p text:style-name="P4">
<draw:frame draw:style-name="fr1" draw:name="Image298" text:anchor-type="as-char" svg:width="6.9236in" svg:height="3.956343in" draw:z-index="0">
<draw:image xlink:href="../Images/yкринформ/2023-04-27T21-15-00-03-00/630_360_1530736867-9723.jpg" xlink:type="simple" xlink:show="embed" xlink:actuate="onLoad" draw:mime-type="image/jpeg"/>
</draw:frame>
Government -owned states have announced the imposition of sanctions against the Iranian Tarosian intelligence services and high -ranking officials because of their role as a poor detention and imprisonment of American citizens.</text:p>
      <text:p text:style-name="P4">
About this <text:a xlink:type="simple" xlink:href="https://home.treasury.gov/news/press-releases/jy1444" text:style-name="Internet_20_link" text:visited-style-name="Visited_20_Internet_20_Link">
 </text:a>
Office of Control of Foreign Assets(OFAC)US Ministry of Finance, Ukrinform reports.</text:p>
      <text:p text:style-name="P4">
"Today, ofac imposes sanctions against four high -ranking officials of the Iranian intelligence organization of the Corps of Guardians of the Islamic Revolution," the Verification said.</text:p>
      <text:p text:style-name="P4">
<text:span text:style-name="T4">
 Read also: </text:span>
 <text:a xlink:type="simple" xlink:href="https://www.ukrinform.ua/rubric-world/3701063-cehia-zaprovadila-sankcii-proti-glavi-rpc-kirila.html" text:style-name="Internet_20_link" text:visited-style-name="Visited_20_Internet_20_Link">
<text:span text:style-name="T4">
 SANKSCI </text:span>
</text:a>
At the same time, it is specified that restrictions on this organization impose an Id state -state department for its role in the capture and illegal detention of a citizen in Iran.</text:p>
      <text:p text:style-name="P4">
At the same time, ofac imposed additional sanctions on the submission of the State Department of the anti -Federal Security Service of Russia - also because of its involvement in the illegal retention of US citizens abroad.</text:p>
      <text:p text:style-name="P4">
According to Ukrinform, Russia illegally detained the US citizens - reporterhe Wall Street Journal Evan Gershkovich and the former Marines Palavana on charges of espionage. Americans strongly deny the accusations.</text:p>
      <text:p text:style-name="P4">
<text:span text:style-name="T4">
 Read also: </text:span>
 <text:a xlink:type="simple" xlink:href="https://www.ukrinform.ua/rubric-world/3701570-u-mzs-rf-vidhilili-zapit-ssa-na-vidviduvanna-zaarestovanogo-zurnalista-gerskovica.html" text:style-name="Internet_20_link" text:visited-style-name="Visited_20_Internet_20_Link">
<text:span text:style-name="T4">
 Gershkov </text:span>
</text:a>
In addition, American citizens Siamak Nazyaz, Emada Shargi and Morad Tahbaz are maintained in the Iranian prison of Evin.</text:p>
      <text:p text:style-name="P4">
News Source: <text:a xlink:type="simple" xlink:href="https://www.ukrinform.ua/rubric-world/3701734-ssa-zaprovadili-sankcii-proti-rf-ta-iranu-cerez-nezakonni-aresti-amerikanciv.html" text:style-name="Internet_20_link" text:visited-style-name="Visited_20_Internet_20_Link">
https://www.ukrinform.ua/rubric-world/3701734-ssa-zaprovadili-sankcii-proti-rf-ta-iranu-cerez-nezakonni-aresti-amerikanciv.html</text:a>
</text:p>
      <!--NEWS-->
      <text:h text:style-name="P10" text:outline-level="1">
<text:span text:style-name="T4">
"Guaranteed Buyer": Without raising electricity tariffs we will not be able to prepare for the winter</text:span>
</text:h>
      <text:p text:style-name="P4">
Authors: Ukrinform (Person)</text:p>
      <text:p text:style-name="P4">
Publisher: Укринформ (Organization)</text:p>
      <text:p text:style-name="P4">
Published Time: 2023-04-27T21:24:00+03:00</text:p>
      <text:p text:style-name="P4">
Modified Time: 2023-04-27T21:24:00+03:00</text:p>
      <text:p text:style-name="P4">
Description: Raising electricity tariffs is a necessary step in the context of preparation for the next heating season. - Ukrinform.</text:p>
      <text:p text:style-name="P4">
Images: ["<text:a xlink:type="simple" xlink:href="https://static.ukrinform.com/photos/2014_06/thumb_files/630_360_1401592495.jpg" text:style-name="Internet_20_link" text:visited-style-name="Visited_20_Internet_20_Link">
630_360_14015...</text:a>
"]</text:p>
      <text:p text:style-name="P4">
Tags: ['Електроенергія', 'Опалювальний сезон', 'Тариф', 'Гарантований покупець']</text:p>
      <text:p text:style-name="P4">
Type: Article</text:p>
      <!--METADATA-->
      <text:p text:style-name="P4">
<draw:frame draw:style-name="fr1" draw:name="Image299" text:anchor-type="as-char" svg:width="6.9236in" svg:height="3.950003in" draw:z-index="0">
<draw:image xlink:href="../Images/yкринформ/2023-04-27T21-24-00-03-00/630_360_1401592495.jpg" xlink:type="simple" xlink:show="embed" xlink:actuate="onLoad" draw:mime-type="image/jpeg"/>
</draw:frame>
Raising electricity tariffs is a necessary step in the context of preparation of the harvesting season.</text:p>
      <text:p text:style-name="P4">
The director of the State Enterprise "Guaranteed Buyer" Artem Nekrasov on the air of the Teleterna "One News", Ukrinform reports.</text:p>
      <text:p text:style-name="P4">
"Without at least partial raising of the preferential electricity tariff, we will be able to prepare for the next winter.</text:p>
      <text:p text:style-name="P4">
According to him, the level of debt on the special duty for the population as of April exceeds UAH 30 billion, and without stabilizing the stabilization it will increase monthly.</text:p>
      <text:p text:style-name="P4">
At the same time, the main reason for the need to raise the tariff, according to the head of the enterprise, is Russian aggression.</text:p>
      <text:p text:style-name="P4">
<text:span text:style-name="T4">
 Read also: </text:span>
 <text:a xlink:type="simple" xlink:href="https://www.ukrinform.ua/rubric-ato/3699360-ukraini-potribno-ponad-1-milard-na-vidnovlenna-energosistemi-gerus.html" text:style-name="Internet_20_link" text:visited-style-name="Visited_20_Internet_20_Link">
</text:a>
"By February 24, 2022, no serious prerequisites for raising a preferential tariff on <text:a xlink:type="simple" xlink:href="https://www.ukrinform.ua/tag-elektroenergia" text:style-name="Internet_20_link" text:visited-style-name="Visited_20_Internet_20_Link">
</text:a>
For the population, it was not possible. There would be no military invasion of the racists into Ukraine - there would be no suchcritical need to raise a preferential tariff for the population. Prior to the beginning of the full -scale invasion, the system was much more balanced, " - said the head of the DP.</text:p>
      <text:p text:style-name="P4">
According to him, as a result of Russian attacks in Ukraine, generation, transmission lines and substation are needed to be restored.</text:p>
      <text:p text:style-name="P4">
"We clearly understand that we need to be restored not only by winter, but by the beginning of the heating season. To restore and protect before possible the next -the -fabrics. And it is necessary to do so as soon as possible. Hence the need for such forced steps," Nekrasov explained.</text:p>
      <text:p text:style-name="P4">
<text:span text:style-name="T4">
 Read also: </text:span>
 <text:a xlink:type="simple" xlink:href="https://www.ukrinform.ua/rubric-other_news/3700615-pilgovu-cinu-na-elektroenergiu-dla-naselenna-prodovzili-se-na-misac.html" text:style-name="Internet_20_link" text:visited-style-name="Visited_20_Internet_20_Link">
<text:span text:style-name="T4">
 preferential </text:span>
</text:a>
As it was reported, the Cabinet of Ministers considers the possibility of revision of tariffs for electricity for the population.</text:p>
      <text:p text:style-name="P4">
At the same time, the last meeting of the Cabinet of Ministers amended the CMU Resolution No. 483 "On Approval of the Regulations on the Establishment of Electricity Participants for the Ensure .</text:p>
      <text:p text:style-name="P4">
News Source: <text:a xlink:type="simple" xlink:href="https://www.ukrinform.ua/rubric-economy/3701747-garantovanij-pokupec-bez-pidnatta-tarifiv-na-elektroenergiu-ne-zmozemo-pidgotuvatisa-do-zimi.html" text:style-name="Internet_20_link" text:visited-style-name="Visited_20_Internet_20_Link">
https://www.ukrinform.ua/rubric-economy/3701747-garantovanij-pokupec-bez-pidnatta-tarifiv-na-elektroenergiu-ne-zmozemo-pidgotuvatisa-do-zimi.html</text:a>
</text:p>
      <!--NEWS-->
      <text:h text:style-name="P10" text:outline-level="1">
<text:span text:style-name="T4">
Ukraine presented a national stand at the Book Fair in Leipzig</text:span>
</text:h>
      <text:p text:style-name="P4">
Authors: Ukrinform (Person)</text:p>
      <text:p text:style-name="P4">
Publisher: Укринформ (Organization)</text:p>
      <text:p text:style-name="P4">
Published Time: 2023-04-27T21:27:00+03:00</text:p>
      <text:p text:style-name="P4">
Modified Time: 2023-04-27T21:27:00+03:00</text:p>
      <text:p text:style-name="P4">
Description: On the first day of the book fair in the German Leipzig, the solemn opening of the Ukrainian stand under the slogan "Sensitive Content" ("Sensitive content") took place. - Ukrinform.</text:p>
      <text:p text:style-name="P4">
Images: ["<text:a xlink:type="simple" xlink:href="https://static.ukrinform.com/photos/2023_04/thumb_files/630_360_1682619649-909.jpg" text:style-name="Internet_20_link" text:visited-style-name="Visited_20_Internet_20_Link">
630_360_16826...</text:a>
", "<text:a xlink:type="simple" xlink:href="https://static.ukrinform.com/photos/2023_04/1682619649-964.jpg" text:style-name="Internet_20_link" text:visited-style-name="Visited_20_Internet_20_Link">
1682619649-96...</text:a>
", "<text:a xlink:type="simple" xlink:href="https://static.ukrinform.com/photos/2023_04/1682619648-848.jpg" text:style-name="Internet_20_link" text:visited-style-name="Visited_20_Internet_20_Link">
1682619648-84...</text:a>
", "<text:a xlink:type="simple" xlink:href="https://static.ukrinform.com/photos/2023_04/1682619648-350.jpg" text:style-name="Internet_20_link" text:visited-style-name="Visited_20_Internet_20_Link">
1682619648-35...</text:a>
"]</text:p>
      <text:p text:style-name="P4">
Tags: ['Книги', 'Німеччина', 'Ярмарок']</text:p>
      <text:p text:style-name="P4">
Type: Article</text:p>
      <!--METADATA-->
      <text:p text:style-name="P4">
<draw:frame draw:style-name="fr1" draw:name="Image300" text:anchor-type="as-char" svg:width="6.9236in" svg:height="3.956343in" draw:z-index="0">
<draw:image xlink:href="../Images/yкринформ/2023-04-27T21-27-00-03-00/630_360_1682619649-909.jpg" xlink:type="simple" xlink:show="embed" xlink:actuate="onLoad" draw:mime-type="image/jpeg"/>
</draw:frame>
On the first day of the book fair in the German Leipzig, a solemn opening of the Ukrainian stand under the slogan "Sensitive Content" was held(“Sensitive Customer”).</text:p>
      <text:p text:style-name="P4">
Про це повідомляє <text:a xlink:type="simple" xlink:href="https://mkip.gov.ua/news/9052.html" text:style-name="Internet_20_link" text:visited-style-name="Visited_20_Internet_20_Link">
 </text:a>
, reports Ukrinform.</text:p>
      <text:p text:style-name="P4">
The event was attended, in particular, by the director of the fair Oliver Sillar, Deputy Director of the Ukrainian Institute of Book Olena Odnoka, Director of Goethe-Institutv Ukraine Fabian Mültaler, Director of Art Arsenal In Germany, Kateryna Ritz-Rakul, Head of the Federal Agency for Political Education Kateryna Stetsevich.</text:p>
      <text:p text:style-name="P4">
<draw:frame draw:style-name="fr1" draw:name="Image301" text:anchor-type="as-char" svg:width="6.9236in" svg:height="5.187439in" draw:z-index="0">
<draw:image xlink:href="../Images/yкринформ/2023-04-27T21-27-00-03-00/1682619649-964.jpg" xlink:type="simple" xlink:show="embed" xlink:actuate="onLoad" draw:mime-type="image/jpeg"/>
</draw:frame>
"The main theme of the stand is the project of Darius Bila and Sofia Gupalovskaya, first representing at the London Book Fair - the exposition" Destroyed Anabibliote "with furniture of establishments damaged as a result of shelling," MKIP said.</text:p>
      <text:p text:style-name="P4">
<draw:frame draw:style-name="fr1" draw:name="Image302" text:anchor-type="as-char" svg:width="6.9236in" svg:height="9.24243in" draw:z-index="0">
<draw:image xlink:href="../Images/yкринформ/2023-04-27T21-27-00-03-00/1682619648-848.jpg" xlink:type="simple" xlink:show="embed" xlink:actuate="onLoad" draw:mime-type="image/jpeg"/>
</draw:frame>
The Ukrainian national stand was visited by the State Minister for Culture Impedia of Germany Claudia Roth, German diplomat and journalist Ralph Beste, Head of the Department of Culture and Communications Eukraine, in particular The Association of German Publishers and Book Distributors.</text:p>
      <text:p text:style-name="P4">
<text:span text:style-name="T4">
 Read also: </text:span>
 <text:a xlink:type="simple" xlink:href="https://www.ukrinform.ua/rubric-culture/3700717-ukraina-stane-pocesnim-gostem-miznarodnogo-knizkovogo-armarku-u-varsavi.html" text:style-name="Internet_20_link" text:visited-style-name="Visited_20_Internet_20_Link">
<text:span text:style-name="T4">
 Book </text:span>
</text:a>
The Ukrainian program of events was opened on the best book design of Ukraine and the world with the participation of the Coordinator of Literary Projects Goethe-Institutv Ukraine Maria Shubchyk, Pyarn of the German Buchkunst German Prize Carin-Blink.</text:p>
      <text:p text:style-name="P4">
<draw:frame draw:style-name="fr1" draw:name="Image303" text:anchor-type="as-char" svg:width="6.9236in" svg:height="5.1927in" draw:z-index="0">
<draw:image xlink:href="../Images/yкринформ/2023-04-27T21-27-00-03-00/1682619648-350.jpg" xlink:type="simple" xlink:show="embed" xlink:actuate="onLoad" draw:mime-type="image/jpeg"/>
</draw:frame>
In addition, a conversation about the military photography by the cinnacear Oksana Karpovich, which was moderated by the translator and journalist, Mishchenko, took place on the Ukrainian stand. Kateryna Botanova, a poet, translator, philosophe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translator, philosopher at Olesyu Tishindelian and Olesya Ostrovskaya-February, spoke about decolonization and release from the shadow of the empire.<text:span text:style-name="T4">
 Read also: </text:span>
 <text:a xlink:type="simple" xlink:href="https://www.ukrinform.ua/rubric-society/3699547-proekt-knizki-bez-kordoniv-realizuut-uze-v-37-krainah-zelenska.html" text:style-name="Internet_20_link" text:visited-style-name="Visited_20_Internet_20_Link">
<text:span text:style-name="T4">
 Book </text:span>
</text:a>
The Leipzig Book Fair is the most important spring collection of a book Twedia Industry that brings together readers with authors, publishers and media companies of Germany and the world. The Leipzig Book Fair passes simultaneously Manga-Comic-Con and Leipzig Liest(“Leipzig reads”)From April 27 to 30, 2023.</text:p>
      <text:p text:style-name="P4">
News Source: <text:a xlink:type="simple" xlink:href="https://www.ukrinform.ua/rubric-culture/3701748-ukraina-predstavila-nacionalnij-stend-na-knizkovomu-armarku-v-lejpcigu.html" text:style-name="Internet_20_link" text:visited-style-name="Visited_20_Internet_20_Link">
https://www.ukrinform.ua/rubric-culture/3701748-ukraina-predstavila-nacionalnij-stend-na-knizkovomu-armarku-v-lejpcigu.html</text:a>
</text:p>
      <!--NEWS-->
      <text:h text:style-name="P10" text:outline-level="1">
<text:span text:style-name="T4">
In Cherkasy began a service check after beating of civilian during the presentation of the summons</text:span>
</text:h>
      <text:p text:style-name="P4">
Authors: Ukrinform (Person)</text:p>
      <text:p text:style-name="P4">
Publisher: Укринформ (Organization)</text:p>
      <text:p text:style-name="P4">
Published Time: 2023-04-27T21:38:00+03:00</text:p>
      <text:p text:style-name="P4">
Modified Time: 2023-04-27T21:38:00+03:00</text:p>
      <text:p text:style-name="P4">
Description: In the Cherkasy shopping center, whose employees were beaten by civilian during the delivery of the mobilization notification, an official check began. A fight near the shopping center was shot on a video of passers -by. - Ukrinform.</text:p>
      <text:p text:style-name="P4">
Images: ["<text:a xlink:type="simple" xlink:href="https://static.ukrinform.com/photos/2022_07/thumb_files/630_360_1657903606-526.jpg" text:style-name="Internet_20_link" text:visited-style-name="Visited_20_Internet_20_Link">
630_360_16579...</text:a>
"]</text:p>
      <text:p text:style-name="P4">
Tags: ['Мобілізація', 'Черкаси', 'Побиття', 'перевірки', 'Повістка']</text:p>
      <text:p text:style-name="P4">
Type: Article</text:p>
      <!--METADATA-->
      <text:p text:style-name="P4">
<draw:frame draw:style-name="fr1" draw:name="Image304" text:anchor-type="as-char" svg:width="6.9236in" svg:height="3.956343in" draw:z-index="0">
<draw:image xlink:href="../Images/yкринформ/2023-04-27T21-38-00-03-00/630_360_1657903606-526.jpg" xlink:type="simple" xlink:show="embed" xlink:actuate="onLoad" draw:mime-type="image/jpeg"/>
</draw:frame>
In the Vnerkassky Criminal Code, whose employees were beaten by a civilian during the awarding of mobilization, an official check began. The fighting center was shot by passers -by.</text:p>
      <text:p text:style-name="P4">
As Ukrinform reports, the inspection reported in <text:a xlink:type="simple" xlink:href="http://t.me/cherkaskaODA/4587" text:style-name="Internet_20_link" text:visited-style-name="Visited_20_Internet_20_Link">
</text:a>
Head of the Cherkasy Regional State Administration Igortaburets.</text:p>
      <text:p text:style-name="P4">
“The official assessment of this situation and its participants will be given by an official check, which has been started in the Cherkasy Regional Territorial Center of Acquisition and Social Support. As well as law enforcement agencies. There are statements from both sides, ”the Tables said so, which caused indignation on social networks.</text:p>
      <text:p text:style-name="P4">
He stressed that mobilization is not a punitive event, but a vital need for our country during the war with Russian invaders. Therefore, civilian specialty has the right to neglect the military in the performance of officials, even if he hands a notification. At the same time, the military does not have to react as recorded in video.</text:p>
      <text:p text:style-name="P4">
<text:span text:style-name="T4">
 Read also: </text:span>
 <text:a xlink:type="simple" xlink:href="https://www.ukrinform.ua/rubric-society/3696902-v-ukraini-potencijno-mozut-zaprovaditi-elektronni-povistki-venislavskij.html" text:style-name="Internet_20_link" text:visited-style-name="Visited_20_Internet_20_Link">
</text:a>
In turn, the Cherkasy Regional Shopping Center in <text:a xlink:type="simple" xlink:href="http://www.facebook.com/CherkasyTCK/posts/pfbid0SRazx6zsLx7K84UTCFMRajEXmp7zsB5uHvJgDsKjmZpVn9KqKr9xB3Fcm16hLd9Zl" text:style-name="Internet_20_link" text:visited-style-name="Visited_20_Internet_20_Link">
</text:a>
He argues that during the alerting of the population within the framework of general mobilization, the man behaved provocative.</text:p>
      <text:p text:style-name="P4">
“The citizen began to offend the servicemen, threaten physical violence applied physical force to one of <text:a xlink:type="simple" xlink:href="https://www.ukrinform.ua/tag-vijskovi" text:style-name="Internet_20_link" text:visited-style-name="Visited_20_Internet_20_Link">
</text:a>
. The citizen was detained, at the scene the servicemen of the TCCTA of the JV summoned representatives of the National Police. Arriving on the call, they selected explanations from the participants of the event, ”the message reads.</text:p>
      <text:p text:style-name="P4">
The post states that the video is torn out of the context, the circumstances are much wider than shown in a published fragment.</text:p>
      <text:p text:style-name="P4">
It is also reported that "with the personnel involved in the alerts of the military, additional explanatory measures were carried out on the order and compliance with the rules of the legislation."</text:p>
      <text:p text:style-name="P4">
<text:span text:style-name="T4">
 Read also: </text:span>
 <text:a xlink:type="simple" xlink:href="https://www.ukrinform.ua/rubric-society/3700656-u-policii-ne-viklucaut-so-povistki-lubitelam-driftu-vrucatimut-ne-lise-u-kievi.html" text:style-name="Internet_20_link" text:visited-style-name="Visited_20_Internet_20_Link">
<text:span text:style-name="T4">
 Subjects </text:span>
</text:a>
In numerous comments under this post, social networks are outraged by the behaviors with machine guns, two of which hold the guy by hands, atretic beats from his foot in the face and under the ribs.The record shows how the military stretches the document civilian, and men are arguing. Within a few seconds, the CCC employee strikes and civilians, while another military foot beats him on his head.</text:p>
      <text:p text:style-name="P4">
News Source: <text:a xlink:type="simple" xlink:href="https://www.ukrinform.ua/rubric-regions/3701750-u-cerkasah-pocali-sluzbovu-perevirku-pisla-pobitta-civilnogo-pid-cas-vrucenna-povistki.html" text:style-name="Internet_20_link" text:visited-style-name="Visited_20_Internet_20_Link">
https://www.ukrinform.ua/rubric-regions/3701750-u-cerkasah-pocali-sluzbovu-perevirku-pisla-pobitta-civilnogo-pid-cas-vrucenna-povistki.html</text:a>
</text:p>
      <!--NEWS-->
      <text:h text:style-name="P10" text:outline-level="1">
<text:span text:style-name="T4">
"Barcelona" will play in the female league of champions in football</text:span>
</text:h>
      <text:p text:style-name="P4">
Authors: Ukrinform (Person)</text:p>
      <text:p text:style-name="P4">
Publisher: Укринформ (Organization)</text:p>
      <text:p text:style-name="P4">
Published Time: 2023-04-27T21:51:48+03:00</text:p>
      <text:p text:style-name="P4">
Modified Time: 2023-04-27T21:51:48+03:00</text:p>
      <text:p text:style-name="P4">
Description: In the semifinals, Catalan players beat Chelsea. - Ukrinform.</text:p>
      <text:p text:style-name="P4">
Images: ["<text:a xlink:type="simple" xlink:href="https://static.ukrinform.com/photos/2023_04/thumb_files/630_360_1682621381-655.jpg" text:style-name="Internet_20_link" text:visited-style-name="Visited_20_Internet_20_Link">
630_360_16826...</text:a>
"]</text:p>
      <text:p text:style-name="P4">
Tags: ['Барселона', 'Футбол']</text:p>
      <text:p text:style-name="P4">
Type: Article</text:p>
      <!--METADATA-->
      <text:p text:style-name="P4">
<draw:frame draw:style-name="fr1" draw:name="Image305" text:anchor-type="as-char" svg:width="6.9236in" svg:height="3.956343in" draw:z-index="0">
<draw:image xlink:href="../Images/yкринформ/2023-04-27T21-51-48-03-00/630_360_1682621381-655.jpg" xlink:type="simple" xlink:show="embed" xlink:actuate="onLoad" draw:mime-type="image/jpeg"/>
</draw:frame>
Catalan players beat Chelsea.</text:p>
      <text:p text:style-name="P4">
In the women's football champions league, the first finalist of the tournament was determined, the Catalan "Barcelona", which beat Chelsea in the sum of two matches, Ukrinform reports.</text:p>
      <text:p text:style-name="P4">
From London to Camp Nou, representatives of Spain brought a minimal victory of 1: 0- It was provided by the attacker Karolin Hansen at the start of the meeting.</text:p>
      <text:p text:style-name="P4">
In the second duel, the Barcelona account was opened after a break, Karolin Hansen - 1: 0. The Chelsea players quickly leveled the score, the goal scored Guro Riten - 1: 1. Barcelona retained the advantage of a minimum victory in one ball and reached the finals.</text:p>
      <text:p text:style-name="P4">
This is the third in a row of Barcelona's exit to the Champions League finals. In 2021 they were the owners of the trophy, in 2022 - they lost a decisive match.</text:p>
      <text:p text:style-name="P4">
In the final of the Champions League, Barcelona will play with the winner of the Wolfsburg -Arsenal pair.</text:p>
      <text:p text:style-name="P4">
<text:span text:style-name="T4">
 Read also: </text:span>
 <text:a xlink:type="simple" xlink:href="https://www.ukrinform.ua/rubric-sports/3701096-futbolisti-nimeccini-provedut-osoblivij-matc-proti-zbirnoi-ukraini-nastavnik-bundestimu.html" text:style-name="Internet_20_link" text:visited-style-name="Visited_20_Internet_20_Link">
<text:span text:style-name="T4">
 Football </text:span>
</text:a>
As reported by Ukrinform, the first match between Wolfsburg and Arsenal ended 2: 2, the match will take place on Monday, May 1.</text:p>
      <text:p text:style-name="P4">
Photo: Getty Image</text:p>
      <text:p text:style-name="P4">
News Source: <text:a xlink:type="simple" xlink:href="https://www.ukrinform.ua/rubric-sports/3701754-barselona-zigrae-u-finali-zinocoi-ligi-cempioniv-z-futbolu.html" text:style-name="Internet_20_link" text:visited-style-name="Visited_20_Internet_20_Link">
https://www.ukrinform.ua/rubric-sports/3701754-barselona-zigrae-u-finali-zinocoi-ligi-cempioniv-z-futbolu.html</text:a>
</text:p>
      <!--NEWS-->
      <text:h text:style-name="P10" text:outline-level="1">
<text:span text:style-name="T4">
The Russians fired nine times the border of Chernihiv and Sumy region</text:span>
</text:h>
      <text:p text:style-name="P4">
Authors: Ukrinform (Person)</text:p>
      <text:p text:style-name="P4">
Publisher: Укринформ (Organization)</text:p>
      <text:p text:style-name="P4">
Published Time: 2023-04-27T21:55:41+03:00</text:p>
      <text:p text:style-name="P4">
Modified Time: 2023-04-27T21:55:41+03:00</text:p>
      <text:p text:style-name="P4">
Description: In the afternoon, the Russian troops fired at the border of Chernihiv and Sumy regions 9 times - from mortars, artillery and helicopter weapon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306" text:anchor-type="as-char" svg:width="6.9236in" svg:height="3.956343in" draw:z-index="0">
<draw:image xlink:href="../Images/yкринформ/2023-04-27T21-55-41-03-00/630_360_1479558145-5682.jpg" xlink:type="simple" xlink:show="embed" xlink:actuate="onLoad" draw:mime-type="image/jpeg"/>
</draw:frame>
In the afternoon, the military carf was fired at the border of the Chernihiv Tasum regions 9 times - from mortars, artillery and helicopter weapons.</text:p>
      <text:p text:style-name="P4">
About it in <text:a xlink:type="simple" xlink:href="https://www.facebook.com/100064471011124/posts/pfbid02bWCPN9RxWbxq8uaKTu1LbUcBVX3feEj1dsWfbe1V5auvkmQSBGZ4y8gcZ1sEnVdXl/" text:style-name="Internet_20_link" text:visited-style-name="Visited_20_Internet_20_Link">
</text:a>
The press service of the North, reports Ukrinform.</text:p>
      <text:p text:style-name="P4">
“As of 9:00 pm on April 27, Russian troops fired at borderline and Sumy regions 9 more times. We used mortars, artillery and helicopter missiles, ”the message reads.</text:p>
      <text:p text:style-name="P4">
<text:span text:style-name="T4">
 Read also: </text:span>
 <text:a xlink:type="simple" xlink:href="https://www.ukrinform.ua/rubric-ato/3701739-rosiani-obstrilali-hersonsinu-e-zagibla-ta-poranenij.html" text:style-name="Internet_20_link" text:visited-style-name="Visited_20_Internet_20_Link">
<text:span text:style-name="T4">
 firing </text:span>
</text:a>
In particular, in the area of N.P. Mid-Buddha is recorded with a mortar120 mm from 13:05 to 13:10(2 explosions), from 12:00 to 12:20(7 explosions), as well as 15:35, 4 "Parcels" are probably recorded by rockets released from the helicopter.</text:p>
      <text:p text:style-name="P4">
In the area of N.P. Marchykhina from 11:10 to 11:15 is recorded by shelling likely to change 120 mm(4 explosions).</text:p>
      <text:p text:style-name="P4">
За інформацією ОК "Північ", у районі н.п. Бачівськ з 12:40 до 12:50 також булиобстріли ймовірно з міномета 120 мм (6 explosions), and at about 14:50 - rocket helicopter exploded.</text:p>
      <text:p text:style-name="P4">
<text:span text:style-name="T4">
 Read also: </text:span>
 <text:a xlink:type="simple" xlink:href="https://www.ukrinform.ua/rubric-regions/3701698-na-hersonsini-organizuvali-evakuaciu-z-kizomisu-akij-sodna-obstrilue-vorog.html" text:style-name="Internet_20_link" text:visited-style-name="Visited_20_Internet_20_Link">
<text:span text:style-name="T4">
 firing </text:span>
</text:a>
From 14:00 to 14:15, 30 explosions were recorded, probably RSSV shells, in the area of NP Semenivka.</text:p>
      <text:p text:style-name="P4">
In addition, in the area of N.P. Gramyak from 4:00 pm to 4:55 pm recorded shelling(19 explosions), in the area of N.P. Spinner from 16:35 to 17:00 -S caseful with mortar 120(5 explosions).</text:p>
      <text:p text:style-name="P4">
Військові зазначають, що про втрати серед місцевого населення чи пошкодженняцивільної інфраструктури інформація не надходила.</text:p>
      <text:p text:style-name="P4">
<text:span text:style-name="T4">
Читайте також:</text:span>
 <text:a xlink:type="simple" xlink:href="https://www.ukrinform.ua/rubric-regions/3701545-rosiani-zrujnuvali-mist-na-cernigivsini-prikordonne-selo-vidrizane-vid-velikoi-zemli.html" text:style-name="Internet_20_link" text:visited-style-name="Visited_20_Internet_20_Link">
 <text:span text:style-name="T4">
Чернігівщи</text:span>
 </text:a>
As reported by Ukrinform, as of 13:00 Thursday, Russian troops fired at the border of Sumy region eight times.</text:p>
      <text:p text:style-name="P4">
News Source: <text:a xlink:type="simple" xlink:href="https://www.ukrinform.ua/rubric-ato/3701755-rosiani-devat-raziv-obstrilali-prikordonna-cernigivsini-ta-sumsini.html" text:style-name="Internet_20_link" text:visited-style-name="Visited_20_Internet_20_Link">
https://www.ukrinform.ua/rubric-ato/3701755-rosiani-devat-raziv-obstrilali-prikordonna-cernigivsini-ta-sumsini.html</text:a>
</text:p>
      <!--NEWS-->
      <text:h text:style-name="P10" text:outline-level="1">
<text:span text:style-name="T4">
President: We will work to return all deported children and to punish the Russian Federation</text:span>
</text:h>
      <text:p text:style-name="P4">
Authors: Ukrinform (Person)</text:p>
      <text:p text:style-name="P4">
Publisher: Укринформ (Organization)</text:p>
      <text:p text:style-name="P4">
Published Time: 2023-04-27T21:56:00+03:00</text:p>
      <text:p text:style-name="P4">
Modified Time: 2023-04-27T21:56:00+03:00</text:p>
      <text:p text:style-name="P4">
Description: The deportation of Ukrainian children is one of the fully thoughtful elements of Russia's efforts to erase the identity of our people, to destroy the very essence of Ukrainians. It is a conscious crime of genocide committed by Russian officials.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Депортація', 'Діти', 'Україна', 'Зеленський', 'Війна з росією']</text:p>
      <text:p text:style-name="P4">
Type: Article</text:p>
      <!--METADATA-->
      <text:p text:style-name="P4">
<draw:frame draw:style-name="fr1" draw:name="Image307" text:anchor-type="as-char" svg:width="6.9236in" svg:height="3.956343in" draw:z-index="0">
<draw:image xlink:href="../Images/yкринформ/2023-04-27T21-56-00-03-00/630_360_1682451261-591.jpeg" xlink:type="simple" xlink:show="embed" xlink:actuate="onLoad" draw:mime-type="image/jpeg"/>
</draw:frame>
The deportation of Ukrainian children is one of the fully thoughtful elements of the efforts to erase the identity of our people, to destroy the very essence of Ukrainians. The centered crime of genocide committed by Russian officials.</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t.me/OP_UA/9345" text:style-name="Internet_20_link" text:visited-style-name="Visited_20_Internet_20_Link">
</text:a>
</text:span>
</text:p>
      <text:p text:style-name="P4">
<text:span text:style-name="T4">
 I wish health, dear Ukrainians!</text:span>
</text:p>
      <text:p text:style-name="P4">
Today, there is an important political result in Strasbourg - at the Council of Europe Parliamentary Assembly. A resolution was adopted, which is recognized that Russia's deportation contains signs of genocide. And this is the first recognition of such a fact at the level of such a high international organization that unites the states of our continent.</text:p>
      <text:p text:style-name="P4">
To put it practically, this decision will significantly help our global work for the involvement of Russia and its officials, including the leader of the terrorist state, accountable for genocide, genocide policy of anti-Ukraine.</text:p>
      <text:p text:style-name="P4">
The deportation of Ukrainian children is one of the well -designed elements of Russia to erase the identity of our people, to destroy the very essence of Ukrainians. It is a conscious crime of genocide committed by Russian officials. Sametak should qualify both politically and legally.</text:p>
      <text:p text:style-name="P4">
Today, the first lady of Ukraine addressed the PACE - for children, families ... Overpartlemen and our diplomats worked well. And at all levels - formal and informal, with leaders of states, at the parliamentary, government, law enforcement levels, in the legal community and in international immigrant organizations - we will continue to work to return all deported Ukrainian children and for the punishment of Russia. We have been cleared of nearly 20,000 children who have been taken out and scattered across different regions. But it is obvious that it is only part of the much larger criminal offices. Such children can be much larger.</text:p>
      <text:p text:style-name="P4">
Europe and the world have already seen various deportations and attempts to destroy peoples. It is the Natroian example - the responsibility of this state and its officials, guilty of genocide - we must show all other potential sources of the same evil that impunity will never be again. And the sentences for genocide will be. Similarly, for all other crimes of Russia against Ukraine and our people.</text:p>
      <text:p text:style-name="P4">
In Nikolaev, the parsing of rubble on the site of the rocket stroke, which was tonight, has already ended. More than 20 wounded, one person was killed ... My condolences and loved ones.In the evening, another rocket strike was inflicted in Konstantinovka of Donetsk region. The school, hospital, and dwellings were also injured. Unfortunately, there are affected people.</text:p>
      <text:p text:style-name="P4">
Unfortunately, the legal machine of the world is gaining momentum. But it is gaining. Unfortunately, the political pressure of the world on the terrorist state, the sanction pressure has not yet reached full. But he reaches…</text:p>
      <text:p text:style-name="P4">
But our warriors from the first day of this battle to protect people and humanity will work absolutely everything!And even more than possible.</text:p>
      <text:p text:style-name="P4">
Avdiivka-the 35th separate brigade of the Marines. Marinka is our glorious "seventystyatyak" ... Donetsk direction in general-55th separate artillery "… Thank you, the soldiers, the warriors, for the constant performance!</text:p>
      <text:p text:style-name="P4">
Zaporizhzhya direction-today, as always, there is something to thank the soldiers of our 44th separate artillery brigade. Well done!</text:p>
      <text:p text:style-name="P4">
Today, he gave his gratitude to the soldiers and commander of the 95th Separate Brigade of DShV, who are very powerfully fighting near Kreminna in Luhansk region.</text:p>
      <text:p text:style-name="P4">
And separately I want to thank absolutely to anyone who defends Bakhmut and destroys the tamborog as large -scale as the occupier deserved it.</text:p>
      <text:p text:style-name="P4">
<text:span text:style-name="T4">
 Glory to all our soldiers who are now in battle, in combat posts, in combat operations!</text:span>
</text:p>
      <text:p text:style-name="P4">
<text:span text:style-name="T4">
 Thank everyone in the world who helps us!</text:span>
</text:p>
      <text:p text:style-name="P4">
<text:span text:style-name="T4">
 Eternal memory to all whose lives took away Russian terror!</text:span>
</text:p>
      <text:p text:style-name="P4">
<text:span text:style-name="T4">
Glory to Ukraine!</text:span>
</text:p>
      <text:p text:style-name="P4">
<text:span text:style-name="T5">
Foto: op</text:span>
</text:p>
      <text:p text:style-name="P4">
News Source: <text:a xlink:type="simple" xlink:href="https://www.ukrinform.ua/rubric-ato/3701756-prodovzimo-pracuvati-dla-povernenna-vsih-deportovanih-ditej-i-dla-pokaranna-rf-prezident.html" text:style-name="Internet_20_link" text:visited-style-name="Visited_20_Internet_20_Link">
https://www.ukrinform.ua/rubric-ato/3701756-prodovzimo-pracuvati-dla-povernenna-vsih-deportovanih-ditej-i-dla-pokaranna-rf-prezident.html</text:a>
</text:p>
      <!--NEWS-->
      <text:h text:style-name="P10" text:outline-level="1">
<text:span text:style-name="T4">
Putin signed a decree allowing Ukrainians to deport from temporarily occupied territories</text:span>
</text:h>
      <text:p text:style-name="P4">
Authors: Ukrinform (Person)</text:p>
      <text:p text:style-name="P4">
Publisher: Укринформ (Organization)</text:p>
      <text:p text:style-name="P4">
Published Time: 2023-04-27T22:01:00+03:00</text:p>
      <text:p text:style-name="P4">
Modified Time: 2023-04-27T22:01:00+03:00</text:p>
      <text:p text:style-name="P4">
Description: Russian President Vladimir Putin signed a decree allowing the deportation of residents of temporarily occupied territories of Ukraine who did not take Russian citizenship. - Ukrinform.</text:p>
      <text:p text:style-name="P4">
Images: ["<text:a xlink:type="simple" xlink:href="https://static.ukrinform.com/photos/2022_09/thumb_files/630_360_1664030285-428.jpg" text:style-name="Internet_20_link" text:visited-style-name="Visited_20_Internet_20_Link">
630_360_16640...</text:a>
"]</text:p>
      <text:p text:style-name="P4">
Tags: ['Депортація', 'путін', 'Війна з росією']</text:p>
      <text:p text:style-name="P4">
Type: Article</text:p>
      <!--METADATA-->
      <text:p text:style-name="P4">
<draw:frame draw:style-name="fr1" draw:name="Image308" text:anchor-type="as-char" svg:width="6.9236in" svg:height="3.956343in" draw:z-index="0">
<draw:image xlink:href="../Images/yкринформ/2023-04-27T22-01-00-03-00/630_360_1664030285-428.jpg" xlink:type="simple" xlink:show="embed" xlink:actuate="onLoad" draw:mime-type="image/jpeg"/>
</draw:frame>
Presidentials Volodymyr Putin signed a decree that allows the deportation of residents of the temporary -heated territories of Ukraine who did not take the citizenship of the Russian Federation.</text:p>
      <text:p text:style-name="P4">
The document has been published on the official <text:a xlink:type="simple" xlink:href="http://publication.pravo.gov.ru/Document/View/0001202304270013" text:style-name="Internet_20_link" text:visited-style-name="Visited_20_Internet_20_Link">
</text:a>
, reports Ukrinform.</text:p>
      <text:p text:style-name="P4">
It assumes that citizens of Ukraine or passport owners of puppet "DNR", "LNR" should either become citizens of Russia, or declare that they do not want to do it. Those who choose the second option from July 1, 2024 will be weighing foreigners and, accordingly, can be deported.</text:p>
      <text:p text:style-name="P4">
<text:span text:style-name="T4">
 Read also: </text:span>
 <text:a xlink:type="simple" xlink:href="https://www.ukrinform.ua/rubric-ato/3701724-u-radbezi-oon-zavtra-obgovorat-vikradenna-ukrainskih-ditej-rosieu.html" text:style-name="Internet_20_link" text:visited-style-name="Visited_20_Internet_20_Link">
</text:a>
A separate point of the decree concerns the deportation of those who threatens Russia's national security. The residents of the TT, who advocate for "violent changes in the foundations of the constitutional order" in Russia, finance terrorist Taxtremist activities or participate in "unauthorized" actions, deport and prohibit entry into the Russian Federation.</text:p>
      <text:p text:style-name="P4">
As reported by Ukrinform, on March 17, 2023, the International Criminal Judging by the Arrest of the President of the Russian Federation Vladimir Putin and the children's ombudsmenamarium of Lviv-Belova, who are suspected of illegally deportation of children in the occupied territories of Ukraine in Russia at least from February 2022.</text:p>
      <text:p text:style-name="P4">
News Source: <text:a xlink:type="simple" xlink:href="https://www.ukrinform.ua/rubric-ato/3701757-putin-pidpisav-ukaz-so-dozvolae-deportuvati-ukrainciv-z-timcasovo-okupovanih-teritorij.html" text:style-name="Internet_20_link" text:visited-style-name="Visited_20_Internet_20_Link">
https://www.ukrinform.ua/rubric-ato/3701757-putin-pidpisav-ukaz-so-dozvolae-deportuvati-ukrainciv-z-timcasovo-okupovanih-teritorij.html</text:a>
</text:p>
      <!--NEWS-->
      <text:h text:style-name="P10" text:outline-level="1">
<text:span text:style-name="T4">
The number of victims of the cult in Kenya increased to 103 - detained another pastor</text:span>
</text:h>
      <text:p text:style-name="P4">
Authors: Ukrinform (Person)</text:p>
      <text:p text:style-name="P4">
Publisher: Укринформ (Organization)</text:p>
      <text:p text:style-name="P4">
Published Time: 2023-04-27T22:06:40+03:00</text:p>
      <text:p text:style-name="P4">
Modified Time: 2023-04-27T22:06:40+03:00</text:p>
      <text:p text:style-name="P4">
Description: The Kenyan TV correspondent was arrested on Thursday after the reports of the "mass murder of his followers", informs the Ministry of Internal Affairs of the country. - Ukrinform.</text:p>
      <text:p text:style-name="P4">
Images: ["<text:a xlink:type="simple" xlink:href="https://static.ukrinform.com/photos/2023_04/thumb_files/630_360_1682601805-604.jpg" text:style-name="Internet_20_link" text:visited-style-name="Visited_20_Internet_20_Link">
630_360_16826...</text:a>
"]</text:p>
      <text:p text:style-name="P4">
Tags: ['Арешт', 'Кенія', 'Релігія', 'Смерть']</text:p>
      <text:p text:style-name="P4">
Type: Article</text:p>
      <!--METADATA-->
      <text:p text:style-name="P4">
<draw:frame draw:style-name="fr1" draw:name="Image309" text:anchor-type="as-char" svg:width="6.9236in" svg:height="3.956343in" draw:z-index="0">
<draw:image xlink:href="../Images/yкринформ/2023-04-27T22-06-40-03-00/630_360_1682601805-604.jpg" xlink:type="simple" xlink:show="embed" xlink:actuate="onLoad" draw:mime-type="image/jpeg"/>
</draw:frame>
The Kenyan Telepper was arrested on Thursday after the reports of the Mass Druby of his followers, informs from the Ministry of Internal Affairs of the country.</text:p>
      <text:p text:style-name="P4">
As Ukrinform reports, it reports <text:a xlink:type="simple" xlink:href="https://www.reuters.com/world/africa/second-kenyan-pastor-arrested-over-alleged-mass-killings-says-minister-2023-04-27/" text:style-name="Internet_20_link" text:visited-style-name="Visited_20_Internet_20_Link">
</text:a>
.</text:p>
      <text:p text:style-name="P4">
After the news of the detention of the pastor Ezekiel Odero, the official personally personally personized that, according to the investigation, the number of deaths during the course reached 103 people.</text:p>
      <text:p text:style-name="P4">
Odero did not provide the press during the detention.</text:p>
      <text:p text:style-name="P4">
Minister of Internal Affairs and National Administration <text:a xlink:type="simple" xlink:href="https://www.ukrinform.ua/tag-kenia" text:style-name="Internet_20_link" text:visited-style-name="Visited_20_Internet_20_Link">
</text:a>
Cyture Kindyki reported that dozens of people who were hiding in a prayer center called "Note", in the town of Meduena on the Indian Ocean coast, had been informed.</text:p>
      <text:p text:style-name="P4">
Kindyki added that the prosecution of the Odero is to be criminally liable to "mass murder of his followers."</text:p>
      <text:p text:style-name="P4">
The city of Mavueni is located about 66 kilometers from Shakachal's forest, and the debulo was found dead from the famine of the followers of the leader of the religious cult -Pola Mackenzie.</text:p>
      <text:p text:style-name="P4">
<text:span text:style-name="T4">
 Read also: </text:span>
 <text:a xlink:type="simple" xlink:href="https://www.ukrinform.ua/rubric-world/3701581-majze-90-smertej-u-kenii-spriciniv-zaklik-lidera-kultu-gotuvatisa-do-kinca-svitu.html" text:style-name="Internet_20_link" text:visited-style-name="Visited_20_Internet_20_Link">
<text:span text:style-name="T4">
 Kenia </text:span>
</text:a>
As reported, on April 21, the Kenyan police began exhumation of bodies from Lisushachal, near the coastal city of Malindi. People who were involved in the pre -Christian cult believed that they would fall into heaven if they wore themselves.</text:p>
      <text:p text:style-name="P4">
Church leader Paul McKenzie Ntene called his followers to starve Ustromy to "meet Jesus." He is now in custody in anticipation of the court. It is considered that some of his supporters can still hide in the shackhali forest.</text:p>
      <text:p text:style-name="P4">
The 89 dead followers of the International Church "Good News" are known.</text:p>
      <text:p text:style-name="P4">
<text:span text:style-name="T5">
Foto: TheGuardian</text:span>
</text:p>
      <text:p text:style-name="P4">
News Source: <text:a xlink:type="simple" xlink:href="https://www.ukrinform.ua/rubric-world/3701759-kilkist-zertv-kultu-v-kenii-zrosla-do-103-zatrimali-se-odnogo-pastora.html" text:style-name="Internet_20_link" text:visited-style-name="Visited_20_Internet_20_Link">
https://www.ukrinform.ua/rubric-world/3701759-kilkist-zertv-kultu-v-kenii-zrosla-do-103-zatrimali-se-odnogo-pastora.html</text:a>
</text:p>
      <!--NEWS-->
      <text:h text:style-name="P10" text:outline-level="1">
<text:span text:style-name="T4">
Zelensky: The sentences for genocide will - as for all other crimes of Russia against Ukraine</text:span>
</text:h>
      <text:p text:style-name="P4">
Authors: Ukrinform (Person)</text:p>
      <text:p text:style-name="P4">
Publisher: Укринформ (Organization)</text:p>
      <text:p text:style-name="P4">
Published Time: 2023-04-27T22:14:00+03:00</text:p>
      <text:p text:style-name="P4">
Modified Time: 2023-04-27T22:14:00+03:00</text:p>
      <text:p text:style-name="P4">
Description: The PACE decision to recognize the deportation of Ukrainian children into the territory of the Russian Federation will help bring the aggressor country accountable. - Ukrinform.</text:p>
      <text:p text:style-name="P4">
Images: ["<text:a xlink:type="simple" xlink:href="https://static.ukrinform.com/photos/2023_02/thumb_files/630_360_1677264924-906.jpg" text:style-name="Internet_20_link" text:visited-style-name="Visited_20_Internet_20_Link">
630_360_16772...</text:a>
"]</text:p>
      <text:p text:style-name="P4">
Tags: ['Депортація', 'Діти', 'Геноцид', 'Вирок', 'Зеленський', 'Війна з росією']</text:p>
      <text:p text:style-name="P4">
Type: Article</text:p>
      <!--METADATA-->
      <text:p text:style-name="P4">
<draw:frame draw:style-name="fr1" draw:name="Image310" text:anchor-type="as-char" svg:width="6.9236in" svg:height="3.956343in" draw:z-index="0">
<draw:image xlink:href="../Images/yкринформ/2023-04-27T22-14-00-03-00/630_360_1677264924-906.jpg" xlink:type="simple" xlink:show="embed" xlink:actuate="onLoad" draw:mime-type="image/jpeg"/>
</draw:frame>
The decision is paid to recognition by genocide deportation of Ukrainian children at the Territ and Territory Federation will help bring the aggressor country accountable.</text:p>
      <text:p text:style-name="P4">
About it in <text:a xlink:type="simple" xlink:href="https://www.youtube.com/watch" text:style-name="Internet_20_link" text:visited-style-name="Visited_20_Internet_20_Link">
</text:a>
Vladimirzelensky said, Ukrinform reports.</text:p>
      <text:p text:style-name="P4">
“Today, there is an important political result in Strasbourg - a resolution has been found at the Pareburg session, which determines that Russia's deportation will contain signs of genocide. And this is the first recognition of such a fact at the level of such an international organization that unites the states of our continent. If you talk practically, this decision will significantly help our global work on the attraction of Russia and its officials, including the head of the terrorist state, reference for genocide, genocide policy against Ukraine, ”said Glava State.</text:p>
      <text:p text:style-name="P4">
<text:span text:style-name="T5">
Viso: <text:a xlink:type="simple" xlink:href="https://t.me/OP_UA/9345" text:style-name="Internet_20_link" text:visited-style-name="Visited_20_Internet_20_Link">
</text:a>
</text:span>
</text:p>
      <text:p text:style-name="P4">
The President stressed that the deportation of Ukrainian children is one of the fully known intentions to destroy the essence of Ukrainians, a conscious crime of genocide. He admitted that Ukraine will continue to work at all levels - formal uniform, with leaders of states, at parliamentary, government, law enforcement levels, in the legal community and in international immigrant organizations to return all deported Ukrainian children and punish Russia.</text:p>
      <text:p text:style-name="P4">
Zelensky noted that the number of children deported by a terrorist country may be greater: “We are aware of almost 20 thousand [] we know.(https://www.ukrinform.ua/tag-diti)which were exported and scattered by different regions of the state. But it is obvious that it is only part of a large -scale criminal act. There may be much more such children, ” - said thezelensky.</text:p>
      <text:p text:style-name="P4">
<text:span text:style-name="T4">
 Read also: </text:span>
 <text:a xlink:type="simple" xlink:href="https://www.ukrinform.ua/rubric-ato/3701680-u-rosijskij-nevoli-perebuvaut-19-319-ukrainskih-ditej-zelenska.html" text:style-name="Internet_20_link" text:visited-style-name="Visited_20_Internet_20_Link">
</text:a>
The President expressed confidence that all Russian officials guilty of genocide will stand before court and be punished. “The sentences for genocide will be. Just like all other crimes of Russia against Ukraine and our people. "</text:p>
      <text:p text:style-name="P4">
As reported by Ukrinform, today the Parliamentary Assembly of the Council of Europe as a defense of deportation and violent movement of Ukrainian children with the scent of the Russian Federation and called on the ISS to consider the possibility of criminal prosecution for this crime.</text:p>
      <text:p text:style-name="P4">
<text:span text:style-name="T5">
Foto: op</text:span>
</text:p>
      <text:p text:style-name="P4">
News Source: <text:a xlink:type="simple" xlink:href="https://www.ukrinform.ua/rubric-ato/3701763-zelenskij-viroki-za-genocid-budut-ak-i-za-vsi-insi-zlocini-rosii-proti-ukraini.html" text:style-name="Internet_20_link" text:visited-style-name="Visited_20_Internet_20_Link">
https://www.ukrinform.ua/rubric-ato/3701763-zelenskij-viroki-za-genocid-budut-ak-i-za-vsi-insi-zlocini-rosii-proti-ukraini.html</text:a>
</text:p>
      <!--NEWS-->
      <text:h text:style-name="P10" text:outline-level="1">
<text:span text:style-name="T4">
In Greece called "non -viable" one -sided bans for Ukrainian grain</text:span>
</text:h>
      <text:p text:style-name="P4">
Authors: Ukrinform (Person)</text:p>
      <text:p text:style-name="P4">
Publisher: Укринформ (Organization)</text:p>
      <text:p text:style-name="P4">
Published Time: 2023-04-27T22:22:00+03:00</text:p>
      <text:p text:style-name="P4">
Modified Time: 2023-04-27T22:22:00+03:00</text:p>
      <text:p text:style-name="P4">
Description: The Secretary General of the Greek Ministry of Agriculture Constantinos Baginetas stated that prohibitions on grain and other food products from Ukraine are not a viable solution. - Ukrinform.</text:p>
      <text:p text:style-name="P4">
Images: ["<text:a xlink:type="simple" xlink:href="https://static.ukrinform.com/photos/2021_08/thumb_files/630_360_1628177168-422.jpg" text:style-name="Internet_20_link" text:visited-style-name="Visited_20_Internet_20_Link">
630_360_16281...</text:a>
"]</text:p>
      <text:p text:style-name="P4">
Tags: ['Греція', 'Україна', 'Зерно']</text:p>
      <text:p text:style-name="P4">
Type: Article</text:p>
      <!--METADATA-->
      <text:p text:style-name="P4">
<draw:frame draw:style-name="fr1" draw:name="Image311" text:anchor-type="as-char" svg:width="6.9236in" svg:height="3.956343in" draw:z-index="0">
<draw:image xlink:href="../Images/yкринформ/2023-04-27T22-22-00-03-00/630_360_1628177168-422.jpg" xlink:type="simple" xlink:show="embed" xlink:actuate="onLoad" draw:mime-type="image/jpeg"/>
</draw:frame>
Secretary -General of the Ministry of Agriculture of Greece Constantinos Baginetasted that prohibitions on grain and other food products from Ukraine were not a non -liable solution.</text:p>
      <text:p text:style-name="P4">
About it reports <text:a xlink:type="simple" xlink:href="https://www.euractiv.com/section/politics/news/greece-wont-join-not-viable-bans-on-ukrainian-grain/" text:style-name="Internet_20_link" text:visited-style-name="Visited_20_Internet_20_Link">
</text:a>
, reports Ukrinform.</text:p>
      <text:p text:style-name="P4">
“Greece shares the disproportionate burden of neighboring Member States in Ukraine and understands the reaction ... their farmers. But unilateral national measures are not a liable solution, and they should be avoided, ”Baginetas said.</text:p>
      <text:p text:style-name="P4">
<text:span text:style-name="T4">
 Read also: </text:span>
 <text:a xlink:type="simple" xlink:href="https://www.ukrinform.ua/rubric-world/3701667-erdogan-pogovoriv-iz-putinim-pro-vijnu-ta-zernovu-ugodu.html" text:style-name="Internet_20_link" text:visited-style-name="Visited_20_Internet_20_Link">
<text:span text:style-name="T4">
 grain </text:span>
</text:a>
He reported that Greece supports the further use of corridor residuality as they are especially important in the current circumstances.</text:p>
      <text:p text:style-name="P4">
The Greek official added that "the current proposals of the European Commission for immediate seeking for neighboring Member States are a step in the right direction", Tanted on the need to provide global supply of food and support of Ukraine.</text:p>
      <text:p text:style-name="P4">
The governments of the five EU - Poland, Slovakia, Hungary, and Romania of Bulgaria - have reported to have appealed to the European Commission with a letter that contains a request for protective measures to limit agricultural imports from Ukraine.</text:p>
      <text:p text:style-name="P4">
<text:span text:style-name="T4">
 Read also: </text:span>
 <text:a xlink:type="simple" xlink:href="https://www.ukrinform.ua/rubric-economy/3701077-ukraina-ta-evrokomisia-pracuut-nad-rozblokuvannam-eksportu-ukrainskoi-agroprodukcii-minekonomiki.html" text:style-name="Internet_20_link" text:visited-style-name="Visited_20_Internet_20_Link">
<text:span text:style-name="T4">
 agropro </text:span>
</text:a>
After the beginning of Russian aggression against Ukraine and the blocking of the Black Sea ports, through which the export of agricultural products to the world market was usually exported, the European Union organized "corridors of solidarity" on the border with Ukraine to direct part of its agricultural exports to the world market as well as internal arteries. In this way, more than 32 million tons of grain and other farm goods were imported.</text:p>
      <text:p text:style-name="P4">
News Source: <text:a xlink:type="simple" xlink:href="https://www.ukrinform.ua/rubric-economy/3701761-u-grecii-nazvali-nezittezdatnimi-odnostoronni-zaboroni-na-ukrainske-zerno.html" text:style-name="Internet_20_link" text:visited-style-name="Visited_20_Internet_20_Link">
https://www.ukrinform.ua/rubric-economy/3701761-u-grecii-nazvali-nezittezdatnimi-odnostoronni-zaboroni-na-ukrainske-zerno.html</text:a>
</text:p>
      <!--NEWS-->
      <text:h text:style-name="P10" text:outline-level="1">
<text:span text:style-name="T4">
President noted five brigades for results in the hottest directions</text:span>
</text:h>
      <text:p text:style-name="P4">
Authors: Ukrinform (Person)</text:p>
      <text:p text:style-name="P4">
Publisher: Укринформ (Organization)</text:p>
      <text:p text:style-name="P4">
Published Time: 2023-04-27T22:31:00+03:00</text:p>
      <text:p text:style-name="P4">
Modified Time: 2023-04-27T22:31:00+03:00</text:p>
      <text:p text:style-name="P4">
Description: President of Ukraine Volodymyr Zelensky celebrated four brigades who fight with the enemy in Donetsk and Zaporizhzhya. - Ukrinform.</text:p>
      <text:p text:style-name="P4">
Images: ["<text:a xlink:type="simple" xlink:href="https://static.ukrinform.com/photos/2023_04/thumb_files/630_360_1682623571-650.jpeg" text:style-name="Internet_20_link" text:visited-style-name="Visited_20_Internet_20_Link">
630_360_16826...</text:a>
"]</text:p>
      <text:p text:style-name="P4">
Tags: ['Бахмут', 'Зеленський', 'Війна з росією']</text:p>
      <text:p text:style-name="P4">
Type: Article</text:p>
      <!--METADATA-->
      <text:p text:style-name="P4">
<draw:frame draw:style-name="fr1" draw:name="Image312" text:anchor-type="as-char" svg:width="6.9236in" svg:height="3.956343in" draw:z-index="0">
<draw:image xlink:href="../Images/yкринформ/2023-04-27T22-31-00-03-00/630_360_1682623571-650.jpeg" xlink:type="simple" xlink:show="embed" xlink:actuate="onLoad" draw:mime-type="image/jpeg"/>
</draw:frame>
Volodymyr Zelensky's Presidential Ukraine celebrated four brigades that fight from the enemy of Donetsk and Zaporizhzhya.</text:p>
      <text:p text:style-name="P4">
He stated this during the traditional <text:a xlink:type="simple" xlink:href="https://t.me/OP_UA/9345" text:style-name="Internet_20_link" text:visited-style-name="Visited_20_Internet_20_Link">
</text:a>
, reports Ukrinform.</text:p>
      <text:p text:style-name="P4">
“Our warriors from the first day of this battle to protect people and humanity are doing everything possible!And even more than possible. Avdiivka is the 35th Separate Marines. Marinka is our glorious "seventystyevyatka" ... Donetsk direction in general-55th separate artillery brigade ... Thank you, the warriors, for the unchanged efficiency!Zaporizhzhya direction-today, as it is always, there is something to thank the soldiers of our 44th separate artillery brigade. Today he gave his thanks to the warriors and commander of the 95th Separate Brigade of DShV, who are very powerfully fighting near Kreminna in Luhansk region, ”the President said.</text:p>
      <text:p text:style-name="P4">
<text:span text:style-name="T4">
 Read also: </text:span>
 <text:a xlink:type="simple" xlink:href="https://www.ukrinform.ua/rubric-ato/3701756-prodovzimo-pracuvati-dla-povernenna-vsih-deportovanih-ditej-i-dla-pokaranna-rf-prezident.html" text:style-name="Internet_20_link" text:visited-style-name="Visited_20_Internet_20_Link">
</text:a>
The head of state thanked everyone who defends Bakhmut today and destroys the tamborog, as well as anyone who is on combat missions and combat posts.</text:p>
      <text:p text:style-name="P4">
According to Ukrinform, Russian occupation troops continue the offensive in Bakhmut, Avdiiv and Marinsk. <text:a xlink:type="simple" xlink:href="https://www.ukrinform.ua/rubric-ato/3701673-sili-oboroni-vidbili-35-atak-voroga-na-doneccini.html" text:style-name="Internet_20_link" text:visited-style-name="Visited_20_Internet_20_Link">
</text:a>
.</text:p>
      <text:p text:style-name="P4">
Photo: op</text:p>
      <text:p text:style-name="P4">
News Source: <text:a xlink:type="simple" xlink:href="https://www.ukrinform.ua/rubric-ato/3701765-prezident-vidznaciv-pat-brigad-za-rezultati-na-najgaracisih-napramkah.html" text:style-name="Internet_20_link" text:visited-style-name="Visited_20_Internet_20_Link">
https://www.ukrinform.ua/rubric-ato/3701765-prezident-vidznaciv-pat-brigad-za-rezultati-na-najgaracisih-napramkah.html</text:a>
</text:p>
      <!--NEWS-->
      <text:h text:style-name="P10" text:outline-level="1">
<text:span text:style-name="T4">
In Russia, the head of the armored personnel service was arrested for theft of T-90 engines</text:span>
</text:h>
      <text:p text:style-name="P4">
Authors: Ukrinform (Person)</text:p>
      <text:p text:style-name="P4">
Publisher: Укринформ (Organization)</text:p>
      <text:p text:style-name="P4">
Published Time: 2023-04-27T22:40:00+03:00</text:p>
      <text:p text:style-name="P4">
Modified Time: 2023-04-27T22:40:00+03:00</text:p>
      <text:p text:style-name="P4">
Description: The court in Rostov-on-Don arrested the chief of the Autobronnetic Service of the Department of Technical Support of the Southern Military District of the Russian Federation Colonel Alexander Denisov on charges of stealing engines for T-90 tanks. - Ukrinform.</text:p>
      <text:p text:style-name="P4">
Images: ["<text:a xlink:type="simple" xlink:href="https://static.ukrinform.com/photos/2019_12/thumb_files/630_360_1575657541-421.jpg" text:style-name="Internet_20_link" text:visited-style-name="Visited_20_Internet_20_Link">
630_360_15756...</text:a>
"]</text:p>
      <text:p text:style-name="P4">
Tags: ['Суд', 'Танк', 'росія']</text:p>
      <text:p text:style-name="P4">
Type: Article</text:p>
      <!--METADATA-->
      <text:p text:style-name="P4">
<draw:frame draw:style-name="fr1" draw:name="Image313" text:anchor-type="as-char" svg:width="6.9236in" svg:height="3.956343in" draw:z-index="0">
<draw:image xlink:href="../Images/yкринформ/2023-04-27T22-40-00-03-00/630_360_1575657541-421.jpg" xlink:type="simple" xlink:show="embed" xlink:actuate="onLoad" draw:mime-type="image/jpeg"/>
</draw:frame>
The court of Urosta-on-Don arrested the chief of the Autobronetian Service of the Department of Technical Support of the Southern Military District of the Russian Federation Colonel Oleksradenisov on charges of stealing engines for T-90 tanks.</text:p>
      <text:p text:style-name="P4">
As Ukrinform reports, it reports <text:a xlink:type="simple" xlink:href="https://www.kommersant.ru/doc/5954243" text:style-name="Internet_20_link" text:visited-style-name="Visited_20_Internet_20_Link">
</text:a>
.</text:p>
      <text:p text:style-name="P4">
The case was initiated on March 28, the same day of the military was detained and nominated by fraud committed by an organized group(Part 49 of 159 CC). Йому загрожує до 10 років позбавлення волі.</text:p>
      <text:p text:style-name="P4">
За версією слідства, Денисов та його спільники крали двигуни В-92С2,призначені для встановлення на танки Т-90, з листопада 2021-го до квітня 2022року. Усього їм вдалося викрасти сім штук. Сума збитків оцінюється в 20,5 млнрублів. Імена спільників полковника невідомі.</text:p>
      <text:p text:style-name="P4">
<text:span text:style-name="T4">
Читайте також:</text:span>
 <text:a xlink:type="simple" xlink:href="https://www.ukrinform.ua/rubric-economy/3701403-hyundai-motor-planue-prodati-vsi-zavodi-u-rosii-zmi.html" text:style-name="Internet_20_link" text:visited-style-name="Visited_20_Internet_20_Link">
 <text:span text:style-name="T4">
росі</text:span>
 </text:a>
According to lawyer Denisov, his client does not admit him, he has a common military experience and "repeatedly stayed in the war zone" in Ukraine. However, the court decided to leave the accused until May 28.</text:p>
      <text:p text:style-name="P4">
Earlier it was reported that because of the high loss of armored vehicles, the Russian army was used to use old weapons, including removed from the T-54 storage, which began before the end of World War II.</text:p>
      <text:p text:style-name="P4">
News Source: <text:a xlink:type="simple" xlink:href="https://www.ukrinform.ua/rubric-world/3701421-u-rosii-nacalnika-bronetankovoi-sluzbi-okrugu-arestuvali-za-rozkradanna-dviguniv-t90.html" text:style-name="Internet_20_link" text:visited-style-name="Visited_20_Internet_20_Link">
https://www.ukrinform.ua/rubric-world/3701421-u-rosii-nacalnika-bronetankovoi-sluzbi-okrugu-arestuvali-za-rozkradanna-dviguniv-t90.html</text:a>
</text:p>
      <!--NEWS-->
      <text:h text:style-name="P10" text:outline-level="1">
<text:span text:style-name="T4">
The Russians in the evening struck a rocket strike on Konstantinovka, there are victims - Zelensky</text:span>
</text:h>
      <text:p text:style-name="P4">
Authors: Ukrinform (Person)</text:p>
      <text:p text:style-name="P4">
Publisher: Укринформ (Organization)</text:p>
      <text:p text:style-name="P4">
Published Time: 2023-04-27T22:47:00+03:00</text:p>
      <text:p text:style-name="P4">
Modified Time: 2023-04-27T22:47:00+03:00</text:p>
      <text:p text:style-name="P4">
Description: In Nikolaev, the parsing of Zalvav on the site of the night missile shelling has already ended, but in the evening the enemy struck the Konstantinovka of Donetsk region. There are victims, damaged school and hospital.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Миколаїв', 'Обстріл', 'Зеленський', 'Війна з росією']</text:p>
      <text:p text:style-name="P4">
Type: Article</text:p>
      <!--METADATA-->
      <text:p text:style-name="P4">
<draw:frame draw:style-name="fr1" draw:name="Image314" text:anchor-type="as-char" svg:width="6.9236in" svg:height="3.956343in" draw:z-index="0">
<draw:image xlink:href="../Images/yкринформ/2023-04-27T22-47-00-03-00/630_360_1678738078-322.jpeg" xlink:type="simple" xlink:show="embed" xlink:actuate="onLoad" draw:mime-type="image/jpeg"/>
</draw:frame>
Mimikov has already ended the parsing on the site of the night missile shelling, but in the evening the enemy struck the Konstantinovka of Donetsk region. Epostradies, damaged school and hospital.</text:p>
      <text:p text:style-name="P4">
About it in <text:a xlink:type="simple" xlink:href="https://www.youtube.com/watch" text:style-name="Internet_20_link" text:visited-style-name="Visited_20_Internet_20_Link">
</text:a>
Vladimirzelensky said, Ukrinform reports.</text:p>
      <text:p text:style-name="P4">
“In Nikolaev, there has already been parsed in the place of the rocket stroke, which took place tonight. More than 20 wounded, one person was killed ... My condolences and loved ones. The rockets damaged dozens of ordinary homes, twelve establishments. "Calibers" against school and college, against residential buildings. In the evening, another rocket strike was caused by Konstantinovka of Donetsk region. The school, hospital and dwellings were also damaged. Unfortunately, there are affected people, ”-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ato/3701763-zelenskij-viroki-za-genocid-budut-ak-i-za-vsi-insi-zlocini-rosii-proti-ukraini.html" text:style-name="Internet_20_link" text:visited-style-name="Visited_20_Internet_20_Link">
<text:span text:style-name="T4">
 genocide </text:span>
</text:a>
The President stated that unfortunately, the political and sanction pressure of the world of the supra-terrorist, has not yet been fully achieved, but the legal responsibility would be inevitable.</text:p>
      <text:p text:style-name="P4">
As reported by Ukrinform, in the evening the troops of the Russian Federation fired at the Tyagin community of the Kherson region, the summer spouse was injured - a woman was killed, a man was hospitalized.</text:p>
      <text:p text:style-name="P4">
<text:span text:style-name="T5">
Foto: op</text:span>
</text:p>
      <text:p text:style-name="P4">
News Source: <text:a xlink:type="simple" xlink:href="https://www.ukrinform.ua/rubric-ato/3701767-rosiani-vveceri-zavdali-raketnogo-udaru-po-kostantinivci-e-postrazdali-zelenskij.html" text:style-name="Internet_20_link" text:visited-style-name="Visited_20_Internet_20_Link">
https://www.ukrinform.ua/rubric-ato/3701767-rosiani-vveceri-zavdali-raketnogo-udaru-po-kostantinivci-e-postrazdali-zelenskij.html</text:a>
</text:p>
      <!--NEWS-->
      <text:h text:style-name="P10" text:outline-level="1">
<text:span text:style-name="T4">
Navi together with the developers S.t.A.L.K.E.r. purchased 100 cars for the needs of the Armed Forces</text:span>
</text:h>
      <text:p text:style-name="P4">
Authors: Ukrinform (Person)</text:p>
      <text:p text:style-name="P4">
Publisher: Укринформ (Organization)</text:p>
      <text:p text:style-name="P4">
Published Time: 2023-04-27T22:54:59+03:00</text:p>
      <text:p text:style-name="P4">
Modified Time: 2023-04-27T22:54:59+03:00</text:p>
      <text:p text:style-name="P4">
Description: The first batch of cars is already on the front. - Ukrinform.</text:p>
      <text:p text:style-name="P4">
Images: ["<text:a xlink:type="simple" xlink:href="https://static.ukrinform.com/photos/2023_04/thumb_files/630_360_1682625223-126.jpg" text:style-name="Internet_20_link" text:visited-style-name="Visited_20_Internet_20_Link">
630_360_16826...</text:a>
"]</text:p>
      <text:p text:style-name="P4">
Tags: ['кіберспорт']</text:p>
      <text:p text:style-name="P4">
Type: Article</text:p>
      <!--METADATA-->
      <text:p text:style-name="P4">
<draw:frame draw:style-name="fr1" draw:name="Image315" text:anchor-type="as-char" svg:width="6.9236in" svg:height="3.956343in" draw:z-index="0">
<draw:image xlink:href="../Images/yкринформ/2023-04-27T22-54-59-03-00/630_360_1682625223-126.jpg" xlink:type="simple" xlink:show="embed" xlink:actuate="onLoad" draw:mime-type="image/jpeg"/>
</draw:frame>
The first party of machines is already on the front.</text:p>
      <text:p text:style-name="P4">
Ukrainian Cyber Sports Organization Natus Vincere together with the developers of the famous game S.t.A.L.K.E.r. and MK Foundation transferred 100 carsVolkswagen to the needs of the Armed Forces of Ukraine, about it <text:a xlink:type="simple" xlink:href="https://twitter.com/natusvincere/status/1651648203341570061" text:style-name="Internet_20_link" text:visited-style-name="Visited_20_Internet_20_Link">
</text:a>
The team on its Twitter page, Ukrinform reports.</text:p>
      <text:p text:style-name="P4">
The first batch of cars has already been transferred to carry out combat missions. Four of them-in the use of "Wolves Da Vinci", another 13-under the management of the 41st separate mechanized brigade.</text:p>
      <text:p text:style-name="P4">
Since February 2022, NAVI, together with partners, handed over 320 vehicles to the Ukrainian military. Also, "born to win" to the supporting tournament to support Ukraine Born to be Brave, during which $ 500 thousand was harvested for the purchase of medical equipment for Ukrainian doctors.</text:p>
      <text:p text:style-name="P4">
<text:span text:style-name="T4">
 Read also: </text:span>
 <text:a xlink:type="simple" xlink:href="https://www.ukrinform.ua/rubric-sports/3697141-iem-rio-2023-navi-peremogli-themongolz.html" text:style-name="Internet_20_link" text:visited-style-name="Visited_20_Internet_20_Link">
<text:span text:style-name="T4">
 navi </text:span>
</text:a>
As reported by Ukrinform, in January Natus Vincere received a special trophy fromunited24 for the assistance and support of Ukraine.</text:p>
      <text:p text:style-name="P4">
Photo: twitter.com/natusvincere</text:p>
      <text:p text:style-name="P4">
News Source: <text:a xlink:type="simple" xlink:href="https://www.ukrinform.ua/rubric-sports/3701768-navi-razom-z-rozrobnikami-stalker-pridbali-100-avtivok-na-potrebi-zsu.html" text:style-name="Internet_20_link" text:visited-style-name="Visited_20_Internet_20_Link">
https://www.ukrinform.ua/rubric-sports/3701768-navi-razom-z-rozrobnikami-stalker-pridbali-100-avtivok-na-potrebi-zsu.html</text:a>
</text:p>
      <!--NEWS-->
      <text:h text:style-name="P10" text:outline-level="1">
<text:span text:style-name="T4">
Cooling is going to Ukraine - where to expect frost</text:span>
</text:h>
      <text:p text:style-name="P4">
Authors: Ukrinform (Person)</text:p>
      <text:p text:style-name="P4">
Publisher: Укринформ (Organization)</text:p>
      <text:p text:style-name="P4">
Published Time: 2023-04-27T23:08:00+03:00</text:p>
      <text:p text:style-name="P4">
Modified Time: 2023-04-27T23:08:00+03:00</text:p>
      <text:p text:style-name="P4">
Description: On Friday, April 28, short -term rains will be cloudy on the Left Bank with clearings, and in the day of thunderstorms in the afternoon; In the rest of the territory of Ukraine - changing cloudiness, without significant precipitation. - Ukrinform.</text:p>
      <text:p text:style-name="P4">
Images: ["<text:a xlink:type="simple" xlink:href="https://static.ukrinform.com/photos/2018_09/thumb_files/630_360_1538288920-3413.jpg" text:style-name="Internet_20_link" text:visited-style-name="Visited_20_Internet_20_Link">
630_360_15382...</text:a>
"]</text:p>
      <text:p text:style-name="P4">
Tags: ['Дощ', 'Погода', 'Прогноз', 'Заморозки', 'Регіони']</text:p>
      <text:p text:style-name="P4">
Type: Article</text:p>
      <!--METADATA-->
      <text:p text:style-name="P4">
<draw:frame draw:style-name="fr1" draw:name="Image316" text:anchor-type="as-char" svg:width="6.9236in" svg:height="3.956343in" draw:z-index="0">
<draw:image xlink:href="../Images/yкринформ/2023-04-27T23-08-00-03-00/630_360_1538288920-3413.jpg" xlink:type="simple" xlink:show="embed" xlink:actuate="onLoad" draw:mime-type="image/jpeg"/>
</draw:frame>
Pyatnytsia, April 28, on the Left Bank will be cloudy with clearings, there will be a long rain, in the afternoon of thunderstorms; In the rest of the territory of Ukraine - variable chemale, without significant rainfall.</text:p>
      <text:p text:style-name="P4">
Ukrinform was reported at the Ukrainian Hydrometeorological Center.</text:p>
      <text:p text:style-name="P4">
According to the forecasters, the wind is northwestern, northern, 7-12 m/C. temperature at night 2-7 °, in the east and southeast of the country 7-12 ° heat, the native areas-frosts in the air, Zhytomyr and Vinnytsia- donational soil 0-3 °; Temperature in the afternoon in Ukraine is 10-15 ° heat, in the eastholeblasts 16-21 °. On the highlands of the Carpathians - without significant rainfall; Temperature 0-5 ° frost, 3-8 ° heat in the afternoon.</text:p>
      <text:p text:style-name="P4">
In the capital region on April 28, changing cloudiness, without significant rainfall. The wind is northwest, 7-12 m/s. The temperature in Kiev at night is about 5 ° heat, in the afternoon 12-14 °; In the area at night 2-7 ° heat, in the afternoon 10-15 °.</text:p>
      <text:p text:style-name="P4">
<text:span text:style-name="T4">
 Read also: </text:span>
 [<text:span text:style-name="T4">
 Kiev </text:span>
 <text:span text:style-name="T4">
 </text:span>
 Night <text:span text:style-name="T4">
 </text:span>
 <text:span text:style-name="T4">
 expected </text:span>
 <text:span text:style-name="T4">
 Frozen </text:span>
(https://www.ukrinform.ua/rubric-kyiv/3701531-u-kievi-vnoci-ocikuutsa-zamorozki.html)On April 29-30, forecasters predict the changing cloudiness in Ukraine. In the eastern southeastern part-sometimes rain, on April 29, thunderstorms; April 29 at night 7-12 °, in the afternoon 13-18 °, on April 30 at night 3-8 ° heat, day 11-16 °. On the rest of the territory-without precipitation, only on April 30 in the western regions are small; Temperature at night 1-6 ° warm, in the northern, Vinnytsia, Cherkasy, Kirovograd(April 29 and in the western)regions in the air, in Poltava, Odessa and Mykolaiv regions on the soil surface of frost 0-5 °; temperature in the afternoon 11-16 ° heat. The wind of the northwest with the transition of the semi-east, 5-10 m/s, in the east and south of the country in places of gusts of 15-20m/s. On the highlands of the Carpathian(at night with wet snow); The temperature is 0-5 ° frost at night, 1-6 ° heat in the afternoon.</text:p>
      <text:p text:style-name="P4">
<text:span text:style-name="T4">
 Read also: </text:span>
 <text:a xlink:type="simple" xlink:href="https://www.ukrinform.ua/rubric-economy/3699931-v-ukraini-cerez-silni-j-zatazni-dosi-zatrimuetsa-posivna.html" text:style-name="Internet_20_link" text:visited-style-name="Visited_20_Internet_20_Link">
<text:span text:style-name="T4">
 Ukraine </text:span>
 <text:span text:style-name="T4">
 </text:span>
 Through <text:span text:style-name="T4">
 </text:span>
 Strong <text:span text:style-name="T4">
 </text:span>
 long <text:span text:style-name="T4">
 </text:span>
 <text:span text:style-name="T4">
 Rain </text:span>
<text:span text:style-name="T4">
 delayed </text:span>
 <text:span text:style-name="T4">
 </text:span>
 sowing **</text:a>
In Kiev and in the region April 29-30 is also changing cloudiness, without precipitation. Witter-west with a transition to northeast, 5-10 m/s. The temperature of the time: at night frosts 0-2 °, in the afternoon 14-16 ° heat. In the region: at night frosts 0-5 °, in the afternoon 11-16 ° heat.In the capital and in Kyiv region on May 1-2 without precipitation. Temperature in Kiev: at night4-6 ° heat, in the afternoon 17-19 °. In the region: at night 2-7 ° heat, on the surface of the soil of the zamorosis 0-3 °, in the afternoon 15-20 ° heat.</text:p>
      <text:p text:style-name="P4">
News Source: <text:a xlink:type="simple" xlink:href="https://www.ukrinform.ua/rubric-regions/3701645-v-ukrainu-jde-poholodanna-de-ocikuvati-zamorozkiv.html" text:style-name="Internet_20_link" text:visited-style-name="Visited_20_Internet_20_Link">
https://www.ukrinform.ua/rubric-regions/3701645-v-ukrainu-jde-poholodanna-de-ocikuvati-zamorozkiv.html</text:a>
</text:p>
      <!--NEWS-->
      <text:h text:style-name="P10" text:outline-level="1">
<text:span text:style-name="T4">
Simon Furcade will lead France's male team from biathlon</text:span>
</text:h>
      <text:p text:style-name="P4">
Authors: Ukrinform (Person)</text:p>
      <text:p text:style-name="P4">
Publisher: Укринформ (Organization)</text:p>
      <text:p text:style-name="P4">
Published Time: 2023-04-27T23:23:36+03:00</text:p>
      <text:p text:style-name="P4">
Modified Time: 2023-04-27T23:23:36+03:00</text:p>
      <text:p text:style-name="P4">
Description: Before that, Furcade was a junior team coach for four years. - Ukrinform.</text:p>
      <text:p text:style-name="P4">
Images: ["<text:a xlink:type="simple" xlink:href="https://static.ukrinform.com/photos/2023_04/thumb_files/630_360_1682626889-582.jpg" text:style-name="Internet_20_link" text:visited-style-name="Visited_20_Internet_20_Link">
630_360_16826...</text:a>
"]</text:p>
      <text:p text:style-name="P4">
Tags: ['Біатлон']</text:p>
      <text:p text:style-name="P4">
Type: Article</text:p>
      <!--METADATA-->
      <text:p text:style-name="P4">
<draw:frame draw:style-name="fr1" draw:name="Image317" text:anchor-type="as-char" svg:width="6.9236in" svg:height="3.956343in" draw:z-index="0">
<draw:image xlink:href="../Images/yкринформ/2023-04-27T23-23-36-03-00/630_360_1682626889-582.jpg" xlink:type="simple" xlink:show="embed" xlink:actuate="onLoad" draw:mime-type="image/jpeg"/>
</draw:frame>
To this Furcade, he was a junior team coach for four years.</text:p>
      <text:p text:style-name="P4">
Exbiathlete Simon Furcade will become a coach of the male national team of France, <text:a xlink:type="simple" xlink:href="https://www.ledauphine.com/skichrono/2023/04/27/simon-fourcade-nouvel-entraineur-de-l-equipe-de-france-hommes" text:style-name="Internet_20_link" text:visited-style-name="Visited_20_Internet_20_Link">
</text:a>
Le dauphine, reports Ukrinform.</text:p>
      <text:p text:style-name="P4">
39-year-old Simon will replace the former Vincent Wittosis team and Patricafauri, who started working with the team after the 2018 Winter Olympics. Under their community, Marten Furcad, Centen Fion-Muya and Emilien Jacquenne became the world.</text:p>
      <text:p text:style-name="P4">
The Olympic Jean Pierram Champion will also work with Simon. For the last three seasons, he has trained China's national team.</text:p>
      <text:p text:style-name="P4">
Furcade started his professional career in 2004. In his account, 9 medals of the World Cup are 7 silver and 2 bronze.</text:p>
      <text:p text:style-name="P4">
<text:span text:style-name="T4">
 Read also: </text:span>
 <text:a xlink:type="simple" xlink:href="https://www.ukrinform.ua/rubric-sports/3694935-stali-vidomi-skladi-zbirnih-ukraini-z-biatlonu-na-nastupnij-sezon.html" text:style-name="Internet_20_link" text:visited-style-name="Visited_20_Internet_20_Link">
<text:span text:style-name="T4">
 biathlon </text:span>
</text:a>
As reported by Ukrinform, the President of the Federation of Biathlon of Ukraine Ivan Krulconasic team warehouses for the next season.</text:p>
      <text:p text:style-name="P4">
Photo: Getty Image</text:p>
      <text:p text:style-name="P4">
News Source: <text:a xlink:type="simple" xlink:href="https://www.ukrinform.ua/rubric-sports/3701770-simon-furkad-ocolit-colovicu-zbirnu-francii-z-biatlonu.html" text:style-name="Internet_20_link" text:visited-style-name="Visited_20_Internet_20_Link">
https://www.ukrinform.ua/rubric-sports/3701770-simon-furkad-ocolit-colovicu-zbirnu-francii-z-biatlonu.html</text:a>
</text:p>
      <!--NEWS-->
      <text:h text:style-name="P10" text:outline-level="1">
<text:span text:style-name="T4">
Kuleba had a conversation with Borrel: Talked about weapons and ammunition for Ukraine</text:span>
</text:h>
      <text:p text:style-name="P4">
Authors: Ukrinform (Person)</text:p>
      <text:p text:style-name="P4">
Publisher: Укринформ (Organization)</text:p>
      <text:p text:style-name="P4">
Published Time: 2023-04-27T23:31:00+03:00</text:p>
      <text:p text:style-name="P4">
Modified Time: 2023-04-27T23:31:00+03:00</text:p>
      <text:p text:style-name="P4">
Description: Foreign Minister of Ukraine Dmytro Kuleba and high EU representative Josep Borrel discussed the supply of weapons to Ukraine, as well as recent contacts of Kyiv and Brussels with Beijing. - Ukrinform.</text:p>
      <text:p text:style-name="P4">
Images: ["<text:a xlink:type="simple" xlink:href="https://static.ukrinform.com/photos/2021_08/thumb_files/630_360_1629273232-483.jpg" text:style-name="Internet_20_link" text:visited-style-name="Visited_20_Internet_20_Link">
630_360_16292...</text:a>
"]</text:p>
      <text:p text:style-name="P4">
Tags: ['Євросоюз', 'Китай', 'Дмитро Кулеба', 'Зброя', 'Боррель']</text:p>
      <text:p text:style-name="P4">
Type: Article</text:p>
      <!--METADATA-->
      <text:p text:style-name="P4">
<draw:frame draw:style-name="fr1" draw:name="Image318" text:anchor-type="as-char" svg:width="6.9236in" svg:height="3.956343in" draw:z-index="0">
<draw:image xlink:href="../Images/yкринформ/2023-04-27T23-31-00-03-00/630_360_1629273232-483.jpg" xlink:type="simple" xlink:show="embed" xlink:actuate="onLoad" draw:mime-type="image/jpeg"/>
</draw:frame>
The Minister of Law of Ukraine Dmytro Kuleba and the high representative of the EU Josepborrell discussed the supply of weapons to Ukraine, as well as recent contacts and Brussels with Beijing.</text:p>
      <text:p text:style-name="P4">
According to Ukrinform correspondent, Kuleba reported this in <text:a xlink:type="simple" xlink:href="http://twitter.com/DmytroKuleba/status/1651640624016158720" text:style-name="Internet_20_link" text:visited-style-name="Visited_20_Internet_20_Link">
</text:a>
.</text:p>
      <text:p text:style-name="P4">
"During the telephone conversation, he discussed recent contacts of Ukraine and the EU with China with Josep Borrel, as well as ways to deepen relations with the Latin American countries," the minister wrote.</text:p>
      <text:p text:style-name="P4">
The Foreign Minister added that he also asked for a high EU representative “to call the EU states to accelerate supply <text:a xlink:type="simple" xlink:href="https://www.ukrinform.ua/tag-zbroa" text:style-name="Internet_20_link" text:visited-style-name="Visited_20_Internet_20_Link">
</text:a>
and ammunition to Ukraine. ”</text:p>
      <text:p text:style-name="P4">
<text:span text:style-name="T4">
 Read also: </text:span>
 <text:a xlink:type="simple" xlink:href="https://www.ukrinform.ua/rubric-world/3699843-boepripasi-dla-ukraini-borrel-kaze-so-ministri-es-sukatimut-svidkij-kompromis.html" text:style-name="Internet_20_link" text:visited-style-name="Visited_20_Internet_20_Link">
<text:span text:style-name="T4">
 Borrel </text:span>
</text:a>
As reported by Ukrinform, on April 26, Volodymyr Zelenskyy had an hourly conversation with the head of the PRC, the China Czinpin.</text:p>
      <text:p text:style-name="P4">
The leaders discussed the whole set of topical issues of bilateral relations. The individual attention was paid to ways of possible interaction in order to establish a fair and sustainable peace for Ukraine.</text:p>
      <text:p text:style-name="P4">
<text:span text:style-name="T5">
Foto: Dmytro Kuleba, Facebook</text:span>
</text:p>
      <text:p text:style-name="P4">
News Source: <text:a xlink:type="simple" xlink:href="https://www.ukrinform.ua/rubric-polytics/3701771-zbroa-ta-boepripasi-dla-ukraini-kuleba-proviv-rozmovu-z-borrelem.html" text:style-name="Internet_20_link" text:visited-style-name="Visited_20_Internet_20_Link">
https://www.ukrinform.ua/rubric-polytics/3701771-zbroa-ta-boepripasi-dla-ukraini-kuleba-proviv-rozmovu-z-borrelem.html</text:a>
</text:p>
      <!--NEWS-->
      <text:h text:style-name="P10" text:outline-level="1">
<text:span text:style-name="T4">
The enemy fired at nine communities of Sumy region for a day, a total of more than 130 “arrivals”</text:span>
</text:h>
      <text:p text:style-name="P4">
Authors: Ukrinform (Person)</text:p>
      <text:p text:style-name="P4">
Publisher: Укринформ (Organization)</text:p>
      <text:p text:style-name="P4">
Published Time: 2023-04-27T23:50:00+03:00</text:p>
      <text:p text:style-name="P4">
Modified Time: 2023-04-27T23:50:00+03:00</text:p>
      <text:p text:style-name="P4">
Description: During the day, Russian aggressors fired at nine territorial communities of Sumy region - the enemy beat mortars, artillery, grenade launchers, and also launched rockets from helicopters. - Ukrinform.</text:p>
      <text:p text:style-name="P4">
Images: ["<text:a xlink:type="simple" xlink:href="https://static.ukrinform.com/photos/2019_11/thumb_files/630_360_1574102935-316.jpg" text:style-name="Internet_20_link" text:visited-style-name="Visited_20_Internet_20_Link">
630_360_15741...</text:a>
"]</text:p>
      <text:p text:style-name="P4">
Tags: None</text:p>
      <text:p text:style-name="P4">
Type: Article</text:p>
      <!--METADATA-->
      <text:p text:style-name="P4">
<draw:frame draw:style-name="fr1" draw:name="Image319" text:anchor-type="as-char" svg:width="6.9236in" svg:height="3.956343in" draw:z-index="0">
<draw:image xlink:href="../Images/yкринформ/2023-04-27T23-50-00-03-00/630_360_1574102935-316.jpg" xlink:type="simple" xlink:show="embed" xlink:actuate="onLoad" draw:mime-type="image/jpeg"/>
</draw:frame>
During the day, Russian aggressors fired at nine territorial communities of the Sumy region - the enemy beat mortars, artillery, grenade launchers, as well as produced helicopter missiles.</text:p>
      <text:p text:style-name="P4">
Sumy Ova reports in <text:a xlink:type="simple" xlink:href="https://www.facebook.com/sumska.oda/" text:style-name="Internet_20_link" text:visited-style-name="Visited_20_Internet_20_Link">
</text:a>
, reports Ukrinform.</text:p>
      <text:p text:style-name="P4">
“During the day, the Russians carried out 27 shelling of border communities. The shells of Sredi-Budsk, Znob-Novgorod, Esman, Shalyginsk, SVESSKA, Belopilsk, Yunakovskaya, Khotinsk and Miropilskaya territorial communities ”were fired,” she has been reported.</text:p>
      <text:p text:style-name="P4">
In total, more than 130 "arrivals" from mortars, artillery, grenade launchers, as well as launchers from the territory of the Russian Federation were recorded.</text:p>
      <text:p text:style-name="P4">
In the middle-and-Buda community, aggressors have released 22 mines. Also from the territory of the RFZ helicopter was launched four rockets in the city of Mid-Buda.</text:p>
      <text:p text:style-name="P4">
The Esman community contained 23 "arrivals" from mortars, five - the artillery. The enemy from the helicopter also launched one rocket. Three residential buildings were damaged as a result of the shelling.</text:p>
      <text:p text:style-name="P4">
<text:span text:style-name="T4">
 Read also: </text:span>
 <text:a xlink:type="simple" xlink:href="https://www.ukrinform.ua/rubric-ato/3701243-rosiani-za-den-obstrilali-pat-gromad-sumsini-dvoe-ludej-poraneni.html" text:style-name="Internet_20_link" text:visited-style-name="Visited_20_Internet_20_Link">
<text:span text:style-name="T4">
 Sumshchyn </text:span>
</text:a>
The ZNOB-Novgorod community has undergone a mortar shelling-nine explosions, and five shots from the AGS were also recorded. In addition, three rockets were made from the helicopter.</text:p>
      <text:p text:style-name="P4">
Three mines were thrown into the territory of the Shalyginsky community.</text:p>
      <text:p text:style-name="P4">
Four explosions have been recorded in the Svet Community due to mortar shelling.</text:p>
      <text:p text:style-name="P4">
In the Belopil community - 31 "arrivals" from mortars and four - from the barrel artillery.</text:p>
      <text:p text:style-name="P4">
Artillery <text:a xlink:type="simple" xlink:href="https://www.ukrinform.ua/tag-obstril" text:style-name="Internet_20_link" text:visited-style-name="Visited_20_Internet_20_Link">
</text:a>
She suffered a young man - six explosions.</text:p>
      <text:p text:style-name="P4">
<text:span text:style-name="T4">
 Read also: </text:span>
 <text:a xlink:type="simple" xlink:href="https://www.ukrinform.ua/rubric-ato/3700710-rosiani-za-den-obstrilali-cotiri-gromadi-sumsini-e-rujnuvanna.html" text:style-name="Internet_20_link" text:visited-style-name="Visited_20_Internet_20_Link">
<text:span text:style-name="T4">
 Sumshchyn </text:span>
</text:a>
Similarly, from artillery, the Russians were beat in the Hotin community, four "arrivals" were recorded.</text:p>
      <text:p text:style-name="P4">
The Miropil community was under Artbut(Five explosions), Also, there are four mines.</text:p>
      <text:p text:style-name="P4">
It was reported that in the afternoon nine times fired the border of the Chernihiv and Sumy regions in the afternoon - from mortars, artillery with a helicopter.</text:p>
      <text:p text:style-name="P4">
News Source: <text:a xlink:type="simple" xlink:href="https://www.ukrinform.ua/rubric-ato/3701772-vorog-za-den-obstrilav-devat-gromad-sumsini-zagalom-ponad-130-prilotiv.html" text:style-name="Internet_20_link" text:visited-style-name="Visited_20_Internet_20_Link">
https://www.ukrinform.ua/rubric-ato/3701772-vorog-za-den-obstrilav-devat-gromad-sumsini-zagalom-ponad-130-prilotiv.html</text:a>
</text:p>
      <!--NEWS-->
      <text:h text:style-name="P10" text:outline-level="1">
<text:span text:style-name="T4">
CPD told about fakes that accompany the Chernobyl disaster</text:span>
</text:h>
      <text:p text:style-name="P4">
Author: ['АРМІЯINFORM']</text:p>
      <text:p text:style-name="P4">
Time: 2023-04-27T24:00:00-04:00</text:p>
      <text:p text:style-name="P4">
Description: Tsyogo Day 37 Rock -up of the Netrashnish nuclear atomone catastrophe in Istorye peopl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2972974_252862420525503_6979509407163298614_n.jpg" text:style-name="Internet_20_link" text:visited-style-name="Visited_20_Internet_20_Link">
342972974_252862420525503_6979509407163298614_n.jpg</text:a>
', '<text:a xlink:type="simple" xlink:href="https://armyinform.com.ua/wp-content/uploads/2023/04/343162437_631182725045307_7508763460750186479_n-150x150.jpg" text:style-name="Internet_20_link" text:visited-style-name="Visited_20_Internet_20_Link">
343162437_631182725045307_7508763460750186479_n-150x150.jpg</text:a>
', '<text:a xlink:type="simple" xlink:href="https://armyinform.com.ua/wp-content/uploads/2023/04/343218505_641233927827854_3741724753695784625_n-150x150.jpg" text:style-name="Internet_20_link" text:visited-style-name="Visited_20_Internet_20_Link">
343218505_641233927827854_3741724753695784625_n-150x150.jpg</text:a>
', '<text:a xlink:type="simple" xlink:href="https://armyinform.com.ua/wp-content/uploads/2023/04/343329362_1177838492896588_4048085732838367700_n-150x150.jpg" text:style-name="Internet_20_link" text:visited-style-name="Visited_20_Internet_20_Link">
343329362_1177838492896588_4048085732838367700_n-150x150.jpg</text:a>
', '<text:a xlink:type="simple" xlink:href="https://armyinform.com.ua/wp-content/uploads/2023/04/343416098_1259804278075448_4144425490901376013_n-150x150.jpg" text:style-name="Internet_20_link" text:visited-style-name="Visited_20_Internet_20_Link">
343416098_1259804278075448_4144425490901376013_n-150x150.jpg</text:a>
', '<text:a xlink:type="simple" xlink:href="https://armyinform.com.ua/wp-content/uploads/2023/04/343439345_965825827879850_4883353595896439523_n-150x150.jpg" text:style-name="Internet_20_link" text:visited-style-name="Visited_20_Internet_20_Link">
343439345_965825827879850_4883353595896439523_n-150x150.jpg</text:a>
', '<text:a xlink:type="simple" xlink:href="https://armyinform.com.ua/wp-content/uploads/2023/04/343455059_960132631829992_5953701693967899758_n-150x150.jpg" text:style-name="Internet_20_link" text:visited-style-name="Visited_20_Internet_20_Link">
343455059_960132631829992_5953701693967899758_n-150x150.jpg</text:a>
', '<text:a xlink:type="simple" xlink:href="https://armyinform.com.ua/wp-content/uploads/2023/04/343596472_133119013074374_1512020726832609904_n-150x150.jpg" text:style-name="Internet_20_link" text:visited-style-name="Visited_20_Internet_20_Link">
343596472_133119013074374_1512020726832609904_n-150x150.jpg</text:a>
', '<text:a xlink:type="simple" xlink:href="https://armyinform.com.ua/wp-content/uploads/2023/04/343628692_464506819197973_7623306563269949886_n-150x150.jpg" text:style-name="Internet_20_link" text:visited-style-name="Visited_20_Internet_20_Link">
343628692_464506819197973_7623306563269949886_n-150x150.jpg</text:a>
']</text:p>
      <text:p text:style-name="P4">
Tags: ['STOPRUSSIA', 'АГРЕСІЯ РФ', 'ЦПД РНБО']</text:p>
      <text:p text:style-name="P4">
Category: News</text:p>
      <!--METADATA-->
      <text:p text:style-name="P4">
<draw:frame draw:style-name="fr1" draw:name="Image320" text:anchor-type="as-char" svg:width="6.9236in" svg:height="6.9236in" draw:z-index="0">
<draw:image xlink:href="../Images/AРМІЯINFORM/2023-04-27T24-00-00-04-00/342972974_252862420525503_6979509407163298614_n.jpg" xlink:type="simple" xlink:show="embed" xlink:actuate="onLoad" draw:mime-type="image/jpeg"/>
</draw:frame>
On this day, 37 years ago, the most terrible nuclear disaster was the Chernobyl NPP accident. However, the Chernobyl disaster is not only a reactor saul, but also a long plume of misinformation, fakes and silence.</text:p>
      <text:p text:style-name="P4">
About fakes that have been accompanied by the Chernobyl disaster for almost forty years, read in <text:a xlink:type="simple" xlink:href="https://www.facebook.com/protydiyadezinformatsiyi.cpd/posts/pfbid05cADEB1VT4eTvVvbXJhZkufraJ7ANZFEKtaaNfNuZ8GhcEW6q37sSwZhBFhhV8qnl" text:style-name="Internet_20_link" text:visited-style-name="Visited_20_Internet_20_Link">
infographic</text:a>
Center for Combating Misinformation Damed the Chernobyl Accidents:</text:p>
      <text:p text:style-name="P4">
<text:a xlink:type="simple" xlink:href="https://armyinform.com.ua/wp-content/uploads/2023/04/343162437_631182725045307_7508763460750186479_n.jpg" text:style-name="Internet_20_link" text:visited-style-name="Visited_20_Internet_20_Link">
!(Images/AРМІЯINFORM/2023-04-27T24-00-00-04-00/343162437_631182725045307_7508763460750186479_n-150x150.jpg)</text:a>
</text:p>
      <text:p text:style-name="P4">
<text:a xlink:type="simple" xlink:href="https://armyinform.com.ua/wp-content/uploads/2023/04/343218505_641233927827854_3741724753695784625_n.jpg" text:style-name="Internet_20_link" text:visited-style-name="Visited_20_Internet_20_Link">
<draw:frame draw:style-name="fr1" draw:name="Image321" text:anchor-type="as-char" svg:width="6.9236in" svg:height="6.9236in" draw:z-index="0">
<draw:image xlink:href="../Images/AРМІЯINFORM/2023-04-27T24-00-00-04-00/343218505_641233927827854_3741724753695784625_n-150x150.jpg" xlink:type="simple" xlink:show="embed" xlink:actuate="onLoad" draw:mime-type="image/jpeg"/>
</draw:frame>
</text:a>
</text:p>
      <text:p text:style-name="P4">
<text:a xlink:type="simple" xlink:href="https://armyinform.com.ua/wp-content/uploads/2023/04/343329362_1177838492896588_4048085732838367700_n.jpg" text:style-name="Internet_20_link" text:visited-style-name="Visited_20_Internet_20_Link">
<draw:frame draw:style-name="fr1" draw:name="Image322" text:anchor-type="as-char" svg:width="6.9236in" svg:height="6.9236in" draw:z-index="0">
<draw:image xlink:href="../Images/AРМІЯINFORM/2023-04-27T24-00-00-04-00/343329362_1177838492896588_4048085732838367700_n-150x150.jpg" xlink:type="simple" xlink:show="embed" xlink:actuate="onLoad" draw:mime-type="image/jpeg"/>
</draw:frame>
</text:a>
</text:p>
      <text:p text:style-name="P4">
<text:a xlink:type="simple" xlink:href="https://armyinform.com.ua/wp-content/uploads/2023/04/343416098_1259804278075448_4144425490901376013_n.jpg" text:style-name="Internet_20_link" text:visited-style-name="Visited_20_Internet_20_Link">
<draw:frame draw:style-name="fr1" draw:name="Image323" text:anchor-type="as-char" svg:width="6.9236in" svg:height="6.9236in" draw:z-index="0">
<draw:image xlink:href="../Images/AРМІЯINFORM/2023-04-27T24-00-00-04-00/343416098_1259804278075448_4144425490901376013_n-150x150.jpg" xlink:type="simple" xlink:show="embed" xlink:actuate="onLoad" draw:mime-type="image/jpeg"/>
</draw:frame>
</text:a>
</text:p>
      <text:p text:style-name="P4">
<text:a xlink:type="simple" xlink:href="https://armyinform.com.ua/wp-content/uploads/2023/04/343439345_965825827879850_4883353595896439523_n.jpg" text:style-name="Internet_20_link" text:visited-style-name="Visited_20_Internet_20_Link">
<draw:frame draw:style-name="fr1" draw:name="Image324" text:anchor-type="as-char" svg:width="6.9236in" svg:height="6.9236in" draw:z-index="0">
<draw:image xlink:href="../Images/AРМІЯINFORM/2023-04-27T24-00-00-04-00/343439345_965825827879850_4883353595896439523_n-150x150.jpg" xlink:type="simple" xlink:show="embed" xlink:actuate="onLoad" draw:mime-type="image/jpeg"/>
</draw:frame>
</text:a>
</text:p>
      <text:p text:style-name="P4">
<text:a xlink:type="simple" xlink:href="https://armyinform.com.ua/wp-content/uploads/2023/04/343455059_960132631829992_5953701693967899758_n.jpg" text:style-name="Internet_20_link" text:visited-style-name="Visited_20_Internet_20_Link">
<draw:frame draw:style-name="fr1" draw:name="Image325" text:anchor-type="as-char" svg:width="6.9236in" svg:height="6.9236in" draw:z-index="0">
<draw:image xlink:href="../Images/AРМІЯINFORM/2023-04-27T24-00-00-04-00/343455059_960132631829992_5953701693967899758_n-150x150.jpg" xlink:type="simple" xlink:show="embed" xlink:actuate="onLoad" draw:mime-type="image/jpeg"/>
</draw:frame>
</text:a>
</text:p>
      <text:p text:style-name="P4">
<text:a xlink:type="simple" xlink:href="https://armyinform.com.ua/wp-content/uploads/2023/04/343596472_133119013074374_1512020726832609904_n.jpg" text:style-name="Internet_20_link" text:visited-style-name="Visited_20_Internet_20_Link">
<draw:frame draw:style-name="fr1" draw:name="Image326" text:anchor-type="as-char" svg:width="6.9236in" svg:height="6.9236in" draw:z-index="0">
<draw:image xlink:href="../Images/AРМІЯINFORM/2023-04-27T24-00-00-04-00/343596472_133119013074374_1512020726832609904_n-150x150.jpg" xlink:type="simple" xlink:show="embed" xlink:actuate="onLoad" draw:mime-type="image/jpeg"/>
</draw:frame>
</text:a>
</text:p>
      <text:p text:style-name="P4">
<text:a xlink:type="simple" xlink:href="https://armyinform.com.ua/wp-content/uploads/2023/04/343628692_464506819197973_7623306563269949886_n.jpg" text:style-name="Internet_20_link" text:visited-style-name="Visited_20_Internet_20_Link">
<draw:frame draw:style-name="fr1" draw:name="Image327" text:anchor-type="as-char" svg:width="6.9236in" svg:height="6.9236in" draw:z-index="0">
<draw:image xlink:href="../Images/AРМІЯINFORM/2023-04-27T24-00-00-04-00/343628692_464506819197973_7623306563269949886_n-150x150.jpg" xlink:type="simple" xlink:show="embed" xlink:actuate="onLoad" draw:mime-type="image/jpeg"/>
</draw:frame>
</text:a>
</text:p>
      <text:p text:style-name="P4">
News Source: <text:a xlink:type="simple" xlink:href="https://armyinform.com.ua/2023/04/27/czpd-rozpoviv-pro-fejky-yaki-suprovodzhuyut-chornobylsku-katastrofu/" text:style-name="Internet_20_link" text:visited-style-name="Visited_20_Internet_20_Link">
https://armyinform.com.ua/2023/04/27/czpd-rozpoviv-pro-fejky-yaki-suprovodzhuyut-chornobylsku-katastrofu/</text:a>
</text:p>
      <!--NEWS-->
      <text:h text:style-name="P10" text:outline-level="1">
<text:span text:style-name="T4">
An online conference was held between the Chief of the Main Directorate of Missile Troops and Artillery and cadets of Ternopil College</text:span>
</text:h>
      <text:p text:style-name="P4">
Author: ['АРМІЯINFORM']</text:p>
      <text:p text:style-name="P4">
Time: 2023-04-27T25:00:00-04:00</text:p>
      <text:p text:style-name="P4">
Description: About CELLEMEL, at Facebook, a rocket launcher, artillery ZSU. “WIDED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342898038_3508276482783780_5056738533034445985_n.jpg" text:style-name="Internet_20_link" text:visited-style-name="Visited_20_Internet_20_Link">
342898038_3508276482783780_5056738533034445985_n.jpg</text:a>
']</text:p>
      <text:p text:style-name="P4">
Tags: ['СЕРГІЙ БАРАНОВ', 'ТЕРНОПІЛЬ']</text:p>
      <text:p text:style-name="P4">
Category: News</text:p>
      <!--METADATA-->
      <text:p text:style-name="P4">
<draw:frame draw:style-name="fr1" draw:name="Image328" text:anchor-type="as-char" svg:width="6.9236in" svg:height="4.765745in" draw:z-index="0">
<draw:image xlink:href="../Images/AРМІЯINFORM/2023-04-27T25-00-00-04-00/342898038_3508276482783780_5056738533034445985_n.jpg" xlink:type="simple" xlink:show="embed" xlink:actuate="onLoad" draw:mime-type="image/jpeg"/>
</draw:frame>
About it <text:a xlink:type="simple" xlink:href="https://www.facebook.com/rvia.ua.army/posts/pfbid02A98sYyWdXukRzxa9uH64DXYoVEaJYAMmkUT262XaUzassx7do6UZhny3UrkyXdvBl" text:style-name="Internet_20_link" text:visited-style-name="Visited_20_Internet_20_Link">
reports</text:a>
Facebook page of missile troops and artillery of the Armed Forces.</text:p>
      <text:p text:style-name="P4">
“The first online videoconference took place in the framework of the Project“ We believe!We can!Win!”(Dialogue with youth)Between the Chief of the Main Directorate of the Rapeckets and Artillery and the Unmanned Systems of the General Staff of Armed Siline Colonel Sergei Baranov and students/cadets of Ternopil Professional College with enhanced military and physical training(M. Zarage)», - the message reads.</text:p>
      <text:p text:style-name="P4">
Students/cadets of Ternopil College had the opportunity to communicate with a slightly colonel, to find out:</text:p>
      <text:p text:style-name="P4">
Why Ukrainian artillerymen today are the best in the world</text:p>
      <text:p text:style-name="P4">
As most of the latest modern artillery systems, which are weaponed in the leading countries of the world, are mastered, and expertly considering them, despite the enemy's firing</text:p>
      <text:p text:style-name="P4">
As older weapons are upgraded and used.</text:p>
      <text:p text:style-name="P4">
The state -of -the -art samples of domestic and foreign arms and artillery and unmanned systems were considered in detail.</text:p>
      <text:p text:style-name="P4">
“According to statistics, up to 80 percent of the enemy's loss in combat equipment and live power is in our account. The Western partners of Ukraine even claim that the so -called Killnet or the "net of the death of the Armed Forces", - said Colonel Sergiy Baranov.</text:p>
      <text:p text:style-name="P4">
Project "We believe!We can!Let's win!”(Dialogue with youth)It is started for the communication and consolidation of our society with the involvement of youth, not only the educational goal, but also the opportunity to obtain the necessary information about the war, the course of events and is a powerful motivational tool for the development of national-patriotic consciousness and dignity in specialized and higher education institutions and higher education institutions.</text:p>
      <text:p text:style-name="P4">
News Source: <text:a xlink:type="simple" xlink:href="https://armyinform.com.ua/2023/04/27/nachalnyk-golovnogo-upravlinnya-raketnyh-vijsk-i-artyleriyi-pospilkuvavsya-z-kursantamy-ternopilskogo-koledzhu/" text:style-name="Internet_20_link" text:visited-style-name="Visited_20_Internet_20_Link">
https://armyinform.com.ua/2023/04/27/nachalnyk-golovnogo-upravlinnya-raketnyh-vijsk-i-artyleriyi-pospilkuvavsya-z-kursantamy-ternopilskogo-koledzhu/</text:a>
</text:p>
      <!--NEWS-->
      <text:h text:style-name="P10" text:outline-level="1">
<text:span text:style-name="T4">
The State Security Service has resumed three more bridge facilities in the de -mentioned territories</text:span>
</text:h>
      <text:p text:style-name="P4">
Author: ['АРМІЯINFORM']</text:p>
      <text:p text:style-name="P4">
Time: 2023-04-27T26:00:00-04:00</text:p>
      <text:p text:style-name="P4">
Description: About the chief of the derivatives, the sovereign is special for transporting transport at their Storinzi at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343426739_165700826434572_7743951159271326579_n.jpg" text:style-name="Internet_20_link" text:visited-style-name="Visited_20_Internet_20_Link">
343426739_165700826434572_7743951159271326579_n.jpg</text:a>
', '<text:a xlink:type="simple" xlink:href="https://armyinform.com.ua/wp-content/uploads/2023/04/343309150_1422209371859699_8341396534782639043_n-150x150.jpg" text:style-name="Internet_20_link" text:visited-style-name="Visited_20_Internet_20_Link">
343309150_1422209371859699_8341396534782639043_n-150x150.jpg</text:a>
', '<text:a xlink:type="simple" xlink:href="https://armyinform.com.ua/wp-content/uploads/2023/04/343313579_178930415077819_8157763631666006115_n-150x150.jpg" text:style-name="Internet_20_link" text:visited-style-name="Visited_20_Internet_20_Link">
343313579_178930415077819_8157763631666006115_n-150x150.jpg</text:a>
', '<text:a xlink:type="simple" xlink:href="https://armyinform.com.ua/wp-content/uploads/2023/04/343407962_739796134355824_8903370185971580194_n-150x150.jpg" text:style-name="Internet_20_link" text:visited-style-name="Visited_20_Internet_20_Link">
343407962_739796134355824_8903370185971580194_n-150x150.jpg</text:a>
', '<text:a xlink:type="simple" xlink:href="https://armyinform.com.ua/wp-content/uploads/2023/04/343411189_1334015473847785_4742000659954170258_n-150x150.jpg" text:style-name="Internet_20_link" text:visited-style-name="Visited_20_Internet_20_Link">
343411189_1334015473847785_4742000659954170258_n-150x150.jpg</text:a>
', '<text:a xlink:type="simple" xlink:href="https://armyinform.com.ua/wp-content/uploads/2023/04/343071995_989311998908457_7566656019694841632_n-150x150.jpg" text:style-name="Internet_20_link" text:visited-style-name="Visited_20_Internet_20_Link">
343071995_989311998908457_7566656019694841632_n-150x150.jpg</text:a>
']</text:p>
      <text:p text:style-name="P4">
Tags: ['STOPRUSSIA', 'АГРЕСІЯ РФ', 'ВТОРГНЕННЯ РФ', 'ДЕРЖАВНА СПЕЦІАЛЬНА СЛУЖБА ТРАНСПОРТУ']</text:p>
      <text:p text:style-name="P4">
Category: News</text:p>
      <!--METADATA-->
      <text:p text:style-name="P4">
<draw:frame draw:style-name="fr1" draw:name="Image329" text:anchor-type="as-char" svg:width="6.9236in" svg:height="3.894525in" draw:z-index="0">
<draw:image xlink:href="../Images/AРМІЯINFORM/2023-04-27T26-00-00-04-00/343426739_165700826434572_7743951159271326579_n.jpg" xlink:type="simple" xlink:show="embed" xlink:actuate="onLoad" draw:mime-type="image/jpeg"/>
</draw:frame>
About it <text:a xlink:type="simple" xlink:href="https://www.facebook.com/uadsst" text:style-name="Internet_20_link" text:visited-style-name="Visited_20_Internet_20_Link">
reports</text:a>
State Special Transport Service on your Facebook page.</text:p>
      <text:p text:style-name="P4">
“Twasporas of the State Special Transport Service have been restored to the work of three more bridge facilities in the territories of the Mykolaiv and Kherson regions that connect communities, districts, regions, and the fate of people. One of the bridges is built capital, ”the testimony reads. .</text:p>
      <text:p text:style-name="P4">
It is noted that in the Nikolaev area the bridges of the State Support Service were restored by five -storey structures destroyed by Russian invaders.</text:p>
      <text:p text:style-name="P4">
<text:a xlink:type="simple" xlink:href="https://armyinform.com.ua/wp-content/uploads/2023/04/343309150_1422209371859699_8341396534782639043_n.jpg" text:style-name="Internet_20_link" text:visited-style-name="Visited_20_Internet_20_Link">
!(Images/AРМІЯINFORM/2023-04-27T26-00-00-04-00/343309150_1422209371859699_8341396534782639043_n-150x150.jpg)</text:a>
</text:p>
      <text:p text:style-name="P4">
<text:a xlink:type="simple" xlink:href="https://armyinform.com.ua/wp-content/uploads/2023/04/343313579_178930415077819_8157763631666006115_n.jpg" text:style-name="Internet_20_link" text:visited-style-name="Visited_20_Internet_20_Link">
<draw:frame draw:style-name="fr1" draw:name="Image330" text:anchor-type="as-char" svg:width="6.9236in" svg:height="6.9236in" draw:z-index="0">
<draw:image xlink:href="../Images/AРМІЯINFORM/2023-04-27T26-00-00-04-00/343313579_178930415077819_8157763631666006115_n-150x150.jpg" xlink:type="simple" xlink:show="embed" xlink:actuate="onLoad" draw:mime-type="image/jpeg"/>
</draw:frame>
</text:a>
</text:p>
      <text:p text:style-name="P4">
<text:a xlink:type="simple" xlink:href="https://armyinform.com.ua/wp-content/uploads/2023/04/343407962_739796134355824_8903370185971580194_n.jpg" text:style-name="Internet_20_link" text:visited-style-name="Visited_20_Internet_20_Link">
<draw:frame draw:style-name="fr1" draw:name="Image331" text:anchor-type="as-char" svg:width="6.9236in" svg:height="6.9236in" draw:z-index="0">
<draw:image xlink:href="../Images/AРМІЯINFORM/2023-04-27T26-00-00-04-00/343407962_739796134355824_8903370185971580194_n-150x150.jpg" xlink:type="simple" xlink:show="embed" xlink:actuate="onLoad" draw:mime-type="image/jpeg"/>
</draw:frame>
</text:a>
</text:p>
      <text:p text:style-name="P4">
<text:a xlink:type="simple" xlink:href="https://armyinform.com.ua/wp-content/uploads/2023/04/343411189_1334015473847785_4742000659954170258_n.jpg" text:style-name="Internet_20_link" text:visited-style-name="Visited_20_Internet_20_Link">
<draw:frame draw:style-name="fr1" draw:name="Image332" text:anchor-type="as-char" svg:width="6.9236in" svg:height="6.9236in" draw:z-index="0">
<draw:image xlink:href="../Images/AРМІЯINFORM/2023-04-27T26-00-00-04-00/343411189_1334015473847785_4742000659954170258_n-150x150.jpg" xlink:type="simple" xlink:show="embed" xlink:actuate="onLoad" draw:mime-type="image/jpeg"/>
</draw:frame>
</text:a>
</text:p>
      <text:p text:style-name="P4">
<text:a xlink:type="simple" xlink:href="https://armyinform.com.ua/wp-content/uploads/2023/04/343071995_989311998908457_7566656019694841632_n.jpg" text:style-name="Internet_20_link" text:visited-style-name="Visited_20_Internet_20_Link">
<draw:frame draw:style-name="fr1" draw:name="Image333" text:anchor-type="as-char" svg:width="6.9236in" svg:height="6.9236in" draw:z-index="0">
<draw:image xlink:href="../Images/AРМІЯINFORM/2023-04-27T26-00-00-04-00/343071995_989311998908457_7566656019694841632_n-150x150.jpg" xlink:type="simple" xlink:show="embed" xlink:actuate="onLoad" draw:mime-type="image/jpeg"/>
</draw:frame>
</text:a>
The other day the bridges were put into operation. The events were attended by the head of the State Support Service of Major General Bogdan Bondar, People's Deputation Sergey Kozir, Head of Kherson Regional Military Administration Oleksandr Proudin, Commander of the Operational Grouping of the Troops "Kherson" Brigaden Subsidnost, Mikhail Drapataty, Personnel.The personnel of the bridge -renovation unit involved in the embankment was encouraged by certificates and departmental honors.</text:p>
      <text:p text:style-name="P4">
News Source: <text:a xlink:type="simple" xlink:href="https://armyinform.com.ua/2023/04/27/derzhavna-speczialna-sluzhby-transportu-vidnovyla-ta-zapustyla-v-robotu-shhe-try-mostovyh-obyekty-na-deokupovanyh-terytoriyah/" text:style-name="Internet_20_link" text:visited-style-name="Visited_20_Internet_20_Link">
https://armyinform.com.ua/2023/04/27/derzhavna-speczialna-sluzhby-transportu-vidnovyla-ta-zapustyla-v-robotu-shhe-try-mostovyh-obyekty-na-deokupovanyh-terytoriyah/</text:a>
</text:p>
      <!--NEWS-->
      <text:h text:style-name="P10" text:outline-level="1">
<text:span text:style-name="T4">
The Ministry of Defense and the Ministry of Internal Affairs activate cooperation in the direction of language training</text:span>
</text:h>
      <text:p text:style-name="P4">
Author: ['АРМІЯINFORM']</text:p>
      <text:p text:style-name="P4">
Time: 2023-04-27T27:00:00-04:00</text:p>
      <text:p text:style-name="P4">
Description: 25 KVITRY FOR SECRIPENT Director of the Department of VIISKOVOVIT IS The Science of the Mini -Construction of Defens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3300211_1353972011834637_1303836264795176581_n.jpg" text:style-name="Internet_20_link" text:visited-style-name="Visited_20_Internet_20_Link">
343300211_1353972011834637_1303836264795176581_n.jpg</text:a>
', '<text:a xlink:type="simple" xlink:href="https://armyinform.com.ua/wp-content/uploads/2023/04/343294664_3513415405555709_1615387194576739661_n.jpg" text:style-name="Internet_20_link" text:visited-style-name="Visited_20_Internet_20_Link">
343294664_3513415405555709_1615387194576739661_n.jpg</text:a>
', '<text:a xlink:type="simple" xlink:href="https://armyinform.com.ua/wp-content/uploads/2023/04/343726788_1199520667424624_1363626420839290163_n-1.jpg" text:style-name="Internet_20_link" text:visited-style-name="Visited_20_Internet_20_Link">
343726788_1199520667424624_1363626420839290163_n-1.jpg</text:a>
']</text:p>
      <text:p text:style-name="P4">
Tags: ['STOPRUSSIA', 'АГРЕСІЯ РФ', 'ВТОРГНЕННЯ РФ', 'ДЕПАРТАМЕНТ ВІЙСЬКОВОЇ ОСВІТИ ТА НАУКИ МО УКРАЇНИ']</text:p>
      <text:p text:style-name="P4">
Category: News</text:p>
      <!--METADATA-->
      <text:p text:style-name="P4">
<draw:frame draw:style-name="fr1" draw:name="Image334" text:anchor-type="as-char" svg:width="6.9236in" svg:height="4.615733in" draw:z-index="0">
<draw:image xlink:href="../Images/AРМІЯINFORM/2023-04-27T27-00-00-04-00/343300211_1353972011834637_1303836264795176581_n.jpg" xlink:type="simple" xlink:show="embed" xlink:actuate="onLoad" draw:mime-type="image/jpeg"/>
</draw:frame>
On April 25, with the participation of the Director of the Department of Military Education and Defense Science of Ukraine Volodymyr Mirnenko, a working meeting was held by the depiction of the issues of improvement of language training in the system of the Ministry of Internal Affairs of Ukraine under the chairmanship of the State Secretary of the Ministry of Internal Affairs Inna Yashchuk.</text:p>
      <text:p text:style-name="P4">
About it <text:a xlink:type="simple" xlink:href="https://www.facebook.com/DepartmentMilitaryEducationScienceMOD.UA/posts/pfbid02NHS3FyoCbBkaa56RbSCGpU7kZ7XfkKtuNTjdkmbvQ437QrXQ48KDLZJBypgSQM38l" text:style-name="Internet_20_link" text:visited-style-name="Visited_20_Internet_20_Link">
reports</text:a>
Department of Military Education and Science of the Ministry of Defense of Ukraine.</text:p>
      <text:p text:style-name="P4">
<draw:frame draw:style-name="fr1" draw:name="Image335" text:anchor-type="as-char" svg:width="6.9236in" svg:height="4.690739in" draw:z-index="0">
<draw:image xlink:href="../Images/AРМІЯINFORM/2023-04-27T27-00-00-04-00/343294664_3513415405555709_1615387194576739661_n.jpg" xlink:type="simple" xlink:show="embed" xlink:actuate="onLoad" draw:mime-type="image/jpeg"/>
</draw:frame>
During the speech, Volodymyr Mirnenko shared the experience of the defense department for the development of normative documents that regulate the issues of language training of military specialists for the Armed Forces of Ukraine.</text:p>
      <ul>
        <li>
We are aware that qualitative language training is one of the important factors of sufficient interaction of the Armed Forces and other components of siloboron with the relevant structures of NATO member states. In 2021, the Ministry of Defense of Ukraine approved a road card improvement of language training in the Armed Forces of Ukraine(for 2021-2025), which outlines a clear pelvic trajectory of the movement from a gradual implementation of a number of specific measures of trimles to continuous study and maintaining knowledge of foreign languages of the Armed Forces of Ukraine, - Vladimir Mirnenko emphasized.</li>
      </ul>
      <text:p text:style-name="P4">
<draw:frame draw:style-name="fr1" draw:name="Image336" text:anchor-type="as-char" svg:width="6.9236in" svg:height="4.471492in" draw:z-index="0">
<draw:image xlink:href="../Images/AРМІЯINFORM/2023-04-27T27-00-00-04-00/343726788_1199520667424624_1363626420839290163_n-1.jpg" xlink:type="simple" xlink:show="embed" xlink:actuate="onLoad" draw:mime-type="image/jpeg"/>
</draw:frame>
According to him, in the face of war, our state demonstrates the high dynamics of the reform path to EU and NATO membership, in particular, this applies to the sphere of military education and preparation, so this transformational track is ready to support and comprehensively promote planned statements.</text:p>
      <text:p text:style-name="P4">
As a result of the discussion, the position of departments regarding the establishment of conscious cooperation between the institutions of education of the Ministry of Defense Taminister of Internal Affairs of Ukraine, including in the direction of language training of personnel, was agreed.</text:p>
      <text:p text:style-name="P4">
News Source: <text:a xlink:type="simple" xlink:href="https://armyinform.com.ua/2023/04/27/ministerstvo-oborony-ta-ministerstvo-vnutrishnih-sprav-ukrayiny-aktyvizuyut-spivpraczyu-za-napryamom-movnoyi-pidgotovky-personalu/" text:style-name="Internet_20_link" text:visited-style-name="Visited_20_Internet_20_Link">
https://armyinform.com.ua/2023/04/27/ministerstvo-oborony-ta-ministerstvo-vnutrishnih-sprav-ukrayiny-aktyvizuyut-spivpraczyu-za-napryamom-movnoyi-pidgotovky-personalu/</text:a>
</text:p>
      <!--NEWS-->
      <text:h text:style-name="P10" text:outline-level="1">
<text:span text:style-name="T4">
The Center for Combating Misinformation reported Roszma's main narrative for the past day</text:span>
</text:h>
      <text:p text:style-name="P4">
Author: ['АРМІЯINFORM']</text:p>
      <text:p text:style-name="P4">
Time: 2023-04-27T28:00:00-04:00</text:p>
      <text:p text:style-name="P4">
Description: The Center for the Wizin -Format at the RNBO of Ukrainian: the Basics of the Retrostan, ShO SOGOD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214620_907748687184183_4123620631016683104_n.jpg" text:style-name="Internet_20_link" text:visited-style-name="Visited_20_Internet_20_Link">
343214620_907748687184183_4123620631016683104_n.jpg</text:a>
']</text:p>
      <text:p text:style-name="P4">
Tags: ['STOPRUSSIA', 'АГРЕСІЯ РФ', 'ВТОРГНЕННЯ РФ', 'ЦЕНТР ПРОТИДІЇ ДЕЗІНФОРМАЦІЇ']</text:p>
      <text:p text:style-name="P4">
Category: News</text:p>
      <!--METADATA-->
      <text:p text:style-name="P4">
<draw:frame draw:style-name="fr1" draw:name="Image337" text:anchor-type="as-char" svg:width="6.9236in" svg:height="6.9236in" draw:z-index="0">
<draw:image xlink:href="../Images/AРМІЯINFORM/2023-04-27T28-00-00-04-00/343214620_907748687184183_4123620631016683104_n.jpg" xlink:type="simple" xlink:show="embed" xlink:actuate="onLoad" draw:mime-type="image/jpeg"/>
</draw:frame>
Center for Combating Misinformation at NSPO of Ukraine <text:a xlink:type="simple" xlink:href="https://www.facebook.com/protydiyadezinformatsiyi.cpd/posts/pfbid0PpmTrz51RhiznXFb97zM6Ju6d6GT6hEUFSEi6ZdqhJpSreAZWNgV8oCXSHwWxgXbl" text:style-name="Internet_20_link" text:visited-style-name="Visited_20_Internet_20_Link">
informs</text:a>
: The main narrative that is promoted by the Russian media today:</text:p>
      <text:p text:style-name="P4">
The State Duma deputy Gurulev stated that in Russia, it is time to introduce the concept of "enemular".</text:p>
      <text:p text:style-name="P4">
In his opinion, such measures will contribute to the discipline of society.</text:p>
      <text:p text:style-name="P4">
It is noted that in fact the intimidation of the Russians is the only active method of mobilization in the Russian Federation, so more and more Russian media are broadcasting similarly. In this way, the Russian authorities analyze the reaction of their population with sophisticated radical statements from Kremlin politicians and propagandists, which allows to increase dictatorship.</text:p>
      <text:p text:style-name="P4">
News Source: <text:a xlink:type="simple" xlink:href="https://armyinform.com.ua/2023/04/27/czentr-protydiyi-dezinformacziyi-povidomlyaye-pro-osnovnyj-naratyv-rosiyan-mynuloyi-doby-2/" text:style-name="Internet_20_link" text:visited-style-name="Visited_20_Internet_20_Link">
https://armyinform.com.ua/2023/04/27/czentr-protydiyi-dezinformacziyi-povidomlyaye-pro-osnovnyj-naratyv-rosiyan-mynuloyi-doby-2/</text:a>
</text:p>
      <!--NEWS-->
      <text:h text:style-name="P10" text:outline-level="1">
<text:span text:style-name="T4">
Denis Shmigal discussed the support of Ukraine with the leadership of the Italy Parliament</text:span>
</text:h>
      <text:p text:style-name="P4">
Author: ['АРМІЯINFORM']</text:p>
      <text:p text:style-name="P4">
Time: 2023-04-27T29:00:00-04:00</text:p>
      <text:p text:style-name="P4">
Description: Prem-Ministure Ukrainian Denis Schmigal at the timids of Robocho Vіzita in Rome Proviv Zustychi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thumb_203001_820_360_0_0_auto.jpg" text:style-name="Internet_20_link" text:visited-style-name="Visited_20_Internet_20_Link">
thumb_203001_820_360_0_0_auto.jpg</text:a>
']</text:p>
      <text:p text:style-name="P4">
Tags: ['STOPRUSSIA', 'АГРЕСІЯ РФ', 'ДЕНИС ШМИГАЛЬ']</text:p>
      <text:p text:style-name="P4">
Category: News</text:p>
      <!--METADATA-->
      <text:p text:style-name="P4">
<draw:frame draw:style-name="fr1" draw:name="Image338" text:anchor-type="as-char" svg:width="6.9236in" svg:height="4.610104in" draw:z-index="0">
<draw:image xlink:href="../Images/AРМІЯINFORM/2023-04-27T29-00-00-04-00/thumb_203001_820_360_0_0_auto.jpg" xlink:type="simple" xlink:show="embed" xlink:actuate="onLoad" draw:mime-type="image/jpeg"/>
</draw:frame>
Prime Minister of Ukraine Denis Shmigal within the framework of a working visit to Rome conducted the heads of the Parliament of the Italian Republic.</text:p>
      <text:p text:style-name="P4">
About it <text:a xlink:type="simple" xlink:href="https://www.kmu.gov.ua/news/denys-shmyhal-obhovoryv-pidtrymku-ukrainy-z-kerivnytstvom-parlamentu-italii" text:style-name="Internet_20_link" text:visited-style-name="Visited_20_Internet_20_Link">
reports</text:a>
Government portal.</text:p>
      <text:p text:style-name="P4">
In a conversation with the chairman of the Senate, La Rusa, the parties discussed the recognition of the famous genocide of the Ukrainian people. According to the Senate Head, the relevant bill is already being prepared. Denis Shmigal noted that the Italian partners are aware that the Holodomor is one of the worst crimes that there is no repeated.</text:p>
      <text:p text:style-name="P4">
With the Chairman of the House of Deputies of Italy, Lorenzo Fountain Prime Minister of Ukraine has broken the issue of economic and rapid restoration of our country. Lorenzofoftan assured that the House supports Ukraine's accession to the EU, the formula of peace -president of Ukraine and the recognition of the famine by the genocide of the Ukrainian people.</text:p>
      <text:p text:style-name="P4">
Denis Schmigal thanked the Italian Parliament for making decisions aimed at drinking Ukraine in the struggle for freedom and democracy.</text:p>
      <text:p text:style-name="P4">
News Source: <text:a xlink:type="simple" xlink:href="https://armyinform.com.ua/2023/04/27/denys-shmygal-obgovoryv-pidtrymku-ukrayiny-z-kerivnycztvom-parlamentu-italiyi/" text:style-name="Internet_20_link" text:visited-style-name="Visited_20_Internet_20_Link">
https://armyinform.com.ua/2023/04/27/denys-shmygal-obgovoryv-pidtrymku-ukrayiny-z-kerivnycztvom-parlamentu-italiyi/</text:a>
</text:p>
      <!--NEWS-->
      <text:h text:style-name="P10" text:outline-level="1">
<text:span text:style-name="T4">
Aviation of Defense Forces has struck 11 blows in the enemy's concentration areas</text:span>
</text:h>
      <text:p text:style-name="P4">
Author: ['АРМІЯINFORM']</text:p>
      <text:p text:style-name="P4">
Time: 2023-04-27T30:00:00-04:00</text:p>
      <text:p text:style-name="P4">
Description: About Tse at Facebook, the General Staff of the ZSU. AvIACII of the forces of the defense of Ukraine ... The war with Ukraine 2022, the war with Ukraine is the latest news today, the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text:p>
      <text:p text:style-name="P4">
Category: News</text:p>
      <!--METADATA-->
      <text:p text:style-name="P4">
<draw:frame draw:style-name="fr1" draw:name="Image339" text:anchor-type="as-char" svg:width="6.9236in" svg:height="4.49457in" draw:z-index="0">
<draw:image xlink:href="../Images/AРМІЯINFORM/2023-04-27T30-00-00-04-00/aviacziya-ps-zsu-zavdara-udariv.jpg" xlink:type="simple" xlink:show="embed" xlink:actuate="onLoad" draw:mime-type="image/jpeg"/>
</draw:frame>
Illustrative Photo <text:span text:style-name="T4">
 🔥 Situation on Russian Completion </text:span>
</text:p>
      <text:p text:style-name="P4">
About it on Facebook <text:a xlink:type="simple" xlink:href="https://www.facebook.com/GeneralStaff.ua/posts/pfbid0JSY3rnvT4Rv2UaLRPvXvx3Bbta7u39E9X7GxpaH414xPtWUe24kD1rWnzPwGkKUwl" text:style-name="Internet_20_link" text:visited-style-name="Visited_20_Internet_20_Link">
reports</text:a>
The General Staff of the Armed Forces.</text:p>
      <text:p text:style-name="P4">
The aviation of the Defense Forces of Ukraine over the past day has struck 11 beats in the areas of the occupation of the invaders. Also, 6 enemy unmanned aircraft were destroyed. And the units of rocket troops and artillery struck 2 means of defending and 2 other important military facilities of the enemy.</text:p>
      <text:p text:style-name="P4">
News Source: <text:a xlink:type="simple" xlink:href="https://armyinform.com.ua/2023/04/27/aviacziya-syl-oborony-zavdala-11-udariv-po-rajonah-zoseredzhennya-voroga-2/" text:style-name="Internet_20_link" text:visited-style-name="Visited_20_Internet_20_Link">
https://armyinform.com.ua/2023/04/27/aviacziya-syl-oborony-zavdala-11-udariv-po-rajonah-zoseredzhennya-voroga-2/</text:a>
</text:p>
      <!--NEWS-->
      <text:h text:style-name="P10" text:outline-level="1">
<text:span text:style-name="T4">
GUR showed a video from Poland Airport where a plane with evacuated Ukrainians landed</text:span>
</text:h>
      <text:p text:style-name="P4">
Author: ['АРМІЯINFORM']</text:p>
      <text:p text:style-name="P4">
Time: 2023-04-27T31:00:00-04:00</text:p>
      <text:p text:style-name="P4">
Description: Vnaslіdok Retelly planned operations, healthy GUR MO MOZS TA OFI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 'ВТОРГНЕННЯ РФ', 'СУДАН']</text:p>
      <text:p text:style-name="P4">
Category: News</text:p>
      <!--METADATA-->
      <text:p text:style-name="P4">
As a result of a thoroughly planned operation carried out by the GUR, the Ministry of Foreign Affairs Taiff of the President of Ukraine, as of April 26, 2023, 91 Ukrainians were rescued from Sudan's combat.</text:p>
      <text:p text:style-name="P4">
Source: <text:a xlink:type="simple" xlink:href="https://www.facebook.com/watch/" text:style-name="Internet_20_link" text:visited-style-name="Visited_20_Internet_20_Link">
Main Directorate of Intelligence of the Ministry of Defense of Ukraine</text:a>
</text:p>
      <text:p text:style-name="P4">
News Source: <text:a xlink:type="simple" xlink:href="https://armyinform.com.ua/2023/04/27/gur-mou-pokazaly-video-z-aeroportu-polshhi-de-pryzemlyvsya-litak-iz-evakujovanymy-gromadyanamy-sudanu/" text:style-name="Internet_20_link" text:visited-style-name="Visited_20_Internet_20_Link">
https://armyinform.com.ua/2023/04/27/gur-mou-pokazaly-video-z-aeroportu-polshhi-de-pryzemlyvsya-litak-iz-evakujovanymy-gromadyanamy-sudanu/</text:a>
</text:p>
      <!--NEWS-->
      <text:h text:style-name="P10" text:outline-level="1">
<text:span text:style-name="T4">
In Donetsk, our defenders repelled 54 enemy attacks</text:span>
</text:h>
      <text:p text:style-name="P4">
Author: ['АРМІЯINFORM']</text:p>
      <text:p text:style-name="P4">
Time: 2023-04-27T32:00:00-04:00</text:p>
      <text:p text:style-name="P4">
Description: About Tse at Facebook, the General Staff of the ZSU. Basic Zusill enem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ХРОНІКА ОБОРОНИ']</text:p>
      <text:p text:style-name="P4">
Category: News</text:p>
      <!--METADATA-->
      <text:p text:style-name="P4">
<draw:frame draw:style-name="fr1" draw:name="Image340" text:anchor-type="as-char" svg:width="6.9236in" svg:height="4.615733in" draw:z-index="0">
<draw:image xlink:href="../Images/AРМІЯINFORM/2023-04-27T32-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JSY3rnvT4Rv2UaLRPvXvx3Bbta7u39E9X7GxpaH414xPtWUe24kD1rWnzPwGkKUwl" text:style-name="Internet_20_link" text:visited-style-name="Visited_20_Internet_20_Link">
reports</text:a>
The General Staff of the Armed Forces.</text:p>
      <text:p text:style-name="P4">
The main efforts of the enemy focuses on conducting the offensive actions of the Nabakhmut, Avdeev and Mariinsky directions. The departments of the Defense Forces of Ukraine during the last day reflects 54 attacks of the enemy on the mentioned fires of the front. The most fierce battles continue for Bakhmut and Marinka.</text:p>
      <text:p text:style-name="P4">
News Source: <text:a xlink:type="simple" xlink:href="https://armyinform.com.ua/2023/04/27/na-donechchyni-nashi-zahysnyky-vidbyly-54-vorozhi-ataky/" text:style-name="Internet_20_link" text:visited-style-name="Visited_20_Internet_20_Link">
https://armyinform.com.ua/2023/04/27/na-donechchyni-nashi-zahysnyky-vidbyly-54-vorozhi-ataky/</text:a>
</text:p>
      <!--NEWS-->
      <text:h text:style-name="P10" text:outline-level="1">
<text:span text:style-name="T4">
The Russians hit the "caliber" on Nikolaev - Natalia Humeniuk</text:span>
</text:h>
      <text:p text:style-name="P4">
Author: ['Дмитро Горбунов']</text:p>
      <text:p text:style-name="P4">
Time: 2023-04-27T33:00:00-04:00</text:p>
      <text:p text:style-name="P4">
Description: - Vorog Vnoch by attacking Mikolav with missiles of the type "Kalibr" іz aquator of the Chorny Sea. At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7823a5de-94f0-4b69-9c10-e568cfaf55a9-1.jpg" text:style-name="Internet_20_link" text:visited-style-name="Visited_20_Internet_20_Link">
7823a5de-94f0-4b69-9c10-e568cfaf55a9-1.jpg</text:a>
']</text:p>
      <text:p text:style-name="P4">
Tags: ['STOPRUSSIA', 'АГРЕСІЯ РФ', 'МИКОЛАЇВ']</text:p>
      <text:p text:style-name="P4">
Category: News</text:p>
      <!--METADATA-->
      <text:p text:style-name="P4">
<draw:frame draw:style-name="fr1" draw:name="Image341" text:anchor-type="as-char" svg:width="6.9236in" svg:height="3.450261in" draw:z-index="0">
<draw:image xlink:href="../Images/AРМІЯINFORM/2023-04-27T33-00-00-04-00/7823a5de-94f0-4b69-9c10-e568cfaf55a9-1.jpg" xlink:type="simple" xlink:show="embed" xlink:actuate="onLoad" draw:mime-type="image/jpeg"/>
</draw:frame>
- The enemy attacked Nikolaev at night with rockets of the Caliber from the waters of the Black Sea. At the same time, four "calibers" were directed by the complex trajectory of the accustomed landscape features of the area. Let me remind you that the caliber rocket is a precision weapon. Therefore, the involvement of civilian people is evidenced by civilian houses. While we know about one of the dead 23 wounded after this Russian attack. Rescue work is ongoing, —To it is on the air of the telecommunication <text:a xlink:type="simple" xlink:href="https://www.youtube.com/watch" text:style-name="Internet_20_link" text:visited-style-name="Visited_20_Internet_20_Link">
"uninodin"</text:a>
Natalia Humeniuk reported the Chief Coordinating Press Center of Defense forces.</text:p>
      <text:p text:style-name="P4">
She also reported numerous shelling of the Kherson region.</text:p>
      <text:p text:style-name="P4">
Finally, the officer told about the situation in the Black Sea.</text:p>
      <ul>
        <li>
The enemy is constantly maneuvering and changing the number of ships. Currently, their ships have 13 units, including two rocket totonia. It is worthwhile that the day before they had rotated and brought out their submarine totonia. Therefore, they only remained extra -water forces. The total volley rocket can be up to 16 units. Given that they released 4 rockets at night of peaceful quarters of Nikolaev, they remain 12 more "calibers", - the united coordination press center of the southern defense forces Nataliagmenyuk. __</li>
      </ul>
      <text:p text:style-name="P4">
News Source: <text:a xlink:type="simple" xlink:href="https://armyinform.com.ua/2023/04/27/rosiyany-vdaryly-kalibramy-po-mykolayevu-nataliya-gumenyuk/" text:style-name="Internet_20_link" text:visited-style-name="Visited_20_Internet_20_Link">
https://armyinform.com.ua/2023/04/27/rosiyany-vdaryly-kalibramy-po-mykolayevu-nataliya-gumenyuk/</text:a>
</text:p>
      <!--NEWS-->
      <text:h text:style-name="P10" text:outline-level="1">
<text:span text:style-name="T4">
Offensive actions in the estuary direction the enemy did not conduct</text:span>
</text:h>
      <text:p text:style-name="P4">
Author: ['АРМІЯINFORM']</text:p>
      <text:p text:style-name="P4">
Time: 2023-04-27T34:00:00-04:00</text:p>
      <text:p text:style-name="P4">
Description: About Tse at Facebook, the General Staff of the ZSU. On the Limansky Linge ... War with Ukraine 2022, the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342" text:anchor-type="as-char" svg:width="6.9236in" svg:height="4.615733in" draw:z-index="0">
<draw:image xlink:href="../Images/AРМІЯINFORM/2023-04-27T34-00-00-04-00/poraneni-okupan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JSY3rnvT4Rv2UaLRPvXvx3Bbta7u39E9X7GxpaH414xPtWUe24kD1rWnzPwGkKUwl" text:style-name="Internet_20_link" text:visited-style-name="Visited_20_Internet_20_Link">
reports</text:a>
The General Staff of the Armed Forces.</text:p>
      <text:p text:style-name="P4">
In the estuary direction, the enemy did not take the offensive actions. Terni, Tornske, Dibrova, Bigorovka, Verkhnamianskoye Taspyrne, Donetsk region, were shown.</text:p>
      <text:p text:style-name="P4">
News Source: <text:a xlink:type="simple" xlink:href="https://armyinform.com.ua/2023/04/27/nastupalnyh-dij-na-lymanskomu-napryamku-vorog-ne-provodyv/" text:style-name="Internet_20_link" text:visited-style-name="Visited_20_Internet_20_Link">
https://armyinform.com.ua/2023/04/27/nastupalnyh-dij-na-lymanskomu-napryamku-vorog-ne-provodyv/</text:a>
</text:p>
      <!--NEWS-->
      <text:h text:style-name="P10" text:outline-level="1">
<text:span text:style-name="T4">
Defense forces per day eliminated more than 500 invaders, destroyed 10 Artisystems and 16 BBM</text:span>
</text:h>
      <text:p text:style-name="P4">
Author: ['АРМІЯINFORM']</text:p>
      <text:p text:style-name="P4">
Time: 2023-04-27T35:00:00-04:00</text:p>
      <text:p text:style-name="P4">
Description: Zagalni Boyov, take the enemy on 02.24.22 to 04/27/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b1ac0405-05a6-4e0f-9974-21e9ddea3cc2-scaled.jpg" text:style-name="Internet_20_link" text:visited-style-name="Visited_20_Internet_20_Link">
b1ac0405-05a6-4e0f-9974-21e9ddea3cc2-scaled.jpg</text:a>
']</text:p>
      <text:p text:style-name="P4">
Tags: ['STOPRUSSIA', 'АГРЕСІЯ РФ', 'ВТОРГНЕННЯ РФ', 'ВТРАТИ ВОРОГА', 'ГШ ЗСУ']</text:p>
      <text:p text:style-name="P4">
Category: News</text:p>
      <!--METADATA-->
      <text:p text:style-name="P4">
<draw:frame draw:style-name="fr1" draw:name="Image343" text:anchor-type="as-char" svg:width="6.9236in" svg:height="6.969757in" draw:z-index="0">
<draw:image xlink:href="../Images/AРМІЯINFORM/2023-04-27T35-00-00-04-00/b1ac0405-05a6-4e0f-9974-21e9ddea3cc2-scaled.jpg" xlink:type="simple" xlink:show="embed" xlink:actuate="onLoad" draw:mime-type="image/jpeg"/>
</draw:frame>
The total fighting loss of the enemy from 24.02.22 to 27.04.23 will be orientated:</text:p>
      <text:p text:style-name="P4">
<text:span text:style-name="T4">
<text:span text:style-name="T5">
 Personnel - </text:span>
* 188920(+510)persons eliminated</text:span>
<text:span text:style-name="T5">
 tanks - </text:span>
<text:span text:style-name="T5">
 3694(+2)</text:span>
<text:span text:style-name="T4">
 combat armored vehicles - </text:span>
 7178(+16)<text:span text:style-name="T4">
<text:span text:style-name="T5">
 Artillery Systems - </text:span>
<text:span text:style-name="T5">
 2887(+10)</text:span>
 </text:span>
 RSZV - <text:span text:style-name="T4">
 542(+3)</text:span>
<text:span text:style-name="T5">
 air defense means - </text:span>
<text:span text:style-name="T5">
 293(+1)</text:span>
<text:span text:style-name="T4">
 aircraft - </text:span>
 308(0)<text:span text:style-name="T4">
<text:span text:style-name="T5">
 helicopters - </text:span>
* 294(0)</text:span>
<text:span text:style-name="T5">
 UAV Operative Tactical Level-</text:span>
<text:span text:style-name="T5">
 2461(+21)</text:span>
<text:span text:style-name="T4">
 Winged missiles - </text:span>
 911(0)<text:span text:style-name="T4">
<text:span text:style-name="T5">
 ships / boats - </text:span>
* 18(0)</text:span>
<text:span text:style-name="T5">
 Automobile equipment and tanks - </text:span>
<text:span text:style-name="T5">
 5805(+13)</text:span>
<text:span text:style-name="T4">
 Special equipment - </text:span>
 352(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7.04.23.</text:p>
      <text:p text:style-name="P4">
News Source: <text:a xlink:type="simple" xlink:href="https://armyinform.com.ua/2023/04/27/syly-oborony-za-dobu-likviduvaly-ponad-500-okupantiv-znyshhyly-10-artsystem-i-16-bbm/" text:style-name="Internet_20_link" text:visited-style-name="Visited_20_Internet_20_Link">
https://armyinform.com.ua/2023/04/27/syly-oborony-za-dobu-likviduvaly-ponad-500-okupantiv-znyshhyly-10-artsystem-i-16-bbm/</text:a>
</text:p>
      <!--NEWS-->
      <text:h text:style-name="P10" text:outline-level="1">
<text:span text:style-name="T4">
Oleksandr Polishchuk met with an attaché on defense at the Embassy of the Kingdom of Norway in Ukraine</text:span>
</text:h>
      <text:p text:style-name="P4">
Author: ['АРМІЯINFORM']</text:p>
      <text:p text:style-name="P4">
Time: 2023-04-27T36:00:00-04:00</text:p>
      <text:p text:style-name="P4">
Description: The intercessor of the Ministra defense of Ukraine Oleksandr Polishchuk knocked out at Kiwi Iz Atas Zwa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69a5d5258ff5c34607e70eed1b2afcdcb1b2875.jpg" text:style-name="Internet_20_link" text:visited-style-name="Visited_20_Internet_20_Link">
169a5d5258ff5c34607e70eed1b2afcdcb1b2875.jpg</text:a>
']</text:p>
      <text:p text:style-name="P4">
Tags: ['STOPRUSSIA', 'АГРЕСІЯ РФ', 'НОРВЕГІЯ', 'ОЛЕКСАНДР ПОЛІЩУК']</text:p>
      <text:p text:style-name="P4">
Category: News</text:p>
      <!--METADATA-->
      <text:p text:style-name="P4">
<draw:frame draw:style-name="fr1" draw:name="Image344" text:anchor-type="as-char" svg:width="6.9236in" svg:height="4.645032in" draw:z-index="0">
<draw:image xlink:href="../Images/AРМІЯINFORM/2023-04-27T36-00-00-04-00/169a5d5258ff5c34607e70eed1b2afcdcb1b2875.jpg" xlink:type="simple" xlink:show="embed" xlink:actuate="onLoad" draw:mime-type="image/jpeg"/>
</draw:frame>
Deputy Minister of Defense of Ukraine Oleksandr Polishchuk met in Kiev Izatasha on Defense at the Embassy of the Kingdom of Norway in Ukraine by Captain1 Bjorn Bjorn Ule Hudhus on the occasion of his diplomatic mission in Ukraine.</text:p>
      <text:p text:style-name="P4">
About it <text:a xlink:type="simple" xlink:href="https://www.mil.gov.ua/news/2023/04/26/z-pitan-oboroni-pri-posolstvi-korolivstva-norvegiya-v-ukraini-bjornom-ule-grudosom/" text:style-name="Internet_20_link" text:visited-style-name="Visited_20_Internet_20_Link">
informs</text:a>
Ministry of Defence Ukraine.</text:p>
      <text:p text:style-name="P4">
Oleksandr Polishchuk thanked the people and representatives of the Norway Military and Political Center for the decisive support of Ukraine in the fight against Russian armed aggression of the Russian Federation against Ukraine.</text:p>
      <ul>
        <li>
Norway supports Ukraine from the first days of a large -scale invasion of the Russian Federation. It is important that our countries have common historical roots, a common understanding of how to respond to the challenges and threats that Russian directed to Ukraine, but also to other European states. Our common goal is to the Observance Aggressor. Yes, this is a difficult task, but thanks to your comprehensive assistance, constant exchange of experience, successful bilateral cooperation, we are more likely to become more and more and step by step we get closer to the victory, - said the Deputy Minister of Defense of Ukraine.</li>
      </ul>
      <text:p text:style-name="P4">
Bjorn Ule Gudus expressed words of support to Ukraine and confirmed the unchanged politics of Norway to continue providing assistance to our country in the fight against growth. He noted that the next five years, the Kingdom of Norway was a sense of Ukraine. In particular, it is a approved Parliamentary Parliamentary Five -year support program for Ukraine for 7.5 billion euros, which sets up military, humanitarian assistance, funds to support civil infrastructure and the most important social functions.</text:p>
      <ul>
        <li>
The will and the ability of Ukrainians to fight, to stand firmly and heroically reflect the aggression of the Russian Federation the whole world. I am pleasantly surprised by the speed and thirst for training in Ukrainian soldiers who are training. We will continue to continue to be with Ukraine, to increase working, to support you on the way to victory, - said Captain 1 Rangubjorn Ule Gudus.</li>
      </ul>
      <text:p text:style-name="P4">
News Source: <text:a xlink:type="simple" xlink:href="https://armyinform.com.ua/2023/04/27/oleksandr-polishhuk-zustrivsya-z-atashe-z-pytan-oborony-pry-posolstvi-korolivstva-norvegiya-v-ukrayini/" text:style-name="Internet_20_link" text:visited-style-name="Visited_20_Internet_20_Link">
https://armyinform.com.ua/2023/04/27/oleksandr-polishhuk-zustrivsya-z-atashe-z-pytan-oborony-pry-posolstvi-korolivstva-norvegiya-v-ukrayini/</text:a>
</text:p>
      <!--NEWS-->
      <text:h text:style-name="P10" text:outline-level="1">
<text:span text:style-name="T4">
Head of State on the shelling of Nikolaev: the Russian Federation does not cease to prove that it seeks to destroy all Ukrainian</text:span>
</text:h>
      <text:p text:style-name="P4">
Author: ['АРМІЯINFORM']</text:p>
      <text:p text:style-name="P4">
Time: 2023-04-27T37:00:00-04:00</text:p>
      <text:p text:style-name="P4">
Description: Kraina-Okupant NI for a day is not ceased to bring, the main metrium of the meter Viyni-Teror I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79_news_big-v1682571123.webp" text:style-name="Internet_20_link" text:visited-style-name="Visited_20_Internet_20_Link">
79_news_big-v1682571123.webp</text:a>
']</text:p>
      <text:p text:style-name="P4">
Tags: ['КРАЇНА-ТЕРОРИСТ РФ', 'МИКОЛАЇВ', 'ПРЕЗИДЕНТ УКРАЇНИ', 'РАКЕТНИЙ ОБСТРІЛ РФ']</text:p>
      <text:p text:style-name="P4">
Category: News</text:p>
      <!--METADATA-->
      <text:p text:style-name="P4">
<draw:frame draw:style-name="fr1" draw:name="Image345" text:anchor-type="as-char" svg:width="6.9236in" svg:height="3.615658in" draw:z-index="0">
<draw:image xlink:href="../ConvertedIMGs/AРМІЯINFORM/2023-04-27T37-00-00-04-00/79_news_big-v1682571123.png" xlink:type="simple" xlink:show="embed" xlink:actuate="onLoad" draw:mime-type="image/png"/>
</draw:frame>
The occupier country does not cease to prove that the main purpose of this war is the terror and the destruction of Ukrainians and all Ukrainian.</text:p>
      <text:p text:style-name="P4">
About it <text:a xlink:type="simple" xlink:href="https://t.me/V_Zelenskiy_official/6011" text:style-name="Internet_20_link" text:visited-style-name="Visited_20_Internet_20_Link">
wrote</text:a>
President of Ukraine Vladimir Zelensky in his telegram-channel, commenting on the night rocket launcher of Nikolaev.</text:p>
      <text:p text:style-name="P4">
“At night, Russia fired at Nikolaev with four caliber missiles launched by the Black Sea. High -precision weapons were targeted at private homes, a historic building and a high -rise building, ”the message reads.</text:p>
      <text:p text:style-name="P4">
Currently, one killed and 23 wounded is known, including a child.</text:p>
      <text:p text:style-name="P4">
“The eternal memory of the dead and faster recovery of the wounded. This next criminal offense of humanity will not come down to terrorists from their hands. We will find all the guilty. It will be responsible for everything, ”the head of state emphasized.</text:p>
      <text:p text:style-name="P4">
News Source: <text:a xlink:type="simple" xlink:href="https://armyinform.com.ua/2023/04/27/glava-derzhavy-pro-obstril-mykolayeva-rf-ne-perestaye-dovodyty-shho-pragne-znyshhyty-vse-ukrayinske/" text:style-name="Internet_20_link" text:visited-style-name="Visited_20_Internet_20_Link">
https://armyinform.com.ua/2023/04/27/glava-derzhavy-pro-obstril-mykolayeva-rf-ne-perestaye-dovodyty-shho-pragne-znyshhyty-vse-ukrayinske/</text:a>
</text:p>
      <!--NEWS-->
      <text:h text:style-name="P10" text:outline-level="1">
<text:span text:style-name="T4">
In Ukraine a moment of silence</text:span>
</text:h>
      <text:p text:style-name="P4">
Author: ['АРМІЯINFORM']</text:p>
      <text:p text:style-name="P4">
Time: 2023-04-27T38: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346" text:anchor-type="as-char" svg:width="6.9236in" svg:height="3.895992in" draw:z-index="0">
<draw:image xlink:href="../Images/AРМІЯINFORM/2023-04-27T38-00-00-04-00/candle-1.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27/v-ukrayini-hvylyna-movchannya-3/" text:style-name="Internet_20_link" text:visited-style-name="Visited_20_Internet_20_Link">
https://armyinform.com.ua/2023/04/27/v-ukrayini-hvylyna-movchannya-3/</text:a>
</text:p>
      <!--NEWS-->
      <text:h text:style-name="P10" text:outline-level="1">
<text:span text:style-name="T4">
The President discussed with the advisor to the Prime Minister of Britain strengthening Ukraine's defensive support</text:span>
</text:h>
      <text:p text:style-name="P4">
Author: ['АРМІЯINFORM']</text:p>
      <text:p text:style-name="P4">
Time: 2023-04-27T39:00:00-04:00</text:p>
      <text:p text:style-name="P4">
Description: President of Ukraine Volodymyr Zelensky Zustych Iz Radnik Prem'ar-Ministra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a509892fc6b672f6a2ca558167f8f5f3_1682522040_extra_large-e1682575922655.jpeg" text:style-name="Internet_20_link" text:visited-style-name="Visited_20_Internet_20_Link">
a509892fc6b672f6a2ca558167f8f5f3_1682522040_extra_large-e1682575922655.jpeg</text:a>
']</text:p>
      <text:p text:style-name="P4">
Tags: ['STOPRUSSIA', 'АГРЕСІЯ РФ', 'ВТОРГНЕННЯ РФ', 'СВІТ ПІДТРИМУЄ УКРАЇНУ']</text:p>
      <text:p text:style-name="P4">
Category: News</text:p>
      <!--METADATA-->
      <text:p text:style-name="P4">
<draw:frame draw:style-name="fr1" draw:name="Image347" text:anchor-type="as-char" svg:width="6.9236in" svg:height="3.66778in" draw:z-index="0">
<draw:image xlink:href="../Images/AРМІЯINFORM/2023-04-27T39-00-00-04-00/a509892fc6b672f6a2ca558167f8f5f3_1682522040_extra_large-e1682575922655.jpeg" xlink:type="simple" xlink:show="embed" xlink:actuate="onLoad" draw:mime-type="image/jpeg"/>
</draw:frame>
President of Ukraine Volodymyr Zelensky met with the UK Prime Minister for National Security Timothy Barrow. The UK Defense Chief of Defense Anthonyradakin and the Assistant Head of the British Government on military issues Jaiminorman also participated in the UK.</text:p>
      <text:p text:style-name="P4">
About it <text:a xlink:type="simple" xlink:href="https://www.president.gov.ua/news/prezident-obgovoriv-iz-radnikom-premyer-ministra-velikoyi-br-82505" text:style-name="Internet_20_link" text:visited-style-name="Visited_20_Internet_20_Link">
reports</text:a>
Office of the President of Ukraine.</text:p>
      <text:p text:style-name="P4">
The Head of State noted the UK's leadership position on Ukraine's defense support.</text:p>
      <text:p text:style-name="P4">
"I want to ask you to continue to convince partners of the need to provide Ukraine with all the necessary weapons and military equipment," Vladimirzelensky said.</text:p>
      <text:p text:style-name="P4">
The President and Advisor to the UK Prime Minister discussed the issues of providing defense assistance to our country. In particular, Volodymyrzelensky emphasized the importance of transferring to Ukraine a military aircraft, as well as various types of weapons necessary for the opposition of the Russian aggressor. He urged the United Kingdom to take on the leadership of the Air Coalition for Ukraine.</text:p>
      <text:p text:style-name="P4">
The parties also discussed the preparation for the NATO summit, which will be released in Vilnius in the summer. The Head of State noted that Ukraine is expecting a certain decisions that will bring the end of the war and strengthen safety.</text:p>
      <text:p text:style-name="P4">
In this context, the President also informed the adviser to Prime Minister-Welsh of Britain about working on creating effective security guarantees for Ukraine as long as our state is on the way to the Alliance membership.</text:p>
      <text:p text:style-name="P4">
News Source: <text:a xlink:type="simple" xlink:href="https://armyinform.com.ua/2023/04/27/prezydent-obgovoryv-iz-radnykom-premyer-ministra-velykoyi-brytaniyi-posylennya-oboronnoyi-pidtrymky-ukrayiny/" text:style-name="Internet_20_link" text:visited-style-name="Visited_20_Internet_20_Link">
https://armyinform.com.ua/2023/04/27/prezydent-obgovoryv-iz-radnykom-premyer-ministra-velykoyi-brytaniyi-posylennya-oboronnoyi-pidtrymky-ukrayiny/</text:a>
</text:p>
      <!--NEWS-->
      <text:h text:style-name="P10" text:outline-level="1">
<text:span text:style-name="T4">
At night, the army of the Russian Federation dropped the airbag in Sumy region: the educational institution and residents of the residents were damaged</text:span>
</text:h>
      <text:p text:style-name="P4">
Author: ['АРМІЯINFORM']</text:p>
      <text:p text:style-name="P4">
Time: 2023-04-27T40:00:00-04:00</text:p>
      <text:p text:style-name="P4">
Description: At NICH Z 26 for 27 kvіnnya Rosіyskі puptepatzіynі vіyska 5 times sheltered a prordonny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3362175_1066557684748279_1142303301299367619_n.jpg" text:style-name="Internet_20_link" text:visited-style-name="Visited_20_Internet_20_Link">
343362175_1066557684748279_1142303301299367619_n.jpg</text:a>
']</text:p>
      <text:p text:style-name="P4">
Tags: ['STOPRUSSIA', 'АВІАБОМБИ', 'АГРЕСІЯ РФ', 'ВТОРГНЕННЯ РФ', 'ОБСТРІЛИ ПРИКОРДОННЯ', 'ОК «ПІВНІЧ»', 'СУМЩИНА']</text:p>
      <text:p text:style-name="P4">
Category: News</text:p>
      <!--METADATA-->
      <text:p text:style-name="P4">
<draw:frame draw:style-name="fr1" draw:name="Image348" text:anchor-type="as-char" svg:width="6.9236in" svg:height="4.789732in" draw:z-index="0">
<draw:image xlink:href="../Images/AРМІЯINFORM/2023-04-27T40-00-00-04-00/343362175_1066557684748279_1142303301299367619_n.jpg" xlink:type="simple" xlink:show="embed" xlink:actuate="onLoad" draw:mime-type="image/jpeg"/>
</draw:frame>
On the night of April 26 to April 27, Russian occupation troops fired at the border of Sumy region from artillery, mortars and managed aircraft.</text:p>
      <text:p text:style-name="P4">
About it <text:a xlink:type="simple" xlink:href="https://www.facebook.com/kommander.nord/posts/pfbid02kifvFEk5nxSLNQ3Bsk9FDS3KcQ8SqkBbQD3wkH6Q8Ct2zuV1Zvd5EXbBQBXFJvfRl" text:style-name="Internet_20_link" text:visited-style-name="Visited_20_Internet_20_Link">
reports</text:a>
Operational Command "North".</text:p>
      <text:p text:style-name="P4">
From 01:05 to 01:10 4 parishes were recorded, probably a barrel artillery, in the district-populated point of the middle-building.</text:p>
      <text:p text:style-name="P4">
From 00:00 to 00:15 6 parishes were recorded, probably from a mortar 120 mm, in the rayon -populated point of the street.</text:p>
      <text:p text:style-name="P4">
From 02:00 to 02:15 7 parishes were recorded, probably from a mortar 120 mm, in the ray -populated point Baranivka.</text:p>
      <text:p text:style-name="P4">
From 02:30 to 02:35 there were 2 parishes, probably from a mortar 120 mm, in the district -populated point of Marchikhina Buda.</text:p>
      <text:p text:style-name="P4">
There was no information about losses among the local population or damage to civilian infrastructure.</text:p>
      <text:p text:style-name="P4">
About 04:05 1 arrival was recorded, probably Kab dropped from the aircraft, by NP Cherna. The shelling damaged the building of the educational institution and the adjacent buildings of local residents.</text:p>
      <text:p text:style-name="P4">
News Source: <text:a xlink:type="simple" xlink:href="https://armyinform.com.ua/2023/04/27/vnochi-armiya-rf-skynuly-aviabombu-na-sumshhynu-poshkodzheno-zaklad-osvity-i-budynky-meshkancziv/" text:style-name="Internet_20_link" text:visited-style-name="Visited_20_Internet_20_Link">
https://armyinform.com.ua/2023/04/27/vnochi-armiya-rf-skynuly-aviabombu-na-sumshhynu-poshkodzheno-zaklad-osvity-i-budynky-meshkancziv/</text:a>
</text:p>
      <!--NEWS-->
      <text:h text:style-name="P10" text:outline-level="1">
<text:span text:style-name="T4">
Due to the aggressive actions of the Russian Federation, the Black Sea cannot be considered safe for 20 years - Alexei Zhpapa</text:span>
</text:h>
      <text:p text:style-name="P4">
Author: ['АРМІЯINFORM']</text:p>
      <text:p text:style-name="P4">
Time: 2023-04-27T41:00:00-04:00</text:p>
      <text:p text:style-name="P4">
Description: Already 20 Rockivas of Chorne, the sea is not able to hide the sireless through the aggressive of the Russian Federation. Zokrem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oleksij-neyizhpapa-1.jpg" text:style-name="Internet_20_link" text:visited-style-name="Visited_20_Internet_20_Link">
oleksij-neyizhpapa-1.jpg</text:a>
']</text:p>
      <text:p text:style-name="P4">
Tags: ['ВІЦЕАДМІРАЛ ОЛЕКСІЙ НЕЇЖПАПА', 'ВМС ЗСУ', 'ЧОРНЕ МОРЕ']</text:p>
      <text:p text:style-name="P4">
Category: News</text:p>
      <!--METADATA-->
      <text:p text:style-name="P4">
<draw:frame draw:style-name="fr1" draw:name="Image349" text:anchor-type="as-char" svg:width="6.9236in" svg:height="5.279245in" draw:z-index="0">
<draw:image xlink:href="../Images/AРМІЯINFORM/2023-04-27T41-00-00-04-00/oleksij-neyizhpapa-1.jpg" xlink:type="simple" xlink:show="embed" xlink:actuate="onLoad" draw:mime-type="image/jpeg"/>
</draw:frame>
For 20 years the Black Sea cannot be considered safe because of the aggressive actions of the Russian Federation, because of the attempt of the Russian Federation to capture the island of Tuzla in 2003, the war in Georgia in 2008 with the participation of the Crimean Crimea in 2014, the occupation of the Autonomous Republic of Crimea in 2022 in 2022 and the war in the Black Sea, which continues in 2023.</text:p>
      <text:p text:style-name="P4">
This <text:a xlink:type="simple" xlink:href="https://www.facebook.com/100064727737034/posts/pfbid0a1GQgovR874jNXsFuLxaQeNYD5yLCYweB3MnR51JghNkPv2vFNXuzxwp1zGDGCGyl" text:style-name="Internet_20_link" text:visited-style-name="Visited_20_Internet_20_Link">
noted</text:a>
Commander of the Naval Forces of the Armed Forces of Ukraine, Viceadmiral Alexeynetpapa during the Black Sea Security Forum in Bulgaria.</text:p>
      <text:p text:style-name="P4">
"The imperial ambitions of the Russian Federation are spread not only in the Black and Azov, but also the Ubalian and North Seas and in the Pacific Ocean," the National Fleet Creator.</text:p>
      <text:p text:style-name="P4">
He added that only if Ukraine returns its territories as of 1991, it is possible to restore security in the Azov-Black Sea region.</text:p>
      <text:p text:style-name="P4">
The participants of the forum also discussed the security situation and the actual threats to the Vasal-Black Sea region, ways of developing further cooperation between the countries in the resumption of stability and security.</text:p>
      <text:p text:style-name="P4">
News Source: <text:a xlink:type="simple" xlink:href="https://armyinform.com.ua/2023/04/27/cherez-agresiyu-rf-chorne-more-ne-mozhna-vvazhaty-bezpechnym-vzhe-20-rokiv-oleksij-neyizhpapa/" text:style-name="Internet_20_link" text:visited-style-name="Visited_20_Internet_20_Link">
https://armyinform.com.ua/2023/04/27/cherez-agresiyu-rf-chorne-more-ne-mozhna-vvazhaty-bezpechnym-vzhe-20-rokiv-oleksij-neyizhpapa/</text:a>
</text:p>
      <!--NEWS-->
      <text:h text:style-name="P10" text:outline-level="1">
<text:span text:style-name="T4">
Alexei Reznikov met with volunteers and public figures in the hospital</text:span>
</text:h>
      <text:p text:style-name="P4">
Author: ['АРМІЯINFORM']</text:p>
      <text:p text:style-name="P4">
Time: 2023-04-27T42:00:00-04:00</text:p>
      <text:p text:style-name="P4">
Description: Miniter defense of Ukraine Oleksii Reznikov Proviv Zustych with Gromadsky Diachi 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b93397c859ff54bca621183ccd04fc70cc46d16-150x150.jpg" text:style-name="Internet_20_link" text:visited-style-name="Visited_20_Internet_20_Link">
0b93397c859ff54bca621183ccd04fc70cc46d16-150x150.jpg</text:a>
', '<text:a xlink:type="simple" xlink:href="https://armyinform.com.ua/wp-content/uploads/2023/04/9e5835be699c097f6c5eb0cdae406280028a8b1c-150x150.jpg" text:style-name="Internet_20_link" text:visited-style-name="Visited_20_Internet_20_Link">
9e5835be699c097f6c5eb0cdae406280028a8b1c-150x150.jpg</text:a>
', '<text:a xlink:type="simple" xlink:href="https://armyinform.com.ua/wp-content/uploads/2023/04/d72616f236b88a09ad76a7e6beaa8c3bc0362f3b-150x150.jpg" text:style-name="Internet_20_link" text:visited-style-name="Visited_20_Internet_20_Link">
d72616f236b88a09ad76a7e6beaa8c3bc0362f3b-150x150.jpg</text:a>
']</text:p>
      <text:p text:style-name="P4">
Tags: ['ВЛК', 'ГАННА МАЛЯР', 'КОМАНДУВАННЯ МЕДИЧНИХ СИЛ ЗСУ', 'ОЛЕКСІЙ РЕЗНІКОВ', 'ОФІЦІЙНО', 'ТЕТЯНА ОСТАЩЕНКО']</text:p>
      <text:p text:style-name="P4">
Category: News</text:p>
      <!--METADATA-->
      <text:p text:style-name="P4">
<text:a xlink:type="simple" xlink:href="https://armyinform.com.ua/wp-content/uploads/2023/04/0b93397c859ff54bca621183ccd04fc70cc46d16.jpg" text:style-name="Internet_20_link" text:visited-style-name="Visited_20_Internet_20_Link">
<draw:frame draw:style-name="fr1" draw:name="Image350" text:anchor-type="as-char" svg:width="6.9236in" svg:height="6.9236in" draw:z-index="0">
<draw:image xlink:href="../Images/AРМІЯINFORM/2023-04-27T42-00-00-04-00/0b93397c859ff54bca621183ccd04fc70cc46d16-150x150.jpg" xlink:type="simple" xlink:show="embed" xlink:actuate="onLoad" draw:mime-type="image/jpeg"/>
</draw:frame>
</text:a>
</text:p>
      <text:p text:style-name="P4">
<text:a xlink:type="simple" xlink:href="https://armyinform.com.ua/wp-content/uploads/2023/04/9e5835be699c097f6c5eb0cdae406280028a8b1c.jpg" text:style-name="Internet_20_link" text:visited-style-name="Visited_20_Internet_20_Link">
<draw:frame draw:style-name="fr1" draw:name="Image351" text:anchor-type="as-char" svg:width="6.9236in" svg:height="6.9236in" draw:z-index="0">
<draw:image xlink:href="../Images/AРМІЯINFORM/2023-04-27T42-00-00-04-00/9e5835be699c097f6c5eb0cdae406280028a8b1c-150x150.jpg" xlink:type="simple" xlink:show="embed" xlink:actuate="onLoad" draw:mime-type="image/jpeg"/>
</draw:frame>
</text:a>
</text:p>
      <text:p text:style-name="P4">
<text:a xlink:type="simple" xlink:href="https://armyinform.com.ua/wp-content/uploads/2023/04/d72616f236b88a09ad76a7e6beaa8c3bc0362f3b.jpg" text:style-name="Internet_20_link" text:visited-style-name="Visited_20_Internet_20_Link">
<draw:frame draw:style-name="fr1" draw:name="Image352" text:anchor-type="as-char" svg:width="6.9236in" svg:height="6.9236in" draw:z-index="0">
<draw:image xlink:href="../Images/AРМІЯINFORM/2023-04-27T42-00-00-04-00/d72616f236b88a09ad76a7e6beaa8c3bc0362f3b-150x150.jpg" xlink:type="simple" xlink:show="embed" xlink:actuate="onLoad" draw:mime-type="image/jpeg"/>
</draw:frame>
</text:a>
The Minister of Defense of Ukraine Oleksiy Reznikov met with public figures and volunteers of the medical sphere. It was also attended by Deputy Ministers of the Defense Anna Malyar and Commander of the Medical Forces of the Armed Forces of Ukraine, Major-General of Medical Service Tatiana Ostashchenko.</text:p>
      <text:p text:style-name="P4">
About it <text:a xlink:type="simple" xlink:href="https://www.mil.gov.ua/news/2023/04/26/oleksij-reznikov-zustrivsya-z-volonterami-i-gromadskimi-diyachami-u-medsferi/" text:style-name="Internet_20_link" text:visited-style-name="Visited_20_Internet_20_Link">
informs</text:a>
Ministry of Defence Ukraine.</text:p>
      <text:p text:style-name="P4">
The public sector was attended by more than 20 people in the meeting, including, in particular: Julia Tyra Paaevskaya(military personnel, paramedic, volunteer volunteer), Olga Guzhva(Public figure and founder of public organization "AST"), Anna Mayboroda(Patriot All -Ukrainian Association), Sergey Babayev(Chairman of the NGO "Union of ATO Veterans"), Pavlofedorov(Director of the Public Union "Consortium of Veterans' Organizations of the Education"), Olga Tsukanova(Head of the Public Council of Belotserkivshchyna), Lyuboglan(representative of NGO "Principle").</text:p>
      <text:p text:style-name="P4">
Учасники обговорили шляхи вдосконалення медичного забезпечення Збройних СилУкраїни. Зокрема, під час зустрічі йшлося про належну реабілітацію українськихвійськовослужбовців та їх всебічну підтримку, удосконалення алгоритмупроходження військово-лікарських комісій.</text:p>
      <text:p text:style-name="P4">
На зустрічі волонтери також озвучили деякі конкретні випадки недобросовісноговиконання окремими особами своїх обов’язків в частині медзабезпеченнявійськовослужбовців.</text:p>
      <text:p text:style-name="P4">
Alexei Reznikov instructed the profile deputy and commander of the Armed Forces of the Armed Forces to check all cases and take appropriate measures.</text:p>
      <ul>
        <li>
On the basis of the analysis of specific cases, we should proceed to systematic solutions. Realized, together we will accurately succeed, - said the Minister of Defense of Ukraine.</li>
      </ul>
      <text:p text:style-name="P4">
The Minister of Defense also supported the volunteer initiative to create a permanent working group from the public. One of its tasks is to become a generalization of problems in the field of medical care of the Armed Forces and to provide professional proposals to the Armed Forces of the Armed Forces and the defense department for their conclusion.</text:p>
      <text:p text:style-name="P4">
The commander of the medical forces of the Armed Forces of Ukraine Tatyana Ostashchenko noted that the wine -wide invasion of the Russian Federation in Ukraine has been in front of domestic medical support, and the system of VLK in particular, new challenges. Therefore, in the face of Vivnaya, dynamic scaling of the VLK network continues, the number of military and medical commissions has been expanded by their creation in civilian hospitals, and pilot projects of electronic document circulation have been launched.</text:p>
      <text:p text:style-name="P4">
Oksana Ferchuk, Advisor of the Minister of Defense of Ukraine, was about the implementation and planned steps for improvement and ordering of robotic and medical commissions. In particular, she reported that such a digital product has already been developed as an electronic queue. It is now about five cities in Ukraine, in which the most downloaded military-medical commissions-Kharkiv, Lviv, Kiev, Vinnitsa and Odessa.</text:p>
      <ul>
        <li>
We started with the most loaded VLK and continue to move to others, so that the level and the order of service was the same in all regions. In the planning of May this year, to transfer all the military-medical commissions to work with electronic queues,-said Oksana Ferchuk.</li>
      </ul>
      <text:p text:style-name="P4">
The minister's adviser stressed that on any issues in the field of medical support in the Armed Forces, servicemen can also apply to hot lines on the phone 0 800 500 442. All hotline appeals are considered and reporting measures are taken on the facts of violations.</text:p>
      <text:p text:style-name="P4">
News Source: <text:a xlink:type="simple" xlink:href="https://armyinform.com.ua/2023/04/27/oleksij-reznikov-zustrivsya-z-volonteramy-i-gromadskymy-diyachamy-u-medsferi/" text:style-name="Internet_20_link" text:visited-style-name="Visited_20_Internet_20_Link">
https://armyinform.com.ua/2023/04/27/oleksij-reznikov-zustrivsya-z-volonteramy-i-gromadskymy-diyachamy-u-medsferi/</text:a>
</text:p>
      <!--NEWS-->
      <text:h text:style-name="P10" text:outline-level="1">
<text:span text:style-name="T4">
Croatia accepted for the treatment of Ukrainian military</text:span>
</text:h>
      <text:p text:style-name="P4">
Author: ['АРМІЯINFORM']</text:p>
      <text:p text:style-name="P4">
Time: 2023-04-27T43:00:00-04:00</text:p>
      <text:p text:style-name="P4">
Description: Before Croaty, 19 Ukrainian Vіskovikhs were attached to Lіkuvannya, 9 members of the member of Ukraine were set up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3324192_613704594025219_3012497264352513532_n-e1682576628489.jpg" text:style-name="Internet_20_link" text:visited-style-name="Visited_20_Internet_20_Link">
343324192_613704594025219_3012497264352513532_n-e1682576628489.jpg</text:a>
', '<text:a xlink:type="simple" xlink:href="https://armyinform.com.ua/wp-content/uploads/2023/04/343319008_1356976688201990_5858240985965811137_n-e1682576702453.jpg" text:style-name="Internet_20_link" text:visited-style-name="Visited_20_Internet_20_Link">
343319008_1356976688201990_5858240985965811137_n-e1682576702453.jpg</text:a>
']</text:p>
      <text:p text:style-name="P4">
Tags: ['STOPRUSSIA', 'ЛІКУВАННЯ ТА РЕАБІЛІТАЦІЯ', 'ХОРВАТІЯ']</text:p>
      <text:p text:style-name="P4">
Category: News</text:p>
      <!--METADATA-->
      <text:p text:style-name="P4">
<draw:frame draw:style-name="fr1" draw:name="Image353" text:anchor-type="as-char" svg:width="6.9236in" svg:height="4.724889in" draw:z-index="0">
<draw:image xlink:href="../Images/AРМІЯINFORM/2023-04-27T43-00-00-04-00/343324192_613704594025219_3012497264352513532_n-e1682576628489.jpg" xlink:type="simple" xlink:show="embed" xlink:actuate="onLoad" draw:mime-type="image/jpeg"/>
</draw:frame>
In Croatia, 19 Ukrainian military arrived for treatment, with whom 9 members of their families came.</text:p>
      <text:p text:style-name="P4">
About it <text:a xlink:type="simple" xlink:href="https://www.facebook.com/UKRinHRV/posts/pfbid02jhok3XfMipZZt6YM7aX4uzGfYc9wsL1tu7s2e1Fq81NxsATg3BAr8a1rY7PctGRxl" text:style-name="Internet_20_link" text:visited-style-name="Visited_20_Internet_20_Link">
reported</text:a>
at the Embassy of Ukraine in Croatia.</text:p>
      <text:p text:style-name="P4">
It is noted that Croatia will provide the whole complex of medical and organizational and household needs of defenders of Ukraine during their treatment, and family members will be assisted in placement and support during their birth.</text:p>
      <text:p text:style-name="P4">
<draw:frame draw:style-name="fr1" draw:name="Image354" text:anchor-type="as-char" svg:width="6.9236in" svg:height="4.061845in" draw:z-index="0">
<draw:image xlink:href="../Images/AРМІЯINFORM/2023-04-27T43-00-00-04-00/343319008_1356976688201990_5858240985965811137_n-e1682576702453.jpg" xlink:type="simple" xlink:show="embed" xlink:actuate="onLoad" draw:mime-type="image/jpeg"/>
</draw:frame>
"Croats know the sensitivity and pain of wounds obtained during the defense of the Motherland. Therefore, the government of Croatia decided on March 16, 2023 to assist the assistance and rehabilitation of the wounded from Ukraine," the department said.</text:p>
      <text:p text:style-name="P4">
Earlier, Croatian Defense Minister Mario Banozhich <text:a xlink:type="simple" xlink:href="https://armyinform.com.ua/2023/03/29/horvatiya-pidtrymuye-robotu-mizhnarodnogo-sudu-shhodo-vijskovyh-zlochyniv-rosiyi-mario-banozhych/" text:style-name="Internet_20_link" text:visited-style-name="Visited_20_Internet_20_Link">
noted</text:a>
that the country supports the work of the International Court of Crimes of Russia.</text:p>
      <text:p text:style-name="P4">
News Source: <text:a xlink:type="simple" xlink:href="https://armyinform.com.ua/2023/04/27/horvatiya-pryjnyala-na-likuvannya-ukrayinskyh-vijskovyh/" text:style-name="Internet_20_link" text:visited-style-name="Visited_20_Internet_20_Link">
https://armyinform.com.ua/2023/04/27/horvatiya-pryjnyala-na-likuvannya-ukrayinskyh-vijskovyh/</text:a>
</text:p>
      <!--NEWS-->
      <text:h text:style-name="P10" text:outline-level="1">
<text:span text:style-name="T4">
Almost 600 explosive items were neutralized by pyrotechnics per day</text:span>
</text:h>
      <text:p text:style-name="P4">
Author: ['АРМІЯINFORM']</text:p>
      <text:p text:style-name="P4">
Time: 2023-04-27T44:00:00-04:00</text:p>
      <text:p text:style-name="P4">
Description: The long -term service of the Kirotrozhyniy of the Utzvychi Situstovsiy,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text:p>
      <text:p text:style-name="P4">
Tags: ['STOPRUSSIA', 'АГРЕСІЯ РФ', 'ДСНС УКРАЇНИ', 'РОЗМІНУВАННЯ']</text:p>
      <text:p text:style-name="P4">
Category: News</text:p>
      <!--METADATA-->
      <text:p text:style-name="P4">
<draw:frame draw:style-name="fr1" draw:name="Image355" text:anchor-type="as-char" svg:width="6.9236in" svg:height="3.89773in" draw:z-index="0">
<draw:image xlink:href="../Images/AРМІЯINFORM/2023-04-27T44-00-00-04-00/rozminuvannya.jpg" xlink:type="simple" xlink:show="embed" xlink:actuate="onLoad" draw:mime-type="image/jpeg"/>
</draw:frame>
Illustrative photo</text:p>
      <text:p text:style-name="P4">
During the day, the pyrotechnic units of the State Service of Ukraine for extraordinary situations were involved <text:span text:style-name="T4">
 174 times </text:span>
 to perform the tasks of mine.</text:p>
      <text:p text:style-name="P4">
About it <text:a xlink:type="simple" xlink:href="https://dsns.gov.ua/uk/news/nadzvicaini-podiyi/operativna-informaciia-shhodo-roboti-pirotexnicnix-pidrozdiliv-dsns-ukrayini-40" text:style-name="Internet_20_link" text:visited-style-name="Visited_20_Internet_20_Link">
reports</text:a>
SESU of Ukraine.</text:p>
      <text:p text:style-name="P4">
Pyrotechnical units revealed, seized and disposed of <text:span text:style-name="T4">
 571 -excluded object </text:span>
, surveyed with an area of 117 hectares.</text:p>
      <text:p text:style-name="P4">
Most often pyrotechnic units worked: in the Kharkiv region 17 311 times, Kyiv region - 7 509, Donetsk region - 4 913, Mykolaiv region - 4 618, Chernihiv region - 4 529, Kherson region - 4 419, Sumy - 1 880, Cherkasy region - 1 085.</text:p>
      <text:p text:style-name="P4">
Reference: from the beginning of a large -scale military invasion of the Russian Federation in the territory of Ukraine, <text:span text:style-name="T4">
 350 967 exclusive objects </text:span>
 and 2 891 kg of explosive substance, including 2 216 Aviation bombs. The area of about 83 452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27/majzhe-600-vybuhonebezpechnyh-predmetiv-zneshkodyly-pirotehniky-za-dobu-2/" text:style-name="Internet_20_link" text:visited-style-name="Visited_20_Internet_20_Link">
https://armyinform.com.ua/2023/04/27/majzhe-600-vybuhonebezpechnyh-predmetiv-zneshkodyly-pirotehniky-za-dobu-2/</text:a>
</text:p>
      <!--NEWS-->
      <text:h text:style-name="P10" text:outline-level="1">
<text:span text:style-name="T4">
NATO Secretary General Discussed Belgium Prime Minister support Ukraine</text:span>
</text:h>
      <text:p text:style-name="P4">
Author: ['АРМІЯINFORM']</text:p>
      <text:p text:style-name="P4">
Time: 2023-04-27T45:00:00-04:00</text:p>
      <text:p text:style-name="P4">
Description: General Secretary NATO єns Stoltenberg Mav Rozmov Z Prem'r-Ministr Belgії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stoltenberg_croo.jpg" text:style-name="Internet_20_link" text:visited-style-name="Visited_20_Internet_20_Link">
stoltenberg_croo.jpg</text:a>
']</text:p>
      <text:p text:style-name="P4">
Tags: ['STOPRUSSIA', 'БЕЛЬГІЯ', 'ЄНС СТОЛТЕНБЕРГ', 'НАТО']</text:p>
      <text:p text:style-name="P4">
Category: News</text:p>
      <!--METADATA-->
      <text:p text:style-name="P4">
<draw:frame draw:style-name="fr1" draw:name="Image356" text:anchor-type="as-char" svg:width="6.9236in" svg:height="3.894525in" draw:z-index="0">
<draw:image xlink:href="../Images/AРМІЯINFORM/2023-04-27T45-00-00-04-00/stoltenberg_croo.jpg" xlink:type="simple" xlink:show="embed" xlink:actuate="onLoad" draw:mime-type="image/jpeg"/>
</draw:frame>
NATO Secretary General Jens Stoltenberg had a conversation with Prime Minister-Minister Alexander de Croo.</text:p>
      <text:p text:style-name="P4">
About it the head of the North Atlantic Alliance <text:a xlink:type="simple" xlink:href="https://twitter.com/jensstoltenberg/status/1651258392273469442" text:style-name="Internet_20_link" text:visited-style-name="Visited_20_Internet_20_Link">
reported</text:a>
Utwitter.</text:p>
      <text:p text:style-name="P4">
“A good conversation with the Prime Minister of our precious ally and the receiving Ukraine of Belgium Alexander de Croo. We discussed our further support for Ukraine and preparation for ours <text:a xlink:type="simple" xlink:href="https://armyinform.com.ua/2022/11/09/nastupnyj-samit-nato-vidbudetsya-vlitku-2023-roku-v-lytvi/" text:style-name="Internet_20_link" text:visited-style-name="Visited_20_Internet_20_Link">
Sumitunato</text:a>
In Vilnius in July, ”Jens Stoltenberg said.</text:p>
      <text:p text:style-name="P4">
We will remind, earlier NATO Secretary General Jens Stoltenberg during a meeting of the President of Ukraine Volodymyr Zelensky in Kiev <text:a xlink:type="simple" xlink:href="https://armyinform.com.ua/2023/04/20/yens-stoltenberg-miscze-ukrayiny-po-pravu-v-nato/" text:style-name="Internet_20_link" text:visited-style-name="Visited_20_Internet_20_Link">
declared</text:a>
that at the July Summit in Vilnius, one prudent issues will be discussing the Alliance Member States of security for Ukraine, as well as the issue of its membership in the Alliance.</text:p>
      <text:p text:style-name="P4">
News Source: <text:a xlink:type="simple" xlink:href="https://armyinform.com.ua/2023/04/27/gensek-nato-obgovoryv-z-premyerom-belgiyi-pidtrymku-ukrayiny/" text:style-name="Internet_20_link" text:visited-style-name="Visited_20_Internet_20_Link">
https://armyinform.com.ua/2023/04/27/gensek-nato-obgovoryv-z-premyerom-belgiyi-pidtrymku-ukrayiny/</text:a>
</text:p>
      <!--NEWS-->
      <text:h text:style-name="P10" text:outline-level="1">
<text:span text:style-name="T4">
The offender who sold the aggressor to the personal data of Ukrainians and Europeans is exposed</text:span>
</text:h>
      <text:p text:style-name="P4">
Author: ['АРМІЯINFORM']</text:p>
      <text:p text:style-name="P4">
Time: 2023-04-27T46:00:00-04:00</text:p>
      <text:p text:style-name="P4">
Description: Vikritic cerebrospinal fluid at the zbuti basic іz with personal Danimi of the bulk of Ukraine. Him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kiberpolicziya.jpg" text:style-name="Internet_20_link" text:visited-style-name="Visited_20_Internet_20_Link">
kiberpolicziya.jpg</text:a>
']</text:p>
      <text:p text:style-name="P4">
Tags: ['STOPRUSSIA', 'АГРЕСІЯ РФ', 'ВТОРГНЕННЯ РФ', 'КІБЕРПОЛІЦІЯ', 'КОЛАБОРАЦІЙНА ДІЯЛЬНІСТЬ']</text:p>
      <text:p text:style-name="P4">
Category: News</text:p>
      <!--METADATA-->
      <text:p text:style-name="P4">
<draw:frame draw:style-name="fr1" draw:name="Image357" text:anchor-type="as-char" svg:width="6.9236in" svg:height="3.894525in" draw:z-index="0">
<draw:image xlink:href="../Images/AРМІЯINFORM/2023-04-27T46-00-00-04-00/kiberpolicziya.jpg" xlink:type="simple" xlink:show="embed" xlink:actuate="onLoad" draw:mime-type="image/jpeg"/>
</draw:frame>
The attacker was exposed in the sale of bases with personal data of Ukrainian citizens Tais. He turned out to be a 36-year-old Netishin resident who was administrator of the Telegram.</text:p>
      <text:p text:style-name="P4">
About it <text:a xlink:type="simple" xlink:href="https://t.me/CyberpolUA/1642" text:style-name="Internet_20_link" text:visited-style-name="Visited_20_Internet_20_Link">
reports</text:a>
Cyber Police press service.</text:p>
      <text:p text:style-name="P4">
The attacker had passport data, taxpayers' numbers, birth certificates, driver's licenses, bank accounts. In general, the bases contained personal information of more than 300 million people, citizens of Ukraine and EU countries.</text:p>
      <text:p text:style-name="P4">
Depending on the amount of data, the persons involved asked for them from $ 500 to $ 2,000.</text:p>
      <text:p text:style-name="P4">
It was previously established that the buyers were citizens of the aggressor country. Payment for the sale of databases to the citizens of the Russian Federation was received in currency, forbidden by Ukrainian.</text:p>
      <text:p text:style-name="P4">
As part of the pre -trial investigation of criminal proceedings under Part 2 of Art. 361-1(Creation for the purpose of unlawful use, distribution or sale of software or technical means, as well as their distribution or), Art. 362(Unauthorized actions with information that is processed in computers, automated systems, computer networks or stored media of such information committed by a person entitled to access it)The Criminal Code of Ukraine and on the basis of the court order law enforcement officers came to the search.</text:p>
      <text:p text:style-name="P4">
The attacker hindered investigative actions, and later to the Cyber Police of Cyber Police. The person detained in order. 208 of the Criminal Procedure Code of Ukraine and placed in isola -time detention.</text:p>
      <text:p text:style-name="P4">
In the attacker's house, law enforcement officers conducted a search. Mobile phones, three dozen hard drives, SIM cards, computer equipment and server equipment have been removed, where cyber Police have discovered restricted databases. The origin of these databases is established.</text:p>
      <text:p text:style-name="P4">
News Source: <text:a xlink:type="simple" xlink:href="https://armyinform.com.ua/2023/04/27/vykryto-zlochynczya-yakyj-prodavav-krayini-agresoru-personalni-dani-ukrayincziv-ta-yevropejcziv/" text:style-name="Internet_20_link" text:visited-style-name="Visited_20_Internet_20_Link">
https://armyinform.com.ua/2023/04/27/vykryto-zlochynczya-yakyj-prodavav-krayini-agresoru-personalni-dani-ukrayincziv-ta-yevropejcziv/</text:a>
</text:p>
      <!--NEWS-->
      <text:h text:style-name="P10" text:outline-level="1">
<text:span text:style-name="T4">
Briefing at Military Media Center "Participation of the National Guard in Removal of Armed Aggression of the Russian Federation against Ukraine"</text:span>
</text:h>
      <text:p text:style-name="P4">
Author: ['АРМІЯINFORM']</text:p>
      <text:p text:style-name="P4">
Time: 2023-04-27T47:00:00-04:00</text:p>
      <text:p text:style-name="P4">
Description: https://www.youtube.com/watch?v=hfqlphdadwc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MILITARY MEDIA CENTER', 'БРИФІНГ', 'МИКОЛА УРШАЛОВИЧ', 'НАЦГВАРДІЯ']</text:p>
      <text:p text:style-name="P4">
Category: News</text:p>
      <!--METADATA-->
      <text:p text:style-name="P4">
News Source: <text:a xlink:type="simple" xlink:href="https://armyinform.com.ua/2023/04/27/bryfing-u-military-media-center-uchast-naczgvardiyi-u-vidsichi-zbrojnoyi-agresiyi-rf-proty-ukrayiny-2/" text:style-name="Internet_20_link" text:visited-style-name="Visited_20_Internet_20_Link">
https://armyinform.com.ua/2023/04/27/bryfing-u-military-media-center-uchast-naczgvardiyi-u-vidsichi-zbrojnoyi-agresiyi-rf-proty-ukrayiny-2/</text:a>
</text:p>
      <!--NEWS-->
      <text:h text:style-name="P10" text:outline-level="1">
<text:span text:style-name="T4">
Dmytro Kuleba discussed with an Italian colleague further defensive assistance to Ukraine</text:span>
</text:h>
      <text:p text:style-name="P4">
Author: ['АРМІЯINFORM']</text:p>
      <text:p text:style-name="P4">
Time: 2023-04-27T48:00:00-04:00</text:p>
      <text:p text:style-name="P4">
Description: Minist of the law enforcement reports of Ukraine Dmitro Kuleba at Rome PID Hour Zustychi with the head of the Ministry of Law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4493be139b13564575927_730x410.jpg" text:style-name="Internet_20_link" text:visited-style-name="Visited_20_Internet_20_Link">
64493be139b13564575927_730x410.jpg</text:a>
']</text:p>
      <text:p text:style-name="P4">
Tags: ['ДМИТРО КУЛЕБА', 'ДОПОМОГА УКРАЇНІ', 'ІТАЛІЯ', 'ОБОРОННА ДОПОМОГА']</text:p>
      <text:p text:style-name="P4">
Category: News</text:p>
      <!--METADATA-->
      <text:p text:style-name="P4">
<draw:frame draw:style-name="fr1" draw:name="Image358" text:anchor-type="as-char" svg:width="6.9236in" svg:height="4.60941in" draw:z-index="0">
<draw:image xlink:href="../Images/AРМІЯINFORM/2023-04-27T48-00-00-04-00/64493be139b13564575927_730x410.jpg" xlink:type="simple" xlink:show="embed" xlink:actuate="onLoad" draw:mime-type="image/jpeg"/>
</draw:frame>
Foreign Minister of Ukraine Dmitry Kuleb in Rome during a meeting of the Italian Foreign Ministry, Antonio Tayano discussed further defensive assistance to Ukraine.</text:p>
      <text:p text:style-name="P4">
About it <text:a xlink:type="simple" xlink:href="https://mfa.gov.ua/news/dmitro-kuleba-zustrivsya-z-ministrom-zakordonnih-sprav-italijskoyi-respubliki-antonio-tayani" text:style-name="Internet_20_link" text:visited-style-name="Visited_20_Internet_20_Link">
reports</text:a>
Ministry of Foreign Affairs of Ukraine.</text:p>
      <text:p text:style-name="P4">
"The ministers discussed the next steps of Ukraine on the way to the EU and NATO, the sanctions of the ESSOCO, discussed the further defensive assistance of Italy and its active role in the renewal of Ukraine," the message reads.</text:p>
      <text:p text:style-name="P4">
As it was reported, Prime Minister of Ukraine Denis Shmigal in the framework of working visit in Rome <text:a xlink:type="simple" xlink:href="https://armyinform.com.ua/2023/04/27/denys-shmygal-obgovoryv-pidtrymku-ukrayiny-z-kerivnycztvom-parlamentu-italiyi/" text:style-name="Internet_20_link" text:visited-style-name="Visited_20_Internet_20_Link">
spent</text:a>
Meetings by the Parliament of the Italian Republic and discussed the support of Ukraine.</text:p>
      <text:p text:style-name="P4">
News Source: <text:a xlink:type="simple" xlink:href="https://armyinform.com.ua/2023/04/27/dmytro-kuleba-obgovoryv-z-italijskym-kolegoyu-podalshu-oboronnu-dopomogu-ukrayini/" text:style-name="Internet_20_link" text:visited-style-name="Visited_20_Internet_20_Link">
https://armyinform.com.ua/2023/04/27/dmytro-kuleba-obgovoryv-z-italijskym-kolegoyu-podalshu-oboronnu-dopomogu-ukrayini/</text:a>
</text:p>
      <!--NEWS-->
      <text:h text:style-name="P10" text:outline-level="1">
<text:span text:style-name="T4">
Rosarmia fired at 147 settlements per day: among civilians are killed and injured</text:span>
</text:h>
      <text:p text:style-name="P4">
Author: ['АРМІЯINFORM']</text:p>
      <text:p text:style-name="P4">
Time: 2023-04-27T49: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54783419143407295_y.jpg" text:style-name="Internet_20_link" text:visited-style-name="Visited_20_Internet_20_Link">
photo_5354783419143407295_y.jpg</text:a>
']</text:p>
      <text:p text:style-name="P4">
Tags: ['STOPRUSSIA', 'АГРЕСІЯ РФ', 'ХАРКІВСЬКИЙ ТРИБУНАЛ']</text:p>
      <text:p text:style-name="P4">
Category: News</text:p>
      <!--METADATA-->
      <text:p text:style-name="P4">
<draw:frame draw:style-name="fr1" draw:name="Image359" text:anchor-type="as-char" svg:width="6.9236in" svg:height="5.456545in" draw:z-index="0">
<draw:image xlink:href="../Images/AРМІЯINFORM/2023-04-27T49-00-00-04-00/photo_5354783419143407295_y.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text:a xlink:type="simple" xlink:href="https://t.me/militarymediacenter/1791" text:style-name="Internet_20_link" text:visited-style-name="Visited_20_Internet_20_Link">
reports</text:a>
Military Mediacenter.</text:p>
      <text:p text:style-name="P4">
“In general from different types of weapons(Rifle weapons, mortars, tanks, artillery, RSZV, ZRK, UAV, winged missiles, tactical aviation)The implementation of 147 settlements, 94 objects of infrastructure were confirmed, ”the message reads.</text:p>
      <text:p text:style-name="P4">
There are killed and injured among civilians, the number of victims is clarified.</text:p>
      <text:p text:style-name="P4">
News Source: <text:a xlink:type="simple" xlink:href="https://armyinform.com.ua/2023/04/27/rosarmiya-obstrilyala-za-dobu-147-naselenyh-punktiv-sered-czyvilnyh-ye-zagybli-i-poraneni/" text:style-name="Internet_20_link" text:visited-style-name="Visited_20_Internet_20_Link">
https://armyinform.com.ua/2023/04/27/rosarmiya-obstrilyala-za-dobu-147-naselenyh-punktiv-sered-czyvilnyh-ye-zagybli-i-poraneni/</text:a>
</text:p>
      <!--NEWS-->
      <text:h text:style-name="P10" text:outline-level="1">
<text:span text:style-name="T4">
National Guards in three directions restrained the assault actions of Russian invaders</text:span>
</text:h>
      <text:p text:style-name="P4">
Author: ['Олександр Беккер']</text:p>
      <text:p text:style-name="P4">
Time: 2023-04-27T50:00:00-04:00</text:p>
      <text:p text:style-name="P4">
Description: Lenten Tizhnya, the enemy of the main Zuillya Zuylle Zoseredzhuvivu on the leading advanced on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228628_ngu.png" text:style-name="Internet_20_link" text:visited-style-name="Visited_20_Internet_20_Link">
228628_ngu.png</text:a>
']</text:p>
      <text:p text:style-name="P4">
Tags: ['MILITARY MEDIA CENTER', 'МИКОЛА УРШАЛОВИЧ', 'НАЦГВАРДІЯ', 'ХРОНІКА ОБОРОНИ']</text:p>
      <text:p text:style-name="P4">
Category: News</text:p>
      <!--METADATA-->
      <text:p text:style-name="P4">
<draw:frame draw:style-name="fr1" draw:name="Image360" text:anchor-type="as-char" svg:width="6.9236in" svg:height="3.606042in" draw:z-index="0">
<draw:image xlink:href="../Images/AРМІЯINFORM/2023-04-27T50-00-00-04-00/228628_ngu.png" xlink:type="simple" xlink:show="embed" xlink:actuate="onLoad" draw:mime-type="image/png"/>
</draw:frame>
 Фото:espreso.tv</text:p>
      <text:p text:style-name="P4">
Протягом минулого тижня противник основні зусилля зосереджував на веденнінаступальних та штурмових дій у східній операційній зоні. ПідрозділиНаціональної гвардії, які виконують завдання на лінії бойового зіткнення, недозволили ворогу покращити своє тактичне положення на Куп’янському,Лиманському та Сіверському напрямках.</text:p>
      <text:p text:style-name="P4">
Про це під час <text:a xlink:type="simple" xlink:href="https://armyinform.com.ua/2023/04/27/bryfing-u-military-media-center-uchast-naczgvardiyi-u-vidsichi-zbrojnoyi-agresiyi-rf-proty-ukrayiny-2/" text:style-name="Internet_20_link" text:visited-style-name="Visited_20_Internet_20_Link">
брифінгу</text:a>
In Militation Media Center, Colonel Mykola Urshalovich announced the deputy director of planning of the use of the Main Directorate of the National Guard.</text:p>
      <text:p text:style-name="P4">
Despite the increase in the intensity of enemy shelling and active use of the cavity components, Guards soldiers ensured the maintenance of the occupied borders.</text:p>
      <text:p text:style-name="P4">
-During the assault by the enemy of the position of the unit of the 5th Slobozhanskaya brigadine, the Kremlin soldiers Igor Protasov in his first battle of fire with the fire weapons stopped the promotion of the assault group of the enemy, forcing it to seize it. The enemy who was able to come closer, the warriors of the Guards are struck and forced to go away. Thanks to the decisive actions, endurance and distinguishing weapons, soldiers Igor Protasov not only stopped the breakthrough of the enemy, but he iconically destroyed several invaders, saving the lives of his comrades, - said Colonel Mykola Urshalovich.</text:p>
      <text:p text:style-name="P4">
News Source: <text:a xlink:type="simple" xlink:href="https://armyinform.com.ua/2023/04/27/naczgvardijczi-na-troh-napryamkah-strymaly-shturmovi-diyi-rosijskyh-okupantiv/" text:style-name="Internet_20_link" text:visited-style-name="Visited_20_Internet_20_Link">
https://armyinform.com.ua/2023/04/27/naczgvardijczi-na-troh-napryamkah-strymaly-shturmovi-diyi-rosijskyh-okupantiv/</text:a>
</text:p>
      <!--NEWS-->
      <text:h text:style-name="P10" text:outline-level="1">
<text:span text:style-name="T4">
In Bakhmut, the enemy does not pay attention to his own losses and tries to move through the bodies of his dead - Mykola Urshalovich</text:span>
</text:h>
      <text:p text:style-name="P4">
Author: ['Анна Кравченко']</text:p>
      <text:p text:style-name="P4">
Time: 2023-04-27T51:00:00-04:00</text:p>
      <text:p text:style-name="P4">
Description: Mayuchi, the number of extension is not worried about it, at the Bakhmutsky straightening of the Vorog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5f9a7004.jpg" text:style-name="Internet_20_link" text:visited-style-name="Visited_20_Internet_20_Link">
5f9a7004.jpg</text:a>
']</text:p>
      <text:p text:style-name="P4">
Tags: ['MILITARY MEDIA CENTER', 'МИКОЛА УРШАЛОВИЧ']</text:p>
      <text:p text:style-name="P4">
Category: News</text:p>
      <!--METADATA-->
      <text:p text:style-name="P4">
<draw:frame draw:style-name="fr1" draw:name="Image361" text:anchor-type="as-char" svg:width="6.9236in" svg:height="4.615733in" draw:z-index="0">
<draw:image xlink:href="../Images/AРМІЯINFORM/2023-04-27T51-00-00-04-00/5f9a7004.jpg" xlink:type="simple" xlink:show="embed" xlink:actuate="onLoad" draw:mime-type="image/jpeg"/>
</draw:frame>
Having a numerical advantage and not considering the losses, in the Bakhmut direction, the savings tries to move through the bodies of his dead, and if it succeeds, then Kremlin's logic is evaluated as "significant success".</text:p>
      <text:p text:style-name="P4">
This was announced during a briefing at the Military Media Center by the Deputy Director Administration of Planning of the Use of the Main Directorate of National Guard Colonel Mykola Urshalovich.</text:p>
      <text:p text:style-name="P4">
-In the Bakhmut direction of the 4th Brigade of the Operational Purpose of the name of the name of Ukraine, Sergeant Mikhalchuk ensured the fulfillment of tasks with certain commanding and the attachment of significant losses by the assault units of the Russian Federation,-Mykola Urshalovich resolved.</text:p>
      <text:p text:style-name="P4">
According to him, <text:span text:style-name="T4">
 In the Avdeevsky direction </text:span>
 the enemy continued unsuccessful successive actions.</text:p>
      <text:p text:style-name="P4">
Special purpose units of the National Guard caused the occupants of the loss of power and equipment in the areas of Marinka, Spartak and Sands.</text:p>
      <text:p text:style-name="P4">
At the same time, <text:span text:style-name="T4">
 in Zaporizhzhya and other directions </text:span>
 the enemy went to defense.</text:p>
      <text:p text:style-name="P4">
-Having no achievements on the battlefield, the invaders continue the shelling of the positions. And the barbaric missile attacks of Russians on civilian objects of inissalena points are jeopardizing the life of civilian population of Ukraine, - said Colonel Mykola Urshalovich.</text:p>
      <text:p text:style-name="P4">
News Source: <text:a xlink:type="simple" xlink:href="https://armyinform.com.ua/2023/04/27/u-bahmuti-vorog-ne-zvazhaye-na-vlasni-vtraty-ta-namagayetsya-prosuvatysya-po-tilah-svoyi-zagyblyh-mykola-urshalovych/" text:style-name="Internet_20_link" text:visited-style-name="Visited_20_Internet_20_Link">
https://armyinform.com.ua/2023/04/27/u-bahmuti-vorog-ne-zvazhaye-na-vlasni-vtraty-ta-namagayetsya-prosuvatysya-po-tilah-svoyi-zagyblyh-mykola-urshalovych/</text:a>
</text:p>
      <!--NEWS-->
      <text:h text:style-name="P10" text:outline-level="1">
<text:span text:style-name="T4">
The NSU mine detachment for a week surveyed 370 hectares in the Kherson region and neutralized 45 explosive items</text:span>
</text:h>
      <text:p text:style-name="P4">
Author: ['Володимир Поліщук']</text:p>
      <text:p text:style-name="P4">
Time: 2023-04-27T52:00:00-04:00</text:p>
      <text:p text:style-name="P4">
Description: The establishments of Povin Rosinovannia of National Guard of Ukraine Viconnya Zavdan Z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6_30.jpg" text:style-name="Internet_20_link" text:visited-style-name="Visited_20_Internet_20_Link">
6_30.jpg</text:a>
']</text:p>
      <text:p text:style-name="P4">
Tags: ['MILITARY MEDIA CENTER', 'БРИФІНГ', 'НАЦГВАРДІЯ', 'УРШАЛОВИЧ']</text:p>
      <text:p text:style-name="P4">
Category: News</text:p>
      <!--METADATA-->
      <text:p text:style-name="P4">
<draw:frame draw:style-name="fr1" draw:name="Image362" text:anchor-type="as-char" svg:width="6.9236in" svg:height="4.615733in" draw:z-index="0">
<draw:image xlink:href="../Images/AРМІЯINFORM/2023-04-27T52-00-00-04-00/6_30.jpg" xlink:type="simple" xlink:show="embed" xlink:actuate="onLoad" draw:mime-type="image/jpeg"/>
</draw:frame>
Photo: National Guard</text:p>
      <text:p text:style-name="P4">
The consolidated detachment of the National Guard of Ukraine continues to perform the development of humanitarian demining of the territories of agricultural purpose of Kherson region.</text:p>
      <text:p text:style-name="P4">
About it during <text:a xlink:type="simple" xlink:href="https://www.youtube.com/watch" text:style-name="Internet_20_link" text:visited-style-name="Visited_20_Internet_20_Link">
briefing</text:a>
VMILITARY MEDIA CENTER was informed by the Deputy Director of the Planning Department of the Main Directorate of NSU Colonel Mykola Urshalovich.</text:p>
      <ul>
        <li>
In general, about 370 hectares of area, 1.5 km of roads, 9.6 km of transmission lines were disposed of 45 explosive objects, - said Mykola Urshalovich said in the area of settlements and Muzykivka.</li>
      </ul>
      <text:p text:style-name="P4">
In addition, the national guards of the National Guard in Zaporizhzhya, Lugansk, Kharkiv and Mykolaiv regions were surveyed about 115 ha, 10 km of roads and neutralized 27 explosive objects last week.</text:p>
      <text:p text:style-name="P4">
News Source: <text:a xlink:type="simple" xlink:href="https://armyinform.com.ua/2023/04/27/zagin-iz-rozminuvannya-ngu-za-tyzhden-obstezhyv-370-ga-u-hersonskij-oblasti-j-zneshkodyv-45-vybuhonebezpechnyh-predmetiv/" text:style-name="Internet_20_link" text:visited-style-name="Visited_20_Internet_20_Link">
https://armyinform.com.ua/2023/04/27/zagin-iz-rozminuvannya-ngu-za-tyzhden-obstezhyv-370-ga-u-hersonskij-oblasti-j-zneshkodyv-45-vybuhonebezpechnyh-predmetiv/</text:a>
</text:p>
      <!--NEWS-->
      <text:h text:style-name="P10" text:outline-level="1">
<text:span text:style-name="T4">
The National Guard was told about the number of occupants and hostile equipment over the past week</text:span>
</text:h>
      <text:p text:style-name="P4">
Author: ['Анна Кравченко']</text:p>
      <text:p text:style-name="P4">
Time: 2023-04-27T53:00:00-04:00</text:p>
      <text:p text:style-name="P4">
Description: During the passage of Tyzheneni, the operational recognition of the National Guard was smelled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228628_ngu.png" text:style-name="Internet_20_link" text:visited-style-name="Visited_20_Internet_20_Link">
228628_ngu.png</text:a>
']</text:p>
      <text:p text:style-name="P4">
Tags: ['MILITARY MEDIA CENTER', 'МИКОЛА УРШАЛОВИЧ']</text:p>
      <text:p text:style-name="P4">
Category: News</text:p>
      <!--METADATA-->
      <text:p text:style-name="P4">
<draw:frame draw:style-name="fr1" draw:name="Image363" text:anchor-type="as-char" svg:width="6.9236in" svg:height="3.606042in" draw:z-index="0">
<draw:image xlink:href="../Images/AРМІЯINFORM/2023-04-27T53-00-00-04-00/228628_ngu.png" xlink:type="simple" xlink:show="embed" xlink:actuate="onLoad" draw:mime-type="image/png"/>
</draw:frame>
Last week, about 150 invaders, two artillery systems, three armored vehicles, field composition and three enemy armor were launched.</text:p>
      <text:p text:style-name="P4">
This was announced during a briefing at the Military Media Center by the Deputy Director Administration of Planning of the Use of the Main Directorate of National Guard Colonel Mykola Urshalovich.</text:p>
      <ul>
        <li>
Also actively worked with reconnaissance of the National Guard, who discovered 234 -whole enemy(From them by the forces and means of observation posts - 56, the calculations of pendant aviation complexes - 82 and means of electronic reconnaissance - 96), - said Mykola Urshalovich.</li>
      </ul>
      <text:p text:style-name="P4">
According to him, groups of aerial intelligence of the 27th Pechersk Brigade in Lymansky, Donetsk and Zaporizhzhya directions were found in cooperation with artillery units destroyed four SAUs, two howitzers, six combat armored vehicles, two units of special caterpillar and 12 units of automotive equipment.</text:p>
      <text:p text:style-name="P4">
In addition, the artillery guards provided fire support for the units of Nalimansk, Donetsk and Zaporizhzhya.</text:p>
      <text:p text:style-name="P4">
According to the Deputy Director of the SUNGU planning department, the National Guards performed 460 fire tasks during the week and destroyed about 80 enemy people, three mortars of 120mm mortars with calculations and double-haired automobile equipment.</text:p>
      <text:p text:style-name="P4">
News Source: <text:a xlink:type="simple" xlink:href="https://armyinform.com.ua/2023/04/27/u-naczgvardiyi-rozpovily-pro-kilkist-znyshhenyh-okupantiv-ta-vorozhoyi-tehniky-za-mynulyj-tyzhden/" text:style-name="Internet_20_link" text:visited-style-name="Visited_20_Internet_20_Link">
https://armyinform.com.ua/2023/04/27/u-naczgvardiyi-rozpovily-pro-kilkist-znyshhenyh-okupantiv-ta-vorozhoyi-tehniky-za-mynulyj-tyzhden/</text:a>
</text:p>
      <!--NEWS-->
      <text:h text:style-name="P10" text:outline-level="1">
<text:span text:style-name="T4">
During the week of NSU detained 72 suspects of crimes, two traitors and almost two thousand offenders</text:span>
</text:h>
      <text:p text:style-name="P4">
Author: ['Володимир Поліщук']</text:p>
      <text:p text:style-name="P4">
Time: 2023-04-27T54:00:00-04:00</text:p>
      <text:p text:style-name="P4">
Description: Vikonyuchi Zavdannya to the Teritarian Defense, National Guard of Ukraine is a hunting hous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7a2d16a-7f4b-467b-97ea-95062240153b.jpg" text:style-name="Internet_20_link" text:visited-style-name="Visited_20_Internet_20_Link">
b7a2d16a-7f4b-467b-97ea-95062240153b.jpg</text:a>
']</text:p>
      <text:p text:style-name="P4">
Tags: ['MILITARY MEDIA CENTER', 'БРИФІНГ', 'МИКОЛА УРШАЛОВИЧ', 'НАЦГВАРДІЯ']</text:p>
      <text:p text:style-name="P4">
Category: News</text:p>
      <!--METADATA-->
      <text:p text:style-name="P4">
<draw:frame draw:style-name="fr1" draw:name="Image364" text:anchor-type="as-char" svg:width="6.9236in" svg:height="4.609964in" draw:z-index="0">
<draw:image xlink:href="../Images/AРМІЯINFORM/2023-04-27T54-00-00-04-00/b7a2d16a-7f4b-467b-97ea-95062240153b.jpg" xlink:type="simple" xlink:show="embed" xlink:actuate="onLoad" draw:mime-type="image/jpeg"/>
</draw:frame>
Photo press service of NSU</text:p>
      <text:p text:style-name="P4">
Performing territorial defense tasks, the National Guard of Ukraine enhances more than 300 important state sites, 103 objects of regional tamystoral importance.</text:p>
      <text:p text:style-name="P4">
About it at <text:a xlink:type="simple" xlink:href="https://www.youtube.com/watch" text:style-name="Internet_20_link" text:visited-style-name="Visited_20_Internet_20_Link">
briefing</text:a>
"Participation Guard in the Removal of the Armed Forces of the Russian Federation against Ukraine", which was held by the Deputy Director of the NSU Main Department of NSU Main Directorate of NSU, the Deputy Director of the NSU Main Department.</text:p>
      <ul>
        <li>
We continue to ensure the legal regime of martial law. For the implementation of the curfew and the service of public security in 35 settlements of the state, more than 1,100 servicemen of the National Guard, 75 patrol cars and 43 kinenologists with service dogs are involved daily, - he said. - 6 thousand military personnel 126 checkpoints on entrances and departures to settlements checked documents, inspect things and vehicles, luggage and cargo.</li>
      </ul>
      <text:p text:style-name="P4">
Colonel Urshalovich reported that the NSU took part in 18 measures in contradictory struggle in the territory of 8 oblasts, for which she attracted more than 450 Bays.</text:p>
      <text:p text:style-name="P4">
The National Guards checked over 1300 addresses, almost 4 thousand vehicles, about 2.5 thousand mobile phones of citizens. In Kherson and Nikolaev, they rested two citizens who were wanted on suspicion of state -owned state.</text:p>
      <text:p text:style-name="P4">
In total, in the course of the tasks to ensure measures of legal regime, 1900 persons were detained for a week for a week, of which - 72 for criminal ones.</text:p>
      <text:p text:style-name="P4">
News Source: <text:a xlink:type="simple" xlink:href="https://armyinform.com.ua/2023/04/27/za-tyzhden-ngu-zatrymala-72-pidozryuvanyh-u-vchyneni-zlochyniv-dvoh-zradnykiv-ta-majzhe-dvi-tysyachi-pravoporushnykiv/" text:style-name="Internet_20_link" text:visited-style-name="Visited_20_Internet_20_Link">
https://armyinform.com.ua/2023/04/27/za-tyzhden-ngu-zatrymala-72-pidozryuvanyh-u-vchyneni-zlochyniv-dvoh-zradnykiv-ta-majzhe-dvi-tysyachi-pravoporushnykiv/</text:a>
</text:p>
      <!--NEWS-->
      <text:h text:style-name="P10" text:outline-level="1">
<text:span text:style-name="T4">
The National Guard Units of the National Guard have destroyed 4 UAVs of the Russian Federation Army</text:span>
</text:h>
      <text:p text:style-name="P4">
Author: ['Олександр Беккер']</text:p>
      <text:p text:style-name="P4">
Time: 2023-04-27T55:00:00-04:00</text:p>
      <text:p text:style-name="P4">
Description: About the PID Hour Briffing at the Military Media Center, the intercessor of the direct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shahedy.jpg" text:style-name="Internet_20_link" text:visited-style-name="Visited_20_Internet_20_Link">
1shahedy.jpg</text:a>
']</text:p>
      <text:p text:style-name="P4">
Tags: []</text:p>
      <text:p text:style-name="P4">
Category: News</text:p>
      <!--METADATA-->
      <text:p text:style-name="P4">
<draw:frame draw:style-name="fr1" draw:name="Image365" text:anchor-type="as-char" svg:width="6.9236in" svg:height="4.119542in" draw:z-index="0">
<draw:image xlink:href="../Images/AРМІЯINFORM/2023-04-27T55-00-00-04-00/1shahedy.jpg" xlink:type="simple" xlink:show="embed" xlink:actuate="onLoad" draw:mime-type="image/jpeg"/>
</draw:frame>
About it during <text:a xlink:type="simple" xlink:href="https://armyinform.com.ua/2023/04/27/bryfing-u-military-media-center-uchast-naczgvardiyi-u-vidsichi-zbrojnoyi-agresiyi-rf-proty-ukrayiny-2/" text:style-name="Internet_20_link" text:visited-style-name="Visited_20_Internet_20_Link">
briefing</text:a>
In Militation Media Center, Colonel Mykola Urshalovich announced the deputy director of planning of the use of the Main Directorate of the National Guard.</text:p>
      <text:p text:style-name="P4">
On April 22, in the Zaporizhzhya area, the Mobile Fire Group of the 15th Brigade of Rargeal Weapons shot down two Shahd-136 UAVs.</text:p>
      <text:p text:style-name="P4">
On April 23, the personnel of the 21st Public Protection Brigade during the service at a checkpoint in the area of the settlement of Olgivka Kherson region from small arms shot down the enemy UAV.</text:p>
      <text:p text:style-name="P4">
The group of UAVs of the 11th Mikhail Hrushevsky Brigade in the Antonovschi Ferson region was intercepting the control of enemy drone.</text:p>
      <text:p text:style-name="P4">
Last week, the National Guard Aviation has made 4 combat missions for the enemy's lesion and 5 departures to perform the intelligence tasks of the artillery fire.</text:p>
      <text:p text:style-name="P4">
News Source: <text:a xlink:type="simple" xlink:href="https://armyinform.com.ua/2023/04/27/pidrozdily-ppo-naczgvardiyi-mynulogo-tyzhnya-znyshhyly-4-bpla-armiyi-rf/" text:style-name="Internet_20_link" text:visited-style-name="Visited_20_Internet_20_Link">
https://armyinform.com.ua/2023/04/27/pidrozdily-ppo-naczgvardiyi-mynulogo-tyzhnya-znyshhyly-4-bpla-armiyi-rf/</text:a>
</text:p>
      <!--NEWS-->
      <text:h text:style-name="P10" text:outline-level="1">
<text:span text:style-name="T4">
The invaders admit that they kill Ukrainian prisoners of war after interrogations</text:span>
</text:h>
      <text:p text:style-name="P4">
Author: ['АРМІЯINFORM']</text:p>
      <text:p text:style-name="P4">
Time: 2023-04-27T56:00:00-04:00</text:p>
      <text:p text:style-name="P4">
Descriptio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ТОРГНЕННЯ РФ', 'ПЕРЕХОПЛЕННЯ', 'СБУ']</text:p>
      <text:p text:style-name="P4">
Category: News</text:p>
      <!--METADATA-->
      <text:p text:style-name="P4">
Such murders occur in the animal way - prisoners cut the throat.</text:p>
      <text:p text:style-name="P4">
About this <text:a xlink:type="simple" xlink:href="https://ssu.gov.ua/novyny/okupanty-vyznaiut-shcho-vbyvaiut-ukrainskykh-viiskovopolonenykh-pislia-dopytiv-audio" text:style-name="Internet_20_link" text:visited-style-name="Visited_20_Internet_20_Link">
testifies</text:a>
A new interception of the SBU made on the eastern front of Ukraine.</text:p>
      <text:p text:style-name="P4">
“The man is to be burned. But this is not the first time ... - - tells the Russian military to his acquaintance about the crime, which he has to commit after this telephone conversation.</text:p>
      <text:p text:style-name="P4">
“People who are warfare… They have been able to keep us. Well, then what all -forming with them we will get. Further, it is to keep. Here ... they do them, ”the rashist explains.</text:p>
      <text:p text:style-name="P4">
He tells the details how he cuts a person's throat. And he specifies that he has enough cases and has to do so at night.</text:p>
      <text:p text:style-name="P4">
The Security Service of Ukraine has established the identity of the executioner, his constituent data, location and communication.</text:p>
      <text:p text:style-name="P4">
The man on audio - Eugene Schuko from the Novgorod region of the Russian Federation, 1995. He was mobilized in the fall of 2022, since then he has been in positions in Kharkiv region.</text:p>
      <text:p text:style-name="P4">
The SBU works for this bitch and every military criminal from the Russian Federation to be deserved for its atrocities. The Ukrainian intelligence service is investigating more than 35 thousand criminal proceedings for violation of the laws and customs of war.</text:p>
      <text:p text:style-name="P4">
News Source: <text:a xlink:type="simple" xlink:href="https://armyinform.com.ua/2023/04/27/okupanty-vyznayut-shho-vbyvayut-ukrayinskyh-vijskovopolonenyh-pislya-dopytiv/" text:style-name="Internet_20_link" text:visited-style-name="Visited_20_Internet_20_Link">
https://armyinform.com.ua/2023/04/27/okupanty-vyznayut-shho-vbyvayut-ukrayinskyh-vijskovopolonenyh-pislya-dopytiv/</text:a>
</text:p>
      <!--NEWS-->
      <text:h text:style-name="P10" text:outline-level="1">
<text:span text:style-name="T4">
There are 7 enemy ships in the Black Sea on combat duty</text:span>
</text:h>
      <text:p text:style-name="P4">
Author: ['АРМІЯINFORM']</text:p>
      <text:p text:style-name="P4">
Time: 2023-04-27T57:00:00-04:00</text:p>
      <text:p text:style-name="P4">
Description: The village of 27 KVITY in the waters of Chorny, Azovsky, that scores of the Source Morce at the Boy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pidvodnyj-choven-kalibry.jpg" text:style-name="Internet_20_link" text:visited-style-name="Visited_20_Internet_20_Link">
pidvodnyj-choven-kalibry.jpg</text:a>
', '<text:a xlink:type="simple" xlink:href="https://armyinform.com.ua/wp-content/uploads/2023/04/343480944_1585559541939066_128233035259526096_n.jpg" text:style-name="Internet_20_link" text:visited-style-name="Visited_20_Internet_20_Link">
343480944_1585559541939066_128233035259526096_n.jpg</text:a>
']</text:p>
      <text:p text:style-name="P4">
Tags: ['STOPRUSSIA', 'АГРЕСІЯ РФ', 'ВМС ЗС УКРАЇНИ', 'ВТОРГНЕННЯ РФ']</text:p>
      <text:p text:style-name="P4">
Category: News</text:p>
      <!--METADATA-->
      <text:p text:style-name="P4">
<draw:frame draw:style-name="fr1" draw:name="Image366" text:anchor-type="as-char" svg:width="6.9236in" svg:height="4.366107in" draw:z-index="0">
<draw:image xlink:href="../Images/AРМІЯINFORM/2023-04-27T57-00-00-04-00/pidvodnyj-choven-kalibry.jpg" xlink:type="simple" xlink:show="embed" xlink:actuate="onLoad" draw:mime-type="image/jpeg"/>
</draw:frame>
Illustrative photo</text:p>
      <text:p text:style-name="P4">
As of April 27, there are 12 enemy ships in the waters of the Black, Azov and Mediterranean Seas, of which 4 carbrats of the caliber winged. The total volley is 40 rockets.</text:p>
      <text:p text:style-name="P4">
This is stated in <text:a xlink:type="simple" xlink:href="https://www.facebook.com/navy.mil.gov.ua/posts/pfbid035RM2pu8aWz9TyuHVajbumoRnuTKTRTa8nh3ZjAQ3HKMtehghRgzhyRDjXPfcpe5Pl" text:style-name="Internet_20_link" text:visited-style-name="Visited_20_Internet_20_Link">
message</text:a>
Command of the Navy of the Armed Forces of Ukraine.</text:p>
      <text:p text:style-name="P4">
Of them:</text:p>
      <ul>
        <li>
There are 7 enemy ships in the Black Sea, of which are 3 carriers of the Caliber Winged missiles, a total volley is 24 rockets; * In the Sea of Azov, the enemy continues to control marine communications, holding 1 ship on combat duty; * There are 4 enemy ships in the Mediterranean, 1 of which are 1 carpet carrier carriage rockets, a total volley is 16 rockets.</li>
      </ul>
      <text:p text:style-name="P4">
The Russian Federation continues to violate the International Convention on the Protection of Human Life at the Sea of 1974(SOLAS)by turning off automatic identification systems(AIS)Nazi vessels in the Azov Sea.</text:p>
      <text:p text:style-name="P4">
<draw:frame draw:style-name="fr1" draw:name="Image367" text:anchor-type="as-char" svg:width="6.9236in" svg:height="8.6545in" draw:z-index="0">
<draw:image xlink:href="../Images/AРМІЯINFORM/2023-04-27T57-00-00-04-00/343480944_1585559541939066_128233035259526096_n.jpg" xlink:type="simple" xlink:show="embed" xlink:actuate="onLoad" draw:mime-type="image/jpeg"/>
</draw:frame>
</text:p>
      <text:p text:style-name="P4">
News Source: <text:a xlink:type="simple" xlink:href="https://armyinform.com.ua/2023/04/27/u-chornomu-mori-na-bojovomu-cherguvanni-perebuvaye-7-vorozhyh-korabliv-2/" text:style-name="Internet_20_link" text:visited-style-name="Visited_20_Internet_20_Link">
https://armyinform.com.ua/2023/04/27/u-chornomu-mori-na-bojovomu-cherguvanni-perebuvaye-7-vorozhyh-korabliv-2/</text:a>
</text:p>
      <!--NEWS-->
      <text:h text:style-name="P10" text:outline-level="1">
<text:span text:style-name="T4">
Ukrainians will never surrender their country to the enemy and leave their land - President of Ukraine</text:span>
</text:h>
      <text:p text:style-name="P4">
Author: ['АРМІЯINFORM']</text:p>
      <text:p text:style-name="P4">
Time: 2023-04-27T58:00:00-04:00</text:p>
      <text:p text:style-name="P4">
Description: Ukrainian President Volodymyr Zelensky, the Ukrainian people Nikoli is not a building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5355040906727769432_y.jpg" text:style-name="Internet_20_link" text:visited-style-name="Visited_20_Internet_20_Link">
photo_5355040906727769432_y.jpg</text:a>
', '<text:a xlink:type="simple" xlink:href="https://armyinform.com.ua/wp-content/uploads/2023/04/photo_5355040906727769433_y-150x150.jpg" text:style-name="Internet_20_link" text:visited-style-name="Visited_20_Internet_20_Link">
photo_5355040906727769433_y-150x150.jpg</text:a>
', '<text:a xlink:type="simple" xlink:href="https://armyinform.com.ua/wp-content/uploads/2023/04/photo_5355040906727769435_y-150x150.jpg" text:style-name="Internet_20_link" text:visited-style-name="Visited_20_Internet_20_Link">
photo_5355040906727769435_y-150x150.jpg</text:a>
', '<text:a xlink:type="simple" xlink:href="https://armyinform.com.ua/wp-content/uploads/2023/04/photo_5355040906727769431_y-150x150.jpg" text:style-name="Internet_20_link" text:visited-style-name="Visited_20_Internet_20_Link">
photo_5355040906727769431_y-150x150.jpg</text:a>
', '<text:a xlink:type="simple" xlink:href="https://armyinform.com.ua/wp-content/uploads/2023/04/photo_5355040906727769436_y-150x150.jpg" text:style-name="Internet_20_link" text:visited-style-name="Visited_20_Internet_20_Link">
photo_5355040906727769436_y-150x150.jpg</text:a>
']</text:p>
      <text:p text:style-name="P4">
Tags: ['ВОЛОДИМИР ЗЕЛЕНСЬКИЙ', 'ПРЕЗИДЕНТ УКРАЇНИ']</text:p>
      <text:p text:style-name="P4">
Category: News</text:p>
      <!--METADATA-->
      <text:p text:style-name="P4">
<draw:frame draw:style-name="fr1" draw:name="Image368" text:anchor-type="as-char" svg:width="6.9236in" svg:height="4.615733in" draw:z-index="0">
<draw:image xlink:href="../Images/AРМІЯINFORM/2023-04-27T58-00-00-04-00/photo_5355040906727769432_y.jpg" xlink:type="simple" xlink:show="embed" xlink:actuate="onLoad" draw:mime-type="image/jpeg"/>
</draw:frame>
President of Ukraine Volodymyr Zelensky believes that the Ukrainian people will never be not removed by the Russian enemy and will never leave their land.</text:p>
      <text:p text:style-name="P4">
The head of state [wrote] about it(https://t.me/V_Zelenskiy_official/6022)in your telegram.</text:p>
      <text:p text:style-name="P4">
“Although hundreds of our villages and dozens of cities are burned by Russian Tauviation Artillery, Ukrainians are able to bring them back to life. It is not in the habit of our people to get wounds on their land that have not healed, ”his post reads.</text:p>
      <text:p text:style-name="P4">
<text:a xlink:type="simple" xlink:href="https://armyinform.com.ua/wp-content/uploads/2023/04/photo_5355040906727769433_y.jpg" text:style-name="Internet_20_link" text:visited-style-name="Visited_20_Internet_20_Link">
!(Images/AРМІЯINFORM/2023-04-27T58-00-00-04-00/photo_5355040906727769433_y-150x150.jpg)</text:a>
</text:p>
      <text:p text:style-name="P4">
<text:a xlink:type="simple" xlink:href="https://armyinform.com.ua/wp-content/uploads/2023/04/photo_5355040906727769435_y.jpg" text:style-name="Internet_20_link" text:visited-style-name="Visited_20_Internet_20_Link">
<draw:frame draw:style-name="fr1" draw:name="Image369" text:anchor-type="as-char" svg:width="6.9236in" svg:height="6.9236in" draw:z-index="0">
<draw:image xlink:href="../Images/AРМІЯINFORM/2023-04-27T58-00-00-04-00/photo_5355040906727769435_y-150x150.jpg" xlink:type="simple" xlink:show="embed" xlink:actuate="onLoad" draw:mime-type="image/jpeg"/>
</draw:frame>
</text:a>
</text:p>
      <text:p text:style-name="P4">
<text:a xlink:type="simple" xlink:href="https://armyinform.com.ua/wp-content/uploads/2023/04/photo_5355040906727769431_y.jpg" text:style-name="Internet_20_link" text:visited-style-name="Visited_20_Internet_20_Link">
<draw:frame draw:style-name="fr1" draw:name="Image370" text:anchor-type="as-char" svg:width="6.9236in" svg:height="6.9236in" draw:z-index="0">
<draw:image xlink:href="../Images/AРМІЯINFORM/2023-04-27T58-00-00-04-00/photo_5355040906727769431_y-150x150.jpg" xlink:type="simple" xlink:show="embed" xlink:actuate="onLoad" draw:mime-type="image/jpeg"/>
</draw:frame>
</text:a>
</text:p>
      <text:p text:style-name="P4">
<text:a xlink:type="simple" xlink:href="https://armyinform.com.ua/wp-content/uploads/2023/04/photo_5355040906727769436_y.jpg" text:style-name="Internet_20_link" text:visited-style-name="Visited_20_Internet_20_Link">
<draw:frame draw:style-name="fr1" draw:name="Image371" text:anchor-type="as-char" svg:width="6.9236in" svg:height="6.9236in" draw:z-index="0">
<draw:image xlink:href="../Images/AРМІЯINFORM/2023-04-27T58-00-00-04-00/photo_5355040906727769436_y-150x150.jpg" xlink:type="simple" xlink:show="embed" xlink:actuate="onLoad" draw:mime-type="image/jpeg"/>
</draw:frame>
</text:a>
In the morning the President of Ukraine <text:a xlink:type="simple" xlink:href="https://armyinform.com.ua/2023/04/27/glava-derzhavy-pro-obstril-mykolayeva-rf-ne-perestaye-dovodyty-shho-pragne-znyshhyty-vse-ukrayinske/" text:style-name="Internet_20_link" text:visited-style-name="Visited_20_Internet_20_Link">
commented</text:a>
Nighting rocket firing of Nikolaev and noted that the Russian Federation does not cease to proceed, which seeks to destroy all Ukrainian.</text:p>
      <text:p text:style-name="P4">
News Source: <text:a xlink:type="simple" xlink:href="https://armyinform.com.ua/2023/04/27/ukrayinczi-nikoly-ne-zdadut-svoyeyi-krayiny-vorogu-i-ne-polyshat-svoyeyi-zemli-prezydent-ukrayiny/" text:style-name="Internet_20_link" text:visited-style-name="Visited_20_Internet_20_Link">
https://armyinform.com.ua/2023/04/27/ukrayinczi-nikoly-ne-zdadut-svoyeyi-krayiny-vorogu-i-ne-polyshat-svoyeyi-zemli-prezydent-ukrayiny/</text:a>
</text:p>
      <!--NEWS-->
      <text:h text:style-name="P10" text:outline-level="1">
<text:span text:style-name="T4">
Detained the Russian Informant who "handed over" the position of defense forces in the liberated estuary</text:span>
</text:h>
      <text:p text:style-name="P4">
Author: ['АРМІЯINFORM']</text:p>
      <text:p text:style-name="P4">
Time: 2023-04-27T59:00:00-04:00</text:p>
      <text:p text:style-name="P4">
Description: Vikrika of one Rashista tips, Yaki, transferring to the payers of the local Bazuvann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84947d0d9c715beefff1fafdaf9ea0e5.jpeg" text:style-name="Internet_20_link" text:visited-style-name="Visited_20_Internet_20_Link">
84947d0d9c715beefff1fafdaf9ea0e5.jpeg</text:a>
']</text:p>
      <text:p text:style-name="P4">
Tags: ['АГЕНТ РФ', 'СБУ']</text:p>
      <text:p text:style-name="P4">
Category: News</text:p>
      <!--METADATA-->
      <text:p text:style-name="P4">
<draw:frame draw:style-name="fr1" draw:name="Image372" text:anchor-type="as-char" svg:width="6.9236in" svg:height="4.615733in" draw:z-index="0">
<draw:image xlink:href="../Images/AРМІЯINFORM/2023-04-27T59-00-00-04-00/84947d0d9c715beefff1fafdaf9ea0e5.jpeg" xlink:type="simple" xlink:show="embed" xlink:actuate="onLoad" draw:mime-type="image/jpeg"/>
</draw:frame>
Another rashist associate was revealed, who passed on to the occupiers the location of Ukrainian defenders in the frontline areas of Donetsk region.</text:p>
      <text:p text:style-name="P4">
About it <text:a xlink:type="simple" xlink:href="https://ssu.gov.ua/novyny/sbu-zatrymala-vorozhoho-informatora-yakyi-zdavav-pozytsii-syl-oborony-u-zvilnenomu-lymani" text:style-name="Internet_20_link" text:visited-style-name="Visited_20_Internet_20_Link">
reports</text:a>
Security Service of Ukraine.</text:p>
      <text:p text:style-name="P4">
“In the" special attention "of the person involved there were places of deployment and movement of units of the Armed Forces of Ukraine and the SBU in the territory of the liberated estuary. In addition, he passed the coordinates of local railway infrastructure to the aggressor, ”the message reads.</text:p>
      <text:p text:style-name="P4">
According to the SBU, an informant was an unemployed resident of Liman, who was "in touch" with a fighter of the occupying groups of the Southern military district of the Armed Forces of the Armed Forces of the Russian Federation.</text:p>
      <text:p text:style-name="P4">
His associate went around the territory of the liberated city and recorded the locations of Ukrainian defenders and infrastructure sites.</text:p>
      <text:p text:style-name="P4">
Then the enemy informant conveyed the received information of the militant through the Russian social network "Classmates".</text:p>
      <text:p text:style-name="P4">
The person reported suspected of providing the armed formation of the aggressor state of assistance in combat against the Armed Forces of Ukraine and other military formations.</text:p>
      <text:p text:style-name="P4">
The attacker is currently in custody. He faces up to 15 years in prison.</text:p>
      <text:p text:style-name="P4">
News Source: <text:a xlink:type="simple" xlink:href="https://armyinform.com.ua/2023/04/27/zatrymano-informatora-rf-yakyj-zdavav-pozycziyi-syl-oborony-u-zvilnenomu-lymani/" text:style-name="Internet_20_link" text:visited-style-name="Visited_20_Internet_20_Link">
https://armyinform.com.ua/2023/04/27/zatrymano-informatora-rf-yakyj-zdavav-pozycziyi-syl-oborony-u-zvilnenomu-lymani/</text:a>
</text:p>
      <!--NEWS-->
      <text:h text:style-name="P10" text:outline-level="1">
<text:span text:style-name="T4">
"The evacuation operation of Ukrainian citizens from Sudan was unique" - GUR</text:span>
</text:h>
      <text:p text:style-name="P4">
Author: ['АРМІЯINFORM']</text:p>
      <text:p text:style-name="P4">
Time: 2023-04-27T60:00:00-04:00</text:p>
      <text:p text:style-name="P4">
Description: Operations Z Obrannya Ukrainian Is, who was hunted by the battles by Sudan Bula Bulleihuyu, NIZh Evakuatsiy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2/f34a2e722a09f509897099ff3048785e505aed76.jpg" text:style-name="Internet_20_link" text:visited-style-name="Visited_20_Internet_20_Link">
f34a2e722a09f509897099ff3048785e505aed76.jpg</text:a>
']</text:p>
      <text:p text:style-name="P4">
Tags: ['STOPRUSSIA', 'АГРЕСІЯ РФ', 'ВІЙНА', 'ВТОРГНЕННЯ РФ', 'ГУР МО УКРАЇНИ', 'СУДАН']</text:p>
      <text:p text:style-name="P4">
Category: News</text:p>
      <!--METADATA-->
      <text:p text:style-name="P4">
<draw:frame draw:style-name="fr1" draw:name="Image373" text:anchor-type="as-char" svg:width="6.9236in" svg:height="4.615733in" draw:z-index="0">
<draw:image xlink:href="../Images/AРМІЯINFORM/2023-04-27T60-00-00-04-00/f34a2e722a09f509897099ff3048785e505aed76.jpg" xlink:type="simple" xlink:show="embed" xlink:actuate="onLoad" draw:mime-type="image/jpeg"/>
</draw:frame>
The surgery to return Ukrainians from Sudan's battle was more complicated than the evacuation of Kabul people in 2021.</text:p>
      <text:p text:style-name="P4">
About it <text:a xlink:type="simple" xlink:href="https://gur.gov.ua/content/operatsiia-z-evakuatsii-hromadian-ukrainy-z-sudanu-bula-unikalnoiu.html" text:style-name="Internet_20_link" text:visited-style-name="Visited_20_Internet_20_Link">
reports</text:a>
GUR MO.</text:p>
      <text:p text:style-name="P4">
“It is one of the unique operations of Ukrainian intelligence, the details of which can not be tied. The only thing we can say is that compared to the Vaffganistan's operation, it was more complicated, ”the scout said.</text:p>
      <text:p text:style-name="P4">
It is a surgery in Kabul in Afghanistan, from where Ukrainian military was eating people in August 2021, after the seizure of power by militants of the Taliban. By the end of the summer, Ukraine has exported 650 Ukrainians from the country.</text:p>
      <text:p text:style-name="P4">
“In Kabul in Afghanistan, the base was kept by American troops, it was as a fortress from whom our special forces were exported. But then there was a point where it was possible to return, ” - said the employee of GUR of Ukraine.</text:p>
      <text:p text:style-name="P4">
And in Sudan, he said, the nearest safe point was 900 km. And this despite the fact that the Ukrainian military did not have significant military support, the scout added.</text:p>
      <text:p text:style-name="P4">
"I think that when it is possible to reveal all the details, this operation [in Sudan] can be called unique," - summarized the employee of Ukraine's military intelligence.</text:p>
      <text:p text:style-name="P4">
News Source: <text:a xlink:type="simple" xlink:href="https://armyinform.com.ua/2023/04/27/operacziya-z-evakuacziyi-gromadyan-ukrayiny-z-sudanu-bula-unikalnoyu-gur/" text:style-name="Internet_20_link" text:visited-style-name="Visited_20_Internet_20_Link">
https://armyinform.com.ua/2023/04/27/operacziya-z-evakuacziyi-gromadyan-ukrayiny-z-sudanu-bula-unikalnoyu-gur/</text:a>
</text:p>
      <!--NEWS-->
      <text:h text:style-name="P10" text:outline-level="1">
<text:span text:style-name="T4">
Negotiations are extremely difficult but we are waiting for good news - coordinating headquarters</text:span>
</text:h>
      <text:p text:style-name="P4">
Author: ['АРМІЯINFORM']</text:p>
      <text:p text:style-name="P4">
Time: 2023-04-27T61:00:00-04:00</text:p>
      <text:p text:style-name="P4">
Description: At the coordinating headquarters of Putin Zavzhennya Zuzkovo Poloili Zustych Zustych Z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27_11-16-44.jpg" text:style-name="Internet_20_link" text:visited-style-name="Visited_20_Internet_20_Link">
photo_2023-04-27_11-16-44.jpg</text:a>
']</text:p>
      <text:p text:style-name="P4">
Tags: ['STOPRUSSIA', 'ВІЙСЬКОВОПОЛОНЕНІ', 'ВТОРГНЕННЯ РФ', 'КООРДИНАЦІЙНИЙ ШТАБ З ПИТАНЬ ПОВОДЖЕННЯ З ВІЙСЬКОВОПОЛОНЕНИМИ']</text:p>
      <text:p text:style-name="P4">
Category: News</text:p>
      <!--METADATA-->
      <text:p text:style-name="P4">
<draw:frame draw:style-name="fr1" draw:name="Image374" text:anchor-type="as-char" svg:width="6.9236in" svg:height="4.615733in" draw:z-index="0">
<draw:image xlink:href="../Images/AРМІЯINFORM/2023-04-27T61-00-00-04-00/photo_2023-04-27_11-16-44.jpg" xlink:type="simple" xlink:show="embed" xlink:actuate="onLoad" draw:mime-type="image/jpeg"/>
</draw:frame>
At the Coordination Headquarters on the management of prisoners of war, the families of servicemen of the 74th separate intelligence Battalion took place during which the actions of the defenders and defenders of post-filling from captivity were discussed, <text:a xlink:type="simple" xlink:href="https://t.me/Koord_shtab/918" text:style-name="Internet_20_link" text:visited-style-name="Visited_20_Internet_20_Link">
informed</text:a>
in the institution.</text:p>
      <text:p text:style-name="P4">
Representatives of the staff informed the participants of the meeting that after the dismissal of the military servicemen undergo examination, rehabilitation, military medical commission(VLK).</text:p>
      <text:p text:style-name="P4">
«Фіксується їхня вага одразу після обміну й порівнюється з тією, яка була допотрапляння в полон. Якщо вага значно менша ніж була раніше, ці відомостіоформлюють як свідчення про неналежне утримання для міжнародних судів. Увисновку ВЛК вказують захворювання, якщо є, і як саме воно пов’язане звійськовою службою, полоном», – йдеться у повідомленні.</text:p>
      <text:p text:style-name="P4">
Також, під час військово-лікарської комісії досліджують як фізичне здоров’ялюдини, так і її психологічний стан.</text:p>
      <text:p text:style-name="P4">
«Хтось після повернення спілкується з усіма рідними й друзями, читає новини,надолужує втрачене. А хтось відсторонюється, спілкується тільки з матір’ю чидружиною й нікого не хоче бачити. Тоді потрібна допомога спеціалістів», –сказав представник Штабу.</text:p>
      <text:p text:style-name="P4">
Зазначається, що Координаційний штаб працює над тим, щоб збільшити терміни тапокращити умови реабілітації Захисників і Захисниць після полону.</text:p>
      <text:p text:style-name="P4">
Також увагу рідних полонених військовослужбовців акцентовано, росія здійснюєзаходи інформаційного впливу на рідних, нагнітає невдоволення. Також наблизьких виходять різні шахраї та пропонують за гроші повернути людину.</text:p>
      <text:p text:style-name="P4">
«Перемовини про обміни йдуть надзвичайно важко, але ми чекаємо хороших новин»,– наголосили представники Координаційного штабу.</text:p>
      <text:p text:style-name="P4">
Своєю чергою рідні наших військових акцентували увагу на умовах утриманняросійських полонених в Україні. Мовляв, вони значно кращі, ніж у нашихОборонців у рф. «Україна – цивілізована держава й дотримується міжнароднихнорм поводження з військовополоненими, не може дозволити собі опуститися доненалежних умов утримання та катувань», – зазначили у Координаційному штабі.</text:p>
      <text:p text:style-name="P4">
News Source: <text:a xlink:type="simple" xlink:href="https://armyinform.com.ua/2023/04/27/peremovyny-pro-obminy-jdut-nadzvychajno-vazhko-ale-my-chekayemo-horoshyh-novyn-koordynaczijnyj-shtab/" text:style-name="Internet_20_link" text:visited-style-name="Visited_20_Internet_20_Link">
https://armyinform.com.ua/2023/04/27/peremovyny-pro-obminy-jdut-nadzvychajno-vazhko-ale-my-chekayemo-horoshyh-novyn-koordynaczijnyj-shtab/</text:a>
</text:p>
      <!--NEWS-->
      <text:h text:style-name="P10" text:outline-level="1">
<text:span text:style-name="T4">
As a result of the night attack of the Armed Forces of the Russian Federation in Nikolaev, about 40 houses were damaged</text:span>
</text:h>
      <text:p text:style-name="P4">
Author: ['АРМІЯINFORM']</text:p>
      <text:p text:style-name="P4">
Time: 2023-04-27T62:00:00-04:00</text:p>
      <text:p text:style-name="P4">
Description: The results of the Nice attacks of Mikolava, the health of the Word of the Russian Federation, the Poshkojjen was arranged by the near 40 ... War with Ukraine 2022, the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ukukuuku.jpg" text:style-name="Internet_20_link" text:visited-style-name="Visited_20_Internet_20_Link">
ukukuuku.jpg</text:a>
']</text:p>
      <text:p text:style-name="P4">
Tags: ['STOPRUSSIA', 'ВОЄННІ ЗЛОЧИНИ ЗС РФ', 'ВТОРГНЕННЯ РФ', 'КАЛІБР', 'МИКОЛАЇВ']</text:p>
      <text:p text:style-name="P4">
Category: News</text:p>
      <!--METADATA-->
      <text:p text:style-name="P4">
<draw:frame draw:style-name="fr1" draw:name="Image375" text:anchor-type="as-char" svg:width="6.9236in" svg:height="5.152994in" draw:z-index="0">
<draw:image xlink:href="../Images/AРМІЯINFORM/2023-04-27T62-00-00-04-00/ukukuuku.jpg" xlink:type="simple" xlink:show="embed" xlink:actuate="onLoad" draw:mime-type="image/jpeg"/>
</draw:frame>
In the results of the night attack of Nikolaev, carried out by the Armed Forces of the Russian Federation, there are damage to 40 houses, of which 22 are multi -storey.</text:p>
      <text:p text:style-name="P4">
About it <text:a xlink:type="simple" xlink:href="https://t.me/senkevichonline/4286" text:style-name="Internet_20_link" text:visited-style-name="Visited_20_Internet_20_Link">
reported</text:a>
Mayor Alexander.</text:p>
      <text:p text:style-name="P4">
“A lot of residential buildings have been damaged by different nature. Previously, 22 apartment buildings, 4 velcopes, 12 private homes. Windows, doors, destroyed balconies, beaten roof, were flew, ”the writer wrote.</text:p>
      <text:p text:style-name="P4">
He also noted that several educational establishments, the building of the district administration, suffered repeated damage.</text:p>
      <text:p text:style-name="P4">
<text:a xlink:type="simple" xlink:href="https://armyinform.com.ua/2023/04/27/glava-derzhavy-pro-obstril-mykolayeva-rf-ne-perestaye-dovodyty-shho-pragne-znyshhyty-vse-ukrayinske/" text:style-name="Internet_20_link" text:visited-style-name="Visited_20_Internet_20_Link">
Recall</text:a>
, on the night of April 27, the Russians fired at Nikolaev four rockets "Caliber", launched from the Black Sea. High -precision weapons were focused on homes, a historic building and a multi -storey building.</text:p>
      <text:p text:style-name="P4">
News Source: <text:a xlink:type="simple" xlink:href="https://armyinform.com.ua/2023/04/27/u-rezultati-nichnoyi-ataky-zs-rf-v-mykolayevi-poshkodzheno-blyzko-40-budynkiv/" text:style-name="Internet_20_link" text:visited-style-name="Visited_20_Internet_20_Link">
https://armyinform.com.ua/2023/04/27/u-rezultati-nichnoyi-ataky-zs-rf-v-mykolayevi-poshkodzheno-blyzko-40-budynkiv/</text:a>
</text:p>
      <!--NEWS-->
      <text:h text:style-name="P10" text:outline-level="1">
<text:span text:style-name="T4">
Ministry of Reintegration continues to transfer funds to state aid released from captivity</text:span>
</text:h>
      <text:p text:style-name="P4">
Author: ['АРМІЯINFORM']</text:p>
      <text:p text:style-name="P4">
Time: 2023-04-27T63:00:00-04:00</text:p>
      <text:p text:style-name="P4">
Description: About CED DOIMLAY MINRINTEGRATIGE. Minreintegrazi hidden 7.7 million hryvnias o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4/c6dbe00f-22d3-4845-988a-9dd72fb48fa6.jpg" text:style-name="Internet_20_link" text:visited-style-name="Visited_20_Internet_20_Link">
c6dbe00f-22d3-4845-988a-9dd72fb48fa6.jpg</text:a>
']</text:p>
      <text:p text:style-name="P4">
Tags: ['STOPRUSSIA', 'АГРЕСІЯ РФ', 'ВІЙНА', 'ВІЙСЬКОВОПОЛОНЕНІ', 'ВТОРГНЕННЯ РФ', 'ГРОШОВА ДОПОМОГА', 'МІНРЕІНТЕГРАЦІЇ']</text:p>
      <text:p text:style-name="P4">
Category: News</text:p>
      <!--METADATA-->
      <text:p text:style-name="P4">
<draw:frame draw:style-name="fr1" draw:name="Image376" text:anchor-type="as-char" svg:width="6.9236in" svg:height="3.894525in" draw:z-index="0">
<draw:image xlink:href="../Images/AРМІЯINFORM/2023-04-27T63-00-00-04-00/c6dbe00f-22d3-4845-988a-9dd72fb48fa6.jpg" xlink:type="simple" xlink:show="embed" xlink:actuate="onLoad" draw:mime-type="image/jpeg"/>
</draw:frame>
Illustrative photo</text:p>
      <text:p text:style-name="P4">
About it <text:a xlink:type="simple" xlink:href="https://minre.gov.ua/2023/04/27/minreintegracziyi-prodovzhuye-pererahovuvaty-koshty-na-derzhdopomogu-zvilnenym-z-polonu/" text:style-name="Internet_20_link" text:visited-style-name="Visited_20_Internet_20_Link">
reports</text:a>
Ministry of Reintegration.</text:p>
      <text:p text:style-name="P4">
The Ministry of Reintegration has allocated another UAH 7.7 million in bank accounts released from Russian captivity.</text:p>
      <text:p text:style-name="P4">
Thus, state financial aid for 100 thousand hryvnias received another 77 people who were released from captivity.</text:p>
      <text:p text:style-name="P4">
It should be noted that earlier in January-April, the Ministry of Reintegration transferred 100 thousand UAH of state aid 250 released from captivity and 255 families of captives.</text:p>
      <text:p text:style-name="P4">
News Source: <text:a xlink:type="simple" xlink:href="https://armyinform.com.ua/2023/04/27/minreintegracziyi-prodovzhuye-pererahovuvaty-koshty-na-derzhdopomogu-zvilnenym-z-polonu/" text:style-name="Internet_20_link" text:visited-style-name="Visited_20_Internet_20_Link">
https://armyinform.com.ua/2023/04/27/minreintegracziyi-prodovzhuye-pererahovuvaty-koshty-na-derzhdopomogu-zvilnenym-z-polonu/</text:a>
</text:p>
      <!--NEWS-->
      <text:h text:style-name="P10" text:outline-level="1">
<text:span text:style-name="T4">
The Minister of Defense Minister for Creation of Changes and the Public Anti -Corruption Council at the Office of the Office</text:span>
</text:h>
      <text:p text:style-name="P4">
Author: ['АРМІЯINFORM']</text:p>
      <text:p text:style-name="P4">
Time: 2023-04-27T64:00:00-04:00</text:p>
      <text:p text:style-name="P4">
Description: P'yatnitsky, 28 kvіtny 2023 Roku, the defense of the defense of Oleksiy Reznikov presented noventhni ... War with Ukraine 2022, war with Ukraine Latest news today, News War with Ukraine 2022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АНТИКОРРАДА', 'МІНІСТЕРСТВА ОБОРОНИ УКРАЇНИ', 'ОЛЕКСІЙ РЕЗНІКОВ', 'ОФІС З ПІДТРИМКИ ЗМІН']</text:p>
      <text:p text:style-name="P4">
Category: News</text:p>
      <!--METADATA-->
      <text:p text:style-name="P4">
<draw:frame draw:style-name="fr1" draw:name="Image377" text:anchor-type="as-char" svg:width="6.9236in" svg:height="4.608521in" draw:z-index="0">
<draw:image xlink:href="../Images/AРМІЯINFORM/2023-04-27T64-00-00-04-00/photo_2021-12-10_12-16-09.jpg" xlink:type="simple" xlink:show="embed" xlink:actuate="onLoad" draw:mime-type="image/jpeg"/>
</draw:frame>
Ministry of Defence Ukraine</text:p>
      <text:p text:style-name="P4">
On Friday, <text:span text:style-name="T4">
 April 28, 2023 </text:span>
, Defense Minister Alexei Reznikov present the newly formed advisory and advisory bodies at the Ministry of Defense-the Civic Anti-Corruption Council and the Change Support Office.</text:p>
      <text:p text:style-name="P4">
About this <text:a xlink:type="simple" xlink:href="https://www.mil.gov.ua/news/2023/04/27/preskonferencziya-ministra-oboroni-shhodo-stvorennya-pri-vidomstvi-ofisu-z-pidtrimki-zmin-ta-gromadskoi-antikorupczijnoi-radi/" text:style-name="Internet_20_link" text:visited-style-name="Visited_20_Internet_20_Link">
informs</text:a>
Ministry of Defence Ukraine.</text:p>
      <text:p text:style-name="P4">
Within the framework of the event there will be a press conference of the Minister of Defense and representatives of the two freelance structures at the Ministry of Defense.</text:p>
      <text:p text:style-name="P4">
The purpose of both freelance structures under the ministry, first of all: the development of the development, as well as to ensure transparency and involvement of civil society to improve the processes of our government's defense capability.</text:p>
      <text:p text:style-name="P4">
The purpose of the anti -correa, in particular - to establish the mechanisms of openness in the interaction of defense department with society.</text:p>
      <text:p text:style-name="P4">
The change support office should become a platform for transformations into the Defense Ministry, in particular in improving the processes of defense management. By the way, the first -reform will be aimed at public procurement.</text:p>
      <text:p text:style-name="P4">
<text:span text:style-name="T4">
 The event will take place at 13:00. </text:span>
</text:p>
      <text:p text:style-name="P4">
The exact venue will be notified to media representatives after confirmation of acres. Accreditation applications are accepted by 10.00 on April 28 to an email address <text:a xlink:type="simple" xlink:href="https://armyinform.com.ua/cdn-cgi/l/email-protection" text:style-name="Internet_20_link" text:visited-style-name="Visited_20_Internet_20_Link">
[Email Protected]</text:a>
in form:</text:p>
      <text:p text:style-name="P4">
Last name, first name | --- | --- the name of the media | Armed Forces Accreditation President Number Contact phone and email <text:span text:style-name="T4">
*</text:span>
 <text:span text:style-name="T5">
Seacobility of the Prescard of the Armed Forces of Ukraine - Mandatory.</text:span>
</text:p>
      <text:p text:style-name="P4">
News Source: <text:a xlink:type="simple" xlink:href="https://armyinform.com.ua/2023/04/27/preskonferencziya-ministra-oborony-shhodo-stvorennya-pry-vidomstvi-ofisu-z-pidtrymky-zmin-ta-gromadskoyi-antykorupczijnoyi-rady/" text:style-name="Internet_20_link" text:visited-style-name="Visited_20_Internet_20_Link">
https://armyinform.com.ua/2023/04/27/preskonferencziya-ministra-oborony-shhodo-stvorennya-pry-vidomstvi-ofisu-z-pidtrymky-zmin-ta-gromadskoyi-antykorupczijnoyi-rady/</text:a>
</text:p>
      <!--NEWS-->
      <text:h text:style-name="P10" text:outline-level="1">
<text:span text:style-name="T4">
A memorandum of cooperation in the fields of communication and informatization between the Ministry of Defense of Ukraine and Internet2.0 has been signed</text:span>
</text:h>
      <text:p text:style-name="P4">
Author: ['АРМІЯINFORM']</text:p>
      <text:p text:style-name="P4">
Time: 2023-04-27T65:00:00-04:00</text:p>
      <text:p text:style-name="P4">
Description: The intercessor of the Ministra defense of Ukraine Zwan digital outlet, digital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25a5ce781e636dd1860b505c3605dbf4e7185ccf.jpeg" text:style-name="Internet_20_link" text:visited-style-name="Visited_20_Internet_20_Link">
25a5ce781e636dd1860b505c3605dbf4e7185ccf.jpeg</text:a>
']</text:p>
      <text:p text:style-name="P4">
Tags: ['МЕМОРАНДУМ', 'МОУ']</text:p>
      <text:p text:style-name="P4">
Category: News</text:p>
      <!--METADATA-->
      <text:p text:style-name="P4">
<draw:frame draw:style-name="fr1" draw:name="Image378" text:anchor-type="as-char" svg:width="6.9236in" svg:height="5.135003in" draw:z-index="0">
<draw:image xlink:href="../Images/AРМІЯINFORM/2023-04-27T65-00-00-04-00/25a5ce781e636dd1860b505c3605dbf4e7185ccf.jpeg" xlink:type="simple" xlink:show="embed" xlink:actuate="onLoad" draw:mime-type="image/jpeg"/>
</draw:frame>
Deputy Minister of Defense of Ukraine for digital development, digital transformation and digitalization Vitaliy Deynega and co -founder of the Australian company Internet2.0 Robert Potter signed a memorandum on cooperation between the Defense Office and the Internet2.0.</text:p>
      <text:p text:style-name="P4">
About it <text:a xlink:type="simple" xlink:href="https://www.mil.gov.ua/news/2023/04/27/pidpisano-memorandum-pro-spivpraczyu-u-sferah-zvyazku-ta-informatizaczii-mizh-minoboroni-ukraini-ta-kompanieyu-internet2-0/" text:style-name="Internet_20_link" text:visited-style-name="Visited_20_Internet_20_Link">
reports</text:a>
Ministry of Defence Ukraine.</text:p>
      <text:p text:style-name="P4">
The Memorandum officially confirms the intentions of the parties to develop cooperation with the exchange of experience in the fields of communication and informatization, implementation and development of the latest information technologies and processes and digitalization in sphere defense. The purpose of signing the document is also to study and demonstrate innovative technologies in the field of defense, software and hardware, the developer is an Australian company, including Cloakingfirewall, Malcore.</text:p>
      <text:p text:style-name="P4">
Among other things, the main efforts of the signatories will focus on the study of the use of the Advanced Practices information and analytical system, the developer of which is Internet2.0, to improve situational awareness, assessment of threats, crisis forecasting, response and recovery.</text:p>
      <text:p text:style-name="P4">
Active work on building cybersecurity capabilities in the Defense Ministry is ongoing. Yes, the Civil Research and Development Fund(CRDF Global)In cooperation with the Ministry of Defense of Ukraine, the organization Cyber Diia, companies innternet2.0 and Microfocus held a two-day seminar "Windows-Systems Security, Compliance of Nista Standards and Cybersagrosis Detection" for specialists of cybersecurity departments of Ukrainian defense.</text:p>
      <text:p text:style-name="P4">
More than 25 representatives of the Ministry of Defense and the Armed Forces have mastered knowledge of the implementation of NIST Cyber Security standards, network and Internet security principles, management of software updates, use of software for collecting and managing cybersecurity.(Elkstack, IBM Qradar, etc.)To identify and counteract hostile cyberattacks.</text:p>
      <text:p text:style-name="P4">
As during the war in our country, full-scale battles occur not only in the UFhysical but also in virtual space, new knowledge of cybersecurity defense conscience specialists will certainly be useful for the reliable protection of their confidential data and safe use of the Internet.</text:p>
      <text:p text:style-name="P4">
News Source: <text:a xlink:type="simple" xlink:href="https://armyinform.com.ua/2023/04/27/pidpysano-memorandum-pro-spivpraczyu-u-sferah-zvyazku-ta-informatyzacziyi-mizh-minoborony-ukrayiny-ta-kompaniyeyu-internet2-0/" text:style-name="Internet_20_link" text:visited-style-name="Visited_20_Internet_20_Link">
https://armyinform.com.ua/2023/04/27/pidpysano-memorandum-pro-spivpraczyu-u-sferah-zvyazku-ta-informatyzacziyi-mizh-minoborony-ukrayiny-ta-kompaniyeyu-internet2-0/</text:a>
</text:p>
      <!--NEWS-->
      <text:h text:style-name="P10" text:outline-level="1">
<text:span text:style-name="T4">
The International Criminal Court and Europol expand cooperation, in particular - in investigating military crimes in Ukraine</text:span>
</text:h>
      <text:p text:style-name="P4">
Author: ['АРМІЯINFORM']</text:p>
      <text:p text:style-name="P4">
Time: 2023-04-27T66:00:00-04:00</text:p>
      <text:p text:style-name="P4">
Description: President of the Ministry of Education of the Criminal Court (ISS) Piotor Hoffmansky Ta Viconavcha Direct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mks_yevropol.jpg" text:style-name="Internet_20_link" text:visited-style-name="Visited_20_Internet_20_Link">
mks_yevropol.jpg</text:a>
']</text:p>
      <text:p text:style-name="P4">
Tags: ['STOPRUSSIA', 'АГРЕСІЯ РФ', 'ВОЄННІ ЗЛОЧИНИ ЗС РФ', 'ЄВРОПОЛ', 'МІЖНАРОДНИЙ КРИМІНАЛЬНИЙ СУД']</text:p>
      <text:p text:style-name="P4">
Category: News</text:p>
      <!--METADATA-->
      <text:p text:style-name="P4">
<draw:frame draw:style-name="fr1" draw:name="Image379" text:anchor-type="as-char" svg:width="6.9236in" svg:height="3.894525in" draw:z-index="0">
<draw:image xlink:href="../Images/AРМІЯINFORM/2023-04-27T66-00-00-04-00/mks_yevropol.jpg" xlink:type="simple" xlink:show="embed" xlink:actuate="onLoad" draw:mime-type="image/jpeg"/>
</draw:frame>
President of the International Criminal Court(MKS)Piotr Gofmansky and executive reference book Agency of the European Union for Cooperation of Law Enforcement Authorities(Europol)Catherine de Bolle was enclosed in the Headquarters of the Hague in Hague. The agreement provides the legal basis for the establishment of relations between the Ministry of Internal Affairs and Europol, so that both institutions will understand cooperation and encourage the exchange of information, knowledge, experience of tasks.</text:p>
      <text:p text:style-name="P4">
About it <text:a xlink:type="simple" xlink:href="https://www.icc-cpi.int/news/icc-and-europol-conclude-working-arrangement-enhance-cooperation" text:style-name="Internet_20_link" text:visited-style-name="Visited_20_Internet_20_Link">
reports</text:a>
The press service of the International Criminal Court.</text:p>
      <text:p text:style-name="P4">
“The compilation of this working agreement is an important step forward for international consumer to prosecute the perpetrators of some of the worst crimes of the world. In Europe, war crimes, humanity crimes and genocide are a mandate since 2017. We have received materials about war crimes, over 20 different conflict zones, such as Syria, Iraq, Libya and recent Ukraine. This new level of cooperation with the ISS will allow more effective major international crimes when all relevant entities will work and exchange information and resources to put an end to impunity, ”said Europol Catherine de Bolle executive director.</text:p>
      <text:p text:style-name="P4">
The ISS is the first permanent International Criminal Court on the basis of officials, designed to help put an end to the impunity of persons who have committed the most serious crimes that cause concern for international community, namely war crimes, humanity crimes, genocide and crime.</text:p>
      <text:p text:style-name="P4">
“I look forward to in -depth cooperation and interaction, which will be provided within the framework of this working agreement. The examination of taspecyalized knowledge of Europol is the leading in the world, and the ISS is lucky to have them. I am convinced that strengthening the relationship between the ISS and Europol can make the ability of both of our organizations to perform appropriate mandates aimed at ensuring that serious crimes do not go unpunished, ”said ICS President Piotr Hofmansky.</text:p>
      <text:p text:style-name="P4">
News Source: <text:a xlink:type="simple" xlink:href="https://armyinform.com.ua/2023/04/27/mizhnarodnyj-kryminalnyj-sud-ta-yevropol-rozshyryuyut-spivrobitnycztvo-zokrema-u-rozsliduvanni-voyennyh-zlochyniv-v-ukrayini/" text:style-name="Internet_20_link" text:visited-style-name="Visited_20_Internet_20_Link">
https://armyinform.com.ua/2023/04/27/mizhnarodnyj-kryminalnyj-sud-ta-yevropol-rozshyryuyut-spivrobitnycztvo-zokrema-u-rozsliduvanni-voyennyh-zlochyniv-v-ukrayini/</text:a>
</text:p>
      <!--NEWS-->
      <text:h text:style-name="P10" text:outline-level="1">
<text:span text:style-name="T4">
Military units of participation in the processes of exchange of prisoners do not take - coordination headquarters</text:span>
</text:h>
      <text:p text:style-name="P4">
Author: ['АРМІЯINFORM']</text:p>
      <text:p text:style-name="P4">
Time: 2023-04-27T67:00:00-04:00</text:p>
      <text:p text:style-name="P4">
Description: At the coordinating headquarters, Zustinich Zustinch was sodenikh I ton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d4a1d8eb-8647-41da-b243-480e3089982b.jpg" text:style-name="Internet_20_link" text:visited-style-name="Visited_20_Internet_20_Link">
d4a1d8eb-8647-41da-b243-480e3089982b.jpg</text:a>
']</text:p>
      <text:p text:style-name="P4">
Tags: ['АГРЕСІЯ РФ', 'КООРДИНАЦІЙНИЙ ШТАБ З ПИТАНЬ ПОВОДЖЕННЯ З ВІЙСЬКОВОПОЛОНЕНИМИ', 'ОБМІН ПОЛОНЕНИМИ']</text:p>
      <text:p text:style-name="P4">
Category: News</text:p>
      <!--METADATA-->
      <text:p text:style-name="P4">
<draw:frame draw:style-name="fr1" draw:name="Image380" text:anchor-type="as-char" svg:width="6.9236in" svg:height="3.790671in" draw:z-index="0">
<draw:image xlink:href="../Images/AРМІЯINFORM/2023-04-27T67-00-00-04-00/d4a1d8eb-8647-41da-b243-480e3089982b.jpg" xlink:type="simple" xlink:show="embed" xlink:actuate="onLoad" draw:mime-type="image/jpeg"/>
</draw:frame>
The Coordination Headquarters met with the families of prisoners and the missing border guards of the Mariupol Maritime Protection Squad.</text:p>
      <text:p text:style-name="P4">
About it <text:a xlink:type="simple" xlink:href="https://t.me/Koord_shtab/920" text:style-name="Internet_20_link" text:visited-style-name="Visited_20_Internet_20_Link">
reports</text:a>
Coordinating headquarters for the issue of prisoners of war.</text:p>
      <text:p text:style-name="P4">
Representatives of the coordination headquarters, office of the Commissioner of the Sensory Council of Ukraine on Human Rights and the Management Composition of the State Border Guard Service of Ukraine took part in the event.(Lethal).</text:p>
      <text:p text:style-name="P4">
Представник АДПСУ запевнив, що усю необхідну інформацію, яка стосуєтьсяполонених і зниклих безвісти захисників, військові частини надають довідповідних органів, зокрема, до Координаційного штабу й Національногоінформаційного бюро (NIB). Проте впливу на процеси обміну частини не мають іучасті в них не беруть. Слід зазначити, що надані родичами й військовоючастиною відомості обліковуються в єдиному реєстрі НІБ.</text:p>
      <text:p text:style-name="P4">
Окремі питання стосувалися інформації про умови утримання військовополонених уросійській федерації і на тимчасово окупованих українських територіях.Представник Штабу звернув увагу, що моніторити такі місця несвободи повинніпредставники Міжнародного комітету Червоного Хреста (Child). Під часвідвідування місць утримань, вони повинні фіксувати, зокрема, стан здоров’яполонених і умови їхнього утримання. Проте країна-агресорка надає такий доступМКЧХ украй рідко, що є прямим порушенням Женевських конвенцій.</text:p>
      <text:p text:style-name="P4">
Зі свого боку представник Офісу Уповноваженого Верховної Ради України з правлюдини додав, що Україна дотримується усіх взятих на себе зобов’язань уставленні до військовополонених, як того вимагають норми міжнародногогуманітарного права.</text:p>
      <text:p text:style-name="P4">
Також він закликав родичів бути уважними та критично ставитися до інформаціїпро полонених військовослужбовців, яка надходить з неперевірених джерел.</text:p>
      <text:p text:style-name="P4">
News Source: <text:a xlink:type="simple" xlink:href="https://armyinform.com.ua/2023/04/27/vijskovi-chastyny-uchasti-u-proczesah-obminu-polonenymy-ne-berut-koordynaczijnyj-shtab/" text:style-name="Internet_20_link" text:visited-style-name="Visited_20_Internet_20_Link">
https://armyinform.com.ua/2023/04/27/vijskovi-chastyny-uchasti-u-proczesah-obminu-polonenymy-ne-berut-koordynaczijnyj-shtab/</text:a>
</text:p>
      <!--NEWS-->
      <text:h text:style-name="P10" text:outline-level="1">
<text:span text:style-name="T4">
The Russian army hit Sumy region, 60 arrivals were recorded</text:span>
</text:h>
      <text:p text:style-name="P4">
Author: ['АРМІЯINFORM']</text:p>
      <text:p text:style-name="P4">
Time: 2023-04-27T68:00:00-04:00</text:p>
      <text:p text:style-name="P4">
Description: Syogodnі vіsyska Rosarmii firing the prime minister of Sumyshchini 8 times. The war with Ukraine 2022, the war with Ukraine is the latest news today, the war with Ukraine 2022 is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obstrilyaly-1.jpg" text:style-name="Internet_20_link" text:visited-style-name="Visited_20_Internet_20_Link">
obstrilyaly-1.jpg</text:a>
']</text:p>
      <text:p text:style-name="P4">
Tags: ['STOPRUSSIA', 'ВОРОЖІ ОБСТРІЛИ', 'ОК «ПІВНІЧ»']</text:p>
      <text:p text:style-name="P4">
Category: News</text:p>
      <!--METADATA-->
      <text:p text:style-name="P4">
<draw:frame draw:style-name="fr1" draw:name="Image381" text:anchor-type="as-char" svg:width="6.9236in" svg:height="4.620443in" draw:z-index="0">
<draw:image xlink:href="../Images/AРМІЯINFORM/2023-04-27T68-00-00-04-00/obstrilyaly-1.jpg" xlink:type="simple" xlink:show="embed" xlink:actuate="onLoad" draw:mime-type="image/jpeg"/>
</draw:frame>
Today, Rosarmia's troops fired at Sumy Region 8 times. Mortar, artillery and rockets from the helicopter were used.</text:p>
      <text:p text:style-name="P4">
About it <text:a xlink:type="simple" xlink:href="https://m.facebook.com/story.php" text:style-name="Internet_20_link" text:visited-style-name="Visited_20_Internet_20_Link">
reports</text:a>
Operational Command "North".</text:p>
      <text:p text:style-name="P4">
From 06:53 to 07:06 20 parishes were recorded, probably launches of rockets from the helicopter, on the settlement of the middle-building. As a result of the shelling, one civilian had injured the lower extremities.</text:p>
      <text:p text:style-name="P4">
Also, the Russians from the barrel artillery and mortar fired at Bachivsk, Kucherivka and Ukrainian, recorded 5 parishes.</text:p>
      <text:p text:style-name="P4">
"From 09:20 to 10:15 13 parishes were recorded, probably from a mortar 120 mm, in the region of the settlement of Nova Huta," - the message reads.</text:p>
      <text:p text:style-name="P4">
From the mortar, the enemy fired at fat -odove, Baranivka and Novovasilovka, 4 parishes were recorded.</text:p>
      <text:p text:style-name="P4">
In the North, it was added that information was not received about losses among the local population or damage to the local population.</text:p>
      <text:p text:style-name="P4">
As it was reported, at night of the Russian Federation <text:a xlink:type="simple" xlink:href="https://armyinform.com.ua/2023/04/27/u-rezultati-nichnoyi-ataky-zs-rf-v-mykolayevi-poshkodzheno-blyzko-40-budynkiv/" text:style-name="Internet_20_link" text:visited-style-name="Visited_20_Internet_20_Link">
fired</text:a>
Nikolaev, almost 40 houses were damaged as a result.</text:p>
      <text:p text:style-name="P4">
News Source: <text:a xlink:type="simple" xlink:href="https://armyinform.com.ua/2023/04/27/armiya-rf-vdaryla-po-sumshhyni-zafiksovano-60-pryhodiv/" text:style-name="Internet_20_link" text:visited-style-name="Visited_20_Internet_20_Link">
https://armyinform.com.ua/2023/04/27/armiya-rf-vdaryla-po-sumshhyni-zafiksovano-60-pryhodiv/</text:a>
</text:p>
      <!--NEWS-->
      <text:h text:style-name="P10" text:outline-level="1">
<text:span text:style-name="T4">
Categorical "no" attempts to rebuild the Russian Empire - a declaration</text:span>
</text:h>
      <text:p text:style-name="P4">
Author: ['АРМІЯINFORM']</text:p>
      <text:p text:style-name="P4">
Time: 2023-04-27T69:00:00-04:00</text:p>
      <text:p text:style-name="P4">
Description: The middle of the Poles Capital Vidbulo was Vydannya "Bucharestskoe Gevoi" (B9) - Zibrand ... War with Ukraine 2022, War with Ukraine Latest News today, News War with Ukraine 2022 is the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b9.jpg" text:style-name="Internet_20_link" text:visited-style-name="Visited_20_Internet_20_Link">
b9.jpg</text:a>
']</text:p>
      <text:p text:style-name="P4">
Tags: ['B9', 'АГРЕСІЯ РФ', 'БУХАРЕСТСЬКА ДЕВ’ЯТКА', 'ВТОРГНЕННЯ РФ', 'МАРІУШ БЛАЩАК', 'ПОЛЬЩА']</text:p>
      <text:p text:style-name="P4">
Category: News</text:p>
      <!--METADATA-->
      <text:p text:style-name="P4">
<draw:frame draw:style-name="fr1" draw:name="Image382" text:anchor-type="as-char" svg:width="6.9236in" svg:height="3.894525in" draw:z-index="0">
<draw:image xlink:href="../Images/AРМІЯINFORM/2023-04-27T69-00-00-04-00/b9.jpg" xlink:type="simple" xlink:show="embed" xlink:actuate="onLoad" draw:mime-type="image/jpeg"/>
</draw:frame>
On Wednesday, a meeting of the Bucharest Nine was held in the Polish capital(look)- the collection of Ministers of Defense of Poland, Romania, Bulgaria, the Czech Republic, Estonia, Lithuania, Latvia, Slovakia and Hungary. The heads of defense agencies of these country have expressed solidarity with Ukraine, which is fighting Russian aggression.</text:p>
      <text:p text:style-name="P4">
About it <text:a xlink:type="simple" xlink:href="https://www.gov.pl/web/obrona-narodowa/bukaresztanska-dziewiatka-solidarna-w-dzialaniach-na-rzecz-wzmacniania-bezpieczenstwa" text:style-name="Internet_20_link" text:visited-style-name="Visited_20_Internet_20_Link">
reports</text:a>
The press service of the Polish Ministry of National Defense.</text:p>
      <text:p text:style-name="P4">
“The Ministers of Defense of the Bucharest Nine have taken a position in which there are options for attempts to rebuild the Russian Empire. The adoption of a common position of ministers testifies to our unity and our solidarity in counteracting the attempts of the Russian Empire. This testifies to our unity and solidarity when it comes to strengthening the safety on the eastern flank of the North Atlantic Aaljiance, ”said Polish National Defense Minister Mariusz Blasushak Post -Storage of the Bukhara Nine.</text:p>
      <text:p text:style-name="P4">
During the meeting, the ministers discussed the current agenda for joint EU security and defense policies, as well as NATO and EU support for the consolidation of Moldova, Georgia and Bosnia and Herzegovina, which are subjected to deestabilizing actions of Russia.</text:p>
      <text:p text:style-name="P4">
The participants of the meeting also discussed the preparation for July <text:a xlink:type="simple" xlink:href="https://armyinform.com.ua/2022/11/09/nastupnyj-samit-nato-vidbudetsya-vlitku-2023-roku-v-lytvi/" text:style-name="Internet_20_link" text:visited-style-name="Visited_20_Internet_20_Link">
summit</text:a>
The North Atlantic Alliance, the process of further strengthening, development of operational compatibility, restraint and defense of NATO and security of its eastern flank.</text:p>
      <text:p text:style-name="P4">
The meeting also discussed the situation with international security in the face of Russia against Ukraine, as well as the support of the Ukrainian side by an international community, including NATO and the EU, and the leading role in help playing the middle country B9.</text:p>
      <text:p text:style-name="P4">
“Today, Ukraine is experiencing Russian aggression. Joint actions are key to this to defeat neo -imperial threats. 14 months have passed after Russia's post -unjustified and unjustified aggression against Ukraine, which has destroyed security in Europe. We need to continue to support Ukraine to help her win this war. We need to guarantee its safety for years before, ”Mariusz Blaschak emphasized.</text:p>
      <text:p text:style-name="P4">
News Source: <text:a xlink:type="simple" xlink:href="https://armyinform.com.ua/2023/04/27/kategorychne-ni-sprobam-vidbudovy-rosijskoyi-imperiyi-deklaracziya-krayin-buharestskoyi-devyatky/" text:style-name="Internet_20_link" text:visited-style-name="Visited_20_Internet_20_Link">
https://armyinform.com.ua/2023/04/27/kategorychne-ni-sprobam-vidbudovy-rosijskoyi-imperiyi-deklaracziya-krayin-buharestskoyi-devyatky/</text:a>
</text:p>
      <!--NEWS-->
      <text:h text:style-name="P10" text:outline-level="1">
<text:span text:style-name="T4">
More than 100 thousand crimes of the Russian Federation documented the Office of the Prosecutor General</text:span>
</text:h>
      <text:p text:style-name="P4">
Author: ['АРМІЯINFORM']</text:p>
      <text:p text:style-name="P4">
Time: 2023-04-27T70: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95.jpg" text:style-name="Internet_20_link" text:visited-style-name="Visited_20_Internet_20_Link">
1-95.jpg</text:a>
', '<text:a xlink:type="simple" xlink:href="https://armyinform.com.ua/wp-content/uploads/2023/04/2-81.jpg" text:style-name="Internet_20_link" text:visited-style-name="Visited_20_Internet_20_Link">
2-81.jpg</text:a>
']</text:p>
      <text:p text:style-name="P4">
Tags: ['ВОЄННІ ЗЛОЧИНИ РФ', 'ОФІС ГЕНЕРАЛЬНОГО ПРОКУРОРА УКРАЇНИ']</text:p>
      <text:p text:style-name="P4">
Category: News</text:p>
      <!--METADATA-->
      <text:p text:style-name="P4">
<draw:frame draw:style-name="fr1" draw:name="Image383" text:anchor-type="as-char" svg:width="6.9236in" svg:height="4.448413in" draw:z-index="0">
<draw:image xlink:href="../Images/AРМІЯINFORM/2023-04-27T70-00-00-04-00/1-95.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April 27, it is registered:</text:p>
      <ul>
        <li>
83 113 Military Crimes, * 17 086 Crimes against National Security of Ukraine.</li>
      </ul>
      <text:p text:style-name="P4">
In addition, according to official data of juvenile prosecutors, 1421 the child was injured by the aggression of the Russian Federation, of which:</text:p>
      <ul>
        <li>
470 - children were killed, * 951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84" text:anchor-type="as-char" svg:width="6.9236in" svg:height="4.448413in" draw:z-index="0">
<draw:image xlink:href="../Images/AРМІЯINFORM/2023-04-27T70-00-00-04-00/2-81.jpg" xlink:type="simple" xlink:show="embed" xlink:actuate="onLoad" draw:mime-type="image/jpeg"/>
</draw:frame>
</text:p>
      <text:p text:style-name="P4">
News Source: <text:a xlink:type="simple" xlink:href="https://armyinform.com.ua/2023/04/27/ponad-100-tysyach-zlochyniv-rf-zadokumentuvav-ofis-generalnogo-prokurora/" text:style-name="Internet_20_link" text:visited-style-name="Visited_20_Internet_20_Link">
https://armyinform.com.ua/2023/04/27/ponad-100-tysyach-zlochyniv-rf-zadokumentuvav-ofis-generalnogo-prokurora/</text:a>
</text:p>
      <!--NEWS-->
      <text:h text:style-name="P10" text:outline-level="1">
<text:span text:style-name="T4">
NATO partners have prepared and arranged more than nine Ukrainian armored brigades</text:span>
</text:h>
      <text:p text:style-name="P4">
Author: ['АРМІЯINFORM']</text:p>
      <text:p text:style-name="P4">
Time: 2023-04-27T71:00:00-04:00</text:p>
      <text:p text:style-name="P4">
Description: General Secretary of NATO єns Stoltenberg Polodomiv, Crimean-Partneri Alliance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stoltenberg-1-1.jpg" text:style-name="Internet_20_link" text:visited-style-name="Visited_20_Internet_20_Link">
stoltenberg-1-1.jpg</text:a>
']</text:p>
      <text:p text:style-name="P4">
Tags: ['STOPRUSSIA', 'АГРЕСІЯ РФ', 'ЄНС СТОЛТЕНБЕРГ', 'НАТО', 'ПІДГОТОВКА ВІЙСЬКОВОСЛУЖБОВЦІВ']</text:p>
      <text:p text:style-name="P4">
Category: News</text:p>
      <!--METADATA-->
      <text:p text:style-name="P4">
<draw:frame draw:style-name="fr1" draw:name="Image385" text:anchor-type="as-char" svg:width="6.9236in" svg:height="3.894525in" draw:z-index="0">
<draw:image xlink:href="../Images/AРМІЯINFORM/2023-04-27T71-00-00-04-00/stoltenberg-1-1.jpg" xlink:type="simple" xlink:show="embed" xlink:actuate="onLoad" draw:mime-type="image/jpeg"/>
</draw:frame>
NATO Secretary General Jens Stoltenberg said that partner-making countries "have prepared and arranged more than nine new Ukrainian Bronary Brigades."</text:p>
      <text:p text:style-name="P4">
This is stated in <text:a xlink:type="simple" xlink:href="https://www.nato.int/cps/en/natohq/news_214223.htm" text:style-name="Internet_20_link" text:visited-style-name="Visited_20_Internet_20_Link">
message</text:a>
NATO press service.</text:p>
      <text:p text:style-name="P4">
“More than 98 percent of the combat vehicles promised to Ukraine have already been set. Its is more than 1550 armored vehicles, 230 tanks and other equipment, including a large number of ammunition. This will give Ukraine a strong position to abandon the occupied territories, ”said Jens Stoltenberg while meeting with Prime Minister Luxembourg Ksavier Betel at the headquarters.</text:p>
      <text:p text:style-name="P4">
He added that through a contact group(<text:span text:style-name="T5">
At of Defense Issues of Ukraine in Ramstein format _ </text:span>
 _ <text:span text:style-name="T5">
 ed.</text:span>
)NATO Allies, led by the United States, provided unprecedented support to Ukraine.</text:p>
      <text:p text:style-name="P4">
The NATO Secretary General stressed that partners provide Ukraine with urgent support, including medical support, mobile satellite systems and and and concrete bridges.</text:p>
      <text:p text:style-name="P4">
In addition, on <text:a xlink:type="simple" xlink:href="https://armyinform.com.ua/2022/11/09/nastupnyj-samit-nato-vidbudetsya-vlitku-2023-roku-v-lytvi/" text:style-name="Internet_20_link" text:visited-style-name="Visited_20_Internet_20_Link">
Vilnius' Samite</text:a>
NATO plans to activate a long -term support program for Ukraine.</text:p>
      <text:p text:style-name="P4">
News Source: <text:a xlink:type="simple" xlink:href="https://armyinform.com.ua/2023/04/27/krayiny-partnery-nato-pidgotuvaly-ta-sporyadyly-ponad-devyat-ukrayinskyh-bronetankovyh-brygad/" text:style-name="Internet_20_link" text:visited-style-name="Visited_20_Internet_20_Link">
https://armyinform.com.ua/2023/04/27/krayiny-partnery-nato-pidgotuvaly-ta-sporyadyly-ponad-devyat-ukrayinskyh-bronetankovyh-brygad/</text:a>
</text:p>
      <!--NEWS-->
      <text:h text:style-name="P10" text:outline-level="1">
<text:span text:style-name="T4">
Statement of the press service of the Ministry of Defense of Ukraine</text:span>
</text:h>
      <text:p text:style-name="P4">
Author: ['АРМІЯINFORM']</text:p>
      <text:p text:style-name="P4">
Time: 2023-04-27T72:00:00-04:00</text:p>
      <text:p text:style-name="P4">
Description: Medіa will sew Matterii Z Porivnyannam Tsin for purchasing products of Kharchuvannya for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84e24c0c34abaa7894cc2baa1584615428a0ac9c-e1682600690819.jpeg" text:style-name="Internet_20_link" text:visited-style-name="Visited_20_Internet_20_Link">
84e24c0c34abaa7894cc2baa1584615428a0ac9c-e1682600690819.jpeg</text:a>
']</text:p>
      <text:p text:style-name="P4">
Tags: ['МІНІСТЕРСТВО ОБОРОНИ УКРАЇНИ']</text:p>
      <text:p text:style-name="P4">
Category: News</text:p>
      <!--METADATA-->
      <text:p text:style-name="P4">
<draw:frame draw:style-name="fr1" draw:name="Image386" text:anchor-type="as-char" svg:width="6.9236in" svg:height="4.513161in" draw:z-index="0">
<draw:image xlink:href="../Images/AРМІЯINFORM/2023-04-27T72-00-00-04-00/84e24c0c34abaa7894cc2baa1584615428a0ac9c-e1682600690819.jpeg" xlink:type="simple" xlink:show="embed" xlink:actuate="onLoad" draw:mime-type="image/jpeg"/>
</draw:frame>
Media is subject to materials with comparison of prices for the purchase of products for the Armed Forces of Ukraine and a separate military unit of the main management of intelligence of the Ministry of Defense of Ukraine.</text:p>
      <text:p text:style-name="P4">
As <text:a xlink:type="simple" xlink:href="https://www.mil.gov.ua/news/2023/04/27/zayava-pressluzhbi-ministerstva-oboroni-ukraini/" text:style-name="Internet_20_link" text:visited-style-name="Visited_20_Internet_20_Link">
stated</text:a>
In the Ministry of Defense of Ukraine, this <text:span text:style-name="T4">
 information is not correct. </text:span>
</text:p>
      <text:p text:style-name="P4">
<text:span text:style-name="T4">
 Secondly, </text:span>
 we emphasize that for food supply of armed forces, the Ministry of Defense purchases a comprehensive service for the organization of storage by catalog of products whose prices are already taking into account logistics, in particular, mainly delivery to the areas of fighting. The service of organizing nutrition, in fact, is the format of "food" walks "a prisoner." The price of food organization of a single -aged serviceman is from UAH 137.04 to UAH 144.06 per day.</text:p>
      <text:p text:style-name="P4">
<text:span text:style-name="T4">
 Third, </text:span>
 As a rule, the personnel of the Main Directorate of the Intelligence of Defense of Ukraine during the performance of combat missions are ensured by the same principle as all military personnel of the Armed Forces-thanks to the Ministry of Defense, contracts for food organization services.</text:p>
      <text:p text:style-name="P4">
We also remind that the Ministry of Defense of Ukraine continues to search for decisions aimed at providing transparent purchases and effective models of food for the Armed Forces of Ukraine. Therefore, in the first half of April, the Ministry of Defense held a meeting with representatives of large trading networks "Kolo", "ATB-Market", "Varus", "Auchan", "Silpo"(Fozzy Group)In order to attach large retailers to the process of organization and uninterrupted supply of servicemen.</text:p>
      <text:p text:style-name="P4">
Networks emphasized that with the requirements of providing logistics products - namely on the principle of guaranteeing the delivery of products to the parts of the arrived constant release - is too risky process for network business at the determined prices(137,04-144,06 UAH).</text:p>
      <text:p text:style-name="P4">
You can read in detail at <text:a xlink:type="simple" xlink:href="https://www.mil.gov.ua/news/2023/02/28/statement-of-the-press-service-mdu/" text:style-name="Internet_20_link" text:visited-style-name="Visited_20_Internet_20_Link">
link</text:a>
.</text:p>
      <text:p text:style-name="P4">
Також закликаємо, у разі якщо ви бачите ознаки корупційних проявів у секторіоборони, повідомляйте про можливі порушення до Департаменту з питаньзапобігання та виявлення корупції;</text:p>
      <text:p text:style-name="P4">
Спеціальна телефонна лінія: +38 044 271 39 86  Електронна пошта: <text:a xlink:type="simple" xlink:href="https://armyinform.com.ua/cdn-cgi/l/email-protection" text:style-name="Internet_20_link" text:visited-style-name="Visited_20_Internet_20_Link">
[email protected]</text:a>
Detailed information on <text:a xlink:type="simple" xlink:href="https://www.mil.gov.ua/ne-bud-bajduzhim-–-povidom-pro-korupcziyu.html" text:style-name="Internet_20_link" text:visited-style-name="Visited_20_Internet_20_Link">
link</text:a>
.</text:p>
      <text:p text:style-name="P4">
News Source: <text:a xlink:type="simple" xlink:href="https://armyinform.com.ua/2023/04/27/zayava-pressluzhby-ministerstva-oborony-ukrayiny/" text:style-name="Internet_20_link" text:visited-style-name="Visited_20_Internet_20_Link">
https://armyinform.com.ua/2023/04/27/zayava-pressluzhby-ministerstva-oborony-ukrayiny/</text:a>
</text:p>
      <!--NEWS-->
      <text:h text:style-name="P10" text:outline-level="1">
<text:span text:style-name="T4">
Ukrainian children deserve for the future without fragments and bins - a statement of Britain in the OSCE</text:span>
</text:h>
      <text:p text:style-name="P4">
Author: ['АРМІЯINFORM']</text:p>
      <text:p text:style-name="P4">
Time: 2023-04-27T73:00:00-04:00</text:p>
      <text:p text:style-name="P4">
Description: Bezluzda Viina Rosії turned the life of the Ukrainian Datee. Fіzichni Namydki Tsyoo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war-2.jpg" text:style-name="Internet_20_link" text:visited-style-name="Visited_20_Internet_20_Link">
war-2.jpg</text:a>
']</text:p>
      <text:p text:style-name="P4">
Tags: ['STOPRUSSIA', 'АГРЕСІЯ РФ', 'ВЕЛИКА БРИТАНІЯ', 'ДІТИ УКРАЇНИ', 'НІЛ БУШ', 'ОБСЄ']</text:p>
      <text:p text:style-name="P4">
Category: News</text:p>
      <!--METADATA-->
      <text:p text:style-name="P4">
<draw:frame draw:style-name="fr1" draw:name="Image387" text:anchor-type="as-char" svg:width="6.9236in" svg:height="3.894525in" draw:z-index="0">
<draw:image xlink:href="../Images/AРМІЯINFORM/2023-04-27T73-00-00-04-00/war-2.jpg" xlink:type="simple" xlink:show="embed" xlink:actuate="onLoad" draw:mime-type="image/jpeg"/>
</draw:frame>
The meaningless war of Russia turned the lives of Ukrainian children. The physical effects of this invasion are not easy: daily, on average, they die or get wounded by a four -year -old children.</text:p>
      <text:p text:style-name="P4">
This is stated in <text:a xlink:type="simple" xlink:href="https://www.gov.uk/government/speeches/ukrainian-children-deserve-a-future-that-does-not-involve-shrapnel-bunkers-and-armed-checkpoints-uk-statement-to-the-osce" text:style-name="Internet_20_link" text:visited-style-name="Visited_20_Internet_20_Link">
statement</text:a>
Heads of the UK delegation to Bush Observed.</text:p>
      <text:p text:style-name="P4">
“My statement will be focused on the long -term psychological influence of Russian children on Ukrainian children, increased movement, violation of the process of education of children's development, as well as horrific human rights violations. Under the stability of these children, deep and long -term scars of injuries are hidden, ”the OSCE official's official representative in the OSCE.</text:p>
      <text:p text:style-name="P4">
The Russian war has led to the movement of about 3.5 million Ukrainian children. Families were broken because their parents faced a difficult decision to send their children to a safe place as they remain in the area. Other children were taken away.</text:p>
      <text:p text:style-name="P4">
“Separation with parents is a form of injury that gives these children a greater risk of psychological problems. Children who have undergone a long separation with their parents often experience strong fear, panic, grief, depression, helplessness and hopelessness - feelings that should not be expected from the child. The organization of Save The Children reported that on average, children had spent more than 900 hours. 900 hours that children had to spend on training, a group of communication. When children come out of these bins, many are faced with the destruction of their schools, kindergartens and playgrounds. And the objects that stand, parents perceive not as safe places, but as a potential threat of Russian rocket firing, ”Nile Bush says.</text:p>
      <text:p text:style-name="P4">
According to him, despite convictions from the international community, the Kremlin shows any repentance and compassion for the suffering they caused.</text:p>
      <text:p text:style-name="P4">
“Ukrainian children deserve the future without fragments, bins and armed blocks. The United Kingdom will do everything possible to support Ukrainian protection of her homeland and protect the future of its younger generation, ”Nile Bush researched.</text:p>
      <text:p text:style-name="P4">
News Source: <text:a xlink:type="simple" xlink:href="https://armyinform.com.ua/2023/04/27/ukrayinski-dity-zaslugovuyut-na-majbutnye-bez-oskolkiv-i-bunkeriv-zayava-brytaniyi-v-obsye/" text:style-name="Internet_20_link" text:visited-style-name="Visited_20_Internet_20_Link">
https://armyinform.com.ua/2023/04/27/ukrayinski-dity-zaslugovuyut-na-majbutnye-bez-oskolkiv-i-bunkeriv-zayava-brytaniyi-v-obsye/</text:a>
</text:p>
      <!--NEWS-->
      <text:h text:style-name="P10" text:outline-level="1">
<text:span text:style-name="T4">
Information on the place of maintenance of a prisoner of war does not affect the speed of exchange - coordination headquarters</text:span>
</text:h>
      <text:p text:style-name="P4">
Author: ['АРМІЯINFORM']</text:p>
      <text:p text:style-name="P4">
Time: 2023-04-27T74:00:00-04:00</text:p>
      <text:p text:style-name="P4">
Description: INFORMASIA about the MST -VETRITMANNIT DO NOT FLAVE FOR THE SHIVIDKIST OF THE AND THE TREATE OF THE POLY ... War with Ukraine 2022, War with Ukraine La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934968724136243290_w.jpg" text:style-name="Internet_20_link" text:visited-style-name="Visited_20_Internet_20_Link">
photo_5934968724136243290_w.jpg</text:a>
']</text:p>
      <text:p text:style-name="P4">
Tags: ['ВИЗВОЛЕННЯ З ПОЛОНУ', 'ДОСТУП ДО ПОЛОНЕНИХ', 'КООРДИНАЦІЙНИЙ ШТАБ З ПИТАНЬ ПОВОДЖЕННЯ З ВІЙСЬКОВОПОЛОНЕНИМИ']</text:p>
      <text:p text:style-name="P4">
Category: News</text:p>
      <!--METADATA-->
      <text:p text:style-name="P4">
<draw:frame draw:style-name="fr1" draw:name="Image388" text:anchor-type="as-char" svg:width="6.9236in" svg:height="4.615733in" draw:z-index="0">
<draw:image xlink:href="../Images/AРМІЯINFORM/2023-04-27T74-00-00-04-00/photo_5934968724136243290_w.jpg" xlink:type="simple" xlink:show="embed" xlink:actuate="onLoad" draw:mime-type="image/jpeg"/>
</draw:frame>
Information on the place of detention usually does not affect the speed of exchange of soldiers, often this information is consistent with the coordination headquarters after exchange.</text:p>
      <text:p text:style-name="P4">
About this <text:a xlink:type="simple" xlink:href="https://t.me/Koord_shtab/924" text:style-name="Internet_20_link" text:visited-style-name="Visited_20_Internet_20_Link">
the one was talking</text:a>
During a meeting with family servicemen of a separate Eger Brigade at the Coordinating Headquarters on the issue of prisoners of war.</text:p>
      <text:p text:style-name="P4">
“For example, when the negotiations agree to return the seriously wounded, then data on where they were kept, we find out after exchange. Or when there is a colonies in which the colonies are kept by our defender, and even in which barracks is not a guarantee that he will be able to pick him up in the near future, ”the headquarters explained.</text:p>
      <text:p text:style-name="P4">
In addition, the meeting discussed the collection of information from those who returned Nagornology.</text:p>
      <text:p text:style-name="P4">
“Conversations are conducted almost immediately after being released from captivity. Because multi -defensers are in captivity for a long time, so we try to do everything more promptly, ”the headquarters representative said.</text:p>
      <text:p text:style-name="P4">
The coordination headquarters told about details of official investigations of the disappearance of the missing person during the fighting.</text:p>
      <text:p text:style-name="P4">
“Not always the testimony of brothers are reliable. Even if they take a direct hit in the dugout, but there are no missing defenders, the commander accounts for them as missing. It used to be that after such evidence was then found in captivity, ”the message said.</text:p>
      <text:p text:style-name="P4">
News Source: <text:a xlink:type="simple" xlink:href="https://armyinform.com.ua/2023/04/27/u-koordynaczijnomu-shtabi-rozpovily-shho-informacziya-pro-miscze-utrymannya-vijskovopolonenogo-ne-vplyvaye-na-shvydkist-obminu/" text:style-name="Internet_20_link" text:visited-style-name="Visited_20_Internet_20_Link">
https://armyinform.com.ua/2023/04/27/u-koordynaczijnomu-shtabi-rozpovily-shho-informacziya-pro-miscze-utrymannya-vijskovopolonenogo-ne-vplyvaye-na-shvydkist-obminu/</text:a>
</text:p>
      <!--NEWS-->
      <text:h text:style-name="P10" text:outline-level="1">
<text:span text:style-name="T4">
The General Staff of the Armed Forces showed how Ukrainian doctors undergo a tactical assistance course in Britain</text:span>
</text:h>
      <text:p text:style-name="P4">
Author: ['АРМІЯINFORM']</text:p>
      <text:p text:style-name="P4">
Time: 2023-04-27T75:00:00-04:00</text:p>
      <text:p text:style-name="P4">
Description: The great British passes the specialtyalizan Boygov Medicna Pіdgotovka Ukrainian doctor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343652524_901832274228688_2660099791130455635_n-2.jpg" text:style-name="Internet_20_link" text:visited-style-name="Visited_20_Internet_20_Link">
343652524_901832274228688_2660099791130455635_n-2.jpg</text:a>
', '<text:a xlink:type="simple" xlink:href="https://armyinform.com.ua/wp-content/uploads/2023/04/343305126_769388001368668_3346828232403151909_n-1-150x150.jpg" text:style-name="Internet_20_link" text:visited-style-name="Visited_20_Internet_20_Link">
343305126_769388001368668_3346828232403151909_n-1-150x150.jpg</text:a>
', '<text:a xlink:type="simple" xlink:href="https://armyinform.com.ua/wp-content/uploads/2023/04/343649813_761776172083857_7865524978651536346_n-1-150x150.jpg" text:style-name="Internet_20_link" text:visited-style-name="Visited_20_Internet_20_Link">
343649813_761776172083857_7865524978651536346_n-1-150x150.jpg</text:a>
']</text:p>
      <text:p text:style-name="P4">
Tags: ['ГЕНЕРАЛЬНИЙ ШТАБ ЗС УКРАЇНИ', 'КУРС ПІДГОТОВКИ', 'УКРАЇНСЬКІ МЕДИКИ']</text:p>
      <text:p text:style-name="P4">
Category: News</text:p>
      <!--METADATA-->
      <text:p text:style-name="P4">
<draw:frame draw:style-name="fr1" draw:name="Image389" text:anchor-type="as-char" svg:width="6.9236in" svg:height="4.944604in" draw:z-index="0">
<draw:image xlink:href="../Images/AРМІЯINFORM/2023-04-27T75-00-00-04-00/343652524_901832274228688_2660099791130455635_n-2.jpg" xlink:type="simple" xlink:show="embed" xlink:actuate="onLoad" draw:mime-type="image/jpeg"/>
</draw:frame>
In the United Kingdom there are specialized combat medical training Ukrainian doctors.</text:p>
      <text:p text:style-name="P4">
About it <text:a xlink:type="simple" xlink:href="https://www.facebook.com/GeneralStaff.ua/posts/pfbid0XbNLkRkDiehXz6TY3cmtTqXSx8DG6GtPvXaPbFixGpN1AAfp2eta3FZKvQJyuBpjl" text:style-name="Internet_20_link" text:visited-style-name="Visited_20_Internet_20_Link">
reports</text:a>
The General Staff of the Armed Forces.</text:p>
      <text:p text:style-name="P4">
«Tactical assistance course wounded in hostilities is a fighting rescuer(TCCC-CLS)will teach these brave physicians to provide critical assistance to their twin and sessions.</text:p>
      <text:p text:style-name="P4">
They will also be able to transfer valuable knowledge and experience gained to other military servicemen and military personnel of the Armed Forces of Ukraine, continuing to burn with an illegal invasion of Russia, ”the message reads.</text:p>
      <text:p text:style-name="P4">
<text:a xlink:type="simple" xlink:href="https://armyinform.com.ua/wp-content/uploads/2023/04/343305126_769388001368668_3346828232403151909_n-1.jpg" text:style-name="Internet_20_link" text:visited-style-name="Visited_20_Internet_20_Link">
!(Images/AРМІЯINFORM/2023-04-27T75-00-00-04-00/343305126_769388001368668_3346828232403151909_n-1-150x150.jpg)</text:a>
</text:p>
      <text:p text:style-name="P4">
<text:a xlink:type="simple" xlink:href="https://armyinform.com.ua/wp-content/uploads/2023/04/343649813_761776172083857_7865524978651536346_n-1.jpg" text:style-name="Internet_20_link" text:visited-style-name="Visited_20_Internet_20_Link">
<draw:frame draw:style-name="fr1" draw:name="Image390" text:anchor-type="as-char" svg:width="6.9236in" svg:height="6.9236in" draw:z-index="0">
<draw:image xlink:href="../Images/AРМІЯINFORM/2023-04-27T75-00-00-04-00/343649813_761776172083857_7865524978651536346_n-1-150x150.jpg" xlink:type="simple" xlink:show="embed" xlink:actuate="onLoad" draw:mime-type="image/jpeg"/>
</draw:frame>
</text:a>
The General Staff of the Armed Forces noted that the United Kingdom continues to support the people of Ukraine and to provide continuous support in response to the continuing violations of international law through the program of training of Ukrainian military services in the United Kingdom.</text:p>
      <text:p text:style-name="P4">
News Source: <text:a xlink:type="simple" xlink:href="https://armyinform.com.ua/2023/04/27/genshtab-zsu-pokazav-yak-ukrayinski-medyky-prohodyat-kurs-taktychnoyi-dopomogy-poranenym-u-brytaniyi/" text:style-name="Internet_20_link" text:visited-style-name="Visited_20_Internet_20_Link">
https://armyinform.com.ua/2023/04/27/genshtab-zsu-pokazav-yak-ukrayinski-medyky-prohodyat-kurs-taktychnoyi-dopomogy-poranenym-u-brytaniyi/</text:a>
</text:p>
      <!--NEWS-->
      <text:h text:style-name="P10" text:outline-level="1">
<text:span text:style-name="T4">
Will judge 9 Russian soldiers who robbed a private house in Kharkiv region</text:span>
</text:h>
      <text:p text:style-name="P4">
Author: ['АРМІЯINFORM']</text:p>
      <text:p text:style-name="P4">
Time: 2023-04-27T76:00:00-04:00</text:p>
      <text:p text:style-name="P4">
Description: To the court, the accusations of the Rosiyskiy Vіskovo services for the fact of the fact ... War with Ukraine 2022, the war with Ukraine latter news today, the war with Ukraine 2022 are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img-4736.jpg" text:style-name="Internet_20_link" text:visited-style-name="Visited_20_Internet_20_Link">
img-4736.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91" text:anchor-type="as-char" svg:width="6.9236in" svg:height="5.1927in" draw:z-index="0">
<draw:image xlink:href="../Images/AРМІЯINFORM/2023-04-27T76-00-00-04-00/img-4736.jpg" xlink:type="simple" xlink:show="embed" xlink:actuate="onLoad" draw:mime-type="image/jpeg"/>
</draw:frame>
The court has an indictment on Russian servicemen as a factor of violations of the laws and customs of war. The investigation found that during the period of number. Circusters of Kharkiv district nine servicemen of the aggressor country robbed one of the private homes.</text:p>
      <text:p text:style-name="P4">
From the house, the occupiers have taken out laptops, tablets, playing consoles, TV, washing machine, smart hour, mobile phones, bicycles and a car. The total cost of the stolen reaches more than 1 million UAH.</text:p>
      <text:p text:style-name="P4">
On the stolen phones and tablets, the Russian soldiers staged a "photo shoot" in the yard and in the rooms of the house. Also removed cynical ones, on which they used to use the owner's belongings and spraying alcohol.</text:p>
      <text:p text:style-name="P4">
<text:span text:style-name="T4">
 Source: </text:span>
 <text:a xlink:type="simple" xlink:href="https://www.gp.gov.ua/ua/posts/suditimut-9-rosiiskix-viiskovix-yaki-pograbuvali-budinok-mirnix-ziteliv-xarkivshhini" text:style-name="Internet_20_link" text:visited-style-name="Visited_20_Internet_20_Link">
<text:span text:style-name="T5">
opice of the Prosecutor General of Ukraine</text:span>
</text:a>
</text:p>
      <text:p text:style-name="P4">
News Source: <text:a xlink:type="simple" xlink:href="https://armyinform.com.ua/2023/04/27/sudytymut-9-rosijskyh-vijskovyh-yaki-pograbuvaly-pryvatnyj-budynok-na-harkivshhyny/" text:style-name="Internet_20_link" text:visited-style-name="Visited_20_Internet_20_Link">
https://armyinform.com.ua/2023/04/27/sudytymut-9-rosijskyh-vijskovyh-yaki-pograbuvaly-pryvatnyj-budynok-na-harkivshhyny/</text:a>
</text:p>
      <!--NEWS-->
      <text:h text:style-name="P10" text:outline-level="1">
<text:span text:style-name="T4">
The Ministry of Defense has a meeting with public figures and volunteers of the medical sector</text:span>
</text:h>
      <text:p text:style-name="P4">
Author: ['АРМІЯINFORM']</text:p>
      <text:p text:style-name="P4">
Time: 2023-04-27T77:00:00-04:00</text:p>
      <text:p text:style-name="P4">
Description: About the cinema, the intercessor of the Ministra defense of Ukraine Ganna Marlar. Zokrem, Vaugh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28ba31cf-6560-4dbc-b596-494362766241.jpg" text:style-name="Internet_20_link" text:visited-style-name="Visited_20_Internet_20_Link">
28ba31cf-6560-4dbc-b596-494362766241.jpg</text:a>
', '<text:a xlink:type="simple" xlink:href="https://armyinform.com.ua/wp-content/uploads/2023/04/8065542f-fe2a-4a2f-b2f9-faf5811b0eed-150x150.jpg" text:style-name="Internet_20_link" text:visited-style-name="Visited_20_Internet_20_Link">
8065542f-fe2a-4a2f-b2f9-faf5811b0eed-150x150.jpg</text:a>
', '<text:a xlink:type="simple" xlink:href="https://armyinform.com.ua/wp-content/uploads/2023/04/394cc7db-c24c-45e8-83d0-ac41670e2d32-150x150.jpg" text:style-name="Internet_20_link" text:visited-style-name="Visited_20_Internet_20_Link">
394cc7db-c24c-45e8-83d0-ac41670e2d32-150x150.jpg</text:a>
', '<text:a xlink:type="simple" xlink:href="https://armyinform.com.ua/wp-content/uploads/2023/04/05255219-5847-43e2-9833-c6e3e25934f8-150x150.jpg" text:style-name="Internet_20_link" text:visited-style-name="Visited_20_Internet_20_Link">
05255219-5847-43e2-9833-c6e3e25934f8-150x150.jpg</text:a>
', '<text:a xlink:type="simple" xlink:href="https://armyinform.com.ua/wp-content/uploads/2023/04/a2902014-d46e-4cdb-9819-6892ae3c5d4a-150x150.jpg" text:style-name="Internet_20_link" text:visited-style-name="Visited_20_Internet_20_Link">
a2902014-d46e-4cdb-9819-6892ae3c5d4a-150x150.jpg</text:a>
']</text:p>
      <text:p text:style-name="P4">
Tags: ['STOPRUSSIA', 'АГРЕСІЯ РФ', 'ВІЙНА', 'ВТОРГНЕННЯ РФ', 'ГАННА МАЛЯР', 'ОЛЕКСІЙ РЕЗНІКОВ']</text:p>
      <text:p text:style-name="P4">
Category: News</text:p>
      <!--METADATA-->
      <text:p text:style-name="P4">
<draw:frame draw:style-name="fr1" draw:name="Image392" text:anchor-type="as-char" svg:width="6.9236in" svg:height="5.241382in" draw:z-index="0">
<draw:image xlink:href="../Images/AРМІЯINFORM/2023-04-27T77-00-00-04-00/28ba31cf-6560-4dbc-b596-494362766241.jpg" xlink:type="simple" xlink:show="embed" xlink:actuate="onLoad" draw:mime-type="image/jpeg"/>
</draw:frame>
About it <text:a xlink:type="simple" xlink:href="https://t.me/annamaliar/677" text:style-name="Internet_20_link" text:visited-style-name="Visited_20_Internet_20_Link">
reported</text:a>
Deputy Minister of Defense of Ukraine Anna Malyar. In particular, she wrote the following:</text:p>
      <text:p text:style-name="P4">
“If very briefly - constructively.</text:p>
      <text:p text:style-name="P4">
<text:span text:style-name="T4">
 Now details: </text:span>
</text:p>
      <text:p text:style-name="P4">
At the meeting, the volunteers voiced some specific cases of unscrupulous performance by individuals in the field of medical service for medical services.</text:p>
      <text:p text:style-name="P4">
The Minister has instructed to check all these cases and take appropriate measures.</text:p>
      <text:p text:style-name="P4">
Of course, they spoke at the meeting and about the work of the military-medical commissions.</text:p>
      <text:p text:style-name="P4">
<text:a xlink:type="simple" xlink:href="https://armyinform.com.ua/wp-content/uploads/2023/04/8065542f-fe2a-4a2f-b2f9-faf5811b0eed.jpg" text:style-name="Internet_20_link" text:visited-style-name="Visited_20_Internet_20_Link">
!(Images/AРМІЯINFORM/2023-04-27T77-00-00-04-00/8065542f-fe2a-4a2f-b2f9-faf5811b0eed-150x150.jpg)</text:a>
</text:p>
      <text:p text:style-name="P4">
<text:a xlink:type="simple" xlink:href="https://armyinform.com.ua/wp-content/uploads/2023/04/394cc7db-c24c-45e8-83d0-ac41670e2d32.jpg" text:style-name="Internet_20_link" text:visited-style-name="Visited_20_Internet_20_Link">
<draw:frame draw:style-name="fr1" draw:name="Image393" text:anchor-type="as-char" svg:width="6.9236in" svg:height="6.9236in" draw:z-index="0">
<draw:image xlink:href="../Images/AРМІЯINFORM/2023-04-27T77-00-00-04-00/394cc7db-c24c-45e8-83d0-ac41670e2d32-150x150.jpg" xlink:type="simple" xlink:show="embed" xlink:actuate="onLoad" draw:mime-type="image/jpeg"/>
</draw:frame>
</text:a>
</text:p>
      <text:p text:style-name="P4">
<text:a xlink:type="simple" xlink:href="https://armyinform.com.ua/wp-content/uploads/2023/04/05255219-5847-43e2-9833-c6e3e25934f8.jpg" text:style-name="Internet_20_link" text:visited-style-name="Visited_20_Internet_20_Link">
<draw:frame draw:style-name="fr1" draw:name="Image394" text:anchor-type="as-char" svg:width="6.9236in" svg:height="6.9236in" draw:z-index="0">
<draw:image xlink:href="../Images/AРМІЯINFORM/2023-04-27T77-00-00-04-00/05255219-5847-43e2-9833-c6e3e25934f8-150x150.jpg" xlink:type="simple" xlink:show="embed" xlink:actuate="onLoad" draw:mime-type="image/jpeg"/>
</draw:frame>
</text:a>
</text:p>
      <text:p text:style-name="P4">
<text:a xlink:type="simple" xlink:href="https://armyinform.com.ua/wp-content/uploads/2023/04/a2902014-d46e-4cdb-9819-6892ae3c5d4a.jpg" text:style-name="Internet_20_link" text:visited-style-name="Visited_20_Internet_20_Link">
<draw:frame draw:style-name="fr1" draw:name="Image395" text:anchor-type="as-char" svg:width="6.9236in" svg:height="6.9236in" draw:z-index="0">
<draw:image xlink:href="../Images/AРМІЯINFORM/2023-04-27T77-00-00-04-00/a2902014-d46e-4cdb-9819-6892ae3c5d4a-150x150.jpg" xlink:type="simple" xlink:show="embed" xlink:actuate="onLoad" draw:mime-type="image/jpeg"/>
</draw:frame>
</text:a>
<text:span text:style-name="T4">
 What is done right now: </text:span>
</text:p>
      <ul>
        <li>
ZAKS Zoom, the number of military medical commissions has expanded by creating them in civilian hospitals * Pilot projects from electronic document circulation have been launched * developed a digital product such as an electronic queue. Currently, the five cities of Ukraine, which are the most loaded military-medical commissions-Kharkiv, Lviv, Kiev, Vinnitsa and Odessa. In the nearest plans to translate all military-medical commissions to work with electronic queues * developed and voted in the first reading of two bills designed to simplify the procedure of undergoing VLK</li>
      </ul>
      <text:p text:style-name="P4">
We are grateful for the constructive meeting, honesty and the right suggestions to the public sector representatives.Public figures and medical volunteers have proposed to create a permanent group for system communication and joint work.</text:p>
      <text:p text:style-name="P4">
<text:span text:style-name="T4">
 The Defense Ministry supports this proposal. "</text:span>
</text:p>
      <text:p text:style-name="P4">
News Source: <text:a xlink:type="simple" xlink:href="https://armyinform.com.ua/2023/04/27/u-minoborony-projshla-zustrich-z-gromadskymy-diyachamy-ta-volonteramy-medychnoyi-sfery/" text:style-name="Internet_20_link" text:visited-style-name="Visited_20_Internet_20_Link">
https://armyinform.com.ua/2023/04/27/u-minoborony-projshla-zustrich-z-gromadskymy-diyachamy-ta-volonteramy-medychnoyi-sfery/</text:a>
</text:p>
      <!--NEWS-->
      <text:h text:style-name="P10" text:outline-level="1">
<text:span text:style-name="T4">
The process of pre-selection of DNA material in defenders will be launched in the near future</text:span>
</text:h>
      <text:p text:style-name="P4">
Author: ['АРМІЯINFORM']</text:p>
      <text:p text:style-name="P4">
Time: 2023-04-27T78:00:00-04:00</text:p>
      <text:p text:style-name="P4">
Description: About CED DOIMLAY MINRINTEGRATIGE. PID Medicanes Vicepremere'yr-Ministra izhrini ... War with Ukraine 2022, War with Ukraine Latest news today, News War with Ukraine 2022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qhr9wjje4izdpulhzwzahxgzynlqxtrn.jpeg" text:style-name="Internet_20_link" text:visited-style-name="Visited_20_Internet_20_Link">
qhr9wjje4izdpulhzwzahxgzynlqxtrn.jpeg</text:a>
']</text:p>
      <text:p text:style-name="P4">
Tags: ['STOPRUSSIA', 'АГРЕСІЯ РФ', 'ВІЙНА', 'ВТОРГНЕННЯ РФ', 'МІНРЕІНТЕГРАЦІЇ']</text:p>
      <text:p text:style-name="P4">
Category: News</text:p>
      <!--METADATA-->
      <text:p text:style-name="P4">
<draw:frame draw:style-name="fr1" draw:name="Image396" text:anchor-type="as-char" svg:width="6.9236in" svg:height="3.894525in" draw:z-index="0">
<draw:image xlink:href="../Images/AРМІЯINFORM/2023-04-27T78-00-00-04-00/qhr9wjje4izdpulhzwzahxgzynlqxtrn.jpeg" xlink:type="simple" xlink:show="embed" xlink:actuate="onLoad" draw:mime-type="image/jpeg"/>
</draw:frame>
Illustrative photo</text:p>
      <text:p text:style-name="P4">
About it <text:a xlink:type="simple" xlink:href="https://minre.gov.ua/2023/04/27/najblyzhchym-chasom-bude-zapushheno-proczes-poperednogo-vidboru-dnk-materialu-v-zahysnykiv/" text:style-name="Internet_20_link" text:visited-style-name="Visited_20_Internet_20_Link">
reports</text:a>
Ministry of Reintegration.</text:p>
      <text:p text:style-name="P4">
Under the chairmanship of Viceremer-Minister Irina Vereshchuk, an interagency-manaire was held with the participation of law enforcement agencies and the commissioner of missing missing.</text:p>
      <text:p text:style-name="P4">
The key was the issue of establishing the process of preliminary selection of DNA materials of servicemen, law enforcement officers and members of volunteer formation of territorial communities.</text:p>
      <text:p text:style-name="P4">
There is currently positive dynamics in adjusting this process. Each awareness develops an individual order of selection and storage of DNA materials.</text:p>
      <text:p text:style-name="P4">
Representatives of law enforcement agencies assured that in the near future DNA people will digitize and be stored in a personal matter.</text:p>
      <text:p text:style-name="P4">
“We thank our security forces for promptness in resolving this issue. Despite the excellence that dictate the realities of today, they develop new mechanisms that will simplify the process of identifying people as needed. Unfortunately, this is a time now, so we have to contribute in every possible way, ”Irina Vereshchuk emphasized.</text:p>
      <text:p text:style-name="P4">
News Source: <text:a xlink:type="simple" xlink:href="https://armyinform.com.ua/2023/04/27/najblyzhchym-chasom-bude-zapushheno-proczes-poperednogo-vidboru-dnk-materialu-v-zahysnykiv/" text:style-name="Internet_20_link" text:visited-style-name="Visited_20_Internet_20_Link">
https://armyinform.com.ua/2023/04/27/najblyzhchym-chasom-bude-zapushheno-proczes-poperednogo-vidboru-dnk-materialu-v-zahysnykiv/</text:a>
</text:p>
      <!--NEWS-->
      <text:h text:style-name="P10" text:outline-level="1">
<text:span text:style-name="T4">
In the south of Ukraine the situation remains tense - Natalia Humeniuk</text:span>
</text:h>
      <text:p text:style-name="P4">
Author: ['Оксана Іванець']</text:p>
      <text:p text:style-name="P4">
Time: 2023-04-27T79:00:00-04:00</text:p>
      <text:p text:style-name="P4">
Description: About the chief of the National Marathon “єini News”, the chief of the Oblodnoye was inhabited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2023-04-27_17-42-03.jpg" text:style-name="Internet_20_link" text:visited-style-name="Visited_20_Internet_20_Link">
photo_2023-04-27_17-42-03.jpg</text:a>
']</text:p>
      <text:p text:style-name="P4">
Tags: ['STOPRUSSIA', 'АГРЕСІЯ РФ', 'ВІЙНА', 'ВТОРГНЕННЯ РФ', 'НАТАЛІЯ ГУМЕНЮК']</text:p>
      <text:p text:style-name="P4">
Category: News</text:p>
      <!--METADATA-->
      <text:p text:style-name="P4">
<draw:frame draw:style-name="fr1" draw:name="Image397" text:anchor-type="as-char" svg:width="6.9236in" svg:height="3.594219in" draw:z-index="0">
<draw:image xlink:href="../Images/AРМІЯINFORM/2023-04-27T79-00-00-04-00/photo_2023-04-27_17-42-03.jpg" xlink:type="simple" xlink:show="embed" xlink:actuate="onLoad" draw:mime-type="image/jpeg"/>
</draw:frame>
Natalia Humeniuk, the Chief Coordination Press Center of Defense forces of South, reported this on the national marathon "Unified News".</text:p>
      <text:p text:style-name="P4">
According to the speaker, although the activity of tactical aviation is not observed at this point along the front, the enemy actively continues to use the artillery and beats on residential quarters.</text:p>
      <ul>
        <li>
I ask the residents of the region not to ignore the signals of air anxiety in the shelter, - said Natalia Humeniuk.</li>
      </ul>
      <text:p text:style-name="P4">
In addition, the head of the united coordination press center of the South Defense Forces reported that the number of rocket launchers in the Black Sea has changed. In words, at this point there are three surfaces of enemy vessels, the equipment of which reaches twenty "calibers". Therefore, the rocket danger from the Black Sea remains high-Russians can strike at any moment.</text:p>
      <text:p text:style-name="P4">
News Source: <text:a xlink:type="simple" xlink:href="https://armyinform.com.ua/2023/04/27/na-pivdni-ukrayiny-sytuacziya-zalyshayetsya-napruzhenoyu-nataliya-gumenyuk/" text:style-name="Internet_20_link" text:visited-style-name="Visited_20_Internet_20_Link">
https://armyinform.com.ua/2023/04/27/na-pivdni-ukrayiny-sytuacziya-zalyshayetsya-napruzhenoyu-nataliya-gumenyuk/</text:a>
</text:p>
      <!--NEWS-->
      <text:h text:style-name="P10" text:outline-level="1">
<text:span text:style-name="T4">
5 enemy UAVs were shot down and the air defense remedy</text:span>
</text:h>
      <text:p text:style-name="P4">
Author: ['АРМІЯINFORM']</text:p>
      <text:p text:style-name="P4">
Time: 2023-04-27T80:00:00-04:00</text:p>
      <text:p text:style-name="P4">
Description: About CED DOIMAL, ZS Ukrainian at Vechirnyom Zvedenni. “Avіaatsіya forces of the defense of Ukraine ... War with Ukraine 2022, war with Ukraine Latest news today, News War with Ukraine 2022 The last for today, whether the war between Ukraine and Russia will be,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БПЛА', 'ВТОРГНЕННЯ РФ', 'ГШ ЗС УКРАЇНИ', 'ППО']</text:p>
      <text:p text:style-name="P4">
Category: News</text:p>
      <!--METADATA-->
      <text:p text:style-name="P4">
<draw:frame draw:style-name="fr1" draw:name="Image398" text:anchor-type="as-char" svg:width="6.9236in" svg:height="4.669802in" draw:z-index="0">
<draw:image xlink:href="../Images/AРМІЯINFORM/2023-04-27T80-00-00-04-00/2022-10-04-avtor-1-zsu-za-visim-misyacziv-znyshhyly-bilshu-polovynu-vijskovyh-bpla1-e1664889963810.jpg" xlink:type="simple" xlink:show="embed" xlink:actuate="onLoad" draw:mime-type="image/jpeg"/>
</draw:frame>
Illustrative photo</text:p>
      <text:p text:style-name="P4">
<text:span text:style-name="T4">
 🔥 Situation on the Russian invasion </text:span>
 about it <text:a xlink:type="simple" xlink:href="https://www.facebook.com/GeneralStaff.ua/posts/pfbid0y3fsW6FdRERhiEjKcXePf196uD9t6Wx8PdkQ7pXY77NyVtgPXw5ctGiRMJCyqR8Cl" text:style-name="Internet_20_link" text:visited-style-name="Visited_20_Internet_20_Link">
reports</text:a>
The General of the Armed Forces of Ukraine in the evening.</text:p>
      <text:p text:style-name="P4">
“Aviation of the Defense Forces of Ukraine per day has struck 4 beats in the areas of focus of the occupiers, as well as the impact on the enemy's anti-aircraft missile system. The 5 -fold UAVs of different types are shot down, ”the message reads.</text:p>
      <text:p text:style-name="P4">
It is also noted that the departments of missile troops and artillery, at the same time, were struck by 2 points of management, the area of concentration of the enemy's live power, a means of adverse defense, ammunition composition and 2 artillery units.</text:p>
      <text:p text:style-name="P4">
News Source: <text:a xlink:type="simple" xlink:href="https://armyinform.com.ua/2023/04/27/za-dobu-zbyto-5-vorozhyh-bpla-ta-urazheno-zasib-ppo/" text:style-name="Internet_20_link" text:visited-style-name="Visited_20_Internet_20_Link">
https://armyinform.com.ua/2023/04/27/za-dobu-zbyto-5-vorozhyh-bpla-ta-urazheno-zasib-ppo/</text:a>
</text:p>
      <!--NEWS-->
      <text:h text:style-name="P10" text:outline-level="1">
<text:span text:style-name="T4">
Three sections of the Donetsk front of 35 invaders are reflected</text:span>
</text:h>
      <text:p text:style-name="P4">
Author: ['АРМІЯINFORM']</text:p>
      <text:p text:style-name="P4">
Time: 2023-04-27T81:00:00-04:00</text:p>
      <text:p text:style-name="P4">
Description: About CED DOIMAL, ZS Ukrainian at Vechirnyom Zvedenni.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700x371-622143707f65a.webp" text:style-name="Internet_20_link" text:visited-style-name="Visited_20_Internet_20_Link">
700x371-622143707f65a.webp</text:a>
']</text:p>
      <text:p text:style-name="P4">
Tags: ['STOPRUSSIA', 'АВДІЇВКА', 'БАХМУТ', 'БОГДАНІВКА', 'ВТОРГНЕННЯ РФ', 'ГШ ЗС УКРАЇНИ', 'МАР’ЇНКА']</text:p>
      <text:p text:style-name="P4">
Category: News</text:p>
      <!--METADATA-->
      <text:p text:style-name="P4">
<draw:frame draw:style-name="fr1" draw:name="Image399" text:anchor-type="as-char" svg:width="6.9236in" svg:height="3.659617in" draw:z-index="0">
<draw:image xlink:href="../ConvertedIMGs/AРМІЯINFORM/2023-04-27T81-00-00-04-00/700x371-622143707f65a.png" xlink:type="simple" xlink:show="embed" xlink:actuate="onLoad" draw:mime-type="image/png"/>
</draw:frame>
<text:span text:style-name="T4">
 🔥 Situation on the Russian invasion </text:span>
 about it <text:a xlink:type="simple" xlink:href="https://www.facebook.com/GeneralStaff.ua/posts/pfbid0y3fsW6FdRERhiEjKcXePf196uD9t6Wx8PdkQ7pXY77NyVtgPXw5ctGiRMJCyqR8Cl" text:style-name="Internet_20_link" text:visited-style-name="Visited_20_Internet_20_Link">
reports</text:a>
The General of the Armed Forces of Ukraine in the evening.</text:p>
      <text:p text:style-name="P4">
“The enemy continues to focus the main efforts on leading the offensive Bakhmut, Avdeev and Mariinsky directions. More than 35 attacks in these areas of the front were completed, but they were all reflected by the defense forces. Bakhmutta Marinka remains at the epicenter of the fighting, our warriors courageously keep the defense, ”the message reads.</text:p>
      <text:p text:style-name="P4">
It is also noted that Bakhmuti continues the fighting, and during the day the enemy of the vibrant attacks in the direction of Bogdanivka. In the Bakhmut direction, Vasyukivka, Orikhovo-Vasylivka, Chrome, Bakhmut, Yar, Ivanivske, Predict, Konstantinovka, North, South, Nelipivka and New York of Donetsk region were injured from the Bakhmut.</text:p>
      <text:p text:style-name="P4">
News Source: <text:a xlink:type="simple" xlink:href="https://armyinform.com.ua/2023/04/27/na-troh-dilyankah-frontu-donechchyny-vidbyto-35-atak-zagarbnykiv/" text:style-name="Internet_20_link" text:visited-style-name="Visited_20_Internet_20_Link">
https://armyinform.com.ua/2023/04/27/na-troh-dilyankah-frontu-donechchyny-vidbyto-35-atak-zagarbnykiv/</text:a>
</text:p>
      <!--NEWS-->
      <text:h text:style-name="P10" text:outline-level="1">
<text:span text:style-name="T4">
During the day, the Rashists made 50 beats in our positions and settlements</text:span>
</text:h>
      <text:p text:style-name="P4">
Author: ['АРМІЯINFORM']</text:p>
      <text:p text:style-name="P4">
Time: 2023-04-27T82:00:00-04:00</text:p>
      <text:p text:style-name="P4">
Description: About CED DOIMAL, ZS Ukrainian at Vechirnyom Zvedenni. “The enemy is the opponent of the head ... The war with Ukraine 2022, the war with Ukraine is the latest news today, the war with Ukraine 2022 is the last for today, whether there will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4/79_news_big-v1682571123.webp" text:style-name="Internet_20_link" text:visited-style-name="Visited_20_Internet_20_Link">
79_news_big-v1682571123.webp</text:a>
']</text:p>
      <text:p text:style-name="P4">
Tags: ['STOPRUSSIA', 'ВОЄННІ ЗЛОЧИНИ ЗС РФ', 'ВТОРГНЕННЯ РФ', 'ГШ ЗС УКРАЇНИ']</text:p>
      <text:p text:style-name="P4">
Category: News</text:p>
      <!--METADATA-->
      <text:p text:style-name="P4">
<draw:frame draw:style-name="fr1" draw:name="Image400" text:anchor-type="as-char" svg:width="6.9236in" svg:height="3.615658in" draw:z-index="0">
<draw:image xlink:href="../ConvertedIMGs/AРМІЯINFORM/2023-04-27T82-00-00-04-00/79_news_big-v1682571123.png" xlink:type="simple" xlink:show="embed" xlink:actuate="onLoad" draw:mime-type="image/png"/>
</draw:frame>
<text:span text:style-name="T4">
 🔥 Situation on the Russian invasion </text:span>
 about it <text:a xlink:type="simple" xlink:href="https://www.facebook.com/GeneralStaff.ua/posts/pfbid0y3fsW6FdRERhiEjKcXePf196uD9t6Wx8PdkQ7pXY77NyVtgPXw5ctGiRMJCyqR8Cl" text:style-name="Internet_20_link" text:visited-style-name="Visited_20_Internet_20_Link">
reports</text:a>
The General of the Armed Forces of Ukraine in the evening.</text:p>
      <text:p text:style-name="P4">
“This day, the enemy has struck 25 aviation strikes, made more than 20 latitude from the rocket launchers on the positions of our tansseline troops. Also, at night, the enemy struck 5 missile strikes in Nikolaev, there were victims among the civilians, the private residential buildings and other civilian infrastructure were destroyed and damaged, ”the message reads.</text:p>
      <text:p text:style-name="P4">
The Armed Forces of the Armed Forces also emphasized that the probability of missile and aircraft strikes throughout Ukraine remains high.</text:p>
      <text:p text:style-name="P4">
News Source: <text:a xlink:type="simple" xlink:href="https://armyinform.com.ua/2023/04/27/za-dobu-rashysty-zdijsnyly-50-udariv-po-nashyh-pozycziyah-ta-naselenyh-punktah/" text:style-name="Internet_20_link" text:visited-style-name="Visited_20_Internet_20_Link">
https://armyinform.com.ua/2023/04/27/za-dobu-rashysty-zdijsnyly-50-udariv-po-nashyh-pozycziyah-ta-naselenyh-punktah/</text:a>
</text:p>
      <!--NEWS-->
      <text:h text:style-name="P10" text:outline-level="1">
<text:span text:style-name="T4">
Anna Malyar denied another fake of Rospropaganda</text:span>
</text:h>
      <text:p text:style-name="P4">
Author: ['АРМІЯINFORM']</text:p>
      <text:p text:style-name="P4">
Time: 2023-04-27T83:00:00-04:00</text:p>
      <text:p text:style-name="P4">
Description: Propaganda Rosiyan Rospovsovsovyu, Brekhlivius Nybitov, Shi Ninito partners stopped u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ejky-1.jpg" text:style-name="Internet_20_link" text:visited-style-name="Visited_20_Internet_20_Link">
fejky-1.jpg</text:a>
']</text:p>
      <text:p text:style-name="P4">
Tags: ['STOPRUSSIA', 'ВТОРГНЕННЯ РФ', 'ГАННА МАЛЯР', 'РОСПРОПАГАНДА', 'ФЕЙК']</text:p>
      <text:p text:style-name="P4">
Category: News</text:p>
      <!--METADATA-->
      <text:p text:style-name="P4">
<draw:frame draw:style-name="fr1" draw:name="Image401" text:anchor-type="as-char" svg:width="6.9236in" svg:height="5.181533in" draw:z-index="0">
<draw:image xlink:href="../Images/AРМІЯINFORM/2023-04-27T83-00-00-04-00/fejky-1.jpg" xlink:type="simple" xlink:show="embed" xlink:actuate="onLoad" draw:mime-type="image/jpeg"/>
</draw:frame>
The propaganda of the Russians is spreading a false narrative that allegedly partners are tired of supporting and giving it some "signals".</text:p>
      <text:p text:style-name="P4">
About it <text:a xlink:type="simple" xlink:href="https://t.me/annamaliar/677" text:style-name="Internet_20_link" text:visited-style-name="Visited_20_Internet_20_Link">
reported</text:a>
Deputy Minister of Defense of Ukraine Anna Malyar.</text:p>
      <text:p text:style-name="P4">
“This week's enemy propaganda feeds not only with Bakhmut and fictional versions that Syrsky reported Zelensky.</text:p>
      <text:p text:style-name="P4">
Now they spread the narrative that allegedly partners are tired</text:p>
      <text:p text:style-name="P4">
This is not true.</text:p>
      <text:p text:style-name="P4">
That's why:</text:p>
      <text:p text:style-name="P4">
▪️Ukraine today protects not only its borders but also the borders of Europe. Everyone will understand this</text:p>
      <text:p text:style-name="P4">
▪️ To help us tangible and Ukraine's support is not diminished</text:p>
      <text:p text:style-name="P4">
▪️A.A.</text:p>
      <text:p text:style-name="P4">
▪️ We are a close relationship with our partners and allies. Therefore, all "signals" are submitted during personal meetings and negotiations, ”she wrote.</text:p>
      <text:p text:style-name="P4">
News Source: <text:a xlink:type="simple" xlink:href="https://armyinform.com.ua/2023/04/27/ganna-malyar-sprostuvala-chergovyj-fejk-rospropagandy/" text:style-name="Internet_20_link" text:visited-style-name="Visited_20_Internet_20_Link">
https://armyinform.com.ua/2023/04/27/ganna-malyar-sprostuvala-chergovyj-fejk-rospropagandy/</text:a>
</text:p>
      <!--NEWS-->
      <text:h text:style-name="P10" text:outline-level="1">
<text:span text:style-name="T4">
The PACE acknowledged that the forced movement of Ukrainian children to the Russian Federation corresponds to the signs of genocide</text:span>
</text:h>
      <text:p text:style-name="P4">
Author: ['АРМІЯINFORM']</text:p>
      <text:p text:style-name="P4">
Time: 2023-04-27T84:00:00-04:00</text:p>
      <text:p text:style-name="P4">
Description: About CED DOIMLAY Verkhovna is glad of Ukraine. The resolution of the par “deportation that ... the war with Ukraine 2022, the war with Ukraine latest news today, the war with Ukraine 2022 is the latest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4/343530135_1375759743218914_965423435942559499_n-e1682611663405.jpg" text:style-name="Internet_20_link" text:visited-style-name="Visited_20_Internet_20_Link">
343530135_1375759743218914_965423435942559499_n-e1682611663405.jpg</text:a>
']</text:p>
      <text:p text:style-name="P4">
Tags: ['STOPRUSSIA', 'АГРЕСІЯ РФ', 'ВЕРХОВНА РАДА УКРАЇНИ', 'ВІЙНА', 'ВТОРГНЕННЯ РФ', 'ДІТИ ВІЙНИ', 'ПАРЕ']</text:p>
      <text:p text:style-name="P4">
Category: News</text:p>
      <!--METADATA-->
      <text:p text:style-name="P4">
<draw:frame draw:style-name="fr1" draw:name="Image402" text:anchor-type="as-char" svg:width="6.9236in" svg:height="3.619564in" draw:z-index="0">
<draw:image xlink:href="../Images/AРМІЯINFORM/2023-04-27T84-00-00-04-00/343530135_1375759743218914_965423435942559499_n-e1682611663405.jpg" xlink:type="simple" xlink:show="embed" xlink:actuate="onLoad" draw:mime-type="image/jpeg"/>
</draw:frame>
About it <text:a xlink:type="simple" xlink:href="https://www.facebook.com/verkhovna.rada.ukraine/posts/pfbid0F3XCiR287tN6kfMQE77ho8bEpnBXpgGMTCh8empiL5Q1KfV3xX9JuaUdpwXT9aiil" text:style-name="Internet_20_link" text:visited-style-name="Visited_20_Internet_20_Link">
reports</text:a>
Verkhovna Rada of Ukraine.</text:p>
      <text:p text:style-name="P4">
<text:span text:style-name="T4">
 The resolution of the PACE “Deportation and forced movement of Ukrainian children and other civilians to the Russian Federation and in the temporary -book territories of Ukraine: creation of conditions for their safe return, termination of these crimes and punishment of perpetrators”, including: </text:span>
</text:p>
      <ul>
        <li>
emphasizes that the documented facts of deportation and violent movement of Ukrainian children are subject to the 1948 genocide Convention; * congratulates the decision of the International Criminal Court of March 17, 2023 on the issuance of orders for the arrest of President of the Russian Federation Putin and the Commissioner for the Rights of the Child of Lviv-Belova; * maintains the need for careful fixation, collection and evaluation of evidence of the crime of genocide, as provided by the Roman Statute and the Convention on Genocide; * urges the ISS to consider the possible prosecution for the relevant crime of the genocide of the perpetrators, and calls for the participating states to consider the possibility of liability for all crimes in their national courts, where possible; * calls for immediate measures to stop illegal forcible movement and deportation of the Ukrainian population.</li>
      </ul>
      <text:p text:style-name="P4">
This is another practical step towards restoring justice. Another step of the overwhelming victory!</text:p>
      <text:p text:style-name="P4">
News Source: <text:a xlink:type="simple" xlink:href="https://armyinform.com.ua/2023/04/27/pare-vyznala-shho-prymusove-peremishhennya-ukrayinskyh-ditej-do-rf-vidpovidaye-oznakam-genoczydu/" text:style-name="Internet_20_link" text:visited-style-name="Visited_20_Internet_20_Link">
https://armyinform.com.ua/2023/04/27/pare-vyznala-shho-prymusove-peremishhennya-ukrayinskyh-ditej-do-rf-vidpovidaye-oznakam-genoczydu/</text:a>
</text:p>
      <!--NEWS-->
      <text:h text:style-name="P10" text:outline-level="1">
<text:span text:style-name="T4">
Bakhmut remains the main direction of the enemy's offensive in the east of the country</text:span>
</text:h>
      <text:p text:style-name="P4">
Author: ['Оксана Іванець']</text:p>
      <text:p text:style-name="P4">
Time: 2023-04-27T85:00:00-04:00</text:p>
      <text:p text:style-name="P4">
Description: About the Tse in the Efіrі Telemarafon “єini News”, the renmits of the SCIDARY URIGUSKAKOSKA Rive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1-1.jpg" text:style-name="Internet_20_link" text:visited-style-name="Visited_20_Internet_20_Link">
cherevatyj-1-1.jpg</text:a>
']</text:p>
      <text:p text:style-name="P4">
Tags: ['STOPRUSSIA', 'БАХМУТ', 'ВТОРГНЕННЯ РФ']</text:p>
      <text:p text:style-name="P4">
Category: News</text:p>
      <!--METADATA-->
      <text:p text:style-name="P4">
<draw:frame draw:style-name="fr1" draw:name="Image403" text:anchor-type="as-char" svg:width="6.9236in" svg:height="4.615733in" draw:z-index="0">
<draw:image xlink:href="../Images/AРМІЯINFORM/2023-04-27T85-00-00-04-00/cherevatyj-1-1.jpg" xlink:type="simple" xlink:show="embed" xlink:actuate="onLoad" draw:mime-type="image/jpeg"/>
</draw:frame>
The spokesman of the Eastern Urell of the Armed Forces of the Armed Forces Colonel Sergey Cherevaty reported this on the air of the Tele scale "Unified News".</text:p>
      <ul>
        <li>
The enemy continues to use the "Syrian" tactics of fighting, destroying all buildings and trying to remove the structures that can be used for defense fights by our units, after which they act as small groups, trying to occupy these ruins. During this day, the Universal Occupation troops attacked the positions of Ukrainian defense traffickers 13 times, and 243 beats of various weapons and calibers were struck. The University of Security and Defense of Ukraine in this direction destroyed 113 invaders, 117 were injured. In addition, one howa-b vapor, 4 warmed UAVs was disposed of, 4 ammunition deposits were destroyed.</li>
      </ul>
      <text:p text:style-name="P4">
According to the speaker, the enemy continues to attempt to take the fortress in the ring, thus reaching an intermediate tactical victory.</text:p>
      <text:p text:style-name="P4">
-Units of the terrorist state try to cut ways to connect with content, or at least take them under full fire control. However, thanks to all components of defense forces, these enemy attempts remain unsuccessful. About 100 servicemen are killed for the mining and as many or even more wounded. Much of them are representatives of the Wagner terrorist organization, - said Cherevaty.</text:p>
      <text:p text:style-name="P4">
According to the speaker, in the Limano-Kupyansk direction, one combat collision was completed in the previous one.</text:p>
      <ul>
        <li>
But this direction is leading in the number of artillery blows - 452 shelling was recorded a day, 7 aircraft have occurred. In their turn, our organizations give the invaders a decent answer: as a result, 26 invaders were destroyed, 66 were injured, BTR-50 and BTR-60 were killed, 2 mortars and an anti-tank gun "Rapira" were neutralized.</li>
      </ul>
      <text:p text:style-name="P4">
News Source: <text:a xlink:type="simple" xlink:href="https://armyinform.com.ua/2023/04/27/golovnym-napryamkom-nastupu-voroga-na-shodi-krayiny-zalyshayetsya-bahmut/" text:style-name="Internet_20_link" text:visited-style-name="Visited_20_Internet_20_Link">
https://armyinform.com.ua/2023/04/27/golovnym-napryamkom-nastupu-voroga-na-shodi-krayiny-zalyshayetsya-bahmut/</text:a>
</text:p>
      <!--NEWS-->
      <text:h text:style-name="P10" text:outline-level="1">
<text:span text:style-name="T4">
Andriy Shevchenko met with Globsc delegation</text:span>
</text:h>
      <text:p text:style-name="P4">
Author: ['АРМІЯINFORM']</text:p>
      <text:p text:style-name="P4">
Time: 2023-04-27T86:00:00-04:00</text:p>
      <text:p text:style-name="P4">
Description: About the cube of the Molesyan. The intercessor of the Ministra defense of Ukraine Zwan єvropeiso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a7ad050b2e5849e7098293f4cff0559294c77f34.jpg" text:style-name="Internet_20_link" text:visited-style-name="Visited_20_Internet_20_Link">
a7ad050b2e5849e7098293f4cff0559294c77f34.jpg</text:a>
']</text:p>
      <text:p text:style-name="P4">
Tags: ['GLOBSEC', 'STOPRUSSIA', 'АГРЕСІЯ РФ', 'АНДРІЙ ШЕВЧЕНКО', 'ВІЙНА', 'ВТОРГНЕННЯ РФ']</text:p>
      <text:p text:style-name="P4">
Category: News</text:p>
      <!--METADATA-->
      <text:p text:style-name="P4">
<draw:frame draw:style-name="fr1" draw:name="Image404" text:anchor-type="as-char" svg:width="6.9236in" svg:height="4.096463in" draw:z-index="0">
<draw:image xlink:href="../Images/AРМІЯINFORM/2023-04-27T86-00-00-04-00/a7ad050b2e5849e7098293f4cff0559294c77f34.jpg" xlink:type="simple" xlink:show="embed" xlink:actuate="onLoad" draw:mime-type="image/jpeg"/>
</draw:frame>
About it <text:a xlink:type="simple" xlink:href="https://www.mil.gov.ua/news/2023/04/27/andrij-shevchenko-zustrivsya-z-delegaczieyu-globsec/" text:style-name="Internet_20_link" text:visited-style-name="Visited_20_Internet_20_Link">
reports</text:a>
MI of Ukraine.</text:p>
      <text:p text:style-name="P4">
Deputy Minister of Defense of Ukraine for European Integration Andriyshevchenko in Kyiv held a delegation of a high level of Globsec, headed by Mr. Robert Vashem, a delegation of a high level of the International Analytical Center Globsec.</text:p>
      <text:p text:style-name="P4">
Andriy Shevchenko thanked the delegates for the visit and support of Ukraine from the very beginning of the full -scale armed aggression of the Russian Federation.</text:p>
      <text:p text:style-name="P4">
Foreign guests informed about the situation on the fronts of the Russian-Ukrainian military, in particular, about current fighting in the Donetsk direction.</text:p>
      <text:p text:style-name="P4">
There were topical issues of further consolidation of efforts, urgent needs of the Armed Forces, the satisfaction of which will accelerate the victory over the aggressor country, as well as to support our country in the political, economic, military and humanitarian spheres.</text:p>
      <text:p text:style-name="P4">
Globsec President Robert said he personally and the delegation members will do everything possible to support Ukraine and testify to their solidarity with the Ukrainian people.</text:p>
      <text:p text:style-name="P4">
News Source: <text:a xlink:type="simple" xlink:href="https://armyinform.com.ua/2023/04/27/andrij-shevchenko-zustrivsya-z-delegacziyeyu-globsec/" text:style-name="Internet_20_link" text:visited-style-name="Visited_20_Internet_20_Link">
https://armyinform.com.ua/2023/04/27/andrij-shevchenko-zustrivsya-z-delegacziyeyu-globsec/</text:a>
</text:p>
      <!--NEWS-->
      <text:h text:style-name="P10" text:outline-level="1">
<text:span text:style-name="T4">
During the day 17 settlements of Kharkiv and Sumy region were injured from shelling of the Armed Forces of the Russian Federation</text:span>
</text:h>
      <text:p text:style-name="P4">
Author: ['АРМІЯINFORM']</text:p>
      <text:p text:style-name="P4">
Time: 2023-04-27T87:00:00-04:00</text:p>
      <text:p text:style-name="P4">
Description: About CED DOIMAL, ZS Ukrainian at Vechirnyom Zvedenni. “The war with Ukraine 2022, the war with Ukraine is the latest news today,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11/obstrilyaly-sumshhynu.jpg" text:style-name="Internet_20_link" text:visited-style-name="Visited_20_Internet_20_Link">
obstrilyaly-sumshhynu.jpg</text:a>
']</text:p>
      <text:p text:style-name="P4">
Tags: ['STOPRUSSIA', 'ВОЄННІ ЗЛОЧИНИ ЗС РФ', 'ВТОРГНЕННЯ РФ', 'ГШ ЗС УКРАЇНИ', 'СУМЩИНА', 'ХАРКІВЩИНА']</text:p>
      <text:p text:style-name="P4">
Category: News</text:p>
      <!--METADATA-->
      <text:p text:style-name="P4">
<draw:frame draw:style-name="fr1" draw:name="Image405" text:anchor-type="as-char" svg:width="6.9236in" svg:height="4.615733in" draw:z-index="0">
<draw:image xlink:href="../Images/AРМІЯINFORM/2023-04-27T87-00-00-04-00/obstrilyaly-sumshhynu.jpg" xlink:type="simple" xlink:show="embed" xlink:actuate="onLoad" draw:mime-type="image/jpeg"/>
</draw:frame>
Illustrative photo</text:p>
      <text:p text:style-name="P4">
<text:span text:style-name="T4">
 🔥 Situation on the Russian invasion </text:span>
 about it <text:a xlink:type="simple" xlink:href="https://www.facebook.com/GeneralStaff.ua/posts/pfbid0y3fsW6FdRERhiEjKcXePf196uD9t6Wx8PdkQ7pXY77NyVtgPXw5ctGiRMJCyqR8Cl" text:style-name="Internet_20_link" text:visited-style-name="Visited_20_Internet_20_Link">
reports</text:a>
The General of the Armed Forces of Ukraine in the evening.</text:p>
      <text:p text:style-name="P4">
“In the Siversky and Slobozhansky directions there is a military presence of the enemy in the border areas with Ukraine of the Russian Federation. The enemy caused the enemy to the settlements of the middle-Buda and Chernyatsk; He made mortar and artillery shelling of settlements, Ukrainian, Bachivsk and Kucherivka of Sumy region, as well as Basovo, Bugayivka, Kozacha Lopan, Sagittarius, Hlyboka, Gatyshche, Vovchansk, Bologovka, Dvorychansk and Kharkivka.</text:p>
      <text:p text:style-name="P4">
News Source: <text:a xlink:type="simple" xlink:href="https://armyinform.com.ua/2023/04/27/protyagom-doby-17-naselenyh-punktiv-harkivshhyny-i-sumshhyny-postrazhdaly-vid-obstriliv-zs-rf/" text:style-name="Internet_20_link" text:visited-style-name="Visited_20_Internet_20_Link">
https://armyinform.com.ua/2023/04/27/protyagom-doby-17-naselenyh-punktiv-harkivshhyny-i-sumshhyny-postrazhdaly-vid-obstriliv-zs-rf/</text:a>
</text:p>
      <!--NEWS-->
      <text:h text:style-name="P10" text:outline-level="1">
<text:span text:style-name="T4">
Navy Commander of the Armed Forces of Ukraine Vice Admiral Alexei Shepap had an online meeting with the commander of the 6th Fleet of the US Navy</text:span>
</text:h>
      <text:p text:style-name="P4">
Author: ['АРМІЯINFORM']</text:p>
      <text:p text:style-name="P4">
Time: 2023-04-27T88:00:00-04:00</text:p>
      <text:p text:style-name="P4">
Description: About the CTI of the Navy ZS Ukrainian. Syogodni commander of the Vіskovo-Mordic forces of the Zbroyni ... The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343677180_1234145977217227_1743181771447560529_n.jpg" text:style-name="Internet_20_link" text:visited-style-name="Visited_20_Internet_20_Link">
343677180_1234145977217227_1743181771447560529_n.jpg</text:a>
']</text:p>
      <text:p text:style-name="P4">
Tags: ['STOPRUSSIA', 'АГРЕСІЯ РФ', 'ВІЙНА', 'ВІЦЕ-АДМІРАЛОМ ТОМАС ІШІ', 'ВМС ЗС УКРАЇНИ', 'ВТОРГНЕННЯ РФ', 'ОЛЕКСІЙ НЕЇЖПАПА', 'США']</text:p>
      <text:p text:style-name="P4">
Category: News</text:p>
      <!--METADATA-->
      <text:p text:style-name="P4">
<draw:frame draw:style-name="fr1" draw:name="Image406" text:anchor-type="as-char" svg:width="6.9236in" svg:height="4.303637in" draw:z-index="0">
<draw:image xlink:href="../Images/AРМІЯINFORM/2023-04-27T88-00-00-04-00/343677180_1234145977217227_1743181771447560529_n.jpg" xlink:type="simple" xlink:show="embed" xlink:actuate="onLoad" draw:mime-type="image/jpeg"/>
</draw:frame>
About it <text:a xlink:type="simple" xlink:href="https://www.facebook.com/navy.mil.gov.ua/posts/pfbid0Z32KyfsarHWVuWrnhomnwmc6EAP5XYgFzTAZMB7Fe9o6UNMq7bcMq1A4XoT6GLnAl" text:style-name="Internet_20_link" text:visited-style-name="Visited_20_Internet_20_Link">
reports</text:a>
Navy of the Armed Forces of Ukraine.</text:p>
      <text:p text:style-name="P4">
Today, the Commander of the Navy of the Armed Forces of Ukraine Vice-Admiralolexium of her Zhpapa held an online meeting with the commander of the 6th Fleet of the United States Navy by Vice Admiral Thomas Ishi. The Commander of the National Fleet informed a foreign colleague about the current situation of the Uasal-Black Sea region caused by the criminal actions of the Russian Federation.</text:p>
      <text:p text:style-name="P4">
The main topics of the conversation were the provision of logistical assistance to the partner preparation of the personnel of the Ukrainian Navy. Significant attention was paid to increased mine safety.</text:p>
      <text:p text:style-name="P4">
Upon completion of the online meeting, the Commander of the Navy of the Armed Forces of Ukraine expressed the speech of the people of the United States for the support of Ukraine and thanked the foreign colleague for continuous assistance.</text:p>
      <text:p text:style-name="P4">
News Source: <text:a xlink:type="simple" xlink:href="https://armyinform.com.ua/2023/04/27/komanduvach-vms-zs-ukrayiny-vicze-admiral-oleksij-neyizhpapa-proviv-onlajn-zustrich-z-komanduvachem-6-flotu-vms-ssha/" text:style-name="Internet_20_link" text:visited-style-name="Visited_20_Internet_20_Link">
https://armyinform.com.ua/2023/04/27/komanduvach-vms-zs-ukrayiny-vicze-admiral-oleksij-neyizhpapa-proviv-onlajn-zustrich-z-komanduvachem-6-flotu-vms-ssha/</text:a>
</text:p>
      <!--NEWS-->
      <text:h text:style-name="P10" text:outline-level="1">
<text:span text:style-name="T4">
On April 28 there will be a presentation of newly formed advisory and advisory bodies at the Ministry of Defense</text:span>
</text:h>
      <text:p text:style-name="P4">
Author: ['АРМІЯINFORM']</text:p>
      <text:p text:style-name="P4">
Time: 2023-04-27T89:00:00-04:00</text:p>
      <text:p text:style-name="P4">
Description: Presentation of the new consultative and disabled organic organ at the Minoboron-Gromadsk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c74501948d60bb6bee5d728cfe7b86837317f49.jpeg" text:style-name="Internet_20_link" text:visited-style-name="Visited_20_Internet_20_Link">
3c74501948d60bb6bee5d728cfe7b86837317f49.jpeg</text:a>
']</text:p>
      <text:p text:style-name="P4">
Tags: ['БОРОТЬБА З КОРУПЦІЄЮ', 'ГРОМАДСЬКА РАДА']</text:p>
      <text:p text:style-name="P4">
Category: News</text:p>
      <!--METADATA-->
      <text:p text:style-name="P4">
<draw:frame draw:style-name="fr1" draw:name="Image407" text:anchor-type="as-char" svg:width="6.9236in" svg:height="6.9236in" draw:z-index="0">
<draw:image xlink:href="../Images/AРМІЯINFORM/2023-04-27T89-00-00-04-00/3c74501948d60bb6bee5d728cfe7b86837317f49.jpeg" xlink:type="simple" xlink:show="embed" xlink:actuate="onLoad" draw:mime-type="image/jpeg"/>
</draw:frame>
The presentation of the newly formed advisory and advisory bodies at the Ministry of Defense-the Civic Anti-Corruption Council and the Office of Support for Changes, as well as the Press Conference of the Minister of Defense and representatives of the two mentioned freelance structures at the Ministry of Defense will take place on Friday, April 28, 2023, at 11:00.</text:p>
      <text:p text:style-name="P4">
<text:span text:style-name="T4">
 The exact venue will be notified to media representatives after accreditation. Accreditation applications are accepted by 09.00 28 on the email address <text:a xlink:type="simple" xlink:href="https://armyinform.com.ua/cdn-cgi/l/email-protection" text:style-name="Internet_20_link" text:visited-style-name="Visited_20_Internet_20_Link">
[Email Protected]</text:a>
Form: </text:span>
</text:p>
      <ul>
        <li>
Last Name, First Name * Media Name * Accreditation Prescredit Number * Contact Phone and Electronic Address</li>
      </ul>
      <text:p text:style-name="P4">
<text:span text:style-name="T5">
*Availability of Prescard of the Armed Forces of Ukraine - Mandatory.</text:span>
</text:p>
      <text:p text:style-name="P4">
Attention to the media!The Time of the Press-Conference of the Minister ofdefense of Ukraine Has Been Changed</text:p>
      <text:p text:style-name="P4">
The AnnounCed Earlier Pesentation of Newly Created Consultative-AdvisoryBodies Under the Ministry Presentatives of Two Above Mentioned Non-Staff Structures Wiltake Place on Friday, 28 April 2023, at 11:00. Media Representatives Will Be Informed On the Exact Location Afterconfirmation of Access.</text:p>
      <text:p text:style-name="P4">
<text:span text:style-name="T4">
 REQUIREMENTS FOR ACCREDITATION ARE TO SUBMITTED UNTIL 09.00 AM OF 28April to the e-mail:(https://armyinform.com.ua/cdn-cgi/l/email-protection)The formfor accreditation:</text:span>
</text:p>
      <ul>
        <li>
First, second name  * Media name  * Number of the AFU accreditation press-card*  * Contact number and e-mail</li>
      </ul>
      <text:p text:style-name="P4">
<text:span text:style-name="T5">
*AFU accreditation press-card is obligatory.</text:span>
</text:p>
      <text:p text:style-name="P4">
News Source: <text:a xlink:type="simple" xlink:href="https://armyinform.com.ua/2023/04/27/uvaga-zminyvsya-chas-provedennya-preskonferencziyi-ministra-oborony-ukrayiny-shhodo-stvorennya-pry-vidomstvi-ofisu-z-pidtrymky-zmin-ta-gromadskoyi-antykorupczijnoyi-rady/" text:style-name="Internet_20_link" text:visited-style-name="Visited_20_Internet_20_Link">
https://armyinform.com.ua/2023/04/27/uvaga-zminyvsya-chas-provedennya-preskonferencziyi-ministra-oborony-ukrayiny-shhodo-stvorennya-pry-vidomstvi-ofisu-z-pidtrymky-zmin-ta-gromadskoyi-antykorupczijnoyi-rady/</text:a>
</text:p>
      <!--NEWS-->
      <text:h text:style-name="P10" text:outline-level="1">
<text:span text:style-name="T4">
From the fifty thousand criminals, the racists "killed" to fight against Ukraine</text:span>
</text:h>
      <text:p text:style-name="P4">
Author: ['АРМІЯINFORM']</text:p>
      <text:p text:style-name="P4">
Time: 2023-04-27T90:00:00-04:00</text:p>
      <text:p text:style-name="P4">
Description: About CED DOIMAL, ZS Ukrainian at Vechirnyom Zvedenni. “For the priest, the war with Ukraine 2022, the war with Ukraine is the latest news today, the news of the war with Ukraine 2022 The last for today, will there be a war between Ukraine and Russia and when, the war with Ukraine will be or not, or not, or not, Will there be a war with Ukraine in the near future, they say, the war with Ukraine, Ukrainian news today, Ukrainian news in Ukrainian media in Russian</text:p>
      <text:p text:style-name="P4">
Images: ['<text:a xlink:type="simple" xlink:href="https://armyinform.com.ua/wp-content/uploads/2023/03/f1.png" text:style-name="Internet_20_link" text:visited-style-name="Visited_20_Internet_20_Link">
f1.png</text:a>
']</text:p>
      <text:p text:style-name="P4">
Tags: ['STOPRUSSIA', 'ВТОРГНЕННЯ РФ', 'ГШ ЗС УКРАЇНИ', 'СТАРОБІЛЬСЬК']</text:p>
      <text:p text:style-name="P4">
Category: News</text:p>
      <!--METADATA-->
      <text:p text:style-name="P4">
<draw:frame draw:style-name="fr1" draw:name="Image408" text:anchor-type="as-char" svg:width="6.9236in" svg:height="3.686817in" draw:z-index="0">
<draw:image xlink:href="../Images/AРМІЯINFORM/2023-04-27T90-00-00-04-00/f1.png" xlink:type="simple" xlink:show="embed" xlink:actuate="onLoad" draw:mime-type="image/png"/>
</draw:frame>
<text:span text:style-name="T4">
 🔥 Situation on the Russian invasion </text:span>
 about it <text:a xlink:type="simple" xlink:href="https://www.facebook.com/GeneralStaff.ua/posts/pfbid0y3fsW6FdRERhiEjKcXePf196uD9t6Wx8PdkQ7pXY77NyVtgPXw5ctGiRMJCyqR8Cl" text:style-name="Internet_20_link" text:visited-style-name="Visited_20_Internet_20_Link">
reports</text:a>
The General of the Armed Forces of Ukraine in the evening.</text:p>
      <text:p text:style-name="P4">
“In order to replenish the losses in living power, Russian invaders continue to actively interact persons with criminal record, or those against which criminal cases have been opened, in particular for terrorism. According to information, in one of the field camps, deployed by the enemy in the temporarily captured territory of the Starobilsk district of Luhansk region, about 500 such ashables are prepared. It is also known that instead of imprisonment, the convicted person suggests a contract for military service with participation in hostilities in Ukraine for half a year, ”the message reads.</text:p>
      <text:p text:style-name="P4">
News Source: <text:a xlink:type="simple" xlink:href="https://armyinform.com.ua/2023/04/27/shhe-z-pivtysyachi-kryminalnykiv-rashysty-zagituvaly-voyuvaty-proty-ukrayiny/" text:style-name="Internet_20_link" text:visited-style-name="Visited_20_Internet_20_Link">
https://armyinform.com.ua/2023/04/27/shhe-z-pivtysyachi-kryminalnykiv-rashysty-zagituvaly-voyuvaty-proty-ukrayiny/</text:a>
</text:p>
      <!--NEWS-->
      <text:h text:style-name="P10" text:outline-level="1">
<text:span text:style-name="T4">
The second Division of the Patriot ZRK has already stood up on combat duty</text:span>
</text:h>
      <text:p text:style-name="P4">
Author: ['АРМІЯINFORM']</text:p>
      <text:p text:style-name="P4">
Time: 2023-04-27T91:00:00-04:00</text:p>
      <text:p text:style-name="P4">
Description: Commander of the General Forces of the Zbroyshanya, Lieutenant General Mikola Oleshchuk Vodomiv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2023-04-27_20-45-54.jpg" text:style-name="Internet_20_link" text:visited-style-name="Visited_20_Internet_20_Link">
photo_2023-04-27_20-45-54.jpg</text:a>
']</text:p>
      <text:p text:style-name="P4">
Tags: ['STOPRUSSIA', 'ВТОРГНЕННЯ РФ', 'ЗРК PATRIOT', 'МИКОЛА ОЛЕЩУК', 'ППО']</text:p>
      <text:p text:style-name="P4">
Category: News</text:p>
      <!--METADATA-->
      <text:p text:style-name="P4">
<draw:frame draw:style-name="fr1" draw:name="Image409" text:anchor-type="as-char" svg:width="6.9236in" svg:height="8.769893in" draw:z-index="0">
<draw:image xlink:href="../Images/AРМІЯINFORM/2023-04-27T91-00-00-04-00/photo_2023-04-27_20-45-54.jpg" xlink:type="simple" xlink:show="embed" xlink:actuate="onLoad" draw:mime-type="image/jpeg"/>
</draw:frame>
Commander of the Air Forces of the Armed Forces of Ukraine Lieutenant General Mykola Oleshchuk reported that the second division of the Patriot anti-aircraft mission complex was already in charge.</text:p>
      <text:p text:style-name="P4">
He wrote about it in <text:a xlink:type="simple" xlink:href="https://t.me/MykolaOleshchuk/32" text:style-name="Internet_20_link" text:visited-style-name="Visited_20_Internet_20_Link">
telegram.</text:a>
“There is a ban on the HSD“ to be rested ”against the background of technology!Sorry, not resisted!Expand the air defense!We approach the winner!”, - said Mykola Oleshchuk.</text:p>
      <text:p text:style-name="P4">
Earlier the Armyinform <text:a xlink:type="simple" xlink:href="https://armyinform.com.ua/2023/04/21/zrk-patriot-na-bojovomu-cherguvanni-na-odnomu-z-napryamkiv-general-lejtenant-mykola-oleshhuk/" text:style-name="Internet_20_link" text:visited-style-name="Visited_20_Internet_20_Link">
reported</text:a>
that in one of the directions of the first Patrio STIT already carries a combat in the air defense system of Ukraine.</text:p>
      <text:p text:style-name="P4">
News Source: <text:a xlink:type="simple" xlink:href="https://armyinform.com.ua/2023/04/27/drugyj-dyvizion-patriot-vzhe-vstav-na-bojove-cherguvannya/" text:style-name="Internet_20_link" text:visited-style-name="Visited_20_Internet_20_Link">
https://armyinform.com.ua/2023/04/27/drugyj-dyvizion-patriot-vzhe-vstav-na-bojove-cherguvannya/</text:a>
</text:p>
      <!--NEWS-->
      <text:h text:style-name="P10" text:outline-level="1">
<text:span text:style-name="T4">
19 390 Ukrainian children are still in Russian captivity - Elena Zelenska</text:span>
</text:h>
      <text:p text:style-name="P4">
Author: ['АРМІЯINFORM']</text:p>
      <text:p text:style-name="P4">
Time: 2023-04-27T92:00:00-04:00</text:p>
      <text:p text:style-name="P4">
Description: Behind the PIDARZHENI Dani in the Rosіyskoy Polon, the 19,390 Ukrainian are injected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347572012557f57dd9a5648db67d029_1682613844_extra_large.jpeg" text:style-name="Internet_20_link" text:visited-style-name="Visited_20_Internet_20_Link">
a347572012557f57dd9a5648db67d029_1682613844_extra_large.jpeg</text:a>
']</text:p>
      <text:p text:style-name="P4">
Tags: ['STOPRUSSIA', 'ВОЄННІ ЗЛОЧИНИ ЗС РФ', 'ВТОРГНЕННЯ РФ', 'ГЕНОЦИД']</text:p>
      <text:p text:style-name="P4">
Category: News</text:p>
      <!--METADATA-->
      <text:p text:style-name="P4">
<draw:frame draw:style-name="fr1" draw:name="Image410" text:anchor-type="as-char" svg:width="6.9236in" svg:height="4.613521in" draw:z-index="0">
<draw:image xlink:href="../Images/AРМІЯINFORM/2023-04-27T92-00-00-04-00/a347572012557f57dd9a5648db67d029_1682613844_extra_large.jpeg" xlink:type="simple" xlink:show="embed" xlink:actuate="onLoad" draw:mime-type="image/jpeg"/>
</draw:frame>
According to confirmed data in the Russian captivity, there are currently 19 390 Ukrainian children, forcibly exported by the occupiers to the territory of the Russian Federation.</text:p>
      <text:p text:style-name="P4">
This was reported by Elena Zelenska during a speech on the PACE debates for considering the results of forced by Russia of Ukrainian children, <text:a xlink:type="simple" xlink:href="https://www.president.gov.ua/news/olena-zelenska-vistupila-na-debatah-parye-iz-rozglyadu-rezol-82517" text:style-name="Internet_20_link" text:visited-style-name="Visited_20_Internet_20_Link">
informs</text:a>
Office of the President of Ukraine.</text:p>
      <text:p text:style-name="P4">
The first lady of Ukraine Elena Zelenska participated in the debates, which took place by a shock procedure at the plenary session of the second part of the Session of the Parliamentary Assembly of the Council of Europe. During the meeting, a report was adopted a draft resolution on the topic: "The situation with Ukrainian civilians, in particular with children, forcibly displaced or relocated to the Russian Federation, Ukrainian territories under the actual control of the Russian Federation."</text:p>
      <text:p text:style-name="P4">
The draft resolution was prepared within the framework of the PACE Committee on Migration, refugees of displaced persons. Speaker - Paulo Sand(Portugal, Soc).</text:p>
      <text:p text:style-name="P4">
Дружина Президента подякувала учасникам пленарного засідання ПАРЄ за увагу дотеми примусової депортації українських дітей.</text:p>
      <text:p text:style-name="P4">
«Ця тема дуже болить Україні. Дякую за те, що долучилися до боротьби за нашихдітей та їхнє дитинство. У нас кажуть: „Чужих дітей не буває“. Ви доводите цетим, що зараз тут», — зазначила дружина Президента</text:p>
      <text:p text:style-name="P4">
Олена Зеленська розповіла історії дітей, викрадених російськими окупантами.12-річний Сашко був із мамою Сніжаною в Маріуполі, коли місто оточилиросійські військові. Разом вони пережили страшні обстріли, відсутність води,тепла, голод, поранення Сашка. Поки їх не розділили росіяни. Їм не дали навітьпопрощатися. Хлопцю сказали, що мама відмовилася від нього. Сашка вдалосяврятувати, але мама все ще в полоні у російських окупантів.</text:p>
      <text:p text:style-name="P4">
12-річна Кіра також була з татом у Маріуполі, коли росіяни почали нищитимісто. Тато, колишній капітан збірної України з водного поло ЄвгенОбедінський, загинув під час бомбардування. Дівчинку окупанти вивезли вДонецьк. Величезними зусиллями держави, громадських діячів, десятківнебайдужих Кіру повернули до бабусі й дідуся.</text:p>
      <text:p text:style-name="P4">
“These stories show all this terrible technology, as it is occupied by Ukrainian children. Most often - having killed their parents or forced to divorce with families. And they export entire children's homes and boarding schools, ”the first lady said.</text:p>
      <text:p text:style-name="P4">
She stressed that these are stories that have a good end when children managed to turn. There are 361 of them.</text:p>
      <text:p text:style-name="P4">
"But there is a figure that is even more striking - 19 390. It is the number of children who are still captive. And these are only those data that are confirmed. But this number is final, because what happens to the children in the occupied territories is unknown. For each figure - a broken life not only of the child, but of her family, all who have no rest for months, ”Olena Zelenska said.</text:p>
      <text:p text:style-name="P4">
“It is a violence that lasts right now. Because right now a child is Taksama, like Sasha, they lie that she is not needed, that she has been abandoned. Some kind, like Kira, crying for her parents killed in her eyes. Children, as Matmatvia and his sisters, are prepared for forced adoption. Just now they have a relationship with loved ones, ”she added.</text:p>
      <text:p text:style-name="P4">
The president's wife emphasized that every day, every hour in captivity, the psychic of children and families costs health and life. Therefore, Ukraine requires non -coping of the world - all possible effective help is needed for their liberation.</text:p>
      <text:p text:style-name="P4">
“I ask to treat this exactly as a call to all our common values. Our idea of good and evil. This is the case when salvage is only the efforts of the world. Let's become such a world for our children. They believed in the world and his people again, after all the experienced, they all the confidence, ”said Elena Zelenskaya.</text:p>
      <text:p text:style-name="P4">
News Source: <text:a xlink:type="simple" xlink:href="https://armyinform.com.ua/2023/04/27/19-390-ukrayinskyh-ditej-dosi-perebuvayut-v-rosijskomu-poloni-olena-zelenska/" text:style-name="Internet_20_link" text:visited-style-name="Visited_20_Internet_20_Link">
https://armyinform.com.ua/2023/04/27/19-390-ukrayinskyh-ditej-dosi-perebuvayut-v-rosijskomu-poloni-olena-zelenska/</text:a>
</text:p>
      <!--NEWS-->
      <text:h text:style-name="P10" text:outline-level="1">
<text:span text:style-name="T4">
Donetsk defenders from small arms knocked down two "air spies"</text:span>
</text:h>
      <text:p text:style-name="P4">
Author: ['АРМІЯINFORM']</text:p>
      <text:p text:style-name="P4">
Time: 2023-04-27T93:00:00-04:00</text:p>
      <text:p text:style-name="P4">
Description: About the cordon, the sovereign of the Prosordonna service of Ukraine. BIITSI DEARCH SPARONDERSTY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news_20230427_165248_168260356834.jpg" text:style-name="Internet_20_link" text:visited-style-name="Visited_20_Internet_20_Link">
news_20230427_165248_168260356834.jpg</text:a>
']</text:p>
      <text:p text:style-name="P4">
Tags: ['STOPRUSSIA', 'АГРЕСІЯ РФ', 'ВІЙНА', 'ВТОРГНЕННЯ РФ', 'ДЕРЖПРИКОРДОНСЛУЖБА']</text:p>
      <text:p text:style-name="P4">
Category: News</text:p>
      <!--METADATA-->
      <text:p text:style-name="P4">
<draw:frame draw:style-name="fr1" draw:name="Image411" text:anchor-type="as-char" svg:width="6.9236in" svg:height="5.1927in" draw:z-index="0">
<draw:image xlink:href="../Images/AРМІЯINFORM/2023-04-27T93-00-00-04-00/news_20230427_165248_168260356834.jpg" xlink:type="simple" xlink:show="embed" xlink:actuate="onLoad" draw:mime-type="image/jpeg"/>
</draw:frame>
About it <text:a xlink:type="simple" xlink:href="https://dpsu.gov.ua/ua/news/Na-Donechchini-prikordonniki-zbili-dva-kopteri-okupantiv/" text:style-name="Internet_20_link" text:visited-style-name="Visited_20_Internet_20_Link">
reports</text:a>
State Border Service of Ukraine.</text:p>
      <text:p text:style-name="P4">
The fighters of the State Border Guard Service in the composition of antironous calculations counteract the enemy UAV.</text:p>
      <text:p text:style-name="P4">
Yes, border guards from small arms shot down two "air spies" of Russian-occupation troops. One "bird" was landed in Bakhmut, and the other the other target was eliminated in another direction within the Donetsk region.</text:p>
      <text:p text:style-name="P4">
It should be noted that one of the quadcopters was equipped with a system for dumped. Therefore, having lost these drones, the enemy forces, in addition to the weakening of the intelligence capabilities, lost the opportunity to strike from the air.</text:p>
      <text:p text:style-name="P4">
News Source: <text:a xlink:type="simple" xlink:href="https://armyinform.com.ua/2023/04/27/zahysnyky-donechchyny-zi-strileczkoyi-zbroyi-zbyly-dvoh-povitryanyh-shpyguniv/" text:style-name="Internet_20_link" text:visited-style-name="Visited_20_Internet_20_Link">
https://armyinform.com.ua/2023/04/27/zahysnyky-donechchyny-zi-strileczkoyi-zbroyi-zbyly-dvoh-povitryanyh-shpyguniv/</text:a>
</text:p>
      <!--NEWS-->
      <text:h text:style-name="P10" text:outline-level="1">
<text:span text:style-name="T4">
Let's continue to work to return all deported Ukrainian children - President of Ukraine</text:span>
</text:h>
      <text:p text:style-name="P4">
Author: ['АРМІЯINFORM']</text:p>
      <text:p text:style-name="P4">
Time: 2023-04-27T94:00:00-04:00</text:p>
      <text:p text:style-name="P4">
Description: I am healthy, Shanovni Ukrainian!Syogodni є Important half the result ... War with Ukraine 2022, War with Ukraine Latest news today, News War with Ukraine 2022 Last for today, will there be a war between Ukraine and Russia, and when, there will be a war with Ukraine in 2022, will be or not, will be whether the war with Ukraine in the near future says, the war with Ukraine, Ukrainian news today, Ukrainian news in Ukrainian media in Russian</text:p>
      <text:p text:style-name="P4">
Images: ['<text:a xlink:type="simple" xlink:href="https://armyinform.com.ua/wp-content/uploads/2023/04/6f6c0cda72add69ea2cf02973e6f22c8_1682621629_extra_large.jpeg" text:style-name="Internet_20_link" text:visited-style-name="Visited_20_Internet_20_Link">
6f6c0cda72add69ea2cf02973e6f22c8_1682621629_extra_large.jpeg</text:a>
']</text:p>
      <text:p text:style-name="P4">
Tags: ['STOPRUSSIA', 'ВОЛОДИМИР ЗЕЛЕНСЬКИЙ', 'ВТОРГНЕННЯ РФ', 'ЗВЕРНЕННЯ ПРЕЗИДЕНТА УКРАЇНИ']</text:p>
      <text:p text:style-name="P4">
Category: News</text:p>
      <!--METADATA-->
      <text:p text:style-name="P4">
<draw:frame draw:style-name="fr1" draw:name="Image412" text:anchor-type="as-char" svg:width="6.9236in" svg:height="4.840948in" draw:z-index="0">
<draw:image xlink:href="../Images/AРМІЯINFORM/2023-04-27T94-00-00-04-00/6f6c0cda72add69ea2cf02973e6f22c8_1682621629_extra_large.jpeg" xlink:type="simple" xlink:show="embed" xlink:actuate="onLoad" draw:mime-type="image/jpeg"/>
</draw:frame>
<text:span text:style-name="T4">
 I wish health, dear Ukrainians!</text:span>
</text:p>
      <text:p text:style-name="P4">
Today, there is an important political result in Strasbourg - at the Council of Europe Parliamentary Assembly. A resolution was adopted, which is recognized that Russia's deportation contains signs of genocide. And this is the first recognition of such a fact at the level of such a high international organization that unites the states of our continent.</text:p>
      <text:p text:style-name="P4">
To put it practically, this decision will significantly help our global work for the involvement of Russia and its officials, including the leader of the terrorist state, accountable for genocide, genocide policy of anti-Ukraine.</text:p>
      <text:p text:style-name="P4">
The deportation of Ukrainian children is one of the well -designed elements of Russia to erase the identity of our people, to destroy the very essence of Ukrainians. It is a conscious crime of genocide committed by Russian officials. Sametak should qualify both politically and legally.</text:p>
      <text:p text:style-name="P4">
Today, the first lady of Ukraine appealed to the PACE - for children, families ... Overparliamentarians and our diplomats worked well. And at all levels - formal and informal, with leaders of states, at parliamentary, government, law enforcement levels, in the legal community and in international immigrant organizations - we will continue to work to return all deported Ukrainian children and for the punishment of Russia. We have been cleared of nearly 20,000 children who have been taken out and scattered across different regions. But it is obvious that it is only part of the much larger criminal offices. Such children can be much larger.</text:p>
      <text:p text:style-name="P4">
Europe and the world have already seen various deportations and attempts to destroy peoples. It is the Natroian example - the responsibility of this state and its officials, guilty of genocide - we must show all other potential sources of the same evil that impunity will never be again. And the sentences for genocide will be. Similarly, for all other crimes of Russia against Ukraine and our people.</text:p>
      <text:p text:style-name="P4">
In Nikolaev, the parsing of rubble on the site of the rocket stroke, which was tonight, has already ended. More than 20 wounded, one person was killed ... My condolences and loved ones.</text:p>
      <text:p text:style-name="P4">
The rockets damaged dozens of ordinary homes, two educational institutions. Calibers against school and college, against residential buildings.</text:p>
      <text:p text:style-name="P4">
In the evening, another rocket strike was inflicted in Konstantinovka of Donetsk region. The school, hospital, and dwellings were also injured. Unfortunately, there are affected people.But our warriors from the first day of this battle to protect people and humanity will work absolutely everything!And even more than possible.</text:p>
      <text:p text:style-name="P4">
Avdiivka-the 35th separate brigade of the Marines. Marinka is our glorious "seventystyevyatka" ... Donetsk direction in general-55th separate artillery "… Thank you, the warriors, for the unchanged efficiency!</text:p>
      <text:p text:style-name="P4">
The Zaporizhzhya direction-today, as always, there is something to thank the soldiers of our 44th separate artillery brigade. Well done!</text:p>
      <text:p text:style-name="P4">
Today, he gave his gratitude to the soldiers and commander of the 95th Separate Brigade of DShV, who are very powerfully fighting near Kreminna in Luhansk region.</text:p>
      <text:p text:style-name="P4">
And separately I want to thank absolutely to anyone who defends Bakhmut and destroys the tamborog as large -scale as the occupier deserved it.</text:p>
      <text:p text:style-name="P4">
Glory to all our soldiers, who is now in battle, in combat posts, in combat operations!</text:p>
      <text:p text:style-name="P4">
Thank you all in the world who helps us!</text:p>
      <text:p text:style-name="P4">
Eternal memory to all whose lives have taken away Russian terror!</text:p>
      <text:p text:style-name="P4">
<text:span text:style-name="T4">
Glory to Ukraine!</text:span>
</text:p>
      <text:p text:style-name="P4">
Source: <text:a xlink:type="simple" xlink:href="https://www.president.gov.ua/news/prodovzhimo-pracyuvati-dlya-povernennya-vsih-deportovanih-uk-82525" text:style-name="Internet_20_link" text:visited-style-name="Visited_20_Internet_20_Link">
President of Ukraine_</text:a>
</text:p>
      <text:p text:style-name="P4">
News Source: <text:a xlink:type="simple" xlink:href="https://armyinform.com.ua/2023/04/27/prodovzhymo-praczyuvaty-dlya-povernennya-vsih-deportovanyh-ukrayinskyh-ditej-i-dlya-pokarannya-rosiyi-zvernennya-prezydenta-ukrayiny/" text:style-name="Internet_20_link" text:visited-style-name="Visited_20_Internet_20_Link">
https://armyinform.com.ua/2023/04/27/prodovzhymo-praczyuvaty-dlya-povernennya-vsih-deportovanyh-ukrayinskyh-ditej-i-dlya-pokarannya-rosiyi-zvernennya-prezydenta-ukrayiny/</text:a>
</text:p>
      <!--NEWS-->
      <text:h text:style-name="P10" text:outline-level="1">
<text:span text:style-name="T4">
Military Russian Federation was sentenced to lifelong UV ’</text:span>
</text:h>
      <text:p text:style-name="P4">
Author: ['АРМІЯINFORM']</text:p>
      <text:p text:style-name="P4">
Time: 2023-04-27T95:00:00-04:00</text:p>
      <text:p text:style-name="P4">
Description: Before the pre -perennial, the Voli Zasujenzo Service of the Russian Federation, the Yaki Voznimo Vinnim U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zobrazhennya-whatsapp-data-2023-04-27-o-143242-e1682596635710.jpg" text:style-name="Internet_20_link" text:visited-style-name="Visited_20_Internet_20_Link">
zobrazhennya-whatsapp-data-2023-04-27-o-143242-e168259663571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413" text:anchor-type="as-char" svg:width="6.9236in" svg:height="5.549318in" draw:z-index="0">
<draw:image xlink:href="../Images/AРМІЯINFORM/2023-04-27T95-00-00-04-00/zobrazhennya-whatsapp-data-2023-04-27-o-143242-e1682596635710.jpg" xlink:type="simple" xlink:show="embed" xlink:actuate="onLoad" draw:mime-type="image/jpeg"/>
</draw:frame>
A military serviceman of the Armed Forces of the Russian Federation was convicted of life imprisonment, which is guilty of violating the laws and customs of war, combined with deliberate murders.</text:p>
      <text:p text:style-name="P4">
The prosecutor in court proved that on February 26, 2022, military personnel of the aggressor country, while in the central part of the village. Grouppole of the Pryluky district stopped a civilian car. It contained a married couple, their daughter's son -in -law.</text:p>
      <text:p text:style-name="P4">
The defendant, together with other military Russian military, immediately opened the sight of the car and his passengers. Considering that all four people had been, Russian servicemen left the crime.</text:p>
      <text:p text:style-name="P4">
As a result of criminal acts, one woman was killed, the other family members were injured in varying degrees.</text:p>
      <text:p text:style-name="P4">
Currently, the sentence has not entered into force.</text:p>
      <text:p text:style-name="P4">
_Derello: _ [_op!(https://www.gp.gov.ua/ua/posts/do-dovicnogo-pozbavlennya-voli-zasudzeno-viiskovogo-rf-yakii-rozstrilyav-avtomobil-z-rodinoyu-na-cernigivshhini)</text:p>
      <text:p text:style-name="P4">
News Source: <text:a xlink:type="simple" xlink:href="https://armyinform.com.ua/2023/04/27/vijskovogo-rf-yakyj-rozstrilyav-avtomobil-na-chernigivshhyni-zasudzheno-do-dovichnogo-uvyaznennya/" text:style-name="Internet_20_link" text:visited-style-name="Visited_20_Internet_20_Link">
https://armyinform.com.ua/2023/04/27/vijskovogo-rf-yakyj-rozstrilyav-avtomobil-na-chernigivshhyni-zasudzheno-do-dovichnogo-uvyaznennya/</text:a>
</text:p>
      <!--NEWS-->
      <text:h text:style-name="P10" text:outline-level="1">
<text:span text:style-name="T4">
Ukrainian "Passport Service" reached Spain</text:span>
</text:h>
      <text:p text:style-name="P4">
Author: ['Володимир Поліщук']</text:p>
      <text:p text:style-name="P4">
Time: 2023-04-27T96:00:00-04:00</text:p>
      <text:p text:style-name="P4">
Description: VIDNINI to issue the law enforcement officer our passport resettlement from Valencia. UNASLIKOV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55324658037149070_y.jpg" text:style-name="Internet_20_link" text:visited-style-name="Visited_20_Internet_20_Link">
photo_5355324658037149070_y.jpg</text:a>
']</text:p>
      <text:p text:style-name="P4">
Tags: ['STOPRUSSIA', 'АГРЕСІЯ РФ', 'ВІЙНА', 'ВТОРГНЕННЯ РФ', 'ПАСПОРТНИЙ СЕРВІС']</text:p>
      <text:p text:style-name="P4">
Category: News</text:p>
      <!--METADATA-->
      <text:p text:style-name="P4">
<draw:frame draw:style-name="fr1" draw:name="Image414" text:anchor-type="as-char" svg:width="6.9236in" svg:height="5.1927in" draw:z-index="0">
<draw:image xlink:href="../Images/AРМІЯINFORM/2023-04-27T96-00-00-04-00/photo_5355324658037149070_y.jpg" xlink:type="simple" xlink:show="embed" xlink:actuate="onLoad" draw:mime-type="image/jpeg"/>
</draw:frame>
Our displaced persons can issue a foreign passport in Valencia. In order to provide them with the necessary passport documents, the State Migration Service of Ukraine in cooperation from the Ministry of Internal Affairs has launched the work of mobile software and technical mobile complexes of the state enterprise "Document" in Valencia.</text:p>
      <text:p text:style-name="P4">
Restoration or registration of new documents in the Passport Service will allow Ukrainian to receive financial and humanitarian assistance, join educational institutions and cross the borders of other countries without interruption.</text:p>
      <text:p text:style-name="P4">
The software mobile technical complexes are located at: Xàtiva, 46007Valencia, Spain. They work from Monday to Saturday from 9:00 to 18:00.</text:p>
      <text:p text:style-name="P4">
The Director General of SE "Document" Volodymyr Shvachko informed correspondentatuarmiainform that "passport service" provides the following services to citizens of Ukraine: registration of an ID card or foreign passport, in particular instead of a lost or manufactured, exchange of ID card or foreign passport, which has a validity.</text:p>
      <text:p text:style-name="P4">
Those citizens who still have a 1994 sample passport will also be able to exchange it to a modern ID card.</text:p>
      <text:p text:style-name="P4">
Earlier, the Armyinform wrote that the Passport Service units have already provided the passports in four cities of Poland to the citizens(Warsaw, Krakow, Gdansk, Wroclaw), Turkey(Istanbul), Slovakia(Bratislava), Czech Republic(Threshold)and two cities in Germany(Cologne, give up).</text:p>
      <text:p text:style-name="P4">
News Source: <text:a xlink:type="simple" xlink:href="https://armyinform.com.ua/2023/04/27/ukrayinskyj-pasportnyj-servis-distavsya-ispaniyi/" text:style-name="Internet_20_link" text:visited-style-name="Visited_20_Internet_20_Link">
https://armyinform.com.ua/2023/04/27/ukrayinskyj-pasportnyj-servis-distavsya-ispaniyi/</text:a>
</text:p>
      <!--NEWS-->
      <text:h text:style-name="P10" text:outline-level="1">
<text:span text:style-name="T4">
The occupier's mother is outraged by not finding a son after being sent to Ukraine - intercepting GUR</text:span>
</text:h>
      <text:p text:style-name="P4">
Author: ['АРМІЯINFORM']</text:p>
      <text:p text:style-name="P4">
Time: 2023-04-27T97:00:00-04:00</text:p>
      <text:p text:style-name="P4">
Description: About the cowdomiles of the Gur MO Ukrainian. https://www.youtube.com/watch?v=ri02WZ2V1EC MATI ... War with Ukraine 2022, War with Ukraine Latest News Today,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 'ГУР МО УКРАЇНИ', 'ГУР ПЕРЕХОПЛЕННЯ']</text:p>
      <text:p text:style-name="P4">
Category: News</text:p>
      <!--METADATA-->
      <text:p text:style-name="P4">
About it <text:a xlink:type="simple" xlink:href="https://gur.gov.ua/content/proshu-uzhe-mesiats-y-nyhde-ne-mohu-uznat-hde-nakhodytsia-moi-syn-y-chto-s-nym-sluchylos-nykto-nycheho-ne-hovoryt.html" text:style-name="Internet_20_link" text:visited-style-name="Visited_20_Internet_20_Link">
reports</text:a>
GUR of the Ministry of Defense of Ukraine.</text:p>
      <text:p text:style-name="P4">
The mother of a serviceman is outraged by the course of the so -called "his" and hiding the command of information on the place of stay of the military serviceman and his condition. Information about the fate of their relatives(In the event of death - the body)Relatives try to look for their own strength.</text:p>
      <text:p text:style-name="P4">
News Source: <text:a xlink:type="simple" xlink:href="https://armyinform.com.ua/2023/04/27/matir-okupanta-oburyuyetsya-tym-shho-ne-mozhe-znajty-syna-pislya-jogo-vidpravky-v-ukrayinu-perehoplennya-gur/" text:style-name="Internet_20_link" text:visited-style-name="Visited_20_Internet_20_Link">
https://armyinform.com.ua/2023/04/27/matir-okupanta-oburyuyetsya-tym-shho-ne-mozhe-znajty-syna-pislya-jogo-vidpravky-v-ukrayinu-perehoplennya-gur/</text:a>
</text:p>
      <!--NEWS-->
      <text:h text:style-name="P10" text:outline-level="1">
<text:span text:style-name="T4">
Denis Shmigal discussed with the Minister of Defense of Italy's strengthening of Ukraine's defense capability</text:span>
</text:h>
      <text:p text:style-name="P4">
Author: ['АРМІЯINFORM']</text:p>
      <text:p text:style-name="P4">
Time: 2023-04-27T98:00:00-04:00</text:p>
      <text:p text:style-name="P4">
Description: About CEO of the URIDAVIE Portal Prem'r-Minіst Ukrainian Denis Schmigal PID Hour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thumb_203121_820_360_0_0_auto.jpg" text:style-name="Internet_20_link" text:visited-style-name="Visited_20_Internet_20_Link">
thumb_203121_820_360_0_0_auto.jpg</text:a>
']</text:p>
      <text:p text:style-name="P4">
Tags: ['STOPRUSSIA', 'АГРЕСІЯ РФ', 'ВІЙНА', 'ВТОРГНЕННЯ РФ', 'ГВІДО КРОЗЕТТО', 'ДЕНИС ШМИГАЛЬ', 'УКРАЇНА - ІТАЛІЯ']</text:p>
      <text:p text:style-name="P4">
Category: News</text:p>
      <!--METADATA-->
      <text:p text:style-name="P4">
<draw:frame draw:style-name="fr1" draw:name="Image415" text:anchor-type="as-char" svg:width="6.9236in" svg:height="4.610104in" draw:z-index="0">
<draw:image xlink:href="../Images/AРМІЯINFORM/2023-04-27T98-00-00-04-00/thumb_203121_820_360_0_0_auto.jpg" xlink:type="simple" xlink:show="embed" xlink:actuate="onLoad" draw:mime-type="image/jpeg"/>
</draw:frame>
About it <text:a xlink:type="simple" xlink:href="http://kmu.gov.ua/news/denys-shmyhal-obhovoryv-iz-ministrom-oborony-italii-posylennia-oboronozdatnosti-ukrainy" text:style-name="Internet_20_link" text:visited-style-name="Visited_20_Internet_20_Link">
reports</text:a>
Government portal</text:p>
      <text:p text:style-name="P4">
Prime Minister of Ukraine Denis Shmigal met during his working visit to Rome, the Minister of Defense of the Italian Republic of Guido Trozetto.</text:p>
      <text:p text:style-name="P4">
The parties discussed the strengthening of military and technical assistance for Ukraine, cooperation in the defense industry and Euro-Atlantic integration.</text:p>
      <text:p text:style-name="P4">
“We are grateful to Italy for the support of Ukraine on the way to NATO. The Ukrainian Army of Supervisor Allies is already implementing the best standards of the Alliance and in practicing the advantage of these standards in the war with Russia, ”said the Prime Minister of Ukraine.</text:p>
      <text:p text:style-name="P4">
The head of the Ukrainian Government also stressed that Ukraine is interested in the Assumption with Italy as one of the key allies in the defense sphere.</text:p>
      <text:p text:style-name="P4">
“Today is at the center of our attention a military-industrial complex. Ukraine has a great potential for the development of this direction and is able to be among the leaders of the Uevropi, ”Denis Shmigal emphasized.</text:p>
      <text:p text:style-name="P4">
The Prime Minister of Ukraine thanked Italy for the adoption of six packages of military and technical assistance and for consistent support of the sovereignty and territorial conscience of our country.</text:p>
      <text:p text:style-name="P4">
News Source: <text:a xlink:type="simple" xlink:href="https://armyinform.com.ua/2023/04/27/denys-shmygal-obgovoryv-iz-ministrom-oborony-italiyi-posylennya-oboronozdatnosti-ukrayiny/" text:style-name="Internet_20_link" text:visited-style-name="Visited_20_Internet_20_Link">
https://armyinform.com.ua/2023/04/27/denys-shmygal-obgovoryv-iz-ministrom-oborony-italiyi-posylennya-oboronozdatnosti-ukrayiny/</text:a>
</text:p>
      <!--NEWS-->
      <text:h text:style-name="P10" text:outline-level="1">
<text:span text:style-name="T4">
Short. War. Day 428. Videoodigest</text:span>
</text:h>
      <text:p text:style-name="P4">
Author: ['АРМІЯINFORM']</text:p>
      <text:p text:style-name="P4">
Time: 2023-04-27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 'ВІДЕОДАЙДЖЕСТ', 'ВІЙНА', 'ВТОРГНЕННЯ РФ', 'ГЕНЕРАЛЬНИЙ ШТАБ ЗС УКРАЇНИ']</text:p>
      <text:p text:style-name="P4">
Category: News</text:p>
      <!--METADATA-->
      <text:p text:style-name="P4">
Source: [_ generation headquarters of the Ukrainian(https://www.facebook.com/GeneralStaff.ua/videos/1460517017816555)</text:p>
      <text:p text:style-name="P4">
News Source: <text:a xlink:type="simple" xlink:href="https://armyinform.com.ua/2023/04/27/korotko-vijna-den-428-videodajdzhest/" text:style-name="Internet_20_link" text:visited-style-name="Visited_20_Internet_20_Link">
https://armyinform.com.ua/2023/04/27/korotko-vijna-den-428-videodajdzhest/</text:a>
</text:p>
      <!--NEWS-->
      <text:h text:style-name="P10" text:outline-level="1">
<text:span text:style-name="T4">
Weapons for Ukraine: States this week will discuss with partners accelerating supply</text:span>
</text:h>
      <text:p text:style-name="P4">
Authors: Ukrinform (Person)</text:p>
      <text:p text:style-name="P4">
Publisher: Укринформ (Organization)</text:p>
      <text:p text:style-name="P4">
Published Time: 2023-04-28T-31:28:00+03:00</text:p>
      <text:p text:style-name="P4">
Modified Time: 2023-04-28T00:28:00+03:00</text:p>
      <text:p text:style-name="P4">
Description: The United States will meet the directors on the weapons of defense agencies of more than 40 countries in order to accelerate the production and delivery of military assistance to Ukraine. - Ukrinform.</text:p>
      <text:p text:style-name="P4">
Images: ["<text:a xlink:type="simple" xlink:href="https://static.ukrinform.com/photos/2022_10/thumb_files/630_360_1665090731-591.jpg" text:style-name="Internet_20_link" text:visited-style-name="Visited_20_Internet_20_Link">
630_360_16650...</text:a>
"]</text:p>
      <text:p text:style-name="P4">
Tags: ['Пентагон', 'США', 'Зброя', 'Війна з росією']</text:p>
      <text:p text:style-name="P4">
Type: Article</text:p>
      <!--METADATA-->
      <text:p text:style-name="P4">
<draw:frame draw:style-name="fr1" draw:name="Image416" text:anchor-type="as-char" svg:width="6.9236in" svg:height="3.956343in" draw:z-index="0">
<draw:image xlink:href="../Images/yкринформ/2023-04-28T-31-28-00-03-00/630_360_1665090731-591.jpg" xlink:type="simple" xlink:show="embed" xlink:actuate="onLoad" draw:mime-type="image/jpeg"/>
</draw:frame>
The United States will meet the directors on the weapons of defense agencies more than 40 countries in order to accelerate the production and delivery of military assistance to Ukraine.</text:p>
      <text:p text:style-name="P4">
This was stated at a briefing in the Pentagon by a spokesman for the US defense department General Patrick Ryder, reports his own correspondent of Ukrinform.</text:p>
      <text:p text:style-name="P4">
"The meeting will be held with the participation of arms directors and representatives over 40 countries, the European Union and NATO, which are focused on global habitats to accelerate production and maintenance of potential, vital to protect Ukraine from the unfair and illegal aggression of Russia," the representative said <text:a xlink:type="simple" xlink:href="https://www.ukrinform.ua/tag-pentagon" text:style-name="Internet_20_link" text:visited-style-name="Visited_20_Internet_20_Link">
</text:a>
.</text:p>
      <text:p text:style-name="P4">
<text:span text:style-name="T4">
 Read also: </text:span>
 <text:a xlink:type="simple" xlink:href="https://www.ukrinform.ua/rubric-polytics/3701771-zbroa-ta-boepripasi-dla-ukraini-kuleba-proviv-rozmovu-z-borrelem.html" text:style-name="Internet_20_link" text:visited-style-name="Visited_20_Internet_20_Link">
<text:span text:style-name="T4">
 weapon </text:span>
</text:a>
He said that the meeting will be held in Brussels this week, the National Director of Arms of the Ministry of Defense Sudoktor William Laplante will be presented.</text:p>
      <text:p text:style-name="P4">
As reported by Ukrinform, the day before the US Forces Commander in Europe, Cristofer Cavolya said that <text:a xlink:type="simple" xlink:href="http://www.ukrinform.ua/rubric-ato/3701237-zsu-otrimali-majze-vsu-zahidnu-vijskovu-dopomogu-komanduvac-silami-ssa-v-evropi.html" text:style-name="Internet_20_link" text:visited-style-name="Visited_20_Internet_20_Link">
</text:a>
Identified by other countries for military aid.</text:p>
      <text:p text:style-name="P4">
News Source: <text:a xlink:type="simple" xlink:href="https://www.ukrinform.ua/rubric-ato/3701774-zbroa-dla-ukraini-stati-cogo-tizna-obgovorat-z-partnerami-priskorenna-postacan.html" text:style-name="Internet_20_link" text:visited-style-name="Visited_20_Internet_20_Link">
https://www.ukrinform.ua/rubric-ato/3701774-zbroa-dla-ukraini-stati-cogo-tizna-obgovorat-z-partnerami-priskorenna-postacan.html</text:a>
</text:p>
      <!--NEWS-->
      <text:h text:style-name="P10" text:outline-level="1">
<text:span text:style-name="T4">
The Ambassador explained why the Government of Japan still has the post of Minister of Cooperation with Russia</text:span>
</text:h>
      <text:p text:style-name="P4">
Authors: Ukrinform (Person)</text:p>
      <text:p text:style-name="P4">
Publisher: Укринформ (Organization)</text:p>
      <text:p text:style-name="P4">
Published Time: 2023-04-28T-33:11:00+03:00</text:p>
      <text:p text:style-name="P4">
Modified Time: 2023-04-28T00:11:00+03:00</text:p>
      <text:p text:style-name="P4">
Description: The position of Minister of Cooperation with Russia still exists in the Government of Japan in connection with the need to assist the country's entrepreneurs in the process of withdrawing business from the Russian Federation. - Ukrinform.</text:p>
      <text:p text:style-name="P4">
Images: ["<text:a xlink:type="simple" xlink:href="https://static.ukrinform.com/photos/2023_04/thumb_files/630_360_1682501082-169.jpg" text:style-name="Internet_20_link" text:visited-style-name="Visited_20_Internet_20_Link">
630_360_16825...</text:a>
"]</text:p>
      <text:p text:style-name="P4">
Tags: ['Японія', 'Бізнес', 'Посол', 'Санкції', 'росія']</text:p>
      <text:p text:style-name="P4">
Type: Article</text:p>
      <!--METADATA-->
      <text:p text:style-name="P4">
<draw:frame draw:style-name="fr1" draw:name="Image417" text:anchor-type="as-char" svg:width="6.9236in" svg:height="3.956343in" draw:z-index="0">
<draw:image xlink:href="../Images/yкринформ/2023-04-28T-33-11-00-03-00/630_360_1682501082-169.jpg" xlink:type="simple" xlink:show="embed" xlink:actuate="onLoad" draw:mime-type="image/jpeg"/>
</draw:frame>
The post -cooperation with Russia still exists in the Government of Japan in connection with the need to assist on the country's entrepreneurs in the process of withdrawing business from the Russian Federation.</text:p>
      <text:p text:style-name="P4">
The Ambassador of Japan to Ukraine Kuninori Matzuda in [] reported this(http://www.ukrinform.ua/rubric-world/3700920-kuninori-macuda-nadzvicajnij-i-povnovaznij-posol-aponii-v-ukraini.html).</text:p>
      <text:p text:style-name="P4">
“This post(Minister of Cooperation with the Russian Federation - Ed.)It remains, but I can say that its task has become different. Due to Russian aggression, the Japanese-Russian economic relations have changed, and this affects many Japanese companies, and the iconic one thinks about responding to Russia's actions. Some have already left this country, some reduce their business gradually, and some still decide what to do next. Japan gives them the information they need and advise them. This position still needs to help them in the process of withdrawing business from Russia. So to look at the essence of the activity, not the name of the position, ”Matsud said.</text:p>
      <text:p text:style-name="P4">
<text:span text:style-name="T4">
 Read also: </text:span>
 <text:a xlink:type="simple" xlink:href="https://www.ukrinform.ua/rubric-world/3700920-kuninori-macuda-nadzvicajnij-i-povnovaznij-posol-aponii-v-ukraini.html" text:style-name="Internet_20_link" text:visited-style-name="Visited_20_Internet_20_Link">
<text:span text:style-name="T4">
 Matsud </text:span>
</text:a>
He noted that politics <text:a xlink:type="simple" xlink:href="https://www.ukrinform.ua/tag-aponia" text:style-name="Internet_20_link" text:visited-style-name="Visited_20_Internet_20_Link">
</text:a>
It is a recessional reduction of dependence on Russian energy, in particular Tavugol oil. In this context, the diplomat informed that in the second half of 2022, the import of raw oil from Russia to Japan decreased by about 90% of the previous year, coal - by about 60%, and the purchase of natural gas did not increase.</text:p>
      <text:p text:style-name="P4">
“So, based on the basic policy, Japan takes measures that do not contradict the authorities against Russia. And I think that it is necessary to explain to the Ukrainian government to be understanding, ”the Ambassador of Japan said.</text:p>
      <text:p text:style-name="P4">
<text:span text:style-name="T4">
 Read also: </text:span>
 <text:a xlink:type="simple" xlink:href="https://www.ukrinform.ua/rubric-polytics/3701454-posol-aponii-vvazae-nemozlivim-mir-doki-rosia-ne-vivela-z-ukraini-vijska.html" text:style-name="Internet_20_link" text:visited-style-name="Visited_20_Internet_20_Link">
</text:a>
As it was reported, since the beginning of the full -scale invasion of the Russian Federation Japan has provided more than $ 7 billion of assistance.</text:p>
      <text:p text:style-name="P4">
News Source: <text:a xlink:type="simple" xlink:href="https://www.ukrinform.ua/rubric-world/3701773-posol-poasniv-comu-v-uradi-aponii-dosi-e-posada-ministra-spivpraci-z-rosieu.html" text:style-name="Internet_20_link" text:visited-style-name="Visited_20_Internet_20_Link">
https://www.ukrinform.ua/rubric-world/3701773-posol-poasniv-comu-v-uradi-aponii-dosi-e-posada-ministra-spivpraci-z-rosieu.html</text:a>
</text:p>
      <!--NEWS-->
      <text:h text:style-name="P10" text:outline-level="1">
<text:span text:style-name="T4">
The Ambassador explained why the Government of Japan still has the post of Minister of Cooperation with Russia</text:span>
</text:h>
      <text:p text:style-name="P4">
Authors: Ukrinform (Person)</text:p>
      <text:p text:style-name="P4">
Publisher: Укринформ (Organization)</text:p>
      <text:p text:style-name="P4">
Published Time: 2023-04-28T00:11:00+03:00</text:p>
      <text:p text:style-name="P4">
Modified Time: 2023-04-28T00:11:00+03:00</text:p>
      <text:p text:style-name="P4">
Description: The position of Minister of Cooperation with Russia still exists in the Government of Japan in connection with the need to assist the country's entrepreneurs in the process of withdrawing business from the Russian Federation. - Ukrinform.</text:p>
      <text:p text:style-name="P4">
Images: ["<text:a xlink:type="simple" xlink:href="https://static.ukrinform.com/photos/2023_04/thumb_files/630_360_1682501082-169.jpg" text:style-name="Internet_20_link" text:visited-style-name="Visited_20_Internet_20_Link">
630_360_16825...</text:a>
"]</text:p>
      <text:p text:style-name="P4">
Tags: ['Японія', 'Бізнес', 'Посол', 'Санкції', 'росія']</text:p>
      <text:p text:style-name="P4">
Type: Article</text:p>
      <!--METADATA-->
      <text:p text:style-name="P4">
<draw:frame draw:style-name="fr1" draw:name="Image418" text:anchor-type="as-char" svg:width="6.9236in" svg:height="3.956343in" draw:z-index="0">
<draw:image xlink:href="../Images/yкринформ/2023-04-28T00-11-00-03-00/630_360_1682501082-169.jpg" xlink:type="simple" xlink:show="embed" xlink:actuate="onLoad" draw:mime-type="image/jpeg"/>
</draw:frame>
The post -cooperation with Russia still exists in the Government of Japan in connection with the need to assist on the country's entrepreneurs in the process of withdrawing business from the Russian Federation.</text:p>
      <text:p text:style-name="P4">
The Ambassador of Japan to Ukraine Kuninori Matzuda in [] reported this(http://www.ukrinform.ua/rubric-world/3700920-kuninori-macuda-nadzvicajnij-i-povnovaznij-posol-aponii-v-ukraini.html).</text:p>
      <text:p text:style-name="P4">
“This post(Minister of Cooperation with the Russian Federation - Ed.)It remains, but I can say that its task has become different. Due to Russian aggression, the Japanese-Russian economic relations have changed, and this affects many Japanese companies, and the iconic one thinks about responding to Russia's actions. Some have already left this country, some reduce their business gradually, and some still decide what to do next. Japan gives them the information they need and advise them. This position still needs to help them in the process of withdrawing business from Russia. So to look at the essence of the activity, not the name of the position, ”Matsud said.</text:p>
      <text:p text:style-name="P4">
<text:span text:style-name="T4">
 Read also: </text:span>
 <text:a xlink:type="simple" xlink:href="https://www.ukrinform.ua/rubric-world/3700920-kuninori-macuda-nadzvicajnij-i-povnovaznij-posol-aponii-v-ukraini.html" text:style-name="Internet_20_link" text:visited-style-name="Visited_20_Internet_20_Link">
<text:span text:style-name="T4">
 Matsud </text:span>
</text:a>
He noted that politics <text:a xlink:type="simple" xlink:href="https://www.ukrinform.ua/tag-aponia" text:style-name="Internet_20_link" text:visited-style-name="Visited_20_Internet_20_Link">
</text:a>
It is a recessional reduction of dependence on Russian energy, in particular Tavugol oil. In this context, the diplomat informed that in the second half of 2022, the import of raw oil from Russia to Japan decreased by about 90% of the previous year, coal - by about 60%, and the purchase of natural gas did not increase.</text:p>
      <text:p text:style-name="P4">
“So, based on the basic policy, Japan takes measures that do not contradict the authorities against Russia. And I think that it is necessary to explain to the Ukrainian government to be understanding, ”the Ambassador of Japan said.</text:p>
      <text:p text:style-name="P4">
<text:span text:style-name="T4">
 Read also: </text:span>
 <text:a xlink:type="simple" xlink:href="https://www.ukrinform.ua/rubric-polytics/3701454-posol-aponii-vvazae-nemozlivim-mir-doki-rosia-ne-vivela-z-ukraini-vijska.html" text:style-name="Internet_20_link" text:visited-style-name="Visited_20_Internet_20_Link">
</text:a>
As it was reported, since the beginning of the full -scale invasion of the Russian Federation Japan has provided more than $ 7 billion of assistance.</text:p>
      <text:p text:style-name="P4">
News Source: <text:a xlink:type="simple" xlink:href="https://www.ukrinform.ua/rubric-world/3701773-posol-poasniv-comu-v-uradi-aponii-dosi-e-posada-ministra-spivpraci-z-rosieu.html" text:style-name="Internet_20_link" text:visited-style-name="Visited_20_Internet_20_Link">
https://www.ukrinform.ua/rubric-world/3701773-posol-poasniv-comu-v-uradi-aponii-dosi-e-posada-ministra-spivpraci-z-rosieu.html</text:a>
</text:p>
      <!--NEWS-->
      <text:h text:style-name="P10" text:outline-level="1">
<text:span text:style-name="T4">
Weapons for Ukraine: States this week will discuss with partners accelerating supply</text:span>
</text:h>
      <text:p text:style-name="P4">
Authors: Ukrinform (Person)</text:p>
      <text:p text:style-name="P4">
Publisher: Укринформ (Organization)</text:p>
      <text:p text:style-name="P4">
Published Time: 2023-04-28T00:28:00+03:00</text:p>
      <text:p text:style-name="P4">
Modified Time: 2023-04-28T00:28:00+03:00</text:p>
      <text:p text:style-name="P4">
Description: The United States will meet the directors on the weapons of defense agencies of more than 40 countries in order to accelerate the production and delivery of military assistance to Ukraine. - Ukrinform.</text:p>
      <text:p text:style-name="P4">
Images: ["<text:a xlink:type="simple" xlink:href="https://static.ukrinform.com/photos/2022_10/thumb_files/630_360_1665090731-591.jpg" text:style-name="Internet_20_link" text:visited-style-name="Visited_20_Internet_20_Link">
630_360_16650...</text:a>
"]</text:p>
      <text:p text:style-name="P4">
Tags: ['Пентагон', 'США', 'Зброя', 'Війна з росією']</text:p>
      <text:p text:style-name="P4">
Type: Article</text:p>
      <!--METADATA-->
      <text:p text:style-name="P4">
<draw:frame draw:style-name="fr1" draw:name="Image419" text:anchor-type="as-char" svg:width="6.9236in" svg:height="3.956343in" draw:z-index="0">
<draw:image xlink:href="../Images/yкринформ/2023-04-28T00-28-00-03-00/630_360_1665090731-591.jpg" xlink:type="simple" xlink:show="embed" xlink:actuate="onLoad" draw:mime-type="image/jpeg"/>
</draw:frame>
The United States will meet the directors on the weapons of defense agencies more than 40 countries in order to accelerate the production and delivery of military assistance to Ukraine.</text:p>
      <text:p text:style-name="P4">
This was stated at a briefing in the Pentagon by a spokesman for the US defense department General Patrick Ryder, reports his own correspondent of Ukrinform.</text:p>
      <text:p text:style-name="P4">
"The meeting will be held with the participation of arms directors and representatives over 40 countries, the European Union and NATO, which are focused on global habitats to accelerate production and maintenance of potential, vital to protect Ukraine from the unfair and illegal aggression of Russia," the representative said <text:a xlink:type="simple" xlink:href="https://www.ukrinform.ua/tag-pentagon" text:style-name="Internet_20_link" text:visited-style-name="Visited_20_Internet_20_Link">
</text:a>
.</text:p>
      <text:p text:style-name="P4">
<text:span text:style-name="T4">
 Read also: </text:span>
 <text:a xlink:type="simple" xlink:href="https://www.ukrinform.ua/rubric-polytics/3701771-zbroa-ta-boepripasi-dla-ukraini-kuleba-proviv-rozmovu-z-borrelem.html" text:style-name="Internet_20_link" text:visited-style-name="Visited_20_Internet_20_Link">
<text:span text:style-name="T4">
 weapon </text:span>
</text:a>
He said that the meeting will be held in Brussels this week, the National Director of Arms of the Ministry of Defense Sudoktor William Laplante will be presented.</text:p>
      <text:p text:style-name="P4">
As reported by Ukrinform, the day before the US Forces Commander in Europe, Cristofer Cavolya said that <text:a xlink:type="simple" xlink:href="http://www.ukrinform.ua/rubric-ato/3701237-zsu-otrimali-majze-vsu-zahidnu-vijskovu-dopomogu-komanduvac-silami-ssa-v-evropi.html" text:style-name="Internet_20_link" text:visited-style-name="Visited_20_Internet_20_Link">
</text:a>
Identified by other countries for military aid.</text:p>
      <text:p text:style-name="P4">
News Source: <text:a xlink:type="simple" xlink:href="https://www.ukrinform.ua/rubric-ato/3701774-zbroa-dla-ukraini-stati-cogo-tizna-obgovorat-z-partnerami-priskorenna-postacan.html" text:style-name="Internet_20_link" text:visited-style-name="Visited_20_Internet_20_Link">
https://www.ukrinform.ua/rubric-ato/3701774-zbroa-dla-ukraini-stati-cogo-tizna-obgovorat-z-partnerami-priskorenna-postacan.html</text:a>
</text:p>
      <!--NEWS-->
      <text:h text:style-name="P10" text:outline-level="1">
<text:span text:style-name="T4">
Prime Minister of Moldova told about the "black list" of the Russians who banned entry into the country</text:span>
</text:h>
      <text:p text:style-name="P4">
Authors: Ukrinform (Person)</text:p>
      <text:p text:style-name="P4">
Publisher: Укринформ (Organization)</text:p>
      <text:p text:style-name="P4">
Published Time: 2023-04-28T00:47:00+03:00</text:p>
      <text:p text:style-name="P4">
Modified Time: 2023-04-28T00:47:00+03:00</text:p>
      <text:p text:style-name="P4">
Description: Moldova's power has a "black list" of Russians who are forbidden to enter the country, and it can soon be made public. - Ukrinform.</text:p>
      <text:p text:style-name="P4">
Images: ["<text:a xlink:type="simple" xlink:href="https://static.ukrinform.com/photos/2023_03/thumb_files/630_360_1678417331-595.jpg" text:style-name="Internet_20_link" text:visited-style-name="Visited_20_Internet_20_Link">
630_360_16784...</text:a>
"]</text:p>
      <text:p text:style-name="P4">
Tags: None</text:p>
      <text:p text:style-name="P4">
Type: Article</text:p>
      <!--METADATA-->
      <text:p text:style-name="P4">
<draw:frame draw:style-name="fr1" draw:name="Image420" text:anchor-type="as-char" svg:width="6.9236in" svg:height="3.956343in" draw:z-index="0">
<draw:image xlink:href="../Images/yкринформ/2023-04-28T00-47-00-03-00/630_360_1678417331-595.jpg" xlink:type="simple" xlink:show="embed" xlink:actuate="onLoad" draw:mime-type="image/jpeg"/>
</draw:frame>
Vladamoldov has a "black list" of Russians, who are forbidden to enter the country, it can be made public invenabar.</text:p>
      <text:p text:style-name="P4">
This was reported on one of the TV channels by Prime Minister Moldova Dorinrechan, Ukrinform reports with reference to <text:a xlink:type="simple" xlink:href="https://newsmaker.md/rus/novosti/iputina-nevpustim-rechan-obyavil-ochernom-spiske-rossiyan-kotorym-zapretili-vezd-vmoldovu/" text:style-name="Internet_20_link" text:visited-style-name="Visited_20_Internet_20_Link">
</text:a>
.</text:p>
      <text:p text:style-name="P4">
According to him, the "black list" included officials and popular artists who promote and support the war of Russia against Ukraine. In particular, he made it</text:p>
      <text:p text:style-name="P4">
"We have a long list, and we will send all the people from it. <text:a xlink:type="simple" xlink:href="https://www.ukrinform.ua/tag-moldova" text:style-name="Internet_20_link" text:visited-style-name="Visited_20_Internet_20_Link">
</text:a>
is a free and sovereign country. Everyone knows their place, ”the head of government emphasized.</text:p>
      <text:p text:style-name="P4">
<text:span text:style-name="T4">
 Read also: </text:span>
 <text:a xlink:type="simple" xlink:href="https://www.ukrinform.ua/rubric-polytics/3701694-moldova-dolucilasa-do-grupi-zi-stvorenna-spectribunalu-sodo-rf.html" text:style-name="Internet_20_link" text:visited-style-name="Visited_20_Internet_20_Link">
<text:span text:style-name="T4">
 Moldov </text:span>
</text:a>
He said that the Black List has not yet been made public, but the political and artists who have come to him are aware of it. At the same time, he suggested that the authorities would publish the list in the open access.</text:p>
      <text:p text:style-name="P4">
As reported by Ukrinform, April 17 <text:a xlink:type="simple" xlink:href="https://www.ukrinform.ua/rubric-world/3697133-glavu-tatarstanu-ne-pustili-na-teritoriu-moldovi.html" text:style-name="Internet_20_link" text:visited-style-name="Visited_20_Internet_20_Link">
</text:a>
President of the Russian Republic of Tatarstan Rustam Minnivanov, who planned to participate in the event in the autonomous territorial formation of Gagauzi.</text:p>
      <text:p text:style-name="P4">
<text:span text:style-name="T5">
Foto: facebook.com/recean.md</text:span>
</text:p>
      <text:p text:style-name="P4">
News Source: <text:a xlink:type="simple" xlink:href="https://www.ukrinform.ua/rubric-world/3701775-premer-moldovi-rozpoviv-pro-cornij-spisok-rosian-akim-zaboronenij-vizd-do-kraini.html" text:style-name="Internet_20_link" text:visited-style-name="Visited_20_Internet_20_Link">
https://www.ukrinform.ua/rubric-world/3701775-premer-moldovi-rozpoviv-pro-cornij-spisok-rosian-akim-zaboronenij-vizd-do-kraini.html</text:a>
</text:p>
      <!--NEWS-->
      <text:h text:style-name="P10" text:outline-level="1">
<text:span text:style-name="T4">
The main narrative that promote Russian media</text:span>
</text:h>
      <text:p text:style-name="P4">
Author: ['АРМІЯINFORM']</text:p>
      <text:p text:style-name="P4">
Time: 2023-04-28T98:00:00-04:00</text:p>
      <text:p text:style-name="P4">
Description: About the CENTROMAL Center for the Ophy -Format on Facebook by Facebook. Such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43732814_561193839219866_5948594260675557020_n.jpg" text:style-name="Internet_20_link" text:visited-style-name="Visited_20_Internet_20_Link">
343732814_561193839219866_5948594260675557020_n.jpg</text:a>
']</text:p>
      <text:p text:style-name="P4">
Tags: ['STOPRUSSIA', 'АГРЕСІЯ РФ', 'ВІЙНА', 'ВТОРГНЕННЯ РФ']</text:p>
      <text:p text:style-name="P4">
Category: News</text:p>
      <!--METADATA-->
      <text:p text:style-name="P4">
<draw:frame draw:style-name="fr1" draw:name="Image421" text:anchor-type="as-char" svg:width="6.9236in" svg:height="6.9236in" draw:z-index="0">
<draw:image xlink:href="../Images/AРМІЯINFORM/2023-04-28T98-00-00-04-00/343732814_561193839219866_5948594260675557020_n.jpg" xlink:type="simple" xlink:show="embed" xlink:actuate="onLoad" draw:mime-type="image/jpeg"/>
</draw:frame>
About it <text:a xlink:type="simple" xlink:href="https://www.facebook.com/protydiyadezinformatsiyi.cpd/posts/pfbid0Y6xvvavF9WExViVogBMC5pNaspLv3L1h3grojEHaBWss2oEWwqcaqeDjruRUvJyfl" text:style-name="Internet_20_link" text:visited-style-name="Visited_20_Internet_20_Link">
reports</text:a>
The Center for Combating Misinformation on your Facebook page.</text:p>
      <text:p text:style-name="P4">
Zakharova also stated that the event was behind the military planning of the contrast - not only at the tactical but also at the strategic level.</text:p>
      <text:p text:style-name="P4">
In fact, such statements are manipulation and are voiced by representatives of the Russian power for the first time, and mostly designed for the internal audience of the Russian Federation.</text:p>
      <text:p text:style-name="P4">
In this way, Putinists try to justify their defeat at the front that Russia is leading a war against all NATO and giving it a decent repel.</text:p>
      <text:p text:style-name="P4">
The military-political leadership of Ukraine and its partners have repeatedly stated that the Allies only advise Ukraine on certain issues and assist the weapon and do not participate directly in hostilities.</text:p>
      <text:p text:style-name="P4">
News Source: <text:a xlink:type="simple" xlink:href="https://armyinform.com.ua/2023/04/28/osnovnyj-naratyv-shho-prosuvayut-rosijski-zmi-2/" text:style-name="Internet_20_link" text:visited-style-name="Visited_20_Internet_20_Link">
https://armyinform.com.ua/2023/04/28/osnovnyj-naratyv-shho-prosuvayut-rosijski-zmi-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